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graphic-properties draw:stroke="none" draw:fill="none" draw:fill-color="#bbe0e3" draw:textarea-horizontal-align="justify" draw:textarea-vertical-align="top" draw:auto-grow-height="true" fo:padding-top="0.13cm" fo:padding-bottom="0.13cm" fo:padding-left="0.25cm" fo:padding-right="0.25cm" fo:wrap-option="wrap" draw:shadow-color="#808080"/>
    </style:style>
    <style:style style:name="gr3" style:family="graphic">
      <style:graphic-properties draw:stroke="solid" svg:stroke-width="0.026cm" svg:stroke-color="#000000" draw:stroke-linejoin="miter" draw:fill="solid" draw:fill-color="#000000" draw:textarea-horizontal-align="left" draw:textarea-vertical-align="middle" draw:auto-grow-height="false" fo:padding-top="0.13cm" fo:padding-bottom="0.13cm" fo:padding-left="0.25cm" fo:padding-right="0.25cm" fo:wrap-option="no-wrap" draw:shadow-color="#808080"/>
    </style:style>
    <style:style style:name="gr4"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5" style:family="graphic" style:list-style-name="L2">
      <style:graphic-properties draw:stroke="solid" svg:stroke-width="0.071cm" svg:stroke-color="#000000" draw:stroke-linejoin="miter" draw:fill="none" draw:fill-color="#bbe0e3" draw:textarea-horizontal-align="justify" draw:textarea-vertical-align="top" draw:auto-grow-height="true" fo:padding-top="0.13cm" fo:padding-bottom="0.13cm" fo:padding-left="0.25cm" fo:padding-right="0.25cm" fo:wrap-option="wrap" draw:shadow-color="#808080"/>
    </style:style>
    <style:style style:name="gr6" style:family="graphic" style:list-style-name="L2">
      <style:graphic-properties draw:stroke="solid" svg:stroke-width="0.071cm" svg:stroke-color="#000000" draw:stroke-linejoin="miter" draw:fill="none" draw:fill-color="#bbe0e3" draw:textarea-horizontal-align="justify" draw:textarea-vertical-align="top" draw:auto-grow-height="true" fo:padding-top="0.13cm" fo:padding-bottom="0.13cm" fo:padding-left="0.25cm" fo:padding-right="0.25cm" fo:wrap-option="wrap" draw:shadow-color="#808080"/>
    </style:style>
    <style:style style:name="gr7" style:family="graphic" style:list-style-name="L2">
      <style:graphic-properties draw:stroke="solid" svg:stroke-width="0.071cm" svg:stroke-color="#000000" draw:stroke-linejoin="miter" draw:fill="none" draw:fill-color="#bbe0e3" draw:textarea-horizontal-align="justify" draw:textarea-vertical-align="top" draw:auto-grow-height="true" fo:padding-top="0.13cm" fo:padding-bottom="0.13cm" fo:padding-left="0.25cm" fo:padding-right="0.25cm" fo:wrap-option="wrap" draw:shadow-color="#808080"/>
    </style:style>
    <style:style style:name="gr8" style:family="graphic" style:list-style-name="L2">
      <style:graphic-properties draw:stroke="solid" svg:stroke-width="0.026cm" svg:stroke-color="#000000" draw:stroke-linejoin="miter" draw:fill="none" draw:fill-color="#bbe0e3" draw:textarea-horizontal-align="justify" draw:textarea-vertical-align="top" draw:auto-grow-height="true" fo:padding-top="0.13cm" fo:padding-bottom="0.13cm" fo:padding-left="0.25cm" fo:padding-right="0.25cm" fo:wrap-option="wrap" draw:shadow-color="#808080"/>
    </style:style>
    <style:style style:name="gr9" style:family="graphic" style:list-style-name="L2">
      <style:graphic-properties draw:stroke="solid" svg:stroke-width="0.026cm" svg:stroke-color="#000000" draw:stroke-linejoin="miter" draw:fill="none" draw:fill-color="#bbe0e3" draw:textarea-horizontal-align="justify" draw:textarea-vertical-align="top" draw:auto-grow-height="true" fo:padding-top="0.13cm" fo:padding-bottom="0.13cm" fo:padding-left="0.25cm" fo:padding-right="0.25cm" fo:wrap-option="wrap" draw:shadow-color="#808080"/>
    </style:style>
    <style:style style:name="gr10" style:family="graphic" style:parent-style-name="standard">
      <style:graphic-properties draw:stroke="solid" svg:stroke-width="0.026cm" svg:stroke-color="#ff33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11" style:family="graphic" style:list-style-name="L2">
      <style:graphic-properties draw:stroke="solid" svg:stroke-width="0.026cm" svg:stroke-color="#000000" draw:stroke-linejoin="miter" draw:fill="none" draw:fill-color="#bbe0e3" draw:textarea-horizontal-align="justify" draw:textarea-vertical-align="top" draw:auto-grow-height="true" fo:padding-top="0.13cm" fo:padding-bottom="0.13cm" fo:padding-left="0.25cm" fo:padding-right="0.25cm" fo:wrap-option="wrap" draw:shadow-color="#808080"/>
    </style:style>
    <style:style style:name="gr12" style:family="graphic" style:list-style-name="L2">
      <style:graphic-properties draw:stroke="solid" svg:stroke-width="0.026cm" svg:stroke-color="#000000" draw:stroke-linejoin="miter" draw:fill="none" draw:fill-color="#bbe0e3" draw:textarea-horizontal-align="justify" draw:textarea-vertical-align="top" draw:auto-grow-height="true" fo:padding-top="0.13cm" fo:padding-bottom="0.13cm" fo:padding-left="0.25cm" fo:padding-right="0.25cm" fo:wrap-option="wrap" draw:shadow-color="#808080"/>
    </style:style>
    <style:style style:name="gr13" style:family="graphic" style:list-style-name="L2">
      <style:graphic-properties draw:stroke="solid" svg:stroke-width="0.026cm" svg:stroke-color="#000000" draw:stroke-linejoin="miter" draw:fill="none" draw:fill-color="#bbe0e3" draw:textarea-horizontal-align="justify" draw:textarea-vertical-align="top" draw:auto-grow-height="true" fo:padding-top="0.13cm" fo:padding-bottom="0.13cm" fo:padding-left="0.25cm" fo:padding-right="0.25cm" fo:wrap-option="wrap" draw:shadow-color="#808080"/>
    </style:style>
    <style:style style:name="gr14" style:family="graphic" style:parent-style-name="standard">
      <style:graphic-properties draw:stroke="solid" svg:stroke-width="0.026cm" svg:stroke-color="#c0c0c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15" style:family="graphic" style:list-style-name="L2">
      <style:graphic-properties draw:stroke="solid" svg:stroke-width="0.026cm" svg:stroke-color="#000000" draw:stroke-linejoin="miter" draw:fill="none" draw:fill-color="#bbe0e3" draw:textarea-horizontal-align="justify" draw:textarea-vertical-align="top" draw:auto-grow-height="true" fo:padding-top="0.13cm" fo:padding-bottom="0.13cm" fo:padding-left="0.25cm" fo:padding-right="0.25cm" fo:wrap-option="wrap" draw:shadow-color="#808080"/>
    </style:style>
    <style:style style:name="gr16" style:family="graphic" style:list-style-name="L2">
      <style:graphic-properties draw:stroke="solid" svg:stroke-width="0.026cm" svg:stroke-color="#000000" draw:stroke-linejoin="miter" draw:fill="none" draw:fill-color="#bbe0e3" draw:textarea-horizontal-align="justify" draw:textarea-vertical-align="top" draw:auto-grow-height="true" fo:padding-top="0.13cm" fo:padding-bottom="0.13cm" fo:padding-left="0.25cm" fo:padding-right="0.25cm" fo:wrap-option="wrap" draw:shadow-color="#808080"/>
    </style:style>
    <style:style style:name="gr17" style:family="graphic" style:list-style-name="L2">
      <style:graphic-properties draw:stroke="solid" svg:stroke-width="0.026cm" svg:stroke-color="#000000" draw:stroke-linejoin="miter" draw:fill="none" draw:fill-color="#bbe0e3" draw:textarea-horizontal-align="justify" draw:textarea-vertical-align="top" draw:auto-grow-height="true" fo:padding-top="0.13cm" fo:padding-bottom="0.13cm" fo:padding-left="0.25cm" fo:padding-right="0.25cm" fo:wrap-option="wrap" draw:shadow-color="#808080"/>
    </style:style>
    <style:style style:name="gr18" style:family="graphic" style:list-style-name="L2">
      <style:graphic-properties draw:stroke="solid" svg:stroke-width="0.026cm" svg:stroke-color="#000000" draw:stroke-linejoin="miter" draw:fill="none" draw:fill-color="#bbe0e3" draw:textarea-horizontal-align="justify" draw:textarea-vertical-align="top" draw:auto-grow-height="true" fo:padding-top="0.13cm" fo:padding-bottom="0.13cm" fo:padding-left="0.25cm" fo:padding-right="0.25cm" fo:wrap-option="wrap" draw:shadow-color="#808080"/>
    </style:style>
    <style:style style:name="gr19" style:family="graphic" style:list-style-name="L2">
      <style:graphic-properties draw:stroke="solid" svg:stroke-width="0.026cm" svg:stroke-color="#000000" draw:stroke-linejoin="miter" draw:fill="none" draw:fill-color="#bbe0e3" draw:textarea-horizontal-align="justify" draw:textarea-vertical-align="top" draw:auto-grow-height="true" fo:padding-top="0.13cm" fo:padding-bottom="0.13cm" fo:padding-left="0.25cm" fo:padding-right="0.25cm" fo:wrap-option="wrap" draw:shadow-color="#808080"/>
    </style:style>
    <style:style style:name="gr20" style:family="graphic" style:list-style-name="L2">
      <style:graphic-properties draw:stroke="solid" svg:stroke-width="0.026cm" svg:stroke-color="#000000" draw:stroke-linejoin="miter" draw:fill="none" draw:fill-color="#bbe0e3" draw:textarea-horizontal-align="justify" draw:textarea-vertical-align="top" draw:auto-grow-height="true" fo:padding-top="0.13cm" fo:padding-bottom="0.13cm" fo:padding-left="0.25cm" fo:padding-right="0.25cm" fo:wrap-option="wrap" draw:shadow-color="#808080"/>
    </style:style>
    <style:style style:name="gr21" style:family="graphic" style:list-style-name="L2">
      <style:graphic-properties draw:stroke="solid" svg:stroke-width="0.026cm" svg:stroke-color="#000000" draw:stroke-linejoin="miter" draw:fill="none" draw:fill-color="#bbe0e3" draw:textarea-horizontal-align="justify" draw:textarea-vertical-align="top" draw:auto-grow-height="true" fo:padding-top="0.13cm" fo:padding-bottom="0.13cm" fo:padding-left="0.25cm" fo:padding-right="0.25cm" fo:wrap-option="wrap" draw:shadow-color="#808080"/>
    </style:style>
    <style:style style:name="gr22" style:family="graphic" style:list-style-name="L2">
      <style:graphic-properties draw:stroke="solid" svg:stroke-width="0.026cm" svg:stroke-color="#000000" draw:stroke-linejoin="miter" draw:fill="none" draw:fill-color="#bbe0e3" draw:textarea-horizontal-align="justify" draw:textarea-vertical-align="top" draw:auto-grow-height="true" fo:padding-top="0.13cm" fo:padding-bottom="0.13cm" fo:padding-left="0.25cm" fo:padding-right="0.25cm" fo:wrap-option="wrap" draw:shadow-color="#808080"/>
    </style:style>
    <style:style style:name="gr23" style:family="graphic">
      <style:graphic-properties draw:stroke="none" draw:fill="solid" draw:fill-color="#ff3300" draw:opacity="30%" draw:textarea-horizontal-align="justify" draw:textarea-vertical-align="top" draw:auto-grow-height="true" fo:padding-top="0cm" fo:padding-bottom="0cm" fo:padding-left="0cm" fo:padding-right="0cm" fo:wrap-option="wrap" draw:shadow-color="#808080"/>
    </style:style>
    <style:style style:name="gr24" style:family="graphic">
      <style:graphic-properties draw:stroke="none" draw:fill="none" draw:fill-color="#ff3300" draw:textarea-horizontal-align="justify" draw:textarea-vertical-align="top" draw:auto-grow-height="true" fo:padding-top="0cm" fo:padding-bottom="0cm" fo:padding-left="0cm" fo:padding-right="0cm" fo:wrap-option="wrap" draw:shadow-color="#808080"/>
    </style:style>
    <style:style style:name="gr25" style:family="graphic" style:parent-style-name="standard">
      <style:graphic-properties draw:stroke="solid" svg:stroke-width="0.026cm" svg:stroke-color="#3366ff" draw:marker-start="msArrowEnd_20_5" draw:marker-start-width="0.21cm" draw:marker-start-center="false" draw:stroke-linejoin="miter"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26" style:family="graphic" style:parent-style-name="standard">
      <style:graphic-properties draw:stroke="solid" svg:stroke-width="0.026cm" svg:stroke-color="#3366ff"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27" style:family="graphic">
      <style:graphic-properties draw:stroke="none" draw:fill="solid" draw:fill-color="#ff3300" draw:opacity="30%" draw:textarea-horizontal-align="justify" draw:textarea-vertical-align="top" draw:auto-grow-height="true" fo:padding-top="0.13cm" fo:padding-bottom="0.13cm" fo:padding-left="0.25cm" fo:padding-right="0.25cm" fo:wrap-option="wrap" draw:shadow-color="#808080"/>
    </style:style>
    <style:style style:name="gr28" style:family="graphic">
      <style:graphic-properties draw:stroke="none" draw:fill="none" draw:fill-color="#ff3300" draw:textarea-horizontal-align="justify" draw:textarea-vertical-align="top" draw:auto-grow-height="true" fo:padding-top="0.13cm" fo:padding-bottom="0.13cm" fo:padding-left="0.25cm" fo:padding-right="0.25cm" fo:wrap-option="wrap" draw:shadow-color="#808080"/>
    </style:style>
    <style:style style:name="gr29" style:family="graphic">
      <style:graphic-properties draw:stroke="solid" svg:stroke-width="0.026cm" svg:stroke-color="#000000" draw:stroke-linejoin="miter" draw:fill="none" draw:fill-color="#bbe0e3" draw:textarea-horizontal-align="justify" draw:textarea-vertical-align="top" draw:auto-grow-height="false" fo:padding-top="0.13cm" fo:padding-bottom="0.13cm" fo:padding-left="0.25cm" fo:padding-right="0.25cm" fo:wrap-option="wrap" draw:shadow-color="#808080"/>
    </style:style>
    <style:style style:name="pr1" style:family="presentation" style:parent-style-name="Výchozí-title">
      <style:graphic-properties draw:stroke="none" draw:fill="none" draw:fill-color="#bbe0e3" draw:textarea-horizontal-align="justify" draw:textarea-vertical-align="middle" draw:auto-grow-height="true" draw:auto-grow-width="false" fo:min-height="3.824cm" fo:min-width="0cm" fo:padding-top="0.13cm" fo:padding-bottom="0.13cm" fo:padding-left="0.25cm" fo:padding-right="0.25cm" fo:wrap-option="wrap" draw:shadow-color="#808080"/>
    </style:style>
    <style:style style:name="pr2" style:family="presentation" style:parent-style-name="Výchozí-subtitle">
      <style:graphic-properties draw:stroke="none" draw:fill="none" draw:fill-color="#bbe0e3" draw:textarea-horizontal-align="justify" draw:textarea-vertical-align="top" draw:auto-grow-height="true" draw:auto-grow-width="false" fo:min-height="4.609cm" fo:min-width="0cm" fo:padding-top="0.13cm" fo:padding-bottom="0.13cm" fo:padding-left="0.25cm" fo:padding-right="0.25cm" fo:wrap-option="wrap" draw:shadow-color="#808080"/>
    </style:style>
    <style:style style:name="pr3" style:family="presentation" style:parent-style-name="Výchozí-notes">
      <style:graphic-properties draw:fill-color="#ffffff" fo:min-height="11.43cm"/>
    </style:style>
    <style:style style:name="pr4" style:family="presentation" style:parent-style-name="Výchozí-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wrap" draw:shadow-color="#808080"/>
    </style:style>
    <style:style style:name="P1" style:family="paragraph">
      <style:paragraph-properties fo:margin-left="0cm" fo:margin-right="0cm" fo:text-indent="0cm"/>
    </style:style>
    <style:style style:name="P2" style:family="paragraph">
      <style:paragraph-properties style:writing-mode="lr-tb" style:font-independent-line-spacing="true"/>
    </style:style>
    <style:style style:name="P3" style:family="paragraph">
      <style:paragraph-properties fo:margin-left="0cm" fo:margin-right="0cm" fo:margin-top="0.282cm" fo:margin-bottom="0cm" fo:text-indent="0cm"/>
    </style:style>
    <style:style style:name="P4" style:family="paragraph">
      <style:paragraph-properties fo:margin-left="0cm" fo:margin-right="0cm" fo:margin-top="0.352cm" fo:margin-bottom="0cm" fo:line-height="100%" fo:text-indent="0cm"/>
    </style:style>
    <style:style style:name="P5" style:family="paragraph">
      <style:paragraph-properties fo:text-align="center" style:writing-mode="lr-tb"/>
    </style:style>
    <style:style style:name="P6" style:family="paragraph">
      <style:paragraph-properties fo:margin-left="0cm" fo:margin-right="0cm" fo:margin-top="0.308cm" fo:margin-bottom="0cm" fo:line-height="100%" fo:text-indent="0cm"/>
    </style:style>
    <style:style style:name="P7" style:family="paragraph">
      <style:paragraph-properties fo:margin-left="0cm" fo:margin-right="0cm" fo:line-height="100%" fo:text-align="center" fo:text-indent="0cm"/>
    </style:style>
    <style:style style:name="P8" style:family="paragraph">
      <style:paragraph-properties fo:margin-left="0cm" fo:margin-right="0cm" fo:line-height="100%" fo:text-align="center" fo:text-indent="0cm" style:writing-mode="lr-tb" style:font-independent-line-spacing="true"/>
    </style:style>
    <style:style style:name="P9" style:family="paragraph">
      <style:paragraph-properties fo:margin-left="0cm" fo:margin-right="0cm" fo:margin-top="0.308cm" fo:margin-bottom="0cm" fo:line-height="100%" fo:text-align="center" fo:text-indent="0cm"/>
    </style:style>
    <style:style style:name="T1" style:family="text">
      <style:text-properties fo:color="#000000" fo:language="en" fo:country="US"/>
    </style:style>
    <style:style style:name="T2" style:family="text">
      <style:text-properties fo:font-family="'Times New Roman'" style:font-family-generic="roman" style:font-pitch="variable" fo:font-size="16pt" fo:font-style="italic" style:font-family-asian="'Times New Roman'" style:font-family-generic-asian="roman" style:font-pitch-asian="variable" style:font-size-asian="16pt" style:font-style-asian="italic" style:font-family-complex="'Times New Roman'" style:font-family-generic-complex="roman" style:font-pitch-complex="variable" style:font-size-complex="16pt" style:font-style-complex="italic"/>
    </style:style>
    <style:style style:name="T3" style:family="text">
      <style:text-properties style:text-position="-25% 58%" fo:font-family="'Times New Roman'" style:font-family-generic="roman" style:font-pitch="variable" fo:font-size="16pt" fo:font-style="italic" style:font-family-asian="'Times New Roman'" style:font-family-generic-asian="roman" style:font-pitch-asian="variable" style:font-size-asian="16pt" style:font-style-asian="italic" style:font-family-complex="'Times New Roman'" style:font-family-generic-complex="roman" style:font-pitch-complex="variable" style:font-size-complex="16pt" style:font-style-complex="italic"/>
    </style:style>
    <style:style style:name="T4" style:family="text">
      <style:text-properties fo:font-size="40pt" style:font-size-asian="40pt" style:font-size-complex="40pt"/>
    </style:style>
    <style:style style:name="T5" style:family="text">
      <style:text-properties fo:font-family="'Times New Roman'" style:font-family-generic="roman" style:font-pitch="variable" fo:font-size="14pt" style:font-family-asian="'Times New Roman'" style:font-family-generic-asian="roman" style:font-pitch-asian="variable" style:font-size-asian="14pt" style:font-family-complex="'Times New Roman'" style:font-family-generic-complex="roman" style:font-pitch-complex="variable" style:font-size-complex="14pt"/>
    </style:style>
    <style:style style:name="T6" style:family="text">
      <style:text-properties fo:font-family="'Times New Roman'" style:font-family-generic="roman" style:font-pitch="variable" style:font-family-asian="'Times New Roman'" style:font-family-generic-asian="roman" style:font-pitch-asian="variable" style:font-family-complex="'Times New Roman'" style:font-family-generic-complex="roman" style:font-pitch-complex="variable"/>
    </style:style>
    <style:style style:name="T7" style:family="text">
      <style:text-properties fo:font-family="'Times New Roman'" style:font-family-generic="roman" style:font-pitch="variable" fo:font-style="italic" style:font-family-asian="'Times New Roman'" style:font-family-generic-asian="roman" style:font-pitch-asian="variable" style:font-style-asian="italic" style:font-family-complex="'Times New Roman'" style:font-family-generic-complex="roman" style:font-pitch-complex="variable" style:font-style-complex="italic"/>
    </style:style>
    <style:style style:name="T8" style:family="text">
      <style:text-properties fo:font-family="'Times New Roman'" style:font-family-generic="roman" style:font-pitch="variable" fo:language="en" fo:country="US" style:font-family-asian="'Times New Roman'" style:font-family-generic-asian="roman" style:font-pitch-asian="variable" style:font-family-complex="'Times New Roman'" style:font-family-generic-complex="roman" style:font-pitch-complex="variable"/>
    </style:style>
    <style:style style:name="T9" style:family="text">
      <style:text-properties fo:font-family="'Times New Roman'" style:font-family-generic="roman" style:font-pitch="variable" fo:language="en" fo:country="US" fo:font-style="italic" style:font-family-asian="'Times New Roman'" style:font-family-generic-asian="roman" style:font-pitch-asian="variable" style:font-style-asian="italic" style:font-family-complex="'Times New Roman'" style:font-family-generic-complex="roman" style:font-pitch-complex="variable" style:font-style-complex="italic"/>
    </style:style>
    <style:style style:name="T10" style:family="text">
      <style:text-properties style:text-position="-25% 58%" fo:font-family="'Times New Roman'" style:font-family-generic="roman" style:font-pitch="variable" fo:language="en" fo:country="US" fo:font-style="italic" style:font-family-asian="'Times New Roman'" style:font-family-generic-asian="roman" style:font-pitch-asian="variable" style:font-style-asian="italic" style:font-family-complex="'Times New Roman'" style:font-family-generic-complex="roman" style:font-pitch-complex="variable" style:font-style-complex="italic"/>
    </style:style>
    <style:style style:name="T11" style:family="text">
      <style:text-properties fo:language="en" fo:country="US"/>
    </style:style>
    <style:style style:name="T12" style:family="text">
      <style:text-properties style:text-position="-25% 58%" fo:font-family="'Times New Roman'" style:font-family-generic="roman" style:font-pitch="variable" fo:font-style="italic" style:font-family-asian="'Times New Roman'" style:font-family-generic-asian="roman" style:font-pitch-asian="variable" style:font-style-asian="italic" style:font-family-complex="'Times New Roman'" style:font-family-generic-complex="roman" style:font-pitch-complex="variable" style:font-style-complex="italic"/>
    </style:style>
    <style:style style:name="T13" style:family="text">
      <style:text-properties fo:color="#000000" fo:font-family="'Times New Roman'" style:font-family-generic="roman" style:font-pitch="variable" fo:font-style="italic" style:font-family-asian="'Times New Roman'" style:font-family-generic-asian="roman" style:font-pitch-asian="variable" style:font-style-asian="italic" style:font-family-complex="'Times New Roman'" style:font-family-generic-complex="roman" style:font-pitch-complex="variable" style:font-style-complex="italic"/>
    </style:style>
    <style:style style:name="T14" style:family="text">
      <style:text-properties fo:color="#000000" style:text-position="-25% 58%" fo:font-family="'Times New Roman'" style:font-family-generic="roman" style:font-pitch="variable" fo:font-style="italic" style:font-family-asian="'Times New Roman'" style:font-family-generic-asian="roman" style:font-pitch-asian="variable" style:font-style-asian="italic" style:font-family-complex="'Times New Roman'" style:font-family-generic-complex="roman" style:font-pitch-complex="variable" style:font-style-complex="italic"/>
    </style:style>
    <style:style style:name="T15" style:family="text">
      <style:text-properties fo:font-size="40pt" fo:language="en" fo:country="US" style:font-size-asian="40pt" style:font-size-complex="40pt"/>
    </style:style>
    <style:style style:name="T16" style:family="text">
      <style:text-properties fo:font-family="'Times New Roman'" style:font-family-generic="roman" style:font-pitch="variable" fo:font-size="40pt" fo:language="en" fo:country="US" fo:font-style="italic" style:font-family-asian="'Times New Roman'" style:font-family-generic-asian="roman" style:font-pitch-asian="variable" style:font-size-asian="40pt" style:font-style-asian="italic" style:font-family-complex="'Times New Roman'" style:font-family-generic-complex="roman" style:font-pitch-complex="variable" style:font-size-complex="40pt" style:font-style-complex="italic"/>
    </style:style>
    <style:style style:name="T17" style:family="text">
      <style:text-properties style:text-position="-25% 58%" fo:font-family="'Times New Roman'" style:font-family-generic="roman" style:font-pitch="variable" fo:font-size="40pt" fo:language="en" fo:country="US" fo:font-style="italic" style:font-family-asian="'Times New Roman'" style:font-family-generic-asian="roman" style:font-pitch-asian="variable" style:font-size-asian="40pt" style:font-style-asian="italic" style:font-family-complex="'Times New Roman'" style:font-family-generic-complex="roman" style:font-pitch-complex="variable" style:font-size-complex="40pt" style:font-style-complex="italic"/>
    </style:style>
    <text:list-style style:name="L1">
      <text:list-level-style-number text:level="1" style:num-format="">
        <style:list-level-properties/>
        <style:text-properties fo:color="#000000" fo:font-size="100%"/>
      </text:list-level-style-number>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page1" draw:style-name="dp1" draw:master-page-name="Výchozí" presentation:presentation-page-layout-name="AL1T0">
        <office:forms form:automatic-focus="false" form:apply-design-mode="false"/>
        <draw:frame presentation:style-name="pr1" draw:text-style-name="P2" draw:layer="layout" svg:width="21.59cm" svg:height="4.084cm" svg:x="1.905cm" svg:y="5.917cm" presentation:class="title" presentation:user-transformed="true">
          <draw:text-box>
            <text:list text:style-name="L1">
              <text:list-header>
                <text:p text:style-name="P1"><text:span text:style-name="T1">The Dinitz Algorithm</text:span></text:p>
              </text:list-header>
            </text:list>
          </draw:text-box>
        </draw:frame>
        <draw:frame presentation:style-name="pr2" draw:text-style-name="P2" draw:layer="layout" svg:width="17.78cm" svg:height="4.869cm" svg:x="3.81cm" svg:y="10.795cm" presentation:class="subtitle" presentation:user-transformed="true">
          <draw:text-box>
            <text:list text:style-name="L1">
              <text:list-header>
                <text:p text:style-name="P3">An example of a run</text:p>
              </text:list-header>
            </text:list>
          </draw:text-box>
        </draw:frame>
        <presentation:notes draw:style-name="dp2">
          <draw:page-thumbnail draw:style-name="gr1" draw:layer="layout" svg:width="7.142cm" svg:height="9.524cm" svg:x="5.953cm" svg:y="1.93cm" draw:page-number="1" presentation:class="page"/>
          <draw:frame presentation:style-name="pr3" draw:layer="layout" svg:width="15.239cm" svg:height="11.43cm" svg:x="1.905cm" svg:y="12.064cm" presentation:class="notes" presentation:placeholder="true">
            <draw:text-box/>
          </draw:frame>
        </presentation:notes>
      </draw:page>
      <draw:page draw:name="page2" draw:style-name="dp1" draw:master-page-name="Výchozí" presentation:presentation-page-layout-name="AL2T1">
        <office:forms form:automatic-focus="false" form:apply-design-mode="false"/>
        <draw:custom-shape draw:style-name="gr2" draw:text-style-name="P2" draw:id="id408" draw:layer="layout" svg:width="1.481cm" svg:height="1.03cm" svg:x="2.752cm" svg:y="5.08cm">
          <text:list text:style-name="L2">
            <text:list-header>
              <text:p text:style-name="P4"><text:span text:style-name="T2">v</text:span><text:span text:style-name="T3">1</text:span></text:p>
            </text:list-header>
          </text:list>
          <draw:enhanced-geometry svg:viewBox="0 0 21600 21600" draw:type="mso-spt202" draw:enhanced-path="M 0 0 L 21600 0 21600 21600 0 21600 0 0 Z N"/>
        </draw:custom-shape>
        <draw:frame presentation:style-name="pr4" draw:text-style-name="P2" draw:layer="layout" svg:width="22.86cm" svg:height="3.647cm" svg:x="1.27cm" svg:y="0.527cm" presentation:class="title" presentation:user-transformed="true">
          <draw:text-box>
            <text:list text:style-name="L1">
              <text:list-header>
                <text:p text:style-name="P1"><text:span text:style-name="T4">Residual &amp; Layered Networks construction</text:span></text:p>
              </text:list-header>
            </text:list>
          </draw:text-box>
        </draw:frame>
        <draw:custom-shape draw:style-name="gr3" draw:text-style-name="P2" draw:id="id1" draw:layer="layout" svg:width="0.423cm" svg:height="0.384cm" svg:x="1.905cm" svg:y="7.4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 draw:layer="layout" svg:width="0.424cm" svg:height="0.383cm" svg:x="3.598cm" svg:y="5.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 draw:layer="layout" svg:width="0.423cm" svg:height="0.383cm" svg:x="5.927cm" svg:y="5.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4" draw:layer="layout" svg:width="0.423cm" svg:height="0.383cm" svg:x="8.255cm" svg:y="5.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6" draw:layer="layout" svg:width="0.424cm" svg:height="0.384cm" svg:x="3.598cm" svg:y="9.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7" draw:layer="layout" svg:width="0.424cm" svg:height="0.384cm" svg:x="6.773cm" svg:y="9.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5" draw:layer="layout" svg:width="0.424cm" svg:height="0.384cm" svg:x="9.948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8" draw:layer="layout" svg:width="0.423cm" svg:height="0.384cm" svg:x="5.927cm" svg:y="1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9" draw:layer="layout" svg:width="0.423cm" svg:height="0.384cm" svg:x="8.255cm" svg:y="1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5" draw:id="id410" draw:layer="layout" draw:type="line" svg:x1="2.266cm" svg:y1="7.504cm" svg:x2="3.66cm" svg:y2="6.254cm" draw:start-shape="id1" draw:start-glue-point="11" draw:end-shape="id2" draw:end-glue-point="7" svg:d="m2266 7504 1394-1250">
          <text:p/>
        </draw:connector>
        <draw:connector draw:style-name="gr4" draw:text-style-name="P5" draw:id="id411" draw:layer="layout" draw:type="line" svg:x1="4.022cm" svg:y1="6.118cm" svg:x2="5.927cm" svg:y2="6.118cm" draw:start-shape="id2" draw:start-glue-point="10" draw:end-shape="id3" draw:end-glue-point="6" svg:d="m4022 6118h1905">
          <text:p/>
        </draw:connector>
        <draw:connector draw:style-name="gr4" draw:text-style-name="P5" draw:id="id412" draw:layer="layout" draw:type="line" svg:x1="6.35cm" svg:y1="6.118cm" svg:x2="8.255cm" svg:y2="6.118cm" draw:start-shape="id3" draw:start-glue-point="10" draw:end-shape="id4" draw:end-glue-point="6" svg:d="m6350 6118h1905">
          <text:p/>
        </draw:connector>
        <draw:connector draw:style-name="gr4" draw:text-style-name="P5" draw:id="id413" draw:layer="layout" draw:type="line" svg:x1="8.616cm" svg:y1="6.254cm" svg:x2="10.01cm" svg:y2="7.676cm" draw:start-shape="id4" draw:start-glue-point="9" draw:end-shape="id5" draw:end-glue-point="5" svg:d="m8616 6254 1394 1422">
          <text:p/>
        </draw:connector>
        <draw:connector draw:style-name="gr4" draw:text-style-name="P5" draw:id="id414" draw:layer="layout" draw:type="line" svg:x1="2.266cm" svg:y1="7.776cm" svg:x2="3.66cm" svg:y2="9.197cm" draw:start-shape="id1" draw:start-glue-point="9" draw:end-shape="id6" draw:end-glue-point="5" svg:d="m2266 7776 1394 1421">
          <text:p/>
        </draw:connector>
        <draw:connector draw:style-name="gr4" draw:text-style-name="P5" draw:id="id415" draw:layer="layout" draw:type="line" svg:x1="1.967cm" svg:y1="7.504cm" svg:x2="6.835cm" svg:y2="9.197cm" draw:start-shape="id1" draw:start-glue-point="5" draw:end-shape="id7" draw:end-glue-point="5" svg:d="m1967 7504 4868 1693">
          <text:p/>
        </draw:connector>
        <draw:connector draw:style-name="gr4" draw:text-style-name="P5" draw:id="id416" draw:layer="layout" draw:type="line" svg:x1="3.598cm" svg:y1="9.333cm" svg:x2="6.773cm" svg:y2="9.333cm" draw:start-shape="id6" draw:start-glue-point="6" draw:end-shape="id7" draw:end-glue-point="6" svg:d="m3598 9333h3175">
          <text:p/>
        </draw:connector>
        <draw:connector draw:style-name="gr4" draw:text-style-name="P5" draw:id="id417" draw:layer="layout" draw:type="line" svg:x1="3.81cm" svg:y1="6.31cm" svg:x2="6.835cm" svg:y2="9.197cm" draw:start-shape="id2" draw:start-glue-point="8" draw:end-shape="id7" draw:end-glue-point="5" svg:d="m3810 6310 3025 2887">
          <text:p/>
        </draw:connector>
        <draw:connector draw:style-name="gr4" draw:text-style-name="P5" draw:id="id418" draw:layer="layout" draw:type="line" svg:x1="3.96cm" svg:y1="9.469cm" svg:x2="5.989cm" svg:y2="11.102cm" draw:start-shape="id6" draw:start-glue-point="9" draw:end-shape="id8" draw:end-glue-point="5" svg:d="m3960 9469 2029 1633">
          <text:p/>
        </draw:connector>
        <draw:connector draw:style-name="gr4" draw:text-style-name="P5" draw:id="id419" draw:layer="layout" draw:type="line" svg:x1="6.35cm" svg:y1="11.238cm" svg:x2="8.255cm" svg:y2="11.238cm" draw:start-shape="id8" draw:start-glue-point="10" draw:end-shape="id9" draw:end-glue-point="6" svg:d="m6350 11238h1905">
          <text:p/>
        </draw:connector>
        <draw:connector draw:style-name="gr4" draw:text-style-name="P5" draw:id="id420" draw:layer="layout" draw:type="line" svg:x1="6.835cm" svg:y1="9.197cm" svg:x2="8.317cm" svg:y2="11.102cm" draw:start-shape="id7" draw:start-glue-point="5" draw:end-shape="id9" draw:end-glue-point="5" svg:d="m6835 9197 1482 1905">
          <text:p/>
        </draw:connector>
        <draw:connector draw:style-name="gr4" draw:text-style-name="P5" draw:id="id421" draw:layer="layout" draw:type="line" svg:x1="8.466cm" svg:y1="11.43cm" svg:x2="10.01cm" svg:y2="7.948cm" draw:start-shape="id9" draw:start-glue-point="8" draw:end-shape="id5" draw:end-glue-point="7" svg:d="m8466 11430 1544-3482">
          <text:p/>
        </draw:connector>
        <draw:connector draw:style-name="gr4" draw:text-style-name="P5" draw:id="id422" draw:layer="layout" draw:type="line" svg:x1="6.835cm" svg:y1="9.469cm" svg:x2="9.948cm" svg:y2="7.812cm" draw:start-shape="id7" draw:start-glue-point="7" draw:end-shape="id5" draw:end-glue-point="6" svg:d="m6835 9469 3113-1657">
          <text:p/>
        </draw:connector>
        <draw:connector draw:style-name="gr4" draw:text-style-name="P5" draw:id="id423" draw:layer="layout" draw:type="line" svg:x1="5.989cm" svg:y1="6.254cm" svg:x2="3.96cm" svg:y2="9.197cm" draw:start-shape="id3" draw:start-glue-point="7" draw:end-shape="id6" draw:end-glue-point="11" svg:d="m5989 6254-2029 2943">
          <text:p/>
        </draw:connector>
        <draw:connector draw:style-name="gr4" draw:text-style-name="P5" draw:id="id424" draw:layer="layout" draw:type="curve" svg:x1="3.81cm" svg:y1="5.927cm" svg:x2="10.16cm" svg:y2="7.62cm" draw:start-shape="id2" draw:start-glue-point="4" draw:end-shape="id5" draw:end-glue-point="4" svg:d="m3810 5927c0-21 6350-867 6350 1693">
          <text:p/>
        </draw:connector>
        <draw:custom-shape draw:style-name="gr2" draw:text-style-name="P2" draw:id="id425" draw:layer="layout" svg:width="0.847cm" svg:height="0.937cm" svg:x="1.27cm" svg:y="7.108cm">
          <text:list text:style-name="L2">
            <text:list-header>
              <text:p text:style-name="P4"><text:span text:style-name="T2">s</text:span></text:p>
            </text:list-header>
          </text:list>
          <draw:enhanced-geometry svg:viewBox="0 0 21600 21600" draw:type="mso-spt202" draw:enhanced-path="M 0 0 L 21600 0 21600 21600 0 21600 0 0 Z N"/>
        </draw:custom-shape>
        <draw:custom-shape draw:style-name="gr2" draw:text-style-name="P2" draw:id="id426" draw:layer="layout" svg:width="0.846cm" svg:height="0.937cm" svg:x="10.372cm" svg:y="7.32cm">
          <text:list text:style-name="L2">
            <text:list-header>
              <text:p text:style-name="P4"><text:span text:style-name="T2">t</text:span></text:p>
            </text:list-header>
          </text:list>
          <draw:enhanced-geometry svg:viewBox="0 0 21600 21600" draw:type="mso-spt202" draw:enhanced-path="M 0 0 L 21600 0 21600 21600 0 21600 0 0 Z N"/>
        </draw:custom-shape>
        <draw:custom-shape draw:style-name="gr2" draw:text-style-name="P2" draw:id="id427" draw:layer="layout" svg:width="1.482cm" svg:height="1.03cm" svg:x="5.715cm" svg:y="5.08cm">
          <text:list text:style-name="L2">
            <text:list-header>
              <text:p text:style-name="P4"><text:span text:style-name="T2">v</text:span><text:span text:style-name="T3">2</text:span></text:p>
            </text:list-header>
          </text:list>
          <draw:enhanced-geometry svg:viewBox="0 0 21600 21600" draw:type="mso-spt202" draw:enhanced-path="M 0 0 L 21600 0 21600 21600 0 21600 0 0 Z N"/>
        </draw:custom-shape>
        <draw:custom-shape draw:style-name="gr2" draw:text-style-name="P2" draw:id="id428" draw:layer="layout" svg:width="1.482cm" svg:height="1.03cm" svg:x="8.043cm" svg:y="5.08cm">
          <text:list text:style-name="L2">
            <text:list-header>
              <text:p text:style-name="P4"><text:span text:style-name="T2">v</text:span><text:span text:style-name="T3">3</text:span></text:p>
            </text:list-header>
          </text:list>
          <draw:enhanced-geometry svg:viewBox="0 0 21600 21600" draw:type="mso-spt202" draw:enhanced-path="M 0 0 L 21600 0 21600 21600 0 21600 0 0 Z N"/>
        </draw:custom-shape>
        <draw:custom-shape draw:style-name="gr2" draw:text-style-name="P2" draw:id="id429" draw:layer="layout" svg:width="1.482cm" svg:height="1.03cm" svg:x="2.963cm" svg:y="9.225cm">
          <text:list text:style-name="L2">
            <text:list-header>
              <text:p text:style-name="P4"><text:span text:style-name="T2">v</text:span><text:span text:style-name="T3">4</text:span></text:p>
            </text:list-header>
          </text:list>
          <draw:enhanced-geometry svg:viewBox="0 0 21600 21600" draw:type="mso-spt202" draw:enhanced-path="M 0 0 L 21600 0 21600 21600 0 21600 0 0 Z N"/>
        </draw:custom-shape>
        <draw:custom-shape draw:style-name="gr2" draw:text-style-name="P2" draw:id="id430" draw:layer="layout" svg:width="1.481cm" svg:height="1.03cm" svg:x="6.562cm" svg:y="8.167cm">
          <text:list text:style-name="L2">
            <text:list-header>
              <text:p text:style-name="P4"><text:span text:style-name="T2">v</text:span><text:span text:style-name="T3">5</text:span></text:p>
            </text:list-header>
          </text:list>
          <draw:enhanced-geometry svg:viewBox="0 0 21600 21600" draw:type="mso-spt202" draw:enhanced-path="M 0 0 L 21600 0 21600 21600 0 21600 0 0 Z N"/>
        </draw:custom-shape>
        <draw:custom-shape draw:style-name="gr2" draw:text-style-name="P2" draw:id="id431" draw:layer="layout" svg:width="1.482cm" svg:height="1.03cm" svg:x="5.503cm" svg:y="11.13cm">
          <text:list text:style-name="L2">
            <text:list-header>
              <text:p text:style-name="P4"><text:span text:style-name="T2">v</text:span><text:span text:style-name="T3">6</text:span></text:p>
            </text:list-header>
          </text:list>
          <draw:enhanced-geometry svg:viewBox="0 0 21600 21600" draw:type="mso-spt202" draw:enhanced-path="M 0 0 L 21600 0 21600 21600 0 21600 0 0 Z N"/>
        </draw:custom-shape>
        <draw:custom-shape draw:style-name="gr2" draw:text-style-name="P2" draw:id="id432" draw:layer="layout" svg:width="1.481cm" svg:height="1.03cm" svg:x="7.832cm" svg:y="11.13cm">
          <text:list text:style-name="L2">
            <text:list-header>
              <text:p text:style-name="P4"><text:span text:style-name="T2">v</text:span><text:span text:style-name="T3">7</text:span></text:p>
            </text:list-header>
          </text:list>
          <draw:enhanced-geometry svg:viewBox="0 0 21600 21600" draw:type="mso-spt202" draw:enhanced-path="M 0 0 L 21600 0 21600 21600 0 21600 0 0 Z N"/>
        </draw:custom-shape>
        <draw:custom-shape draw:style-name="gr2" draw:text-style-name="P2" draw:id="id433" draw:layer="layout" svg:width="1.482cm" svg:height="0.853cm" svg:x="1.905cm" svg:y="6.138cm">
          <text:list text:style-name="L2">
            <text:list-header>
              <text:p text:style-name="P6"><text:span text:style-name="T5">25</text:span></text:p>
            </text:list-header>
          </text:list>
          <draw:enhanced-geometry svg:viewBox="0 0 21600 21600" draw:type="mso-spt202" draw:enhanced-path="M 0 0 L 21600 0 21600 21600 0 21600 0 0 Z N"/>
        </draw:custom-shape>
        <draw:custom-shape draw:style-name="gr2" draw:text-style-name="P2" draw:id="id434" draw:layer="layout" svg:width="1.482cm" svg:height="0.853cm" svg:x="4.445cm" svg:y="5.292cm">
          <text:list text:style-name="L2">
            <text:list-header>
              <text:p text:style-name="P6"><text:span text:style-name="T5">11</text:span></text:p>
            </text:list-header>
          </text:list>
          <draw:enhanced-geometry svg:viewBox="0 0 21600 21600" draw:type="mso-spt202" draw:enhanced-path="M 0 0 L 21600 0 21600 21600 0 21600 0 0 Z N"/>
        </draw:custom-shape>
        <draw:custom-shape draw:style-name="gr2" draw:text-style-name="P2" draw:id="id435" draw:layer="layout" svg:width="1.482cm" svg:height="0.853cm" svg:x="6.773cm" svg:y="5.292cm">
          <text:list text:style-name="L2">
            <text:list-header>
              <text:p text:style-name="P6"><text:span text:style-name="T5">14</text:span></text:p>
            </text:list-header>
          </text:list>
          <draw:enhanced-geometry svg:viewBox="0 0 21600 21600" draw:type="mso-spt202" draw:enhanced-path="M 0 0 L 21600 0 21600 21600 0 21600 0 0 Z N"/>
        </draw:custom-shape>
        <draw:custom-shape draw:style-name="gr2" draw:text-style-name="P2" draw:id="id436" draw:layer="layout" svg:width="1.482cm" svg:height="0.853cm" svg:x="9.313cm" svg:y="4.868cm">
          <text:list text:style-name="L2">
            <text:list-header>
              <text:p text:style-name="P6"><text:span text:style-name="T5">9</text:span></text:p>
            </text:list-header>
          </text:list>
          <draw:enhanced-geometry svg:viewBox="0 0 21600 21600" draw:type="mso-spt202" draw:enhanced-path="M 0 0 L 21600 0 21600 21600 0 21600 0 0 Z N"/>
        </draw:custom-shape>
        <draw:custom-shape draw:style-name="gr2" draw:text-style-name="P2" draw:id="id437" draw:layer="layout" svg:width="1.482cm" svg:height="0.853cm" svg:x="3.175cm" svg:y="7.197cm">
          <text:list text:style-name="L2">
            <text:list-header>
              <text:p text:style-name="P6"><text:span text:style-name="T5">5</text:span></text:p>
            </text:list-header>
          </text:list>
          <draw:enhanced-geometry svg:viewBox="0 0 21600 21600" draw:type="mso-spt202" draw:enhanced-path="M 0 0 L 21600 0 21600 21600 0 21600 0 0 Z N"/>
        </draw:custom-shape>
        <draw:custom-shape draw:style-name="gr2" draw:text-style-name="P2" draw:id="id438" draw:layer="layout" svg:width="1.482cm" svg:height="0.853cm" svg:x="5.503cm" svg:y="7.62cm">
          <text:list text:style-name="L2">
            <text:list-header>
              <text:p text:style-name="P6"><text:span text:style-name="T5">10</text:span></text:p>
            </text:list-header>
          </text:list>
          <draw:enhanced-geometry svg:viewBox="0 0 21600 21600" draw:type="mso-spt202" draw:enhanced-path="M 0 0 L 21600 0 21600 21600 0 21600 0 0 Z N"/>
        </draw:custom-shape>
        <draw:custom-shape draw:style-name="gr2" draw:text-style-name="P2" draw:id="id439" draw:layer="layout" svg:width="1.481cm" svg:height="0.853cm" svg:x="8.467cm" svg:y="6.562cm">
          <text:list text:style-name="L2">
            <text:list-header>
              <text:p text:style-name="P6"><text:span text:style-name="T5">8</text:span></text:p>
            </text:list-header>
          </text:list>
          <draw:enhanced-geometry svg:viewBox="0 0 21600 21600" draw:type="mso-spt202" draw:enhanced-path="M 0 0 L 21600 0 21600 21600 0 21600 0 0 Z N"/>
        </draw:custom-shape>
        <draw:custom-shape draw:style-name="gr2" draw:text-style-name="P2" draw:id="id440" draw:layer="layout" svg:width="1.482cm" svg:height="0.853cm" svg:x="5.08cm" svg:y="6.35cm">
          <text:list text:style-name="L2">
            <text:list-header>
              <text:p text:style-name="P6"><text:span text:style-name="T5">1</text:span></text:p>
            </text:list-header>
          </text:list>
          <draw:enhanced-geometry svg:viewBox="0 0 21600 21600" draw:type="mso-spt202" draw:enhanced-path="M 0 0 L 21600 0 21600 21600 0 21600 0 0 Z N"/>
        </draw:custom-shape>
        <draw:custom-shape draw:style-name="gr2" draw:text-style-name="P2" draw:id="id441" draw:layer="layout" svg:width="1.482cm" svg:height="0.853cm" svg:x="1.905cm" svg:y="8.255cm">
          <text:list text:style-name="L2">
            <text:list-header>
              <text:p text:style-name="P6"><text:span text:style-name="T5">5</text:span></text:p>
            </text:list-header>
          </text:list>
          <draw:enhanced-geometry svg:viewBox="0 0 21600 21600" draw:type="mso-spt202" draw:enhanced-path="M 0 0 L 21600 0 21600 21600 0 21600 0 0 Z N"/>
        </draw:custom-shape>
        <draw:custom-shape draw:style-name="gr2" draw:text-style-name="P2" draw:id="id442" draw:layer="layout" svg:width="1.482cm" svg:height="0.853cm" svg:x="5.08cm" svg:y="9.313cm">
          <text:list text:style-name="L2">
            <text:list-header>
              <text:p text:style-name="P6"><text:span text:style-name="T5">8</text:span></text:p>
            </text:list-header>
          </text:list>
          <draw:enhanced-geometry svg:viewBox="0 0 21600 21600" draw:type="mso-spt202" draw:enhanced-path="M 0 0 L 21600 0 21600 21600 0 21600 0 0 Z N"/>
        </draw:custom-shape>
        <draw:custom-shape draw:style-name="gr2" draw:text-style-name="P2" draw:id="id443" draw:layer="layout" svg:width="1.482cm" svg:height="0.853cm" svg:x="4.445cm" svg:y="10.372cm">
          <text:list text:style-name="L2">
            <text:list-header>
              <text:p text:style-name="P6"><text:span text:style-name="T5">9</text:span></text:p>
            </text:list-header>
          </text:list>
          <draw:enhanced-geometry svg:viewBox="0 0 21600 21600" draw:type="mso-spt202" draw:enhanced-path="M 0 0 L 21600 0 21600 21600 0 21600 0 0 Z N"/>
        </draw:custom-shape>
        <draw:custom-shape draw:style-name="gr2" draw:text-style-name="P2" draw:id="id444" draw:layer="layout" svg:width="1.482cm" svg:height="0.853cm" svg:x="6.985cm" svg:y="11.218cm">
          <text:list text:style-name="L2">
            <text:list-header>
              <text:p text:style-name="P6"><text:span text:style-name="T5">7</text:span></text:p>
            </text:list-header>
          </text:list>
          <draw:enhanced-geometry svg:viewBox="0 0 21600 21600" draw:type="mso-spt202" draw:enhanced-path="M 0 0 L 21600 0 21600 21600 0 21600 0 0 Z N"/>
        </draw:custom-shape>
        <draw:custom-shape draw:style-name="gr2" draw:text-style-name="P2" draw:id="id445" draw:layer="layout" svg:width="1.482cm" svg:height="0.853cm" svg:x="9.525cm" svg:y="9.102cm">
          <text:list text:style-name="L2">
            <text:list-header>
              <text:p text:style-name="P6"><text:span text:style-name="T5">6</text:span></text:p>
            </text:list-header>
          </text:list>
          <draw:enhanced-geometry svg:viewBox="0 0 21600 21600" draw:type="mso-spt202" draw:enhanced-path="M 0 0 L 21600 0 21600 21600 0 21600 0 0 Z N"/>
        </draw:custom-shape>
        <draw:custom-shape draw:style-name="gr2" draw:text-style-name="P2" draw:id="id446" draw:layer="layout" svg:width="1.481cm" svg:height="0.853cm" svg:x="7.832cm" svg:y="7.832cm">
          <text:list text:style-name="L2">
            <text:list-header>
              <text:p text:style-name="P6"><text:span text:style-name="T5">10</text:span></text:p>
            </text:list-header>
          </text:list>
          <draw:enhanced-geometry svg:viewBox="0 0 21600 21600" draw:type="mso-spt202" draw:enhanced-path="M 0 0 L 21600 0 21600 21600 0 21600 0 0 Z N"/>
        </draw:custom-shape>
        <draw:custom-shape draw:style-name="gr5" draw:text-style-name="P8" draw:id="id447" draw:layer="layout" svg:width="8.89cm" svg:height="1.023cm" svg:x="10.372cm" svg:y="4.776cm">
          <text:list text:style-name="L2">
            <text:list-header>
              <text:p text:style-name="P7"><text:span text:style-name="T6">The original network </text:span><text:span text:style-name="T7">N</text:span></text:p>
            </text:list-header>
          </text:list>
          <draw:enhanced-geometry svg:viewBox="0 0 21600 21600" draw:text-areas="800 800 20800 20800" draw:type="round-rectangular-callout" draw:modifiers="9.71769204813857 41702.343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2" draw:id="id448" draw:layer="layout" svg:width="1.481cm" svg:height="1.03cm" svg:x="15.452cm" svg:y="5.292cm">
          <text:list text:style-name="L2">
            <text:list-header>
              <text:p text:style-name="P4"><text:span text:style-name="T2">v</text:span><text:span text:style-name="T3">1</text:span></text:p>
            </text:list-header>
          </text:list>
          <draw:enhanced-geometry svg:viewBox="0 0 21600 21600" draw:type="mso-spt202" draw:enhanced-path="M 0 0 L 21600 0 21600 21600 0 21600 0 0 Z N"/>
        </draw:custom-shape>
        <draw:custom-shape draw:style-name="gr3" draw:text-style-name="P2" draw:id="id10" draw:layer="layout" svg:width="0.423cm" svg:height="0.383cm" svg:x="14.605cm" svg:y="7.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1" draw:layer="layout" svg:width="0.424cm" svg:height="0.384cm" svg:x="16.298cm" svg:y="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2" draw:layer="layout" svg:width="0.423cm" svg:height="0.384cm" svg:x="18.627cm" svg:y="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3" draw:layer="layout" svg:width="0.423cm" svg:height="0.384cm" svg:x="20.955cm" svg:y="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5" draw:layer="layout" svg:width="0.424cm" svg:height="0.384cm" svg:x="16.298cm" svg:y="9.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6" draw:layer="layout" svg:width="0.424cm" svg:height="0.384cm" svg:x="19.473cm" svg:y="9.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4" draw:layer="layout" svg:width="0.424cm" svg:height="0.383cm" svg:x="22.648cm" svg:y="7.8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7" draw:layer="layout" svg:width="0.423cm" svg:height="0.384cm" svg:x="18.627cm" svg:y="11.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8" draw:layer="layout" svg:width="0.423cm" svg:height="0.384cm" svg:x="20.955cm" svg:y="11.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5" draw:id="id449" draw:layer="layout" draw:type="line" svg:x1="14.966cm" svg:y1="7.716cm" svg:x2="16.36cm" svg:y2="6.466cm" draw:start-shape="id10" draw:start-glue-point="11" draw:end-shape="id11" draw:end-glue-point="7" svg:d="m14966 7716 1394-1250">
          <text:p/>
        </draw:connector>
        <draw:connector draw:style-name="gr4" draw:text-style-name="P5" draw:id="id450" draw:layer="layout" draw:type="line" svg:x1="16.722cm" svg:y1="6.33cm" svg:x2="18.627cm" svg:y2="6.33cm" draw:start-shape="id11" draw:start-glue-point="10" draw:end-shape="id12" draw:end-glue-point="6" svg:d="m16722 6330h1905">
          <text:p/>
        </draw:connector>
        <draw:connector draw:style-name="gr4" draw:text-style-name="P5" draw:id="id451" draw:layer="layout" draw:type="line" svg:x1="19.05cm" svg:y1="6.33cm" svg:x2="20.955cm" svg:y2="6.33cm" draw:start-shape="id12" draw:start-glue-point="10" draw:end-shape="id13" draw:end-glue-point="6" svg:d="m19050 6330h1905">
          <text:p/>
        </draw:connector>
        <draw:connector draw:style-name="gr4" draw:text-style-name="P5" draw:id="id452" draw:layer="layout" draw:type="line" svg:x1="21.316cm" svg:y1="6.466cm" svg:x2="22.71cm" svg:y2="7.888cm" draw:start-shape="id13" draw:start-glue-point="9" draw:end-shape="id14" draw:end-glue-point="5" svg:d="m21316 6466 1394 1422">
          <text:p/>
        </draw:connector>
        <draw:connector draw:style-name="gr4" draw:text-style-name="P5" draw:id="id453" draw:layer="layout" draw:type="line" svg:x1="14.966cm" svg:y1="7.987cm" svg:x2="16.36cm" svg:y2="9.409cm" draw:start-shape="id10" draw:start-glue-point="9" draw:end-shape="id15" draw:end-glue-point="5" svg:d="m14966 7987 1394 1422">
          <text:p/>
        </draw:connector>
        <draw:connector draw:style-name="gr4" draw:text-style-name="P5" draw:id="id454" draw:layer="layout" draw:type="line" svg:x1="14.667cm" svg:y1="7.716cm" svg:x2="19.535cm" svg:y2="9.409cm" draw:start-shape="id10" draw:start-glue-point="5" draw:end-shape="id16" draw:end-glue-point="5" svg:d="m14667 7716 4868 1693">
          <text:p/>
        </draw:connector>
        <draw:connector draw:style-name="gr4" draw:text-style-name="P5" draw:id="id455" draw:layer="layout" draw:type="line" svg:x1="16.298cm" svg:y1="9.545cm" svg:x2="19.473cm" svg:y2="9.545cm" draw:start-shape="id15" draw:start-glue-point="6" draw:end-shape="id16" draw:end-glue-point="6" svg:d="m16298 9545h3175">
          <text:p/>
        </draw:connector>
        <draw:connector draw:style-name="gr4" draw:text-style-name="P5" draw:id="id456" draw:layer="layout" draw:type="line" svg:x1="16.51cm" svg:y1="6.522cm" svg:x2="19.535cm" svg:y2="9.409cm" draw:start-shape="id11" draw:start-glue-point="8" draw:end-shape="id16" draw:end-glue-point="5" svg:d="m16510 6522 3025 2887">
          <text:p/>
        </draw:connector>
        <draw:connector draw:style-name="gr4" draw:text-style-name="P5" draw:id="id457" draw:layer="layout" draw:type="line" svg:x1="16.66cm" svg:y1="9.681cm" svg:x2="18.689cm" svg:y2="11.314cm" draw:start-shape="id15" draw:start-glue-point="9" draw:end-shape="id17" draw:end-glue-point="5" svg:d="m16660 9681 2029 1633">
          <text:p/>
        </draw:connector>
        <draw:connector draw:style-name="gr4" draw:text-style-name="P5" draw:id="id458" draw:layer="layout" draw:type="line" svg:x1="19.05cm" svg:y1="11.45cm" svg:x2="20.955cm" svg:y2="11.45cm" draw:start-shape="id17" draw:start-glue-point="10" draw:end-shape="id18" draw:end-glue-point="6" svg:d="m19050 11450h1905">
          <text:p/>
        </draw:connector>
        <draw:connector draw:style-name="gr4" draw:text-style-name="P5" draw:id="id459" draw:layer="layout" draw:type="line" svg:x1="19.535cm" svg:y1="9.409cm" svg:x2="21.017cm" svg:y2="11.314cm" draw:start-shape="id16" draw:start-glue-point="5" draw:end-shape="id18" draw:end-glue-point="5" svg:d="m19535 9409 1482 1905">
          <text:p/>
        </draw:connector>
        <draw:connector draw:style-name="gr4" draw:text-style-name="P5" draw:id="id460" draw:layer="layout" draw:type="line" svg:x1="21.166cm" svg:y1="11.642cm" svg:x2="22.71cm" svg:y2="8.159cm" draw:start-shape="id18" draw:start-glue-point="8" draw:end-shape="id14" draw:end-glue-point="7" svg:d="m21166 11642 1544-3483">
          <text:p/>
        </draw:connector>
        <draw:connector draw:style-name="gr4" draw:text-style-name="P5" draw:id="id461" draw:layer="layout" draw:type="line" svg:x1="19.535cm" svg:y1="9.681cm" svg:x2="22.648cm" svg:y2="8.023cm" draw:start-shape="id16" draw:start-glue-point="7" draw:end-shape="id14" draw:end-glue-point="6" svg:d="m19535 9681 3113-1658">
          <text:p/>
        </draw:connector>
        <draw:connector draw:style-name="gr4" draw:text-style-name="P5" draw:id="id462" draw:layer="layout" draw:type="line" svg:x1="18.689cm" svg:y1="6.466cm" svg:x2="16.66cm" svg:y2="9.409cm" draw:start-shape="id12" draw:start-glue-point="7" draw:end-shape="id15" draw:end-glue-point="11" svg:d="m18689 6466-2029 2943">
          <text:p/>
        </draw:connector>
        <draw:connector draw:style-name="gr4" draw:text-style-name="P5" draw:id="id463" draw:layer="layout" draw:type="curve" svg:x1="16.51cm" svg:y1="6.138cm" svg:x2="22.86cm" svg:y2="7.832cm" draw:start-shape="id11" draw:start-glue-point="4" draw:end-shape="id14" draw:end-glue-point="4" svg:d="m16510 6138c0-19 6350-866 6350 1694">
          <text:p/>
        </draw:connector>
        <draw:custom-shape draw:style-name="gr2" draw:text-style-name="P2" draw:id="id464" draw:layer="layout" svg:width="0.847cm" svg:height="0.937cm" svg:x="13.97cm" svg:y="7.32cm">
          <text:list text:style-name="L2">
            <text:list-header>
              <text:p text:style-name="P4"><text:span text:style-name="T2">s</text:span></text:p>
            </text:list-header>
          </text:list>
          <draw:enhanced-geometry svg:viewBox="0 0 21600 21600" draw:type="mso-spt202" draw:enhanced-path="M 0 0 L 21600 0 21600 21600 0 21600 0 0 Z N"/>
        </draw:custom-shape>
        <draw:custom-shape draw:style-name="gr2" draw:text-style-name="P2" draw:id="id465" draw:layer="layout" svg:width="0.846cm" svg:height="0.937cm" svg:x="23.072cm" svg:y="7.532cm">
          <text:list text:style-name="L2">
            <text:list-header>
              <text:p text:style-name="P4"><text:span text:style-name="T2">t</text:span></text:p>
            </text:list-header>
          </text:list>
          <draw:enhanced-geometry svg:viewBox="0 0 21600 21600" draw:type="mso-spt202" draw:enhanced-path="M 0 0 L 21600 0 21600 21600 0 21600 0 0 Z N"/>
        </draw:custom-shape>
        <draw:custom-shape draw:style-name="gr2" draw:text-style-name="P2" draw:id="id466" draw:layer="layout" svg:width="1.482cm" svg:height="1.03cm" svg:x="18.415cm" svg:y="5.292cm">
          <text:list text:style-name="L2">
            <text:list-header>
              <text:p text:style-name="P4"><text:span text:style-name="T2">v</text:span><text:span text:style-name="T3">2</text:span></text:p>
            </text:list-header>
          </text:list>
          <draw:enhanced-geometry svg:viewBox="0 0 21600 21600" draw:type="mso-spt202" draw:enhanced-path="M 0 0 L 21600 0 21600 21600 0 21600 0 0 Z N"/>
        </draw:custom-shape>
        <draw:custom-shape draw:style-name="gr2" draw:text-style-name="P2" draw:id="id467" draw:layer="layout" svg:width="1.482cm" svg:height="1.03cm" svg:x="20.743cm" svg:y="5.292cm">
          <text:list text:style-name="L2">
            <text:list-header>
              <text:p text:style-name="P4"><text:span text:style-name="T2">v</text:span><text:span text:style-name="T3">3</text:span></text:p>
            </text:list-header>
          </text:list>
          <draw:enhanced-geometry svg:viewBox="0 0 21600 21600" draw:type="mso-spt202" draw:enhanced-path="M 0 0 L 21600 0 21600 21600 0 21600 0 0 Z N"/>
        </draw:custom-shape>
        <draw:custom-shape draw:style-name="gr2" draw:text-style-name="P2" draw:id="id468" draw:layer="layout" svg:width="1.482cm" svg:height="1.03cm" svg:x="15.663cm" svg:y="9.437cm">
          <text:list text:style-name="L2">
            <text:list-header>
              <text:p text:style-name="P4"><text:span text:style-name="T2">v</text:span><text:span text:style-name="T3">4</text:span></text:p>
            </text:list-header>
          </text:list>
          <draw:enhanced-geometry svg:viewBox="0 0 21600 21600" draw:type="mso-spt202" draw:enhanced-path="M 0 0 L 21600 0 21600 21600 0 21600 0 0 Z N"/>
        </draw:custom-shape>
        <draw:custom-shape draw:style-name="gr2" draw:text-style-name="P2" draw:id="id469" draw:layer="layout" svg:width="1.481cm" svg:height="1.03cm" svg:x="19.262cm" svg:y="8.378cm">
          <text:list text:style-name="L2">
            <text:list-header>
              <text:p text:style-name="P4"><text:span text:style-name="T2">v</text:span><text:span text:style-name="T3">5</text:span></text:p>
            </text:list-header>
          </text:list>
          <draw:enhanced-geometry svg:viewBox="0 0 21600 21600" draw:type="mso-spt202" draw:enhanced-path="M 0 0 L 21600 0 21600 21600 0 21600 0 0 Z N"/>
        </draw:custom-shape>
        <draw:custom-shape draw:style-name="gr2" draw:text-style-name="P2" draw:id="id470" draw:layer="layout" svg:width="1.482cm" svg:height="1.03cm" svg:x="18.203cm" svg:y="11.342cm">
          <text:list text:style-name="L2">
            <text:list-header>
              <text:p text:style-name="P4"><text:span text:style-name="T2">v</text:span><text:span text:style-name="T3">6</text:span></text:p>
            </text:list-header>
          </text:list>
          <draw:enhanced-geometry svg:viewBox="0 0 21600 21600" draw:type="mso-spt202" draw:enhanced-path="M 0 0 L 21600 0 21600 21600 0 21600 0 0 Z N"/>
        </draw:custom-shape>
        <draw:custom-shape draw:style-name="gr2" draw:text-style-name="P2" draw:id="id471" draw:layer="layout" svg:width="1.481cm" svg:height="1.03cm" svg:x="20.532cm" svg:y="11.342cm">
          <text:list text:style-name="L2">
            <text:list-header>
              <text:p text:style-name="P4"><text:span text:style-name="T2">v</text:span><text:span text:style-name="T3">7</text:span></text:p>
            </text:list-header>
          </text:list>
          <draw:enhanced-geometry svg:viewBox="0 0 21600 21600" draw:type="mso-spt202" draw:enhanced-path="M 0 0 L 21600 0 21600 21600 0 21600 0 0 Z N"/>
        </draw:custom-shape>
        <draw:custom-shape draw:style-name="gr2" draw:text-style-name="P2" draw:id="id472" draw:layer="layout" svg:width="1.482cm" svg:height="0.853cm" svg:x="14.605cm" svg:y="6.35cm">
          <text:list text:style-name="L2">
            <text:list-header>
              <text:p text:style-name="P6"><text:span text:style-name="T5">25</text:span></text:p>
            </text:list-header>
          </text:list>
          <draw:enhanced-geometry svg:viewBox="0 0 21600 21600" draw:type="mso-spt202" draw:enhanced-path="M 0 0 L 21600 0 21600 21600 0 21600 0 0 Z N"/>
        </draw:custom-shape>
        <draw:custom-shape draw:style-name="gr2" draw:text-style-name="P2" draw:id="id473" draw:layer="layout" svg:width="1.482cm" svg:height="0.853cm" svg:x="17.145cm" svg:y="5.503cm">
          <text:list text:style-name="L2">
            <text:list-header>
              <text:p text:style-name="P6"><text:span text:style-name="T5">11</text:span></text:p>
            </text:list-header>
          </text:list>
          <draw:enhanced-geometry svg:viewBox="0 0 21600 21600" draw:type="mso-spt202" draw:enhanced-path="M 0 0 L 21600 0 21600 21600 0 21600 0 0 Z N"/>
        </draw:custom-shape>
        <draw:custom-shape draw:style-name="gr2" draw:text-style-name="P2" draw:id="id474" draw:layer="layout" svg:width="1.482cm" svg:height="0.853cm" svg:x="19.473cm" svg:y="5.503cm">
          <text:list text:style-name="L2">
            <text:list-header>
              <text:p text:style-name="P6"><text:span text:style-name="T5">14</text:span></text:p>
            </text:list-header>
          </text:list>
          <draw:enhanced-geometry svg:viewBox="0 0 21600 21600" draw:type="mso-spt202" draw:enhanced-path="M 0 0 L 21600 0 21600 21600 0 21600 0 0 Z N"/>
        </draw:custom-shape>
        <draw:custom-shape draw:style-name="gr2" draw:text-style-name="P2" draw:id="id475" draw:layer="layout" svg:width="1.482cm" svg:height="0.853cm" svg:x="22.013cm" svg:y="5.08cm">
          <text:list text:style-name="L2">
            <text:list-header>
              <text:p text:style-name="P6"><text:span text:style-name="T5">9</text:span></text:p>
            </text:list-header>
          </text:list>
          <draw:enhanced-geometry svg:viewBox="0 0 21600 21600" draw:type="mso-spt202" draw:enhanced-path="M 0 0 L 21600 0 21600 21600 0 21600 0 0 Z N"/>
        </draw:custom-shape>
        <draw:custom-shape draw:style-name="gr2" draw:text-style-name="P2" draw:id="id476" draw:layer="layout" svg:width="1.482cm" svg:height="0.853cm" svg:x="15.875cm" svg:y="7.408cm">
          <text:list text:style-name="L2">
            <text:list-header>
              <text:p text:style-name="P6"><text:span text:style-name="T5">5</text:span></text:p>
            </text:list-header>
          </text:list>
          <draw:enhanced-geometry svg:viewBox="0 0 21600 21600" draw:type="mso-spt202" draw:enhanced-path="M 0 0 L 21600 0 21600 21600 0 21600 0 0 Z N"/>
        </draw:custom-shape>
        <draw:custom-shape draw:style-name="gr2" draw:text-style-name="P2" draw:id="id477" draw:layer="layout" svg:width="1.482cm" svg:height="0.853cm" svg:x="18.415cm" svg:y="7.832cm">
          <text:list text:style-name="L2">
            <text:list-header>
              <text:p text:style-name="P6"><text:span text:style-name="T5">10</text:span></text:p>
            </text:list-header>
          </text:list>
          <draw:enhanced-geometry svg:viewBox="0 0 21600 21600" draw:type="mso-spt202" draw:enhanced-path="M 0 0 L 21600 0 21600 21600 0 21600 0 0 Z N"/>
        </draw:custom-shape>
        <draw:custom-shape draw:style-name="gr2" draw:text-style-name="P2" draw:id="id478" draw:layer="layout" svg:width="1.481cm" svg:height="0.853cm" svg:x="21.167cm" svg:y="6.773cm">
          <text:list text:style-name="L2">
            <text:list-header>
              <text:p text:style-name="P6"><text:span text:style-name="T5">8</text:span></text:p>
            </text:list-header>
          </text:list>
          <draw:enhanced-geometry svg:viewBox="0 0 21600 21600" draw:type="mso-spt202" draw:enhanced-path="M 0 0 L 21600 0 21600 21600 0 21600 0 0 Z N"/>
        </draw:custom-shape>
        <draw:custom-shape draw:style-name="gr2" draw:text-style-name="P2" draw:id="id479" draw:layer="layout" svg:width="1.482cm" svg:height="0.853cm" svg:x="18.203cm" svg:y="6.773cm">
          <text:list text:style-name="L2">
            <text:list-header>
              <text:p text:style-name="P6"><text:span text:style-name="T5">1</text:span></text:p>
            </text:list-header>
          </text:list>
          <draw:enhanced-geometry svg:viewBox="0 0 21600 21600" draw:type="mso-spt202" draw:enhanced-path="M 0 0 L 21600 0 21600 21600 0 21600 0 0 Z N"/>
        </draw:custom-shape>
        <draw:custom-shape draw:style-name="gr2" draw:text-style-name="P2" draw:id="id480" draw:layer="layout" svg:width="1.482cm" svg:height="0.853cm" svg:x="14.605cm" svg:y="8.467cm">
          <text:list text:style-name="L2">
            <text:list-header>
              <text:p text:style-name="P6"><text:span text:style-name="T5">5</text:span></text:p>
            </text:list-header>
          </text:list>
          <draw:enhanced-geometry svg:viewBox="0 0 21600 21600" draw:type="mso-spt202" draw:enhanced-path="M 0 0 L 21600 0 21600 21600 0 21600 0 0 Z N"/>
        </draw:custom-shape>
        <draw:custom-shape draw:style-name="gr2" draw:text-style-name="P2" draw:id="id481" draw:layer="layout" svg:width="1.482cm" svg:height="0.853cm" svg:x="17.78cm" svg:y="9.525cm">
          <text:list text:style-name="L2">
            <text:list-header>
              <text:p text:style-name="P6"><text:span text:style-name="T5">8</text:span></text:p>
            </text:list-header>
          </text:list>
          <draw:enhanced-geometry svg:viewBox="0 0 21600 21600" draw:type="mso-spt202" draw:enhanced-path="M 0 0 L 21600 0 21600 21600 0 21600 0 0 Z N"/>
        </draw:custom-shape>
        <draw:custom-shape draw:style-name="gr2" draw:text-style-name="P2" draw:id="id482" draw:layer="layout" svg:width="1.482cm" svg:height="0.853cm" svg:x="17.145cm" svg:y="10.583cm">
          <text:list text:style-name="L2">
            <text:list-header>
              <text:p text:style-name="P6"><text:span text:style-name="T5">9</text:span></text:p>
            </text:list-header>
          </text:list>
          <draw:enhanced-geometry svg:viewBox="0 0 21600 21600" draw:type="mso-spt202" draw:enhanced-path="M 0 0 L 21600 0 21600 21600 0 21600 0 0 Z N"/>
        </draw:custom-shape>
        <draw:custom-shape draw:style-name="gr2" draw:text-style-name="P2" draw:id="id483" draw:layer="layout" svg:width="1.482cm" svg:height="0.853cm" svg:x="19.685cm" svg:y="11.43cm">
          <text:list text:style-name="L2">
            <text:list-header>
              <text:p text:style-name="P6"><text:span text:style-name="T5">7</text:span></text:p>
            </text:list-header>
          </text:list>
          <draw:enhanced-geometry svg:viewBox="0 0 21600 21600" draw:type="mso-spt202" draw:enhanced-path="M 0 0 L 21600 0 21600 21600 0 21600 0 0 Z N"/>
        </draw:custom-shape>
        <draw:custom-shape draw:style-name="gr2" draw:text-style-name="P2" draw:id="id484" draw:layer="layout" svg:width="1.482cm" svg:height="0.853cm" svg:x="22.225cm" svg:y="9.313cm">
          <text:list text:style-name="L2">
            <text:list-header>
              <text:p text:style-name="P6"><text:span text:style-name="T5">6</text:span></text:p>
            </text:list-header>
          </text:list>
          <draw:enhanced-geometry svg:viewBox="0 0 21600 21600" draw:type="mso-spt202" draw:enhanced-path="M 0 0 L 21600 0 21600 21600 0 21600 0 0 Z N"/>
        </draw:custom-shape>
        <draw:custom-shape draw:style-name="gr2" draw:text-style-name="P2" draw:id="id485" draw:layer="layout" svg:width="1.481cm" svg:height="0.853cm" svg:x="20.532cm" svg:y="8.043cm">
          <text:list text:style-name="L2">
            <text:list-header>
              <text:p text:style-name="P6"><text:span text:style-name="T5">10</text:span></text:p>
            </text:list-header>
          </text:list>
          <draw:enhanced-geometry svg:viewBox="0 0 21600 21600" draw:type="mso-spt202" draw:enhanced-path="M 0 0 L 21600 0 21600 21600 0 21600 0 0 Z N"/>
        </draw:custom-shape>
        <draw:custom-shape draw:style-name="gr6" draw:text-style-name="P8" draw:id="id487" draw:layer="layout" svg:width="9.313cm" svg:height="1.127cm" svg:x="15.24cm" svg:y="13.547cm">
          <text:list text:style-name="L2">
            <text:list-header>
              <text:p text:style-name="P7"><text:span text:style-name="T8">The residual network </text:span><text:span text:style-name="T9">N</text:span><text:span text:style-name="T10">f</text:span><text:span text:style-name="T11"> (</text:span><text:span text:style-name="T9">f</text:span><text:span text:style-name="T11"> = 0)</text:span></text:p>
            </text:list-header>
          </text:list>
          <draw:enhanced-geometry svg:viewBox="0 0 21600 21600" draw:text-areas="800 800 20800 20800" draw:type="round-rectangular-callout" draw:modifiers="9888.59780974877 -27861.70212765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2" draw:id="id488" draw:layer="layout" svg:width="1.481cm" svg:height="1.03cm" svg:x="10.372cm" svg:y="11.13cm">
          <text:list text:style-name="L2">
            <text:list-header>
              <text:p text:style-name="P4"><text:span text:style-name="T2">v</text:span><text:span text:style-name="T3">1</text:span></text:p>
            </text:list-header>
          </text:list>
          <draw:enhanced-geometry svg:viewBox="0 0 21600 21600" draw:type="mso-spt202" draw:enhanced-path="M 0 0 L 21600 0 21600 21600 0 21600 0 0 Z N"/>
        </draw:custom-shape>
        <draw:custom-shape draw:style-name="gr3" draw:text-style-name="P2" draw:id="id19" draw:layer="layout" svg:width="0.423cm" svg:height="0.384cm" svg:x="7.832cm" svg:y="14.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0" draw:layer="layout" svg:width="0.424cm" svg:height="0.383cm" svg:x="10.583cm" svg:y="12.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1" draw:layer="layout" svg:width="0.423cm" svg:height="0.383cm" svg:x="13.335cm" svg:y="12.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2" draw:layer="layout" svg:width="0.424cm" svg:height="0.384cm" svg:x="10.583cm" svg:y="16.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3" draw:layer="layout" svg:width="0.424cm" svg:height="0.384cm" svg:x="10.583cm" svg:y="14.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6" draw:layer="layout" svg:width="0.423cm" svg:height="0.384cm" svg:x="13.335cm" svg:y="14.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4" draw:layer="layout" svg:width="0.423cm" svg:height="0.384cm" svg:x="13.335cm" svg:y="16.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5" draw:layer="layout" svg:width="0.423cm" svg:height="0.384cm" svg:x="13.335cm" svg:y="15.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5" draw:id="id489" draw:layer="layout" draw:type="line" svg:x1="8.193cm" svg:y1="14.277cm" svg:x2="10.645cm" svg:y2="12.432cm" draw:start-shape="id19" draw:start-glue-point="11" draw:end-shape="id20" draw:end-glue-point="7" svg:d="m8193 14277 2452-1845">
          <text:p/>
        </draw:connector>
        <draw:connector draw:style-name="gr4" draw:text-style-name="P5" draw:id="id490" draw:layer="layout" draw:type="line" svg:x1="11.007cm" svg:y1="12.296cm" svg:x2="13.335cm" svg:y2="12.296cm" draw:start-shape="id20" draw:start-glue-point="10" draw:end-shape="id21" draw:end-glue-point="6" svg:d="m11007 12296h2328">
          <text:p/>
        </draw:connector>
        <draw:connector draw:style-name="gr4" draw:text-style-name="P5" draw:id="id491" draw:layer="layout" draw:type="line" svg:x1="8.193cm" svg:y1="14.549cm" svg:x2="10.645cm" svg:y2="16.817cm" draw:start-shape="id19" draw:start-glue-point="9" draw:end-shape="id22" draw:end-glue-point="5" svg:d="m8193 14549 2452 2268">
          <text:p/>
        </draw:connector>
        <draw:connector draw:style-name="gr4" draw:text-style-name="P5" draw:id="id492" draw:layer="layout" draw:type="line" svg:x1="8.255cm" svg:y1="14.413cm" svg:x2="10.583cm" svg:y2="14.413cm" draw:start-shape="id19" draw:start-glue-point="10" draw:end-shape="id23" draw:end-glue-point="6" svg:d="m8255 14413h2328">
          <text:p/>
        </draw:connector>
        <draw:connector draw:style-name="gr4" draw:text-style-name="P5" draw:id="id493" draw:layer="layout" draw:type="line" svg:x1="11.007cm" svg:y1="16.953cm" svg:x2="13.335cm" svg:y2="16.953cm" draw:start-shape="id22" draw:start-glue-point="10" draw:end-shape="id24" draw:end-glue-point="6" svg:d="m11007 16953h2328">
          <text:p/>
        </draw:connector>
        <draw:connector draw:style-name="gr4" draw:text-style-name="P5" draw:id="id494" draw:layer="layout" draw:type="line" svg:x1="10.645cm" svg:y1="14.277cm" svg:x2="13.397cm" svg:y2="15.759cm" draw:start-shape="id23" draw:start-glue-point="5" draw:end-shape="id25" draw:end-glue-point="5" svg:d="m10645 14277 2752 1482">
          <text:p/>
        </draw:connector>
        <draw:connector draw:style-name="gr4" draw:text-style-name="P5" draw:id="id495" draw:layer="layout" draw:type="line" svg:x1="11.007cm" svg:y1="14.413cm" svg:x2="13.335cm" svg:y2="14.413cm" draw:start-shape="id23" draw:start-glue-point="10" draw:end-shape="id26" draw:end-glue-point="6" svg:d="m11007 14413h2328">
          <text:p/>
        </draw:connector>
        <draw:connector draw:style-name="gr4" draw:text-style-name="P5" draw:id="id496" draw:layer="layout" draw:type="line" svg:x1="10.945cm" svg:y1="12.432cm" svg:x2="13.546cm" svg:y2="14.221cm" draw:start-shape="id20" draw:start-glue-point="9" draw:end-shape="id26" draw:end-glue-point="4" svg:d="m10945 12432 2601 1789">
          <text:p/>
        </draw:connector>
        <draw:custom-shape draw:style-name="gr2" draw:text-style-name="P2" draw:id="id497" draw:layer="layout" svg:width="0.846cm" svg:height="0.937cm" svg:x="7.197cm" svg:y="13.882cm">
          <text:list text:style-name="L2">
            <text:list-header>
              <text:p text:style-name="P4"><text:span text:style-name="T2">s</text:span></text:p>
            </text:list-header>
          </text:list>
          <draw:enhanced-geometry svg:viewBox="0 0 21600 21600" draw:type="mso-spt202" draw:enhanced-path="M 0 0 L 21600 0 21600 21600 0 21600 0 0 Z N"/>
        </draw:custom-shape>
        <draw:custom-shape draw:style-name="gr2" draw:text-style-name="P2" draw:id="id498" draw:layer="layout" svg:width="0.847cm" svg:height="0.937cm" svg:x="13.758cm" svg:y="13.882cm">
          <text:list text:style-name="L2">
            <text:list-header>
              <text:p text:style-name="P4"><text:span text:style-name="T2">t</text:span></text:p>
            </text:list-header>
          </text:list>
          <draw:enhanced-geometry svg:viewBox="0 0 21600 21600" draw:type="mso-spt202" draw:enhanced-path="M 0 0 L 21600 0 21600 21600 0 21600 0 0 Z N"/>
        </draw:custom-shape>
        <draw:custom-shape draw:style-name="gr2" draw:text-style-name="P2" draw:id="id499" draw:layer="layout" svg:width="1.482cm" svg:height="1.03cm" svg:x="13.123cm" svg:y="11.218cm">
          <text:list text:style-name="L2">
            <text:list-header>
              <text:p text:style-name="P4"><text:span text:style-name="T2">v</text:span><text:span text:style-name="T3">2</text:span></text:p>
            </text:list-header>
          </text:list>
          <draw:enhanced-geometry svg:viewBox="0 0 21600 21600" draw:type="mso-spt202" draw:enhanced-path="M 0 0 L 21600 0 21600 21600 0 21600 0 0 Z N"/>
        </draw:custom-shape>
        <draw:custom-shape draw:style-name="gr2" draw:text-style-name="P2" draw:id="id500" draw:layer="layout" svg:width="1.481cm" svg:height="1.03cm" svg:x="10.372cm" svg:y="16.845cm">
          <text:list text:style-name="L2">
            <text:list-header>
              <text:p text:style-name="P4"><text:span text:style-name="T2">v</text:span><text:span text:style-name="T3">4</text:span></text:p>
            </text:list-header>
          </text:list>
          <draw:enhanced-geometry svg:viewBox="0 0 21600 21600" draw:type="mso-spt202" draw:enhanced-path="M 0 0 L 21600 0 21600 21600 0 21600 0 0 Z N"/>
        </draw:custom-shape>
        <draw:custom-shape draw:style-name="gr2" draw:text-style-name="P2" draw:id="id501" draw:layer="layout" svg:width="1.481cm" svg:height="1.03cm" svg:x="10.372cm" svg:y="13.335cm">
          <text:list text:style-name="L2">
            <text:list-header>
              <text:p text:style-name="P4"><text:span text:style-name="T2">v</text:span><text:span text:style-name="T3">5</text:span></text:p>
            </text:list-header>
          </text:list>
          <draw:enhanced-geometry svg:viewBox="0 0 21600 21600" draw:type="mso-spt202" draw:enhanced-path="M 0 0 L 21600 0 21600 21600 0 21600 0 0 Z N"/>
        </draw:custom-shape>
        <draw:custom-shape draw:style-name="gr2" draw:text-style-name="P2" draw:id="id502" draw:layer="layout" svg:width="1.482cm" svg:height="1.03cm" svg:x="13.123cm" svg:y="16.845cm">
          <text:list text:style-name="L2">
            <text:list-header>
              <text:p text:style-name="P4"><text:span text:style-name="T2">v</text:span><text:span text:style-name="T3">6</text:span></text:p>
            </text:list-header>
          </text:list>
          <draw:enhanced-geometry svg:viewBox="0 0 21600 21600" draw:type="mso-spt202" draw:enhanced-path="M 0 0 L 21600 0 21600 21600 0 21600 0 0 Z N"/>
        </draw:custom-shape>
        <draw:custom-shape draw:style-name="gr2" draw:text-style-name="P2" draw:id="id503" draw:layer="layout" svg:width="1.482cm" svg:height="1.03cm" svg:x="13.758cm" svg:y="15.575cm">
          <text:list text:style-name="L2">
            <text:list-header>
              <text:p text:style-name="P4"><text:span text:style-name="T2">v</text:span><text:span text:style-name="T3">7</text:span></text:p>
            </text:list-header>
          </text:list>
          <draw:enhanced-geometry svg:viewBox="0 0 21600 21600" draw:type="mso-spt202" draw:enhanced-path="M 0 0 L 21600 0 21600 21600 0 21600 0 0 Z N"/>
        </draw:custom-shape>
        <draw:custom-shape draw:style-name="gr2" draw:text-style-name="P2" draw:id="id504" draw:layer="layout" svg:width="1.482cm" svg:height="0.853cm" svg:x="8.255cm" svg:y="12.912cm">
          <text:list text:style-name="L2">
            <text:list-header>
              <text:p text:style-name="P6"><text:span text:style-name="T5">25</text:span></text:p>
            </text:list-header>
          </text:list>
          <draw:enhanced-geometry svg:viewBox="0 0 21600 21600" draw:type="mso-spt202" draw:enhanced-path="M 0 0 L 21600 0 21600 21600 0 21600 0 0 Z N"/>
        </draw:custom-shape>
        <draw:custom-shape draw:style-name="gr2" draw:text-style-name="P2" draw:id="id505" draw:layer="layout" svg:width="1.481cm" svg:height="0.853cm" svg:x="11.642cm" svg:y="11.642cm">
          <text:list text:style-name="L2">
            <text:list-header>
              <text:p text:style-name="P6"><text:span text:style-name="T5">11</text:span></text:p>
            </text:list-header>
          </text:list>
          <draw:enhanced-geometry svg:viewBox="0 0 21600 21600" draw:type="mso-spt202" draw:enhanced-path="M 0 0 L 21600 0 21600 21600 0 21600 0 0 Z N"/>
        </draw:custom-shape>
        <draw:custom-shape draw:style-name="gr2" draw:text-style-name="P2" draw:id="id506" draw:layer="layout" svg:width="1.481cm" svg:height="0.853cm" svg:x="12.277cm" svg:y="12.7cm">
          <text:list text:style-name="L2">
            <text:list-header>
              <text:p text:style-name="P6"><text:span text:style-name="T5">9</text:span></text:p>
            </text:list-header>
          </text:list>
          <draw:enhanced-geometry svg:viewBox="0 0 21600 21600" draw:type="mso-spt202" draw:enhanced-path="M 0 0 L 21600 0 21600 21600 0 21600 0 0 Z N"/>
        </draw:custom-shape>
        <draw:custom-shape draw:style-name="gr2" draw:text-style-name="P2" draw:id="id507" draw:layer="layout" svg:width="1.482cm" svg:height="0.853cm" svg:x="9.313cm" svg:y="13.758cm">
          <text:list text:style-name="L2">
            <text:list-header>
              <text:p text:style-name="P6"><text:span text:style-name="T5">5</text:span></text:p>
            </text:list-header>
          </text:list>
          <draw:enhanced-geometry svg:viewBox="0 0 21600 21600" draw:type="mso-spt202" draw:enhanced-path="M 0 0 L 21600 0 21600 21600 0 21600 0 0 Z N"/>
        </draw:custom-shape>
        <draw:custom-shape draw:style-name="gr2" draw:text-style-name="P2" draw:id="id508" draw:layer="layout" svg:width="1.482cm" svg:height="0.853cm" svg:x="8.255cm" svg:y="15.24cm">
          <text:list text:style-name="L2">
            <text:list-header>
              <text:p text:style-name="P6"><text:span text:style-name="T5">5</text:span></text:p>
            </text:list-header>
          </text:list>
          <draw:enhanced-geometry svg:viewBox="0 0 21600 21600" draw:type="mso-spt202" draw:enhanced-path="M 0 0 L 21600 0 21600 21600 0 21600 0 0 Z N"/>
        </draw:custom-shape>
        <draw:custom-shape draw:style-name="gr2" draw:text-style-name="P2" draw:id="id509" draw:layer="layout" svg:width="1.482cm" svg:height="0.853cm" svg:x="11.853cm" svg:y="16.933cm">
          <text:list text:style-name="L2">
            <text:list-header>
              <text:p text:style-name="P6"><text:span text:style-name="T5">9</text:span></text:p>
            </text:list-header>
          </text:list>
          <draw:enhanced-geometry svg:viewBox="0 0 21600 21600" draw:type="mso-spt202" draw:enhanced-path="M 0 0 L 21600 0 21600 21600 0 21600 0 0 Z N"/>
        </draw:custom-shape>
        <draw:custom-shape draw:style-name="gr2" draw:text-style-name="P2" draw:id="id510" draw:layer="layout" svg:width="1.482cm" svg:height="0.853cm" svg:x="11.43cm" svg:y="13.758cm">
          <text:list text:style-name="L2">
            <text:list-header>
              <text:p text:style-name="P6"><text:span text:style-name="T5">10</text:span></text:p>
            </text:list-header>
          </text:list>
          <draw:enhanced-geometry svg:viewBox="0 0 21600 21600" draw:type="mso-spt202" draw:enhanced-path="M 0 0 L 21600 0 21600 21600 0 21600 0 0 Z N"/>
        </draw:custom-shape>
        <draw:custom-shape draw:style-name="gr7" draw:text-style-name="P8" draw:id="id511" draw:layer="layout" svg:width="8.89cm" svg:height="1.127cm" svg:x="0.423cm" svg:y="17.357cm">
          <text:list text:style-name="L2">
            <text:list-header>
              <text:p text:style-name="P7"><text:span text:style-name="T6">The layered network </text:span><text:span text:style-name="T7">L</text:span><text:span text:style-name="T12">f</text:span></text:p>
            </text:list-header>
          </text:list>
          <draw:enhanced-geometry svg:viewBox="0 0 21600 21600" draw:text-areas="800 800 20800 20800" draw:type="round-rectangular-callout" draw:modifiers="19658.8910133843 -26368.08510638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2" draw:id="id409" draw:layer="layout" svg:width="1.482cm" svg:height="0.853cm" svg:x="7.408cm" svg:y="9.525cm">
          <text:list text:style-name="L2">
            <text:list-header>
              <text:p text:style-name="P6"><text:span text:style-name="T5">4</text:span></text:p>
            </text:list-header>
          </text:list>
          <draw:enhanced-geometry svg:viewBox="0 0 21600 21600" draw:type="mso-spt202" draw:enhanced-path="M 0 0 L 21600 0 21600 21600 0 21600 0 0 Z N"/>
        </draw:custom-shape>
        <draw:custom-shape draw:style-name="gr2" draw:text-style-name="P2" draw:id="id486" draw:layer="layout" svg:width="1.482cm" svg:height="0.853cm" svg:x="20.108cm" svg:y="9.737cm">
          <text:list text:style-name="L2">
            <text:list-header>
              <text:p text:style-name="P6"><text:span text:style-name="T5">4</text:span></text:p>
            </text:list-header>
          </text:list>
          <draw:enhanced-geometry svg:viewBox="0 0 21600 21600" draw:type="mso-spt202" draw:enhanced-path="M 0 0 L 21600 0 21600 21600 0 21600 0 0 Z N"/>
        </draw:custom-shape>
        <draw:custom-shape draw:style-name="gr2" draw:text-style-name="P2" draw:id="id512" draw:layer="layout" svg:width="1.481cm" svg:height="0.853cm" svg:x="12.277cm" svg:y="14.605cm">
          <text:list text:style-name="L2">
            <text:list-header>
              <text:p text:style-name="P6"><text:span text:style-name="T5">4</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after-previous" presentation:group-id="0" presentation:preset-class="entrance" presentation:preset-id="ooo-entrance-dissolve-in">
                  <anim:set smil:begin="0s" smil:dur="0.001s" smil:fill="hold" smil:targetElement="id408" smil:attributeName="visibility" smil:to="visible"/>
                  <anim:transitionFilter smil:dur="0.5s" smil:targetElement="id408" smil:type="dissolve"/>
                </anim:par>
                <anim:par smil:begin="0s" smil:fill="hold" presentation:node-type="with-previous" presentation:group-id="1" presentation:preset-class="entrance" presentation:preset-id="ooo-entrance-dissolve-in">
                  <anim:set smil:begin="0s" smil:dur="0.001s" smil:fill="hold" smil:targetElement="id409" smil:attributeName="visibility" smil:to="visible"/>
                  <anim:transitionFilter smil:dur="0.5s" smil:targetElement="id409" smil:type="dissolve"/>
                </anim:par>
                <anim:par smil:begin="0s" smil:fill="hold" presentation:node-type="with-previous" presentation:preset-class="entrance" presentation:preset-id="ooo-entrance-dissolve-in">
                  <anim:set smil:begin="0s" smil:dur="0.001s" smil:fill="hold" smil:targetElement="id1" smil:attributeName="visibility" smil:to="visible"/>
                  <anim:transitionFilter smil:dur="0.5s" smil:targetElement="id1" smil:type="dissolve"/>
                </anim:par>
                <anim:par smil:begin="0s" smil:fill="hold" presentation:node-type="with-previous" presentation:preset-class="entrance" presentation:preset-id="ooo-entrance-dissolve-in">
                  <anim:set smil:begin="0s" smil:dur="0.001s" smil:fill="hold" smil:targetElement="id2" smil:attributeName="visibility" smil:to="visible"/>
                  <anim:transitionFilter smil:dur="0.5s" smil:targetElement="id2" smil:type="dissolve"/>
                </anim:par>
                <anim:par smil:begin="0s" smil:fill="hold" presentation:node-type="with-previous" presentation:preset-class="entrance" presentation:preset-id="ooo-entrance-dissolve-in">
                  <anim:set smil:begin="0s" smil:dur="0.001s" smil:fill="hold" smil:targetElement="id3" smil:attributeName="visibility" smil:to="visible"/>
                  <anim:transitionFilter smil:dur="0.5s" smil:targetElement="id3" smil:type="dissolve"/>
                </anim:par>
                <anim:par smil:begin="0s" smil:fill="hold" presentation:node-type="with-previous" presentation:preset-class="entrance" presentation:preset-id="ooo-entrance-dissolve-in">
                  <anim:set smil:begin="0s" smil:dur="0.001s" smil:fill="hold" smil:targetElement="id4" smil:attributeName="visibility" smil:to="visible"/>
                  <anim:transitionFilter smil:dur="0.5s" smil:targetElement="id4" smil:type="dissolve"/>
                </anim:par>
                <anim:par smil:begin="0s" smil:fill="hold" presentation:node-type="with-previous" presentation:preset-class="entrance" presentation:preset-id="ooo-entrance-dissolve-in">
                  <anim:set smil:begin="0s" smil:dur="0.001s" smil:fill="hold" smil:targetElement="id6" smil:attributeName="visibility" smil:to="visible"/>
                  <anim:transitionFilter smil:dur="0.5s" smil:targetElement="id6" smil:type="dissolve"/>
                </anim:par>
                <anim:par smil:begin="0s" smil:fill="hold" presentation:node-type="with-previous" presentation:preset-class="entrance" presentation:preset-id="ooo-entrance-dissolve-in">
                  <anim:set smil:begin="0s" smil:dur="0.001s" smil:fill="hold" smil:targetElement="id7" smil:attributeName="visibility" smil:to="visible"/>
                  <anim:transitionFilter smil:dur="0.5s" smil:targetElement="id7" smil:type="dissolve"/>
                </anim:par>
                <anim:par smil:begin="0s" smil:fill="hold" presentation:node-type="with-previous" presentation:preset-class="entrance" presentation:preset-id="ooo-entrance-dissolve-in">
                  <anim:set smil:begin="0s" smil:dur="0.001s" smil:fill="hold" smil:targetElement="id5" smil:attributeName="visibility" smil:to="visible"/>
                  <anim:transitionFilter smil:dur="0.5s" smil:targetElement="id5" smil:type="dissolve"/>
                </anim:par>
                <anim:par smil:begin="0s" smil:fill="hold" presentation:node-type="with-previous" presentation:preset-class="entrance" presentation:preset-id="ooo-entrance-dissolve-in">
                  <anim:set smil:begin="0s" smil:dur="0.001s" smil:fill="hold" smil:targetElement="id8" smil:attributeName="visibility" smil:to="visible"/>
                  <anim:transitionFilter smil:dur="0.5s" smil:targetElement="id8" smil:type="dissolve"/>
                </anim:par>
                <anim:par smil:begin="0s" smil:fill="hold" presentation:node-type="with-previous" presentation:preset-class="entrance" presentation:preset-id="ooo-entrance-dissolve-in">
                  <anim:set smil:begin="0s" smil:dur="0.001s" smil:fill="hold" smil:targetElement="id9" smil:attributeName="visibility" smil:to="visible"/>
                  <anim:transitionFilter smil:dur="0.5s" smil:targetElement="id9" smil:type="dissolve"/>
                </anim:par>
                <anim:par smil:begin="0s" smil:fill="hold" presentation:node-type="with-previous" presentation:preset-class="entrance" presentation:preset-id="ooo-entrance-dissolve-in">
                  <anim:set smil:begin="0s" smil:dur="0.001s" smil:fill="hold" smil:targetElement="id410" smil:attributeName="visibility" smil:to="visible"/>
                  <anim:transitionFilter smil:dur="0.5s" smil:targetElement="id410" smil:type="dissolve"/>
                </anim:par>
                <anim:par smil:begin="0s" smil:fill="hold" presentation:node-type="with-previous" presentation:preset-class="entrance" presentation:preset-id="ooo-entrance-dissolve-in">
                  <anim:set smil:begin="0s" smil:dur="0.001s" smil:fill="hold" smil:targetElement="id411" smil:attributeName="visibility" smil:to="visible"/>
                  <anim:transitionFilter smil:dur="0.5s" smil:targetElement="id411" smil:type="dissolve"/>
                </anim:par>
                <anim:par smil:begin="0s" smil:fill="hold" presentation:node-type="with-previous" presentation:preset-class="entrance" presentation:preset-id="ooo-entrance-dissolve-in">
                  <anim:set smil:begin="0s" smil:dur="0.001s" smil:fill="hold" smil:targetElement="id412" smil:attributeName="visibility" smil:to="visible"/>
                  <anim:transitionFilter smil:dur="0.5s" smil:targetElement="id412" smil:type="dissolve"/>
                </anim:par>
                <anim:par smil:begin="0s" smil:fill="hold" presentation:node-type="with-previous" presentation:preset-class="entrance" presentation:preset-id="ooo-entrance-dissolve-in">
                  <anim:set smil:begin="0s" smil:dur="0.001s" smil:fill="hold" smil:targetElement="id413" smil:attributeName="visibility" smil:to="visible"/>
                  <anim:transitionFilter smil:dur="0.5s" smil:targetElement="id413" smil:type="dissolve"/>
                </anim:par>
                <anim:par smil:begin="0s" smil:fill="hold" presentation:node-type="with-previous" presentation:preset-class="entrance" presentation:preset-id="ooo-entrance-dissolve-in">
                  <anim:set smil:begin="0s" smil:dur="0.001s" smil:fill="hold" smil:targetElement="id414" smil:attributeName="visibility" smil:to="visible"/>
                  <anim:transitionFilter smil:dur="0.5s" smil:targetElement="id414" smil:type="dissolve"/>
                </anim:par>
                <anim:par smil:begin="0s" smil:fill="hold" presentation:node-type="with-previous" presentation:preset-class="entrance" presentation:preset-id="ooo-entrance-dissolve-in">
                  <anim:set smil:begin="0s" smil:dur="0.001s" smil:fill="hold" smil:targetElement="id415" smil:attributeName="visibility" smil:to="visible"/>
                  <anim:transitionFilter smil:dur="0.5s" smil:targetElement="id415" smil:type="dissolve"/>
                </anim:par>
                <anim:par smil:begin="0s" smil:fill="hold" presentation:node-type="with-previous" presentation:preset-class="entrance" presentation:preset-id="ooo-entrance-dissolve-in">
                  <anim:set smil:begin="0s" smil:dur="0.001s" smil:fill="hold" smil:targetElement="id416" smil:attributeName="visibility" smil:to="visible"/>
                  <anim:transitionFilter smil:dur="0.5s" smil:targetElement="id416" smil:type="dissolve"/>
                </anim:par>
                <anim:par smil:begin="0s" smil:fill="hold" presentation:node-type="with-previous" presentation:preset-class="entrance" presentation:preset-id="ooo-entrance-dissolve-in">
                  <anim:set smil:begin="0s" smil:dur="0.001s" smil:fill="hold" smil:targetElement="id417" smil:attributeName="visibility" smil:to="visible"/>
                  <anim:transitionFilter smil:dur="0.5s" smil:targetElement="id417" smil:type="dissolve"/>
                </anim:par>
                <anim:par smil:begin="0s" smil:fill="hold" presentation:node-type="with-previous" presentation:preset-class="entrance" presentation:preset-id="ooo-entrance-dissolve-in">
                  <anim:set smil:begin="0s" smil:dur="0.001s" smil:fill="hold" smil:targetElement="id418" smil:attributeName="visibility" smil:to="visible"/>
                  <anim:transitionFilter smil:dur="0.5s" smil:targetElement="id418" smil:type="dissolve"/>
                </anim:par>
                <anim:par smil:begin="0s" smil:fill="hold" presentation:node-type="with-previous" presentation:preset-class="entrance" presentation:preset-id="ooo-entrance-dissolve-in">
                  <anim:set smil:begin="0s" smil:dur="0.001s" smil:fill="hold" smil:targetElement="id419" smil:attributeName="visibility" smil:to="visible"/>
                  <anim:transitionFilter smil:dur="0.5s" smil:targetElement="id419" smil:type="dissolve"/>
                </anim:par>
                <anim:par smil:begin="0s" smil:fill="hold" presentation:node-type="with-previous" presentation:preset-class="entrance" presentation:preset-id="ooo-entrance-dissolve-in">
                  <anim:set smil:begin="0s" smil:dur="0.001s" smil:fill="hold" smil:targetElement="id420" smil:attributeName="visibility" smil:to="visible"/>
                  <anim:transitionFilter smil:dur="0.5s" smil:targetElement="id420" smil:type="dissolve"/>
                </anim:par>
                <anim:par smil:begin="0s" smil:fill="hold" presentation:node-type="with-previous" presentation:preset-class="entrance" presentation:preset-id="ooo-entrance-dissolve-in">
                  <anim:set smil:begin="0s" smil:dur="0.001s" smil:fill="hold" smil:targetElement="id421" smil:attributeName="visibility" smil:to="visible"/>
                  <anim:transitionFilter smil:dur="0.5s" smil:targetElement="id421" smil:type="dissolve"/>
                </anim:par>
                <anim:par smil:begin="0s" smil:fill="hold" presentation:node-type="with-previous" presentation:preset-class="entrance" presentation:preset-id="ooo-entrance-dissolve-in">
                  <anim:set smil:begin="0s" smil:dur="0.001s" smil:fill="hold" smil:targetElement="id422" smil:attributeName="visibility" smil:to="visible"/>
                  <anim:transitionFilter smil:dur="0.5s" smil:targetElement="id422" smil:type="dissolve"/>
                </anim:par>
                <anim:par smil:begin="0s" smil:fill="hold" presentation:node-type="with-previous" presentation:preset-class="entrance" presentation:preset-id="ooo-entrance-dissolve-in">
                  <anim:set smil:begin="0s" smil:dur="0.001s" smil:fill="hold" smil:targetElement="id423" smil:attributeName="visibility" smil:to="visible"/>
                  <anim:transitionFilter smil:dur="0.5s" smil:targetElement="id423" smil:type="dissolve"/>
                </anim:par>
                <anim:par smil:begin="0s" smil:fill="hold" presentation:node-type="with-previous" presentation:preset-class="entrance" presentation:preset-id="ooo-entrance-dissolve-in">
                  <anim:set smil:begin="0s" smil:dur="0.001s" smil:fill="hold" smil:targetElement="id424" smil:attributeName="visibility" smil:to="visible"/>
                  <anim:transitionFilter smil:dur="0.5s" smil:targetElement="id424" smil:type="dissolve"/>
                </anim:par>
                <anim:par smil:begin="0s" smil:fill="hold" presentation:node-type="with-previous" presentation:group-id="0" presentation:preset-class="entrance" presentation:preset-id="ooo-entrance-dissolve-in">
                  <anim:set smil:begin="0s" smil:dur="0.001s" smil:fill="hold" smil:targetElement="id425" smil:attributeName="visibility" smil:to="visible"/>
                  <anim:transitionFilter smil:dur="0.5s" smil:targetElement="id425" smil:type="dissolve"/>
                </anim:par>
                <anim:par smil:begin="0s" smil:fill="hold" presentation:node-type="with-previous" presentation:group-id="0" presentation:preset-class="entrance" presentation:preset-id="ooo-entrance-dissolve-in">
                  <anim:set smil:begin="0s" smil:dur="0.001s" smil:fill="hold" smil:targetElement="id426" smil:attributeName="visibility" smil:to="visible"/>
                  <anim:transitionFilter smil:dur="0.5s" smil:targetElement="id426" smil:type="dissolve"/>
                </anim:par>
                <anim:par smil:begin="0s" smil:fill="hold" presentation:node-type="with-previous" presentation:group-id="0" presentation:preset-class="entrance" presentation:preset-id="ooo-entrance-dissolve-in">
                  <anim:set smil:begin="0s" smil:dur="0.001s" smil:fill="hold" smil:targetElement="id427" smil:attributeName="visibility" smil:to="visible"/>
                  <anim:transitionFilter smil:dur="0.5s" smil:targetElement="id427" smil:type="dissolve"/>
                </anim:par>
                <anim:par smil:begin="0s" smil:fill="hold" presentation:node-type="with-previous" presentation:group-id="0" presentation:preset-class="entrance" presentation:preset-id="ooo-entrance-dissolve-in">
                  <anim:set smil:begin="0s" smil:dur="0.001s" smil:fill="hold" smil:targetElement="id428" smil:attributeName="visibility" smil:to="visible"/>
                  <anim:transitionFilter smil:dur="0.5s" smil:targetElement="id428" smil:type="dissolve"/>
                </anim:par>
                <anim:par smil:begin="0s" smil:fill="hold" presentation:node-type="with-previous" presentation:group-id="0" presentation:preset-class="entrance" presentation:preset-id="ooo-entrance-dissolve-in">
                  <anim:set smil:begin="0s" smil:dur="0.001s" smil:fill="hold" smil:targetElement="id429" smil:attributeName="visibility" smil:to="visible"/>
                  <anim:transitionFilter smil:dur="0.5s" smil:targetElement="id429" smil:type="dissolve"/>
                </anim:par>
                <anim:par smil:begin="0s" smil:fill="hold" presentation:node-type="with-previous" presentation:group-id="0" presentation:preset-class="entrance" presentation:preset-id="ooo-entrance-dissolve-in">
                  <anim:set smil:begin="0s" smil:dur="0.001s" smil:fill="hold" smil:targetElement="id430" smil:attributeName="visibility" smil:to="visible"/>
                  <anim:transitionFilter smil:dur="0.5s" smil:targetElement="id430" smil:type="dissolve"/>
                </anim:par>
                <anim:par smil:begin="0s" smil:fill="hold" presentation:node-type="with-previous" presentation:group-id="0" presentation:preset-class="entrance" presentation:preset-id="ooo-entrance-dissolve-in">
                  <anim:set smil:begin="0s" smil:dur="0.001s" smil:fill="hold" smil:targetElement="id431" smil:attributeName="visibility" smil:to="visible"/>
                  <anim:transitionFilter smil:dur="0.5s" smil:targetElement="id431" smil:type="dissolve"/>
                </anim:par>
                <anim:par smil:begin="0s" smil:fill="hold" presentation:node-type="with-previous" presentation:group-id="0" presentation:preset-class="entrance" presentation:preset-id="ooo-entrance-dissolve-in">
                  <anim:set smil:begin="0s" smil:dur="0.001s" smil:fill="hold" smil:targetElement="id432" smil:attributeName="visibility" smil:to="visible"/>
                  <anim:transitionFilter smil:dur="0.5s" smil:targetElement="id432" smil:type="dissolve"/>
                </anim:par>
                <anim:par smil:begin="0s" smil:fill="hold" presentation:node-type="with-previous" presentation:group-id="0" presentation:preset-class="entrance" presentation:preset-id="ooo-entrance-dissolve-in">
                  <anim:set smil:begin="0s" smil:dur="0.001s" smil:fill="hold" smil:targetElement="id433" smil:attributeName="visibility" smil:to="visible"/>
                  <anim:transitionFilter smil:dur="0.5s" smil:targetElement="id433" smil:type="dissolve"/>
                </anim:par>
                <anim:par smil:begin="0s" smil:fill="hold" presentation:node-type="with-previous" presentation:group-id="0" presentation:preset-class="entrance" presentation:preset-id="ooo-entrance-dissolve-in">
                  <anim:set smil:begin="0s" smil:dur="0.001s" smil:fill="hold" smil:targetElement="id434" smil:attributeName="visibility" smil:to="visible"/>
                  <anim:transitionFilter smil:dur="0.5s" smil:targetElement="id434" smil:type="dissolve"/>
                </anim:par>
                <anim:par smil:begin="0s" smil:fill="hold" presentation:node-type="with-previous" presentation:group-id="0" presentation:preset-class="entrance" presentation:preset-id="ooo-entrance-dissolve-in">
                  <anim:set smil:begin="0s" smil:dur="0.001s" smil:fill="hold" smil:targetElement="id435" smil:attributeName="visibility" smil:to="visible"/>
                  <anim:transitionFilter smil:dur="0.5s" smil:targetElement="id435" smil:type="dissolve"/>
                </anim:par>
                <anim:par smil:begin="0s" smil:fill="hold" presentation:node-type="with-previous" presentation:group-id="0" presentation:preset-class="entrance" presentation:preset-id="ooo-entrance-dissolve-in">
                  <anim:set smil:begin="0s" smil:dur="0.001s" smil:fill="hold" smil:targetElement="id436" smil:attributeName="visibility" smil:to="visible"/>
                  <anim:transitionFilter smil:dur="0.5s" smil:targetElement="id436" smil:type="dissolve"/>
                </anim:par>
                <anim:par smil:begin="0s" smil:fill="hold" presentation:node-type="with-previous" presentation:group-id="0" presentation:preset-class="entrance" presentation:preset-id="ooo-entrance-dissolve-in">
                  <anim:set smil:begin="0s" smil:dur="0.001s" smil:fill="hold" smil:targetElement="id437" smil:attributeName="visibility" smil:to="visible"/>
                  <anim:transitionFilter smil:dur="0.5s" smil:targetElement="id437" smil:type="dissolve"/>
                </anim:par>
                <anim:par smil:begin="0s" smil:fill="hold" presentation:node-type="with-previous" presentation:group-id="0" presentation:preset-class="entrance" presentation:preset-id="ooo-entrance-dissolve-in">
                  <anim:set smil:begin="0s" smil:dur="0.001s" smil:fill="hold" smil:targetElement="id438" smil:attributeName="visibility" smil:to="visible"/>
                  <anim:transitionFilter smil:dur="0.5s" smil:targetElement="id438" smil:type="dissolve"/>
                </anim:par>
                <anim:par smil:begin="0s" smil:fill="hold" presentation:node-type="with-previous" presentation:group-id="0" presentation:preset-class="entrance" presentation:preset-id="ooo-entrance-dissolve-in">
                  <anim:set smil:begin="0s" smil:dur="0.001s" smil:fill="hold" smil:targetElement="id439" smil:attributeName="visibility" smil:to="visible"/>
                  <anim:transitionFilter smil:dur="0.5s" smil:targetElement="id439" smil:type="dissolve"/>
                </anim:par>
                <anim:par smil:begin="0s" smil:fill="hold" presentation:node-type="with-previous" presentation:group-id="0" presentation:preset-class="entrance" presentation:preset-id="ooo-entrance-dissolve-in">
                  <anim:set smil:begin="0s" smil:dur="0.001s" smil:fill="hold" smil:targetElement="id440" smil:attributeName="visibility" smil:to="visible"/>
                  <anim:transitionFilter smil:dur="0.5s" smil:targetElement="id440" smil:type="dissolve"/>
                </anim:par>
                <anim:par smil:begin="0s" smil:fill="hold" presentation:node-type="with-previous" presentation:group-id="0" presentation:preset-class="entrance" presentation:preset-id="ooo-entrance-dissolve-in">
                  <anim:set smil:begin="0s" smil:dur="0.001s" smil:fill="hold" smil:targetElement="id441" smil:attributeName="visibility" smil:to="visible"/>
                  <anim:transitionFilter smil:dur="0.5s" smil:targetElement="id441" smil:type="dissolve"/>
                </anim:par>
                <anim:par smil:begin="0s" smil:fill="hold" presentation:node-type="with-previous" presentation:group-id="0" presentation:preset-class="entrance" presentation:preset-id="ooo-entrance-dissolve-in">
                  <anim:set smil:begin="0s" smil:dur="0.001s" smil:fill="hold" smil:targetElement="id442" smil:attributeName="visibility" smil:to="visible"/>
                  <anim:transitionFilter smil:dur="0.5s" smil:targetElement="id442" smil:type="dissolve"/>
                </anim:par>
                <anim:par smil:begin="0s" smil:fill="hold" presentation:node-type="with-previous" presentation:group-id="0" presentation:preset-class="entrance" presentation:preset-id="ooo-entrance-dissolve-in">
                  <anim:set smil:begin="0s" smil:dur="0.001s" smil:fill="hold" smil:targetElement="id443" smil:attributeName="visibility" smil:to="visible"/>
                  <anim:transitionFilter smil:dur="0.5s" smil:targetElement="id443" smil:type="dissolve"/>
                </anim:par>
                <anim:par smil:begin="0s" smil:fill="hold" presentation:node-type="with-previous" presentation:group-id="0" presentation:preset-class="entrance" presentation:preset-id="ooo-entrance-dissolve-in">
                  <anim:set smil:begin="0s" smil:dur="0.001s" smil:fill="hold" smil:targetElement="id444" smil:attributeName="visibility" smil:to="visible"/>
                  <anim:transitionFilter smil:dur="0.5s" smil:targetElement="id444" smil:type="dissolve"/>
                </anim:par>
                <anim:par smil:begin="0s" smil:fill="hold" presentation:node-type="with-previous" presentation:group-id="0" presentation:preset-class="entrance" presentation:preset-id="ooo-entrance-dissolve-in">
                  <anim:set smil:begin="0s" smil:dur="0.001s" smil:fill="hold" smil:targetElement="id445" smil:attributeName="visibility" smil:to="visible"/>
                  <anim:transitionFilter smil:dur="0.5s" smil:targetElement="id445" smil:type="dissolve"/>
                </anim:par>
                <anim:par smil:begin="0s" smil:fill="hold" presentation:node-type="with-previous" presentation:group-id="0" presentation:preset-class="entrance" presentation:preset-id="ooo-entrance-dissolve-in">
                  <anim:set smil:begin="0s" smil:dur="0.001s" smil:fill="hold" smil:targetElement="id446" smil:attributeName="visibility" smil:to="visible"/>
                  <anim:transitionFilter smil:dur="0.5s" smil:targetElement="id446" smil:type="dissolve"/>
                </anim:par>
                <anim:par smil:begin="0s" smil:fill="hold" presentation:node-type="with-previous" presentation:group-id="0" presentation:preset-class="entrance" presentation:preset-id="ooo-entrance-dissolve-in">
                  <anim:set smil:begin="0s" smil:dur="0.001s" smil:fill="hold" smil:targetElement="id447" smil:attributeName="visibility" smil:to="visible"/>
                  <anim:transitionFilter smil:dur="0.5s" smil:targetElement="id447" smil:type="dissolve"/>
                </anim:par>
              </anim:par>
            </anim:par>
            <anim:par smil:begin="next" smil:fill="hold">
              <anim:par smil:begin="0s" smil:fill="hold">
                <anim:par smil:begin="0s" smil:fill="hold" presentation:node-type="on-click" presentation:group-id="1" presentation:preset-class="exit" presentation:preset-id="ooo-exit-fade-out">
                  <anim:transitionFilter smil:dur="0.5s" smil:targetElement="id447" smil:type="fade" smil:subtype="crossfade" smil:mode="out"/>
                  <anim:set smil:begin="0.499s" smil:dur="0.001s" smil:fill="hold" smil:targetElement="id447" smil:attributeName="visibility" smil:to="hidden"/>
                </anim:par>
              </anim:par>
              <anim:par smil:begin="0.5s" smil:fill="hold">
                <anim:par smil:begin="0s" smil:fill="hold" presentation:node-type="after-previous" presentation:group-id="0" presentation:preset-class="entrance" presentation:preset-id="ooo-entrance-dissolve-in">
                  <anim:set smil:begin="0s" smil:dur="0.001s" smil:fill="hold" smil:targetElement="id448" smil:attributeName="visibility" smil:to="visible"/>
                  <anim:transitionFilter smil:dur="0.5s" smil:targetElement="id448" smil:type="dissolve"/>
                </anim:par>
                <anim:par smil:begin="0s" smil:fill="hold" presentation:node-type="with-previous" presentation:preset-class="entrance" presentation:preset-id="ooo-entrance-dissolve-in">
                  <anim:set smil:begin="0s" smil:dur="0.001s" smil:fill="hold" smil:targetElement="id10" smil:attributeName="visibility" smil:to="visible"/>
                  <anim:transitionFilter smil:dur="0.5s" smil:targetElement="id10" smil:type="dissolve"/>
                </anim:par>
                <anim:par smil:begin="0s" smil:fill="hold" presentation:node-type="with-previous" presentation:preset-class="entrance" presentation:preset-id="ooo-entrance-dissolve-in">
                  <anim:set smil:begin="0s" smil:dur="0.001s" smil:fill="hold" smil:targetElement="id11" smil:attributeName="visibility" smil:to="visible"/>
                  <anim:transitionFilter smil:dur="0.5s" smil:targetElement="id11" smil:type="dissolve"/>
                </anim:par>
                <anim:par smil:begin="0s" smil:fill="hold" presentation:node-type="with-previous" presentation:preset-class="entrance" presentation:preset-id="ooo-entrance-dissolve-in">
                  <anim:set smil:begin="0s" smil:dur="0.001s" smil:fill="hold" smil:targetElement="id12" smil:attributeName="visibility" smil:to="visible"/>
                  <anim:transitionFilter smil:dur="0.5s" smil:targetElement="id12" smil:type="dissolve"/>
                </anim:par>
                <anim:par smil:begin="0s" smil:fill="hold" presentation:node-type="with-previous" presentation:preset-class="entrance" presentation:preset-id="ooo-entrance-dissolve-in">
                  <anim:set smil:begin="0s" smil:dur="0.001s" smil:fill="hold" smil:targetElement="id13" smil:attributeName="visibility" smil:to="visible"/>
                  <anim:transitionFilter smil:dur="0.5s" smil:targetElement="id13" smil:type="dissolve"/>
                </anim:par>
                <anim:par smil:begin="0s" smil:fill="hold" presentation:node-type="with-previous" presentation:preset-class="entrance" presentation:preset-id="ooo-entrance-dissolve-in">
                  <anim:set smil:begin="0s" smil:dur="0.001s" smil:fill="hold" smil:targetElement="id15" smil:attributeName="visibility" smil:to="visible"/>
                  <anim:transitionFilter smil:dur="0.5s" smil:targetElement="id15" smil:type="dissolve"/>
                </anim:par>
                <anim:par smil:begin="0s" smil:fill="hold" presentation:node-type="with-previous" presentation:preset-class="entrance" presentation:preset-id="ooo-entrance-dissolve-in">
                  <anim:set smil:begin="0s" smil:dur="0.001s" smil:fill="hold" smil:targetElement="id16" smil:attributeName="visibility" smil:to="visible"/>
                  <anim:transitionFilter smil:dur="0.5s" smil:targetElement="id16" smil:type="dissolve"/>
                </anim:par>
                <anim:par smil:begin="0s" smil:fill="hold" presentation:node-type="with-previous" presentation:preset-class="entrance" presentation:preset-id="ooo-entrance-dissolve-in">
                  <anim:set smil:begin="0s" smil:dur="0.001s" smil:fill="hold" smil:targetElement="id14" smil:attributeName="visibility" smil:to="visible"/>
                  <anim:transitionFilter smil:dur="0.5s" smil:targetElement="id14" smil:type="dissolve"/>
                </anim:par>
                <anim:par smil:begin="0s" smil:fill="hold" presentation:node-type="with-previous" presentation:preset-class="entrance" presentation:preset-id="ooo-entrance-dissolve-in">
                  <anim:set smil:begin="0s" smil:dur="0.001s" smil:fill="hold" smil:targetElement="id17" smil:attributeName="visibility" smil:to="visible"/>
                  <anim:transitionFilter smil:dur="0.5s" smil:targetElement="id17" smil:type="dissolve"/>
                </anim:par>
                <anim:par smil:begin="0s" smil:fill="hold" presentation:node-type="with-previous" presentation:preset-class="entrance" presentation:preset-id="ooo-entrance-dissolve-in">
                  <anim:set smil:begin="0s" smil:dur="0.001s" smil:fill="hold" smil:targetElement="id18" smil:attributeName="visibility" smil:to="visible"/>
                  <anim:transitionFilter smil:dur="0.5s" smil:targetElement="id18" smil:type="dissolve"/>
                </anim:par>
                <anim:par smil:begin="0s" smil:fill="hold" presentation:node-type="with-previous" presentation:preset-class="entrance" presentation:preset-id="ooo-entrance-dissolve-in">
                  <anim:set smil:begin="0s" smil:dur="0.001s" smil:fill="hold" smil:targetElement="id449" smil:attributeName="visibility" smil:to="visible"/>
                  <anim:transitionFilter smil:dur="0.5s" smil:targetElement="id449" smil:type="dissolve"/>
                </anim:par>
                <anim:par smil:begin="0s" smil:fill="hold" presentation:node-type="with-previous" presentation:preset-class="entrance" presentation:preset-id="ooo-entrance-dissolve-in">
                  <anim:set smil:begin="0s" smil:dur="0.001s" smil:fill="hold" smil:targetElement="id450" smil:attributeName="visibility" smil:to="visible"/>
                  <anim:transitionFilter smil:dur="0.5s" smil:targetElement="id450" smil:type="dissolve"/>
                </anim:par>
                <anim:par smil:begin="0s" smil:fill="hold" presentation:node-type="with-previous" presentation:preset-class="entrance" presentation:preset-id="ooo-entrance-dissolve-in">
                  <anim:set smil:begin="0s" smil:dur="0.001s" smil:fill="hold" smil:targetElement="id451" smil:attributeName="visibility" smil:to="visible"/>
                  <anim:transitionFilter smil:dur="0.5s" smil:targetElement="id451" smil:type="dissolve"/>
                </anim:par>
                <anim:par smil:begin="0s" smil:fill="hold" presentation:node-type="with-previous" presentation:preset-class="entrance" presentation:preset-id="ooo-entrance-dissolve-in">
                  <anim:set smil:begin="0s" smil:dur="0.001s" smil:fill="hold" smil:targetElement="id452" smil:attributeName="visibility" smil:to="visible"/>
                  <anim:transitionFilter smil:dur="0.5s" smil:targetElement="id452" smil:type="dissolve"/>
                </anim:par>
                <anim:par smil:begin="0s" smil:fill="hold" presentation:node-type="with-previous" presentation:preset-class="entrance" presentation:preset-id="ooo-entrance-dissolve-in">
                  <anim:set smil:begin="0s" smil:dur="0.001s" smil:fill="hold" smil:targetElement="id453" smil:attributeName="visibility" smil:to="visible"/>
                  <anim:transitionFilter smil:dur="0.5s" smil:targetElement="id453" smil:type="dissolve"/>
                </anim:par>
                <anim:par smil:begin="0s" smil:fill="hold" presentation:node-type="with-previous" presentation:preset-class="entrance" presentation:preset-id="ooo-entrance-dissolve-in">
                  <anim:set smil:begin="0s" smil:dur="0.001s" smil:fill="hold" smil:targetElement="id454" smil:attributeName="visibility" smil:to="visible"/>
                  <anim:transitionFilter smil:dur="0.5s" smil:targetElement="id454" smil:type="dissolve"/>
                </anim:par>
                <anim:par smil:begin="0s" smil:fill="hold" presentation:node-type="with-previous" presentation:preset-class="entrance" presentation:preset-id="ooo-entrance-dissolve-in">
                  <anim:set smil:begin="0s" smil:dur="0.001s" smil:fill="hold" smil:targetElement="id455" smil:attributeName="visibility" smil:to="visible"/>
                  <anim:transitionFilter smil:dur="0.5s" smil:targetElement="id455" smil:type="dissolve"/>
                </anim:par>
                <anim:par smil:begin="0s" smil:fill="hold" presentation:node-type="with-previous" presentation:preset-class="entrance" presentation:preset-id="ooo-entrance-dissolve-in">
                  <anim:set smil:begin="0s" smil:dur="0.001s" smil:fill="hold" smil:targetElement="id456" smil:attributeName="visibility" smil:to="visible"/>
                  <anim:transitionFilter smil:dur="0.5s" smil:targetElement="id456" smil:type="dissolve"/>
                </anim:par>
                <anim:par smil:begin="0s" smil:fill="hold" presentation:node-type="with-previous" presentation:preset-class="entrance" presentation:preset-id="ooo-entrance-dissolve-in">
                  <anim:set smil:begin="0s" smil:dur="0.001s" smil:fill="hold" smil:targetElement="id457" smil:attributeName="visibility" smil:to="visible"/>
                  <anim:transitionFilter smil:dur="0.5s" smil:targetElement="id457" smil:type="dissolve"/>
                </anim:par>
                <anim:par smil:begin="0s" smil:fill="hold" presentation:node-type="with-previous" presentation:preset-class="entrance" presentation:preset-id="ooo-entrance-dissolve-in">
                  <anim:set smil:begin="0s" smil:dur="0.001s" smil:fill="hold" smil:targetElement="id458" smil:attributeName="visibility" smil:to="visible"/>
                  <anim:transitionFilter smil:dur="0.5s" smil:targetElement="id458" smil:type="dissolve"/>
                </anim:par>
                <anim:par smil:begin="0s" smil:fill="hold" presentation:node-type="with-previous" presentation:preset-class="entrance" presentation:preset-id="ooo-entrance-dissolve-in">
                  <anim:set smil:begin="0s" smil:dur="0.001s" smil:fill="hold" smil:targetElement="id459" smil:attributeName="visibility" smil:to="visible"/>
                  <anim:transitionFilter smil:dur="0.5s" smil:targetElement="id459" smil:type="dissolve"/>
                </anim:par>
                <anim:par smil:begin="0s" smil:fill="hold" presentation:node-type="with-previous" presentation:preset-class="entrance" presentation:preset-id="ooo-entrance-dissolve-in">
                  <anim:set smil:begin="0s" smil:dur="0.001s" smil:fill="hold" smil:targetElement="id460" smil:attributeName="visibility" smil:to="visible"/>
                  <anim:transitionFilter smil:dur="0.5s" smil:targetElement="id460" smil:type="dissolve"/>
                </anim:par>
                <anim:par smil:begin="0s" smil:fill="hold" presentation:node-type="with-previous" presentation:preset-class="entrance" presentation:preset-id="ooo-entrance-dissolve-in">
                  <anim:set smil:begin="0s" smil:dur="0.001s" smil:fill="hold" smil:targetElement="id461" smil:attributeName="visibility" smil:to="visible"/>
                  <anim:transitionFilter smil:dur="0.5s" smil:targetElement="id461" smil:type="dissolve"/>
                </anim:par>
                <anim:par smil:begin="0s" smil:fill="hold" presentation:node-type="with-previous" presentation:preset-class="entrance" presentation:preset-id="ooo-entrance-dissolve-in">
                  <anim:set smil:begin="0s" smil:dur="0.001s" smil:fill="hold" smil:targetElement="id462" smil:attributeName="visibility" smil:to="visible"/>
                  <anim:transitionFilter smil:dur="0.5s" smil:targetElement="id462" smil:type="dissolve"/>
                </anim:par>
                <anim:par smil:begin="0s" smil:fill="hold" presentation:node-type="with-previous" presentation:preset-class="entrance" presentation:preset-id="ooo-entrance-dissolve-in">
                  <anim:set smil:begin="0s" smil:dur="0.001s" smil:fill="hold" smil:targetElement="id463" smil:attributeName="visibility" smil:to="visible"/>
                  <anim:transitionFilter smil:dur="0.5s" smil:targetElement="id463" smil:type="dissolve"/>
                </anim:par>
                <anim:par smil:begin="0s" smil:fill="hold" presentation:node-type="with-previous" presentation:group-id="0" presentation:preset-class="entrance" presentation:preset-id="ooo-entrance-dissolve-in">
                  <anim:set smil:begin="0s" smil:dur="0.001s" smil:fill="hold" smil:targetElement="id464" smil:attributeName="visibility" smil:to="visible"/>
                  <anim:transitionFilter smil:dur="0.5s" smil:targetElement="id464" smil:type="dissolve"/>
                </anim:par>
                <anim:par smil:begin="0s" smil:fill="hold" presentation:node-type="with-previous" presentation:group-id="0" presentation:preset-class="entrance" presentation:preset-id="ooo-entrance-dissolve-in">
                  <anim:set smil:begin="0s" smil:dur="0.001s" smil:fill="hold" smil:targetElement="id465" smil:attributeName="visibility" smil:to="visible"/>
                  <anim:transitionFilter smil:dur="0.5s" smil:targetElement="id465" smil:type="dissolve"/>
                </anim:par>
                <anim:par smil:begin="0s" smil:fill="hold" presentation:node-type="with-previous" presentation:group-id="0" presentation:preset-class="entrance" presentation:preset-id="ooo-entrance-dissolve-in">
                  <anim:set smil:begin="0s" smil:dur="0.001s" smil:fill="hold" smil:targetElement="id466" smil:attributeName="visibility" smil:to="visible"/>
                  <anim:transitionFilter smil:dur="0.5s" smil:targetElement="id466" smil:type="dissolve"/>
                </anim:par>
                <anim:par smil:begin="0s" smil:fill="hold" presentation:node-type="with-previous" presentation:group-id="0" presentation:preset-class="entrance" presentation:preset-id="ooo-entrance-dissolve-in">
                  <anim:set smil:begin="0s" smil:dur="0.001s" smil:fill="hold" smil:targetElement="id467" smil:attributeName="visibility" smil:to="visible"/>
                  <anim:transitionFilter smil:dur="0.5s" smil:targetElement="id467" smil:type="dissolve"/>
                </anim:par>
                <anim:par smil:begin="0s" smil:fill="hold" presentation:node-type="with-previous" presentation:group-id="0" presentation:preset-class="entrance" presentation:preset-id="ooo-entrance-dissolve-in">
                  <anim:set smil:begin="0s" smil:dur="0.001s" smil:fill="hold" smil:targetElement="id468" smil:attributeName="visibility" smil:to="visible"/>
                  <anim:transitionFilter smil:dur="0.5s" smil:targetElement="id468" smil:type="dissolve"/>
                </anim:par>
                <anim:par smil:begin="0s" smil:fill="hold" presentation:node-type="with-previous" presentation:group-id="0" presentation:preset-class="entrance" presentation:preset-id="ooo-entrance-dissolve-in">
                  <anim:set smil:begin="0s" smil:dur="0.001s" smil:fill="hold" smil:targetElement="id469" smil:attributeName="visibility" smil:to="visible"/>
                  <anim:transitionFilter smil:dur="0.5s" smil:targetElement="id469" smil:type="dissolve"/>
                </anim:par>
                <anim:par smil:begin="0s" smil:fill="hold" presentation:node-type="with-previous" presentation:group-id="0" presentation:preset-class="entrance" presentation:preset-id="ooo-entrance-dissolve-in">
                  <anim:set smil:begin="0s" smil:dur="0.001s" smil:fill="hold" smil:targetElement="id470" smil:attributeName="visibility" smil:to="visible"/>
                  <anim:transitionFilter smil:dur="0.5s" smil:targetElement="id470" smil:type="dissolve"/>
                </anim:par>
                <anim:par smil:begin="0s" smil:fill="hold" presentation:node-type="with-previous" presentation:group-id="0" presentation:preset-class="entrance" presentation:preset-id="ooo-entrance-dissolve-in">
                  <anim:set smil:begin="0s" smil:dur="0.001s" smil:fill="hold" smil:targetElement="id471" smil:attributeName="visibility" smil:to="visible"/>
                  <anim:transitionFilter smil:dur="0.5s" smil:targetElement="id471" smil:type="dissolve"/>
                </anim:par>
                <anim:par smil:begin="0s" smil:fill="hold" presentation:node-type="with-previous" presentation:group-id="0" presentation:preset-class="entrance" presentation:preset-id="ooo-entrance-dissolve-in">
                  <anim:set smil:begin="0s" smil:dur="0.001s" smil:fill="hold" smil:targetElement="id472" smil:attributeName="visibility" smil:to="visible"/>
                  <anim:transitionFilter smil:dur="0.5s" smil:targetElement="id472" smil:type="dissolve"/>
                </anim:par>
                <anim:par smil:begin="0s" smil:fill="hold" presentation:node-type="with-previous" presentation:group-id="0" presentation:preset-class="entrance" presentation:preset-id="ooo-entrance-dissolve-in">
                  <anim:set smil:begin="0s" smil:dur="0.001s" smil:fill="hold" smil:targetElement="id473" smil:attributeName="visibility" smil:to="visible"/>
                  <anim:transitionFilter smil:dur="0.5s" smil:targetElement="id473" smil:type="dissolve"/>
                </anim:par>
                <anim:par smil:begin="0s" smil:fill="hold" presentation:node-type="with-previous" presentation:group-id="0" presentation:preset-class="entrance" presentation:preset-id="ooo-entrance-dissolve-in">
                  <anim:set smil:begin="0s" smil:dur="0.001s" smil:fill="hold" smil:targetElement="id474" smil:attributeName="visibility" smil:to="visible"/>
                  <anim:transitionFilter smil:dur="0.5s" smil:targetElement="id474" smil:type="dissolve"/>
                </anim:par>
                <anim:par smil:begin="0s" smil:fill="hold" presentation:node-type="with-previous" presentation:group-id="0" presentation:preset-class="entrance" presentation:preset-id="ooo-entrance-dissolve-in">
                  <anim:set smil:begin="0s" smil:dur="0.001s" smil:fill="hold" smil:targetElement="id475" smil:attributeName="visibility" smil:to="visible"/>
                  <anim:transitionFilter smil:dur="0.5s" smil:targetElement="id475" smil:type="dissolve"/>
                </anim:par>
                <anim:par smil:begin="0s" smil:fill="hold" presentation:node-type="with-previous" presentation:group-id="0" presentation:preset-class="entrance" presentation:preset-id="ooo-entrance-dissolve-in">
                  <anim:set smil:begin="0s" smil:dur="0.001s" smil:fill="hold" smil:targetElement="id476" smil:attributeName="visibility" smil:to="visible"/>
                  <anim:transitionFilter smil:dur="0.5s" smil:targetElement="id476" smil:type="dissolve"/>
                </anim:par>
                <anim:par smil:begin="0s" smil:fill="hold" presentation:node-type="with-previous" presentation:group-id="0" presentation:preset-class="entrance" presentation:preset-id="ooo-entrance-dissolve-in">
                  <anim:set smil:begin="0s" smil:dur="0.001s" smil:fill="hold" smil:targetElement="id477" smil:attributeName="visibility" smil:to="visible"/>
                  <anim:transitionFilter smil:dur="0.5s" smil:targetElement="id477" smil:type="dissolve"/>
                </anim:par>
                <anim:par smil:begin="0s" smil:fill="hold" presentation:node-type="with-previous" presentation:group-id="0" presentation:preset-class="entrance" presentation:preset-id="ooo-entrance-dissolve-in">
                  <anim:set smil:begin="0s" smil:dur="0.001s" smil:fill="hold" smil:targetElement="id478" smil:attributeName="visibility" smil:to="visible"/>
                  <anim:transitionFilter smil:dur="0.5s" smil:targetElement="id478" smil:type="dissolve"/>
                </anim:par>
                <anim:par smil:begin="0s" smil:fill="hold" presentation:node-type="with-previous" presentation:group-id="0" presentation:preset-class="entrance" presentation:preset-id="ooo-entrance-dissolve-in">
                  <anim:set smil:begin="0s" smil:dur="0.001s" smil:fill="hold" smil:targetElement="id479" smil:attributeName="visibility" smil:to="visible"/>
                  <anim:transitionFilter smil:dur="0.5s" smil:targetElement="id479" smil:type="dissolve"/>
                </anim:par>
                <anim:par smil:begin="0s" smil:fill="hold" presentation:node-type="with-previous" presentation:group-id="0" presentation:preset-class="entrance" presentation:preset-id="ooo-entrance-dissolve-in">
                  <anim:set smil:begin="0s" smil:dur="0.001s" smil:fill="hold" smil:targetElement="id480" smil:attributeName="visibility" smil:to="visible"/>
                  <anim:transitionFilter smil:dur="0.5s" smil:targetElement="id480" smil:type="dissolve"/>
                </anim:par>
                <anim:par smil:begin="0s" smil:fill="hold" presentation:node-type="with-previous" presentation:group-id="0" presentation:preset-class="entrance" presentation:preset-id="ooo-entrance-dissolve-in">
                  <anim:set smil:begin="0s" smil:dur="0.001s" smil:fill="hold" smil:targetElement="id481" smil:attributeName="visibility" smil:to="visible"/>
                  <anim:transitionFilter smil:dur="0.5s" smil:targetElement="id481" smil:type="dissolve"/>
                </anim:par>
                <anim:par smil:begin="0s" smil:fill="hold" presentation:node-type="with-previous" presentation:group-id="0" presentation:preset-class="entrance" presentation:preset-id="ooo-entrance-dissolve-in">
                  <anim:set smil:begin="0s" smil:dur="0.001s" smil:fill="hold" smil:targetElement="id482" smil:attributeName="visibility" smil:to="visible"/>
                  <anim:transitionFilter smil:dur="0.5s" smil:targetElement="id482" smil:type="dissolve"/>
                </anim:par>
                <anim:par smil:begin="0s" smil:fill="hold" presentation:node-type="with-previous" presentation:group-id="0" presentation:preset-class="entrance" presentation:preset-id="ooo-entrance-dissolve-in">
                  <anim:set smil:begin="0s" smil:dur="0.001s" smil:fill="hold" smil:targetElement="id483" smil:attributeName="visibility" smil:to="visible"/>
                  <anim:transitionFilter smil:dur="0.5s" smil:targetElement="id483" smil:type="dissolve"/>
                </anim:par>
                <anim:par smil:begin="0s" smil:fill="hold" presentation:node-type="with-previous" presentation:group-id="0" presentation:preset-class="entrance" presentation:preset-id="ooo-entrance-dissolve-in">
                  <anim:set smil:begin="0s" smil:dur="0.001s" smil:fill="hold" smil:targetElement="id484" smil:attributeName="visibility" smil:to="visible"/>
                  <anim:transitionFilter smil:dur="0.5s" smil:targetElement="id484" smil:type="dissolve"/>
                </anim:par>
                <anim:par smil:begin="0s" smil:fill="hold" presentation:node-type="with-previous" presentation:group-id="0" presentation:preset-class="entrance" presentation:preset-id="ooo-entrance-dissolve-in">
                  <anim:set smil:begin="0s" smil:dur="0.001s" smil:fill="hold" smil:targetElement="id485" smil:attributeName="visibility" smil:to="visible"/>
                  <anim:transitionFilter smil:dur="0.5s" smil:targetElement="id485" smil:type="dissolve"/>
                </anim:par>
                <anim:par smil:begin="0s" smil:fill="hold" presentation:node-type="with-previous" presentation:group-id="1" presentation:preset-class="entrance" presentation:preset-id="ooo-entrance-dissolve-in">
                  <anim:set smil:begin="0s" smil:dur="0.001s" smil:fill="hold" smil:targetElement="id486" smil:attributeName="visibility" smil:to="visible"/>
                  <anim:transitionFilter smil:dur="0.5s" smil:targetElement="id486" smil:type="dissolve"/>
                </anim:par>
                <anim:par smil:begin="0s" smil:fill="hold" presentation:node-type="with-previous" presentation:group-id="0" presentation:preset-class="entrance" presentation:preset-id="ooo-entrance-dissolve-in">
                  <anim:set smil:begin="0s" smil:dur="0.001s" smil:fill="hold" smil:targetElement="id487" smil:attributeName="visibility" smil:to="visible"/>
                  <anim:transitionFilter smil:dur="0.5s" smil:targetElement="id487" smil:type="dissolve"/>
                </anim:par>
              </anim:par>
            </anim:par>
            <anim:par smil:begin="next" smil:fill="hold">
              <anim:par smil:begin="0s" smil:fill="hold">
                <anim:par smil:begin="0s" smil:fill="hold" presentation:node-type="on-click" presentation:group-id="1" presentation:preset-class="exit" presentation:preset-id="ooo-exit-fade-out">
                  <anim:transitionFilter smil:dur="0.5s" smil:targetElement="id487" smil:type="fade" smil:subtype="crossfade" smil:mode="out"/>
                  <anim:set smil:begin="0.499s" smil:dur="0.001s" smil:fill="hold" smil:targetElement="id487" smil:attributeName="visibility" smil:to="hidden"/>
                </anim:par>
              </anim:par>
              <anim:par smil:begin="0.5s" smil:fill="hold">
                <anim:par smil:begin="0s" smil:fill="hold" presentation:node-type="after-previous" presentation:group-id="0" presentation:preset-class="entrance" presentation:preset-id="ooo-entrance-dissolve-in">
                  <anim:set smil:begin="0s" smil:dur="0.001s" smil:fill="hold" smil:targetElement="id488" smil:attributeName="visibility" smil:to="visible"/>
                  <anim:transitionFilter smil:dur="0.5s" smil:targetElement="id488" smil:type="dissolve"/>
                </anim:par>
                <anim:par smil:begin="0s" smil:fill="hold" presentation:node-type="with-previous" presentation:preset-class="entrance" presentation:preset-id="ooo-entrance-dissolve-in">
                  <anim:set smil:begin="0s" smil:dur="0.001s" smil:fill="hold" smil:targetElement="id19" smil:attributeName="visibility" smil:to="visible"/>
                  <anim:transitionFilter smil:dur="0.5s" smil:targetElement="id19" smil:type="dissolve"/>
                </anim:par>
                <anim:par smil:begin="0s" smil:fill="hold" presentation:node-type="with-previous" presentation:preset-class="entrance" presentation:preset-id="ooo-entrance-dissolve-in">
                  <anim:set smil:begin="0s" smil:dur="0.001s" smil:fill="hold" smil:targetElement="id20" smil:attributeName="visibility" smil:to="visible"/>
                  <anim:transitionFilter smil:dur="0.5s" smil:targetElement="id20" smil:type="dissolve"/>
                </anim:par>
                <anim:par smil:begin="0s" smil:fill="hold" presentation:node-type="with-previous" presentation:preset-class="entrance" presentation:preset-id="ooo-entrance-dissolve-in">
                  <anim:set smil:begin="0s" smil:dur="0.001s" smil:fill="hold" smil:targetElement="id21" smil:attributeName="visibility" smil:to="visible"/>
                  <anim:transitionFilter smil:dur="0.5s" smil:targetElement="id21" smil:type="dissolve"/>
                </anim:par>
                <anim:par smil:begin="0s" smil:fill="hold" presentation:node-type="with-previous" presentation:preset-class="entrance" presentation:preset-id="ooo-entrance-dissolve-in">
                  <anim:set smil:begin="0s" smil:dur="0.001s" smil:fill="hold" smil:targetElement="id22" smil:attributeName="visibility" smil:to="visible"/>
                  <anim:transitionFilter smil:dur="0.5s" smil:targetElement="id22" smil:type="dissolve"/>
                </anim:par>
                <anim:par smil:begin="0s" smil:fill="hold" presentation:node-type="with-previous" presentation:preset-class="entrance" presentation:preset-id="ooo-entrance-dissolve-in">
                  <anim:set smil:begin="0s" smil:dur="0.001s" smil:fill="hold" smil:targetElement="id23" smil:attributeName="visibility" smil:to="visible"/>
                  <anim:transitionFilter smil:dur="0.5s" smil:targetElement="id23" smil:type="dissolve"/>
                </anim:par>
                <anim:par smil:begin="0s" smil:fill="hold" presentation:node-type="with-previous" presentation:preset-class="entrance" presentation:preset-id="ooo-entrance-dissolve-in">
                  <anim:set smil:begin="0s" smil:dur="0.001s" smil:fill="hold" smil:targetElement="id26" smil:attributeName="visibility" smil:to="visible"/>
                  <anim:transitionFilter smil:dur="0.5s" smil:targetElement="id26" smil:type="dissolve"/>
                </anim:par>
                <anim:par smil:begin="0s" smil:fill="hold" presentation:node-type="with-previous" presentation:preset-class="entrance" presentation:preset-id="ooo-entrance-dissolve-in">
                  <anim:set smil:begin="0s" smil:dur="0.001s" smil:fill="hold" smil:targetElement="id24" smil:attributeName="visibility" smil:to="visible"/>
                  <anim:transitionFilter smil:dur="0.5s" smil:targetElement="id24" smil:type="dissolve"/>
                </anim:par>
                <anim:par smil:begin="0s" smil:fill="hold" presentation:node-type="with-previous" presentation:preset-class="entrance" presentation:preset-id="ooo-entrance-dissolve-in">
                  <anim:set smil:begin="0s" smil:dur="0.001s" smil:fill="hold" smil:targetElement="id25" smil:attributeName="visibility" smil:to="visible"/>
                  <anim:transitionFilter smil:dur="0.5s" smil:targetElement="id25" smil:type="dissolve"/>
                </anim:par>
                <anim:par smil:begin="0s" smil:fill="hold" presentation:node-type="with-previous" presentation:preset-class="entrance" presentation:preset-id="ooo-entrance-dissolve-in">
                  <anim:set smil:begin="0s" smil:dur="0.001s" smil:fill="hold" smil:targetElement="id489" smil:attributeName="visibility" smil:to="visible"/>
                  <anim:transitionFilter smil:dur="0.5s" smil:targetElement="id489" smil:type="dissolve"/>
                </anim:par>
                <anim:par smil:begin="0s" smil:fill="hold" presentation:node-type="with-previous" presentation:preset-class="entrance" presentation:preset-id="ooo-entrance-dissolve-in">
                  <anim:set smil:begin="0s" smil:dur="0.001s" smil:fill="hold" smil:targetElement="id490" smil:attributeName="visibility" smil:to="visible"/>
                  <anim:transitionFilter smil:dur="0.5s" smil:targetElement="id490" smil:type="dissolve"/>
                </anim:par>
                <anim:par smil:begin="0s" smil:fill="hold" presentation:node-type="with-previous" presentation:preset-class="entrance" presentation:preset-id="ooo-entrance-dissolve-in">
                  <anim:set smil:begin="0s" smil:dur="0.001s" smil:fill="hold" smil:targetElement="id491" smil:attributeName="visibility" smil:to="visible"/>
                  <anim:transitionFilter smil:dur="0.5s" smil:targetElement="id491" smil:type="dissolve"/>
                </anim:par>
                <anim:par smil:begin="0s" smil:fill="hold" presentation:node-type="with-previous" presentation:preset-class="entrance" presentation:preset-id="ooo-entrance-dissolve-in">
                  <anim:set smil:begin="0s" smil:dur="0.001s" smil:fill="hold" smil:targetElement="id492" smil:attributeName="visibility" smil:to="visible"/>
                  <anim:transitionFilter smil:dur="0.5s" smil:targetElement="id492" smil:type="dissolve"/>
                </anim:par>
                <anim:par smil:begin="0s" smil:fill="hold" presentation:node-type="with-previous" presentation:preset-class="entrance" presentation:preset-id="ooo-entrance-dissolve-in">
                  <anim:set smil:begin="0s" smil:dur="0.001s" smil:fill="hold" smil:targetElement="id493" smil:attributeName="visibility" smil:to="visible"/>
                  <anim:transitionFilter smil:dur="0.5s" smil:targetElement="id493" smil:type="dissolve"/>
                </anim:par>
                <anim:par smil:begin="0s" smil:fill="hold" presentation:node-type="with-previous" presentation:preset-class="entrance" presentation:preset-id="ooo-entrance-dissolve-in">
                  <anim:set smil:begin="0s" smil:dur="0.001s" smil:fill="hold" smil:targetElement="id494" smil:attributeName="visibility" smil:to="visible"/>
                  <anim:transitionFilter smil:dur="0.5s" smil:targetElement="id494" smil:type="dissolve"/>
                </anim:par>
                <anim:par smil:begin="0s" smil:fill="hold" presentation:node-type="with-previous" presentation:preset-class="entrance" presentation:preset-id="ooo-entrance-dissolve-in">
                  <anim:set smil:begin="0s" smil:dur="0.001s" smil:fill="hold" smil:targetElement="id495" smil:attributeName="visibility" smil:to="visible"/>
                  <anim:transitionFilter smil:dur="0.5s" smil:targetElement="id495" smil:type="dissolve"/>
                </anim:par>
                <anim:par smil:begin="0s" smil:fill="hold" presentation:node-type="with-previous" presentation:preset-class="entrance" presentation:preset-id="ooo-entrance-dissolve-in">
                  <anim:set smil:begin="0s" smil:dur="0.001s" smil:fill="hold" smil:targetElement="id496" smil:attributeName="visibility" smil:to="visible"/>
                  <anim:transitionFilter smil:dur="0.5s" smil:targetElement="id496" smil:type="dissolve"/>
                </anim:par>
                <anim:par smil:begin="0s" smil:fill="hold" presentation:node-type="with-previous" presentation:group-id="0" presentation:preset-class="entrance" presentation:preset-id="ooo-entrance-dissolve-in">
                  <anim:set smil:begin="0s" smil:dur="0.001s" smil:fill="hold" smil:targetElement="id497" smil:attributeName="visibility" smil:to="visible"/>
                  <anim:transitionFilter smil:dur="0.5s" smil:targetElement="id497" smil:type="dissolve"/>
                </anim:par>
                <anim:par smil:begin="0s" smil:fill="hold" presentation:node-type="with-previous" presentation:group-id="0" presentation:preset-class="entrance" presentation:preset-id="ooo-entrance-dissolve-in">
                  <anim:set smil:begin="0s" smil:dur="0.001s" smil:fill="hold" smil:targetElement="id498" smil:attributeName="visibility" smil:to="visible"/>
                  <anim:transitionFilter smil:dur="0.5s" smil:targetElement="id498" smil:type="dissolve"/>
                </anim:par>
                <anim:par smil:begin="0s" smil:fill="hold" presentation:node-type="with-previous" presentation:group-id="0" presentation:preset-class="entrance" presentation:preset-id="ooo-entrance-dissolve-in">
                  <anim:set smil:begin="0s" smil:dur="0.001s" smil:fill="hold" smil:targetElement="id499" smil:attributeName="visibility" smil:to="visible"/>
                  <anim:transitionFilter smil:dur="0.5s" smil:targetElement="id499" smil:type="dissolve"/>
                </anim:par>
                <anim:par smil:begin="0s" smil:fill="hold" presentation:node-type="with-previous" presentation:group-id="0" presentation:preset-class="entrance" presentation:preset-id="ooo-entrance-dissolve-in">
                  <anim:set smil:begin="0s" smil:dur="0.001s" smil:fill="hold" smil:targetElement="id500" smil:attributeName="visibility" smil:to="visible"/>
                  <anim:transitionFilter smil:dur="0.5s" smil:targetElement="id500" smil:type="dissolve"/>
                </anim:par>
                <anim:par smil:begin="0s" smil:fill="hold" presentation:node-type="with-previous" presentation:group-id="0" presentation:preset-class="entrance" presentation:preset-id="ooo-entrance-dissolve-in">
                  <anim:set smil:begin="0s" smil:dur="0.001s" smil:fill="hold" smil:targetElement="id501" smil:attributeName="visibility" smil:to="visible"/>
                  <anim:transitionFilter smil:dur="0.5s" smil:targetElement="id501" smil:type="dissolve"/>
                </anim:par>
                <anim:par smil:begin="0s" smil:fill="hold" presentation:node-type="with-previous" presentation:group-id="0" presentation:preset-class="entrance" presentation:preset-id="ooo-entrance-dissolve-in">
                  <anim:set smil:begin="0s" smil:dur="0.001s" smil:fill="hold" smil:targetElement="id502" smil:attributeName="visibility" smil:to="visible"/>
                  <anim:transitionFilter smil:dur="0.5s" smil:targetElement="id502" smil:type="dissolve"/>
                </anim:par>
                <anim:par smil:begin="0s" smil:fill="hold" presentation:node-type="with-previous" presentation:group-id="0" presentation:preset-class="entrance" presentation:preset-id="ooo-entrance-dissolve-in">
                  <anim:set smil:begin="0s" smil:dur="0.001s" smil:fill="hold" smil:targetElement="id503" smil:attributeName="visibility" smil:to="visible"/>
                  <anim:transitionFilter smil:dur="0.5s" smil:targetElement="id503" smil:type="dissolve"/>
                </anim:par>
                <anim:par smil:begin="0s" smil:fill="hold" presentation:node-type="with-previous" presentation:group-id="0" presentation:preset-class="entrance" presentation:preset-id="ooo-entrance-dissolve-in">
                  <anim:set smil:begin="0s" smil:dur="0.001s" smil:fill="hold" smil:targetElement="id504" smil:attributeName="visibility" smil:to="visible"/>
                  <anim:transitionFilter smil:dur="0.5s" smil:targetElement="id504" smil:type="dissolve"/>
                </anim:par>
                <anim:par smil:begin="0s" smil:fill="hold" presentation:node-type="with-previous" presentation:group-id="0" presentation:preset-class="entrance" presentation:preset-id="ooo-entrance-dissolve-in">
                  <anim:set smil:begin="0s" smil:dur="0.001s" smil:fill="hold" smil:targetElement="id505" smil:attributeName="visibility" smil:to="visible"/>
                  <anim:transitionFilter smil:dur="0.5s" smil:targetElement="id505" smil:type="dissolve"/>
                </anim:par>
                <anim:par smil:begin="0s" smil:fill="hold" presentation:node-type="with-previous" presentation:group-id="0" presentation:preset-class="entrance" presentation:preset-id="ooo-entrance-dissolve-in">
                  <anim:set smil:begin="0s" smil:dur="0.001s" smil:fill="hold" smil:targetElement="id506" smil:attributeName="visibility" smil:to="visible"/>
                  <anim:transitionFilter smil:dur="0.5s" smil:targetElement="id506" smil:type="dissolve"/>
                </anim:par>
                <anim:par smil:begin="0s" smil:fill="hold" presentation:node-type="with-previous" presentation:group-id="0" presentation:preset-class="entrance" presentation:preset-id="ooo-entrance-dissolve-in">
                  <anim:set smil:begin="0s" smil:dur="0.001s" smil:fill="hold" smil:targetElement="id507" smil:attributeName="visibility" smil:to="visible"/>
                  <anim:transitionFilter smil:dur="0.5s" smil:targetElement="id507" smil:type="dissolve"/>
                </anim:par>
                <anim:par smil:begin="0s" smil:fill="hold" presentation:node-type="with-previous" presentation:group-id="0" presentation:preset-class="entrance" presentation:preset-id="ooo-entrance-dissolve-in">
                  <anim:set smil:begin="0s" smil:dur="0.001s" smil:fill="hold" smil:targetElement="id508" smil:attributeName="visibility" smil:to="visible"/>
                  <anim:transitionFilter smil:dur="0.5s" smil:targetElement="id508" smil:type="dissolve"/>
                </anim:par>
                <anim:par smil:begin="0s" smil:fill="hold" presentation:node-type="with-previous" presentation:group-id="0" presentation:preset-class="entrance" presentation:preset-id="ooo-entrance-dissolve-in">
                  <anim:set smil:begin="0s" smil:dur="0.001s" smil:fill="hold" smil:targetElement="id509" smil:attributeName="visibility" smil:to="visible"/>
                  <anim:transitionFilter smil:dur="0.5s" smil:targetElement="id509" smil:type="dissolve"/>
                </anim:par>
                <anim:par smil:begin="0s" smil:fill="hold" presentation:node-type="with-previous" presentation:group-id="0" presentation:preset-class="entrance" presentation:preset-id="ooo-entrance-dissolve-in">
                  <anim:set smil:begin="0s" smil:dur="0.001s" smil:fill="hold" smil:targetElement="id510" smil:attributeName="visibility" smil:to="visible"/>
                  <anim:transitionFilter smil:dur="0.5s" smil:targetElement="id510" smil:type="dissolve"/>
                </anim:par>
                <anim:par smil:begin="0s" smil:fill="hold" presentation:node-type="with-previous" presentation:group-id="0" presentation:preset-class="entrance" presentation:preset-id="ooo-entrance-dissolve-in">
                  <anim:set smil:begin="0s" smil:dur="0.001s" smil:fill="hold" smil:targetElement="id511" smil:attributeName="visibility" smil:to="visible"/>
                  <anim:transitionFilter smil:dur="0.5s" smil:targetElement="id511" smil:type="dissolve"/>
                </anim:par>
                <anim:par smil:begin="0s" smil:fill="hold" presentation:node-type="with-previous" presentation:group-id="0" presentation:preset-class="entrance" presentation:preset-id="ooo-entrance-dissolve-in">
                  <anim:set smil:begin="0s" smil:dur="0.001s" smil:fill="hold" smil:targetElement="id409" smil:attributeName="visibility" smil:to="visible"/>
                  <anim:transitionFilter smil:dur="0.5s" smil:targetElement="id409" smil:type="dissolve"/>
                </anim:par>
                <anim:par smil:begin="0s" smil:fill="hold" presentation:node-type="with-previous" presentation:group-id="0" presentation:preset-class="entrance" presentation:preset-id="ooo-entrance-dissolve-in">
                  <anim:set smil:begin="0s" smil:dur="0.001s" smil:fill="hold" smil:targetElement="id486" smil:attributeName="visibility" smil:to="visible"/>
                  <anim:transitionFilter smil:dur="0.5s" smil:targetElement="id486" smil:type="dissolve"/>
                </anim:par>
                <anim:par smil:begin="0s" smil:fill="hold" presentation:node-type="with-previous" presentation:group-id="0" presentation:preset-class="entrance" presentation:preset-id="ooo-entrance-dissolve-in">
                  <anim:set smil:begin="0s" smil:dur="0.001s" smil:fill="hold" smil:targetElement="id512" smil:attributeName="visibility" smil:to="visible"/>
                  <anim:transitionFilter smil:dur="0.5s" smil:targetElement="id512" smil:type="dissolve"/>
                </anim:par>
              </anim:par>
            </anim:par>
          </anim:seq>
        </anim:par>
        <presentation:notes draw:style-name="dp2">
          <draw:page-thumbnail draw:style-name="gr1" draw:layer="layout" svg:width="7.142cm" svg:height="9.524cm" svg:x="5.953cm" svg:y="1.93cm" draw:page-number="2" presentation:class="page"/>
          <draw:frame presentation:style-name="pr3" draw:layer="layout" svg:width="15.239cm" svg:height="11.43cm" svg:x="1.905cm" svg:y="12.064cm" presentation:class="notes" presentation:placeholder="true">
            <draw:text-box/>
          </draw:frame>
        </presentation:notes>
      </draw:page>
      <draw:page draw:name="page3" draw:style-name="dp1" draw:master-page-name="Výchozí"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list text:style-name="L1">
              <text:list-header>
                <text:p text:style-name="P1">Computing a blocking flow in <text:span text:style-name="T13">L</text:span><text:span text:style-name="T14">f</text:span></text:p>
              </text:list-header>
            </text:list>
          </draw:text-box>
        </draw:frame>
        <draw:custom-shape draw:style-name="gr2" draw:text-style-name="P2" draw:layer="layout" svg:width="1.481cm" svg:height="1.03cm" svg:x="10.372cm" svg:y="11.13cm">
          <text:list text:style-name="L2">
            <text:list-header>
              <text:p text:style-name="P4"><text:span text:style-name="T2">v</text:span><text:span text:style-name="T3">1</text:span></text:p>
            </text:list-header>
          </text:list>
          <draw:enhanced-geometry svg:viewBox="0 0 21600 21600" draw:type="mso-spt202" draw:enhanced-path="M 0 0 L 21600 0 21600 21600 0 21600 0 0 Z N"/>
        </draw:custom-shape>
        <draw:custom-shape draw:style-name="gr3" draw:text-style-name="P2" draw:id="id27" draw:layer="layout" svg:width="0.423cm" svg:height="0.384cm" svg:x="7.832cm" svg:y="14.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8" draw:layer="layout" svg:width="0.424cm" svg:height="0.383cm" svg:x="10.583cm" svg:y="12.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9" draw:layer="layout" svg:width="0.423cm" svg:height="0.383cm" svg:x="13.335cm" svg:y="12.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0" draw:layer="layout" svg:width="0.424cm" svg:height="0.384cm" svg:x="10.583cm" svg:y="16.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1" draw:layer="layout" svg:width="0.424cm" svg:height="0.384cm" svg:x="10.583cm" svg:y="14.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4" draw:layer="layout" svg:width="0.423cm" svg:height="0.384cm" svg:x="13.335cm" svg:y="14.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2" draw:layer="layout" svg:width="0.423cm" svg:height="0.384cm" svg:x="13.335cm" svg:y="16.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3" draw:layer="layout" svg:width="0.423cm" svg:height="0.384cm" svg:x="13.335cm" svg:y="15.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5" draw:layer="layout" draw:type="line" svg:x1="8.193cm" svg:y1="14.277cm" svg:x2="10.645cm" svg:y2="12.432cm" draw:start-shape="id27" draw:start-glue-point="11" draw:end-shape="id28" draw:end-glue-point="7" svg:d="m8193 14277 2452-1845">
          <text:p/>
        </draw:connector>
        <draw:connector draw:style-name="gr4" draw:text-style-name="P5" draw:layer="layout" draw:type="line" svg:x1="11.007cm" svg:y1="12.296cm" svg:x2="13.335cm" svg:y2="12.296cm" draw:start-shape="id28" draw:start-glue-point="10" draw:end-shape="id29" draw:end-glue-point="6" svg:d="m11007 12296h2328">
          <text:p/>
        </draw:connector>
        <draw:connector draw:style-name="gr4" draw:text-style-name="P5" draw:layer="layout" draw:type="line" svg:x1="8.193cm" svg:y1="14.549cm" svg:x2="10.645cm" svg:y2="16.817cm" draw:start-shape="id27" draw:start-glue-point="9" draw:end-shape="id30" draw:end-glue-point="5" svg:d="m8193 14549 2452 2268">
          <text:p/>
        </draw:connector>
        <draw:connector draw:style-name="gr4" draw:text-style-name="P5" draw:id="id515" draw:layer="layout" draw:type="line" svg:x1="8.255cm" svg:y1="14.413cm" svg:x2="10.583cm" svg:y2="14.413cm" draw:start-shape="id27" draw:start-glue-point="10" draw:end-shape="id31" draw:end-glue-point="6" svg:d="m8255 14413h2328">
          <text:p/>
        </draw:connector>
        <draw:connector draw:style-name="gr4" draw:text-style-name="P5" draw:layer="layout" draw:type="line" svg:x1="11.007cm" svg:y1="16.953cm" svg:x2="13.335cm" svg:y2="16.953cm" draw:start-shape="id30" draw:start-glue-point="10" draw:end-shape="id32" draw:end-glue-point="6" svg:d="m11007 16953h2328">
          <text:p/>
        </draw:connector>
        <draw:connector draw:style-name="gr4" draw:text-style-name="P5" draw:layer="layout" draw:type="line" svg:x1="10.645cm" svg:y1="14.277cm" svg:x2="13.397cm" svg:y2="15.759cm" draw:start-shape="id31" draw:start-glue-point="5" draw:end-shape="id33" draw:end-glue-point="5" svg:d="m10645 14277 2752 1482">
          <text:p/>
        </draw:connector>
        <draw:connector draw:style-name="gr4" draw:text-style-name="P5" draw:id="id514" draw:layer="layout" draw:type="line" svg:x1="11.007cm" svg:y1="14.413cm" svg:x2="13.335cm" svg:y2="14.413cm" draw:start-shape="id31" draw:start-glue-point="10" draw:end-shape="id34" draw:end-glue-point="6" svg:d="m11007 14413h2328">
          <text:p/>
        </draw:connector>
        <draw:connector draw:style-name="gr4" draw:text-style-name="P5" draw:layer="layout" draw:type="line" svg:x1="10.945cm" svg:y1="12.432cm" svg:x2="13.546cm" svg:y2="14.221cm" draw:start-shape="id28" draw:start-glue-point="9" draw:end-shape="id34" draw:end-glue-point="4" svg:d="m10945 12432 2601 1789">
          <text:p/>
        </draw:connector>
        <draw:custom-shape draw:style-name="gr2" draw:text-style-name="P2" draw:layer="layout" svg:width="0.846cm" svg:height="0.937cm" svg:x="7.197cm" svg:y="13.882cm">
          <text:list text:style-name="L2">
            <text:list-header>
              <text:p text:style-name="P4"><text:span text:style-name="T2">s</text:span></text:p>
            </text:list-header>
          </text:list>
          <draw:enhanced-geometry svg:viewBox="0 0 21600 21600" draw:type="mso-spt202" draw:enhanced-path="M 0 0 L 21600 0 21600 21600 0 21600 0 0 Z N"/>
        </draw:custom-shape>
        <draw:custom-shape draw:style-name="gr2" draw:text-style-name="P2" draw:layer="layout" svg:width="0.847cm" svg:height="0.937cm" svg:x="13.758cm" svg:y="13.882cm">
          <text:list text:style-name="L2">
            <text:list-header>
              <text:p text:style-name="P4"><text:span text:style-name="T2">t</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13.123cm" svg:y="11.218cm">
          <text:list text:style-name="L2">
            <text:list-header>
              <text:p text:style-name="P4"><text:span text:style-name="T2">v</text:span><text:span text:style-name="T3">2</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0.372cm" svg:y="16.845cm">
          <text:list text:style-name="L2">
            <text:list-header>
              <text:p text:style-name="P4"><text:span text:style-name="T2">v</text:span><text:span text:style-name="T3">4</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0.372cm" svg:y="13.335cm">
          <text:list text:style-name="L2">
            <text:list-header>
              <text:p text:style-name="P4"><text:span text:style-name="T2">v</text:span><text:span text:style-name="T3">5</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13.123cm" svg:y="16.845cm">
          <text:list text:style-name="L2">
            <text:list-header>
              <text:p text:style-name="P4"><text:span text:style-name="T2">v</text:span><text:span text:style-name="T3">6</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13.758cm" svg:y="15.575cm">
          <text:list text:style-name="L2">
            <text:list-header>
              <text:p text:style-name="P4"><text:span text:style-name="T2">v</text:span><text:span text:style-name="T3">7</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8.043cm" svg:y="12.912cm">
          <text:list text:style-name="L2">
            <text:list-header>
              <text:p text:style-name="P6"><text:span text:style-name="T5">0/25</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11.642cm" svg:y="11.642cm">
          <text:list text:style-name="L2">
            <text:list-header>
              <text:p text:style-name="P6"><text:span text:style-name="T5">0/11</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12.277cm" svg:y="12.7cm">
          <text:list text:style-name="L2">
            <text:list-header>
              <text:p text:style-name="P6"><text:span text:style-name="T5">0/9</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9.313cm" svg:y="13.758cm">
          <text:list text:style-name="L2">
            <text:list-header>
              <text:p text:style-name="P6"><text:span text:style-name="T5">0/5</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8.255cm" svg:y="15.24cm">
          <text:list text:style-name="L2">
            <text:list-header>
              <text:p text:style-name="P6"><text:span text:style-name="T5">0/5</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11.853cm" svg:y="16.933cm">
          <text:list text:style-name="L2">
            <text:list-header>
              <text:p text:style-name="P6"><text:span text:style-name="T5">0/9</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11.43cm" svg:y="13.758cm">
          <text:list text:style-name="L2">
            <text:list-header>
              <text:p text:style-name="P6"><text:span text:style-name="T5">0/10</text:span></text:p>
            </text:list-header>
          </text:list>
          <draw:enhanced-geometry svg:viewBox="0 0 21600 21600" draw:type="mso-spt202" draw:enhanced-path="M 0 0 L 21600 0 21600 21600 0 21600 0 0 Z N"/>
        </draw:custom-shape>
        <draw:custom-shape draw:style-name="gr8" draw:text-style-name="P8" draw:id="id513" draw:layer="layout" svg:width="10.584cm" svg:height="3.925cm" svg:x="12.488cm" svg:y="4.996cm">
          <text:list text:style-name="L2">
            <text:list-header>
              <text:p text:style-name="P7"><text:span text:style-name="T6">Finding an augmentation path by arbitrarily backtracking from </text:span><text:span text:style-name="T7">t</text:span></text:p>
            </text:list-header>
          </text:list>
          <draw:enhanced-geometry svg:viewBox="0 0 21600 21600" draw:text-areas="3000 3320 17110 17330" draw:type="cloud-callout" draw:modifiers="3030.32593292395 30177.279673968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9" draw:text-style-name="P8" draw:id="id516" draw:layer="layout" svg:width="7.193cm" svg:height="1.023cm" svg:x="2.328cm" svg:y="6.35cm">
          <text:list text:style-name="L2">
            <text:list-header>
              <text:p text:style-name="P7"><text:span text:style-name="T6">Updating the flow</text:span></text:p>
            </text:list-header>
          </text:list>
          <draw:enhanced-geometry svg:viewBox="0 0 21600 21600" draw:text-areas="3000 3320 17110 17330" draw:type="cloud-callout" draw:modifiers="18699.5829858215 103654.687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2" draw:layer="layout" svg:width="1.481cm" svg:height="0.853cm" svg:x="12.277cm" svg:y="14.605cm">
          <text:list text:style-name="L2">
            <text:list-header>
              <text:p text:style-name="P6"><text:span text:style-name="T5">0/4</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smil:repeatCount="1" presentation:node-type="on-click" presentation:group-id="0" presentation:preset-class="entrance" presentation:preset-id="ooo-entrance-dissolve-in">
                  <anim:set smil:begin="0s" smil:dur="0.001s" smil:fill="hold" smil:targetElement="id513" smil:attributeName="visibility" smil:to="visible"/>
                  <anim:transitionFilter smil:dur="0.5s" smil:targetElement="id513" smil:type="dissolve"/>
                </anim:par>
              </anim:par>
            </anim:par>
            <anim:par smil:begin="next" smil:fill="hold">
              <anim:par smil:begin="0s" smil:fill="hold">
                <anim:par smil:begin="0s" smil:fill="hold" presentation:node-type="on-click" presentation:preset-class="emphasis" presentation:preset-id="ooo-emphasis-line-color" presentation:preset-sub-type="2">
                  <anim:animateColor smil:dur="0.5s" smil:fill="hold" smil:targetElement="id514" smil:attributeName="stroke-color" smil:to="#ff3300" anim:color-interpolation="rgb" anim:color-interpolation-direction="clockwise"/>
                  <anim:set smil:dur="0.5s" smil:fill="hold" smil:targetElement="id514" smil:attributeName="stroke" smil:to="solid"/>
                </anim:par>
              </anim:par>
            </anim:par>
            <anim:par smil:begin="next" smil:fill="hold">
              <anim:par smil:begin="0s" smil:fill="hold">
                <anim:par smil:begin="0s" smil:fill="hold" presentation:node-type="on-click" presentation:preset-class="emphasis" presentation:preset-id="ooo-emphasis-line-color" presentation:preset-sub-type="2">
                  <anim:animateColor smil:dur="0.5s" smil:fill="hold" smil:targetElement="id515" smil:attributeName="stroke-color" smil:to="#ff3300" anim:color-interpolation="rgb" anim:color-interpolation-direction="clockwise"/>
                  <anim:set smil:dur="0.5s" smil:fill="hold" smil:targetElement="id515" smil:attributeName="stroke" smil:to="solid"/>
                </anim:par>
              </anim:par>
            </anim:par>
            <anim:par smil:begin="next" smil:fill="hold">
              <anim:par smil:begin="0s" smil:fill="hold">
                <anim:par smil:begin="0s" smil:fill="hold" presentation:node-type="on-click" presentation:group-id="1" presentation:preset-class="exit" presentation:preset-id="ooo-exit-dissolve">
                  <anim:transitionFilter smil:dur="0.5s" smil:targetElement="id513" smil:type="dissolve" smil:mode="out"/>
                  <anim:set smil:begin="0.499s" smil:dur="0.001s" smil:fill="hold" smil:targetElement="id513" smil:attributeName="visibility" smil:to="hidden"/>
                </anim:par>
                <anim:par smil:begin="0s" smil:fill="hold" smil:repeatCount="1" presentation:node-type="with-previous" presentation:group-id="0" presentation:preset-class="entrance" presentation:preset-id="ooo-entrance-dissolve-in">
                  <anim:set smil:begin="0s" smil:dur="0.001s" smil:fill="hold" smil:targetElement="id516" smil:attributeName="visibility" smil:to="visible"/>
                  <anim:transitionFilter smil:dur="0.5s" smil:targetElement="id516" smil:type="dissolve"/>
                </anim:par>
              </anim:par>
            </anim:par>
          </anim:seq>
        </anim:par>
        <presentation:notes draw:style-name="dp2">
          <draw:page-thumbnail draw:style-name="gr1" draw:layer="layout" svg:width="7.142cm" svg:height="9.524cm" svg:x="5.953cm" svg:y="1.93cm" draw:page-number="3" presentation:class="page"/>
          <draw:frame presentation:style-name="pr3" draw:layer="layout" svg:width="15.239cm" svg:height="11.43cm" svg:x="1.905cm" svg:y="12.064cm" presentation:class="notes" presentation:placeholder="true">
            <draw:text-box/>
          </draw:frame>
        </presentation:notes>
      </draw:page>
      <draw:page draw:name="page4" draw:style-name="dp1" draw:master-page-name="Výchozí"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list text:style-name="L1">
              <text:list-header>
                <text:p text:style-name="P1">Computing a blocking flow in <text:span text:style-name="T13">L</text:span><text:span text:style-name="T14">f</text:span></text:p>
              </text:list-header>
            </text:list>
          </draw:text-box>
        </draw:frame>
        <draw:custom-shape draw:style-name="gr2" draw:text-style-name="P2" draw:layer="layout" svg:width="1.481cm" svg:height="1.03cm" svg:x="10.372cm" svg:y="11.13cm">
          <text:list text:style-name="L2">
            <text:list-header>
              <text:p text:style-name="P4"><text:span text:style-name="T2">v</text:span><text:span text:style-name="T3">1</text:span></text:p>
            </text:list-header>
          </text:list>
          <draw:enhanced-geometry svg:viewBox="0 0 21600 21600" draw:type="mso-spt202" draw:enhanced-path="M 0 0 L 21600 0 21600 21600 0 21600 0 0 Z N"/>
        </draw:custom-shape>
        <draw:custom-shape draw:style-name="gr3" draw:text-style-name="P2" draw:id="id35" draw:layer="layout" svg:width="0.423cm" svg:height="0.384cm" svg:x="7.832cm" svg:y="14.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6" draw:layer="layout" svg:width="0.424cm" svg:height="0.383cm" svg:x="10.583cm" svg:y="12.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7" draw:layer="layout" svg:width="0.423cm" svg:height="0.383cm" svg:x="13.335cm" svg:y="12.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8" draw:layer="layout" svg:width="0.424cm" svg:height="0.384cm" svg:x="10.583cm" svg:y="16.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9" draw:layer="layout" svg:width="0.424cm" svg:height="0.384cm" svg:x="10.583cm" svg:y="14.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42" draw:layer="layout" svg:width="0.423cm" svg:height="0.384cm" svg:x="13.335cm" svg:y="14.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40" draw:layer="layout" svg:width="0.423cm" svg:height="0.384cm" svg:x="13.335cm" svg:y="16.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41" draw:layer="layout" svg:width="0.423cm" svg:height="0.384cm" svg:x="13.335cm" svg:y="15.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5" draw:layer="layout" draw:type="line" svg:x1="8.193cm" svg:y1="14.277cm" svg:x2="10.645cm" svg:y2="12.432cm" draw:start-shape="id35" draw:start-glue-point="11" draw:end-shape="id36" draw:end-glue-point="7" svg:d="m8193 14277 2452-1845">
          <text:p/>
        </draw:connector>
        <draw:connector draw:style-name="gr4" draw:text-style-name="P5" draw:layer="layout" draw:type="line" svg:x1="11.007cm" svg:y1="12.296cm" svg:x2="13.335cm" svg:y2="12.296cm" draw:start-shape="id36" draw:start-glue-point="10" draw:end-shape="id37" draw:end-glue-point="6" svg:d="m11007 12296h2328">
          <text:p/>
        </draw:connector>
        <draw:connector draw:style-name="gr4" draw:text-style-name="P5" draw:layer="layout" draw:type="line" svg:x1="8.193cm" svg:y1="14.549cm" svg:x2="10.645cm" svg:y2="16.817cm" draw:start-shape="id35" draw:start-glue-point="9" draw:end-shape="id38" draw:end-glue-point="5" svg:d="m8193 14549 2452 2268">
          <text:p/>
        </draw:connector>
        <draw:connector draw:style-name="gr10" draw:text-style-name="P5" draw:layer="layout" draw:type="line" svg:x1="8.255cm" svg:y1="14.413cm" svg:x2="10.583cm" svg:y2="14.413cm" draw:start-shape="id35" draw:start-glue-point="10" draw:end-shape="id39" draw:end-glue-point="6" svg:d="m8255 14413h2328">
          <text:p/>
        </draw:connector>
        <draw:connector draw:style-name="gr4" draw:text-style-name="P5" draw:layer="layout" draw:type="line" svg:x1="11.007cm" svg:y1="16.953cm" svg:x2="13.335cm" svg:y2="16.953cm" draw:start-shape="id38" draw:start-glue-point="10" draw:end-shape="id40" draw:end-glue-point="6" svg:d="m11007 16953h2328">
          <text:p/>
        </draw:connector>
        <draw:connector draw:style-name="gr4" draw:text-style-name="P5" draw:layer="layout" draw:type="line" svg:x1="10.645cm" svg:y1="14.277cm" svg:x2="13.397cm" svg:y2="15.759cm" draw:start-shape="id39" draw:start-glue-point="5" draw:end-shape="id41" draw:end-glue-point="5" svg:d="m10645 14277 2752 1482">
          <text:p/>
        </draw:connector>
        <draw:connector draw:style-name="gr10" draw:text-style-name="P5" draw:layer="layout" draw:type="line" svg:x1="11.007cm" svg:y1="14.413cm" svg:x2="13.335cm" svg:y2="14.413cm" draw:start-shape="id39" draw:start-glue-point="10" draw:end-shape="id42" draw:end-glue-point="6" svg:d="m11007 14413h2328">
          <text:p/>
        </draw:connector>
        <draw:connector draw:style-name="gr4" draw:text-style-name="P5" draw:layer="layout" draw:type="line" svg:x1="10.945cm" svg:y1="12.432cm" svg:x2="13.546cm" svg:y2="14.221cm" draw:start-shape="id36" draw:start-glue-point="9" draw:end-shape="id42" draw:end-glue-point="4" svg:d="m10945 12432 2601 1789">
          <text:p/>
        </draw:connector>
        <draw:custom-shape draw:style-name="gr2" draw:text-style-name="P2" draw:layer="layout" svg:width="0.846cm" svg:height="0.937cm" svg:x="7.197cm" svg:y="13.882cm">
          <text:list text:style-name="L2">
            <text:list-header>
              <text:p text:style-name="P4"><text:span text:style-name="T2">s</text:span></text:p>
            </text:list-header>
          </text:list>
          <draw:enhanced-geometry svg:viewBox="0 0 21600 21600" draw:type="mso-spt202" draw:enhanced-path="M 0 0 L 21600 0 21600 21600 0 21600 0 0 Z N"/>
        </draw:custom-shape>
        <draw:custom-shape draw:style-name="gr2" draw:text-style-name="P2" draw:layer="layout" svg:width="0.847cm" svg:height="0.937cm" svg:x="13.758cm" svg:y="13.882cm">
          <text:list text:style-name="L2">
            <text:list-header>
              <text:p text:style-name="P4"><text:span text:style-name="T2">t</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13.123cm" svg:y="11.218cm">
          <text:list text:style-name="L2">
            <text:list-header>
              <text:p text:style-name="P4"><text:span text:style-name="T2">v</text:span><text:span text:style-name="T3">2</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0.372cm" svg:y="16.845cm">
          <text:list text:style-name="L2">
            <text:list-header>
              <text:p text:style-name="P4"><text:span text:style-name="T2">v</text:span><text:span text:style-name="T3">4</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0.372cm" svg:y="13.335cm">
          <text:list text:style-name="L2">
            <text:list-header>
              <text:p text:style-name="P4"><text:span text:style-name="T2">v</text:span><text:span text:style-name="T3">5</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13.123cm" svg:y="16.845cm">
          <text:list text:style-name="L2">
            <text:list-header>
              <text:p text:style-name="P4"><text:span text:style-name="T2">v</text:span><text:span text:style-name="T3">6</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13.758cm" svg:y="15.575cm">
          <text:list text:style-name="L2">
            <text:list-header>
              <text:p text:style-name="P4"><text:span text:style-name="T2">v</text:span><text:span text:style-name="T3">7</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8.043cm" svg:y="12.912cm">
          <text:list text:style-name="L2">
            <text:list-header>
              <text:p text:style-name="P6"><text:span text:style-name="T5">0/25</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11.642cm" svg:y="11.642cm">
          <text:list text:style-name="L2">
            <text:list-header>
              <text:p text:style-name="P6"><text:span text:style-name="T5">0/11</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12.277cm" svg:y="12.7cm">
          <text:list text:style-name="L2">
            <text:list-header>
              <text:p text:style-name="P6"><text:span text:style-name="T5">0/9</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9.313cm" svg:y="13.758cm">
          <text:list text:style-name="L2">
            <text:list-header>
              <text:p text:style-name="P6"><text:span text:style-name="T5">5/5</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8.255cm" svg:y="15.24cm">
          <text:list text:style-name="L2">
            <text:list-header>
              <text:p text:style-name="P6"><text:span text:style-name="T5">0/5</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11.853cm" svg:y="16.933cm">
          <text:list text:style-name="L2">
            <text:list-header>
              <text:p text:style-name="P6"><text:span text:style-name="T5">0/9</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11.43cm" svg:y="13.758cm">
          <text:list text:style-name="L2">
            <text:list-header>
              <text:p text:style-name="P6"><text:span text:style-name="T5">5/10</text:span></text:p>
            </text:list-header>
          </text:list>
          <draw:enhanced-geometry svg:viewBox="0 0 21600 21600" draw:type="mso-spt202" draw:enhanced-path="M 0 0 L 21600 0 21600 21600 0 21600 0 0 Z N"/>
        </draw:custom-shape>
        <draw:custom-shape draw:style-name="gr11" draw:text-style-name="P8" draw:layer="layout" svg:width="7.193cm" svg:height="1.023cm" svg:x="2.328cm" svg:y="6.35cm">
          <text:list text:style-name="L2">
            <text:list-header>
              <text:p text:style-name="P7"><text:span text:style-name="T6">Updating the flow</text:span></text:p>
            </text:list-header>
          </text:list>
          <draw:enhanced-geometry svg:viewBox="0 0 21600 21600" draw:text-areas="3000 3320 17110 17330" draw:type="cloud-callout" draw:modifiers="18699.5829858215 103654.687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2" draw:layer="layout" svg:width="1.481cm" svg:height="0.853cm" svg:x="12.277cm" svg:y="14.605cm">
          <text:list text:style-name="L2">
            <text:list-header>
              <text:p text:style-name="P6"><text:span text:style-name="T5">0/4</text:span></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4" presentation:class="page"/>
          <draw:frame presentation:style-name="pr3" draw:layer="layout" svg:width="15.239cm" svg:height="11.43cm" svg:x="1.905cm" svg:y="12.064cm" presentation:class="notes" presentation:placeholder="true">
            <draw:text-box/>
          </draw:frame>
        </presentation:notes>
      </draw:page>
      <draw:page draw:name="page5" draw:style-name="dp1" draw:master-page-name="Výchozí"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list text:style-name="L1">
              <text:list-header>
                <text:p text:style-name="P1">Computing a blocking flow in <text:span text:style-name="T13">L</text:span><text:span text:style-name="T14">f</text:span></text:p>
              </text:list-header>
            </text:list>
          </draw:text-box>
        </draw:frame>
        <draw:custom-shape draw:style-name="gr2" draw:text-style-name="P2" draw:layer="layout" svg:width="1.481cm" svg:height="1.03cm" svg:x="10.372cm" svg:y="11.13cm">
          <text:list text:style-name="L2">
            <text:list-header>
              <text:p text:style-name="P4"><text:span text:style-name="T2">v</text:span><text:span text:style-name="T3">1</text:span></text:p>
            </text:list-header>
          </text:list>
          <draw:enhanced-geometry svg:viewBox="0 0 21600 21600" draw:type="mso-spt202" draw:enhanced-path="M 0 0 L 21600 0 21600 21600 0 21600 0 0 Z N"/>
        </draw:custom-shape>
        <draw:custom-shape draw:style-name="gr3" draw:text-style-name="P2" draw:id="id43" draw:layer="layout" svg:width="0.423cm" svg:height="0.384cm" svg:x="7.832cm" svg:y="14.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44" draw:layer="layout" svg:width="0.424cm" svg:height="0.383cm" svg:x="10.583cm" svg:y="12.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45" draw:layer="layout" svg:width="0.423cm" svg:height="0.383cm" svg:x="13.335cm" svg:y="12.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46" draw:layer="layout" svg:width="0.424cm" svg:height="0.384cm" svg:x="10.583cm" svg:y="16.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47" draw:layer="layout" svg:width="0.424cm" svg:height="0.384cm" svg:x="10.583cm" svg:y="14.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50" draw:layer="layout" svg:width="0.423cm" svg:height="0.384cm" svg:x="13.335cm" svg:y="14.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48" draw:layer="layout" svg:width="0.423cm" svg:height="0.384cm" svg:x="13.335cm" svg:y="16.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49" draw:layer="layout" svg:width="0.423cm" svg:height="0.384cm" svg:x="13.335cm" svg:y="15.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5" draw:layer="layout" draw:type="line" svg:x1="8.193cm" svg:y1="14.277cm" svg:x2="10.645cm" svg:y2="12.432cm" draw:start-shape="id43" draw:start-glue-point="11" draw:end-shape="id44" draw:end-glue-point="7" svg:d="m8193 14277 2452-1845">
          <text:p/>
        </draw:connector>
        <draw:connector draw:style-name="gr4" draw:text-style-name="P5" draw:layer="layout" draw:type="line" svg:x1="11.007cm" svg:y1="12.296cm" svg:x2="13.335cm" svg:y2="12.296cm" draw:start-shape="id44" draw:start-glue-point="10" draw:end-shape="id45" draw:end-glue-point="6" svg:d="m11007 12296h2328">
          <text:p/>
        </draw:connector>
        <draw:connector draw:style-name="gr4" draw:text-style-name="P5" draw:layer="layout" draw:type="line" svg:x1="8.193cm" svg:y1="14.549cm" svg:x2="10.645cm" svg:y2="16.817cm" draw:start-shape="id43" draw:start-glue-point="9" draw:end-shape="id46" draw:end-glue-point="5" svg:d="m8193 14549 2452 2268">
          <text:p/>
        </draw:connector>
        <draw:connector draw:style-name="gr10" draw:text-style-name="P5" draw:id="id519" draw:layer="layout" draw:type="line" svg:x1="8.255cm" svg:y1="14.413cm" svg:x2="10.583cm" svg:y2="14.413cm" draw:start-shape="id43" draw:start-glue-point="10" draw:end-shape="id47" draw:end-glue-point="6" svg:d="m8255 14413h2328">
          <text:p/>
        </draw:connector>
        <draw:connector draw:style-name="gr4" draw:text-style-name="P5" draw:layer="layout" draw:type="line" svg:x1="11.007cm" svg:y1="16.953cm" svg:x2="13.335cm" svg:y2="16.953cm" draw:start-shape="id46" draw:start-glue-point="10" draw:end-shape="id48" draw:end-glue-point="6" svg:d="m11007 16953h2328">
          <text:p/>
        </draw:connector>
        <draw:connector draw:style-name="gr4" draw:text-style-name="P5" draw:id="id520" draw:layer="layout" draw:type="line" svg:x1="10.645cm" svg:y1="14.277cm" svg:x2="13.397cm" svg:y2="15.759cm" draw:start-shape="id47" draw:start-glue-point="5" draw:end-shape="id49" draw:end-glue-point="5" svg:d="m10645 14277 2752 1482">
          <text:p/>
        </draw:connector>
        <draw:connector draw:style-name="gr10" draw:text-style-name="P5" draw:id="id521" draw:layer="layout" draw:type="line" svg:x1="11.007cm" svg:y1="14.413cm" svg:x2="13.335cm" svg:y2="14.413cm" draw:start-shape="id47" draw:start-glue-point="10" draw:end-shape="id50" draw:end-glue-point="6" svg:d="m11007 14413h2328">
          <text:p/>
        </draw:connector>
        <draw:connector draw:style-name="gr4" draw:text-style-name="P5" draw:layer="layout" draw:type="line" svg:x1="10.945cm" svg:y1="12.432cm" svg:x2="13.546cm" svg:y2="14.221cm" draw:start-shape="id44" draw:start-glue-point="9" draw:end-shape="id50" draw:end-glue-point="4" svg:d="m10945 12432 2601 1789">
          <text:p/>
        </draw:connector>
        <draw:custom-shape draw:style-name="gr2" draw:text-style-name="P2" draw:layer="layout" svg:width="0.846cm" svg:height="0.937cm" svg:x="7.197cm" svg:y="13.882cm">
          <text:list text:style-name="L2">
            <text:list-header>
              <text:p text:style-name="P4"><text:span text:style-name="T2">s</text:span></text:p>
            </text:list-header>
          </text:list>
          <draw:enhanced-geometry svg:viewBox="0 0 21600 21600" draw:type="mso-spt202" draw:enhanced-path="M 0 0 L 21600 0 21600 21600 0 21600 0 0 Z N"/>
        </draw:custom-shape>
        <draw:custom-shape draw:style-name="gr2" draw:text-style-name="P2" draw:layer="layout" svg:width="0.847cm" svg:height="0.937cm" svg:x="13.758cm" svg:y="13.882cm">
          <text:list text:style-name="L2">
            <text:list-header>
              <text:p text:style-name="P4"><text:span text:style-name="T2">t</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13.123cm" svg:y="11.218cm">
          <text:list text:style-name="L2">
            <text:list-header>
              <text:p text:style-name="P4"><text:span text:style-name="T2">v</text:span><text:span text:style-name="T3">2</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0.372cm" svg:y="16.845cm">
          <text:list text:style-name="L2">
            <text:list-header>
              <text:p text:style-name="P4"><text:span text:style-name="T2">v</text:span><text:span text:style-name="T3">4</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0.372cm" svg:y="13.335cm">
          <text:list text:style-name="L2">
            <text:list-header>
              <text:p text:style-name="P4"><text:span text:style-name="T2">v</text:span><text:span text:style-name="T3">5</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13.123cm" svg:y="16.845cm">
          <text:list text:style-name="L2">
            <text:list-header>
              <text:p text:style-name="P4"><text:span text:style-name="T2">v</text:span><text:span text:style-name="T3">6</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13.758cm" svg:y="15.575cm">
          <text:list text:style-name="L2">
            <text:list-header>
              <text:p text:style-name="P4"><text:span text:style-name="T2">v</text:span><text:span text:style-name="T3">7</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8.043cm" svg:y="12.912cm">
          <text:list text:style-name="L2">
            <text:list-header>
              <text:p text:style-name="P6"><text:span text:style-name="T5">0/25</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11.642cm" svg:y="11.642cm">
          <text:list text:style-name="L2">
            <text:list-header>
              <text:p text:style-name="P6"><text:span text:style-name="T5">0/11</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12.277cm" svg:y="12.7cm">
          <text:list text:style-name="L2">
            <text:list-header>
              <text:p text:style-name="P6"><text:span text:style-name="T5">0/9</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9.313cm" svg:y="13.758cm">
          <text:list text:style-name="L2">
            <text:list-header>
              <text:p text:style-name="P6"><text:span text:style-name="T5">5/5</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8.255cm" svg:y="15.24cm">
          <text:list text:style-name="L2">
            <text:list-header>
              <text:p text:style-name="P6"><text:span text:style-name="T5">0/5</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11.853cm" svg:y="16.933cm">
          <text:list text:style-name="L2">
            <text:list-header>
              <text:p text:style-name="P6"><text:span text:style-name="T5">0/9</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11.43cm" svg:y="13.758cm">
          <text:list text:style-name="L2">
            <text:list-header>
              <text:p text:style-name="P6"><text:span text:style-name="T5">5/10</text:span></text:p>
            </text:list-header>
          </text:list>
          <draw:enhanced-geometry svg:viewBox="0 0 21600 21600" draw:type="mso-spt202" draw:enhanced-path="M 0 0 L 21600 0 21600 21600 0 21600 0 0 Z N"/>
        </draw:custom-shape>
        <draw:custom-shape draw:style-name="gr12" draw:text-style-name="P8" draw:id="id517" draw:layer="layout" svg:width="7.193cm" svg:height="1.023cm" svg:x="2.328cm" svg:y="6.35cm">
          <text:list text:style-name="L2">
            <text:list-header>
              <text:p text:style-name="P7"><text:span text:style-name="T6">Updating the flow</text:span></text:p>
            </text:list-header>
          </text:list>
          <draw:enhanced-geometry svg:viewBox="0 0 21600 21600" draw:text-areas="3000 3320 17110 17330" draw:type="cloud-callout" draw:modifiers="18699.5829858215 103654.687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2" draw:layer="layout" svg:width="1.481cm" svg:height="0.853cm" svg:x="12.277cm" svg:y="14.605cm">
          <text:list text:style-name="L2">
            <text:list-header>
              <text:p text:style-name="P6"><text:span text:style-name="T5">0/4</text:span></text:p>
            </text:list-header>
          </text:list>
          <draw:enhanced-geometry svg:viewBox="0 0 21600 21600" draw:type="mso-spt202" draw:enhanced-path="M 0 0 L 21600 0 21600 21600 0 21600 0 0 Z N"/>
        </draw:custom-shape>
        <draw:custom-shape draw:style-name="gr13" draw:text-style-name="P8" draw:id="id518" draw:layer="layout" svg:width="7.62cm" svg:height="1.023cm" svg:x="13.123cm" svg:y="6.738cm">
          <text:list text:style-name="L2">
            <text:list-header>
              <text:p text:style-name="P7"><text:span text:style-name="T6">Cleaning forward</text:span></text:p>
            </text:list-header>
          </text:list>
          <draw:enhanced-geometry svg:viewBox="0 0 21600 21600" draw:text-areas="3000 3320 17110 17330" draw:type="cloud-callout" draw:modifiers="4937.30481564099 90407.812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after-previous" presentation:group-id="0" presentation:preset-class="exit" presentation:preset-id="ooo-exit-dissolve">
                  <anim:transitionFilter smil:dur="0.5s" smil:targetElement="id517" smil:type="dissolve" smil:mode="out"/>
                  <anim:set smil:begin="0.499s" smil:dur="0.001s" smil:fill="hold" smil:targetElement="id517" smil:attributeName="visibility" smil:to="hidden"/>
                </anim:par>
                <anim:par smil:begin="0s" smil:fill="hold" presentation:node-type="with-previous" presentation:group-id="0" presentation:preset-class="entrance" presentation:preset-id="ooo-entrance-dissolve-in">
                  <anim:set smil:begin="0s" smil:dur="0.001s" smil:fill="hold" smil:targetElement="id518" smil:attributeName="visibility" smil:to="visible"/>
                  <anim:transitionFilter smil:dur="0.5s" smil:targetElement="id518" smil:type="dissolve"/>
                </anim:par>
              </anim:par>
            </anim:par>
            <anim:par smil:begin="next" smil:fill="hold">
              <anim:par smil:begin="0s" smil:fill="hold">
                <anim:par smil:begin="0s" presentation:node-type="on-click" presentation:preset-class="emphasis" presentation:preset-id="ooo-emphasis-transparency">
                  <anim:set smil:dur="indefinite" smil:targetElement="id519" smil:attributeName="opacity" smil:to="0.25"/>
                </anim:par>
              </anim:par>
            </anim:par>
            <anim:par smil:begin="next" smil:fill="hold">
              <anim:par smil:begin="0s" smil:fill="hold">
                <anim:par smil:begin="0s" presentation:node-type="on-click" presentation:preset-class="emphasis" presentation:preset-id="ooo-emphasis-transparency">
                  <anim:set smil:dur="indefinite" smil:targetElement="id520" smil:attributeName="opacity" smil:to="0.25"/>
                </anim:par>
              </anim:par>
            </anim:par>
            <anim:par smil:begin="next" smil:fill="hold">
              <anim:par smil:begin="0s" smil:fill="hold">
                <anim:par smil:begin="0s" presentation:node-type="on-click" presentation:preset-class="emphasis" presentation:preset-id="ooo-emphasis-transparency">
                  <anim:set smil:dur="indefinite" smil:targetElement="id521" smil:attributeName="opacity" smil:to="0.25"/>
                </anim:par>
              </anim:par>
            </anim:par>
          </anim:seq>
        </anim:par>
        <presentation:notes draw:style-name="dp2">
          <draw:page-thumbnail draw:style-name="gr1" draw:layer="layout" svg:width="7.142cm" svg:height="9.524cm" svg:x="5.953cm" svg:y="1.93cm" draw:page-number="5" presentation:class="page"/>
          <draw:frame presentation:style-name="pr3" draw:layer="layout" svg:width="15.239cm" svg:height="11.43cm" svg:x="1.905cm" svg:y="12.064cm" presentation:class="notes" presentation:placeholder="true">
            <draw:text-box/>
          </draw:frame>
        </presentation:notes>
      </draw:page>
      <draw:page draw:name="page6" draw:style-name="dp1" draw:master-page-name="Výchozí"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list text:style-name="L1">
              <text:list-header>
                <text:p text:style-name="P1">Computing a blocking flow in <text:span text:style-name="T13">L</text:span><text:span text:style-name="T14">f</text:span></text:p>
              </text:list-header>
            </text:list>
          </draw:text-box>
        </draw:frame>
        <draw:custom-shape draw:style-name="gr2" draw:text-style-name="P2" draw:layer="layout" svg:width="1.481cm" svg:height="1.03cm" svg:x="10.372cm" svg:y="11.13cm">
          <text:list text:style-name="L2">
            <text:list-header>
              <text:p text:style-name="P4"><text:span text:style-name="T2">v</text:span><text:span text:style-name="T3">1</text:span></text:p>
            </text:list-header>
          </text:list>
          <draw:enhanced-geometry svg:viewBox="0 0 21600 21600" draw:type="mso-spt202" draw:enhanced-path="M 0 0 L 21600 0 21600 21600 0 21600 0 0 Z N"/>
        </draw:custom-shape>
        <draw:custom-shape draw:style-name="gr3" draw:text-style-name="P2" draw:id="id51" draw:layer="layout" svg:width="0.423cm" svg:height="0.384cm" svg:x="7.832cm" svg:y="14.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52" draw:layer="layout" svg:width="0.424cm" svg:height="0.383cm" svg:x="10.583cm" svg:y="12.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53" draw:layer="layout" svg:width="0.423cm" svg:height="0.383cm" svg:x="13.335cm" svg:y="12.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54" draw:layer="layout" svg:width="0.424cm" svg:height="0.384cm" svg:x="10.583cm" svg:y="16.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55" draw:layer="layout" svg:width="0.424cm" svg:height="0.384cm" svg:x="10.583cm" svg:y="14.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58" draw:layer="layout" svg:width="0.423cm" svg:height="0.384cm" svg:x="13.335cm" svg:y="14.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56" draw:layer="layout" svg:width="0.423cm" svg:height="0.384cm" svg:x="13.335cm" svg:y="16.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57" draw:layer="layout" svg:width="0.423cm" svg:height="0.384cm" svg:x="13.335cm" svg:y="15.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5" draw:id="id525" draw:layer="layout" draw:type="line" svg:x1="8.193cm" svg:y1="14.277cm" svg:x2="10.645cm" svg:y2="12.432cm" draw:start-shape="id51" draw:start-glue-point="11" draw:end-shape="id52" draw:end-glue-point="7" svg:d="m8193 14277 2452-1845">
          <text:p/>
        </draw:connector>
        <draw:connector draw:style-name="gr4" draw:text-style-name="P5" draw:layer="layout" draw:type="line" svg:x1="11.007cm" svg:y1="12.296cm" svg:x2="13.335cm" svg:y2="12.296cm" draw:start-shape="id52" draw:start-glue-point="10" draw:end-shape="id53" draw:end-glue-point="6" svg:d="m11007 12296h2328">
          <text:p/>
        </draw:connector>
        <draw:connector draw:style-name="gr4" draw:text-style-name="P5" draw:layer="layout" draw:type="line" svg:x1="8.193cm" svg:y1="14.549cm" svg:x2="10.645cm" svg:y2="16.817cm" draw:start-shape="id51" draw:start-glue-point="9" draw:end-shape="id54" draw:end-glue-point="5" svg:d="m8193 14549 2452 2268">
          <text:p/>
        </draw:connector>
        <draw:connector draw:style-name="gr14" draw:text-style-name="P5" draw:layer="layout" draw:type="line" svg:x1="8.255cm" svg:y1="14.413cm" svg:x2="10.583cm" svg:y2="14.413cm" draw:start-shape="id51" draw:start-glue-point="10" draw:end-shape="id55" draw:end-glue-point="6" svg:d="m8255 14413h2328">
          <text:p/>
        </draw:connector>
        <draw:connector draw:style-name="gr4" draw:text-style-name="P5" draw:layer="layout" draw:type="line" svg:x1="11.007cm" svg:y1="16.953cm" svg:x2="13.335cm" svg:y2="16.953cm" draw:start-shape="id54" draw:start-glue-point="10" draw:end-shape="id56" draw:end-glue-point="6" svg:d="m11007 16953h2328">
          <text:p/>
        </draw:connector>
        <draw:connector draw:style-name="gr14" draw:text-style-name="P5" draw:layer="layout" draw:type="line" svg:x1="10.945cm" svg:y1="14.549cm" svg:x2="13.397cm" svg:y2="15.759cm" draw:start-shape="id55" draw:start-glue-point="9" draw:end-shape="id57" draw:end-glue-point="5" svg:d="m10945 14549 2452 1210">
          <text:p/>
        </draw:connector>
        <draw:connector draw:style-name="gr14" draw:text-style-name="P5" draw:layer="layout" draw:type="line" svg:x1="11.007cm" svg:y1="14.413cm" svg:x2="13.335cm" svg:y2="14.413cm" draw:start-shape="id55" draw:start-glue-point="10" draw:end-shape="id58" draw:end-glue-point="6" svg:d="m11007 14413h2328">
          <text:p/>
        </draw:connector>
        <draw:connector draw:style-name="gr4" draw:text-style-name="P5" draw:id="id524" draw:layer="layout" draw:type="line" svg:x1="10.945cm" svg:y1="12.432cm" svg:x2="13.546cm" svg:y2="14.221cm" draw:start-shape="id52" draw:start-glue-point="9" draw:end-shape="id58" draw:end-glue-point="4" svg:d="m10945 12432 2601 1789">
          <text:p/>
        </draw:connector>
        <draw:custom-shape draw:style-name="gr2" draw:text-style-name="P2" draw:layer="layout" svg:width="0.846cm" svg:height="0.937cm" svg:x="7.197cm" svg:y="13.882cm">
          <text:list text:style-name="L2">
            <text:list-header>
              <text:p text:style-name="P4"><text:span text:style-name="T2">s</text:span></text:p>
            </text:list-header>
          </text:list>
          <draw:enhanced-geometry svg:viewBox="0 0 21600 21600" draw:type="mso-spt202" draw:enhanced-path="M 0 0 L 21600 0 21600 21600 0 21600 0 0 Z N"/>
        </draw:custom-shape>
        <draw:custom-shape draw:style-name="gr2" draw:text-style-name="P2" draw:layer="layout" svg:width="0.847cm" svg:height="0.937cm" svg:x="13.758cm" svg:y="13.882cm">
          <text:list text:style-name="L2">
            <text:list-header>
              <text:p text:style-name="P4"><text:span text:style-name="T2">t</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13.123cm" svg:y="11.218cm">
          <text:list text:style-name="L2">
            <text:list-header>
              <text:p text:style-name="P4"><text:span text:style-name="T2">v</text:span><text:span text:style-name="T3">2</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0.372cm" svg:y="16.845cm">
          <text:list text:style-name="L2">
            <text:list-header>
              <text:p text:style-name="P4"><text:span text:style-name="T2">v</text:span><text:span text:style-name="T3">4</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0.372cm" svg:y="13.335cm">
          <text:list text:style-name="L2">
            <text:list-header>
              <text:p text:style-name="P4"><text:span text:style-name="T2">v</text:span><text:span text:style-name="T3">5</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13.123cm" svg:y="16.845cm">
          <text:list text:style-name="L2">
            <text:list-header>
              <text:p text:style-name="P4"><text:span text:style-name="T2">v</text:span><text:span text:style-name="T3">6</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13.758cm" svg:y="15.575cm">
          <text:list text:style-name="L2">
            <text:list-header>
              <text:p text:style-name="P4"><text:span text:style-name="T2">v</text:span><text:span text:style-name="T3">7</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8.043cm" svg:y="12.912cm">
          <text:list text:style-name="L2">
            <text:list-header>
              <text:p text:style-name="P6"><text:span text:style-name="T5">0/25</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11.642cm" svg:y="11.642cm">
          <text:list text:style-name="L2">
            <text:list-header>
              <text:p text:style-name="P6"><text:span text:style-name="T5">0/11</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12.277cm" svg:y="12.7cm">
          <text:list text:style-name="L2">
            <text:list-header>
              <text:p text:style-name="P6"><text:span text:style-name="T5">0/9</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9.313cm" svg:y="13.758cm">
          <text:list text:style-name="L2">
            <text:list-header>
              <text:p text:style-name="P6"><text:span text:style-name="T5">5/5</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8.255cm" svg:y="15.24cm">
          <text:list text:style-name="L2">
            <text:list-header>
              <text:p text:style-name="P6"><text:span text:style-name="T5">0/5</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11.853cm" svg:y="16.933cm">
          <text:list text:style-name="L2">
            <text:list-header>
              <text:p text:style-name="P6"><text:span text:style-name="T5">0/9</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11.43cm" svg:y="13.758cm">
          <text:list text:style-name="L2">
            <text:list-header>
              <text:p text:style-name="P6"><text:span text:style-name="T5">5/10</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12.277cm" svg:y="14.605cm">
          <text:list text:style-name="L2">
            <text:list-header>
              <text:p text:style-name="P6"><text:span text:style-name="T5">0/4</text:span></text:p>
            </text:list-header>
          </text:list>
          <draw:enhanced-geometry svg:viewBox="0 0 21600 21600" draw:type="mso-spt202" draw:enhanced-path="M 0 0 L 21600 0 21600 21600 0 21600 0 0 Z N"/>
        </draw:custom-shape>
        <draw:custom-shape draw:style-name="gr15" draw:text-style-name="P8" draw:id="id522" draw:layer="layout" svg:width="7.62cm" svg:height="1.023cm" svg:x="13.123cm" svg:y="6.738cm">
          <text:list text:style-name="L2">
            <text:list-header>
              <text:p text:style-name="P7"><text:span text:style-name="T6">Cleaning forward</text:span></text:p>
            </text:list-header>
          </text:list>
          <draw:enhanced-geometry svg:viewBox="0 0 21600 21600" draw:text-areas="3000 3320 17110 17330" draw:type="cloud-callout" draw:modifiers="4937.30481564099 90407.812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6" draw:text-style-name="P8" draw:id="id523" draw:layer="layout" svg:width="10.584cm" svg:height="3.926cm" svg:x="12.488cm" svg:y="4.996cm">
          <text:list text:style-name="L2">
            <text:list-header>
              <text:p text:style-name="P7"><text:span text:style-name="T6">Finding an augmentation path by arbitrarily backtracking from </text:span><text:span text:style-name="T7">t</text:span><text:span text:style-name="T6">.</text:span></text:p>
            </text:list-header>
          </text:list>
          <draw:enhanced-geometry svg:viewBox="0 0 21600 21600" draw:text-areas="3000 3320 17110 17330" draw:type="cloud-callout" draw:modifiers="3030.32593292395 30164.094728800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with-previous" presentation:group-id="0" presentation:preset-class="exit" presentation:preset-id="ooo-exit-dissolve">
                  <anim:transitionFilter smil:dur="0.5s" smil:targetElement="id522" smil:type="dissolve" smil:mode="out"/>
                  <anim:set smil:begin="0.499s" smil:dur="0.001s" smil:fill="hold" smil:targetElement="id522" smil:attributeName="visibility" smil:to="hidden"/>
                </anim:par>
              </anim:par>
              <anim:par smil:begin="0.5s" smil:fill="hold">
                <anim:par smil:begin="0s" smil:fill="hold" smil:repeatCount="1" presentation:node-type="after-previous" presentation:group-id="0" presentation:preset-class="entrance" presentation:preset-id="ooo-entrance-dissolve-in">
                  <anim:set smil:begin="0s" smil:dur="0.001s" smil:fill="hold" smil:targetElement="id523" smil:attributeName="visibility" smil:to="visible"/>
                  <anim:transitionFilter smil:dur="0.5s" smil:targetElement="id523" smil:type="dissolve"/>
                </anim:par>
              </anim:par>
            </anim:par>
            <anim:par smil:begin="next" smil:fill="hold">
              <anim:par smil:begin="0s" smil:fill="hold">
                <anim:par smil:begin="0s" smil:fill="hold" presentation:node-type="on-click" presentation:preset-class="emphasis" presentation:preset-id="ooo-emphasis-line-color" presentation:preset-sub-type="2">
                  <anim:animateColor smil:dur="0.5s" smil:fill="hold" smil:targetElement="id524" smil:attributeName="stroke-color" smil:to="#ff3300" anim:color-interpolation="rgb" anim:color-interpolation-direction="clockwise"/>
                  <anim:set smil:dur="0.5s" smil:fill="hold" smil:targetElement="id524" smil:attributeName="stroke" smil:to="solid"/>
                </anim:par>
              </anim:par>
            </anim:par>
            <anim:par smil:begin="next" smil:fill="hold">
              <anim:par smil:begin="0s" smil:fill="hold">
                <anim:par smil:begin="0s" smil:fill="hold" presentation:node-type="on-click" presentation:preset-class="emphasis" presentation:preset-id="ooo-emphasis-line-color" presentation:preset-sub-type="2">
                  <anim:animateColor smil:dur="0.5s" smil:fill="hold" smil:targetElement="id525" smil:attributeName="stroke-color" smil:to="#ff3300" anim:color-interpolation="rgb" anim:color-interpolation-direction="clockwise"/>
                  <anim:set smil:dur="0.5s" smil:fill="hold" smil:targetElement="id525" smil:attributeName="stroke" smil:to="solid"/>
                </anim:par>
              </anim:par>
            </anim:par>
          </anim:seq>
        </anim:par>
        <presentation:notes draw:style-name="dp2">
          <draw:page-thumbnail draw:style-name="gr1" draw:layer="layout" svg:width="7.142cm" svg:height="9.524cm" svg:x="5.953cm" svg:y="1.93cm" draw:page-number="6" presentation:class="page"/>
          <draw:frame presentation:style-name="pr3" draw:layer="layout" svg:width="15.239cm" svg:height="11.43cm" svg:x="1.905cm" svg:y="12.064cm" presentation:class="notes" presentation:placeholder="true">
            <draw:text-box/>
          </draw:frame>
        </presentation:notes>
      </draw:page>
      <draw:page draw:name="page7" draw:style-name="dp1" draw:master-page-name="Výchozí"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list text:style-name="L1">
              <text:list-header>
                <text:p text:style-name="P1">Computing a blocking flow in <text:span text:style-name="T13">L</text:span><text:span text:style-name="T14">f</text:span></text:p>
              </text:list-header>
            </text:list>
          </draw:text-box>
        </draw:frame>
        <draw:custom-shape draw:style-name="gr2" draw:text-style-name="P2" draw:layer="layout" svg:width="1.481cm" svg:height="1.03cm" svg:x="10.372cm" svg:y="11.13cm">
          <text:list text:style-name="L2">
            <text:list-header>
              <text:p text:style-name="P4"><text:span text:style-name="T2">v</text:span><text:span text:style-name="T3">1</text:span></text:p>
            </text:list-header>
          </text:list>
          <draw:enhanced-geometry svg:viewBox="0 0 21600 21600" draw:type="mso-spt202" draw:enhanced-path="M 0 0 L 21600 0 21600 21600 0 21600 0 0 Z N"/>
        </draw:custom-shape>
        <draw:custom-shape draw:style-name="gr3" draw:text-style-name="P2" draw:id="id59" draw:layer="layout" svg:width="0.423cm" svg:height="0.384cm" svg:x="7.832cm" svg:y="14.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60" draw:layer="layout" svg:width="0.424cm" svg:height="0.383cm" svg:x="10.583cm" svg:y="12.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61" draw:layer="layout" svg:width="0.423cm" svg:height="0.383cm" svg:x="13.335cm" svg:y="12.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62" draw:layer="layout" svg:width="0.424cm" svg:height="0.384cm" svg:x="10.583cm" svg:y="16.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63" draw:layer="layout" svg:width="0.424cm" svg:height="0.384cm" svg:x="10.583cm" svg:y="14.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66" draw:layer="layout" svg:width="0.423cm" svg:height="0.384cm" svg:x="13.335cm" svg:y="14.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64" draw:layer="layout" svg:width="0.423cm" svg:height="0.384cm" svg:x="13.335cm" svg:y="16.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65" draw:layer="layout" svg:width="0.423cm" svg:height="0.384cm" svg:x="13.335cm" svg:y="15.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5" draw:layer="layout" draw:type="line" svg:x1="8.193cm" svg:y1="14.277cm" svg:x2="10.645cm" svg:y2="12.432cm" draw:start-shape="id59" draw:start-glue-point="11" draw:end-shape="id60" draw:end-glue-point="7" svg:d="m8193 14277 2452-1845">
          <text:p/>
        </draw:connector>
        <draw:connector draw:style-name="gr4" draw:text-style-name="P5" draw:layer="layout" draw:type="line" svg:x1="11.007cm" svg:y1="12.296cm" svg:x2="13.335cm" svg:y2="12.296cm" draw:start-shape="id60" draw:start-glue-point="10" draw:end-shape="id61" draw:end-glue-point="6" svg:d="m11007 12296h2328">
          <text:p/>
        </draw:connector>
        <draw:connector draw:style-name="gr4" draw:text-style-name="P5" draw:layer="layout" draw:type="line" svg:x1="8.193cm" svg:y1="14.549cm" svg:x2="10.645cm" svg:y2="16.817cm" draw:start-shape="id59" draw:start-glue-point="9" draw:end-shape="id62" draw:end-glue-point="5" svg:d="m8193 14549 2452 2268">
          <text:p/>
        </draw:connector>
        <draw:connector draw:style-name="gr14" draw:text-style-name="P5" draw:layer="layout" draw:type="line" svg:x1="8.255cm" svg:y1="14.413cm" svg:x2="10.583cm" svg:y2="14.413cm" draw:start-shape="id59" draw:start-glue-point="10" draw:end-shape="id63" draw:end-glue-point="6" svg:d="m8255 14413h2328">
          <text:p/>
        </draw:connector>
        <draw:connector draw:style-name="gr4" draw:text-style-name="P5" draw:layer="layout" draw:type="line" svg:x1="11.007cm" svg:y1="16.953cm" svg:x2="13.335cm" svg:y2="16.953cm" draw:start-shape="id62" draw:start-glue-point="10" draw:end-shape="id64" draw:end-glue-point="6" svg:d="m11007 16953h2328">
          <text:p/>
        </draw:connector>
        <draw:connector draw:style-name="gr14" draw:text-style-name="P5" draw:layer="layout" draw:type="line" svg:x1="10.945cm" svg:y1="14.549cm" svg:x2="13.397cm" svg:y2="15.759cm" draw:start-shape="id63" draw:start-glue-point="9" draw:end-shape="id65" draw:end-glue-point="5" svg:d="m10945 14549 2452 1210">
          <text:p/>
        </draw:connector>
        <draw:connector draw:style-name="gr14" draw:text-style-name="P5" draw:layer="layout" draw:type="line" svg:x1="11.007cm" svg:y1="14.413cm" svg:x2="13.335cm" svg:y2="14.413cm" draw:start-shape="id63" draw:start-glue-point="10" draw:end-shape="id66" draw:end-glue-point="6" svg:d="m11007 14413h2328">
          <text:p/>
        </draw:connector>
        <draw:connector draw:style-name="gr10" draw:text-style-name="P5" draw:layer="layout" draw:type="line" svg:x1="10.945cm" svg:y1="12.432cm" svg:x2="13.546cm" svg:y2="14.221cm" draw:start-shape="id60" draw:start-glue-point="9" draw:end-shape="id66" draw:end-glue-point="4" svg:d="m10945 12432 2601 1789">
          <text:p/>
        </draw:connector>
        <draw:custom-shape draw:style-name="gr2" draw:text-style-name="P2" draw:layer="layout" svg:width="0.846cm" svg:height="0.937cm" svg:x="7.197cm" svg:y="13.882cm">
          <text:list text:style-name="L2">
            <text:list-header>
              <text:p text:style-name="P4"><text:span text:style-name="T2">s</text:span></text:p>
            </text:list-header>
          </text:list>
          <draw:enhanced-geometry svg:viewBox="0 0 21600 21600" draw:type="mso-spt202" draw:enhanced-path="M 0 0 L 21600 0 21600 21600 0 21600 0 0 Z N"/>
        </draw:custom-shape>
        <draw:custom-shape draw:style-name="gr2" draw:text-style-name="P2" draw:layer="layout" svg:width="0.847cm" svg:height="0.937cm" svg:x="13.758cm" svg:y="13.882cm">
          <text:list text:style-name="L2">
            <text:list-header>
              <text:p text:style-name="P4"><text:span text:style-name="T2">t</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13.123cm" svg:y="11.218cm">
          <text:list text:style-name="L2">
            <text:list-header>
              <text:p text:style-name="P4"><text:span text:style-name="T2">v</text:span><text:span text:style-name="T3">2</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0.372cm" svg:y="16.845cm">
          <text:list text:style-name="L2">
            <text:list-header>
              <text:p text:style-name="P4"><text:span text:style-name="T2">v</text:span><text:span text:style-name="T3">4</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0.372cm" svg:y="13.335cm">
          <text:list text:style-name="L2">
            <text:list-header>
              <text:p text:style-name="P4"><text:span text:style-name="T2">v</text:span><text:span text:style-name="T3">5</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13.123cm" svg:y="16.845cm">
          <text:list text:style-name="L2">
            <text:list-header>
              <text:p text:style-name="P4"><text:span text:style-name="T2">v</text:span><text:span text:style-name="T3">6</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13.758cm" svg:y="15.575cm">
          <text:list text:style-name="L2">
            <text:list-header>
              <text:p text:style-name="P4"><text:span text:style-name="T2">v</text:span><text:span text:style-name="T3">7</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8.043cm" svg:y="12.912cm">
          <text:list text:style-name="L2">
            <text:list-header>
              <text:p text:style-name="P6"><text:span text:style-name="T5">0/25</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11.642cm" svg:y="11.642cm">
          <text:list text:style-name="L2">
            <text:list-header>
              <text:p text:style-name="P6"><text:span text:style-name="T5">0/11</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12.277cm" svg:y="12.7cm">
          <text:list text:style-name="L2">
            <text:list-header>
              <text:p text:style-name="P6"><text:span text:style-name="T5">0/9</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9.313cm" svg:y="13.758cm">
          <text:list text:style-name="L2">
            <text:list-header>
              <text:p text:style-name="P6"><text:span text:style-name="T5">5/5</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8.255cm" svg:y="15.24cm">
          <text:list text:style-name="L2">
            <text:list-header>
              <text:p text:style-name="P6"><text:span text:style-name="T5">0/5</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11.853cm" svg:y="16.933cm">
          <text:list text:style-name="L2">
            <text:list-header>
              <text:p text:style-name="P6"><text:span text:style-name="T5">0/9</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11.43cm" svg:y="13.758cm">
          <text:list text:style-name="L2">
            <text:list-header>
              <text:p text:style-name="P6"><text:span text:style-name="T5">5/10</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12.277cm" svg:y="14.605cm">
          <text:list text:style-name="L2">
            <text:list-header>
              <text:p text:style-name="P6"><text:span text:style-name="T5">0/4</text:span></text:p>
            </text:list-header>
          </text:list>
          <draw:enhanced-geometry svg:viewBox="0 0 21600 21600" draw:type="mso-spt202" draw:enhanced-path="M 0 0 L 21600 0 21600 21600 0 21600 0 0 Z N"/>
        </draw:custom-shape>
        <draw:custom-shape draw:style-name="gr17" draw:text-style-name="P8" draw:id="id526" draw:layer="layout" svg:width="10.584cm" svg:height="1.785cm" svg:x="12.488cm" svg:y="4.996cm">
          <text:list text:style-name="L2">
            <text:list-header>
              <text:p text:style-name="P7"><text:span text:style-name="T6">Finding an augmentation path by arbitrarily backtracking from </text:span><text:span text:style-name="T7">t</text:span><text:span text:style-name="T6">.</text:span></text:p>
            </text:list-header>
          </text:list>
          <draw:enhanced-geometry svg:viewBox="0 0 21600 21600" draw:text-areas="3000 3320 17110 17330" draw:type="cloud-callout" draw:modifiers="3032.3665564478 66348.040313549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8" draw:text-style-name="P8" draw:id="id527" draw:layer="layout" svg:width="7.193cm" svg:height="1.023cm" svg:x="2.328cm" svg:y="6.35cm">
          <text:list text:style-name="L2">
            <text:list-header>
              <text:p text:style-name="P7"><text:span text:style-name="T6">Updating the flow.</text:span></text:p>
            </text:list-header>
          </text:list>
          <draw:enhanced-geometry svg:viewBox="0 0 21600 21600" draw:text-areas="3000 3320 17110 17330" draw:type="cloud-callout" draw:modifiers="18699.5829858215 103654.687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smil:dur="indefinite" smil:restart="never" presentation:node-type="timing-root">
          <anim:seq smil:dur="indefinite" presentation:node-type="main-sequence">
            <anim:par smil:begin="next" smil:fill="hold">
              <anim:par smil:begin="0s" smil:fill="hold">
                <anim:par smil:begin="0s" smil:fill="hold" smil:repeatCount="1" presentation:node-type="after-previous" presentation:group-id="0" presentation:preset-class="exit" presentation:preset-id="ooo-exit-dissolve">
                  <anim:transitionFilter smil:dur="0.5s" smil:targetElement="id526" smil:type="dissolve" smil:mode="out"/>
                  <anim:set smil:begin="0.499s" smil:dur="0.001s" smil:fill="hold" smil:targetElement="id526" smil:attributeName="visibility" smil:to="hidden"/>
                </anim:par>
                <anim:par smil:begin="0s" smil:fill="hold" smil:repeatCount="1" presentation:node-type="with-previous" presentation:group-id="0" presentation:preset-class="entrance" presentation:preset-id="ooo-entrance-dissolve-in">
                  <anim:set smil:begin="0s" smil:dur="0.001s" smil:fill="hold" smil:targetElement="id527" smil:attributeName="visibility" smil:to="visible"/>
                  <anim:transitionFilter smil:dur="0.5s" smil:targetElement="id527" smil:type="dissolve"/>
                </anim:par>
              </anim:par>
            </anim:par>
          </anim:seq>
        </anim:par>
        <presentation:notes draw:style-name="dp2">
          <draw:page-thumbnail draw:style-name="gr1" draw:layer="layout" svg:width="7.142cm" svg:height="9.524cm" svg:x="5.953cm" svg:y="1.93cm" draw:page-number="7" presentation:class="page"/>
          <draw:frame presentation:style-name="pr3" draw:layer="layout" svg:width="15.239cm" svg:height="11.43cm" svg:x="1.905cm" svg:y="12.064cm" presentation:class="notes" presentation:placeholder="true">
            <draw:text-box/>
          </draw:frame>
        </presentation:notes>
      </draw:page>
      <draw:page draw:name="page8" draw:style-name="dp1" draw:master-page-name="Výchozí"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list text:style-name="L1">
              <text:list-header>
                <text:p text:style-name="P1">Computing a blocking flow in <text:span text:style-name="T13">L</text:span><text:span text:style-name="T14">f</text:span></text:p>
              </text:list-header>
            </text:list>
          </draw:text-box>
        </draw:frame>
        <draw:custom-shape draw:style-name="gr2" draw:text-style-name="P2" draw:layer="layout" svg:width="1.481cm" svg:height="1.03cm" svg:x="10.372cm" svg:y="11.13cm">
          <text:list text:style-name="L2">
            <text:list-header>
              <text:p text:style-name="P4"><text:span text:style-name="T2">v</text:span><text:span text:style-name="T3">1</text:span></text:p>
            </text:list-header>
          </text:list>
          <draw:enhanced-geometry svg:viewBox="0 0 21600 21600" draw:type="mso-spt202" draw:enhanced-path="M 0 0 L 21600 0 21600 21600 0 21600 0 0 Z N"/>
        </draw:custom-shape>
        <draw:custom-shape draw:style-name="gr3" draw:text-style-name="P2" draw:id="id67" draw:layer="layout" svg:width="0.423cm" svg:height="0.384cm" svg:x="7.832cm" svg:y="14.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68" draw:layer="layout" svg:width="0.424cm" svg:height="0.383cm" svg:x="10.583cm" svg:y="12.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69" draw:layer="layout" svg:width="0.423cm" svg:height="0.383cm" svg:x="13.335cm" svg:y="12.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70" draw:layer="layout" svg:width="0.424cm" svg:height="0.384cm" svg:x="10.583cm" svg:y="16.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71" draw:layer="layout" svg:width="0.424cm" svg:height="0.384cm" svg:x="10.583cm" svg:y="14.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74" draw:layer="layout" svg:width="0.423cm" svg:height="0.384cm" svg:x="13.335cm" svg:y="14.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72" draw:layer="layout" svg:width="0.423cm" svg:height="0.384cm" svg:x="13.335cm" svg:y="16.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73" draw:layer="layout" svg:width="0.423cm" svg:height="0.384cm" svg:x="13.335cm" svg:y="15.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5" draw:layer="layout" draw:type="line" svg:x1="8.193cm" svg:y1="14.277cm" svg:x2="10.645cm" svg:y2="12.432cm" draw:start-shape="id67" draw:start-glue-point="11" draw:end-shape="id68" draw:end-glue-point="7" svg:d="m8193 14277 2452-1845">
          <text:p/>
        </draw:connector>
        <draw:connector draw:style-name="gr4" draw:text-style-name="P5" draw:layer="layout" draw:type="line" svg:x1="11.007cm" svg:y1="12.296cm" svg:x2="13.335cm" svg:y2="12.296cm" draw:start-shape="id68" draw:start-glue-point="10" draw:end-shape="id69" draw:end-glue-point="6" svg:d="m11007 12296h2328">
          <text:p/>
        </draw:connector>
        <draw:connector draw:style-name="gr4" draw:text-style-name="P5" draw:layer="layout" draw:type="line" svg:x1="8.193cm" svg:y1="14.549cm" svg:x2="10.645cm" svg:y2="16.817cm" draw:start-shape="id67" draw:start-glue-point="9" draw:end-shape="id70" draw:end-glue-point="5" svg:d="m8193 14549 2452 2268">
          <text:p/>
        </draw:connector>
        <draw:connector draw:style-name="gr14" draw:text-style-name="P5" draw:layer="layout" draw:type="line" svg:x1="8.255cm" svg:y1="14.413cm" svg:x2="10.583cm" svg:y2="14.413cm" draw:start-shape="id67" draw:start-glue-point="10" draw:end-shape="id71" draw:end-glue-point="6" svg:d="m8255 14413h2328">
          <text:p/>
        </draw:connector>
        <draw:connector draw:style-name="gr4" draw:text-style-name="P5" draw:layer="layout" draw:type="line" svg:x1="11.007cm" svg:y1="16.953cm" svg:x2="13.335cm" svg:y2="16.953cm" draw:start-shape="id70" draw:start-glue-point="10" draw:end-shape="id72" draw:end-glue-point="6" svg:d="m11007 16953h2328">
          <text:p/>
        </draw:connector>
        <draw:connector draw:style-name="gr14" draw:text-style-name="P5" draw:layer="layout" draw:type="line" svg:x1="10.945cm" svg:y1="14.549cm" svg:x2="13.397cm" svg:y2="15.759cm" draw:start-shape="id71" draw:start-glue-point="9" draw:end-shape="id73" draw:end-glue-point="5" svg:d="m10945 14549 2452 1210">
          <text:p/>
        </draw:connector>
        <draw:connector draw:style-name="gr14" draw:text-style-name="P5" draw:layer="layout" draw:type="line" svg:x1="11.007cm" svg:y1="14.413cm" svg:x2="13.335cm" svg:y2="14.413cm" draw:start-shape="id71" draw:start-glue-point="10" draw:end-shape="id74" draw:end-glue-point="6" svg:d="m11007 14413h2328">
          <text:p/>
        </draw:connector>
        <draw:connector draw:style-name="gr10" draw:text-style-name="P5" draw:layer="layout" draw:type="line" svg:x1="10.945cm" svg:y1="12.432cm" svg:x2="13.546cm" svg:y2="14.221cm" draw:start-shape="id68" draw:start-glue-point="9" draw:end-shape="id74" draw:end-glue-point="4" svg:d="m10945 12432 2601 1789">
          <text:p/>
        </draw:connector>
        <draw:custom-shape draw:style-name="gr2" draw:text-style-name="P2" draw:layer="layout" svg:width="0.846cm" svg:height="0.937cm" svg:x="7.197cm" svg:y="13.882cm">
          <text:list text:style-name="L2">
            <text:list-header>
              <text:p text:style-name="P4"><text:span text:style-name="T2">s</text:span></text:p>
            </text:list-header>
          </text:list>
          <draw:enhanced-geometry svg:viewBox="0 0 21600 21600" draw:type="mso-spt202" draw:enhanced-path="M 0 0 L 21600 0 21600 21600 0 21600 0 0 Z N"/>
        </draw:custom-shape>
        <draw:custom-shape draw:style-name="gr2" draw:text-style-name="P2" draw:layer="layout" svg:width="0.847cm" svg:height="0.937cm" svg:x="13.758cm" svg:y="13.882cm">
          <text:list text:style-name="L2">
            <text:list-header>
              <text:p text:style-name="P4"><text:span text:style-name="T2">t</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13.123cm" svg:y="11.218cm">
          <text:list text:style-name="L2">
            <text:list-header>
              <text:p text:style-name="P4"><text:span text:style-name="T2">v</text:span><text:span text:style-name="T3">2</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0.372cm" svg:y="16.845cm">
          <text:list text:style-name="L2">
            <text:list-header>
              <text:p text:style-name="P4"><text:span text:style-name="T2">v</text:span><text:span text:style-name="T3">4</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0.372cm" svg:y="13.335cm">
          <text:list text:style-name="L2">
            <text:list-header>
              <text:p text:style-name="P4"><text:span text:style-name="T2">v</text:span><text:span text:style-name="T3">5</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13.123cm" svg:y="16.845cm">
          <text:list text:style-name="L2">
            <text:list-header>
              <text:p text:style-name="P4"><text:span text:style-name="T2">v</text:span><text:span text:style-name="T3">6</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13.758cm" svg:y="15.575cm">
          <text:list text:style-name="L2">
            <text:list-header>
              <text:p text:style-name="P4"><text:span text:style-name="T2">v</text:span><text:span text:style-name="T3">7</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8.043cm" svg:y="12.912cm">
          <text:list text:style-name="L2">
            <text:list-header>
              <text:p text:style-name="P6"><text:span text:style-name="T5">9/25</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11.642cm" svg:y="11.642cm">
          <text:list text:style-name="L2">
            <text:list-header>
              <text:p text:style-name="P6"><text:span text:style-name="T5">0/11</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12.277cm" svg:y="12.7cm">
          <text:list text:style-name="L2">
            <text:list-header>
              <text:p text:style-name="P6"><text:span text:style-name="T5">9/9</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9.313cm" svg:y="13.758cm">
          <text:list text:style-name="L2">
            <text:list-header>
              <text:p text:style-name="P6"><text:span text:style-name="T5">5/5</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8.255cm" svg:y="15.24cm">
          <text:list text:style-name="L2">
            <text:list-header>
              <text:p text:style-name="P6"><text:span text:style-name="T5">0/5</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11.853cm" svg:y="16.933cm">
          <text:list text:style-name="L2">
            <text:list-header>
              <text:p text:style-name="P6"><text:span text:style-name="T5">0/9</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11.43cm" svg:y="13.758cm">
          <text:list text:style-name="L2">
            <text:list-header>
              <text:p text:style-name="P6"><text:span text:style-name="T5">5/10</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12.277cm" svg:y="14.605cm">
          <text:list text:style-name="L2">
            <text:list-header>
              <text:p text:style-name="P6"><text:span text:style-name="T5">0/4</text:span></text:p>
            </text:list-header>
          </text:list>
          <draw:enhanced-geometry svg:viewBox="0 0 21600 21600" draw:type="mso-spt202" draw:enhanced-path="M 0 0 L 21600 0 21600 21600 0 21600 0 0 Z N"/>
        </draw:custom-shape>
        <draw:custom-shape draw:style-name="gr19" draw:text-style-name="P8" draw:layer="layout" svg:width="7.193cm" svg:height="1.023cm" svg:x="2.328cm" svg:y="6.35cm">
          <text:list text:style-name="L2">
            <text:list-header>
              <text:p text:style-name="P7"><text:span text:style-name="T6">Updating the flow.</text:span></text:p>
            </text:list-header>
          </text:list>
          <draw:enhanced-geometry svg:viewBox="0 0 21600 21600" draw:text-areas="3000 3320 17110 17330" draw:type="cloud-callout" draw:modifiers="18699.5829858215 103654.687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7.142cm" svg:height="9.524cm" svg:x="5.953cm" svg:y="1.93cm" draw:page-number="8" presentation:class="page"/>
          <draw:frame presentation:style-name="pr3" draw:layer="layout" svg:width="15.239cm" svg:height="11.43cm" svg:x="1.905cm" svg:y="12.064cm" presentation:class="notes" presentation:placeholder="true">
            <draw:text-box/>
          </draw:frame>
        </presentation:notes>
      </draw:page>
      <draw:page draw:name="page9" draw:style-name="dp1" draw:master-page-name="Výchozí"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list text:style-name="L1">
              <text:list-header>
                <text:p text:style-name="P1">Computing a blocking flow in <text:span text:style-name="T13">L</text:span><text:span text:style-name="T14">f</text:span></text:p>
              </text:list-header>
            </text:list>
          </draw:text-box>
        </draw:frame>
        <draw:custom-shape draw:style-name="gr2" draw:text-style-name="P2" draw:layer="layout" svg:width="1.481cm" svg:height="1.03cm" svg:x="10.372cm" svg:y="11.13cm">
          <text:list text:style-name="L2">
            <text:list-header>
              <text:p text:style-name="P4"><text:span text:style-name="T2">v</text:span><text:span text:style-name="T3">1</text:span></text:p>
            </text:list-header>
          </text:list>
          <draw:enhanced-geometry svg:viewBox="0 0 21600 21600" draw:type="mso-spt202" draw:enhanced-path="M 0 0 L 21600 0 21600 21600 0 21600 0 0 Z N"/>
        </draw:custom-shape>
        <draw:custom-shape draw:style-name="gr3" draw:text-style-name="P2" draw:id="id75" draw:layer="layout" svg:width="0.423cm" svg:height="0.384cm" svg:x="7.832cm" svg:y="14.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76" draw:layer="layout" svg:width="0.424cm" svg:height="0.383cm" svg:x="10.583cm" svg:y="12.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77" draw:layer="layout" svg:width="0.423cm" svg:height="0.383cm" svg:x="13.335cm" svg:y="12.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78" draw:layer="layout" svg:width="0.424cm" svg:height="0.384cm" svg:x="10.583cm" svg:y="16.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79" draw:layer="layout" svg:width="0.424cm" svg:height="0.384cm" svg:x="10.583cm" svg:y="14.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82" draw:layer="layout" svg:width="0.423cm" svg:height="0.384cm" svg:x="13.335cm" svg:y="14.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80" draw:layer="layout" svg:width="0.423cm" svg:height="0.384cm" svg:x="13.335cm" svg:y="16.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81" draw:layer="layout" svg:width="0.423cm" svg:height="0.384cm" svg:x="13.335cm" svg:y="15.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5" draw:layer="layout" draw:type="line" svg:x1="8.193cm" svg:y1="14.277cm" svg:x2="10.645cm" svg:y2="12.432cm" draw:start-shape="id75" draw:start-glue-point="11" draw:end-shape="id76" draw:end-glue-point="7" svg:d="m8193 14277 2452-1845">
          <text:p/>
        </draw:connector>
        <draw:connector draw:style-name="gr4" draw:text-style-name="P5" draw:layer="layout" draw:type="line" svg:x1="11.007cm" svg:y1="12.296cm" svg:x2="13.335cm" svg:y2="12.296cm" draw:start-shape="id76" draw:start-glue-point="10" draw:end-shape="id77" draw:end-glue-point="6" svg:d="m11007 12296h2328">
          <text:p/>
        </draw:connector>
        <draw:connector draw:style-name="gr4" draw:text-style-name="P5" draw:layer="layout" draw:type="line" svg:x1="8.193cm" svg:y1="14.549cm" svg:x2="10.645cm" svg:y2="16.817cm" draw:start-shape="id75" draw:start-glue-point="9" draw:end-shape="id78" draw:end-glue-point="5" svg:d="m8193 14549 2452 2268">
          <text:p/>
        </draw:connector>
        <draw:connector draw:style-name="gr14" draw:text-style-name="P5" draw:layer="layout" draw:type="line" svg:x1="8.255cm" svg:y1="14.413cm" svg:x2="10.583cm" svg:y2="14.413cm" draw:start-shape="id75" draw:start-glue-point="10" draw:end-shape="id79" draw:end-glue-point="6" svg:d="m8255 14413h2328">
          <text:p/>
        </draw:connector>
        <draw:connector draw:style-name="gr4" draw:text-style-name="P5" draw:layer="layout" draw:type="line" svg:x1="11.007cm" svg:y1="16.953cm" svg:x2="13.335cm" svg:y2="16.953cm" draw:start-shape="id78" draw:start-glue-point="10" draw:end-shape="id80" draw:end-glue-point="6" svg:d="m11007 16953h2328">
          <text:p/>
        </draw:connector>
        <draw:connector draw:style-name="gr14" draw:text-style-name="P5" draw:layer="layout" draw:type="line" svg:x1="10.945cm" svg:y1="14.549cm" svg:x2="13.397cm" svg:y2="15.759cm" draw:start-shape="id79" draw:start-glue-point="9" draw:end-shape="id81" draw:end-glue-point="5" svg:d="m10945 14549 2452 1210">
          <text:p/>
        </draw:connector>
        <draw:connector draw:style-name="gr14" draw:text-style-name="P5" draw:layer="layout" draw:type="line" svg:x1="11.007cm" svg:y1="14.413cm" svg:x2="13.335cm" svg:y2="14.413cm" draw:start-shape="id79" draw:start-glue-point="10" draw:end-shape="id82" draw:end-glue-point="6" svg:d="m11007 14413h2328">
          <text:p/>
        </draw:connector>
        <draw:connector draw:style-name="gr10" draw:text-style-name="P5" draw:id="id530" draw:layer="layout" draw:type="line" svg:x1="10.945cm" svg:y1="12.432cm" svg:x2="13.546cm" svg:y2="14.221cm" draw:start-shape="id76" draw:start-glue-point="9" draw:end-shape="id82" draw:end-glue-point="4" svg:d="m10945 12432 2601 1789">
          <text:p/>
        </draw:connector>
        <draw:custom-shape draw:style-name="gr2" draw:text-style-name="P2" draw:layer="layout" svg:width="0.846cm" svg:height="0.937cm" svg:x="7.197cm" svg:y="13.882cm">
          <text:list text:style-name="L2">
            <text:list-header>
              <text:p text:style-name="P4"><text:span text:style-name="T2">s</text:span></text:p>
            </text:list-header>
          </text:list>
          <draw:enhanced-geometry svg:viewBox="0 0 21600 21600" draw:type="mso-spt202" draw:enhanced-path="M 0 0 L 21600 0 21600 21600 0 21600 0 0 Z N"/>
        </draw:custom-shape>
        <draw:custom-shape draw:style-name="gr2" draw:text-style-name="P2" draw:layer="layout" svg:width="0.847cm" svg:height="0.937cm" svg:x="13.758cm" svg:y="13.882cm">
          <text:list text:style-name="L2">
            <text:list-header>
              <text:p text:style-name="P4"><text:span text:style-name="T2">t</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13.123cm" svg:y="11.218cm">
          <text:list text:style-name="L2">
            <text:list-header>
              <text:p text:style-name="P4"><text:span text:style-name="T2">v</text:span><text:span text:style-name="T3">2</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0.372cm" svg:y="16.845cm">
          <text:list text:style-name="L2">
            <text:list-header>
              <text:p text:style-name="P4"><text:span text:style-name="T2">v</text:span><text:span text:style-name="T3">4</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0.372cm" svg:y="13.335cm">
          <text:list text:style-name="L2">
            <text:list-header>
              <text:p text:style-name="P4"><text:span text:style-name="T2">v</text:span><text:span text:style-name="T3">5</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13.123cm" svg:y="16.845cm">
          <text:list text:style-name="L2">
            <text:list-header>
              <text:p text:style-name="P4"><text:span text:style-name="T2">v</text:span><text:span text:style-name="T3">6</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13.758cm" svg:y="15.575cm">
          <text:list text:style-name="L2">
            <text:list-header>
              <text:p text:style-name="P4"><text:span text:style-name="T2">v</text:span><text:span text:style-name="T3">7</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8.043cm" svg:y="12.912cm">
          <text:list text:style-name="L2">
            <text:list-header>
              <text:p text:style-name="P6"><text:span text:style-name="T5">9/25</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11.642cm" svg:y="11.642cm">
          <text:list text:style-name="L2">
            <text:list-header>
              <text:p text:style-name="P6"><text:span text:style-name="T5">0/11</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12.277cm" svg:y="12.7cm">
          <text:list text:style-name="L2">
            <text:list-header>
              <text:p text:style-name="P6"><text:span text:style-name="T5">9/9</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9.313cm" svg:y="13.758cm">
          <text:list text:style-name="L2">
            <text:list-header>
              <text:p text:style-name="P6"><text:span text:style-name="T5">5/5</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8.255cm" svg:y="15.24cm">
          <text:list text:style-name="L2">
            <text:list-header>
              <text:p text:style-name="P6"><text:span text:style-name="T5">0/5</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11.853cm" svg:y="16.933cm">
          <text:list text:style-name="L2">
            <text:list-header>
              <text:p text:style-name="P6"><text:span text:style-name="T5">0/9</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11.43cm" svg:y="13.758cm">
          <text:list text:style-name="L2">
            <text:list-header>
              <text:p text:style-name="P6"><text:span text:style-name="T5">5/10</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12.277cm" svg:y="14.605cm">
          <text:list text:style-name="L2">
            <text:list-header>
              <text:p text:style-name="P6"><text:span text:style-name="T5">0/4</text:span></text:p>
            </text:list-header>
          </text:list>
          <draw:enhanced-geometry svg:viewBox="0 0 21600 21600" draw:type="mso-spt202" draw:enhanced-path="M 0 0 L 21600 0 21600 21600 0 21600 0 0 Z N"/>
        </draw:custom-shape>
        <draw:custom-shape draw:style-name="gr20" draw:text-style-name="P8" draw:id="id528" draw:layer="layout" svg:width="7.193cm" svg:height="1.023cm" svg:x="2.328cm" svg:y="6.35cm">
          <text:list text:style-name="L2">
            <text:list-header>
              <text:p text:style-name="P7"><text:span text:style-name="T6">Updating the flow.</text:span></text:p>
            </text:list-header>
          </text:list>
          <draw:enhanced-geometry svg:viewBox="0 0 21600 21600" draw:text-areas="3000 3320 17110 17330" draw:type="cloud-callout" draw:modifiers="18699.5829858215 103654.687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1" draw:text-style-name="P8" draw:id="id529" draw:layer="layout" svg:width="7.62cm" svg:height="1.023cm" svg:x="13.123cm" svg:y="6.738cm">
          <text:list text:style-name="L2">
            <text:list-header>
              <text:p text:style-name="P7"><text:span text:style-name="T6">Cleaning forward</text:span></text:p>
            </text:list-header>
          </text:list>
          <draw:enhanced-geometry svg:viewBox="0 0 21600 21600" draw:text-areas="3000 3320 17110 17330" draw:type="cloud-callout" draw:modifiers="4937.30481564099 90407.812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2" draw:text-style-name="P8" draw:id="id531" draw:layer="layout" svg:width="9.525cm" svg:height="1.785cm" svg:x="15.875cm" svg:y="12.722cm">
          <text:list text:style-name="L2">
            <text:list-header>
              <text:p text:style-name="P7"><text:span text:style-name="T6">There aren’t any edges going into </text:span><text:span text:style-name="T7">t</text:span><text:span text:style-name="T6"> – a blocking flow is found! </text:span></text:p>
            </text:list-header>
          </text:list>
          <draw:enhanced-geometry svg:viewBox="0 0 21600 21600" draw:text-areas="3000 3320 17110 17330" draw:type="cloud-callout" draw:modifiers="-3428.42746168381 11852.183650615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after-previous" presentation:group-id="0" presentation:preset-class="exit" presentation:preset-id="ooo-exit-dissolve">
                  <anim:transitionFilter smil:dur="0.5s" smil:targetElement="id528" smil:type="dissolve" smil:mode="out"/>
                  <anim:set smil:begin="0.499s" smil:dur="0.001s" smil:fill="hold" smil:targetElement="id528" smil:attributeName="visibility" smil:to="hidden"/>
                </anim:par>
                <anim:par smil:begin="0s" smil:fill="hold" presentation:node-type="with-previous" presentation:group-id="0" presentation:preset-class="entrance" presentation:preset-id="ooo-entrance-dissolve-in">
                  <anim:set smil:begin="0s" smil:dur="0.001s" smil:fill="hold" smil:targetElement="id529" smil:attributeName="visibility" smil:to="visible"/>
                  <anim:transitionFilter smil:dur="0.5s" smil:targetElement="id529" smil:type="dissolve"/>
                </anim:par>
              </anim:par>
            </anim:par>
            <anim:par smil:begin="next" smil:fill="hold">
              <anim:par smil:begin="0s" smil:fill="hold">
                <anim:par smil:begin="0s" presentation:node-type="on-click" presentation:preset-class="emphasis" presentation:preset-id="ooo-emphasis-transparency">
                  <anim:set smil:dur="indefinite" smil:targetElement="id530" smil:attributeName="opacity" smil:to="0.25"/>
                </anim:par>
              </anim:par>
            </anim:par>
            <anim:par smil:begin="next" smil:fill="hold">
              <anim:par smil:begin="0s" smil:fill="hold">
                <anim:par smil:begin="0s" smil:fill="hold" presentation:node-type="on-click" presentation:group-id="1" presentation:preset-class="exit" presentation:preset-id="ooo-exit-dissolve">
                  <anim:transitionFilter smil:dur="0.5s" smil:targetElement="id529" smil:type="dissolve" smil:mode="out"/>
                  <anim:set smil:begin="0.499s" smil:dur="0.001s" smil:fill="hold" smil:targetElement="id529" smil:attributeName="visibility" smil:to="hidden"/>
                </anim:par>
                <anim:par smil:begin="0s" smil:fill="hold" presentation:node-type="with-previous" presentation:group-id="0" presentation:preset-class="entrance" presentation:preset-id="ooo-entrance-dissolve-in">
                  <anim:set smil:begin="0s" smil:dur="0.001s" smil:fill="hold" smil:targetElement="id531" smil:attributeName="visibility" smil:to="visible"/>
                  <anim:transitionFilter smil:dur="0.5s" smil:targetElement="id531" smil:type="dissolve"/>
                </anim:par>
              </anim:par>
            </anim:par>
            <anim:par smil:begin="next" smil:fill="hold">
              <anim:par smil:begin="0s" smil:fill="hold">
                <anim:par smil:begin="0s" smil:fill="hold" presentation:node-type="on-click" presentation:group-id="1" presentation:preset-class="exit" presentation:preset-id="ooo-exit-dissolve">
                  <anim:transitionFilter smil:dur="0.5s" smil:targetElement="id531" smil:type="dissolve" smil:mode="out"/>
                  <anim:set smil:begin="0.499s" smil:dur="0.001s" smil:fill="hold" smil:targetElement="id531" smil:attributeName="visibility" smil:to="hidden"/>
                </anim:par>
              </anim:par>
            </anim:par>
          </anim:seq>
        </anim:par>
        <presentation:notes draw:style-name="dp2">
          <draw:page-thumbnail draw:style-name="gr1" draw:layer="layout" svg:width="7.142cm" svg:height="9.524cm" svg:x="5.953cm" svg:y="1.93cm" draw:page-number="9" presentation:class="page"/>
          <draw:frame presentation:style-name="pr3" draw:layer="layout" svg:width="15.239cm" svg:height="11.43cm" svg:x="1.905cm" svg:y="12.064cm" presentation:class="notes" presentation:placeholder="true">
            <draw:text-box/>
          </draw:frame>
        </presentation:notes>
      </draw:page>
      <draw:page draw:name="page10" draw:style-name="dp1" draw:master-page-name="Výchozí"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list text:style-name="L1">
              <text:list-header>
                <text:p text:style-name="P1">Adding the blocking flow to <text:span text:style-name="T7">f</text:span></text:p>
              </text:list-header>
            </text:list>
          </draw:text-box>
        </draw:frame>
        <draw:custom-shape draw:style-name="gr2" draw:text-style-name="P2" draw:layer="layout" svg:width="1.481cm" svg:height="1.03cm" svg:x="10.372cm" svg:y="11.13cm">
          <text:list text:style-name="L2">
            <text:list-header>
              <text:p text:style-name="P4"><text:span text:style-name="T2">v</text:span><text:span text:style-name="T3">1</text:span></text:p>
            </text:list-header>
          </text:list>
          <draw:enhanced-geometry svg:viewBox="0 0 21600 21600" draw:type="mso-spt202" draw:enhanced-path="M 0 0 L 21600 0 21600 21600 0 21600 0 0 Z N"/>
        </draw:custom-shape>
        <draw:custom-shape draw:style-name="gr3" draw:text-style-name="P2" draw:id="id83" draw:layer="layout" svg:width="0.423cm" svg:height="0.384cm" svg:x="7.832cm" svg:y="14.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84" draw:layer="layout" svg:width="0.424cm" svg:height="0.383cm" svg:x="10.583cm" svg:y="12.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85" draw:layer="layout" svg:width="0.423cm" svg:height="0.383cm" svg:x="13.335cm" svg:y="12.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86" draw:layer="layout" svg:width="0.424cm" svg:height="0.384cm" svg:x="10.583cm" svg:y="16.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87" draw:layer="layout" svg:width="0.424cm" svg:height="0.384cm" svg:x="10.583cm" svg:y="14.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90" draw:layer="layout" svg:width="0.423cm" svg:height="0.384cm" svg:x="13.335cm" svg:y="14.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88" draw:layer="layout" svg:width="0.423cm" svg:height="0.384cm" svg:x="13.335cm" svg:y="16.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89" draw:layer="layout" svg:width="0.423cm" svg:height="0.384cm" svg:x="13.335cm" svg:y="15.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5" draw:layer="layout" draw:type="line" svg:x1="8.193cm" svg:y1="14.277cm" svg:x2="10.645cm" svg:y2="12.432cm" draw:start-shape="id83" draw:start-glue-point="11" draw:end-shape="id84" draw:end-glue-point="7" svg:d="m8193 14277 2452-1845">
          <text:p/>
        </draw:connector>
        <draw:connector draw:style-name="gr4" draw:text-style-name="P5" draw:layer="layout" draw:type="line" svg:x1="11.007cm" svg:y1="12.296cm" svg:x2="13.335cm" svg:y2="12.296cm" draw:start-shape="id84" draw:start-glue-point="10" draw:end-shape="id85" draw:end-glue-point="6" svg:d="m11007 12296h2328">
          <text:p/>
        </draw:connector>
        <draw:connector draw:style-name="gr4" draw:text-style-name="P5" draw:layer="layout" draw:type="line" svg:x1="8.193cm" svg:y1="14.549cm" svg:x2="10.645cm" svg:y2="16.817cm" draw:start-shape="id83" draw:start-glue-point="9" draw:end-shape="id86" draw:end-glue-point="5" svg:d="m8193 14549 2452 2268">
          <text:p/>
        </draw:connector>
        <draw:connector draw:style-name="gr4" draw:text-style-name="P5" draw:layer="layout" draw:type="line" svg:x1="8.255cm" svg:y1="14.413cm" svg:x2="10.583cm" svg:y2="14.413cm" draw:start-shape="id83" draw:start-glue-point="10" draw:end-shape="id87" draw:end-glue-point="6" svg:d="m8255 14413h2328">
          <text:p/>
        </draw:connector>
        <draw:connector draw:style-name="gr4" draw:text-style-name="P5" draw:layer="layout" draw:type="line" svg:x1="11.007cm" svg:y1="16.953cm" svg:x2="13.335cm" svg:y2="16.953cm" draw:start-shape="id86" draw:start-glue-point="10" draw:end-shape="id88" draw:end-glue-point="6" svg:d="m11007 16953h2328">
          <text:p/>
        </draw:connector>
        <draw:connector draw:style-name="gr4" draw:text-style-name="P5" draw:layer="layout" draw:type="line" svg:x1="10.945cm" svg:y1="14.549cm" svg:x2="13.397cm" svg:y2="15.759cm" draw:start-shape="id87" draw:start-glue-point="9" draw:end-shape="id89" draw:end-glue-point="5" svg:d="m10945 14549 2452 1210">
          <text:p/>
        </draw:connector>
        <draw:connector draw:style-name="gr4" draw:text-style-name="P5" draw:layer="layout" draw:type="line" svg:x1="11.007cm" svg:y1="14.413cm" svg:x2="13.335cm" svg:y2="14.413cm" draw:start-shape="id87" draw:start-glue-point="10" draw:end-shape="id90" draw:end-glue-point="6" svg:d="m11007 14413h2328">
          <text:p/>
        </draw:connector>
        <draw:connector draw:style-name="gr4" draw:text-style-name="P5" draw:layer="layout" draw:type="line" svg:x1="10.945cm" svg:y1="12.432cm" svg:x2="13.546cm" svg:y2="14.221cm" draw:start-shape="id84" draw:start-glue-point="9" draw:end-shape="id90" draw:end-glue-point="4" svg:d="m10945 12432 2601 1789">
          <text:p/>
        </draw:connector>
        <draw:custom-shape draw:style-name="gr2" draw:text-style-name="P2" draw:layer="layout" svg:width="0.846cm" svg:height="0.937cm" svg:x="7.197cm" svg:y="13.882cm">
          <text:list text:style-name="L2">
            <text:list-header>
              <text:p text:style-name="P4"><text:span text:style-name="T2">s</text:span></text:p>
            </text:list-header>
          </text:list>
          <draw:enhanced-geometry svg:viewBox="0 0 21600 21600" draw:type="mso-spt202" draw:enhanced-path="M 0 0 L 21600 0 21600 21600 0 21600 0 0 Z N"/>
        </draw:custom-shape>
        <draw:custom-shape draw:style-name="gr2" draw:text-style-name="P2" draw:layer="layout" svg:width="0.847cm" svg:height="0.937cm" svg:x="13.758cm" svg:y="13.882cm">
          <text:list text:style-name="L2">
            <text:list-header>
              <text:p text:style-name="P4"><text:span text:style-name="T2">t</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13.123cm" svg:y="11.218cm">
          <text:list text:style-name="L2">
            <text:list-header>
              <text:p text:style-name="P4"><text:span text:style-name="T2">v</text:span><text:span text:style-name="T3">2</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0.372cm" svg:y="16.845cm">
          <text:list text:style-name="L2">
            <text:list-header>
              <text:p text:style-name="P4"><text:span text:style-name="T2">v</text:span><text:span text:style-name="T3">4</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0.372cm" svg:y="13.335cm">
          <text:list text:style-name="L2">
            <text:list-header>
              <text:p text:style-name="P4"><text:span text:style-name="T2">v</text:span><text:span text:style-name="T3">5</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13.123cm" svg:y="16.845cm">
          <text:list text:style-name="L2">
            <text:list-header>
              <text:p text:style-name="P4"><text:span text:style-name="T2">v</text:span><text:span text:style-name="T3">6</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13.758cm" svg:y="15.575cm">
          <text:list text:style-name="L2">
            <text:list-header>
              <text:p text:style-name="P4"><text:span text:style-name="T2">v</text:span><text:span text:style-name="T3">7</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8.043cm" svg:y="12.912cm">
          <text:list text:style-name="L2">
            <text:list-header>
              <text:p text:style-name="P6"><text:span text:style-name="T5">9/25</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11.642cm" svg:y="11.642cm">
          <text:list text:style-name="L2">
            <text:list-header>
              <text:p text:style-name="P6"><text:span text:style-name="T5">0/11</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12.277cm" svg:y="12.7cm">
          <text:list text:style-name="L2">
            <text:list-header>
              <text:p text:style-name="P6"><text:span text:style-name="T5">9/9</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9.313cm" svg:y="13.758cm">
          <text:list text:style-name="L2">
            <text:list-header>
              <text:p text:style-name="P6"><text:span text:style-name="T5">5/5</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8.255cm" svg:y="15.24cm">
          <text:list text:style-name="L2">
            <text:list-header>
              <text:p text:style-name="P6"><text:span text:style-name="T5">0/5</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11.853cm" svg:y="16.933cm">
          <text:list text:style-name="L2">
            <text:list-header>
              <text:p text:style-name="P6"><text:span text:style-name="T5">0/9</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11.43cm" svg:y="13.758cm">
          <text:list text:style-name="L2">
            <text:list-header>
              <text:p text:style-name="P6"><text:span text:style-name="T5">5/10</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12.277cm" svg:y="14.605cm">
          <text:list text:style-name="L2">
            <text:list-header>
              <text:p text:style-name="P6"><text:span text:style-name="T5">0/4</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2.752cm" svg:y="5.08cm">
          <text:list text:style-name="L2">
            <text:list-header>
              <text:p text:style-name="P4"><text:span text:style-name="T2">v</text:span><text:span text:style-name="T3">1</text:span></text:p>
            </text:list-header>
          </text:list>
          <draw:enhanced-geometry svg:viewBox="0 0 21600 21600" draw:type="mso-spt202" draw:enhanced-path="M 0 0 L 21600 0 21600 21600 0 21600 0 0 Z N"/>
        </draw:custom-shape>
        <draw:custom-shape draw:style-name="gr3" draw:text-style-name="P2" draw:id="id91" draw:layer="layout" svg:width="0.423cm" svg:height="0.384cm" svg:x="1.905cm" svg:y="7.4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92" draw:layer="layout" svg:width="0.424cm" svg:height="0.383cm" svg:x="3.598cm" svg:y="5.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93" draw:layer="layout" svg:width="0.423cm" svg:height="0.383cm" svg:x="5.927cm" svg:y="5.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94" draw:layer="layout" svg:width="0.423cm" svg:height="0.383cm" svg:x="8.255cm" svg:y="5.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96" draw:layer="layout" svg:width="0.424cm" svg:height="0.384cm" svg:x="3.598cm" svg:y="9.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97" draw:layer="layout" svg:width="0.424cm" svg:height="0.384cm" svg:x="6.773cm" svg:y="9.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95" draw:layer="layout" svg:width="0.424cm" svg:height="0.384cm" svg:x="9.948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98" draw:layer="layout" svg:width="0.423cm" svg:height="0.384cm" svg:x="5.927cm" svg:y="1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99" draw:layer="layout" svg:width="0.423cm" svg:height="0.384cm" svg:x="8.255cm" svg:y="1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5" draw:layer="layout" draw:type="line" svg:x1="2.266cm" svg:y1="7.504cm" svg:x2="3.66cm" svg:y2="6.254cm" draw:start-shape="id91" draw:start-glue-point="11" draw:end-shape="id92" draw:end-glue-point="7" svg:d="m2266 7504 1394-1250">
          <text:p/>
        </draw:connector>
        <draw:connector draw:style-name="gr4" draw:text-style-name="P5" draw:layer="layout" draw:type="line" svg:x1="4.022cm" svg:y1="6.118cm" svg:x2="5.927cm" svg:y2="6.118cm" draw:start-shape="id92" draw:start-glue-point="10" draw:end-shape="id93" draw:end-glue-point="6" svg:d="m4022 6118h1905">
          <text:p/>
        </draw:connector>
        <draw:connector draw:style-name="gr4" draw:text-style-name="P5" draw:layer="layout" draw:type="line" svg:x1="6.35cm" svg:y1="6.118cm" svg:x2="8.255cm" svg:y2="6.118cm" draw:start-shape="id93" draw:start-glue-point="10" draw:end-shape="id94" draw:end-glue-point="6" svg:d="m6350 6118h1905">
          <text:p/>
        </draw:connector>
        <draw:connector draw:style-name="gr4" draw:text-style-name="P5" draw:layer="layout" draw:type="line" svg:x1="8.616cm" svg:y1="6.254cm" svg:x2="10.01cm" svg:y2="7.676cm" draw:start-shape="id94" draw:start-glue-point="9" draw:end-shape="id95" draw:end-glue-point="5" svg:d="m8616 6254 1394 1422">
          <text:p/>
        </draw:connector>
        <draw:connector draw:style-name="gr4" draw:text-style-name="P5" draw:layer="layout" draw:type="line" svg:x1="2.266cm" svg:y1="7.776cm" svg:x2="3.66cm" svg:y2="9.197cm" draw:start-shape="id91" draw:start-glue-point="9" draw:end-shape="id96" draw:end-glue-point="5" svg:d="m2266 7776 1394 1421">
          <text:p/>
        </draw:connector>
        <draw:connector draw:style-name="gr4" draw:text-style-name="P5" draw:layer="layout" draw:type="line" svg:x1="1.967cm" svg:y1="7.504cm" svg:x2="6.835cm" svg:y2="9.197cm" draw:start-shape="id91" draw:start-glue-point="5" draw:end-shape="id97" draw:end-glue-point="5" svg:d="m1967 7504 4868 1693">
          <text:p/>
        </draw:connector>
        <draw:connector draw:style-name="gr4" draw:text-style-name="P5" draw:layer="layout" draw:type="line" svg:x1="3.598cm" svg:y1="9.333cm" svg:x2="6.773cm" svg:y2="9.333cm" draw:start-shape="id96" draw:start-glue-point="6" draw:end-shape="id97" draw:end-glue-point="6" svg:d="m3598 9333h3175">
          <text:p/>
        </draw:connector>
        <draw:connector draw:style-name="gr4" draw:text-style-name="P5" draw:layer="layout" draw:type="line" svg:x1="3.81cm" svg:y1="6.31cm" svg:x2="6.835cm" svg:y2="9.197cm" draw:start-shape="id92" draw:start-glue-point="8" draw:end-shape="id97" draw:end-glue-point="5" svg:d="m3810 6310 3025 2887">
          <text:p/>
        </draw:connector>
        <draw:connector draw:style-name="gr4" draw:text-style-name="P5" draw:layer="layout" draw:type="line" svg:x1="3.96cm" svg:y1="9.469cm" svg:x2="5.989cm" svg:y2="11.102cm" draw:start-shape="id96" draw:start-glue-point="9" draw:end-shape="id98" draw:end-glue-point="5" svg:d="m3960 9469 2029 1633">
          <text:p/>
        </draw:connector>
        <draw:connector draw:style-name="gr4" draw:text-style-name="P5" draw:layer="layout" draw:type="line" svg:x1="6.35cm" svg:y1="11.238cm" svg:x2="8.255cm" svg:y2="11.238cm" draw:start-shape="id98" draw:start-glue-point="10" draw:end-shape="id99" draw:end-glue-point="6" svg:d="m6350 11238h1905">
          <text:p/>
        </draw:connector>
        <draw:connector draw:style-name="gr4" draw:text-style-name="P5" draw:layer="layout" draw:type="line" svg:x1="6.835cm" svg:y1="9.197cm" svg:x2="8.317cm" svg:y2="11.102cm" draw:start-shape="id97" draw:start-glue-point="5" draw:end-shape="id99" draw:end-glue-point="5" svg:d="m6835 9197 1482 1905">
          <text:p/>
        </draw:connector>
        <draw:connector draw:style-name="gr4" draw:text-style-name="P5" draw:layer="layout" draw:type="line" svg:x1="8.466cm" svg:y1="11.43cm" svg:x2="10.01cm" svg:y2="7.948cm" draw:start-shape="id99" draw:start-glue-point="8" draw:end-shape="id95" draw:end-glue-point="7" svg:d="m8466 11430 1544-3482">
          <text:p/>
        </draw:connector>
        <draw:connector draw:style-name="gr4" draw:text-style-name="P5" draw:layer="layout" draw:type="line" svg:x1="6.835cm" svg:y1="9.469cm" svg:x2="9.948cm" svg:y2="7.812cm" draw:start-shape="id97" draw:start-glue-point="7" draw:end-shape="id95" draw:end-glue-point="6" svg:d="m6835 9469 3113-1657">
          <text:p/>
        </draw:connector>
        <draw:connector draw:style-name="gr4" draw:text-style-name="P5" draw:layer="layout" draw:type="line" svg:x1="5.989cm" svg:y1="6.254cm" svg:x2="3.96cm" svg:y2="9.197cm" draw:start-shape="id93" draw:start-glue-point="7" draw:end-shape="id96" draw:end-glue-point="11" svg:d="m5989 6254-2029 2943">
          <text:p/>
        </draw:connector>
        <draw:connector draw:style-name="gr4" draw:text-style-name="P5" draw:layer="layout" draw:type="curve" svg:x1="3.81cm" svg:y1="5.927cm" svg:x2="10.16cm" svg:y2="7.62cm" draw:start-shape="id92" draw:start-glue-point="4" draw:end-shape="id95" draw:end-glue-point="4" svg:d="m3810 5927c0-21 6350-867 6350 1693">
          <text:p/>
        </draw:connector>
        <draw:custom-shape draw:style-name="gr2" draw:text-style-name="P2" draw:layer="layout" svg:width="0.847cm" svg:height="0.937cm" svg:x="1.27cm" svg:y="7.108cm">
          <text:list text:style-name="L2">
            <text:list-header>
              <text:p text:style-name="P4"><text:span text:style-name="T2">s</text:span></text:p>
            </text:list-header>
          </text:list>
          <draw:enhanced-geometry svg:viewBox="0 0 21600 21600" draw:type="mso-spt202" draw:enhanced-path="M 0 0 L 21600 0 21600 21600 0 21600 0 0 Z N"/>
        </draw:custom-shape>
        <draw:custom-shape draw:style-name="gr2" draw:text-style-name="P2" draw:layer="layout" svg:width="0.846cm" svg:height="0.937cm" svg:x="10.372cm" svg:y="7.32cm">
          <text:list text:style-name="L2">
            <text:list-header>
              <text:p text:style-name="P4"><text:span text:style-name="T2">t</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5.715cm" svg:y="5.08cm">
          <text:list text:style-name="L2">
            <text:list-header>
              <text:p text:style-name="P4"><text:span text:style-name="T2">v</text:span><text:span text:style-name="T3">2</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8.043cm" svg:y="5.08cm">
          <text:list text:style-name="L2">
            <text:list-header>
              <text:p text:style-name="P4"><text:span text:style-name="T2">v</text:span><text:span text:style-name="T3">3</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2.963cm" svg:y="9.225cm">
          <text:list text:style-name="L2">
            <text:list-header>
              <text:p text:style-name="P4"><text:span text:style-name="T2">v</text:span><text:span text:style-name="T3">4</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6.562cm" svg:y="8.167cm">
          <text:list text:style-name="L2">
            <text:list-header>
              <text:p text:style-name="P4"><text:span text:style-name="T2">v</text:span><text:span text:style-name="T3">5</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5.503cm" svg:y="11.13cm">
          <text:list text:style-name="L2">
            <text:list-header>
              <text:p text:style-name="P4"><text:span text:style-name="T2">v</text:span><text:span text:style-name="T3">6</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7.832cm" svg:y="11.13cm">
          <text:list text:style-name="L2">
            <text:list-header>
              <text:p text:style-name="P4"><text:span text:style-name="T2">v</text:span><text:span text:style-name="T3">7</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1.905cm" svg:y="6.138cm">
          <text:list text:style-name="L2">
            <text:list-header>
              <text:p text:style-name="P6"><text:span text:style-name="T5">0/25</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4.445cm" svg:y="5.292cm">
          <text:list text:style-name="L2">
            <text:list-header>
              <text:p text:style-name="P6"><text:span text:style-name="T5">0/11</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6.773cm" svg:y="5.292cm">
          <text:list text:style-name="L2">
            <text:list-header>
              <text:p text:style-name="P6"><text:span text:style-name="T5">0/14</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9.313cm" svg:y="4.868cm">
          <text:list text:style-name="L2">
            <text:list-header>
              <text:p text:style-name="P6"><text:span text:style-name="T5">0/9</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3.175cm" svg:y="7.197cm">
          <text:list text:style-name="L2">
            <text:list-header>
              <text:p text:style-name="P6"><text:span text:style-name="T5">0/5</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5.927cm" svg:y="7.832cm">
          <text:list text:style-name="L2">
            <text:list-header>
              <text:p text:style-name="P6"><text:span text:style-name="T5">0/10</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8.255cm" svg:y="6.562cm">
          <text:list text:style-name="L2">
            <text:list-header>
              <text:p text:style-name="P6"><text:span text:style-name="T5">0/8</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5.503cm" svg:y="6.562cm">
          <text:list text:style-name="L2">
            <text:list-header>
              <text:p text:style-name="P6"><text:span text:style-name="T5">0/1</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1.905cm" svg:y="8.255cm">
          <text:list text:style-name="L2">
            <text:list-header>
              <text:p text:style-name="P6"><text:span text:style-name="T5">0/5</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5.08cm" svg:y="9.313cm">
          <text:list text:style-name="L2">
            <text:list-header>
              <text:p text:style-name="P6"><text:span text:style-name="T5">0/8</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4.445cm" svg:y="10.372cm">
          <text:list text:style-name="L2">
            <text:list-header>
              <text:p text:style-name="P6"><text:span text:style-name="T5">0/9</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6.985cm" svg:y="11.218cm">
          <text:list text:style-name="L2">
            <text:list-header>
              <text:p text:style-name="P6"><text:span text:style-name="T5">0/7</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9.525cm" svg:y="9.102cm">
          <text:list text:style-name="L2">
            <text:list-header>
              <text:p text:style-name="P6"><text:span text:style-name="T5">0/6</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7.832cm" svg:y="7.832cm">
          <text:list text:style-name="L2">
            <text:list-header>
              <text:p text:style-name="P6"><text:span text:style-name="T5">0/10</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7.408cm" svg:y="9.525cm">
          <text:list text:style-name="L2">
            <text:list-header>
              <text:p text:style-name="P6"><text:span text:style-name="T5">0/4</text:span></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10" presentation:class="page"/>
          <draw:frame presentation:style-name="pr3" draw:layer="layout" svg:width="15.239cm" svg:height="11.43cm" svg:x="1.905cm" svg:y="12.064cm" presentation:class="notes" presentation:placeholder="true">
            <draw:text-box/>
          </draw:frame>
        </presentation:notes>
      </draw:page>
      <draw:page draw:name="page11" draw:style-name="dp1" draw:master-page-name="Výchozí"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list text:style-name="L1">
              <text:list-header>
                <text:p text:style-name="P1">Adding the blocking flow to <text:span text:style-name="T7">f</text:span></text:p>
              </text:list-header>
            </text:list>
          </draw:text-box>
        </draw:frame>
        <draw:custom-shape draw:style-name="gr2" draw:text-style-name="P2" draw:layer="layout" svg:width="1.481cm" svg:height="1.03cm" svg:x="10.372cm" svg:y="11.13cm">
          <text:list text:style-name="L2">
            <text:list-header>
              <text:p text:style-name="P4"><text:span text:style-name="T2">v</text:span><text:span text:style-name="T3">1</text:span></text:p>
            </text:list-header>
          </text:list>
          <draw:enhanced-geometry svg:viewBox="0 0 21600 21600" draw:type="mso-spt202" draw:enhanced-path="M 0 0 L 21600 0 21600 21600 0 21600 0 0 Z N"/>
        </draw:custom-shape>
        <draw:custom-shape draw:style-name="gr3" draw:text-style-name="P2" draw:id="id100" draw:layer="layout" svg:width="0.423cm" svg:height="0.384cm" svg:x="7.832cm" svg:y="14.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01" draw:layer="layout" svg:width="0.424cm" svg:height="0.383cm" svg:x="10.583cm" svg:y="12.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02" draw:layer="layout" svg:width="0.423cm" svg:height="0.383cm" svg:x="13.335cm" svg:y="12.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03" draw:layer="layout" svg:width="0.424cm" svg:height="0.384cm" svg:x="10.583cm" svg:y="16.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04" draw:layer="layout" svg:width="0.424cm" svg:height="0.384cm" svg:x="10.583cm" svg:y="14.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07" draw:layer="layout" svg:width="0.423cm" svg:height="0.384cm" svg:x="13.335cm" svg:y="14.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05" draw:layer="layout" svg:width="0.423cm" svg:height="0.384cm" svg:x="13.335cm" svg:y="16.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06" draw:layer="layout" svg:width="0.423cm" svg:height="0.384cm" svg:x="13.335cm" svg:y="15.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5" draw:layer="layout" draw:type="line" svg:x1="8.193cm" svg:y1="14.277cm" svg:x2="10.645cm" svg:y2="12.432cm" draw:start-shape="id100" draw:start-glue-point="11" draw:end-shape="id101" draw:end-glue-point="7" svg:d="m8193 14277 2452-1845">
          <text:p/>
        </draw:connector>
        <draw:connector draw:style-name="gr4" draw:text-style-name="P5" draw:layer="layout" draw:type="line" svg:x1="11.007cm" svg:y1="12.296cm" svg:x2="13.335cm" svg:y2="12.296cm" draw:start-shape="id101" draw:start-glue-point="10" draw:end-shape="id102" draw:end-glue-point="6" svg:d="m11007 12296h2328">
          <text:p/>
        </draw:connector>
        <draw:connector draw:style-name="gr4" draw:text-style-name="P5" draw:layer="layout" draw:type="line" svg:x1="8.193cm" svg:y1="14.549cm" svg:x2="10.645cm" svg:y2="16.817cm" draw:start-shape="id100" draw:start-glue-point="9" draw:end-shape="id103" draw:end-glue-point="5" svg:d="m8193 14549 2452 2268">
          <text:p/>
        </draw:connector>
        <draw:connector draw:style-name="gr4" draw:text-style-name="P5" draw:layer="layout" draw:type="line" svg:x1="8.255cm" svg:y1="14.413cm" svg:x2="10.583cm" svg:y2="14.413cm" draw:start-shape="id100" draw:start-glue-point="10" draw:end-shape="id104" draw:end-glue-point="6" svg:d="m8255 14413h2328">
          <text:p/>
        </draw:connector>
        <draw:connector draw:style-name="gr4" draw:text-style-name="P5" draw:layer="layout" draw:type="line" svg:x1="11.007cm" svg:y1="16.953cm" svg:x2="13.335cm" svg:y2="16.953cm" draw:start-shape="id103" draw:start-glue-point="10" draw:end-shape="id105" draw:end-glue-point="6" svg:d="m11007 16953h2328">
          <text:p/>
        </draw:connector>
        <draw:connector draw:style-name="gr4" draw:text-style-name="P5" draw:layer="layout" draw:type="line" svg:x1="10.945cm" svg:y1="14.549cm" svg:x2="13.397cm" svg:y2="15.759cm" draw:start-shape="id104" draw:start-glue-point="9" draw:end-shape="id106" draw:end-glue-point="5" svg:d="m10945 14549 2452 1210">
          <text:p/>
        </draw:connector>
        <draw:connector draw:style-name="gr4" draw:text-style-name="P5" draw:layer="layout" draw:type="line" svg:x1="11.007cm" svg:y1="14.413cm" svg:x2="13.335cm" svg:y2="14.413cm" draw:start-shape="id104" draw:start-glue-point="10" draw:end-shape="id107" draw:end-glue-point="6" svg:d="m11007 14413h2328">
          <text:p/>
        </draw:connector>
        <draw:connector draw:style-name="gr4" draw:text-style-name="P5" draw:layer="layout" draw:type="line" svg:x1="10.945cm" svg:y1="12.432cm" svg:x2="13.546cm" svg:y2="14.221cm" draw:start-shape="id101" draw:start-glue-point="9" draw:end-shape="id107" draw:end-glue-point="4" svg:d="m10945 12432 2601 1789">
          <text:p/>
        </draw:connector>
        <draw:custom-shape draw:style-name="gr2" draw:text-style-name="P2" draw:layer="layout" svg:width="0.846cm" svg:height="0.937cm" svg:x="7.197cm" svg:y="13.882cm">
          <text:list text:style-name="L2">
            <text:list-header>
              <text:p text:style-name="P4"><text:span text:style-name="T2">s</text:span></text:p>
            </text:list-header>
          </text:list>
          <draw:enhanced-geometry svg:viewBox="0 0 21600 21600" draw:type="mso-spt202" draw:enhanced-path="M 0 0 L 21600 0 21600 21600 0 21600 0 0 Z N"/>
        </draw:custom-shape>
        <draw:custom-shape draw:style-name="gr2" draw:text-style-name="P2" draw:layer="layout" svg:width="0.847cm" svg:height="0.937cm" svg:x="13.758cm" svg:y="13.882cm">
          <text:list text:style-name="L2">
            <text:list-header>
              <text:p text:style-name="P4"><text:span text:style-name="T2">t</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13.123cm" svg:y="11.218cm">
          <text:list text:style-name="L2">
            <text:list-header>
              <text:p text:style-name="P4"><text:span text:style-name="T2">v</text:span><text:span text:style-name="T3">2</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0.372cm" svg:y="16.845cm">
          <text:list text:style-name="L2">
            <text:list-header>
              <text:p text:style-name="P4"><text:span text:style-name="T2">v</text:span><text:span text:style-name="T3">4</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0.372cm" svg:y="13.335cm">
          <text:list text:style-name="L2">
            <text:list-header>
              <text:p text:style-name="P4"><text:span text:style-name="T2">v</text:span><text:span text:style-name="T3">5</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13.123cm" svg:y="16.845cm">
          <text:list text:style-name="L2">
            <text:list-header>
              <text:p text:style-name="P4"><text:span text:style-name="T2">v</text:span><text:span text:style-name="T3">6</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13.758cm" svg:y="15.575cm">
          <text:list text:style-name="L2">
            <text:list-header>
              <text:p text:style-name="P4"><text:span text:style-name="T2">v</text:span><text:span text:style-name="T3">7</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8.043cm" svg:y="12.912cm">
          <text:list text:style-name="L2">
            <text:list-header>
              <text:p text:style-name="P6"><text:span text:style-name="T5">9/25</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11.642cm" svg:y="11.642cm">
          <text:list text:style-name="L2">
            <text:list-header>
              <text:p text:style-name="P6"><text:span text:style-name="T5">0/11</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12.277cm" svg:y="12.7cm">
          <text:list text:style-name="L2">
            <text:list-header>
              <text:p text:style-name="P6"><text:span text:style-name="T5">9/9</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9.313cm" svg:y="13.758cm">
          <text:list text:style-name="L2">
            <text:list-header>
              <text:p text:style-name="P6"><text:span text:style-name="T5">5/5</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8.255cm" svg:y="15.24cm">
          <text:list text:style-name="L2">
            <text:list-header>
              <text:p text:style-name="P6"><text:span text:style-name="T5">0/5</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11.853cm" svg:y="16.933cm">
          <text:list text:style-name="L2">
            <text:list-header>
              <text:p text:style-name="P6"><text:span text:style-name="T5">0/9</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11.43cm" svg:y="13.758cm">
          <text:list text:style-name="L2">
            <text:list-header>
              <text:p text:style-name="P6"><text:span text:style-name="T5">5/10</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12.277cm" svg:y="14.605cm">
          <text:list text:style-name="L2">
            <text:list-header>
              <text:p text:style-name="P6"><text:span text:style-name="T5">0/4</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2.752cm" svg:y="5.08cm">
          <text:list text:style-name="L2">
            <text:list-header>
              <text:p text:style-name="P4"><text:span text:style-name="T2">v</text:span><text:span text:style-name="T3">1</text:span></text:p>
            </text:list-header>
          </text:list>
          <draw:enhanced-geometry svg:viewBox="0 0 21600 21600" draw:type="mso-spt202" draw:enhanced-path="M 0 0 L 21600 0 21600 21600 0 21600 0 0 Z N"/>
        </draw:custom-shape>
        <draw:custom-shape draw:style-name="gr3" draw:text-style-name="P2" draw:id="id108" draw:layer="layout" svg:width="0.423cm" svg:height="0.384cm" svg:x="1.905cm" svg:y="7.4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09" draw:layer="layout" svg:width="0.424cm" svg:height="0.383cm" svg:x="3.598cm" svg:y="5.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10" draw:layer="layout" svg:width="0.423cm" svg:height="0.383cm" svg:x="5.927cm" svg:y="5.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11" draw:layer="layout" svg:width="0.423cm" svg:height="0.383cm" svg:x="8.255cm" svg:y="5.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13" draw:layer="layout" svg:width="0.424cm" svg:height="0.384cm" svg:x="3.598cm" svg:y="9.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14" draw:layer="layout" svg:width="0.424cm" svg:height="0.384cm" svg:x="6.773cm" svg:y="9.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12" draw:layer="layout" svg:width="0.424cm" svg:height="0.384cm" svg:x="9.948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15" draw:layer="layout" svg:width="0.423cm" svg:height="0.384cm" svg:x="5.927cm" svg:y="1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16" draw:layer="layout" svg:width="0.423cm" svg:height="0.384cm" svg:x="8.255cm" svg:y="1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5" draw:layer="layout" draw:type="line" svg:x1="2.266cm" svg:y1="7.504cm" svg:x2="3.66cm" svg:y2="6.254cm" draw:start-shape="id108" draw:start-glue-point="11" draw:end-shape="id109" draw:end-glue-point="7" svg:d="m2266 7504 1394-1250">
          <text:p/>
        </draw:connector>
        <draw:connector draw:style-name="gr4" draw:text-style-name="P5" draw:layer="layout" draw:type="line" svg:x1="4.022cm" svg:y1="6.118cm" svg:x2="5.927cm" svg:y2="6.118cm" draw:start-shape="id109" draw:start-glue-point="10" draw:end-shape="id110" draw:end-glue-point="6" svg:d="m4022 6118h1905">
          <text:p/>
        </draw:connector>
        <draw:connector draw:style-name="gr4" draw:text-style-name="P5" draw:layer="layout" draw:type="line" svg:x1="6.35cm" svg:y1="6.118cm" svg:x2="8.255cm" svg:y2="6.118cm" draw:start-shape="id110" draw:start-glue-point="10" draw:end-shape="id111" draw:end-glue-point="6" svg:d="m6350 6118h1905">
          <text:p/>
        </draw:connector>
        <draw:connector draw:style-name="gr4" draw:text-style-name="P5" draw:layer="layout" draw:type="line" svg:x1="8.616cm" svg:y1="6.254cm" svg:x2="10.01cm" svg:y2="7.676cm" draw:start-shape="id111" draw:start-glue-point="9" draw:end-shape="id112" draw:end-glue-point="5" svg:d="m8616 6254 1394 1422">
          <text:p/>
        </draw:connector>
        <draw:connector draw:style-name="gr4" draw:text-style-name="P5" draw:layer="layout" draw:type="line" svg:x1="2.266cm" svg:y1="7.776cm" svg:x2="3.66cm" svg:y2="9.197cm" draw:start-shape="id108" draw:start-glue-point="9" draw:end-shape="id113" draw:end-glue-point="5" svg:d="m2266 7776 1394 1421">
          <text:p/>
        </draw:connector>
        <draw:connector draw:style-name="gr4" draw:text-style-name="P5" draw:layer="layout" draw:type="line" svg:x1="1.967cm" svg:y1="7.504cm" svg:x2="6.835cm" svg:y2="9.197cm" draw:start-shape="id108" draw:start-glue-point="5" draw:end-shape="id114" draw:end-glue-point="5" svg:d="m1967 7504 4868 1693">
          <text:p/>
        </draw:connector>
        <draw:connector draw:style-name="gr4" draw:text-style-name="P5" draw:layer="layout" draw:type="line" svg:x1="3.598cm" svg:y1="9.333cm" svg:x2="6.773cm" svg:y2="9.333cm" draw:start-shape="id113" draw:start-glue-point="6" draw:end-shape="id114" draw:end-glue-point="6" svg:d="m3598 9333h3175">
          <text:p/>
        </draw:connector>
        <draw:connector draw:style-name="gr4" draw:text-style-name="P5" draw:layer="layout" draw:type="line" svg:x1="3.81cm" svg:y1="6.31cm" svg:x2="6.835cm" svg:y2="9.197cm" draw:start-shape="id109" draw:start-glue-point="8" draw:end-shape="id114" draw:end-glue-point="5" svg:d="m3810 6310 3025 2887">
          <text:p/>
        </draw:connector>
        <draw:connector draw:style-name="gr4" draw:text-style-name="P5" draw:layer="layout" draw:type="line" svg:x1="3.96cm" svg:y1="9.469cm" svg:x2="5.989cm" svg:y2="11.102cm" draw:start-shape="id113" draw:start-glue-point="9" draw:end-shape="id115" draw:end-glue-point="5" svg:d="m3960 9469 2029 1633">
          <text:p/>
        </draw:connector>
        <draw:connector draw:style-name="gr4" draw:text-style-name="P5" draw:layer="layout" draw:type="line" svg:x1="6.35cm" svg:y1="11.238cm" svg:x2="8.255cm" svg:y2="11.238cm" draw:start-shape="id115" draw:start-glue-point="10" draw:end-shape="id116" draw:end-glue-point="6" svg:d="m6350 11238h1905">
          <text:p/>
        </draw:connector>
        <draw:connector draw:style-name="gr4" draw:text-style-name="P5" draw:layer="layout" draw:type="line" svg:x1="6.835cm" svg:y1="9.197cm" svg:x2="8.317cm" svg:y2="11.102cm" draw:start-shape="id114" draw:start-glue-point="5" draw:end-shape="id116" draw:end-glue-point="5" svg:d="m6835 9197 1482 1905">
          <text:p/>
        </draw:connector>
        <draw:connector draw:style-name="gr4" draw:text-style-name="P5" draw:layer="layout" draw:type="line" svg:x1="8.466cm" svg:y1="11.43cm" svg:x2="10.01cm" svg:y2="7.948cm" draw:start-shape="id116" draw:start-glue-point="8" draw:end-shape="id112" draw:end-glue-point="7" svg:d="m8466 11430 1544-3482">
          <text:p/>
        </draw:connector>
        <draw:connector draw:style-name="gr4" draw:text-style-name="P5" draw:layer="layout" draw:type="line" svg:x1="6.835cm" svg:y1="9.469cm" svg:x2="9.948cm" svg:y2="7.812cm" draw:start-shape="id114" draw:start-glue-point="7" draw:end-shape="id112" draw:end-glue-point="6" svg:d="m6835 9469 3113-1657">
          <text:p/>
        </draw:connector>
        <draw:connector draw:style-name="gr4" draw:text-style-name="P5" draw:layer="layout" draw:type="line" svg:x1="5.989cm" svg:y1="6.254cm" svg:x2="3.96cm" svg:y2="9.197cm" draw:start-shape="id110" draw:start-glue-point="7" draw:end-shape="id113" draw:end-glue-point="11" svg:d="m5989 6254-2029 2943">
          <text:p/>
        </draw:connector>
        <draw:connector draw:style-name="gr4" draw:text-style-name="P5" draw:layer="layout" draw:type="curve" svg:x1="3.81cm" svg:y1="5.927cm" svg:x2="10.16cm" svg:y2="7.62cm" draw:start-shape="id109" draw:start-glue-point="4" draw:end-shape="id112" draw:end-glue-point="4" svg:d="m3810 5927c0-21 6350-867 6350 1693">
          <text:p/>
        </draw:connector>
        <draw:custom-shape draw:style-name="gr2" draw:text-style-name="P2" draw:layer="layout" svg:width="0.847cm" svg:height="0.937cm" svg:x="1.27cm" svg:y="7.108cm">
          <text:list text:style-name="L2">
            <text:list-header>
              <text:p text:style-name="P4"><text:span text:style-name="T2">s</text:span></text:p>
            </text:list-header>
          </text:list>
          <draw:enhanced-geometry svg:viewBox="0 0 21600 21600" draw:type="mso-spt202" draw:enhanced-path="M 0 0 L 21600 0 21600 21600 0 21600 0 0 Z N"/>
        </draw:custom-shape>
        <draw:custom-shape draw:style-name="gr2" draw:text-style-name="P2" draw:layer="layout" svg:width="0.846cm" svg:height="0.937cm" svg:x="10.372cm" svg:y="7.32cm">
          <text:list text:style-name="L2">
            <text:list-header>
              <text:p text:style-name="P4"><text:span text:style-name="T2">t</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5.715cm" svg:y="5.08cm">
          <text:list text:style-name="L2">
            <text:list-header>
              <text:p text:style-name="P4"><text:span text:style-name="T2">v</text:span><text:span text:style-name="T3">2</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8.043cm" svg:y="5.08cm">
          <text:list text:style-name="L2">
            <text:list-header>
              <text:p text:style-name="P4"><text:span text:style-name="T2">v</text:span><text:span text:style-name="T3">3</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2.963cm" svg:y="9.225cm">
          <text:list text:style-name="L2">
            <text:list-header>
              <text:p text:style-name="P4"><text:span text:style-name="T2">v</text:span><text:span text:style-name="T3">4</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6.562cm" svg:y="8.167cm">
          <text:list text:style-name="L2">
            <text:list-header>
              <text:p text:style-name="P4"><text:span text:style-name="T2">v</text:span><text:span text:style-name="T3">5</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5.503cm" svg:y="11.13cm">
          <text:list text:style-name="L2">
            <text:list-header>
              <text:p text:style-name="P4"><text:span text:style-name="T2">v</text:span><text:span text:style-name="T3">6</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7.832cm" svg:y="11.13cm">
          <text:list text:style-name="L2">
            <text:list-header>
              <text:p text:style-name="P4"><text:span text:style-name="T2">v</text:span><text:span text:style-name="T3">7</text:span></text:p>
            </text:list-header>
          </text:list>
          <draw:enhanced-geometry svg:viewBox="0 0 21600 21600" draw:type="mso-spt202" draw:enhanced-path="M 0 0 L 21600 0 21600 21600 0 21600 0 0 Z N"/>
        </draw:custom-shape>
        <draw:custom-shape draw:style-name="gr23" draw:text-style-name="P2" draw:layer="layout" svg:width="1.058cm" svg:height="0.593cm" svg:x="1.905cm" svg:y="6.138cm">
          <text:list text:style-name="L2">
            <text:list-header>
              <text:p text:style-name="P9"><text:span text:style-name="T5">9/25</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4.445cm" svg:y="5.292cm">
          <text:list text:style-name="L2">
            <text:list-header>
              <text:p text:style-name="P6"><text:span text:style-name="T5">0/11</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6.773cm" svg:y="5.292cm">
          <text:list text:style-name="L2">
            <text:list-header>
              <text:p text:style-name="P6"><text:span text:style-name="T5">0/14</text:span></text:p>
            </text:list-header>
          </text:list>
          <draw:enhanced-geometry svg:viewBox="0 0 21600 21600" draw:type="mso-spt202" draw:enhanced-path="M 0 0 L 21600 0 21600 21600 0 21600 0 0 Z N"/>
        </draw:custom-shape>
        <draw:custom-shape draw:style-name="gr23" draw:text-style-name="P2" draw:layer="layout" svg:width="1.059cm" svg:height="0.593cm" svg:x="9.313cm" svg:y="4.868cm">
          <text:list text:style-name="L2">
            <text:list-header>
              <text:p text:style-name="P9"><text:span text:style-name="T5">9/9</text:span></text:p>
            </text:list-header>
          </text:list>
          <draw:enhanced-geometry svg:viewBox="0 0 21600 21600" draw:type="mso-spt202" draw:enhanced-path="M 0 0 L 21600 0 21600 21600 0 21600 0 0 Z N"/>
        </draw:custom-shape>
        <draw:custom-shape draw:style-name="gr23" draw:text-style-name="P2" draw:layer="layout" svg:width="1.058cm" svg:height="0.593cm" svg:x="3.175cm" svg:y="7.197cm">
          <text:list text:style-name="L2">
            <text:list-header>
              <text:p text:style-name="P9"><text:span text:style-name="T5">5/5</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5.927cm" svg:y="7.832cm">
          <text:list text:style-name="L2">
            <text:list-header>
              <text:p text:style-name="P6"><text:span text:style-name="T5">0/10</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8.255cm" svg:y="6.562cm">
          <text:list text:style-name="L2">
            <text:list-header>
              <text:p text:style-name="P6"><text:span text:style-name="T5">0/8</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5.503cm" svg:y="6.562cm">
          <text:list text:style-name="L2">
            <text:list-header>
              <text:p text:style-name="P6"><text:span text:style-name="T5">0/1</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1.905cm" svg:y="8.255cm">
          <text:list text:style-name="L2">
            <text:list-header>
              <text:p text:style-name="P6"><text:span text:style-name="T5">0/5</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5.08cm" svg:y="9.313cm">
          <text:list text:style-name="L2">
            <text:list-header>
              <text:p text:style-name="P6"><text:span text:style-name="T5">0/8</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4.445cm" svg:y="10.372cm">
          <text:list text:style-name="L2">
            <text:list-header>
              <text:p text:style-name="P6"><text:span text:style-name="T5">0/9</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6.985cm" svg:y="11.218cm">
          <text:list text:style-name="L2">
            <text:list-header>
              <text:p text:style-name="P6"><text:span text:style-name="T5">0/7</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9.525cm" svg:y="9.102cm">
          <text:list text:style-name="L2">
            <text:list-header>
              <text:p text:style-name="P6"><text:span text:style-name="T5">0/6</text:span></text:p>
            </text:list-header>
          </text:list>
          <draw:enhanced-geometry svg:viewBox="0 0 21600 21600" draw:type="mso-spt202" draw:enhanced-path="M 0 0 L 21600 0 21600 21600 0 21600 0 0 Z N"/>
        </draw:custom-shape>
        <draw:custom-shape draw:style-name="gr23" draw:text-style-name="P2" draw:layer="layout" svg:width="1.058cm" svg:height="0.593cm" svg:x="7.832cm" svg:y="7.832cm">
          <text:list text:style-name="L2">
            <text:list-header>
              <text:p text:style-name="P9"><text:span text:style-name="T5">5/10</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7.408cm" svg:y="9.525cm">
          <text:list text:style-name="L2">
            <text:list-header>
              <text:p text:style-name="P6"><text:span text:style-name="T5">0/4</text:span></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11" presentation:class="page"/>
          <draw:frame presentation:style-name="pr3" draw:layer="layout" svg:width="15.239cm" svg:height="11.43cm" svg:x="1.905cm" svg:y="12.064cm" presentation:class="notes" presentation:placeholder="true">
            <draw:text-box/>
          </draw:frame>
        </presentation:notes>
      </draw:page>
      <draw:page draw:name="page12" draw:style-name="dp1" draw:master-page-name="Výchozí" presentation:presentation-page-layout-name="AL2T1">
        <office:forms form:automatic-focus="false" form:apply-design-mode="false"/>
        <draw:custom-shape draw:style-name="gr2" draw:text-style-name="P2" draw:id="id601" draw:layer="layout" svg:width="1.482cm" svg:height="0.853cm" svg:x="14.393cm" svg:y="16.51cm">
          <text:list text:style-name="L2">
            <text:list-header>
              <text:p text:style-name="P6"><text:span text:style-name="T5">7</text:span></text:p>
            </text:list-header>
          </text:list>
          <draw:enhanced-geometry svg:viewBox="0 0 21600 21600" draw:type="mso-spt202" draw:enhanced-path="M 0 0 L 21600 0 21600 21600 0 21600 0 0 Z N"/>
        </draw:custom-shape>
        <draw:custom-shape draw:style-name="gr2" draw:text-style-name="P2" draw:id="id587" draw:layer="layout" svg:width="1.482cm" svg:height="1.03cm" svg:x="13.335cm" svg:y="15.452cm">
          <text:list text:style-name="L2">
            <text:list-header>
              <text:p text:style-name="P4"><text:span text:style-name="T2">v</text:span><text:span text:style-name="T3">6</text:span></text:p>
            </text:list-header>
          </text:list>
          <draw:enhanced-geometry svg:viewBox="0 0 21600 21600" draw:type="mso-spt202" draw:enhanced-path="M 0 0 L 21600 0 21600 21600 0 21600 0 0 Z N"/>
        </draw:custom-shape>
        <draw:custom-shape draw:style-name="gr2" draw:text-style-name="P2" draw:id="id532" draw:layer="layout" svg:width="0.846cm" svg:height="0.937cm" svg:x="23.072cm" svg:y="7.532cm">
          <text:list text:style-name="L2">
            <text:list-header>
              <text:p text:style-name="P4"><text:span text:style-name="T2">t</text:span></text:p>
            </text:list-header>
          </text:list>
          <draw:enhanced-geometry svg:viewBox="0 0 21600 21600" draw:type="mso-spt202" draw:enhanced-path="M 0 0 L 21600 0 21600 21600 0 21600 0 0 Z N"/>
        </draw:custom-shape>
        <draw:custom-shape draw:style-name="gr2" draw:text-style-name="P2" draw:id="id533" draw:layer="layout" svg:width="1.481cm" svg:height="1.03cm" svg:x="19.262cm" svg:y="8.378cm">
          <text:list text:style-name="L2">
            <text:list-header>
              <text:p text:style-name="P4"><text:span text:style-name="T2">v</text:span><text:span text:style-name="T3">5</text:span></text:p>
            </text:list-header>
          </text:list>
          <draw:enhanced-geometry svg:viewBox="0 0 21600 21600" draw:type="mso-spt202" draw:enhanced-path="M 0 0 L 21600 0 21600 21600 0 21600 0 0 Z N"/>
        </draw:custom-shape>
        <draw:custom-shape draw:style-name="gr2" draw:text-style-name="P2" draw:id="id534" draw:layer="layout" svg:width="0.847cm" svg:height="0.937cm" svg:x="13.97cm" svg:y="7.32cm">
          <text:list text:style-name="L2">
            <text:list-header>
              <text:p text:style-name="P4"><text:span text:style-name="T2">s</text:span></text:p>
            </text:list-header>
          </text:list>
          <draw:enhanced-geometry svg:viewBox="0 0 21600 21600" draw:type="mso-spt202" draw:enhanced-path="M 0 0 L 21600 0 21600 21600 0 21600 0 0 Z N"/>
        </draw:custom-shape>
        <draw:custom-shape draw:style-name="gr2" draw:text-style-name="P2" draw:id="id535" draw:layer="layout" svg:width="1.482cm" svg:height="0.853cm" svg:x="14.605cm" svg:y="6.35cm">
          <text:list text:style-name="L2">
            <text:list-header>
              <text:p text:style-name="P6"><text:span text:style-name="T5">16</text:span></text:p>
            </text:list-header>
          </text:list>
          <draw:enhanced-geometry svg:viewBox="0 0 21600 21600" draw:type="mso-spt202" draw:enhanced-path="M 0 0 L 21600 0 21600 21600 0 21600 0 0 Z N"/>
        </draw:custom-shape>
        <draw:frame presentation:style-name="pr4" draw:text-style-name="P2" draw:layer="layout" svg:width="22.86cm" svg:height="3.176cm" svg:x="1.27cm" svg:y="0.762cm" presentation:class="title" presentation:user-transformed="true">
          <draw:text-box>
            <text:list text:style-name="L1">
              <text:list-header>
                <text:p text:style-name="P1"><text:span text:style-name="T11">Constructing </text:span><text:span text:style-name="T9">N</text:span><text:span text:style-name="T10">f</text:span><text:span text:style-name="T11"> and </text:span><text:span text:style-name="T9">L</text:span><text:span text:style-name="T10">f</text:span></text:p>
              </text:list-header>
            </text:list>
          </draw:text-box>
        </draw:frame>
        <draw:custom-shape draw:style-name="gr2" draw:text-style-name="P2" draw:layer="layout" svg:width="1.481cm" svg:height="1.03cm" svg:x="2.752cm" svg:y="5.08cm">
          <text:list text:style-name="L2">
            <text:list-header>
              <text:p text:style-name="P4"><text:span text:style-name="T2">v</text:span><text:span text:style-name="T3">1</text:span></text:p>
            </text:list-header>
          </text:list>
          <draw:enhanced-geometry svg:viewBox="0 0 21600 21600" draw:type="mso-spt202" draw:enhanced-path="M 0 0 L 21600 0 21600 21600 0 21600 0 0 Z N"/>
        </draw:custom-shape>
        <draw:custom-shape draw:style-name="gr3" draw:text-style-name="P2" draw:id="id117" draw:layer="layout" svg:width="0.423cm" svg:height="0.384cm" svg:x="1.905cm" svg:y="7.4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18" draw:layer="layout" svg:width="0.424cm" svg:height="0.383cm" svg:x="3.598cm" svg:y="5.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19" draw:layer="layout" svg:width="0.423cm" svg:height="0.383cm" svg:x="5.927cm" svg:y="5.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20" draw:layer="layout" svg:width="0.423cm" svg:height="0.383cm" svg:x="8.255cm" svg:y="5.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22" draw:layer="layout" svg:width="0.424cm" svg:height="0.384cm" svg:x="3.598cm" svg:y="9.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23" draw:layer="layout" svg:width="0.424cm" svg:height="0.384cm" svg:x="6.773cm" svg:y="9.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21" draw:layer="layout" svg:width="0.424cm" svg:height="0.384cm" svg:x="9.948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24" draw:layer="layout" svg:width="0.423cm" svg:height="0.384cm" svg:x="5.927cm" svg:y="1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25" draw:layer="layout" svg:width="0.423cm" svg:height="0.384cm" svg:x="8.255cm" svg:y="1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5" draw:layer="layout" draw:type="line" svg:x1="2.266cm" svg:y1="7.504cm" svg:x2="3.66cm" svg:y2="6.254cm" draw:start-shape="id117" draw:start-glue-point="11" draw:end-shape="id118" draw:end-glue-point="7" svg:d="m2266 7504 1394-1250">
          <text:p/>
        </draw:connector>
        <draw:connector draw:style-name="gr4" draw:text-style-name="P5" draw:layer="layout" draw:type="line" svg:x1="4.022cm" svg:y1="6.118cm" svg:x2="5.927cm" svg:y2="6.118cm" draw:start-shape="id118" draw:start-glue-point="10" draw:end-shape="id119" draw:end-glue-point="6" svg:d="m4022 6118h1905">
          <text:p/>
        </draw:connector>
        <draw:connector draw:style-name="gr4" draw:text-style-name="P5" draw:layer="layout" draw:type="line" svg:x1="6.35cm" svg:y1="6.118cm" svg:x2="8.255cm" svg:y2="6.118cm" draw:start-shape="id119" draw:start-glue-point="10" draw:end-shape="id120" draw:end-glue-point="6" svg:d="m6350 6118h1905">
          <text:p/>
        </draw:connector>
        <draw:connector draw:style-name="gr4" draw:text-style-name="P5" draw:layer="layout" draw:type="line" svg:x1="8.616cm" svg:y1="6.254cm" svg:x2="10.01cm" svg:y2="7.676cm" draw:start-shape="id120" draw:start-glue-point="9" draw:end-shape="id121" draw:end-glue-point="5" svg:d="m8616 6254 1394 1422">
          <text:p/>
        </draw:connector>
        <draw:connector draw:style-name="gr4" draw:text-style-name="P5" draw:layer="layout" draw:type="line" svg:x1="2.266cm" svg:y1="7.776cm" svg:x2="3.66cm" svg:y2="9.197cm" draw:start-shape="id117" draw:start-glue-point="9" draw:end-shape="id122" draw:end-glue-point="5" svg:d="m2266 7776 1394 1421">
          <text:p/>
        </draw:connector>
        <draw:connector draw:style-name="gr4" draw:text-style-name="P5" draw:layer="layout" draw:type="line" svg:x1="1.967cm" svg:y1="7.504cm" svg:x2="6.835cm" svg:y2="9.197cm" draw:start-shape="id117" draw:start-glue-point="5" draw:end-shape="id123" draw:end-glue-point="5" svg:d="m1967 7504 4868 1693">
          <text:p/>
        </draw:connector>
        <draw:connector draw:style-name="gr4" draw:text-style-name="P5" draw:layer="layout" draw:type="line" svg:x1="3.598cm" svg:y1="9.333cm" svg:x2="6.773cm" svg:y2="9.333cm" draw:start-shape="id122" draw:start-glue-point="6" draw:end-shape="id123" draw:end-glue-point="6" svg:d="m3598 9333h3175">
          <text:p/>
        </draw:connector>
        <draw:connector draw:style-name="gr4" draw:text-style-name="P5" draw:layer="layout" draw:type="line" svg:x1="3.81cm" svg:y1="6.31cm" svg:x2="6.835cm" svg:y2="9.197cm" draw:start-shape="id118" draw:start-glue-point="8" draw:end-shape="id123" draw:end-glue-point="5" svg:d="m3810 6310 3025 2887">
          <text:p/>
        </draw:connector>
        <draw:connector draw:style-name="gr4" draw:text-style-name="P5" draw:layer="layout" draw:type="line" svg:x1="3.96cm" svg:y1="9.469cm" svg:x2="5.989cm" svg:y2="11.102cm" draw:start-shape="id122" draw:start-glue-point="9" draw:end-shape="id124" draw:end-glue-point="5" svg:d="m3960 9469 2029 1633">
          <text:p/>
        </draw:connector>
        <draw:connector draw:style-name="gr4" draw:text-style-name="P5" draw:layer="layout" draw:type="line" svg:x1="6.35cm" svg:y1="11.238cm" svg:x2="8.255cm" svg:y2="11.238cm" draw:start-shape="id124" draw:start-glue-point="10" draw:end-shape="id125" draw:end-glue-point="6" svg:d="m6350 11238h1905">
          <text:p/>
        </draw:connector>
        <draw:connector draw:style-name="gr4" draw:text-style-name="P5" draw:layer="layout" draw:type="line" svg:x1="6.835cm" svg:y1="9.197cm" svg:x2="8.317cm" svg:y2="11.102cm" draw:start-shape="id123" draw:start-glue-point="5" draw:end-shape="id125" draw:end-glue-point="5" svg:d="m6835 9197 1482 1905">
          <text:p/>
        </draw:connector>
        <draw:connector draw:style-name="gr4" draw:text-style-name="P5" draw:layer="layout" draw:type="line" svg:x1="8.466cm" svg:y1="11.43cm" svg:x2="10.01cm" svg:y2="7.948cm" draw:start-shape="id125" draw:start-glue-point="8" draw:end-shape="id121" draw:end-glue-point="7" svg:d="m8466 11430 1544-3482">
          <text:p/>
        </draw:connector>
        <draw:connector draw:style-name="gr4" draw:text-style-name="P5" draw:layer="layout" draw:type="line" svg:x1="6.835cm" svg:y1="9.469cm" svg:x2="9.948cm" svg:y2="7.812cm" draw:start-shape="id123" draw:start-glue-point="7" draw:end-shape="id121" draw:end-glue-point="6" svg:d="m6835 9469 3113-1657">
          <text:p/>
        </draw:connector>
        <draw:connector draw:style-name="gr4" draw:text-style-name="P5" draw:layer="layout" draw:type="line" svg:x1="5.989cm" svg:y1="6.254cm" svg:x2="3.96cm" svg:y2="9.197cm" draw:start-shape="id119" draw:start-glue-point="7" draw:end-shape="id122" draw:end-glue-point="11" svg:d="m5989 6254-2029 2943">
          <text:p/>
        </draw:connector>
        <draw:connector draw:style-name="gr4" draw:text-style-name="P5" draw:layer="layout" draw:type="curve" svg:x1="3.81cm" svg:y1="5.927cm" svg:x2="10.16cm" svg:y2="7.62cm" draw:start-shape="id118" draw:start-glue-point="4" draw:end-shape="id121" draw:end-glue-point="4" svg:d="m3810 5927c0-21 6350-867 6350 1693">
          <text:p/>
        </draw:connector>
        <draw:custom-shape draw:style-name="gr2" draw:text-style-name="P2" draw:layer="layout" svg:width="0.847cm" svg:height="0.937cm" svg:x="1.27cm" svg:y="7.108cm">
          <text:list text:style-name="L2">
            <text:list-header>
              <text:p text:style-name="P4"><text:span text:style-name="T2">s</text:span></text:p>
            </text:list-header>
          </text:list>
          <draw:enhanced-geometry svg:viewBox="0 0 21600 21600" draw:type="mso-spt202" draw:enhanced-path="M 0 0 L 21600 0 21600 21600 0 21600 0 0 Z N"/>
        </draw:custom-shape>
        <draw:custom-shape draw:style-name="gr2" draw:text-style-name="P2" draw:layer="layout" svg:width="0.846cm" svg:height="0.937cm" svg:x="10.372cm" svg:y="7.32cm">
          <text:list text:style-name="L2">
            <text:list-header>
              <text:p text:style-name="P4"><text:span text:style-name="T2">t</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5.715cm" svg:y="5.08cm">
          <text:list text:style-name="L2">
            <text:list-header>
              <text:p text:style-name="P4"><text:span text:style-name="T2">v</text:span><text:span text:style-name="T3">2</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8.043cm" svg:y="5.08cm">
          <text:list text:style-name="L2">
            <text:list-header>
              <text:p text:style-name="P4"><text:span text:style-name="T2">v</text:span><text:span text:style-name="T3">3</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2.963cm" svg:y="9.225cm">
          <text:list text:style-name="L2">
            <text:list-header>
              <text:p text:style-name="P4"><text:span text:style-name="T2">v</text:span><text:span text:style-name="T3">4</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6.562cm" svg:y="8.167cm">
          <text:list text:style-name="L2">
            <text:list-header>
              <text:p text:style-name="P4"><text:span text:style-name="T2">v</text:span><text:span text:style-name="T3">5</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5.503cm" svg:y="11.13cm">
          <text:list text:style-name="L2">
            <text:list-header>
              <text:p text:style-name="P4"><text:span text:style-name="T2">v</text:span><text:span text:style-name="T3">6</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7.832cm" svg:y="11.13cm">
          <text:list text:style-name="L2">
            <text:list-header>
              <text:p text:style-name="P4"><text:span text:style-name="T2">v</text:span><text:span text:style-name="T3">7</text:span></text:p>
            </text:list-header>
          </text:list>
          <draw:enhanced-geometry svg:viewBox="0 0 21600 21600" draw:type="mso-spt202" draw:enhanced-path="M 0 0 L 21600 0 21600 21600 0 21600 0 0 Z N"/>
        </draw:custom-shape>
        <draw:custom-shape draw:style-name="gr24" draw:text-style-name="P2" draw:layer="layout" svg:width="1.058cm" svg:height="0.593cm" svg:x="1.905cm" svg:y="6.138cm">
          <text:list text:style-name="L2">
            <text:list-header>
              <text:p text:style-name="P9"><text:span text:style-name="T5">9/25</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4.445cm" svg:y="5.292cm">
          <text:list text:style-name="L2">
            <text:list-header>
              <text:p text:style-name="P6"><text:span text:style-name="T5">0/11</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6.773cm" svg:y="5.292cm">
          <text:list text:style-name="L2">
            <text:list-header>
              <text:p text:style-name="P6"><text:span text:style-name="T5">0/14</text:span></text:p>
            </text:list-header>
          </text:list>
          <draw:enhanced-geometry svg:viewBox="0 0 21600 21600" draw:type="mso-spt202" draw:enhanced-path="M 0 0 L 21600 0 21600 21600 0 21600 0 0 Z N"/>
        </draw:custom-shape>
        <draw:custom-shape draw:style-name="gr24" draw:text-style-name="P2" draw:layer="layout" svg:width="1.059cm" svg:height="0.593cm" svg:x="9.313cm" svg:y="4.868cm">
          <text:list text:style-name="L2">
            <text:list-header>
              <text:p text:style-name="P9"><text:span text:style-name="T5">9/9</text:span></text:p>
            </text:list-header>
          </text:list>
          <draw:enhanced-geometry svg:viewBox="0 0 21600 21600" draw:type="mso-spt202" draw:enhanced-path="M 0 0 L 21600 0 21600 21600 0 21600 0 0 Z N"/>
        </draw:custom-shape>
        <draw:custom-shape draw:style-name="gr24" draw:text-style-name="P2" draw:layer="layout" svg:width="1.058cm" svg:height="0.593cm" svg:x="3.175cm" svg:y="7.197cm">
          <text:list text:style-name="L2">
            <text:list-header>
              <text:p text:style-name="P9"><text:span text:style-name="T5">5/5</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5.715cm" svg:y="7.832cm">
          <text:list text:style-name="L2">
            <text:list-header>
              <text:p text:style-name="P6"><text:span text:style-name="T5">0/10</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8.255cm" svg:y="6.562cm">
          <text:list text:style-name="L2">
            <text:list-header>
              <text:p text:style-name="P6"><text:span text:style-name="T5">0/8</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5.503cm" svg:y="6.562cm">
          <text:list text:style-name="L2">
            <text:list-header>
              <text:p text:style-name="P6"><text:span text:style-name="T5">0/1</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1.905cm" svg:y="8.255cm">
          <text:list text:style-name="L2">
            <text:list-header>
              <text:p text:style-name="P6"><text:span text:style-name="T5">0/5</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5.08cm" svg:y="9.313cm">
          <text:list text:style-name="L2">
            <text:list-header>
              <text:p text:style-name="P6"><text:span text:style-name="T5">0/8</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4.445cm" svg:y="10.372cm">
          <text:list text:style-name="L2">
            <text:list-header>
              <text:p text:style-name="P6"><text:span text:style-name="T5">0/9</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6.985cm" svg:y="11.218cm">
          <text:list text:style-name="L2">
            <text:list-header>
              <text:p text:style-name="P6"><text:span text:style-name="T5">0/7</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9.525cm" svg:y="9.102cm">
          <text:list text:style-name="L2">
            <text:list-header>
              <text:p text:style-name="P6"><text:span text:style-name="T5">0/6</text:span></text:p>
            </text:list-header>
          </text:list>
          <draw:enhanced-geometry svg:viewBox="0 0 21600 21600" draw:type="mso-spt202" draw:enhanced-path="M 0 0 L 21600 0 21600 21600 0 21600 0 0 Z N"/>
        </draw:custom-shape>
        <draw:custom-shape draw:style-name="gr24" draw:text-style-name="P2" draw:layer="layout" svg:width="1.058cm" svg:height="0.593cm" svg:x="7.832cm" svg:y="7.832cm">
          <text:list text:style-name="L2">
            <text:list-header>
              <text:p text:style-name="P9"><text:span text:style-name="T5">5/10</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7.408cm" svg:y="9.525cm">
          <text:list text:style-name="L2">
            <text:list-header>
              <text:p text:style-name="P6"><text:span text:style-name="T5">0/4</text:span></text:p>
            </text:list-header>
          </text:list>
          <draw:enhanced-geometry svg:viewBox="0 0 21600 21600" draw:type="mso-spt202" draw:enhanced-path="M 0 0 L 21600 0 21600 21600 0 21600 0 0 Z N"/>
        </draw:custom-shape>
        <draw:custom-shape draw:style-name="gr2" draw:text-style-name="P2" draw:id="id536" draw:layer="layout" svg:width="1.481cm" svg:height="1.03cm" svg:x="15.452cm" svg:y="5.292cm">
          <text:list text:style-name="L2">
            <text:list-header>
              <text:p text:style-name="P4"><text:span text:style-name="T2">v</text:span><text:span text:style-name="T3">1</text:span></text:p>
            </text:list-header>
          </text:list>
          <draw:enhanced-geometry svg:viewBox="0 0 21600 21600" draw:type="mso-spt202" draw:enhanced-path="M 0 0 L 21600 0 21600 21600 0 21600 0 0 Z N"/>
        </draw:custom-shape>
        <draw:custom-shape draw:style-name="gr3" draw:text-style-name="P2" draw:id="id126" draw:layer="layout" svg:width="0.423cm" svg:height="0.383cm" svg:x="14.605cm" svg:y="7.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27" draw:layer="layout" svg:width="0.424cm" svg:height="0.384cm" svg:x="16.298cm" svg:y="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28" draw:layer="layout" svg:width="0.423cm" svg:height="0.384cm" svg:x="18.627cm" svg:y="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29" draw:layer="layout" svg:width="0.423cm" svg:height="0.384cm" svg:x="20.955cm" svg:y="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31" draw:layer="layout" svg:width="0.424cm" svg:height="0.384cm" svg:x="16.298cm" svg:y="9.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32" draw:layer="layout" svg:width="0.424cm" svg:height="0.384cm" svg:x="19.473cm" svg:y="9.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30" draw:layer="layout" svg:width="0.424cm" svg:height="0.383cm" svg:x="22.648cm" svg:y="7.8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33" draw:layer="layout" svg:width="0.423cm" svg:height="0.384cm" svg:x="18.627cm" svg:y="11.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34" draw:layer="layout" svg:width="0.423cm" svg:height="0.384cm" svg:x="20.955cm" svg:y="11.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5" draw:id="id537" draw:layer="layout" draw:type="line" svg:x1="14.816cm" svg:y1="7.66cm" svg:x2="16.298cm" svg:y2="6.33cm" draw:start-shape="id126" draw:start-glue-point="4" draw:end-shape="id127" draw:end-glue-point="6" svg:d="m14816 7660 1482-1330">
          <text:p/>
        </draw:connector>
        <draw:connector draw:style-name="gr4" draw:text-style-name="P5" draw:id="id538" draw:layer="layout" draw:type="line" svg:x1="16.722cm" svg:y1="6.33cm" svg:x2="18.627cm" svg:y2="6.33cm" draw:start-shape="id127" draw:start-glue-point="10" draw:end-shape="id128" draw:end-glue-point="6" svg:d="m16722 6330h1905">
          <text:p/>
        </draw:connector>
        <draw:connector draw:style-name="gr4" draw:text-style-name="P5" draw:id="id539" draw:layer="layout" draw:type="line" svg:x1="19.05cm" svg:y1="6.33cm" svg:x2="20.955cm" svg:y2="6.33cm" draw:start-shape="id128" draw:start-glue-point="10" draw:end-shape="id129" draw:end-glue-point="6" svg:d="m19050 6330h1905">
          <text:p/>
        </draw:connector>
        <draw:connector draw:style-name="gr4" draw:text-style-name="P5" draw:id="id540" draw:layer="layout" draw:type="line" svg:x1="21.316cm" svg:y1="6.466cm" svg:x2="22.71cm" svg:y2="7.888cm" draw:start-shape="id129" draw:start-glue-point="9" draw:end-shape="id130" draw:end-glue-point="5" svg:d="m21316 6466 1394 1422">
          <text:p/>
        </draw:connector>
        <draw:connector draw:style-name="gr4" draw:text-style-name="P5" draw:id="id541" draw:layer="layout" draw:type="line" svg:x1="14.966cm" svg:y1="7.987cm" svg:x2="16.36cm" svg:y2="9.409cm" draw:start-shape="id126" draw:start-glue-point="9" draw:end-shape="id131" draw:end-glue-point="5" svg:d="m14966 7987 1394 1422">
          <text:p/>
        </draw:connector>
        <draw:connector draw:style-name="gr25" draw:text-style-name="P5" draw:id="id542" draw:layer="layout" draw:type="line" svg:x1="15.028cm" svg:y1="7.851cm" svg:x2="19.535cm" svg:y2="9.409cm" draw:start-shape="id126" draw:start-glue-point="10" draw:end-shape="id132" draw:end-glue-point="5" svg:d="m15028 7851 4507 1558">
          <text:p/>
        </draw:connector>
        <draw:connector draw:style-name="gr4" draw:text-style-name="P5" draw:id="id543" draw:layer="layout" draw:type="line" svg:x1="16.298cm" svg:y1="9.545cm" svg:x2="19.473cm" svg:y2="9.545cm" draw:start-shape="id131" draw:start-glue-point="6" draw:end-shape="id132" draw:end-glue-point="6" svg:d="m16298 9545h3175">
          <text:p/>
        </draw:connector>
        <draw:connector draw:style-name="gr4" draw:text-style-name="P5" draw:id="id544" draw:layer="layout" draw:type="line" svg:x1="16.51cm" svg:y1="6.522cm" svg:x2="19.535cm" svg:y2="9.409cm" draw:start-shape="id127" draw:start-glue-point="8" draw:end-shape="id132" draw:end-glue-point="5" svg:d="m16510 6522 3025 2887">
          <text:p/>
        </draw:connector>
        <draw:connector draw:style-name="gr4" draw:text-style-name="P5" draw:id="id545" draw:layer="layout" draw:type="line" svg:x1="16.66cm" svg:y1="9.681cm" svg:x2="18.689cm" svg:y2="11.314cm" draw:start-shape="id131" draw:start-glue-point="9" draw:end-shape="id133" draw:end-glue-point="5" svg:d="m16660 9681 2029 1633">
          <text:p/>
        </draw:connector>
        <draw:connector draw:style-name="gr4" draw:text-style-name="P5" draw:id="id546" draw:layer="layout" draw:type="line" svg:x1="19.05cm" svg:y1="11.45cm" svg:x2="20.955cm" svg:y2="11.45cm" draw:start-shape="id133" draw:start-glue-point="10" draw:end-shape="id134" draw:end-glue-point="6" svg:d="m19050 11450h1905">
          <text:p/>
        </draw:connector>
        <draw:connector draw:style-name="gr4" draw:text-style-name="P5" draw:id="id547" draw:layer="layout" draw:type="line" svg:x1="19.535cm" svg:y1="9.409cm" svg:x2="21.017cm" svg:y2="11.314cm" draw:start-shape="id132" draw:start-glue-point="5" draw:end-shape="id134" draw:end-glue-point="5" svg:d="m19535 9409 1482 1905">
          <text:p/>
        </draw:connector>
        <draw:connector draw:style-name="gr4" draw:text-style-name="P5" draw:id="id548" draw:layer="layout" draw:type="line" svg:x1="21.166cm" svg:y1="11.642cm" svg:x2="22.71cm" svg:y2="8.159cm" draw:start-shape="id134" draw:start-glue-point="8" draw:end-shape="id130" draw:end-glue-point="7" svg:d="m21166 11642 1544-3483">
          <text:p/>
        </draw:connector>
        <draw:connector draw:style-name="gr4" draw:text-style-name="P5" draw:id="id549" draw:layer="layout" draw:type="line" svg:x1="19.835cm" svg:y1="9.409cm" svg:x2="22.648cm" svg:y2="8.023cm" draw:start-shape="id132" draw:start-glue-point="11" draw:end-shape="id130" draw:end-glue-point="6" svg:d="m19835 9409 2813-1386">
          <text:p/>
        </draw:connector>
        <draw:connector draw:style-name="gr4" draw:text-style-name="P5" draw:id="id550" draw:layer="layout" draw:type="line" svg:x1="18.689cm" svg:y1="6.466cm" svg:x2="16.66cm" svg:y2="9.409cm" draw:start-shape="id128" draw:start-glue-point="7" draw:end-shape="id131" draw:end-glue-point="11" svg:d="m18689 6466-2029 2943">
          <text:p/>
        </draw:connector>
        <draw:connector draw:style-name="gr25" draw:text-style-name="P5" draw:id="id551" draw:layer="layout" draw:type="curve" svg:x1="16.51cm" svg:y1="6.138cm" svg:x2="22.86cm" svg:y2="7.832cm" draw:start-shape="id127" draw:start-glue-point="4" draw:end-shape="id130" draw:end-glue-point="4" svg:d="m16510 6138c0-19 6350-866 6350 1694">
          <text:p/>
        </draw:connector>
        <draw:custom-shape draw:style-name="gr2" draw:text-style-name="P2" draw:id="id552" draw:layer="layout" svg:width="1.482cm" svg:height="1.03cm" svg:x="18.415cm" svg:y="5.292cm">
          <text:list text:style-name="L2">
            <text:list-header>
              <text:p text:style-name="P4"><text:span text:style-name="T2">v</text:span><text:span text:style-name="T3">2</text:span></text:p>
            </text:list-header>
          </text:list>
          <draw:enhanced-geometry svg:viewBox="0 0 21600 21600" draw:type="mso-spt202" draw:enhanced-path="M 0 0 L 21600 0 21600 21600 0 21600 0 0 Z N"/>
        </draw:custom-shape>
        <draw:custom-shape draw:style-name="gr2" draw:text-style-name="P2" draw:id="id553" draw:layer="layout" svg:width="1.482cm" svg:height="1.03cm" svg:x="20.743cm" svg:y="5.292cm">
          <text:list text:style-name="L2">
            <text:list-header>
              <text:p text:style-name="P4"><text:span text:style-name="T2">v</text:span><text:span text:style-name="T3">3</text:span></text:p>
            </text:list-header>
          </text:list>
          <draw:enhanced-geometry svg:viewBox="0 0 21600 21600" draw:type="mso-spt202" draw:enhanced-path="M 0 0 L 21600 0 21600 21600 0 21600 0 0 Z N"/>
        </draw:custom-shape>
        <draw:custom-shape draw:style-name="gr2" draw:text-style-name="P2" draw:id="id554" draw:layer="layout" svg:width="1.482cm" svg:height="1.03cm" svg:x="15.663cm" svg:y="9.437cm">
          <text:list text:style-name="L2">
            <text:list-header>
              <text:p text:style-name="P4"><text:span text:style-name="T2">v</text:span><text:span text:style-name="T3">4</text:span></text:p>
            </text:list-header>
          </text:list>
          <draw:enhanced-geometry svg:viewBox="0 0 21600 21600" draw:type="mso-spt202" draw:enhanced-path="M 0 0 L 21600 0 21600 21600 0 21600 0 0 Z N"/>
        </draw:custom-shape>
        <draw:custom-shape draw:style-name="gr2" draw:text-style-name="P2" draw:id="id555" draw:layer="layout" svg:width="1.482cm" svg:height="1.03cm" svg:x="18.203cm" svg:y="11.342cm">
          <text:list text:style-name="L2">
            <text:list-header>
              <text:p text:style-name="P4"><text:span text:style-name="T2">v</text:span><text:span text:style-name="T3">6</text:span></text:p>
            </text:list-header>
          </text:list>
          <draw:enhanced-geometry svg:viewBox="0 0 21600 21600" draw:type="mso-spt202" draw:enhanced-path="M 0 0 L 21600 0 21600 21600 0 21600 0 0 Z N"/>
        </draw:custom-shape>
        <draw:custom-shape draw:style-name="gr2" draw:text-style-name="P2" draw:id="id556" draw:layer="layout" svg:width="1.481cm" svg:height="1.03cm" svg:x="20.532cm" svg:y="11.342cm">
          <text:list text:style-name="L2">
            <text:list-header>
              <text:p text:style-name="P4"><text:span text:style-name="T2">v</text:span><text:span text:style-name="T3">7</text:span></text:p>
            </text:list-header>
          </text:list>
          <draw:enhanced-geometry svg:viewBox="0 0 21600 21600" draw:type="mso-spt202" draw:enhanced-path="M 0 0 L 21600 0 21600 21600 0 21600 0 0 Z N"/>
        </draw:custom-shape>
        <draw:custom-shape draw:style-name="gr2" draw:text-style-name="P2" draw:id="id557" draw:layer="layout" svg:width="1.482cm" svg:height="0.853cm" svg:x="17.145cm" svg:y="5.503cm">
          <text:list text:style-name="L2">
            <text:list-header>
              <text:p text:style-name="P6"><text:span text:style-name="T5">11</text:span></text:p>
            </text:list-header>
          </text:list>
          <draw:enhanced-geometry svg:viewBox="0 0 21600 21600" draw:type="mso-spt202" draw:enhanced-path="M 0 0 L 21600 0 21600 21600 0 21600 0 0 Z N"/>
        </draw:custom-shape>
        <draw:custom-shape draw:style-name="gr2" draw:text-style-name="P2" draw:id="id558" draw:layer="layout" svg:width="1.482cm" svg:height="0.853cm" svg:x="19.473cm" svg:y="5.503cm">
          <text:list text:style-name="L2">
            <text:list-header>
              <text:p text:style-name="P6"><text:span text:style-name="T5">14</text:span></text:p>
            </text:list-header>
          </text:list>
          <draw:enhanced-geometry svg:viewBox="0 0 21600 21600" draw:type="mso-spt202" draw:enhanced-path="M 0 0 L 21600 0 21600 21600 0 21600 0 0 Z N"/>
        </draw:custom-shape>
        <draw:custom-shape draw:style-name="gr2" draw:text-style-name="P2" draw:id="id559" draw:layer="layout" svg:width="1.482cm" svg:height="0.853cm" svg:x="22.013cm" svg:y="5.08cm">
          <text:list text:style-name="L2">
            <text:list-header>
              <text:p text:style-name="P6"><text:span text:style-name="T5">9</text:span></text:p>
            </text:list-header>
          </text:list>
          <draw:enhanced-geometry svg:viewBox="0 0 21600 21600" draw:type="mso-spt202" draw:enhanced-path="M 0 0 L 21600 0 21600 21600 0 21600 0 0 Z N"/>
        </draw:custom-shape>
        <draw:custom-shape draw:style-name="gr2" draw:text-style-name="P2" draw:id="id560" draw:layer="layout" svg:width="1.481cm" svg:height="0.853cm" svg:x="16.087cm" svg:y="7.62cm">
          <text:list text:style-name="L2">
            <text:list-header>
              <text:p text:style-name="P6"><text:span text:style-name="T5">5</text:span></text:p>
            </text:list-header>
          </text:list>
          <draw:enhanced-geometry svg:viewBox="0 0 21600 21600" draw:type="mso-spt202" draw:enhanced-path="M 0 0 L 21600 0 21600 21600 0 21600 0 0 Z N"/>
        </draw:custom-shape>
        <draw:custom-shape draw:style-name="gr2" draw:text-style-name="P2" draw:id="id561" draw:layer="layout" svg:width="1.482cm" svg:height="0.853cm" svg:x="18.415cm" svg:y="7.832cm">
          <text:list text:style-name="L2">
            <text:list-header>
              <text:p text:style-name="P6"><text:span text:style-name="T5">10</text:span></text:p>
            </text:list-header>
          </text:list>
          <draw:enhanced-geometry svg:viewBox="0 0 21600 21600" draw:type="mso-spt202" draw:enhanced-path="M 0 0 L 21600 0 21600 21600 0 21600 0 0 Z N"/>
        </draw:custom-shape>
        <draw:custom-shape draw:style-name="gr2" draw:text-style-name="P2" draw:id="id562" draw:layer="layout" svg:width="1.481cm" svg:height="0.853cm" svg:x="21.167cm" svg:y="6.773cm">
          <text:list text:style-name="L2">
            <text:list-header>
              <text:p text:style-name="P6"><text:span text:style-name="T5">8</text:span></text:p>
            </text:list-header>
          </text:list>
          <draw:enhanced-geometry svg:viewBox="0 0 21600 21600" draw:type="mso-spt202" draw:enhanced-path="M 0 0 L 21600 0 21600 21600 0 21600 0 0 Z N"/>
        </draw:custom-shape>
        <draw:custom-shape draw:style-name="gr2" draw:text-style-name="P2" draw:id="id563" draw:layer="layout" svg:width="1.482cm" svg:height="0.853cm" svg:x="18.203cm" svg:y="6.773cm">
          <text:list text:style-name="L2">
            <text:list-header>
              <text:p text:style-name="P6"><text:span text:style-name="T5">1</text:span></text:p>
            </text:list-header>
          </text:list>
          <draw:enhanced-geometry svg:viewBox="0 0 21600 21600" draw:type="mso-spt202" draw:enhanced-path="M 0 0 L 21600 0 21600 21600 0 21600 0 0 Z N"/>
        </draw:custom-shape>
        <draw:custom-shape draw:style-name="gr2" draw:text-style-name="P2" draw:id="id564" draw:layer="layout" svg:width="1.482cm" svg:height="0.853cm" svg:x="14.605cm" svg:y="8.467cm">
          <text:list text:style-name="L2">
            <text:list-header>
              <text:p text:style-name="P6"><text:span text:style-name="T5">5</text:span></text:p>
            </text:list-header>
          </text:list>
          <draw:enhanced-geometry svg:viewBox="0 0 21600 21600" draw:type="mso-spt202" draw:enhanced-path="M 0 0 L 21600 0 21600 21600 0 21600 0 0 Z N"/>
        </draw:custom-shape>
        <draw:custom-shape draw:style-name="gr2" draw:text-style-name="P2" draw:id="id565" draw:layer="layout" svg:width="1.482cm" svg:height="0.853cm" svg:x="17.78cm" svg:y="9.525cm">
          <text:list text:style-name="L2">
            <text:list-header>
              <text:p text:style-name="P6"><text:span text:style-name="T5">8</text:span></text:p>
            </text:list-header>
          </text:list>
          <draw:enhanced-geometry svg:viewBox="0 0 21600 21600" draw:type="mso-spt202" draw:enhanced-path="M 0 0 L 21600 0 21600 21600 0 21600 0 0 Z N"/>
        </draw:custom-shape>
        <draw:custom-shape draw:style-name="gr2" draw:text-style-name="P2" draw:id="id566" draw:layer="layout" svg:width="1.482cm" svg:height="0.853cm" svg:x="17.145cm" svg:y="10.583cm">
          <text:list text:style-name="L2">
            <text:list-header>
              <text:p text:style-name="P6"><text:span text:style-name="T5">9</text:span></text:p>
            </text:list-header>
          </text:list>
          <draw:enhanced-geometry svg:viewBox="0 0 21600 21600" draw:type="mso-spt202" draw:enhanced-path="M 0 0 L 21600 0 21600 21600 0 21600 0 0 Z N"/>
        </draw:custom-shape>
        <draw:custom-shape draw:style-name="gr2" draw:text-style-name="P2" draw:id="id567" draw:layer="layout" svg:width="1.482cm" svg:height="0.853cm" svg:x="19.685cm" svg:y="11.43cm">
          <text:list text:style-name="L2">
            <text:list-header>
              <text:p text:style-name="P6"><text:span text:style-name="T5">7</text:span></text:p>
            </text:list-header>
          </text:list>
          <draw:enhanced-geometry svg:viewBox="0 0 21600 21600" draw:type="mso-spt202" draw:enhanced-path="M 0 0 L 21600 0 21600 21600 0 21600 0 0 Z N"/>
        </draw:custom-shape>
        <draw:custom-shape draw:style-name="gr2" draw:text-style-name="P2" draw:id="id568" draw:layer="layout" svg:width="1.482cm" svg:height="0.853cm" svg:x="22.225cm" svg:y="9.313cm">
          <text:list text:style-name="L2">
            <text:list-header>
              <text:p text:style-name="P6"><text:span text:style-name="T5">6</text:span></text:p>
            </text:list-header>
          </text:list>
          <draw:enhanced-geometry svg:viewBox="0 0 21600 21600" draw:type="mso-spt202" draw:enhanced-path="M 0 0 L 21600 0 21600 21600 0 21600 0 0 Z N"/>
        </draw:custom-shape>
        <draw:custom-shape draw:style-name="gr2" draw:text-style-name="P2" draw:id="id569" draw:layer="layout" svg:width="1.481cm" svg:height="0.853cm" svg:x="20.532cm" svg:y="8.043cm">
          <text:list text:style-name="L2">
            <text:list-header>
              <text:p text:style-name="P6"><text:span text:style-name="T5">5</text:span></text:p>
            </text:list-header>
          </text:list>
          <draw:enhanced-geometry svg:viewBox="0 0 21600 21600" draw:type="mso-spt202" draw:enhanced-path="M 0 0 L 21600 0 21600 21600 0 21600 0 0 Z N"/>
        </draw:custom-shape>
        <draw:custom-shape draw:style-name="gr2" draw:text-style-name="P2" draw:id="id570" draw:layer="layout" svg:width="1.482cm" svg:height="0.853cm" svg:x="20.108cm" svg:y="9.737cm">
          <text:list text:style-name="L2">
            <text:list-header>
              <text:p text:style-name="P6"><text:span text:style-name="T5">4</text:span></text:p>
            </text:list-header>
          </text:list>
          <draw:enhanced-geometry svg:viewBox="0 0 21600 21600" draw:type="mso-spt202" draw:enhanced-path="M 0 0 L 21600 0 21600 21600 0 21600 0 0 Z N"/>
        </draw:custom-shape>
        <draw:connector draw:style-name="gr26" draw:text-style-name="P5" draw:id="id571" draw:layer="layout" draw:type="line" svg:x1="16.51cm" svg:y1="6.522cm" svg:x2="15.028cm" svg:y2="7.851cm" draw:start-shape="id127" draw:start-glue-point="8" draw:end-shape="id126" draw:end-glue-point="10" svg:d="m16510 6522-1482 1329">
          <text:p/>
        </draw:connector>
        <draw:custom-shape draw:style-name="gr2" draw:text-style-name="P2" draw:id="id572" draw:layer="layout" svg:width="1.482cm" svg:height="0.853cm" svg:x="15.875cm" svg:y="6.773cm">
          <text:list text:style-name="L2">
            <text:list-header>
              <text:p text:style-name="P6"><text:span text:style-name="T5">9</text:span></text:p>
            </text:list-header>
          </text:list>
          <draw:enhanced-geometry svg:viewBox="0 0 21600 21600" draw:type="mso-spt202" draw:enhanced-path="M 0 0 L 21600 0 21600 21600 0 21600 0 0 Z N"/>
        </draw:custom-shape>
        <draw:connector draw:style-name="gr26" draw:text-style-name="P5" draw:id="id573" draw:layer="layout" draw:type="line" svg:x1="22.71cm" svg:y1="8.159cm" svg:x2="19.897cm" svg:y2="9.545cm" draw:start-shape="id130" draw:start-glue-point="7" draw:end-shape="id132" draw:end-glue-point="10" svg:d="m22710 8159-2813 1386">
          <text:p/>
        </draw:connector>
        <draw:custom-shape draw:style-name="gr2" draw:text-style-name="P2" draw:id="id574" draw:layer="layout" svg:width="1.482cm" svg:height="0.853cm" svg:x="20.955cm" svg:y="8.89cm">
          <text:list text:style-name="L2">
            <text:list-header>
              <text:p text:style-name="P6"><text:span text:style-name="T5">5</text:span></text:p>
            </text:list-header>
          </text:list>
          <draw:enhanced-geometry svg:viewBox="0 0 21600 21600" draw:type="mso-spt202" draw:enhanced-path="M 0 0 L 21600 0 21600 21600 0 21600 0 0 Z N"/>
        </draw:custom-shape>
        <draw:custom-shape draw:style-name="gr3" draw:text-style-name="P2" draw:id="id135" draw:layer="layout" svg:width="0.423cm" svg:height="0.384cm" svg:x="7.832cm" svg:y="14.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36" draw:layer="layout" svg:width="0.424cm" svg:height="0.383cm" svg:x="10.583cm" svg:y="12.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37" draw:layer="layout" svg:width="0.423cm" svg:height="0.383cm" svg:x="13.335cm" svg:y="12.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39" draw:layer="layout" svg:width="0.424cm" svg:height="0.384cm" svg:x="15.663cm" svg:y="14.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40" draw:layer="layout" svg:width="0.424cm" svg:height="0.384cm" svg:x="10.583cm" svg:y="14.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38" draw:layer="layout" svg:width="0.423cm" svg:height="0.384cm" svg:x="13.335cm" svg:y="14.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41" draw:layer="layout" svg:width="0.424cm" svg:height="0.383cm" svg:x="15.663cm" svg:y="12.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42" draw:layer="layout" svg:width="0.423cm" svg:height="0.384cm" svg:x="13.335cm" svg:y="16.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5" draw:id="id575" draw:layer="layout" draw:type="line" svg:x1="8.193cm" svg:y1="14.277cm" svg:x2="10.645cm" svg:y2="12.432cm" draw:start-shape="id135" draw:start-glue-point="11" draw:end-shape="id136" draw:end-glue-point="7" svg:d="m8193 14277 2452-1845">
          <text:p/>
        </draw:connector>
        <draw:connector draw:style-name="gr4" draw:text-style-name="P5" draw:id="id576" draw:layer="layout" draw:type="line" svg:x1="11.007cm" svg:y1="12.296cm" svg:x2="13.335cm" svg:y2="12.296cm" draw:start-shape="id136" draw:start-glue-point="10" draw:end-shape="id137" draw:end-glue-point="6" svg:d="m11007 12296h2328">
          <text:p/>
        </draw:connector>
        <draw:connector draw:style-name="gr4" draw:text-style-name="P5" draw:id="id577" draw:layer="layout" draw:type="line" svg:x1="13.758cm" svg:y1="14.413cm" svg:x2="15.663cm" svg:y2="14.413cm" draw:start-shape="id138" draw:start-glue-point="10" draw:end-shape="id139" draw:end-glue-point="6" svg:d="m13758 14413h1905">
          <text:p/>
        </draw:connector>
        <draw:connector draw:style-name="gr4" draw:text-style-name="P5" draw:id="id578" draw:layer="layout" draw:type="line" svg:x1="8.255cm" svg:y1="14.413cm" svg:x2="10.583cm" svg:y2="14.413cm" draw:start-shape="id135" draw:start-glue-point="10" draw:end-shape="id140" draw:end-glue-point="6" svg:d="m8255 14413h2328">
          <text:p/>
        </draw:connector>
        <draw:connector draw:style-name="gr4" draw:text-style-name="P5" draw:id="id579" draw:layer="layout" draw:type="line" svg:x1="13.758cm" svg:y1="12.296cm" svg:x2="15.663cm" svg:y2="12.296cm" draw:start-shape="id137" draw:start-glue-point="10" draw:end-shape="id141" draw:end-glue-point="6" svg:d="m13758 12296h1905">
          <text:p/>
        </draw:connector>
        <draw:connector draw:style-name="gr4" draw:text-style-name="P5" draw:id="id580" draw:layer="layout" draw:type="line" svg:x1="10.645cm" svg:y1="14.277cm" svg:x2="13.397cm" svg:y2="16.354cm" draw:start-shape="id140" draw:start-glue-point="5" draw:end-shape="id142" draw:end-glue-point="5" svg:d="m10645 14277 2752 2077">
          <text:p/>
        </draw:connector>
        <draw:connector draw:style-name="gr4" draw:text-style-name="P5" draw:id="id581" draw:layer="layout" draw:type="line" svg:x1="11.007cm" svg:y1="14.413cm" svg:x2="13.335cm" svg:y2="14.413cm" draw:start-shape="id140" draw:start-glue-point="10" draw:end-shape="id138" draw:end-glue-point="6" svg:d="m11007 14413h2328">
          <text:p/>
        </draw:connector>
        <draw:connector draw:style-name="gr4" draw:text-style-name="P5" draw:id="id582" draw:layer="layout" draw:type="line" svg:x1="10.945cm" svg:y1="12.432cm" svg:x2="13.546cm" svg:y2="14.221cm" draw:start-shape="id136" draw:start-glue-point="9" draw:end-shape="id138" draw:end-glue-point="4" svg:d="m10945 12432 2601 1789">
          <text:p/>
        </draw:connector>
        <draw:custom-shape draw:style-name="gr2" draw:text-style-name="P2" draw:id="id583" draw:layer="layout" svg:width="0.846cm" svg:height="0.937cm" svg:x="7.197cm" svg:y="13.882cm">
          <text:list text:style-name="L2">
            <text:list-header>
              <text:p text:style-name="P4"><text:span text:style-name="T2">s</text:span></text:p>
            </text:list-header>
          </text:list>
          <draw:enhanced-geometry svg:viewBox="0 0 21600 21600" draw:type="mso-spt202" draw:enhanced-path="M 0 0 L 21600 0 21600 21600 0 21600 0 0 Z N"/>
        </draw:custom-shape>
        <draw:custom-shape draw:style-name="gr2" draw:text-style-name="P2" draw:id="id584" draw:layer="layout" svg:width="0.847cm" svg:height="0.937cm" svg:x="16.298cm" svg:y="13.97cm">
          <text:list text:style-name="L2">
            <text:list-header>
              <text:p text:style-name="P4"><text:span text:style-name="T2">t</text:span></text:p>
            </text:list-header>
          </text:list>
          <draw:enhanced-geometry svg:viewBox="0 0 21600 21600" draw:type="mso-spt202" draw:enhanced-path="M 0 0 L 21600 0 21600 21600 0 21600 0 0 Z N"/>
        </draw:custom-shape>
        <draw:custom-shape draw:style-name="gr2" draw:text-style-name="P2" draw:id="id585" draw:layer="layout" svg:width="1.481cm" svg:height="1.03cm" svg:x="10.372cm" svg:y="13.247cm">
          <text:list text:style-name="L2">
            <text:list-header>
              <text:p text:style-name="P4"><text:span text:style-name="T2">v</text:span><text:span text:style-name="T3">4</text:span></text:p>
            </text:list-header>
          </text:list>
          <draw:enhanced-geometry svg:viewBox="0 0 21600 21600" draw:type="mso-spt202" draw:enhanced-path="M 0 0 L 21600 0 21600 21600 0 21600 0 0 Z N"/>
        </draw:custom-shape>
        <draw:custom-shape draw:style-name="gr2" draw:text-style-name="P2" draw:id="id586" draw:layer="layout" svg:width="1.482cm" svg:height="1.03cm" svg:x="13.123cm" svg:y="13.123cm">
          <text:list text:style-name="L2">
            <text:list-header>
              <text:p text:style-name="P4"><text:span text:style-name="T2">v</text:span><text:span text:style-name="T3">5</text:span></text:p>
            </text:list-header>
          </text:list>
          <draw:enhanced-geometry svg:viewBox="0 0 21600 21600" draw:type="mso-spt202" draw:enhanced-path="M 0 0 L 21600 0 21600 21600 0 21600 0 0 Z N"/>
        </draw:custom-shape>
        <draw:custom-shape draw:style-name="gr2" draw:text-style-name="P2" draw:id="id588" draw:layer="layout" svg:width="1.481cm" svg:height="1.03cm" svg:x="16.087cm" svg:y="15.875cm">
          <text:list text:style-name="L2">
            <text:list-header>
              <text:p text:style-name="P4"><text:span text:style-name="T2">v</text:span><text:span text:style-name="T3">7</text:span></text:p>
            </text:list-header>
          </text:list>
          <draw:enhanced-geometry svg:viewBox="0 0 21600 21600" draw:type="mso-spt202" draw:enhanced-path="M 0 0 L 21600 0 21600 21600 0 21600 0 0 Z N"/>
        </draw:custom-shape>
        <draw:custom-shape draw:style-name="gr2" draw:text-style-name="P2" draw:id="id589" draw:layer="layout" svg:width="1.482cm" svg:height="0.853cm" svg:x="8.255cm" svg:y="12.912cm">
          <text:list text:style-name="L2">
            <text:list-header>
              <text:p text:style-name="P6"><text:span text:style-name="T5">16</text:span></text:p>
            </text:list-header>
          </text:list>
          <draw:enhanced-geometry svg:viewBox="0 0 21600 21600" draw:type="mso-spt202" draw:enhanced-path="M 0 0 L 21600 0 21600 21600 0 21600 0 0 Z N"/>
        </draw:custom-shape>
        <draw:custom-shape draw:style-name="gr2" draw:text-style-name="P2" draw:id="id590" draw:layer="layout" svg:width="1.481cm" svg:height="0.853cm" svg:x="11.642cm" svg:y="11.642cm">
          <text:list text:style-name="L2">
            <text:list-header>
              <text:p text:style-name="P6"><text:span text:style-name="T5">11</text:span></text:p>
            </text:list-header>
          </text:list>
          <draw:enhanced-geometry svg:viewBox="0 0 21600 21600" draw:type="mso-spt202" draw:enhanced-path="M 0 0 L 21600 0 21600 21600 0 21600 0 0 Z N"/>
        </draw:custom-shape>
        <draw:custom-shape draw:style-name="gr2" draw:text-style-name="P2" draw:id="id591" draw:layer="layout" svg:width="1.481cm" svg:height="0.853cm" svg:x="12.277cm" svg:y="12.7cm">
          <text:list text:style-name="L2">
            <text:list-header>
              <text:p text:style-name="P6"><text:span text:style-name="T5">10</text:span></text:p>
            </text:list-header>
          </text:list>
          <draw:enhanced-geometry svg:viewBox="0 0 21600 21600" draw:type="mso-spt202" draw:enhanced-path="M 0 0 L 21600 0 21600 21600 0 21600 0 0 Z N"/>
        </draw:custom-shape>
        <draw:custom-shape draw:style-name="gr2" draw:text-style-name="P2" draw:id="id592" draw:layer="layout" svg:width="1.482cm" svg:height="0.853cm" svg:x="9.313cm" svg:y="13.758cm">
          <text:list text:style-name="L2">
            <text:list-header>
              <text:p text:style-name="P6"><text:span text:style-name="T5">5</text:span></text:p>
            </text:list-header>
          </text:list>
          <draw:enhanced-geometry svg:viewBox="0 0 21600 21600" draw:type="mso-spt202" draw:enhanced-path="M 0 0 L 21600 0 21600 21600 0 21600 0 0 Z N"/>
        </draw:custom-shape>
        <draw:custom-shape draw:style-name="gr2" draw:text-style-name="P2" draw:id="id593" draw:layer="layout" svg:width="1.481cm" svg:height="0.853cm" svg:x="14.182cm" svg:y="13.758cm">
          <text:list text:style-name="L2">
            <text:list-header>
              <text:p text:style-name="P6"><text:span text:style-name="T5">5</text:span></text:p>
            </text:list-header>
          </text:list>
          <draw:enhanced-geometry svg:viewBox="0 0 21600 21600" draw:type="mso-spt202" draw:enhanced-path="M 0 0 L 21600 0 21600 21600 0 21600 0 0 Z N"/>
        </draw:custom-shape>
        <draw:custom-shape draw:style-name="gr2" draw:text-style-name="P2" draw:id="id594" draw:layer="layout" svg:width="1.482cm" svg:height="0.853cm" svg:x="14.393cm" svg:y="14.817cm">
          <text:list text:style-name="L2">
            <text:list-header>
              <text:p text:style-name="P6"><text:span text:style-name="T5">4</text:span></text:p>
            </text:list-header>
          </text:list>
          <draw:enhanced-geometry svg:viewBox="0 0 21600 21600" draw:type="mso-spt202" draw:enhanced-path="M 0 0 L 21600 0 21600 21600 0 21600 0 0 Z N"/>
        </draw:custom-shape>
        <draw:custom-shape draw:style-name="gr2" draw:text-style-name="P2" draw:id="id595" draw:layer="layout" svg:width="1.482cm" svg:height="0.853cm" svg:x="11.43cm" svg:y="13.758cm">
          <text:list text:style-name="L2">
            <text:list-header>
              <text:p text:style-name="P6"><text:span text:style-name="T5">8</text:span></text:p>
            </text:list-header>
          </text:list>
          <draw:enhanced-geometry svg:viewBox="0 0 21600 21600" draw:type="mso-spt202" draw:enhanced-path="M 0 0 L 21600 0 21600 21600 0 21600 0 0 Z N"/>
        </draw:custom-shape>
        <draw:custom-shape draw:style-name="gr2" draw:text-style-name="P2" draw:id="id596" draw:layer="layout" svg:width="1.481cm" svg:height="0.853cm" svg:x="12.277cm" svg:y="15.028cm">
          <text:list text:style-name="L2">
            <text:list-header>
              <text:p text:style-name="P6"><text:span text:style-name="T5">9</text:span></text:p>
            </text:list-header>
          </text:list>
          <draw:enhanced-geometry svg:viewBox="0 0 21600 21600" draw:type="mso-spt202" draw:enhanced-path="M 0 0 L 21600 0 21600 21600 0 21600 0 0 Z N"/>
        </draw:custom-shape>
        <draw:custom-shape draw:style-name="gr2" draw:text-style-name="P2" draw:id="id597" draw:layer="layout" svg:width="1.481cm" svg:height="1.03cm" svg:x="10.372cm" svg:y="11.13cm">
          <text:list text:style-name="L2">
            <text:list-header>
              <text:p text:style-name="P4"><text:span text:style-name="T2">v</text:span><text:span text:style-name="T3">1</text:span></text:p>
            </text:list-header>
          </text:list>
          <draw:enhanced-geometry svg:viewBox="0 0 21600 21600" draw:type="mso-spt202" draw:enhanced-path="M 0 0 L 21600 0 21600 21600 0 21600 0 0 Z N"/>
        </draw:custom-shape>
        <draw:custom-shape draw:style-name="gr2" draw:text-style-name="P2" draw:id="id598" draw:layer="layout" svg:width="1.482cm" svg:height="1.03cm" svg:x="13.123cm" svg:y="11.13cm">
          <text:list text:style-name="L2">
            <text:list-header>
              <text:p text:style-name="P4"><text:span text:style-name="T2">v</text:span><text:span text:style-name="T3">2</text:span></text:p>
            </text:list-header>
          </text:list>
          <draw:enhanced-geometry svg:viewBox="0 0 21600 21600" draw:type="mso-spt202" draw:enhanced-path="M 0 0 L 21600 0 21600 21600 0 21600 0 0 Z N"/>
        </draw:custom-shape>
        <draw:custom-shape draw:style-name="gr2" draw:text-style-name="P2" draw:id="id599" draw:layer="layout" svg:width="1.481cm" svg:height="1.03cm" svg:x="16.087cm" svg:y="11.642cm">
          <text:list text:style-name="L2">
            <text:list-header>
              <text:p text:style-name="P4"><text:span text:style-name="T2">v</text:span><text:span text:style-name="T3">3</text:span></text:p>
            </text:list-header>
          </text:list>
          <draw:enhanced-geometry svg:viewBox="0 0 21600 21600" draw:type="mso-spt202" draw:enhanced-path="M 0 0 L 21600 0 21600 21600 0 21600 0 0 Z N"/>
        </draw:custom-shape>
        <draw:custom-shape draw:style-name="gr2" draw:text-style-name="P2" draw:id="id600" draw:layer="layout" svg:width="1.481cm" svg:height="0.853cm" svg:x="14.182cm" svg:y="11.642cm">
          <text:list text:style-name="L2">
            <text:list-header>
              <text:p text:style-name="P6"><text:span text:style-name="T5">14</text:span></text:p>
            </text:list-header>
          </text:list>
          <draw:enhanced-geometry svg:viewBox="0 0 21600 21600" draw:type="mso-spt202" draw:enhanced-path="M 0 0 L 21600 0 21600 21600 0 21600 0 0 Z N"/>
        </draw:custom-shape>
        <draw:custom-shape draw:style-name="gr3" draw:text-style-name="P2" draw:id="id143" draw:layer="layout" svg:width="0.424cm" svg:height="0.384cm" svg:x="15.663cm" svg:y="16.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5" draw:id="id602" draw:layer="layout" draw:type="line" svg:x1="13.696cm" svg:y1="14.549cm" svg:x2="15.725cm" svg:y2="16.354cm" draw:start-shape="id138" draw:start-glue-point="9" draw:end-shape="id143" draw:end-glue-point="5" svg:d="m13696 14549 2029 1805">
          <text:p/>
        </draw:connector>
        <draw:connector draw:style-name="gr4" draw:text-style-name="P5" draw:id="id603" draw:layer="layout" draw:type="line" svg:x1="13.758cm" svg:y1="16.49cm" svg:x2="15.663cm" svg:y2="16.49cm" draw:start-shape="id142" draw:start-glue-point="10" draw:end-shape="id143" draw:end-glue-point="6" svg:d="m13758 16490h1905">
          <text:p/>
        </draw:connector>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532" smil:attributeName="visibility" smil:to="visible"/>
                  <anim:transitionFilter smil:dur="0.5s" smil:targetElement="id532" smil:type="dissolve"/>
                </anim:par>
                <anim:par smil:begin="0s" smil:fill="hold" presentation:node-type="with-previous" presentation:group-id="0" presentation:preset-class="entrance" presentation:preset-id="ooo-entrance-dissolve-in">
                  <anim:set smil:begin="0s" smil:dur="0.001s" smil:fill="hold" smil:targetElement="id533" smil:attributeName="visibility" smil:to="visible"/>
                  <anim:transitionFilter smil:dur="0.5s" smil:targetElement="id533" smil:type="dissolve"/>
                </anim:par>
                <anim:par smil:begin="0s" smil:fill="hold" presentation:node-type="with-previous" presentation:group-id="0" presentation:preset-class="entrance" presentation:preset-id="ooo-entrance-dissolve-in">
                  <anim:set smil:begin="0s" smil:dur="0.001s" smil:fill="hold" smil:targetElement="id534" smil:attributeName="visibility" smil:to="visible"/>
                  <anim:transitionFilter smil:dur="0.5s" smil:targetElement="id534" smil:type="dissolve"/>
                </anim:par>
                <anim:par smil:begin="0s" smil:fill="hold" presentation:node-type="with-previous" presentation:group-id="0" presentation:preset-class="entrance" presentation:preset-id="ooo-entrance-dissolve-in">
                  <anim:set smil:begin="0s" smil:dur="0.001s" smil:fill="hold" smil:targetElement="id535" smil:attributeName="visibility" smil:to="visible"/>
                  <anim:transitionFilter smil:dur="0.5s" smil:targetElement="id535" smil:type="dissolve"/>
                </anim:par>
                <anim:par smil:begin="0s" smil:fill="hold" presentation:node-type="with-previous" presentation:group-id="0" presentation:preset-class="entrance" presentation:preset-id="ooo-entrance-dissolve-in">
                  <anim:set smil:begin="0s" smil:dur="0.001s" smil:fill="hold" smil:targetElement="id536" smil:attributeName="visibility" smil:to="visible"/>
                  <anim:transitionFilter smil:dur="0.5s" smil:targetElement="id536" smil:type="dissolve"/>
                </anim:par>
                <anim:par smil:begin="0s" smil:fill="hold" presentation:node-type="with-previous" presentation:preset-class="entrance" presentation:preset-id="ooo-entrance-dissolve-in">
                  <anim:set smil:begin="0s" smil:dur="0.001s" smil:fill="hold" smil:targetElement="id126" smil:attributeName="visibility" smil:to="visible"/>
                  <anim:transitionFilter smil:dur="0.5s" smil:targetElement="id126" smil:type="dissolve"/>
                </anim:par>
                <anim:par smil:begin="0s" smil:fill="hold" presentation:node-type="with-previous" presentation:preset-class="entrance" presentation:preset-id="ooo-entrance-dissolve-in">
                  <anim:set smil:begin="0s" smil:dur="0.001s" smil:fill="hold" smil:targetElement="id127" smil:attributeName="visibility" smil:to="visible"/>
                  <anim:transitionFilter smil:dur="0.5s" smil:targetElement="id127" smil:type="dissolve"/>
                </anim:par>
                <anim:par smil:begin="0s" smil:fill="hold" presentation:node-type="with-previous" presentation:preset-class="entrance" presentation:preset-id="ooo-entrance-dissolve-in">
                  <anim:set smil:begin="0s" smil:dur="0.001s" smil:fill="hold" smil:targetElement="id128" smil:attributeName="visibility" smil:to="visible"/>
                  <anim:transitionFilter smil:dur="0.5s" smil:targetElement="id128" smil:type="dissolve"/>
                </anim:par>
                <anim:par smil:begin="0s" smil:fill="hold" presentation:node-type="with-previous" presentation:preset-class="entrance" presentation:preset-id="ooo-entrance-dissolve-in">
                  <anim:set smil:begin="0s" smil:dur="0.001s" smil:fill="hold" smil:targetElement="id129" smil:attributeName="visibility" smil:to="visible"/>
                  <anim:transitionFilter smil:dur="0.5s" smil:targetElement="id129" smil:type="dissolve"/>
                </anim:par>
                <anim:par smil:begin="0s" smil:fill="hold" presentation:node-type="with-previous" presentation:preset-class="entrance" presentation:preset-id="ooo-entrance-dissolve-in">
                  <anim:set smil:begin="0s" smil:dur="0.001s" smil:fill="hold" smil:targetElement="id131" smil:attributeName="visibility" smil:to="visible"/>
                  <anim:transitionFilter smil:dur="0.5s" smil:targetElement="id131" smil:type="dissolve"/>
                </anim:par>
                <anim:par smil:begin="0s" smil:fill="hold" presentation:node-type="with-previous" presentation:preset-class="entrance" presentation:preset-id="ooo-entrance-dissolve-in">
                  <anim:set smil:begin="0s" smil:dur="0.001s" smil:fill="hold" smil:targetElement="id132" smil:attributeName="visibility" smil:to="visible"/>
                  <anim:transitionFilter smil:dur="0.5s" smil:targetElement="id132" smil:type="dissolve"/>
                </anim:par>
                <anim:par smil:begin="0s" smil:fill="hold" presentation:node-type="with-previous" presentation:preset-class="entrance" presentation:preset-id="ooo-entrance-dissolve-in">
                  <anim:set smil:begin="0s" smil:dur="0.001s" smil:fill="hold" smil:targetElement="id130" smil:attributeName="visibility" smil:to="visible"/>
                  <anim:transitionFilter smil:dur="0.5s" smil:targetElement="id130" smil:type="dissolve"/>
                </anim:par>
                <anim:par smil:begin="0s" smil:fill="hold" presentation:node-type="with-previous" presentation:preset-class="entrance" presentation:preset-id="ooo-entrance-dissolve-in">
                  <anim:set smil:begin="0s" smil:dur="0.001s" smil:fill="hold" smil:targetElement="id133" smil:attributeName="visibility" smil:to="visible"/>
                  <anim:transitionFilter smil:dur="0.5s" smil:targetElement="id133" smil:type="dissolve"/>
                </anim:par>
                <anim:par smil:begin="0s" smil:fill="hold" presentation:node-type="with-previous" presentation:preset-class="entrance" presentation:preset-id="ooo-entrance-dissolve-in">
                  <anim:set smil:begin="0s" smil:dur="0.001s" smil:fill="hold" smil:targetElement="id134" smil:attributeName="visibility" smil:to="visible"/>
                  <anim:transitionFilter smil:dur="0.5s" smil:targetElement="id134" smil:type="dissolve"/>
                </anim:par>
                <anim:par smil:begin="0s" smil:fill="hold" presentation:node-type="with-previous" presentation:preset-class="entrance" presentation:preset-id="ooo-entrance-dissolve-in">
                  <anim:set smil:begin="0s" smil:dur="0.001s" smil:fill="hold" smil:targetElement="id537" smil:attributeName="visibility" smil:to="visible"/>
                  <anim:transitionFilter smil:dur="0.5s" smil:targetElement="id537" smil:type="dissolve"/>
                </anim:par>
                <anim:par smil:begin="0s" smil:fill="hold" presentation:node-type="with-previous" presentation:preset-class="entrance" presentation:preset-id="ooo-entrance-dissolve-in">
                  <anim:set smil:begin="0s" smil:dur="0.001s" smil:fill="hold" smil:targetElement="id538" smil:attributeName="visibility" smil:to="visible"/>
                  <anim:transitionFilter smil:dur="0.5s" smil:targetElement="id538" smil:type="dissolve"/>
                </anim:par>
                <anim:par smil:begin="0s" smil:fill="hold" presentation:node-type="with-previous" presentation:preset-class="entrance" presentation:preset-id="ooo-entrance-dissolve-in">
                  <anim:set smil:begin="0s" smil:dur="0.001s" smil:fill="hold" smil:targetElement="id539" smil:attributeName="visibility" smil:to="visible"/>
                  <anim:transitionFilter smil:dur="0.5s" smil:targetElement="id539" smil:type="dissolve"/>
                </anim:par>
                <anim:par smil:begin="0s" smil:fill="hold" presentation:node-type="with-previous" presentation:preset-class="entrance" presentation:preset-id="ooo-entrance-dissolve-in">
                  <anim:set smil:begin="0s" smil:dur="0.001s" smil:fill="hold" smil:targetElement="id540" smil:attributeName="visibility" smil:to="visible"/>
                  <anim:transitionFilter smil:dur="0.5s" smil:targetElement="id540" smil:type="dissolve"/>
                </anim:par>
                <anim:par smil:begin="0s" smil:fill="hold" presentation:node-type="with-previous" presentation:preset-class="entrance" presentation:preset-id="ooo-entrance-dissolve-in">
                  <anim:set smil:begin="0s" smil:dur="0.001s" smil:fill="hold" smil:targetElement="id541" smil:attributeName="visibility" smil:to="visible"/>
                  <anim:transitionFilter smil:dur="0.5s" smil:targetElement="id541" smil:type="dissolve"/>
                </anim:par>
                <anim:par smil:begin="0s" smil:fill="hold" presentation:node-type="with-previous" presentation:preset-class="entrance" presentation:preset-id="ooo-entrance-dissolve-in">
                  <anim:set smil:begin="0s" smil:dur="0.001s" smil:fill="hold" smil:targetElement="id542" smil:attributeName="visibility" smil:to="visible"/>
                  <anim:transitionFilter smil:dur="0.5s" smil:targetElement="id542" smil:type="dissolve"/>
                </anim:par>
                <anim:par smil:begin="0s" smil:fill="hold" presentation:node-type="with-previous" presentation:preset-class="entrance" presentation:preset-id="ooo-entrance-dissolve-in">
                  <anim:set smil:begin="0s" smil:dur="0.001s" smil:fill="hold" smil:targetElement="id543" smil:attributeName="visibility" smil:to="visible"/>
                  <anim:transitionFilter smil:dur="0.5s" smil:targetElement="id543" smil:type="dissolve"/>
                </anim:par>
                <anim:par smil:begin="0s" smil:fill="hold" presentation:node-type="with-previous" presentation:preset-class="entrance" presentation:preset-id="ooo-entrance-dissolve-in">
                  <anim:set smil:begin="0s" smil:dur="0.001s" smil:fill="hold" smil:targetElement="id544" smil:attributeName="visibility" smil:to="visible"/>
                  <anim:transitionFilter smil:dur="0.5s" smil:targetElement="id544" smil:type="dissolve"/>
                </anim:par>
                <anim:par smil:begin="0s" smil:fill="hold" presentation:node-type="with-previous" presentation:preset-class="entrance" presentation:preset-id="ooo-entrance-dissolve-in">
                  <anim:set smil:begin="0s" smil:dur="0.001s" smil:fill="hold" smil:targetElement="id545" smil:attributeName="visibility" smil:to="visible"/>
                  <anim:transitionFilter smil:dur="0.5s" smil:targetElement="id545" smil:type="dissolve"/>
                </anim:par>
                <anim:par smil:begin="0s" smil:fill="hold" presentation:node-type="with-previous" presentation:preset-class="entrance" presentation:preset-id="ooo-entrance-dissolve-in">
                  <anim:set smil:begin="0s" smil:dur="0.001s" smil:fill="hold" smil:targetElement="id546" smil:attributeName="visibility" smil:to="visible"/>
                  <anim:transitionFilter smil:dur="0.5s" smil:targetElement="id546" smil:type="dissolve"/>
                </anim:par>
                <anim:par smil:begin="0s" smil:fill="hold" presentation:node-type="with-previous" presentation:preset-class="entrance" presentation:preset-id="ooo-entrance-dissolve-in">
                  <anim:set smil:begin="0s" smil:dur="0.001s" smil:fill="hold" smil:targetElement="id547" smil:attributeName="visibility" smil:to="visible"/>
                  <anim:transitionFilter smil:dur="0.5s" smil:targetElement="id547" smil:type="dissolve"/>
                </anim:par>
                <anim:par smil:begin="0s" smil:fill="hold" presentation:node-type="with-previous" presentation:preset-class="entrance" presentation:preset-id="ooo-entrance-dissolve-in">
                  <anim:set smil:begin="0s" smil:dur="0.001s" smil:fill="hold" smil:targetElement="id548" smil:attributeName="visibility" smil:to="visible"/>
                  <anim:transitionFilter smil:dur="0.5s" smil:targetElement="id548" smil:type="dissolve"/>
                </anim:par>
                <anim:par smil:begin="0s" smil:fill="hold" presentation:node-type="with-previous" presentation:preset-class="entrance" presentation:preset-id="ooo-entrance-dissolve-in">
                  <anim:set smil:begin="0s" smil:dur="0.001s" smil:fill="hold" smil:targetElement="id549" smil:attributeName="visibility" smil:to="visible"/>
                  <anim:transitionFilter smil:dur="0.5s" smil:targetElement="id549" smil:type="dissolve"/>
                </anim:par>
                <anim:par smil:begin="0s" smil:fill="hold" presentation:node-type="with-previous" presentation:preset-class="entrance" presentation:preset-id="ooo-entrance-dissolve-in">
                  <anim:set smil:begin="0s" smil:dur="0.001s" smil:fill="hold" smil:targetElement="id550" smil:attributeName="visibility" smil:to="visible"/>
                  <anim:transitionFilter smil:dur="0.5s" smil:targetElement="id550" smil:type="dissolve"/>
                </anim:par>
                <anim:par smil:begin="0s" smil:fill="hold" presentation:node-type="with-previous" presentation:preset-class="entrance" presentation:preset-id="ooo-entrance-dissolve-in">
                  <anim:set smil:begin="0s" smil:dur="0.001s" smil:fill="hold" smil:targetElement="id551" smil:attributeName="visibility" smil:to="visible"/>
                  <anim:transitionFilter smil:dur="0.5s" smil:targetElement="id551" smil:type="dissolve"/>
                </anim:par>
                <anim:par smil:begin="0s" smil:fill="hold" presentation:node-type="with-previous" presentation:group-id="0" presentation:preset-class="entrance" presentation:preset-id="ooo-entrance-dissolve-in">
                  <anim:set smil:begin="0s" smil:dur="0.001s" smil:fill="hold" smil:targetElement="id552" smil:attributeName="visibility" smil:to="visible"/>
                  <anim:transitionFilter smil:dur="0.5s" smil:targetElement="id552" smil:type="dissolve"/>
                </anim:par>
                <anim:par smil:begin="0s" smil:fill="hold" presentation:node-type="with-previous" presentation:group-id="0" presentation:preset-class="entrance" presentation:preset-id="ooo-entrance-dissolve-in">
                  <anim:set smil:begin="0s" smil:dur="0.001s" smil:fill="hold" smil:targetElement="id553" smil:attributeName="visibility" smil:to="visible"/>
                  <anim:transitionFilter smil:dur="0.5s" smil:targetElement="id553" smil:type="dissolve"/>
                </anim:par>
                <anim:par smil:begin="0s" smil:fill="hold" presentation:node-type="with-previous" presentation:group-id="0" presentation:preset-class="entrance" presentation:preset-id="ooo-entrance-dissolve-in">
                  <anim:set smil:begin="0s" smil:dur="0.001s" smil:fill="hold" smil:targetElement="id554" smil:attributeName="visibility" smil:to="visible"/>
                  <anim:transitionFilter smil:dur="0.5s" smil:targetElement="id554" smil:type="dissolve"/>
                </anim:par>
                <anim:par smil:begin="0s" smil:fill="hold" presentation:node-type="with-previous" presentation:group-id="0" presentation:preset-class="entrance" presentation:preset-id="ooo-entrance-dissolve-in">
                  <anim:set smil:begin="0s" smil:dur="0.001s" smil:fill="hold" smil:targetElement="id555" smil:attributeName="visibility" smil:to="visible"/>
                  <anim:transitionFilter smil:dur="0.5s" smil:targetElement="id555" smil:type="dissolve"/>
                </anim:par>
                <anim:par smil:begin="0s" smil:fill="hold" presentation:node-type="with-previous" presentation:group-id="0" presentation:preset-class="entrance" presentation:preset-id="ooo-entrance-dissolve-in">
                  <anim:set smil:begin="0s" smil:dur="0.001s" smil:fill="hold" smil:targetElement="id556" smil:attributeName="visibility" smil:to="visible"/>
                  <anim:transitionFilter smil:dur="0.5s" smil:targetElement="id556" smil:type="dissolve"/>
                </anim:par>
                <anim:par smil:begin="0s" smil:fill="hold" presentation:node-type="with-previous" presentation:group-id="0" presentation:preset-class="entrance" presentation:preset-id="ooo-entrance-dissolve-in">
                  <anim:set smil:begin="0s" smil:dur="0.001s" smil:fill="hold" smil:targetElement="id557" smil:attributeName="visibility" smil:to="visible"/>
                  <anim:transitionFilter smil:dur="0.5s" smil:targetElement="id557" smil:type="dissolve"/>
                </anim:par>
                <anim:par smil:begin="0s" smil:fill="hold" presentation:node-type="with-previous" presentation:group-id="0" presentation:preset-class="entrance" presentation:preset-id="ooo-entrance-dissolve-in">
                  <anim:set smil:begin="0s" smil:dur="0.001s" smil:fill="hold" smil:targetElement="id558" smil:attributeName="visibility" smil:to="visible"/>
                  <anim:transitionFilter smil:dur="0.5s" smil:targetElement="id558" smil:type="dissolve"/>
                </anim:par>
                <anim:par smil:begin="0s" smil:fill="hold" presentation:node-type="with-previous" presentation:group-id="0" presentation:preset-class="entrance" presentation:preset-id="ooo-entrance-dissolve-in">
                  <anim:set smil:begin="0s" smil:dur="0.001s" smil:fill="hold" smil:targetElement="id559" smil:attributeName="visibility" smil:to="visible"/>
                  <anim:transitionFilter smil:dur="0.5s" smil:targetElement="id559" smil:type="dissolve"/>
                </anim:par>
                <anim:par smil:begin="0s" smil:fill="hold" presentation:node-type="with-previous" presentation:group-id="0" presentation:preset-class="entrance" presentation:preset-id="ooo-entrance-dissolve-in">
                  <anim:set smil:begin="0s" smil:dur="0.001s" smil:fill="hold" smil:targetElement="id560" smil:attributeName="visibility" smil:to="visible"/>
                  <anim:transitionFilter smil:dur="0.5s" smil:targetElement="id560" smil:type="dissolve"/>
                </anim:par>
                <anim:par smil:begin="0s" smil:fill="hold" presentation:node-type="with-previous" presentation:group-id="0" presentation:preset-class="entrance" presentation:preset-id="ooo-entrance-dissolve-in">
                  <anim:set smil:begin="0s" smil:dur="0.001s" smil:fill="hold" smil:targetElement="id561" smil:attributeName="visibility" smil:to="visible"/>
                  <anim:transitionFilter smil:dur="0.5s" smil:targetElement="id561" smil:type="dissolve"/>
                </anim:par>
                <anim:par smil:begin="0s" smil:fill="hold" presentation:node-type="with-previous" presentation:group-id="0" presentation:preset-class="entrance" presentation:preset-id="ooo-entrance-dissolve-in">
                  <anim:set smil:begin="0s" smil:dur="0.001s" smil:fill="hold" smil:targetElement="id562" smil:attributeName="visibility" smil:to="visible"/>
                  <anim:transitionFilter smil:dur="0.5s" smil:targetElement="id562" smil:type="dissolve"/>
                </anim:par>
                <anim:par smil:begin="0s" smil:fill="hold" presentation:node-type="with-previous" presentation:group-id="0" presentation:preset-class="entrance" presentation:preset-id="ooo-entrance-dissolve-in">
                  <anim:set smil:begin="0s" smil:dur="0.001s" smil:fill="hold" smil:targetElement="id563" smil:attributeName="visibility" smil:to="visible"/>
                  <anim:transitionFilter smil:dur="0.5s" smil:targetElement="id563" smil:type="dissolve"/>
                </anim:par>
                <anim:par smil:begin="0s" smil:fill="hold" presentation:node-type="with-previous" presentation:group-id="0" presentation:preset-class="entrance" presentation:preset-id="ooo-entrance-dissolve-in">
                  <anim:set smil:begin="0s" smil:dur="0.001s" smil:fill="hold" smil:targetElement="id564" smil:attributeName="visibility" smil:to="visible"/>
                  <anim:transitionFilter smil:dur="0.5s" smil:targetElement="id564" smil:type="dissolve"/>
                </anim:par>
                <anim:par smil:begin="0s" smil:fill="hold" presentation:node-type="with-previous" presentation:group-id="0" presentation:preset-class="entrance" presentation:preset-id="ooo-entrance-dissolve-in">
                  <anim:set smil:begin="0s" smil:dur="0.001s" smil:fill="hold" smil:targetElement="id565" smil:attributeName="visibility" smil:to="visible"/>
                  <anim:transitionFilter smil:dur="0.5s" smil:targetElement="id565" smil:type="dissolve"/>
                </anim:par>
                <anim:par smil:begin="0s" smil:fill="hold" presentation:node-type="with-previous" presentation:group-id="0" presentation:preset-class="entrance" presentation:preset-id="ooo-entrance-dissolve-in">
                  <anim:set smil:begin="0s" smil:dur="0.001s" smil:fill="hold" smil:targetElement="id566" smil:attributeName="visibility" smil:to="visible"/>
                  <anim:transitionFilter smil:dur="0.5s" smil:targetElement="id566" smil:type="dissolve"/>
                </anim:par>
                <anim:par smil:begin="0s" smil:fill="hold" presentation:node-type="with-previous" presentation:group-id="0" presentation:preset-class="entrance" presentation:preset-id="ooo-entrance-dissolve-in">
                  <anim:set smil:begin="0s" smil:dur="0.001s" smil:fill="hold" smil:targetElement="id567" smil:attributeName="visibility" smil:to="visible"/>
                  <anim:transitionFilter smil:dur="0.5s" smil:targetElement="id567" smil:type="dissolve"/>
                </anim:par>
                <anim:par smil:begin="0s" smil:fill="hold" presentation:node-type="with-previous" presentation:group-id="0" presentation:preset-class="entrance" presentation:preset-id="ooo-entrance-dissolve-in">
                  <anim:set smil:begin="0s" smil:dur="0.001s" smil:fill="hold" smil:targetElement="id568" smil:attributeName="visibility" smil:to="visible"/>
                  <anim:transitionFilter smil:dur="0.5s" smil:targetElement="id568" smil:type="dissolve"/>
                </anim:par>
                <anim:par smil:begin="0s" smil:fill="hold" presentation:node-type="with-previous" presentation:group-id="0" presentation:preset-class="entrance" presentation:preset-id="ooo-entrance-dissolve-in">
                  <anim:set smil:begin="0s" smil:dur="0.001s" smil:fill="hold" smil:targetElement="id569" smil:attributeName="visibility" smil:to="visible"/>
                  <anim:transitionFilter smil:dur="0.5s" smil:targetElement="id569" smil:type="dissolve"/>
                </anim:par>
                <anim:par smil:begin="0s" smil:fill="hold" presentation:node-type="with-previous" presentation:group-id="0" presentation:preset-class="entrance" presentation:preset-id="ooo-entrance-dissolve-in">
                  <anim:set smil:begin="0s" smil:dur="0.001s" smil:fill="hold" smil:targetElement="id570" smil:attributeName="visibility" smil:to="visible"/>
                  <anim:transitionFilter smil:dur="0.5s" smil:targetElement="id570" smil:type="dissolve"/>
                </anim:par>
                <anim:par smil:begin="0s" smil:fill="hold" presentation:node-type="with-previous" presentation:preset-class="entrance" presentation:preset-id="ooo-entrance-dissolve-in">
                  <anim:set smil:begin="0s" smil:dur="0.001s" smil:fill="hold" smil:targetElement="id571" smil:attributeName="visibility" smil:to="visible"/>
                  <anim:transitionFilter smil:dur="0.5s" smil:targetElement="id571" smil:type="dissolve"/>
                </anim:par>
                <anim:par smil:begin="0s" smil:fill="hold" presentation:node-type="with-previous" presentation:group-id="0" presentation:preset-class="entrance" presentation:preset-id="ooo-entrance-dissolve-in">
                  <anim:set smil:begin="0s" smil:dur="0.001s" smil:fill="hold" smil:targetElement="id572" smil:attributeName="visibility" smil:to="visible"/>
                  <anim:transitionFilter smil:dur="0.5s" smil:targetElement="id572" smil:type="dissolve"/>
                </anim:par>
                <anim:par smil:begin="0s" smil:fill="hold" presentation:node-type="with-previous" presentation:preset-class="entrance" presentation:preset-id="ooo-entrance-dissolve-in">
                  <anim:set smil:begin="0s" smil:dur="0.001s" smil:fill="hold" smil:targetElement="id573" smil:attributeName="visibility" smil:to="visible"/>
                  <anim:transitionFilter smil:dur="0.5s" smil:targetElement="id573" smil:type="dissolve"/>
                </anim:par>
                <anim:par smil:begin="0s" smil:fill="hold" presentation:node-type="with-previous" presentation:group-id="0" presentation:preset-class="entrance" presentation:preset-id="ooo-entrance-dissolve-in">
                  <anim:set smil:begin="0s" smil:dur="0.001s" smil:fill="hold" smil:targetElement="id574" smil:attributeName="visibility" smil:to="visible"/>
                  <anim:transitionFilter smil:dur="0.5s" smil:targetElement="id574"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35" smil:attributeName="visibility" smil:to="visible"/>
                  <anim:transitionFilter smil:dur="0.5s" smil:targetElement="id135" smil:type="dissolve"/>
                </anim:par>
                <anim:par smil:begin="0s" smil:fill="hold" presentation:node-type="with-previous" presentation:preset-class="entrance" presentation:preset-id="ooo-entrance-dissolve-in">
                  <anim:set smil:begin="0s" smil:dur="0.001s" smil:fill="hold" smil:targetElement="id136" smil:attributeName="visibility" smil:to="visible"/>
                  <anim:transitionFilter smil:dur="0.5s" smil:targetElement="id136" smil:type="dissolve"/>
                </anim:par>
                <anim:par smil:begin="0s" smil:fill="hold" presentation:node-type="with-previous" presentation:preset-class="entrance" presentation:preset-id="ooo-entrance-dissolve-in">
                  <anim:set smil:begin="0s" smil:dur="0.001s" smil:fill="hold" smil:targetElement="id137" smil:attributeName="visibility" smil:to="visible"/>
                  <anim:transitionFilter smil:dur="0.5s" smil:targetElement="id137" smil:type="dissolve"/>
                </anim:par>
                <anim:par smil:begin="0s" smil:fill="hold" presentation:node-type="with-previous" presentation:preset-class="entrance" presentation:preset-id="ooo-entrance-dissolve-in">
                  <anim:set smil:begin="0s" smil:dur="0.001s" smil:fill="hold" smil:targetElement="id139" smil:attributeName="visibility" smil:to="visible"/>
                  <anim:transitionFilter smil:dur="0.5s" smil:targetElement="id139" smil:type="dissolve"/>
                </anim:par>
                <anim:par smil:begin="0s" smil:fill="hold" presentation:node-type="with-previous" presentation:preset-class="entrance" presentation:preset-id="ooo-entrance-dissolve-in">
                  <anim:set smil:begin="0s" smil:dur="0.001s" smil:fill="hold" smil:targetElement="id140" smil:attributeName="visibility" smil:to="visible"/>
                  <anim:transitionFilter smil:dur="0.5s" smil:targetElement="id140" smil:type="dissolve"/>
                </anim:par>
                <anim:par smil:begin="0s" smil:fill="hold" presentation:node-type="with-previous" presentation:preset-class="entrance" presentation:preset-id="ooo-entrance-dissolve-in">
                  <anim:set smil:begin="0s" smil:dur="0.001s" smil:fill="hold" smil:targetElement="id138" smil:attributeName="visibility" smil:to="visible"/>
                  <anim:transitionFilter smil:dur="0.5s" smil:targetElement="id138" smil:type="dissolve"/>
                </anim:par>
                <anim:par smil:begin="0s" smil:fill="hold" presentation:node-type="with-previous" presentation:preset-class="entrance" presentation:preset-id="ooo-entrance-dissolve-in">
                  <anim:set smil:begin="0s" smil:dur="0.001s" smil:fill="hold" smil:targetElement="id141" smil:attributeName="visibility" smil:to="visible"/>
                  <anim:transitionFilter smil:dur="0.5s" smil:targetElement="id141" smil:type="dissolve"/>
                </anim:par>
                <anim:par smil:begin="0s" smil:fill="hold" presentation:node-type="with-previous" presentation:preset-class="entrance" presentation:preset-id="ooo-entrance-dissolve-in">
                  <anim:set smil:begin="0s" smil:dur="0.001s" smil:fill="hold" smil:targetElement="id142" smil:attributeName="visibility" smil:to="visible"/>
                  <anim:transitionFilter smil:dur="0.5s" smil:targetElement="id142" smil:type="dissolve"/>
                </anim:par>
                <anim:par smil:begin="0s" smil:fill="hold" presentation:node-type="with-previous" presentation:preset-class="entrance" presentation:preset-id="ooo-entrance-dissolve-in">
                  <anim:set smil:begin="0s" smil:dur="0.001s" smil:fill="hold" smil:targetElement="id575" smil:attributeName="visibility" smil:to="visible"/>
                  <anim:transitionFilter smil:dur="0.5s" smil:targetElement="id575" smil:type="dissolve"/>
                </anim:par>
                <anim:par smil:begin="0s" smil:fill="hold" presentation:node-type="with-previous" presentation:preset-class="entrance" presentation:preset-id="ooo-entrance-dissolve-in">
                  <anim:set smil:begin="0s" smil:dur="0.001s" smil:fill="hold" smil:targetElement="id576" smil:attributeName="visibility" smil:to="visible"/>
                  <anim:transitionFilter smil:dur="0.5s" smil:targetElement="id576" smil:type="dissolve"/>
                </anim:par>
                <anim:par smil:begin="0s" smil:fill="hold" presentation:node-type="with-previous" presentation:preset-class="entrance" presentation:preset-id="ooo-entrance-dissolve-in">
                  <anim:set smil:begin="0s" smil:dur="0.001s" smil:fill="hold" smil:targetElement="id577" smil:attributeName="visibility" smil:to="visible"/>
                  <anim:transitionFilter smil:dur="0.5s" smil:targetElement="id577" smil:type="dissolve"/>
                </anim:par>
                <anim:par smil:begin="0s" smil:fill="hold" presentation:node-type="with-previous" presentation:preset-class="entrance" presentation:preset-id="ooo-entrance-dissolve-in">
                  <anim:set smil:begin="0s" smil:dur="0.001s" smil:fill="hold" smil:targetElement="id578" smil:attributeName="visibility" smil:to="visible"/>
                  <anim:transitionFilter smil:dur="0.5s" smil:targetElement="id578" smil:type="dissolve"/>
                </anim:par>
                <anim:par smil:begin="0s" smil:fill="hold" presentation:node-type="with-previous" presentation:preset-class="entrance" presentation:preset-id="ooo-entrance-dissolve-in">
                  <anim:set smil:begin="0s" smil:dur="0.001s" smil:fill="hold" smil:targetElement="id579" smil:attributeName="visibility" smil:to="visible"/>
                  <anim:transitionFilter smil:dur="0.5s" smil:targetElement="id579" smil:type="dissolve"/>
                </anim:par>
                <anim:par smil:begin="0s" smil:fill="hold" presentation:node-type="with-previous" presentation:preset-class="entrance" presentation:preset-id="ooo-entrance-dissolve-in">
                  <anim:set smil:begin="0s" smil:dur="0.001s" smil:fill="hold" smil:targetElement="id580" smil:attributeName="visibility" smil:to="visible"/>
                  <anim:transitionFilter smil:dur="0.5s" smil:targetElement="id580" smil:type="dissolve"/>
                </anim:par>
                <anim:par smil:begin="0s" smil:fill="hold" presentation:node-type="with-previous" presentation:preset-class="entrance" presentation:preset-id="ooo-entrance-dissolve-in">
                  <anim:set smil:begin="0s" smil:dur="0.001s" smil:fill="hold" smil:targetElement="id581" smil:attributeName="visibility" smil:to="visible"/>
                  <anim:transitionFilter smil:dur="0.5s" smil:targetElement="id581" smil:type="dissolve"/>
                </anim:par>
                <anim:par smil:begin="0s" smil:fill="hold" presentation:node-type="with-previous" presentation:preset-class="entrance" presentation:preset-id="ooo-entrance-dissolve-in">
                  <anim:set smil:begin="0s" smil:dur="0.001s" smil:fill="hold" smil:targetElement="id582" smil:attributeName="visibility" smil:to="visible"/>
                  <anim:transitionFilter smil:dur="0.5s" smil:targetElement="id582" smil:type="dissolve"/>
                </anim:par>
                <anim:par smil:begin="0s" smil:fill="hold" presentation:node-type="with-previous" presentation:group-id="0" presentation:preset-class="entrance" presentation:preset-id="ooo-entrance-dissolve-in">
                  <anim:set smil:begin="0s" smil:dur="0.001s" smil:fill="hold" smil:targetElement="id583" smil:attributeName="visibility" smil:to="visible"/>
                  <anim:transitionFilter smil:dur="0.5s" smil:targetElement="id583" smil:type="dissolve"/>
                </anim:par>
                <anim:par smil:begin="0s" smil:fill="hold" presentation:node-type="with-previous" presentation:group-id="0" presentation:preset-class="entrance" presentation:preset-id="ooo-entrance-dissolve-in">
                  <anim:set smil:begin="0s" smil:dur="0.001s" smil:fill="hold" smil:targetElement="id584" smil:attributeName="visibility" smil:to="visible"/>
                  <anim:transitionFilter smil:dur="0.5s" smil:targetElement="id584" smil:type="dissolve"/>
                </anim:par>
                <anim:par smil:begin="0s" smil:fill="hold" presentation:node-type="with-previous" presentation:group-id="0" presentation:preset-class="entrance" presentation:preset-id="ooo-entrance-dissolve-in">
                  <anim:set smil:begin="0s" smil:dur="0.001s" smil:fill="hold" smil:targetElement="id585" smil:attributeName="visibility" smil:to="visible"/>
                  <anim:transitionFilter smil:dur="0.5s" smil:targetElement="id585" smil:type="dissolve"/>
                </anim:par>
                <anim:par smil:begin="0s" smil:fill="hold" presentation:node-type="with-previous" presentation:group-id="0" presentation:preset-class="entrance" presentation:preset-id="ooo-entrance-dissolve-in">
                  <anim:set smil:begin="0s" smil:dur="0.001s" smil:fill="hold" smil:targetElement="id586" smil:attributeName="visibility" smil:to="visible"/>
                  <anim:transitionFilter smil:dur="0.5s" smil:targetElement="id586" smil:type="dissolve"/>
                </anim:par>
                <anim:par smil:begin="0s" smil:fill="hold" presentation:node-type="with-previous" presentation:group-id="0" presentation:preset-class="entrance" presentation:preset-id="ooo-entrance-dissolve-in">
                  <anim:set smil:begin="0s" smil:dur="0.001s" smil:fill="hold" smil:targetElement="id587" smil:attributeName="visibility" smil:to="visible"/>
                  <anim:transitionFilter smil:dur="0.5s" smil:targetElement="id587" smil:type="dissolve"/>
                </anim:par>
                <anim:par smil:begin="0s" smil:fill="hold" presentation:node-type="with-previous" presentation:group-id="0" presentation:preset-class="entrance" presentation:preset-id="ooo-entrance-dissolve-in">
                  <anim:set smil:begin="0s" smil:dur="0.001s" smil:fill="hold" smil:targetElement="id588" smil:attributeName="visibility" smil:to="visible"/>
                  <anim:transitionFilter smil:dur="0.5s" smil:targetElement="id588" smil:type="dissolve"/>
                </anim:par>
                <anim:par smil:begin="0s" smil:fill="hold" presentation:node-type="with-previous" presentation:group-id="0" presentation:preset-class="entrance" presentation:preset-id="ooo-entrance-dissolve-in">
                  <anim:set smil:begin="0s" smil:dur="0.001s" smil:fill="hold" smil:targetElement="id589" smil:attributeName="visibility" smil:to="visible"/>
                  <anim:transitionFilter smil:dur="0.5s" smil:targetElement="id589" smil:type="dissolve"/>
                </anim:par>
                <anim:par smil:begin="0s" smil:fill="hold" presentation:node-type="with-previous" presentation:group-id="0" presentation:preset-class="entrance" presentation:preset-id="ooo-entrance-dissolve-in">
                  <anim:set smil:begin="0s" smil:dur="0.001s" smil:fill="hold" smil:targetElement="id590" smil:attributeName="visibility" smil:to="visible"/>
                  <anim:transitionFilter smil:dur="0.5s" smil:targetElement="id590" smil:type="dissolve"/>
                </anim:par>
                <anim:par smil:begin="0s" smil:fill="hold" presentation:node-type="with-previous" presentation:group-id="0" presentation:preset-class="entrance" presentation:preset-id="ooo-entrance-dissolve-in">
                  <anim:set smil:begin="0s" smil:dur="0.001s" smil:fill="hold" smil:targetElement="id591" smil:attributeName="visibility" smil:to="visible"/>
                  <anim:transitionFilter smil:dur="0.5s" smil:targetElement="id591" smil:type="dissolve"/>
                </anim:par>
                <anim:par smil:begin="0s" smil:fill="hold" presentation:node-type="with-previous" presentation:group-id="0" presentation:preset-class="entrance" presentation:preset-id="ooo-entrance-dissolve-in">
                  <anim:set smil:begin="0s" smil:dur="0.001s" smil:fill="hold" smil:targetElement="id592" smil:attributeName="visibility" smil:to="visible"/>
                  <anim:transitionFilter smil:dur="0.5s" smil:targetElement="id592" smil:type="dissolve"/>
                </anim:par>
                <anim:par smil:begin="0s" smil:fill="hold" presentation:node-type="with-previous" presentation:group-id="0" presentation:preset-class="entrance" presentation:preset-id="ooo-entrance-dissolve-in">
                  <anim:set smil:begin="0s" smil:dur="0.001s" smil:fill="hold" smil:targetElement="id593" smil:attributeName="visibility" smil:to="visible"/>
                  <anim:transitionFilter smil:dur="0.5s" smil:targetElement="id593" smil:type="dissolve"/>
                </anim:par>
                <anim:par smil:begin="0s" smil:fill="hold" presentation:node-type="with-previous" presentation:group-id="0" presentation:preset-class="entrance" presentation:preset-id="ooo-entrance-dissolve-in">
                  <anim:set smil:begin="0s" smil:dur="0.001s" smil:fill="hold" smil:targetElement="id594" smil:attributeName="visibility" smil:to="visible"/>
                  <anim:transitionFilter smil:dur="0.5s" smil:targetElement="id594" smil:type="dissolve"/>
                </anim:par>
                <anim:par smil:begin="0s" smil:fill="hold" presentation:node-type="with-previous" presentation:group-id="0" presentation:preset-class="entrance" presentation:preset-id="ooo-entrance-dissolve-in">
                  <anim:set smil:begin="0s" smil:dur="0.001s" smil:fill="hold" smil:targetElement="id595" smil:attributeName="visibility" smil:to="visible"/>
                  <anim:transitionFilter smil:dur="0.5s" smil:targetElement="id595" smil:type="dissolve"/>
                </anim:par>
                <anim:par smil:begin="0s" smil:fill="hold" presentation:node-type="with-previous" presentation:group-id="0" presentation:preset-class="entrance" presentation:preset-id="ooo-entrance-dissolve-in">
                  <anim:set smil:begin="0s" smil:dur="0.001s" smil:fill="hold" smil:targetElement="id596" smil:attributeName="visibility" smil:to="visible"/>
                  <anim:transitionFilter smil:dur="0.5s" smil:targetElement="id596" smil:type="dissolve"/>
                </anim:par>
                <anim:par smil:begin="0s" smil:fill="hold" presentation:node-type="with-previous" presentation:group-id="0" presentation:preset-class="entrance" presentation:preset-id="ooo-entrance-dissolve-in">
                  <anim:set smil:begin="0s" smil:dur="0.001s" smil:fill="hold" smil:targetElement="id597" smil:attributeName="visibility" smil:to="visible"/>
                  <anim:transitionFilter smil:dur="0.5s" smil:targetElement="id597" smil:type="dissolve"/>
                </anim:par>
                <anim:par smil:begin="0s" smil:fill="hold" presentation:node-type="with-previous" presentation:group-id="0" presentation:preset-class="entrance" presentation:preset-id="ooo-entrance-dissolve-in">
                  <anim:set smil:begin="0s" smil:dur="0.001s" smil:fill="hold" smil:targetElement="id598" smil:attributeName="visibility" smil:to="visible"/>
                  <anim:transitionFilter smil:dur="0.5s" smil:targetElement="id598" smil:type="dissolve"/>
                </anim:par>
                <anim:par smil:begin="0s" smil:fill="hold" presentation:node-type="with-previous" presentation:group-id="0" presentation:preset-class="entrance" presentation:preset-id="ooo-entrance-dissolve-in">
                  <anim:set smil:begin="0s" smil:dur="0.001s" smil:fill="hold" smil:targetElement="id599" smil:attributeName="visibility" smil:to="visible"/>
                  <anim:transitionFilter smil:dur="0.5s" smil:targetElement="id599" smil:type="dissolve"/>
                </anim:par>
                <anim:par smil:begin="0s" smil:fill="hold" presentation:node-type="with-previous" presentation:group-id="0" presentation:preset-class="entrance" presentation:preset-id="ooo-entrance-dissolve-in">
                  <anim:set smil:begin="0s" smil:dur="0.001s" smil:fill="hold" smil:targetElement="id600" smil:attributeName="visibility" smil:to="visible"/>
                  <anim:transitionFilter smil:dur="0.5s" smil:targetElement="id600" smil:type="dissolve"/>
                </anim:par>
                <anim:par smil:begin="0s" smil:fill="hold" presentation:node-type="with-previous" presentation:preset-class="entrance" presentation:preset-id="ooo-entrance-dissolve-in">
                  <anim:set smil:begin="0s" smil:dur="0.001s" smil:fill="hold" smil:targetElement="id143" smil:attributeName="visibility" smil:to="visible"/>
                  <anim:transitionFilter smil:dur="0.5s" smil:targetElement="id143" smil:type="dissolve"/>
                </anim:par>
                <anim:par smil:begin="0s" smil:fill="hold" presentation:node-type="with-previous" presentation:group-id="0" presentation:preset-class="entrance" presentation:preset-id="ooo-entrance-dissolve-in">
                  <anim:set smil:begin="0s" smil:dur="0.001s" smil:fill="hold" smil:targetElement="id601" smil:attributeName="visibility" smil:to="visible"/>
                  <anim:transitionFilter smil:dur="0.5s" smil:targetElement="id601" smil:type="dissolve"/>
                </anim:par>
                <anim:par smil:begin="0s" smil:fill="hold" presentation:node-type="with-previous" presentation:preset-class="entrance" presentation:preset-id="ooo-entrance-dissolve-in">
                  <anim:set smil:begin="0s" smil:dur="0.001s" smil:fill="hold" smil:targetElement="id580" smil:attributeName="visibility" smil:to="visible"/>
                  <anim:transitionFilter smil:dur="0.5s" smil:targetElement="id580" smil:type="dissolve"/>
                </anim:par>
                <anim:par smil:begin="0s" smil:fill="hold" presentation:node-type="with-previous" presentation:preset-class="entrance" presentation:preset-id="ooo-entrance-dissolve-in">
                  <anim:set smil:begin="0s" smil:dur="0.001s" smil:fill="hold" smil:targetElement="id602" smil:attributeName="visibility" smil:to="visible"/>
                  <anim:transitionFilter smil:dur="0.5s" smil:targetElement="id602" smil:type="dissolve"/>
                </anim:par>
                <anim:par smil:begin="0s" smil:fill="hold" presentation:node-type="with-previous" presentation:preset-class="entrance" presentation:preset-id="ooo-entrance-dissolve-in">
                  <anim:set smil:begin="0s" smil:dur="0.001s" smil:fill="hold" smil:targetElement="id603" smil:attributeName="visibility" smil:to="visible"/>
                  <anim:transitionFilter smil:dur="0.5s" smil:targetElement="id603" smil:type="dissolve"/>
                </anim:par>
              </anim:par>
            </anim:par>
          </anim:seq>
        </anim:par>
        <presentation:notes draw:style-name="dp2">
          <draw:page-thumbnail draw:style-name="gr1" draw:layer="layout" svg:width="7.142cm" svg:height="9.524cm" svg:x="5.953cm" svg:y="1.93cm" draw:page-number="12" presentation:class="page"/>
          <draw:frame presentation:style-name="pr3" draw:layer="layout" svg:width="15.239cm" svg:height="11.43cm" svg:x="1.905cm" svg:y="12.064cm" presentation:class="notes" presentation:placeholder="true">
            <draw:text-box/>
          </draw:frame>
        </presentation:notes>
      </draw:page>
      <draw:page draw:name="page13" draw:style-name="dp1" draw:master-page-name="Výchozí" presentation:presentation-page-layout-name="AL2T1">
        <office:forms form:automatic-focus="false" form:apply-design-mode="false"/>
        <draw:custom-shape draw:style-name="gr2" draw:text-style-name="P2" draw:layer="layout" svg:width="1.482cm" svg:height="0.853cm" svg:x="14.393cm" svg:y="16.51cm">
          <text:list text:style-name="L2">
            <text:list-header>
              <text:p text:style-name="P6"><text:span text:style-name="T5">0/7</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13.335cm" svg:y="15.452cm">
          <text:list text:style-name="L2">
            <text:list-header>
              <text:p text:style-name="P4"><text:span text:style-name="T2">v</text:span><text:span text:style-name="T3">6</text:span></text:p>
            </text:list-header>
          </text:list>
          <draw:enhanced-geometry svg:viewBox="0 0 21600 21600" draw:type="mso-spt202" draw:enhanced-path="M 0 0 L 21600 0 21600 21600 0 21600 0 0 Z N"/>
        </draw:custom-shape>
        <draw:frame presentation:style-name="pr4" draw:text-style-name="P2" draw:layer="layout" svg:width="22.86cm" svg:height="3.176cm" svg:x="1.27cm" svg:y="0.762cm" presentation:class="title" presentation:user-transformed="true">
          <draw:text-box>
            <text:list text:style-name="L1">
              <text:list-header>
                <text:p text:style-name="P1">Computing a blocking flow in <text:span text:style-name="T13">L</text:span><text:span text:style-name="T14">f</text:span></text:p>
              </text:list-header>
            </text:list>
          </draw:text-box>
        </draw:frame>
        <draw:custom-shape draw:style-name="gr3" draw:text-style-name="P2" draw:id="id144" draw:layer="layout" svg:width="0.423cm" svg:height="0.384cm" svg:x="7.832cm" svg:y="14.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45" draw:layer="layout" svg:width="0.424cm" svg:height="0.383cm" svg:x="10.583cm" svg:y="12.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46" draw:layer="layout" svg:width="0.423cm" svg:height="0.383cm" svg:x="13.335cm" svg:y="12.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48" draw:layer="layout" svg:width="0.424cm" svg:height="0.384cm" svg:x="15.663cm" svg:y="14.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49" draw:layer="layout" svg:width="0.424cm" svg:height="0.384cm" svg:x="10.583cm" svg:y="14.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47" draw:layer="layout" svg:width="0.423cm" svg:height="0.384cm" svg:x="13.335cm" svg:y="14.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50" draw:layer="layout" svg:width="0.424cm" svg:height="0.383cm" svg:x="15.663cm" svg:y="12.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51" draw:layer="layout" svg:width="0.423cm" svg:height="0.384cm" svg:x="13.335cm" svg:y="16.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5" draw:layer="layout" draw:type="line" svg:x1="8.193cm" svg:y1="14.277cm" svg:x2="10.645cm" svg:y2="12.432cm" draw:start-shape="id144" draw:start-glue-point="11" draw:end-shape="id145" draw:end-glue-point="7" svg:d="m8193 14277 2452-1845">
          <text:p/>
        </draw:connector>
        <draw:connector draw:style-name="gr4" draw:text-style-name="P5" draw:layer="layout" draw:type="line" svg:x1="11.007cm" svg:y1="12.296cm" svg:x2="13.335cm" svg:y2="12.296cm" draw:start-shape="id145" draw:start-glue-point="10" draw:end-shape="id146" draw:end-glue-point="6" svg:d="m11007 12296h2328">
          <text:p/>
        </draw:connector>
        <draw:connector draw:style-name="gr4" draw:text-style-name="P5" draw:id="id604" draw:layer="layout" draw:type="line" svg:x1="13.758cm" svg:y1="14.413cm" svg:x2="15.663cm" svg:y2="14.413cm" draw:start-shape="id147" draw:start-glue-point="10" draw:end-shape="id148" draw:end-glue-point="6" svg:d="m13758 14413h1905">
          <text:p/>
        </draw:connector>
        <draw:connector draw:style-name="gr4" draw:text-style-name="P5" draw:id="id606" draw:layer="layout" draw:type="line" svg:x1="8.255cm" svg:y1="14.413cm" svg:x2="10.583cm" svg:y2="14.413cm" draw:start-shape="id144" draw:start-glue-point="10" draw:end-shape="id149" draw:end-glue-point="6" svg:d="m8255 14413h2328">
          <text:p/>
        </draw:connector>
        <draw:connector draw:style-name="gr4" draw:text-style-name="P5" draw:layer="layout" draw:type="line" svg:x1="13.758cm" svg:y1="12.296cm" svg:x2="15.663cm" svg:y2="12.296cm" draw:start-shape="id146" draw:start-glue-point="10" draw:end-shape="id150" draw:end-glue-point="6" svg:d="m13758 12296h1905">
          <text:p/>
        </draw:connector>
        <draw:connector draw:style-name="gr4" draw:text-style-name="P5" draw:layer="layout" draw:type="line" svg:x1="10.645cm" svg:y1="14.277cm" svg:x2="13.397cm" svg:y2="16.354cm" draw:start-shape="id149" draw:start-glue-point="5" draw:end-shape="id151" draw:end-glue-point="5" svg:d="m10645 14277 2752 2077">
          <text:p/>
        </draw:connector>
        <draw:connector draw:style-name="gr4" draw:text-style-name="P5" draw:id="id605" draw:layer="layout" draw:type="line" svg:x1="11.007cm" svg:y1="14.413cm" svg:x2="13.335cm" svg:y2="14.413cm" draw:start-shape="id149" draw:start-glue-point="10" draw:end-shape="id147" draw:end-glue-point="6" svg:d="m11007 14413h2328">
          <text:p/>
        </draw:connector>
        <draw:connector draw:style-name="gr4" draw:text-style-name="P5" draw:layer="layout" draw:type="line" svg:x1="10.945cm" svg:y1="12.432cm" svg:x2="13.546cm" svg:y2="14.221cm" draw:start-shape="id145" draw:start-glue-point="9" draw:end-shape="id147" draw:end-glue-point="4" svg:d="m10945 12432 2601 1789">
          <text:p/>
        </draw:connector>
        <draw:custom-shape draw:style-name="gr2" draw:text-style-name="P2" draw:layer="layout" svg:width="0.846cm" svg:height="0.937cm" svg:x="7.197cm" svg:y="13.882cm">
          <text:list text:style-name="L2">
            <text:list-header>
              <text:p text:style-name="P4"><text:span text:style-name="T2">s</text:span></text:p>
            </text:list-header>
          </text:list>
          <draw:enhanced-geometry svg:viewBox="0 0 21600 21600" draw:type="mso-spt202" draw:enhanced-path="M 0 0 L 21600 0 21600 21600 0 21600 0 0 Z N"/>
        </draw:custom-shape>
        <draw:custom-shape draw:style-name="gr2" draw:text-style-name="P2" draw:layer="layout" svg:width="0.847cm" svg:height="0.937cm" svg:x="16.298cm" svg:y="13.97cm">
          <text:list text:style-name="L2">
            <text:list-header>
              <text:p text:style-name="P4"><text:span text:style-name="T2">t</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0.372cm" svg:y="13.247cm">
          <text:list text:style-name="L2">
            <text:list-header>
              <text:p text:style-name="P4"><text:span text:style-name="T2">v</text:span><text:span text:style-name="T3">4</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13.123cm" svg:y="13.123cm">
          <text:list text:style-name="L2">
            <text:list-header>
              <text:p text:style-name="P4"><text:span text:style-name="T2">v</text:span><text:span text:style-name="T3">5</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6.087cm" svg:y="15.875cm">
          <text:list text:style-name="L2">
            <text:list-header>
              <text:p text:style-name="P4"><text:span text:style-name="T2">v</text:span><text:span text:style-name="T3">7</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8.043cm" svg:y="12.912cm">
          <text:list text:style-name="L2">
            <text:list-header>
              <text:p text:style-name="P6"><text:span text:style-name="T5">0/16</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11.642cm" svg:y="11.642cm">
          <text:list text:style-name="L2">
            <text:list-header>
              <text:p text:style-name="P6"><text:span text:style-name="T5">0/11</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12.277cm" svg:y="12.7cm">
          <text:list text:style-name="L2">
            <text:list-header>
              <text:p text:style-name="P6"><text:span text:style-name="T5">0/10</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9.313cm" svg:y="13.758cm">
          <text:list text:style-name="L2">
            <text:list-header>
              <text:p text:style-name="P6"><text:span text:style-name="T5">0/5</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14.182cm" svg:y="13.758cm">
          <text:list text:style-name="L2">
            <text:list-header>
              <text:p text:style-name="P6"><text:span text:style-name="T5">0/5</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14.393cm" svg:y="14.817cm">
          <text:list text:style-name="L2">
            <text:list-header>
              <text:p text:style-name="P6"><text:span text:style-name="T5">0/4</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11.43cm" svg:y="13.758cm">
          <text:list text:style-name="L2">
            <text:list-header>
              <text:p text:style-name="P6"><text:span text:style-name="T5">0/8</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12.277cm" svg:y="15.028cm">
          <text:list text:style-name="L2">
            <text:list-header>
              <text:p text:style-name="P6"><text:span text:style-name="T5">0/9</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0.372cm" svg:y="11.13cm">
          <text:list text:style-name="L2">
            <text:list-header>
              <text:p text:style-name="P4"><text:span text:style-name="T2">v</text:span><text:span text:style-name="T3">1</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13.123cm" svg:y="11.13cm">
          <text:list text:style-name="L2">
            <text:list-header>
              <text:p text:style-name="P4"><text:span text:style-name="T2">v</text:span><text:span text:style-name="T3">2</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6.087cm" svg:y="11.642cm">
          <text:list text:style-name="L2">
            <text:list-header>
              <text:p text:style-name="P4"><text:span text:style-name="T2">v</text:span><text:span text:style-name="T3">3</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14.182cm" svg:y="11.642cm">
          <text:list text:style-name="L2">
            <text:list-header>
              <text:p text:style-name="P6"><text:span text:style-name="T5">0/14</text:span></text:p>
            </text:list-header>
          </text:list>
          <draw:enhanced-geometry svg:viewBox="0 0 21600 21600" draw:type="mso-spt202" draw:enhanced-path="M 0 0 L 21600 0 21600 21600 0 21600 0 0 Z N"/>
        </draw:custom-shape>
        <draw:custom-shape draw:style-name="gr3" draw:text-style-name="P2" draw:id="id152" draw:layer="layout" svg:width="0.424cm" svg:height="0.384cm" svg:x="15.663cm" svg:y="16.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5" draw:layer="layout" draw:type="line" svg:x1="13.696cm" svg:y1="14.549cm" svg:x2="15.725cm" svg:y2="16.354cm" draw:start-shape="id147" draw:start-glue-point="9" draw:end-shape="id152" draw:end-glue-point="5" svg:d="m13696 14549 2029 1805">
          <text:p/>
        </draw:connector>
        <draw:connector draw:style-name="gr4" draw:text-style-name="P5" draw:layer="layout" draw:type="line" svg:x1="13.758cm" svg:y1="16.49cm" svg:x2="15.663cm" svg:y2="16.49cm" draw:start-shape="id151" draw:start-glue-point="10" draw:end-shape="id152" draw:end-glue-point="6" svg:d="m13758 16490h1905">
          <text:p/>
        </draw:connector>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mphasis" presentation:preset-id="ooo-emphasis-line-color" presentation:preset-sub-type="2">
                  <anim:animateColor smil:dur="0.5s" smil:fill="hold" smil:targetElement="id604" smil:attributeName="stroke-color" smil:to="#ff3300" anim:color-interpolation="rgb" anim:color-interpolation-direction="clockwise"/>
                  <anim:set smil:dur="0.5s" smil:fill="hold" smil:targetElement="id604" smil:attributeName="stroke" smil:to="solid"/>
                </anim:par>
              </anim:par>
              <anim:par smil:begin="0.5s" smil:fill="hold">
                <anim:par smil:begin="0s" smil:fill="hold" presentation:node-type="after-previous" presentation:preset-class="emphasis" presentation:preset-id="ooo-emphasis-line-color" presentation:preset-sub-type="2">
                  <anim:animateColor smil:dur="0.5s" smil:fill="hold" smil:targetElement="id605" smil:attributeName="stroke-color" smil:to="#ff3300" anim:color-interpolation="rgb" anim:color-interpolation-direction="clockwise"/>
                  <anim:set smil:dur="0.5s" smil:fill="hold" smil:targetElement="id605" smil:attributeName="stroke" smil:to="solid"/>
                </anim:par>
              </anim:par>
              <anim:par smil:begin="1s" smil:fill="hold">
                <anim:par smil:begin="0s" smil:fill="hold" presentation:node-type="after-previous" presentation:preset-class="emphasis" presentation:preset-id="ooo-emphasis-line-color" presentation:preset-sub-type="2">
                  <anim:animateColor smil:dur="0.5s" smil:fill="hold" smil:targetElement="id606" smil:attributeName="stroke-color" smil:to="#ff3300" anim:color-interpolation="rgb" anim:color-interpolation-direction="clockwise"/>
                  <anim:set smil:dur="0.5s" smil:fill="hold" smil:targetElement="id606" smil:attributeName="stroke" smil:to="solid"/>
                </anim:par>
              </anim:par>
            </anim:par>
          </anim:seq>
        </anim:par>
        <presentation:notes draw:style-name="dp2">
          <draw:page-thumbnail draw:style-name="gr1" draw:layer="layout" svg:width="7.142cm" svg:height="9.524cm" svg:x="5.953cm" svg:y="1.93cm" draw:page-number="13" presentation:class="page"/>
          <draw:frame presentation:style-name="pr3" draw:layer="layout" svg:width="15.239cm" svg:height="11.43cm" svg:x="1.905cm" svg:y="12.064cm" presentation:class="notes" presentation:placeholder="true">
            <draw:text-box/>
          </draw:frame>
        </presentation:notes>
      </draw:page>
      <draw:page draw:name="page14" draw:style-name="dp1" draw:master-page-name="Výchozí" presentation:presentation-page-layout-name="AL2T1">
        <office:forms form:automatic-focus="false" form:apply-design-mode="false"/>
        <draw:custom-shape draw:style-name="gr2" draw:text-style-name="P2" draw:layer="layout" svg:width="1.482cm" svg:height="0.853cm" svg:x="14.393cm" svg:y="16.51cm">
          <text:list text:style-name="L2">
            <text:list-header>
              <text:p text:style-name="P6"><text:span text:style-name="T5">0/7</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13.335cm" svg:y="15.452cm">
          <text:list text:style-name="L2">
            <text:list-header>
              <text:p text:style-name="P4"><text:span text:style-name="T2">v</text:span><text:span text:style-name="T3">6</text:span></text:p>
            </text:list-header>
          </text:list>
          <draw:enhanced-geometry svg:viewBox="0 0 21600 21600" draw:type="mso-spt202" draw:enhanced-path="M 0 0 L 21600 0 21600 21600 0 21600 0 0 Z N"/>
        </draw:custom-shape>
        <draw:frame presentation:style-name="pr4" draw:text-style-name="P2" draw:layer="layout" svg:width="22.86cm" svg:height="3.176cm" svg:x="1.27cm" svg:y="0.762cm" presentation:class="title" presentation:user-transformed="true">
          <draw:text-box>
            <text:list text:style-name="L1">
              <text:list-header>
                <text:p text:style-name="P1">Computing a blocking flow in <text:span text:style-name="T13">L</text:span><text:span text:style-name="T14">f</text:span></text:p>
              </text:list-header>
            </text:list>
          </draw:text-box>
        </draw:frame>
        <draw:custom-shape draw:style-name="gr3" draw:text-style-name="P2" draw:id="id153" draw:layer="layout" svg:width="0.423cm" svg:height="0.384cm" svg:x="7.832cm" svg:y="14.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54" draw:layer="layout" svg:width="0.424cm" svg:height="0.383cm" svg:x="10.583cm" svg:y="12.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55" draw:layer="layout" svg:width="0.423cm" svg:height="0.383cm" svg:x="13.335cm" svg:y="12.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57" draw:layer="layout" svg:width="0.424cm" svg:height="0.384cm" svg:x="15.663cm" svg:y="14.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58" draw:layer="layout" svg:width="0.424cm" svg:height="0.384cm" svg:x="10.583cm" svg:y="14.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56" draw:layer="layout" svg:width="0.423cm" svg:height="0.384cm" svg:x="13.335cm" svg:y="14.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59" draw:layer="layout" svg:width="0.424cm" svg:height="0.383cm" svg:x="15.663cm" svg:y="12.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60" draw:layer="layout" svg:width="0.423cm" svg:height="0.384cm" svg:x="13.335cm" svg:y="16.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5" draw:layer="layout" draw:type="line" svg:x1="8.193cm" svg:y1="14.277cm" svg:x2="10.645cm" svg:y2="12.432cm" draw:start-shape="id153" draw:start-glue-point="11" draw:end-shape="id154" draw:end-glue-point="7" svg:d="m8193 14277 2452-1845">
          <text:p/>
        </draw:connector>
        <draw:connector draw:style-name="gr4" draw:text-style-name="P5" draw:layer="layout" draw:type="line" svg:x1="11.007cm" svg:y1="12.296cm" svg:x2="13.335cm" svg:y2="12.296cm" draw:start-shape="id154" draw:start-glue-point="10" draw:end-shape="id155" draw:end-glue-point="6" svg:d="m11007 12296h2328">
          <text:p/>
        </draw:connector>
        <draw:connector draw:style-name="gr10" draw:text-style-name="P5" draw:id="id611" draw:layer="layout" draw:type="line" svg:x1="13.758cm" svg:y1="14.413cm" svg:x2="15.663cm" svg:y2="14.413cm" draw:start-shape="id156" draw:start-glue-point="10" draw:end-shape="id157" draw:end-glue-point="6" svg:d="m13758 14413h1905">
          <text:p/>
        </draw:connector>
        <draw:connector draw:style-name="gr10" draw:text-style-name="P5" draw:id="id607" draw:layer="layout" draw:type="line" svg:x1="8.255cm" svg:y1="14.413cm" svg:x2="10.583cm" svg:y2="14.413cm" draw:start-shape="id153" draw:start-glue-point="10" draw:end-shape="id158" draw:end-glue-point="6" svg:d="m8255 14413h2328">
          <text:p/>
        </draw:connector>
        <draw:connector draw:style-name="gr4" draw:text-style-name="P5" draw:layer="layout" draw:type="line" svg:x1="13.758cm" svg:y1="12.296cm" svg:x2="15.663cm" svg:y2="12.296cm" draw:start-shape="id155" draw:start-glue-point="10" draw:end-shape="id159" draw:end-glue-point="6" svg:d="m13758 12296h1905">
          <text:p/>
        </draw:connector>
        <draw:connector draw:style-name="gr4" draw:text-style-name="P5" draw:id="id608" draw:layer="layout" draw:type="line" svg:x1="10.645cm" svg:y1="14.277cm" svg:x2="13.397cm" svg:y2="16.354cm" draw:start-shape="id158" draw:start-glue-point="5" draw:end-shape="id160" draw:end-glue-point="5" svg:d="m10645 14277 2752 2077">
          <text:p/>
        </draw:connector>
        <draw:connector draw:style-name="gr10" draw:text-style-name="P5" draw:id="id610" draw:layer="layout" draw:type="line" svg:x1="11.007cm" svg:y1="14.413cm" svg:x2="13.335cm" svg:y2="14.413cm" draw:start-shape="id158" draw:start-glue-point="10" draw:end-shape="id156" draw:end-glue-point="6" svg:d="m11007 14413h2328">
          <text:p/>
        </draw:connector>
        <draw:connector draw:style-name="gr4" draw:text-style-name="P5" draw:layer="layout" draw:type="line" svg:x1="10.945cm" svg:y1="12.432cm" svg:x2="13.546cm" svg:y2="14.221cm" draw:start-shape="id154" draw:start-glue-point="9" draw:end-shape="id156" draw:end-glue-point="4" svg:d="m10945 12432 2601 1789">
          <text:p/>
        </draw:connector>
        <draw:custom-shape draw:style-name="gr2" draw:text-style-name="P2" draw:layer="layout" svg:width="0.846cm" svg:height="0.937cm" svg:x="7.197cm" svg:y="13.882cm">
          <text:list text:style-name="L2">
            <text:list-header>
              <text:p text:style-name="P4"><text:span text:style-name="T2">s</text:span></text:p>
            </text:list-header>
          </text:list>
          <draw:enhanced-geometry svg:viewBox="0 0 21600 21600" draw:type="mso-spt202" draw:enhanced-path="M 0 0 L 21600 0 21600 21600 0 21600 0 0 Z N"/>
        </draw:custom-shape>
        <draw:custom-shape draw:style-name="gr2" draw:text-style-name="P2" draw:layer="layout" svg:width="0.847cm" svg:height="0.937cm" svg:x="16.298cm" svg:y="13.97cm">
          <text:list text:style-name="L2">
            <text:list-header>
              <text:p text:style-name="P4"><text:span text:style-name="T2">t</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0.372cm" svg:y="13.247cm">
          <text:list text:style-name="L2">
            <text:list-header>
              <text:p text:style-name="P4"><text:span text:style-name="T2">v</text:span><text:span text:style-name="T3">4</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13.123cm" svg:y="13.123cm">
          <text:list text:style-name="L2">
            <text:list-header>
              <text:p text:style-name="P4"><text:span text:style-name="T2">v</text:span><text:span text:style-name="T3">5</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6.087cm" svg:y="15.875cm">
          <text:list text:style-name="L2">
            <text:list-header>
              <text:p text:style-name="P4"><text:span text:style-name="T2">v</text:span><text:span text:style-name="T3">7</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8.043cm" svg:y="12.912cm">
          <text:list text:style-name="L2">
            <text:list-header>
              <text:p text:style-name="P6"><text:span text:style-name="T5">0/16</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11.642cm" svg:y="11.642cm">
          <text:list text:style-name="L2">
            <text:list-header>
              <text:p text:style-name="P6"><text:span text:style-name="T5">0/11</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12.277cm" svg:y="12.7cm">
          <text:list text:style-name="L2">
            <text:list-header>
              <text:p text:style-name="P6"><text:span text:style-name="T5">0/10</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9.313cm" svg:y="13.758cm">
          <text:list text:style-name="L2">
            <text:list-header>
              <text:p text:style-name="P6"><text:span text:style-name="T5">5/5</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14.182cm" svg:y="13.758cm">
          <text:list text:style-name="L2">
            <text:list-header>
              <text:p text:style-name="P6"><text:span text:style-name="T5">5/5</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14.393cm" svg:y="14.817cm">
          <text:list text:style-name="L2">
            <text:list-header>
              <text:p text:style-name="P6"><text:span text:style-name="T5">0/4</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11.43cm" svg:y="13.758cm">
          <text:list text:style-name="L2">
            <text:list-header>
              <text:p text:style-name="P6"><text:span text:style-name="T5">5/8</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12.277cm" svg:y="15.028cm">
          <text:list text:style-name="L2">
            <text:list-header>
              <text:p text:style-name="P6"><text:span text:style-name="T5">0/9</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0.372cm" svg:y="11.13cm">
          <text:list text:style-name="L2">
            <text:list-header>
              <text:p text:style-name="P4"><text:span text:style-name="T2">v</text:span><text:span text:style-name="T3">1</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13.123cm" svg:y="11.13cm">
          <text:list text:style-name="L2">
            <text:list-header>
              <text:p text:style-name="P4"><text:span text:style-name="T2">v</text:span><text:span text:style-name="T3">2</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6.087cm" svg:y="11.642cm">
          <text:list text:style-name="L2">
            <text:list-header>
              <text:p text:style-name="P4"><text:span text:style-name="T2">v</text:span><text:span text:style-name="T3">3</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14.182cm" svg:y="11.642cm">
          <text:list text:style-name="L2">
            <text:list-header>
              <text:p text:style-name="P6"><text:span text:style-name="T5">0/14</text:span></text:p>
            </text:list-header>
          </text:list>
          <draw:enhanced-geometry svg:viewBox="0 0 21600 21600" draw:type="mso-spt202" draw:enhanced-path="M 0 0 L 21600 0 21600 21600 0 21600 0 0 Z N"/>
        </draw:custom-shape>
        <draw:custom-shape draw:style-name="gr3" draw:text-style-name="P2" draw:id="id161" draw:layer="layout" svg:width="0.424cm" svg:height="0.384cm" svg:x="15.663cm" svg:y="16.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5" draw:layer="layout" draw:type="line" svg:x1="13.696cm" svg:y1="14.549cm" svg:x2="15.725cm" svg:y2="16.354cm" draw:start-shape="id156" draw:start-glue-point="9" draw:end-shape="id161" draw:end-glue-point="5" svg:d="m13696 14549 2029 1805">
          <text:p/>
        </draw:connector>
        <draw:connector draw:style-name="gr4" draw:text-style-name="P5" draw:id="id609" draw:layer="layout" draw:type="line" svg:x1="13.758cm" svg:y1="16.49cm" svg:x2="15.663cm" svg:y2="16.49cm" draw:start-shape="id160" draw:start-glue-point="10" draw:end-shape="id161" draw:end-glue-point="6" svg:d="m13758 16490h1905">
          <text:p/>
        </draw:connector>
        <anim:par smil:dur="indefinite" smil:restart="never" presentation:node-type="timing-root">
          <anim:seq smil:dur="indefinite" presentation:node-type="main-sequence">
            <anim:par smil:begin="next" smil:fill="hold">
              <anim:par smil:begin="0s" smil:fill="hold">
                <anim:par smil:begin="0s" presentation:node-type="on-click" presentation:preset-class="emphasis" presentation:preset-id="ooo-emphasis-transparency">
                  <anim:set smil:dur="indefinite" smil:targetElement="id607" smil:attributeName="opacity" smil:to="0.25"/>
                </anim:par>
              </anim:par>
              <anim:par smil:begin="0s" smil:fill="hold">
                <anim:par smil:begin="0.5s" presentation:node-type="after-previous" presentation:preset-class="emphasis" presentation:preset-id="ooo-emphasis-transparency">
                  <anim:set smil:dur="indefinite" smil:targetElement="id608" smil:attributeName="opacity" smil:to="0.25"/>
                </anim:par>
              </anim:par>
              <anim:par smil:begin="0.5s" smil:fill="hold">
                <anim:par smil:begin="0.5s" presentation:node-type="after-previous" presentation:preset-class="emphasis" presentation:preset-id="ooo-emphasis-transparency">
                  <anim:set smil:dur="indefinite" smil:targetElement="id609" smil:attributeName="opacity" smil:to="0.25"/>
                </anim:par>
              </anim:par>
              <anim:par smil:begin="1s" smil:fill="hold">
                <anim:par smil:begin="0.5s" presentation:node-type="after-previous" presentation:preset-class="emphasis" presentation:preset-id="ooo-emphasis-transparency">
                  <anim:set smil:dur="indefinite" smil:targetElement="id610" smil:attributeName="opacity" smil:to="0.25"/>
                </anim:par>
              </anim:par>
              <anim:par smil:begin="1.5s" smil:fill="hold">
                <anim:par smil:begin="0.5s" presentation:node-type="after-previous" presentation:preset-class="emphasis" presentation:preset-id="ooo-emphasis-transparency">
                  <anim:set smil:dur="indefinite" smil:targetElement="id611" smil:attributeName="opacity" smil:to="0.25"/>
                </anim:par>
              </anim:par>
            </anim:par>
          </anim:seq>
        </anim:par>
        <presentation:notes draw:style-name="dp2">
          <draw:page-thumbnail draw:style-name="gr1" draw:layer="layout" svg:width="7.142cm" svg:height="9.524cm" svg:x="5.953cm" svg:y="1.93cm" draw:page-number="14" presentation:class="page"/>
          <draw:frame presentation:style-name="pr3" draw:layer="layout" svg:width="15.239cm" svg:height="11.43cm" svg:x="1.905cm" svg:y="12.064cm" presentation:class="notes" presentation:placeholder="true">
            <draw:text-box/>
          </draw:frame>
        </presentation:notes>
      </draw:page>
      <draw:page draw:name="page15" draw:style-name="dp1" draw:master-page-name="Výchozí" presentation:presentation-page-layout-name="AL2T1">
        <office:forms form:automatic-focus="false" form:apply-design-mode="false"/>
        <draw:custom-shape draw:style-name="gr2" draw:text-style-name="P2" draw:layer="layout" svg:width="1.482cm" svg:height="0.853cm" svg:x="14.393cm" svg:y="16.51cm">
          <text:list text:style-name="L2">
            <text:list-header>
              <text:p text:style-name="P6"><text:span text:style-name="T5">0/7</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13.335cm" svg:y="15.452cm">
          <text:list text:style-name="L2">
            <text:list-header>
              <text:p text:style-name="P4"><text:span text:style-name="T2">v</text:span><text:span text:style-name="T3">6</text:span></text:p>
            </text:list-header>
          </text:list>
          <draw:enhanced-geometry svg:viewBox="0 0 21600 21600" draw:type="mso-spt202" draw:enhanced-path="M 0 0 L 21600 0 21600 21600 0 21600 0 0 Z N"/>
        </draw:custom-shape>
        <draw:frame presentation:style-name="pr4" draw:text-style-name="P2" draw:layer="layout" svg:width="22.86cm" svg:height="3.176cm" svg:x="1.27cm" svg:y="0.762cm" presentation:class="title" presentation:user-transformed="true">
          <draw:text-box>
            <text:list text:style-name="L1">
              <text:list-header>
                <text:p text:style-name="P1">Adding the blocking flow to <text:span text:style-name="T7">f</text:span></text:p>
              </text:list-header>
            </text:list>
          </draw:text-box>
        </draw:frame>
        <draw:custom-shape draw:style-name="gr3" draw:text-style-name="P2" draw:id="id162" draw:layer="layout" svg:width="0.423cm" svg:height="0.384cm" svg:x="7.832cm" svg:y="14.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63" draw:layer="layout" svg:width="0.424cm" svg:height="0.383cm" svg:x="10.583cm" svg:y="12.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64" draw:layer="layout" svg:width="0.423cm" svg:height="0.383cm" svg:x="13.335cm" svg:y="12.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66" draw:layer="layout" svg:width="0.424cm" svg:height="0.384cm" svg:x="15.663cm" svg:y="14.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67" draw:layer="layout" svg:width="0.424cm" svg:height="0.384cm" svg:x="10.583cm" svg:y="14.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65" draw:layer="layout" svg:width="0.423cm" svg:height="0.384cm" svg:x="13.335cm" svg:y="14.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68" draw:layer="layout" svg:width="0.424cm" svg:height="0.383cm" svg:x="15.663cm" svg:y="12.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69" draw:layer="layout" svg:width="0.423cm" svg:height="0.384cm" svg:x="13.335cm" svg:y="16.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5" draw:layer="layout" draw:type="line" svg:x1="8.193cm" svg:y1="14.277cm" svg:x2="10.645cm" svg:y2="12.432cm" draw:start-shape="id162" draw:start-glue-point="11" draw:end-shape="id163" draw:end-glue-point="7" svg:d="m8193 14277 2452-1845">
          <text:p/>
        </draw:connector>
        <draw:connector draw:style-name="gr4" draw:text-style-name="P5" draw:layer="layout" draw:type="line" svg:x1="11.007cm" svg:y1="12.296cm" svg:x2="13.335cm" svg:y2="12.296cm" draw:start-shape="id163" draw:start-glue-point="10" draw:end-shape="id164" draw:end-glue-point="6" svg:d="m11007 12296h2328">
          <text:p/>
        </draw:connector>
        <draw:connector draw:style-name="gr4" draw:text-style-name="P5" draw:layer="layout" draw:type="line" svg:x1="13.758cm" svg:y1="14.413cm" svg:x2="15.663cm" svg:y2="14.413cm" draw:start-shape="id165" draw:start-glue-point="10" draw:end-shape="id166" draw:end-glue-point="6" svg:d="m13758 14413h1905">
          <text:p/>
        </draw:connector>
        <draw:connector draw:style-name="gr4" draw:text-style-name="P5" draw:layer="layout" draw:type="line" svg:x1="8.255cm" svg:y1="14.413cm" svg:x2="10.583cm" svg:y2="14.413cm" draw:start-shape="id162" draw:start-glue-point="10" draw:end-shape="id167" draw:end-glue-point="6" svg:d="m8255 14413h2328">
          <text:p/>
        </draw:connector>
        <draw:connector draw:style-name="gr4" draw:text-style-name="P5" draw:layer="layout" draw:type="line" svg:x1="13.758cm" svg:y1="12.296cm" svg:x2="15.663cm" svg:y2="12.296cm" draw:start-shape="id164" draw:start-glue-point="10" draw:end-shape="id168" draw:end-glue-point="6" svg:d="m13758 12296h1905">
          <text:p/>
        </draw:connector>
        <draw:connector draw:style-name="gr4" draw:text-style-name="P5" draw:layer="layout" draw:type="line" svg:x1="10.645cm" svg:y1="14.277cm" svg:x2="13.397cm" svg:y2="16.354cm" draw:start-shape="id167" draw:start-glue-point="5" draw:end-shape="id169" draw:end-glue-point="5" svg:d="m10645 14277 2752 2077">
          <text:p/>
        </draw:connector>
        <draw:connector draw:style-name="gr4" draw:text-style-name="P5" draw:layer="layout" draw:type="line" svg:x1="11.007cm" svg:y1="14.413cm" svg:x2="13.335cm" svg:y2="14.413cm" draw:start-shape="id167" draw:start-glue-point="10" draw:end-shape="id165" draw:end-glue-point="6" svg:d="m11007 14413h2328">
          <text:p/>
        </draw:connector>
        <draw:connector draw:style-name="gr4" draw:text-style-name="P5" draw:layer="layout" draw:type="line" svg:x1="10.945cm" svg:y1="12.432cm" svg:x2="13.546cm" svg:y2="14.221cm" draw:start-shape="id163" draw:start-glue-point="9" draw:end-shape="id165" draw:end-glue-point="4" svg:d="m10945 12432 2601 1789">
          <text:p/>
        </draw:connector>
        <draw:custom-shape draw:style-name="gr2" draw:text-style-name="P2" draw:layer="layout" svg:width="0.846cm" svg:height="0.937cm" svg:x="7.197cm" svg:y="13.882cm">
          <text:list text:style-name="L2">
            <text:list-header>
              <text:p text:style-name="P4"><text:span text:style-name="T2">s</text:span></text:p>
            </text:list-header>
          </text:list>
          <draw:enhanced-geometry svg:viewBox="0 0 21600 21600" draw:type="mso-spt202" draw:enhanced-path="M 0 0 L 21600 0 21600 21600 0 21600 0 0 Z N"/>
        </draw:custom-shape>
        <draw:custom-shape draw:style-name="gr2" draw:text-style-name="P2" draw:layer="layout" svg:width="0.847cm" svg:height="0.937cm" svg:x="16.298cm" svg:y="13.97cm">
          <text:list text:style-name="L2">
            <text:list-header>
              <text:p text:style-name="P4"><text:span text:style-name="T2">t</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0.372cm" svg:y="13.247cm">
          <text:list text:style-name="L2">
            <text:list-header>
              <text:p text:style-name="P4"><text:span text:style-name="T2">v</text:span><text:span text:style-name="T3">4</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13.123cm" svg:y="13.123cm">
          <text:list text:style-name="L2">
            <text:list-header>
              <text:p text:style-name="P4"><text:span text:style-name="T2">v</text:span><text:span text:style-name="T3">5</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6.087cm" svg:y="15.875cm">
          <text:list text:style-name="L2">
            <text:list-header>
              <text:p text:style-name="P4"><text:span text:style-name="T2">v</text:span><text:span text:style-name="T3">7</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8.043cm" svg:y="12.912cm">
          <text:list text:style-name="L2">
            <text:list-header>
              <text:p text:style-name="P6"><text:span text:style-name="T5">0/16</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11.642cm" svg:y="11.642cm">
          <text:list text:style-name="L2">
            <text:list-header>
              <text:p text:style-name="P6"><text:span text:style-name="T5">0/11</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12.277cm" svg:y="12.7cm">
          <text:list text:style-name="L2">
            <text:list-header>
              <text:p text:style-name="P6"><text:span text:style-name="T5">0/10</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9.313cm" svg:y="13.758cm">
          <text:list text:style-name="L2">
            <text:list-header>
              <text:p text:style-name="P6"><text:span text:style-name="T5">5/5</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14.182cm" svg:y="13.758cm">
          <text:list text:style-name="L2">
            <text:list-header>
              <text:p text:style-name="P6"><text:span text:style-name="T5">5/5</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14.393cm" svg:y="14.817cm">
          <text:list text:style-name="L2">
            <text:list-header>
              <text:p text:style-name="P6"><text:span text:style-name="T5">0/4</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11.43cm" svg:y="13.758cm">
          <text:list text:style-name="L2">
            <text:list-header>
              <text:p text:style-name="P6"><text:span text:style-name="T5">5/8</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12.277cm" svg:y="15.028cm">
          <text:list text:style-name="L2">
            <text:list-header>
              <text:p text:style-name="P6"><text:span text:style-name="T5">0/9</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0.372cm" svg:y="11.13cm">
          <text:list text:style-name="L2">
            <text:list-header>
              <text:p text:style-name="P4"><text:span text:style-name="T2">v</text:span><text:span text:style-name="T3">1</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13.123cm" svg:y="11.13cm">
          <text:list text:style-name="L2">
            <text:list-header>
              <text:p text:style-name="P4"><text:span text:style-name="T2">v</text:span><text:span text:style-name="T3">2</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6.087cm" svg:y="11.642cm">
          <text:list text:style-name="L2">
            <text:list-header>
              <text:p text:style-name="P4"><text:span text:style-name="T2">v</text:span><text:span text:style-name="T3">3</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14.182cm" svg:y="11.642cm">
          <text:list text:style-name="L2">
            <text:list-header>
              <text:p text:style-name="P6"><text:span text:style-name="T5">0/14</text:span></text:p>
            </text:list-header>
          </text:list>
          <draw:enhanced-geometry svg:viewBox="0 0 21600 21600" draw:type="mso-spt202" draw:enhanced-path="M 0 0 L 21600 0 21600 21600 0 21600 0 0 Z N"/>
        </draw:custom-shape>
        <draw:custom-shape draw:style-name="gr3" draw:text-style-name="P2" draw:id="id170" draw:layer="layout" svg:width="0.424cm" svg:height="0.384cm" svg:x="15.663cm" svg:y="16.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5" draw:layer="layout" draw:type="line" svg:x1="13.696cm" svg:y1="14.549cm" svg:x2="15.725cm" svg:y2="16.354cm" draw:start-shape="id165" draw:start-glue-point="9" draw:end-shape="id170" draw:end-glue-point="5" svg:d="m13696 14549 2029 1805">
          <text:p/>
        </draw:connector>
        <draw:connector draw:style-name="gr4" draw:text-style-name="P5" draw:layer="layout" draw:type="line" svg:x1="13.758cm" svg:y1="16.49cm" svg:x2="15.663cm" svg:y2="16.49cm" draw:start-shape="id169" draw:start-glue-point="10" draw:end-shape="id170" draw:end-glue-point="6" svg:d="m13758 16490h1905">
          <text:p/>
        </draw:connector>
        <draw:custom-shape draw:style-name="gr2" draw:text-style-name="P2" draw:layer="layout" svg:width="1.481cm" svg:height="1.03cm" svg:x="2.752cm" svg:y="5.08cm">
          <text:list text:style-name="L2">
            <text:list-header>
              <text:p text:style-name="P4"><text:span text:style-name="T2">v</text:span><text:span text:style-name="T3">1</text:span></text:p>
            </text:list-header>
          </text:list>
          <draw:enhanced-geometry svg:viewBox="0 0 21600 21600" draw:type="mso-spt202" draw:enhanced-path="M 0 0 L 21600 0 21600 21600 0 21600 0 0 Z N"/>
        </draw:custom-shape>
        <draw:custom-shape draw:style-name="gr3" draw:text-style-name="P2" draw:id="id171" draw:layer="layout" svg:width="0.423cm" svg:height="0.384cm" svg:x="1.905cm" svg:y="7.4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72" draw:layer="layout" svg:width="0.424cm" svg:height="0.383cm" svg:x="3.598cm" svg:y="5.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73" draw:layer="layout" svg:width="0.423cm" svg:height="0.383cm" svg:x="5.927cm" svg:y="5.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74" draw:layer="layout" svg:width="0.423cm" svg:height="0.383cm" svg:x="8.255cm" svg:y="5.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76" draw:layer="layout" svg:width="0.424cm" svg:height="0.384cm" svg:x="3.598cm" svg:y="9.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77" draw:layer="layout" svg:width="0.424cm" svg:height="0.384cm" svg:x="6.773cm" svg:y="9.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75" draw:layer="layout" svg:width="0.424cm" svg:height="0.384cm" svg:x="9.948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78" draw:layer="layout" svg:width="0.423cm" svg:height="0.384cm" svg:x="5.927cm" svg:y="1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79" draw:layer="layout" svg:width="0.423cm" svg:height="0.384cm" svg:x="8.255cm" svg:y="1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5" draw:layer="layout" draw:type="line" svg:x1="2.266cm" svg:y1="7.504cm" svg:x2="3.66cm" svg:y2="6.254cm" draw:start-shape="id171" draw:start-glue-point="11" draw:end-shape="id172" draw:end-glue-point="7" svg:d="m2266 7504 1394-1250">
          <text:p/>
        </draw:connector>
        <draw:connector draw:style-name="gr4" draw:text-style-name="P5" draw:layer="layout" draw:type="line" svg:x1="4.022cm" svg:y1="6.118cm" svg:x2="5.927cm" svg:y2="6.118cm" draw:start-shape="id172" draw:start-glue-point="10" draw:end-shape="id173" draw:end-glue-point="6" svg:d="m4022 6118h1905">
          <text:p/>
        </draw:connector>
        <draw:connector draw:style-name="gr4" draw:text-style-name="P5" draw:layer="layout" draw:type="line" svg:x1="6.35cm" svg:y1="6.118cm" svg:x2="8.255cm" svg:y2="6.118cm" draw:start-shape="id173" draw:start-glue-point="10" draw:end-shape="id174" draw:end-glue-point="6" svg:d="m6350 6118h1905">
          <text:p/>
        </draw:connector>
        <draw:connector draw:style-name="gr4" draw:text-style-name="P5" draw:layer="layout" draw:type="line" svg:x1="8.616cm" svg:y1="6.254cm" svg:x2="10.01cm" svg:y2="7.676cm" draw:start-shape="id174" draw:start-glue-point="9" draw:end-shape="id175" draw:end-glue-point="5" svg:d="m8616 6254 1394 1422">
          <text:p/>
        </draw:connector>
        <draw:connector draw:style-name="gr4" draw:text-style-name="P5" draw:layer="layout" draw:type="line" svg:x1="2.266cm" svg:y1="7.776cm" svg:x2="3.66cm" svg:y2="9.197cm" draw:start-shape="id171" draw:start-glue-point="9" draw:end-shape="id176" draw:end-glue-point="5" svg:d="m2266 7776 1394 1421">
          <text:p/>
        </draw:connector>
        <draw:connector draw:style-name="gr4" draw:text-style-name="P5" draw:layer="layout" draw:type="line" svg:x1="1.967cm" svg:y1="7.504cm" svg:x2="6.835cm" svg:y2="9.197cm" draw:start-shape="id171" draw:start-glue-point="5" draw:end-shape="id177" draw:end-glue-point="5" svg:d="m1967 7504 4868 1693">
          <text:p/>
        </draw:connector>
        <draw:connector draw:style-name="gr4" draw:text-style-name="P5" draw:layer="layout" draw:type="line" svg:x1="3.598cm" svg:y1="9.333cm" svg:x2="6.773cm" svg:y2="9.333cm" draw:start-shape="id176" draw:start-glue-point="6" draw:end-shape="id177" draw:end-glue-point="6" svg:d="m3598 9333h3175">
          <text:p/>
        </draw:connector>
        <draw:connector draw:style-name="gr4" draw:text-style-name="P5" draw:layer="layout" draw:type="line" svg:x1="3.81cm" svg:y1="6.31cm" svg:x2="6.835cm" svg:y2="9.197cm" draw:start-shape="id172" draw:start-glue-point="8" draw:end-shape="id177" draw:end-glue-point="5" svg:d="m3810 6310 3025 2887">
          <text:p/>
        </draw:connector>
        <draw:connector draw:style-name="gr4" draw:text-style-name="P5" draw:layer="layout" draw:type="line" svg:x1="3.96cm" svg:y1="9.469cm" svg:x2="5.989cm" svg:y2="11.102cm" draw:start-shape="id176" draw:start-glue-point="9" draw:end-shape="id178" draw:end-glue-point="5" svg:d="m3960 9469 2029 1633">
          <text:p/>
        </draw:connector>
        <draw:connector draw:style-name="gr4" draw:text-style-name="P5" draw:layer="layout" draw:type="line" svg:x1="6.35cm" svg:y1="11.238cm" svg:x2="8.255cm" svg:y2="11.238cm" draw:start-shape="id178" draw:start-glue-point="10" draw:end-shape="id179" draw:end-glue-point="6" svg:d="m6350 11238h1905">
          <text:p/>
        </draw:connector>
        <draw:connector draw:style-name="gr4" draw:text-style-name="P5" draw:layer="layout" draw:type="line" svg:x1="6.835cm" svg:y1="9.197cm" svg:x2="8.317cm" svg:y2="11.102cm" draw:start-shape="id177" draw:start-glue-point="5" draw:end-shape="id179" draw:end-glue-point="5" svg:d="m6835 9197 1482 1905">
          <text:p/>
        </draw:connector>
        <draw:connector draw:style-name="gr4" draw:text-style-name="P5" draw:layer="layout" draw:type="line" svg:x1="8.466cm" svg:y1="11.43cm" svg:x2="10.01cm" svg:y2="7.948cm" draw:start-shape="id179" draw:start-glue-point="8" draw:end-shape="id175" draw:end-glue-point="7" svg:d="m8466 11430 1544-3482">
          <text:p/>
        </draw:connector>
        <draw:connector draw:style-name="gr4" draw:text-style-name="P5" draw:layer="layout" draw:type="line" svg:x1="6.835cm" svg:y1="9.469cm" svg:x2="9.948cm" svg:y2="7.812cm" draw:start-shape="id177" draw:start-glue-point="7" draw:end-shape="id175" draw:end-glue-point="6" svg:d="m6835 9469 3113-1657">
          <text:p/>
        </draw:connector>
        <draw:connector draw:style-name="gr4" draw:text-style-name="P5" draw:layer="layout" draw:type="line" svg:x1="5.989cm" svg:y1="6.254cm" svg:x2="3.96cm" svg:y2="9.197cm" draw:start-shape="id173" draw:start-glue-point="7" draw:end-shape="id176" draw:end-glue-point="11" svg:d="m5989 6254-2029 2943">
          <text:p/>
        </draw:connector>
        <draw:connector draw:style-name="gr4" draw:text-style-name="P5" draw:layer="layout" draw:type="curve" svg:x1="3.81cm" svg:y1="5.927cm" svg:x2="10.16cm" svg:y2="7.62cm" draw:start-shape="id172" draw:start-glue-point="4" draw:end-shape="id175" draw:end-glue-point="4" svg:d="m3810 5927c0-21 6350-867 6350 1693">
          <text:p/>
        </draw:connector>
        <draw:custom-shape draw:style-name="gr2" draw:text-style-name="P2" draw:layer="layout" svg:width="0.847cm" svg:height="0.937cm" svg:x="1.27cm" svg:y="7.108cm">
          <text:list text:style-name="L2">
            <text:list-header>
              <text:p text:style-name="P4"><text:span text:style-name="T2">s</text:span></text:p>
            </text:list-header>
          </text:list>
          <draw:enhanced-geometry svg:viewBox="0 0 21600 21600" draw:type="mso-spt202" draw:enhanced-path="M 0 0 L 21600 0 21600 21600 0 21600 0 0 Z N"/>
        </draw:custom-shape>
        <draw:custom-shape draw:style-name="gr2" draw:text-style-name="P2" draw:layer="layout" svg:width="0.846cm" svg:height="0.937cm" svg:x="10.372cm" svg:y="7.32cm">
          <text:list text:style-name="L2">
            <text:list-header>
              <text:p text:style-name="P4"><text:span text:style-name="T2">t</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5.715cm" svg:y="5.08cm">
          <text:list text:style-name="L2">
            <text:list-header>
              <text:p text:style-name="P4"><text:span text:style-name="T2">v</text:span><text:span text:style-name="T3">2</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8.043cm" svg:y="5.08cm">
          <text:list text:style-name="L2">
            <text:list-header>
              <text:p text:style-name="P4"><text:span text:style-name="T2">v</text:span><text:span text:style-name="T3">3</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2.963cm" svg:y="9.225cm">
          <text:list text:style-name="L2">
            <text:list-header>
              <text:p text:style-name="P4"><text:span text:style-name="T2">v</text:span><text:span text:style-name="T3">4</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6.562cm" svg:y="8.167cm">
          <text:list text:style-name="L2">
            <text:list-header>
              <text:p text:style-name="P4"><text:span text:style-name="T2">v</text:span><text:span text:style-name="T3">5</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5.503cm" svg:y="11.13cm">
          <text:list text:style-name="L2">
            <text:list-header>
              <text:p text:style-name="P4"><text:span text:style-name="T2">v</text:span><text:span text:style-name="T3">6</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7.832cm" svg:y="11.13cm">
          <text:list text:style-name="L2">
            <text:list-header>
              <text:p text:style-name="P4"><text:span text:style-name="T2">v</text:span><text:span text:style-name="T3">7</text:span></text:p>
            </text:list-header>
          </text:list>
          <draw:enhanced-geometry svg:viewBox="0 0 21600 21600" draw:type="mso-spt202" draw:enhanced-path="M 0 0 L 21600 0 21600 21600 0 21600 0 0 Z N"/>
        </draw:custom-shape>
        <draw:custom-shape draw:style-name="gr24" draw:text-style-name="P2" draw:layer="layout" svg:width="1.058cm" svg:height="0.593cm" svg:x="1.905cm" svg:y="6.138cm">
          <text:list text:style-name="L2">
            <text:list-header>
              <text:p text:style-name="P9"><text:span text:style-name="T5">9/25</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4.445cm" svg:y="5.292cm">
          <text:list text:style-name="L2">
            <text:list-header>
              <text:p text:style-name="P6"><text:span text:style-name="T5">0/11</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6.773cm" svg:y="5.292cm">
          <text:list text:style-name="L2">
            <text:list-header>
              <text:p text:style-name="P6"><text:span text:style-name="T5">0/14</text:span></text:p>
            </text:list-header>
          </text:list>
          <draw:enhanced-geometry svg:viewBox="0 0 21600 21600" draw:type="mso-spt202" draw:enhanced-path="M 0 0 L 21600 0 21600 21600 0 21600 0 0 Z N"/>
        </draw:custom-shape>
        <draw:custom-shape draw:style-name="gr24" draw:text-style-name="P2" draw:layer="layout" svg:width="1.059cm" svg:height="0.593cm" svg:x="9.313cm" svg:y="4.868cm">
          <text:list text:style-name="L2">
            <text:list-header>
              <text:p text:style-name="P9"><text:span text:style-name="T5">9/9</text:span></text:p>
            </text:list-header>
          </text:list>
          <draw:enhanced-geometry svg:viewBox="0 0 21600 21600" draw:type="mso-spt202" draw:enhanced-path="M 0 0 L 21600 0 21600 21600 0 21600 0 0 Z N"/>
        </draw:custom-shape>
        <draw:custom-shape draw:style-name="gr24" draw:text-style-name="P2" draw:layer="layout" svg:width="1.058cm" svg:height="0.593cm" svg:x="3.175cm" svg:y="7.197cm">
          <text:list text:style-name="L2">
            <text:list-header>
              <text:p text:style-name="P9"><text:span text:style-name="T5">5/5</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5.715cm" svg:y="7.832cm">
          <text:list text:style-name="L2">
            <text:list-header>
              <text:p text:style-name="P6"><text:span text:style-name="T5">0/10</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8.255cm" svg:y="6.562cm">
          <text:list text:style-name="L2">
            <text:list-header>
              <text:p text:style-name="P6"><text:span text:style-name="T5">0/8</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5.503cm" svg:y="6.35cm">
          <text:list text:style-name="L2">
            <text:list-header>
              <text:p text:style-name="P6"><text:span text:style-name="T5">0/1</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1.905cm" svg:y="8.255cm">
          <text:list text:style-name="L2">
            <text:list-header>
              <text:p text:style-name="P6"><text:span text:style-name="T5">0/5</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5.08cm" svg:y="9.313cm">
          <text:list text:style-name="L2">
            <text:list-header>
              <text:p text:style-name="P6"><text:span text:style-name="T5">0/8</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4.445cm" svg:y="10.372cm">
          <text:list text:style-name="L2">
            <text:list-header>
              <text:p text:style-name="P6"><text:span text:style-name="T5">0/9</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6.985cm" svg:y="11.218cm">
          <text:list text:style-name="L2">
            <text:list-header>
              <text:p text:style-name="P6"><text:span text:style-name="T5">0/7</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9.525cm" svg:y="9.102cm">
          <text:list text:style-name="L2">
            <text:list-header>
              <text:p text:style-name="P6"><text:span text:style-name="T5">0/6</text:span></text:p>
            </text:list-header>
          </text:list>
          <draw:enhanced-geometry svg:viewBox="0 0 21600 21600" draw:type="mso-spt202" draw:enhanced-path="M 0 0 L 21600 0 21600 21600 0 21600 0 0 Z N"/>
        </draw:custom-shape>
        <draw:custom-shape draw:style-name="gr24" draw:text-style-name="P2" draw:layer="layout" svg:width="1.058cm" svg:height="0.593cm" svg:x="7.832cm" svg:y="7.832cm">
          <text:list text:style-name="L2">
            <text:list-header>
              <text:p text:style-name="P9"><text:span text:style-name="T5">5/10</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7.408cm" svg:y="9.525cm">
          <text:list text:style-name="L2">
            <text:list-header>
              <text:p text:style-name="P6"><text:span text:style-name="T5">0/4</text:span></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15" presentation:class="page"/>
          <draw:frame presentation:style-name="pr3" draw:layer="layout" svg:width="15.239cm" svg:height="11.43cm" svg:x="1.905cm" svg:y="12.064cm" presentation:class="notes" presentation:placeholder="true">
            <draw:text-box/>
          </draw:frame>
        </presentation:notes>
      </draw:page>
      <draw:page draw:name="page16" draw:style-name="dp1" draw:master-page-name="Výchozí" presentation:presentation-page-layout-name="AL2T1">
        <office:forms form:automatic-focus="false" form:apply-design-mode="false"/>
        <draw:custom-shape draw:style-name="gr2" draw:text-style-name="P2" draw:layer="layout" svg:width="1.482cm" svg:height="0.853cm" svg:x="14.393cm" svg:y="16.51cm">
          <text:list text:style-name="L2">
            <text:list-header>
              <text:p text:style-name="P6"><text:span text:style-name="T5">0/7</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13.335cm" svg:y="15.452cm">
          <text:list text:style-name="L2">
            <text:list-header>
              <text:p text:style-name="P4"><text:span text:style-name="T2">v</text:span><text:span text:style-name="T3">6</text:span></text:p>
            </text:list-header>
          </text:list>
          <draw:enhanced-geometry svg:viewBox="0 0 21600 21600" draw:type="mso-spt202" draw:enhanced-path="M 0 0 L 21600 0 21600 21600 0 21600 0 0 Z N"/>
        </draw:custom-shape>
        <draw:frame presentation:style-name="pr4" draw:text-style-name="P2" draw:layer="layout" svg:width="22.86cm" svg:height="3.176cm" svg:x="1.27cm" svg:y="0.762cm" presentation:class="title" presentation:user-transformed="true">
          <draw:text-box>
            <text:list text:style-name="L1">
              <text:list-header>
                <text:p text:style-name="P1">Adding the blocking flow to <text:span text:style-name="T7">f</text:span></text:p>
              </text:list-header>
            </text:list>
          </draw:text-box>
        </draw:frame>
        <draw:custom-shape draw:style-name="gr3" draw:text-style-name="P2" draw:id="id180" draw:layer="layout" svg:width="0.423cm" svg:height="0.384cm" svg:x="7.832cm" svg:y="14.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81" draw:layer="layout" svg:width="0.424cm" svg:height="0.383cm" svg:x="10.583cm" svg:y="12.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82" draw:layer="layout" svg:width="0.423cm" svg:height="0.383cm" svg:x="13.335cm" svg:y="12.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84" draw:layer="layout" svg:width="0.424cm" svg:height="0.384cm" svg:x="15.663cm" svg:y="14.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85" draw:layer="layout" svg:width="0.424cm" svg:height="0.384cm" svg:x="10.583cm" svg:y="14.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83" draw:layer="layout" svg:width="0.423cm" svg:height="0.384cm" svg:x="13.335cm" svg:y="14.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86" draw:layer="layout" svg:width="0.424cm" svg:height="0.383cm" svg:x="15.663cm" svg:y="12.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87" draw:layer="layout" svg:width="0.423cm" svg:height="0.384cm" svg:x="13.335cm" svg:y="16.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5" draw:layer="layout" draw:type="line" svg:x1="8.193cm" svg:y1="14.277cm" svg:x2="10.645cm" svg:y2="12.432cm" draw:start-shape="id180" draw:start-glue-point="11" draw:end-shape="id181" draw:end-glue-point="7" svg:d="m8193 14277 2452-1845">
          <text:p/>
        </draw:connector>
        <draw:connector draw:style-name="gr4" draw:text-style-name="P5" draw:layer="layout" draw:type="line" svg:x1="11.007cm" svg:y1="12.296cm" svg:x2="13.335cm" svg:y2="12.296cm" draw:start-shape="id181" draw:start-glue-point="10" draw:end-shape="id182" draw:end-glue-point="6" svg:d="m11007 12296h2328">
          <text:p/>
        </draw:connector>
        <draw:connector draw:style-name="gr4" draw:text-style-name="P5" draw:layer="layout" draw:type="line" svg:x1="13.758cm" svg:y1="14.413cm" svg:x2="15.663cm" svg:y2="14.413cm" draw:start-shape="id183" draw:start-glue-point="10" draw:end-shape="id184" draw:end-glue-point="6" svg:d="m13758 14413h1905">
          <text:p/>
        </draw:connector>
        <draw:connector draw:style-name="gr4" draw:text-style-name="P5" draw:layer="layout" draw:type="line" svg:x1="8.255cm" svg:y1="14.413cm" svg:x2="10.583cm" svg:y2="14.413cm" draw:start-shape="id180" draw:start-glue-point="10" draw:end-shape="id185" draw:end-glue-point="6" svg:d="m8255 14413h2328">
          <text:p/>
        </draw:connector>
        <draw:connector draw:style-name="gr4" draw:text-style-name="P5" draw:layer="layout" draw:type="line" svg:x1="13.758cm" svg:y1="12.296cm" svg:x2="15.663cm" svg:y2="12.296cm" draw:start-shape="id182" draw:start-glue-point="10" draw:end-shape="id186" draw:end-glue-point="6" svg:d="m13758 12296h1905">
          <text:p/>
        </draw:connector>
        <draw:connector draw:style-name="gr4" draw:text-style-name="P5" draw:layer="layout" draw:type="line" svg:x1="10.645cm" svg:y1="14.277cm" svg:x2="13.397cm" svg:y2="16.354cm" draw:start-shape="id185" draw:start-glue-point="5" draw:end-shape="id187" draw:end-glue-point="5" svg:d="m10645 14277 2752 2077">
          <text:p/>
        </draw:connector>
        <draw:connector draw:style-name="gr4" draw:text-style-name="P5" draw:layer="layout" draw:type="line" svg:x1="11.007cm" svg:y1="14.413cm" svg:x2="13.335cm" svg:y2="14.413cm" draw:start-shape="id185" draw:start-glue-point="10" draw:end-shape="id183" draw:end-glue-point="6" svg:d="m11007 14413h2328">
          <text:p/>
        </draw:connector>
        <draw:connector draw:style-name="gr4" draw:text-style-name="P5" draw:layer="layout" draw:type="line" svg:x1="10.945cm" svg:y1="12.432cm" svg:x2="13.546cm" svg:y2="14.221cm" draw:start-shape="id181" draw:start-glue-point="9" draw:end-shape="id183" draw:end-glue-point="4" svg:d="m10945 12432 2601 1789">
          <text:p/>
        </draw:connector>
        <draw:custom-shape draw:style-name="gr2" draw:text-style-name="P2" draw:layer="layout" svg:width="0.846cm" svg:height="0.937cm" svg:x="7.197cm" svg:y="13.882cm">
          <text:list text:style-name="L2">
            <text:list-header>
              <text:p text:style-name="P4"><text:span text:style-name="T2">s</text:span></text:p>
            </text:list-header>
          </text:list>
          <draw:enhanced-geometry svg:viewBox="0 0 21600 21600" draw:type="mso-spt202" draw:enhanced-path="M 0 0 L 21600 0 21600 21600 0 21600 0 0 Z N"/>
        </draw:custom-shape>
        <draw:custom-shape draw:style-name="gr2" draw:text-style-name="P2" draw:layer="layout" svg:width="0.847cm" svg:height="0.937cm" svg:x="16.298cm" svg:y="13.97cm">
          <text:list text:style-name="L2">
            <text:list-header>
              <text:p text:style-name="P4"><text:span text:style-name="T2">t</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0.372cm" svg:y="13.247cm">
          <text:list text:style-name="L2">
            <text:list-header>
              <text:p text:style-name="P4"><text:span text:style-name="T2">v</text:span><text:span text:style-name="T3">4</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13.123cm" svg:y="13.123cm">
          <text:list text:style-name="L2">
            <text:list-header>
              <text:p text:style-name="P4"><text:span text:style-name="T2">v</text:span><text:span text:style-name="T3">5</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6.087cm" svg:y="15.875cm">
          <text:list text:style-name="L2">
            <text:list-header>
              <text:p text:style-name="P4"><text:span text:style-name="T2">v</text:span><text:span text:style-name="T3">7</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8.043cm" svg:y="12.912cm">
          <text:list text:style-name="L2">
            <text:list-header>
              <text:p text:style-name="P6"><text:span text:style-name="T5">0/16</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11.642cm" svg:y="11.642cm">
          <text:list text:style-name="L2">
            <text:list-header>
              <text:p text:style-name="P6"><text:span text:style-name="T5">0/11</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12.277cm" svg:y="12.7cm">
          <text:list text:style-name="L2">
            <text:list-header>
              <text:p text:style-name="P6"><text:span text:style-name="T5">0/10</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9.313cm" svg:y="13.758cm">
          <text:list text:style-name="L2">
            <text:list-header>
              <text:p text:style-name="P6"><text:span text:style-name="T5">5/5</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14.182cm" svg:y="13.758cm">
          <text:list text:style-name="L2">
            <text:list-header>
              <text:p text:style-name="P6"><text:span text:style-name="T5">5/5</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14.393cm" svg:y="14.817cm">
          <text:list text:style-name="L2">
            <text:list-header>
              <text:p text:style-name="P6"><text:span text:style-name="T5">0/4</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11.43cm" svg:y="13.758cm">
          <text:list text:style-name="L2">
            <text:list-header>
              <text:p text:style-name="P6"><text:span text:style-name="T5">5/8</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12.277cm" svg:y="15.028cm">
          <text:list text:style-name="L2">
            <text:list-header>
              <text:p text:style-name="P6"><text:span text:style-name="T5">0/9</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0.372cm" svg:y="11.13cm">
          <text:list text:style-name="L2">
            <text:list-header>
              <text:p text:style-name="P4"><text:span text:style-name="T2">v</text:span><text:span text:style-name="T3">1</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13.123cm" svg:y="11.13cm">
          <text:list text:style-name="L2">
            <text:list-header>
              <text:p text:style-name="P4"><text:span text:style-name="T2">v</text:span><text:span text:style-name="T3">2</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6.087cm" svg:y="11.642cm">
          <text:list text:style-name="L2">
            <text:list-header>
              <text:p text:style-name="P4"><text:span text:style-name="T2">v</text:span><text:span text:style-name="T3">3</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14.182cm" svg:y="11.642cm">
          <text:list text:style-name="L2">
            <text:list-header>
              <text:p text:style-name="P6"><text:span text:style-name="T5">0/14</text:span></text:p>
            </text:list-header>
          </text:list>
          <draw:enhanced-geometry svg:viewBox="0 0 21600 21600" draw:type="mso-spt202" draw:enhanced-path="M 0 0 L 21600 0 21600 21600 0 21600 0 0 Z N"/>
        </draw:custom-shape>
        <draw:custom-shape draw:style-name="gr3" draw:text-style-name="P2" draw:id="id188" draw:layer="layout" svg:width="0.424cm" svg:height="0.384cm" svg:x="15.663cm" svg:y="16.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5" draw:layer="layout" draw:type="line" svg:x1="13.696cm" svg:y1="14.549cm" svg:x2="15.725cm" svg:y2="16.354cm" draw:start-shape="id183" draw:start-glue-point="9" draw:end-shape="id188" draw:end-glue-point="5" svg:d="m13696 14549 2029 1805">
          <text:p/>
        </draw:connector>
        <draw:connector draw:style-name="gr4" draw:text-style-name="P5" draw:layer="layout" draw:type="line" svg:x1="13.758cm" svg:y1="16.49cm" svg:x2="15.663cm" svg:y2="16.49cm" draw:start-shape="id187" draw:start-glue-point="10" draw:end-shape="id188" draw:end-glue-point="6" svg:d="m13758 16490h1905">
          <text:p/>
        </draw:connector>
        <draw:custom-shape draw:style-name="gr2" draw:text-style-name="P2" draw:layer="layout" svg:width="1.481cm" svg:height="1.03cm" svg:x="2.752cm" svg:y="5.08cm">
          <text:list text:style-name="L2">
            <text:list-header>
              <text:p text:style-name="P4"><text:span text:style-name="T2">v</text:span><text:span text:style-name="T3">1</text:span></text:p>
            </text:list-header>
          </text:list>
          <draw:enhanced-geometry svg:viewBox="0 0 21600 21600" draw:type="mso-spt202" draw:enhanced-path="M 0 0 L 21600 0 21600 21600 0 21600 0 0 Z N"/>
        </draw:custom-shape>
        <draw:custom-shape draw:style-name="gr3" draw:text-style-name="P2" draw:id="id189" draw:layer="layout" svg:width="0.423cm" svg:height="0.384cm" svg:x="1.905cm" svg:y="7.4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90" draw:layer="layout" svg:width="0.424cm" svg:height="0.383cm" svg:x="3.598cm" svg:y="5.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91" draw:layer="layout" svg:width="0.423cm" svg:height="0.383cm" svg:x="5.927cm" svg:y="5.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92" draw:layer="layout" svg:width="0.423cm" svg:height="0.383cm" svg:x="8.255cm" svg:y="5.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94" draw:layer="layout" svg:width="0.424cm" svg:height="0.384cm" svg:x="3.598cm" svg:y="9.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95" draw:layer="layout" svg:width="0.424cm" svg:height="0.384cm" svg:x="6.773cm" svg:y="9.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93" draw:layer="layout" svg:width="0.424cm" svg:height="0.384cm" svg:x="9.948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96" draw:layer="layout" svg:width="0.423cm" svg:height="0.384cm" svg:x="5.927cm" svg:y="1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97" draw:layer="layout" svg:width="0.423cm" svg:height="0.384cm" svg:x="8.255cm" svg:y="1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5" draw:layer="layout" draw:type="line" svg:x1="2.266cm" svg:y1="7.504cm" svg:x2="3.66cm" svg:y2="6.254cm" draw:start-shape="id189" draw:start-glue-point="11" draw:end-shape="id190" draw:end-glue-point="7" svg:d="m2266 7504 1394-1250">
          <text:p/>
        </draw:connector>
        <draw:connector draw:style-name="gr4" draw:text-style-name="P5" draw:layer="layout" draw:type="line" svg:x1="4.022cm" svg:y1="6.118cm" svg:x2="5.927cm" svg:y2="6.118cm" draw:start-shape="id190" draw:start-glue-point="10" draw:end-shape="id191" draw:end-glue-point="6" svg:d="m4022 6118h1905">
          <text:p/>
        </draw:connector>
        <draw:connector draw:style-name="gr4" draw:text-style-name="P5" draw:layer="layout" draw:type="line" svg:x1="6.35cm" svg:y1="6.118cm" svg:x2="8.255cm" svg:y2="6.118cm" draw:start-shape="id191" draw:start-glue-point="10" draw:end-shape="id192" draw:end-glue-point="6" svg:d="m6350 6118h1905">
          <text:p/>
        </draw:connector>
        <draw:connector draw:style-name="gr4" draw:text-style-name="P5" draw:layer="layout" draw:type="line" svg:x1="8.616cm" svg:y1="6.254cm" svg:x2="10.01cm" svg:y2="7.676cm" draw:start-shape="id192" draw:start-glue-point="9" draw:end-shape="id193" draw:end-glue-point="5" svg:d="m8616 6254 1394 1422">
          <text:p/>
        </draw:connector>
        <draw:connector draw:style-name="gr4" draw:text-style-name="P5" draw:layer="layout" draw:type="line" svg:x1="2.266cm" svg:y1="7.776cm" svg:x2="3.66cm" svg:y2="9.197cm" draw:start-shape="id189" draw:start-glue-point="9" draw:end-shape="id194" draw:end-glue-point="5" svg:d="m2266 7776 1394 1421">
          <text:p/>
        </draw:connector>
        <draw:connector draw:style-name="gr4" draw:text-style-name="P5" draw:layer="layout" draw:type="line" svg:x1="1.967cm" svg:y1="7.504cm" svg:x2="6.835cm" svg:y2="9.197cm" draw:start-shape="id189" draw:start-glue-point="5" draw:end-shape="id195" draw:end-glue-point="5" svg:d="m1967 7504 4868 1693">
          <text:p/>
        </draw:connector>
        <draw:connector draw:style-name="gr4" draw:text-style-name="P5" draw:layer="layout" draw:type="line" svg:x1="3.598cm" svg:y1="9.333cm" svg:x2="6.773cm" svg:y2="9.333cm" draw:start-shape="id194" draw:start-glue-point="6" draw:end-shape="id195" draw:end-glue-point="6" svg:d="m3598 9333h3175">
          <text:p/>
        </draw:connector>
        <draw:connector draw:style-name="gr4" draw:text-style-name="P5" draw:layer="layout" draw:type="line" svg:x1="3.81cm" svg:y1="6.31cm" svg:x2="6.835cm" svg:y2="9.197cm" draw:start-shape="id190" draw:start-glue-point="8" draw:end-shape="id195" draw:end-glue-point="5" svg:d="m3810 6310 3025 2887">
          <text:p/>
        </draw:connector>
        <draw:connector draw:style-name="gr4" draw:text-style-name="P5" draw:layer="layout" draw:type="line" svg:x1="3.96cm" svg:y1="9.469cm" svg:x2="5.989cm" svg:y2="11.102cm" draw:start-shape="id194" draw:start-glue-point="9" draw:end-shape="id196" draw:end-glue-point="5" svg:d="m3960 9469 2029 1633">
          <text:p/>
        </draw:connector>
        <draw:connector draw:style-name="gr4" draw:text-style-name="P5" draw:layer="layout" draw:type="line" svg:x1="6.35cm" svg:y1="11.238cm" svg:x2="8.255cm" svg:y2="11.238cm" draw:start-shape="id196" draw:start-glue-point="10" draw:end-shape="id197" draw:end-glue-point="6" svg:d="m6350 11238h1905">
          <text:p/>
        </draw:connector>
        <draw:connector draw:style-name="gr4" draw:text-style-name="P5" draw:layer="layout" draw:type="line" svg:x1="6.835cm" svg:y1="9.197cm" svg:x2="8.317cm" svg:y2="11.102cm" draw:start-shape="id195" draw:start-glue-point="5" draw:end-shape="id197" draw:end-glue-point="5" svg:d="m6835 9197 1482 1905">
          <text:p/>
        </draw:connector>
        <draw:connector draw:style-name="gr4" draw:text-style-name="P5" draw:layer="layout" draw:type="line" svg:x1="8.466cm" svg:y1="11.43cm" svg:x2="10.01cm" svg:y2="7.948cm" draw:start-shape="id197" draw:start-glue-point="8" draw:end-shape="id193" draw:end-glue-point="7" svg:d="m8466 11430 1544-3482">
          <text:p/>
        </draw:connector>
        <draw:connector draw:style-name="gr4" draw:text-style-name="P5" draw:layer="layout" draw:type="line" svg:x1="6.835cm" svg:y1="9.469cm" svg:x2="9.948cm" svg:y2="7.812cm" draw:start-shape="id195" draw:start-glue-point="7" draw:end-shape="id193" draw:end-glue-point="6" svg:d="m6835 9469 3113-1657">
          <text:p/>
        </draw:connector>
        <draw:connector draw:style-name="gr4" draw:text-style-name="P5" draw:layer="layout" draw:type="line" svg:x1="5.989cm" svg:y1="6.254cm" svg:x2="3.96cm" svg:y2="9.197cm" draw:start-shape="id191" draw:start-glue-point="7" draw:end-shape="id194" draw:end-glue-point="11" svg:d="m5989 6254-2029 2943">
          <text:p/>
        </draw:connector>
        <draw:connector draw:style-name="gr4" draw:text-style-name="P5" draw:layer="layout" draw:type="curve" svg:x1="3.81cm" svg:y1="5.927cm" svg:x2="10.16cm" svg:y2="7.62cm" draw:start-shape="id190" draw:start-glue-point="4" draw:end-shape="id193" draw:end-glue-point="4" svg:d="m3810 5927c0-21 6350-867 6350 1693">
          <text:p/>
        </draw:connector>
        <draw:custom-shape draw:style-name="gr2" draw:text-style-name="P2" draw:layer="layout" svg:width="0.847cm" svg:height="0.937cm" svg:x="1.27cm" svg:y="7.108cm">
          <text:list text:style-name="L2">
            <text:list-header>
              <text:p text:style-name="P4"><text:span text:style-name="T2">s</text:span></text:p>
            </text:list-header>
          </text:list>
          <draw:enhanced-geometry svg:viewBox="0 0 21600 21600" draw:type="mso-spt202" draw:enhanced-path="M 0 0 L 21600 0 21600 21600 0 21600 0 0 Z N"/>
        </draw:custom-shape>
        <draw:custom-shape draw:style-name="gr2" draw:text-style-name="P2" draw:layer="layout" svg:width="0.846cm" svg:height="0.937cm" svg:x="10.372cm" svg:y="7.32cm">
          <text:list text:style-name="L2">
            <text:list-header>
              <text:p text:style-name="P4"><text:span text:style-name="T2">t</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5.715cm" svg:y="5.08cm">
          <text:list text:style-name="L2">
            <text:list-header>
              <text:p text:style-name="P4"><text:span text:style-name="T2">v</text:span><text:span text:style-name="T3">2</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8.043cm" svg:y="5.08cm">
          <text:list text:style-name="L2">
            <text:list-header>
              <text:p text:style-name="P4"><text:span text:style-name="T2">v</text:span><text:span text:style-name="T3">3</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2.963cm" svg:y="9.225cm">
          <text:list text:style-name="L2">
            <text:list-header>
              <text:p text:style-name="P4"><text:span text:style-name="T2">v</text:span><text:span text:style-name="T3">4</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6.562cm" svg:y="8.167cm">
          <text:list text:style-name="L2">
            <text:list-header>
              <text:p text:style-name="P4"><text:span text:style-name="T2">v</text:span><text:span text:style-name="T3">5</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5.503cm" svg:y="11.13cm">
          <text:list text:style-name="L2">
            <text:list-header>
              <text:p text:style-name="P4"><text:span text:style-name="T2">v</text:span><text:span text:style-name="T3">6</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7.832cm" svg:y="11.13cm">
          <text:list text:style-name="L2">
            <text:list-header>
              <text:p text:style-name="P4"><text:span text:style-name="T2">v</text:span><text:span text:style-name="T3">7</text:span></text:p>
            </text:list-header>
          </text:list>
          <draw:enhanced-geometry svg:viewBox="0 0 21600 21600" draw:type="mso-spt202" draw:enhanced-path="M 0 0 L 21600 0 21600 21600 0 21600 0 0 Z N"/>
        </draw:custom-shape>
        <draw:custom-shape draw:style-name="gr24" draw:text-style-name="P2" draw:layer="layout" svg:width="1.058cm" svg:height="0.593cm" svg:x="1.905cm" svg:y="6.138cm">
          <text:list text:style-name="L2">
            <text:list-header>
              <text:p text:style-name="P9"><text:span text:style-name="T5">9/25</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4.445cm" svg:y="5.292cm">
          <text:list text:style-name="L2">
            <text:list-header>
              <text:p text:style-name="P6"><text:span text:style-name="T5">0/11</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6.773cm" svg:y="5.292cm">
          <text:list text:style-name="L2">
            <text:list-header>
              <text:p text:style-name="P6"><text:span text:style-name="T5">0/14</text:span></text:p>
            </text:list-header>
          </text:list>
          <draw:enhanced-geometry svg:viewBox="0 0 21600 21600" draw:type="mso-spt202" draw:enhanced-path="M 0 0 L 21600 0 21600 21600 0 21600 0 0 Z N"/>
        </draw:custom-shape>
        <draw:custom-shape draw:style-name="gr24" draw:text-style-name="P2" draw:layer="layout" svg:width="1.059cm" svg:height="0.593cm" svg:x="9.313cm" svg:y="4.868cm">
          <text:list text:style-name="L2">
            <text:list-header>
              <text:p text:style-name="P9"><text:span text:style-name="T5">9/9</text:span></text:p>
            </text:list-header>
          </text:list>
          <draw:enhanced-geometry svg:viewBox="0 0 21600 21600" draw:type="mso-spt202" draw:enhanced-path="M 0 0 L 21600 0 21600 21600 0 21600 0 0 Z N"/>
        </draw:custom-shape>
        <draw:custom-shape draw:style-name="gr24" draw:text-style-name="P2" draw:layer="layout" svg:width="1.058cm" svg:height="0.593cm" svg:x="3.175cm" svg:y="7.197cm">
          <text:list text:style-name="L2">
            <text:list-header>
              <text:p text:style-name="P9"><text:span text:style-name="T5">5/5</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5.927cm" svg:y="7.832cm">
          <text:list text:style-name="L2">
            <text:list-header>
              <text:p text:style-name="P6"><text:span text:style-name="T5">0/10</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8.255cm" svg:y="6.562cm">
          <text:list text:style-name="L2">
            <text:list-header>
              <text:p text:style-name="P6"><text:span text:style-name="T5">0/8</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5.292cm" svg:y="6.562cm">
          <text:list text:style-name="L2">
            <text:list-header>
              <text:p text:style-name="P6"><text:span text:style-name="T5">0/1</text:span></text:p>
            </text:list-header>
          </text:list>
          <draw:enhanced-geometry svg:viewBox="0 0 21600 21600" draw:type="mso-spt202" draw:enhanced-path="M 0 0 L 21600 0 21600 21600 0 21600 0 0 Z N"/>
        </draw:custom-shape>
        <draw:custom-shape draw:style-name="gr27" draw:text-style-name="P2" draw:layer="layout" svg:width="1.482cm" svg:height="0.853cm" svg:x="1.905cm" svg:y="8.255cm">
          <text:list text:style-name="L2">
            <text:list-header>
              <text:p text:style-name="P6"><text:span text:style-name="T5">5/5</text:span></text:p>
            </text:list-header>
          </text:list>
          <draw:enhanced-geometry svg:viewBox="0 0 21600 21600" draw:type="mso-spt202" draw:enhanced-path="M 0 0 L 21600 0 21600 21600 0 21600 0 0 Z N"/>
        </draw:custom-shape>
        <draw:custom-shape draw:style-name="gr27" draw:text-style-name="P2" draw:layer="layout" svg:width="1.482cm" svg:height="0.853cm" svg:x="5.08cm" svg:y="9.313cm">
          <text:list text:style-name="L2">
            <text:list-header>
              <text:p text:style-name="P6"><text:span text:style-name="T5">5/8</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4.445cm" svg:y="10.372cm">
          <text:list text:style-name="L2">
            <text:list-header>
              <text:p text:style-name="P6"><text:span text:style-name="T5">0/9</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6.985cm" svg:y="11.218cm">
          <text:list text:style-name="L2">
            <text:list-header>
              <text:p text:style-name="P6"><text:span text:style-name="T5">0/7</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9.525cm" svg:y="9.102cm">
          <text:list text:style-name="L2">
            <text:list-header>
              <text:p text:style-name="P6"><text:span text:style-name="T5">0/6</text:span></text:p>
            </text:list-header>
          </text:list>
          <draw:enhanced-geometry svg:viewBox="0 0 21600 21600" draw:type="mso-spt202" draw:enhanced-path="M 0 0 L 21600 0 21600 21600 0 21600 0 0 Z N"/>
        </draw:custom-shape>
        <draw:custom-shape draw:style-name="gr23" draw:text-style-name="P2" draw:layer="layout" svg:width="1.27cm" svg:height="0.593cm" svg:x="7.832cm" svg:y="7.832cm">
          <text:list text:style-name="L2">
            <text:list-header>
              <text:p text:style-name="P9"><text:span text:style-name="T5">10/10</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7.408cm" svg:y="9.525cm">
          <text:list text:style-name="L2">
            <text:list-header>
              <text:p text:style-name="P6"><text:span text:style-name="T5">0/4</text:span></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16" presentation:class="page"/>
          <draw:frame presentation:style-name="pr3" draw:layer="layout" svg:width="15.239cm" svg:height="11.43cm" svg:x="1.905cm" svg:y="12.064cm" presentation:class="notes" presentation:placeholder="true">
            <draw:text-box/>
          </draw:frame>
        </presentation:notes>
      </draw:page>
      <draw:page draw:name="page17" draw:style-name="dp1" draw:master-page-name="Výchozí" presentation:presentation-page-layout-name="AL2T1">
        <office:forms form:automatic-focus="false" form:apply-design-mode="false"/>
        <draw:custom-shape draw:style-name="gr2" draw:text-style-name="P2" draw:id="id612" draw:layer="layout" svg:width="1.482cm" svg:height="1.03cm" svg:x="15.663cm" svg:y="9.437cm">
          <text:list text:style-name="L2">
            <text:list-header>
              <text:p text:style-name="P4"><text:span text:style-name="T2">v</text:span><text:span text:style-name="T3">4</text:span></text:p>
            </text:list-header>
          </text:list>
          <draw:enhanced-geometry svg:viewBox="0 0 21600 21600" draw:type="mso-spt202" draw:enhanced-path="M 0 0 L 21600 0 21600 21600 0 21600 0 0 Z N"/>
        </draw:custom-shape>
        <draw:custom-shape draw:style-name="gr2" draw:text-style-name="P2" draw:id="id655" draw:layer="layout" svg:width="1.482cm" svg:height="0.853cm" svg:x="14.393cm" svg:y="17.357cm">
          <text:list text:style-name="L2">
            <text:list-header>
              <text:p text:style-name="P6"><text:span text:style-name="T5">6</text:span></text:p>
            </text:list-header>
          </text:list>
          <draw:enhanced-geometry svg:viewBox="0 0 21600 21600" draw:type="mso-spt202" draw:enhanced-path="M 0 0 L 21600 0 21600 21600 0 21600 0 0 Z N"/>
        </draw:custom-shape>
        <draw:custom-shape draw:style-name="gr2" draw:text-style-name="P2" draw:id="id656" draw:layer="layout" svg:width="1.481cm" svg:height="1.03cm" svg:x="16.722cm" svg:y="17.357cm">
          <text:list text:style-name="L2">
            <text:list-header>
              <text:p text:style-name="P4"><text:span text:style-name="T2">v</text:span><text:span text:style-name="T3">6</text:span></text:p>
            </text:list-header>
          </text:list>
          <draw:enhanced-geometry svg:viewBox="0 0 21600 21600" draw:type="mso-spt202" draw:enhanced-path="M 0 0 L 21600 0 21600 21600 0 21600 0 0 Z N"/>
        </draw:custom-shape>
        <draw:frame presentation:style-name="pr4" draw:text-style-name="P2" draw:layer="layout" svg:width="22.86cm" svg:height="3.176cm" svg:x="1.27cm" svg:y="0.762cm" presentation:class="title" presentation:user-transformed="true">
          <draw:text-box>
            <text:list text:style-name="L1">
              <text:list-header>
                <text:p text:style-name="P1"><text:span text:style-name="T11">Constructing </text:span><text:span text:style-name="T9">N</text:span><text:span text:style-name="T10">f</text:span><text:span text:style-name="T11"> and </text:span><text:span text:style-name="T9">L</text:span><text:span text:style-name="T10">f</text:span></text:p>
              </text:list-header>
            </text:list>
          </draw:text-box>
        </draw:frame>
        <draw:custom-shape draw:style-name="gr3" draw:text-style-name="P2" draw:id="id198" draw:layer="layout" svg:width="0.423cm" svg:height="0.384cm" svg:x="5.927cm" svg:y="15.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199" draw:layer="layout" svg:width="0.424cm" svg:height="0.384cm" svg:x="8.678cm" svg:y="13.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00" draw:layer="layout" svg:width="0.423cm" svg:height="0.384cm" svg:x="11.43cm" svg:y="13.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04" draw:layer="layout" svg:width="0.424cm" svg:height="0.384cm" svg:x="16.298cm" svg:y="15.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02" draw:layer="layout" svg:width="0.424cm" svg:height="0.384cm" svg:x="13.758cm" svg:y="15.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01" draw:layer="layout" svg:width="0.423cm" svg:height="0.384cm" svg:x="11.43cm" svg:y="15.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03" draw:layer="layout" svg:width="0.424cm" svg:height="0.384cm" svg:x="13.758cm" svg:y="13.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05" draw:layer="layout" svg:width="0.424cm" svg:height="0.384cm" svg:x="16.298cm" svg:y="1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5" draw:id="id657" draw:layer="layout" draw:type="line" svg:x1="6.288cm" svg:y1="15.759cm" svg:x2="8.74cm" svg:y2="13.914cm" draw:start-shape="id198" draw:start-glue-point="11" draw:end-shape="id199" draw:end-glue-point="7" svg:d="m6288 15759 2452-1845">
          <text:p/>
        </draw:connector>
        <draw:connector draw:style-name="gr4" draw:text-style-name="P5" draw:id="id658" draw:layer="layout" draw:type="line" svg:x1="9.102cm" svg:y1="13.778cm" svg:x2="11.43cm" svg:y2="13.778cm" draw:start-shape="id199" draw:start-glue-point="10" draw:end-shape="id200" draw:end-glue-point="6" svg:d="m9102 13778h2328">
          <text:p/>
        </draw:connector>
        <draw:connector draw:style-name="gr4" draw:text-style-name="P5" draw:id="id659" draw:layer="layout" draw:type="line" svg:x1="11.853cm" svg:y1="15.895cm" svg:x2="13.758cm" svg:y2="15.895cm" draw:start-shape="id201" draw:start-glue-point="10" draw:end-shape="id202" draw:end-glue-point="6" svg:d="m11853 15895h1905">
          <text:p/>
        </draw:connector>
        <draw:connector draw:style-name="gr4" draw:text-style-name="P5" draw:id="id660" draw:layer="layout" draw:type="line" svg:x1="14.12cm" svg:y1="13.914cm" svg:x2="16.36cm" svg:y2="15.719cm" draw:start-shape="id203" draw:start-glue-point="9" draw:end-shape="id204" draw:end-glue-point="5" svg:d="m14120 13914 2240 1805">
          <text:p/>
        </draw:connector>
        <draw:connector draw:style-name="gr4" draw:text-style-name="P5" draw:id="id661" draw:layer="layout" draw:type="line" svg:x1="11.853cm" svg:y1="13.778cm" svg:x2="13.758cm" svg:y2="13.778cm" draw:start-shape="id200" draw:start-glue-point="10" draw:end-shape="id203" draw:end-glue-point="6" svg:d="m11853 13778h1905">
          <text:p/>
        </draw:connector>
        <draw:connector draw:style-name="gr4" draw:text-style-name="P5" draw:id="id662" draw:layer="layout" draw:type="line" svg:x1="14.12cm" svg:y1="16.031cm" svg:x2="16.36cm" svg:y2="17.836cm" draw:start-shape="id202" draw:start-glue-point="9" draw:end-shape="id205" draw:end-glue-point="5" svg:d="m14120 16031 2240 1805">
          <text:p/>
        </draw:connector>
        <draw:connector draw:style-name="gr4" draw:text-style-name="P5" draw:id="id663" draw:layer="layout" draw:type="line" svg:x1="11.791cm" svg:y1="13.914cm" svg:x2="13.758cm" svg:y2="15.666cm" draw:start-shape="id200" draw:start-glue-point="9" draw:end-shape="id206" draw:end-glue-point="1" svg:d="m11791 13914 1967 1752">
          <text:p/>
        </draw:connector>
        <draw:connector draw:style-name="gr4" draw:text-style-name="P5" draw:id="id664" draw:layer="layout" draw:type="line" svg:x1="9.04cm" svg:y1="13.914cm" svg:x2="11.641cm" svg:y2="15.703cm" draw:start-shape="id199" draw:start-glue-point="9" draw:end-shape="id201" draw:end-glue-point="4" svg:d="m9040 13914 2601 1789">
          <text:p/>
        </draw:connector>
        <draw:custom-shape draw:style-name="gr2" draw:text-style-name="P2" draw:id="id665" draw:layer="layout" svg:width="0.846cm" svg:height="0.937cm" svg:x="5.292cm" svg:y="15.363cm">
          <text:list text:style-name="L2">
            <text:list-header>
              <text:p text:style-name="P4"><text:span text:style-name="T2">s</text:span></text:p>
            </text:list-header>
          </text:list>
          <draw:enhanced-geometry svg:viewBox="0 0 21600 21600" draw:type="mso-spt202" draw:enhanced-path="M 0 0 L 21600 0 21600 21600 0 21600 0 0 Z N"/>
        </draw:custom-shape>
        <draw:custom-shape draw:style-name="gr2" draw:text-style-name="P2" draw:id="id666" draw:layer="layout" svg:width="0.847cm" svg:height="0.937cm" svg:x="16.51cm" svg:y="15.363cm">
          <text:list text:style-name="L2">
            <text:list-header>
              <text:p text:style-name="P4"><text:span text:style-name="T2">t</text:span></text:p>
            </text:list-header>
          </text:list>
          <draw:enhanced-geometry svg:viewBox="0 0 21600 21600" draw:type="mso-spt202" draw:enhanced-path="M 0 0 L 21600 0 21600 21600 0 21600 0 0 Z N"/>
        </draw:custom-shape>
        <draw:custom-shape draw:style-name="gr2" draw:text-style-name="P2" draw:id="id667" draw:layer="layout" svg:width="1.481cm" svg:height="1.03cm" svg:x="13.547cm" svg:y="14.605cm">
          <text:list text:style-name="L2">
            <text:list-header>
              <text:p text:style-name="P4"><text:span text:style-name="T2">v</text:span><text:span text:style-name="T3">4</text:span></text:p>
            </text:list-header>
          </text:list>
          <draw:enhanced-geometry svg:viewBox="0 0 21600 21600" draw:type="mso-spt202" draw:enhanced-path="M 0 0 L 21600 0 21600 21600 0 21600 0 0 Z N"/>
        </draw:custom-shape>
        <draw:custom-shape draw:style-name="gr2" draw:text-style-name="P2" draw:id="id668" draw:layer="layout" svg:width="1.482cm" svg:height="1.03cm" svg:x="11.218cm" svg:y="14.605cm">
          <text:list text:style-name="L2">
            <text:list-header>
              <text:p text:style-name="P4"><text:span text:style-name="T2">v</text:span><text:span text:style-name="T3">5</text:span></text:p>
            </text:list-header>
          </text:list>
          <draw:enhanced-geometry svg:viewBox="0 0 21600 21600" draw:type="mso-spt202" draw:enhanced-path="M 0 0 L 21600 0 21600 21600 0 21600 0 0 Z N"/>
        </draw:custom-shape>
        <draw:custom-shape draw:style-name="gr2" draw:text-style-name="P2" draw:id="id669" draw:layer="layout" svg:width="1.481cm" svg:height="1.03cm" svg:x="13.547cm" svg:y="16.722cm">
          <text:list text:style-name="L2">
            <text:list-header>
              <text:p text:style-name="P4"><text:span text:style-name="T2">v</text:span><text:span text:style-name="T3">7</text:span></text:p>
            </text:list-header>
          </text:list>
          <draw:enhanced-geometry svg:viewBox="0 0 21600 21600" draw:type="mso-spt202" draw:enhanced-path="M 0 0 L 21600 0 21600 21600 0 21600 0 0 Z N"/>
        </draw:custom-shape>
        <draw:custom-shape draw:style-name="gr2" draw:text-style-name="P2" draw:id="id670" draw:layer="layout" svg:width="1.482cm" svg:height="0.853cm" svg:x="6.138cm" svg:y="14.393cm">
          <text:list text:style-name="L2">
            <text:list-header>
              <text:p text:style-name="P6"><text:span text:style-name="T5">16</text:span></text:p>
            </text:list-header>
          </text:list>
          <draw:enhanced-geometry svg:viewBox="0 0 21600 21600" draw:type="mso-spt202" draw:enhanced-path="M 0 0 L 21600 0 21600 21600 0 21600 0 0 Z N"/>
        </draw:custom-shape>
        <draw:custom-shape draw:style-name="gr2" draw:text-style-name="P2" draw:id="id671" draw:layer="layout" svg:width="1.481cm" svg:height="0.853cm" svg:x="9.737cm" svg:y="13.123cm">
          <text:list text:style-name="L2">
            <text:list-header>
              <text:p text:style-name="P6"><text:span text:style-name="T5">11</text:span></text:p>
            </text:list-header>
          </text:list>
          <draw:enhanced-geometry svg:viewBox="0 0 21600 21600" draw:type="mso-spt202" draw:enhanced-path="M 0 0 L 21600 0 21600 21600 0 21600 0 0 Z N"/>
        </draw:custom-shape>
        <draw:custom-shape draw:style-name="gr2" draw:text-style-name="P2" draw:id="id672" draw:layer="layout" svg:width="1.482cm" svg:height="0.853cm" svg:x="8.89cm" svg:y="14.393cm">
          <text:list text:style-name="L2">
            <text:list-header>
              <text:p text:style-name="P6"><text:span text:style-name="T5">10</text:span></text:p>
            </text:list-header>
          </text:list>
          <draw:enhanced-geometry svg:viewBox="0 0 21600 21600" draw:type="mso-spt202" draw:enhanced-path="M 0 0 L 21600 0 21600 21600 0 21600 0 0 Z N"/>
        </draw:custom-shape>
        <draw:custom-shape draw:style-name="gr2" draw:text-style-name="P2" draw:id="id673" draw:layer="layout" svg:width="1.482cm" svg:height="0.853cm" svg:x="15.028cm" svg:y="13.97cm">
          <text:list text:style-name="L2">
            <text:list-header>
              <text:p text:style-name="P6"><text:span text:style-name="T5">8</text:span></text:p>
            </text:list-header>
          </text:list>
          <draw:enhanced-geometry svg:viewBox="0 0 21600 21600" draw:type="mso-spt202" draw:enhanced-path="M 0 0 L 21600 0 21600 21600 0 21600 0 0 Z N"/>
        </draw:custom-shape>
        <draw:custom-shape draw:style-name="gr2" draw:text-style-name="P2" draw:id="id206" draw:layer="layout" svg:width="1.481cm" svg:height="0.853cm" svg:x="12.277cm" svg:y="15.24cm">
          <text:list text:style-name="L2">
            <text:list-header>
              <text:p text:style-name="P6"><text:span text:style-name="T5">5</text:span></text:p>
            </text:list-header>
          </text:list>
          <draw:enhanced-geometry svg:viewBox="0 0 21600 21600" draw:type="mso-spt202" draw:enhanced-path="M 0 0 L 21600 0 21600 21600 0 21600 0 0 Z N"/>
        </draw:custom-shape>
        <draw:custom-shape draw:style-name="gr2" draw:text-style-name="P2" draw:id="id674" draw:layer="layout" svg:width="1.482cm" svg:height="0.853cm" svg:x="11.853cm" svg:y="16.51cm">
          <text:list text:style-name="L2">
            <text:list-header>
              <text:p text:style-name="P6"><text:span text:style-name="T5">4</text:span></text:p>
            </text:list-header>
          </text:list>
          <draw:enhanced-geometry svg:viewBox="0 0 21600 21600" draw:type="mso-spt202" draw:enhanced-path="M 0 0 L 21600 0 21600 21600 0 21600 0 0 Z N"/>
        </draw:custom-shape>
        <draw:custom-shape draw:style-name="gr2" draw:text-style-name="P2" draw:id="id675" draw:layer="layout" svg:width="1.482cm" svg:height="0.853cm" svg:x="14.393cm" svg:y="15.875cm">
          <text:list text:style-name="L2">
            <text:list-header>
              <text:p text:style-name="P6"><text:span text:style-name="T5">9</text:span></text:p>
            </text:list-header>
          </text:list>
          <draw:enhanced-geometry svg:viewBox="0 0 21600 21600" draw:type="mso-spt202" draw:enhanced-path="M 0 0 L 21600 0 21600 21600 0 21600 0 0 Z N"/>
        </draw:custom-shape>
        <draw:custom-shape draw:style-name="gr2" draw:text-style-name="P2" draw:id="id676" draw:layer="layout" svg:width="1.481cm" svg:height="1.03cm" svg:x="8.467cm" svg:y="12.612cm">
          <text:list text:style-name="L2">
            <text:list-header>
              <text:p text:style-name="P4"><text:span text:style-name="T2">v</text:span><text:span text:style-name="T3">1</text:span></text:p>
            </text:list-header>
          </text:list>
          <draw:enhanced-geometry svg:viewBox="0 0 21600 21600" draw:type="mso-spt202" draw:enhanced-path="M 0 0 L 21600 0 21600 21600 0 21600 0 0 Z N"/>
        </draw:custom-shape>
        <draw:custom-shape draw:style-name="gr2" draw:text-style-name="P2" draw:id="id677" draw:layer="layout" svg:width="1.482cm" svg:height="1.03cm" svg:x="11.218cm" svg:y="12.612cm">
          <text:list text:style-name="L2">
            <text:list-header>
              <text:p text:style-name="P4"><text:span text:style-name="T2">v</text:span><text:span text:style-name="T3">2</text:span></text:p>
            </text:list-header>
          </text:list>
          <draw:enhanced-geometry svg:viewBox="0 0 21600 21600" draw:type="mso-spt202" draw:enhanced-path="M 0 0 L 21600 0 21600 21600 0 21600 0 0 Z N"/>
        </draw:custom-shape>
        <draw:custom-shape draw:style-name="gr2" draw:text-style-name="P2" draw:id="id678" draw:layer="layout" svg:width="1.481cm" svg:height="1.03cm" svg:x="13.547cm" svg:y="12.7cm">
          <text:list text:style-name="L2">
            <text:list-header>
              <text:p text:style-name="P4"><text:span text:style-name="T2">v</text:span><text:span text:style-name="T3">3</text:span></text:p>
            </text:list-header>
          </text:list>
          <draw:enhanced-geometry svg:viewBox="0 0 21600 21600" draw:type="mso-spt202" draw:enhanced-path="M 0 0 L 21600 0 21600 21600 0 21600 0 0 Z N"/>
        </draw:custom-shape>
        <draw:custom-shape draw:style-name="gr2" draw:text-style-name="P2" draw:id="id679" draw:layer="layout" svg:width="1.481cm" svg:height="0.853cm" svg:x="12.277cm" svg:y="13.123cm">
          <text:list text:style-name="L2">
            <text:list-header>
              <text:p text:style-name="P6"><text:span text:style-name="T5">14</text:span></text:p>
            </text:list-header>
          </text:list>
          <draw:enhanced-geometry svg:viewBox="0 0 21600 21600" draw:type="mso-spt202" draw:enhanced-path="M 0 0 L 21600 0 21600 21600 0 21600 0 0 Z N"/>
        </draw:custom-shape>
        <draw:custom-shape draw:style-name="gr3" draw:text-style-name="P2" draw:id="id207" draw:layer="layout" svg:width="0.424cm" svg:height="0.384cm" svg:x="13.758cm" svg:y="1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5" draw:id="id680" draw:layer="layout" draw:type="line" svg:x1="11.791cm" svg:y1="16.031cm" svg:x2="13.82cm" svg:y2="17.836cm" draw:start-shape="id201" draw:start-glue-point="9" draw:end-shape="id207" draw:end-glue-point="5" svg:d="m11791 16031 2029 1805">
          <text:p/>
        </draw:connector>
        <draw:connector draw:style-name="gr4" draw:text-style-name="P5" draw:id="id681" draw:layer="layout" draw:type="line" svg:x1="14.12cm" svg:y1="17.836cm" svg:x2="16.36cm" svg:y2="15.991cm" draw:start-shape="id207" draw:start-glue-point="11" draw:end-shape="id204" draw:end-glue-point="7" svg:d="m14120 17836 2240-1845">
          <text:p/>
        </draw:connector>
        <draw:custom-shape draw:style-name="gr2" draw:text-style-name="P2" draw:layer="layout" svg:width="1.481cm" svg:height="1.03cm" svg:x="2.752cm" svg:y="5.08cm">
          <text:list text:style-name="L2">
            <text:list-header>
              <text:p text:style-name="P4"><text:span text:style-name="T2">v</text:span><text:span text:style-name="T3">1</text:span></text:p>
            </text:list-header>
          </text:list>
          <draw:enhanced-geometry svg:viewBox="0 0 21600 21600" draw:type="mso-spt202" draw:enhanced-path="M 0 0 L 21600 0 21600 21600 0 21600 0 0 Z N"/>
        </draw:custom-shape>
        <draw:custom-shape draw:style-name="gr3" draw:text-style-name="P2" draw:id="id208" draw:layer="layout" svg:width="0.423cm" svg:height="0.384cm" svg:x="1.905cm" svg:y="7.4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09" draw:layer="layout" svg:width="0.424cm" svg:height="0.383cm" svg:x="3.598cm" svg:y="5.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10" draw:layer="layout" svg:width="0.423cm" svg:height="0.383cm" svg:x="5.927cm" svg:y="5.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11" draw:layer="layout" svg:width="0.423cm" svg:height="0.383cm" svg:x="8.255cm" svg:y="5.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13" draw:layer="layout" svg:width="0.424cm" svg:height="0.384cm" svg:x="3.598cm" svg:y="9.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14" draw:layer="layout" svg:width="0.424cm" svg:height="0.384cm" svg:x="6.773cm" svg:y="9.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12" draw:layer="layout" svg:width="0.424cm" svg:height="0.384cm" svg:x="9.948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15" draw:layer="layout" svg:width="0.423cm" svg:height="0.384cm" svg:x="5.927cm" svg:y="1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16" draw:layer="layout" svg:width="0.423cm" svg:height="0.384cm" svg:x="8.255cm" svg:y="1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5" draw:layer="layout" draw:type="line" svg:x1="2.266cm" svg:y1="7.504cm" svg:x2="3.66cm" svg:y2="6.254cm" draw:start-shape="id208" draw:start-glue-point="11" draw:end-shape="id209" draw:end-glue-point="7" svg:d="m2266 7504 1394-1250">
          <text:p/>
        </draw:connector>
        <draw:connector draw:style-name="gr4" draw:text-style-name="P5" draw:layer="layout" draw:type="line" svg:x1="4.022cm" svg:y1="6.118cm" svg:x2="5.927cm" svg:y2="6.118cm" draw:start-shape="id209" draw:start-glue-point="10" draw:end-shape="id210" draw:end-glue-point="6" svg:d="m4022 6118h1905">
          <text:p/>
        </draw:connector>
        <draw:connector draw:style-name="gr4" draw:text-style-name="P5" draw:layer="layout" draw:type="line" svg:x1="6.35cm" svg:y1="6.118cm" svg:x2="8.255cm" svg:y2="6.118cm" draw:start-shape="id210" draw:start-glue-point="10" draw:end-shape="id211" draw:end-glue-point="6" svg:d="m6350 6118h1905">
          <text:p/>
        </draw:connector>
        <draw:connector draw:style-name="gr4" draw:text-style-name="P5" draw:layer="layout" draw:type="line" svg:x1="8.616cm" svg:y1="6.254cm" svg:x2="10.01cm" svg:y2="7.676cm" draw:start-shape="id211" draw:start-glue-point="9" draw:end-shape="id212" draw:end-glue-point="5" svg:d="m8616 6254 1394 1422">
          <text:p/>
        </draw:connector>
        <draw:connector draw:style-name="gr4" draw:text-style-name="P5" draw:layer="layout" draw:type="line" svg:x1="2.266cm" svg:y1="7.776cm" svg:x2="3.66cm" svg:y2="9.197cm" draw:start-shape="id208" draw:start-glue-point="9" draw:end-shape="id213" draw:end-glue-point="5" svg:d="m2266 7776 1394 1421">
          <text:p/>
        </draw:connector>
        <draw:connector draw:style-name="gr4" draw:text-style-name="P5" draw:layer="layout" draw:type="line" svg:x1="1.967cm" svg:y1="7.504cm" svg:x2="6.835cm" svg:y2="9.197cm" draw:start-shape="id208" draw:start-glue-point="5" draw:end-shape="id214" draw:end-glue-point="5" svg:d="m1967 7504 4868 1693">
          <text:p/>
        </draw:connector>
        <draw:connector draw:style-name="gr4" draw:text-style-name="P5" draw:layer="layout" draw:type="line" svg:x1="3.598cm" svg:y1="9.333cm" svg:x2="6.773cm" svg:y2="9.333cm" draw:start-shape="id213" draw:start-glue-point="6" draw:end-shape="id214" draw:end-glue-point="6" svg:d="m3598 9333h3175">
          <text:p/>
        </draw:connector>
        <draw:connector draw:style-name="gr4" draw:text-style-name="P5" draw:layer="layout" draw:type="line" svg:x1="3.81cm" svg:y1="6.31cm" svg:x2="6.835cm" svg:y2="9.197cm" draw:start-shape="id209" draw:start-glue-point="8" draw:end-shape="id214" draw:end-glue-point="5" svg:d="m3810 6310 3025 2887">
          <text:p/>
        </draw:connector>
        <draw:connector draw:style-name="gr4" draw:text-style-name="P5" draw:layer="layout" draw:type="line" svg:x1="3.96cm" svg:y1="9.469cm" svg:x2="5.989cm" svg:y2="11.102cm" draw:start-shape="id213" draw:start-glue-point="9" draw:end-shape="id215" draw:end-glue-point="5" svg:d="m3960 9469 2029 1633">
          <text:p/>
        </draw:connector>
        <draw:connector draw:style-name="gr4" draw:text-style-name="P5" draw:layer="layout" draw:type="line" svg:x1="6.35cm" svg:y1="11.238cm" svg:x2="8.255cm" svg:y2="11.238cm" draw:start-shape="id215" draw:start-glue-point="10" draw:end-shape="id216" draw:end-glue-point="6" svg:d="m6350 11238h1905">
          <text:p/>
        </draw:connector>
        <draw:connector draw:style-name="gr4" draw:text-style-name="P5" draw:layer="layout" draw:type="line" svg:x1="6.835cm" svg:y1="9.197cm" svg:x2="8.317cm" svg:y2="11.102cm" draw:start-shape="id214" draw:start-glue-point="5" draw:end-shape="id216" draw:end-glue-point="5" svg:d="m6835 9197 1482 1905">
          <text:p/>
        </draw:connector>
        <draw:connector draw:style-name="gr4" draw:text-style-name="P5" draw:layer="layout" draw:type="line" svg:x1="8.466cm" svg:y1="11.43cm" svg:x2="10.01cm" svg:y2="7.948cm" draw:start-shape="id216" draw:start-glue-point="8" draw:end-shape="id212" draw:end-glue-point="7" svg:d="m8466 11430 1544-3482">
          <text:p/>
        </draw:connector>
        <draw:connector draw:style-name="gr4" draw:text-style-name="P5" draw:layer="layout" draw:type="line" svg:x1="6.835cm" svg:y1="9.469cm" svg:x2="9.948cm" svg:y2="7.812cm" draw:start-shape="id214" draw:start-glue-point="7" draw:end-shape="id212" draw:end-glue-point="6" svg:d="m6835 9469 3113-1657">
          <text:p/>
        </draw:connector>
        <draw:connector draw:style-name="gr4" draw:text-style-name="P5" draw:layer="layout" draw:type="line" svg:x1="5.989cm" svg:y1="6.254cm" svg:x2="3.96cm" svg:y2="9.197cm" draw:start-shape="id210" draw:start-glue-point="7" draw:end-shape="id213" draw:end-glue-point="11" svg:d="m5989 6254-2029 2943">
          <text:p/>
        </draw:connector>
        <draw:connector draw:style-name="gr4" draw:text-style-name="P5" draw:layer="layout" draw:type="curve" svg:x1="3.81cm" svg:y1="5.927cm" svg:x2="10.16cm" svg:y2="7.62cm" draw:start-shape="id209" draw:start-glue-point="4" draw:end-shape="id212" draw:end-glue-point="4" svg:d="m3810 5927c0-21 6350-867 6350 1693">
          <text:p/>
        </draw:connector>
        <draw:custom-shape draw:style-name="gr2" draw:text-style-name="P2" draw:layer="layout" svg:width="0.847cm" svg:height="0.937cm" svg:x="1.27cm" svg:y="7.108cm">
          <text:list text:style-name="L2">
            <text:list-header>
              <text:p text:style-name="P4"><text:span text:style-name="T2">s</text:span></text:p>
            </text:list-header>
          </text:list>
          <draw:enhanced-geometry svg:viewBox="0 0 21600 21600" draw:type="mso-spt202" draw:enhanced-path="M 0 0 L 21600 0 21600 21600 0 21600 0 0 Z N"/>
        </draw:custom-shape>
        <draw:custom-shape draw:style-name="gr2" draw:text-style-name="P2" draw:layer="layout" svg:width="0.846cm" svg:height="0.937cm" svg:x="10.372cm" svg:y="7.32cm">
          <text:list text:style-name="L2">
            <text:list-header>
              <text:p text:style-name="P4"><text:span text:style-name="T2">t</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5.715cm" svg:y="5.08cm">
          <text:list text:style-name="L2">
            <text:list-header>
              <text:p text:style-name="P4"><text:span text:style-name="T2">v</text:span><text:span text:style-name="T3">2</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8.043cm" svg:y="5.08cm">
          <text:list text:style-name="L2">
            <text:list-header>
              <text:p text:style-name="P4"><text:span text:style-name="T2">v</text:span><text:span text:style-name="T3">3</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2.963cm" svg:y="9.225cm">
          <text:list text:style-name="L2">
            <text:list-header>
              <text:p text:style-name="P4"><text:span text:style-name="T2">v</text:span><text:span text:style-name="T3">4</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6.562cm" svg:y="8.167cm">
          <text:list text:style-name="L2">
            <text:list-header>
              <text:p text:style-name="P4"><text:span text:style-name="T2">v</text:span><text:span text:style-name="T3">5</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5.503cm" svg:y="11.13cm">
          <text:list text:style-name="L2">
            <text:list-header>
              <text:p text:style-name="P4"><text:span text:style-name="T2">v</text:span><text:span text:style-name="T3">6</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7.832cm" svg:y="11.13cm">
          <text:list text:style-name="L2">
            <text:list-header>
              <text:p text:style-name="P4"><text:span text:style-name="T2">v</text:span><text:span text:style-name="T3">7</text:span></text:p>
            </text:list-header>
          </text:list>
          <draw:enhanced-geometry svg:viewBox="0 0 21600 21600" draw:type="mso-spt202" draw:enhanced-path="M 0 0 L 21600 0 21600 21600 0 21600 0 0 Z N"/>
        </draw:custom-shape>
        <draw:custom-shape draw:style-name="gr24" draw:text-style-name="P2" draw:layer="layout" svg:width="1.058cm" svg:height="0.593cm" svg:x="1.905cm" svg:y="6.138cm">
          <text:list text:style-name="L2">
            <text:list-header>
              <text:p text:style-name="P9"><text:span text:style-name="T5">9/25</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4.445cm" svg:y="5.292cm">
          <text:list text:style-name="L2">
            <text:list-header>
              <text:p text:style-name="P6"><text:span text:style-name="T5">0/11</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6.773cm" svg:y="5.292cm">
          <text:list text:style-name="L2">
            <text:list-header>
              <text:p text:style-name="P6"><text:span text:style-name="T5">0/14</text:span></text:p>
            </text:list-header>
          </text:list>
          <draw:enhanced-geometry svg:viewBox="0 0 21600 21600" draw:type="mso-spt202" draw:enhanced-path="M 0 0 L 21600 0 21600 21600 0 21600 0 0 Z N"/>
        </draw:custom-shape>
        <draw:custom-shape draw:style-name="gr24" draw:text-style-name="P2" draw:layer="layout" svg:width="1.059cm" svg:height="0.593cm" svg:x="9.313cm" svg:y="4.868cm">
          <text:list text:style-name="L2">
            <text:list-header>
              <text:p text:style-name="P9"><text:span text:style-name="T5">9/9</text:span></text:p>
            </text:list-header>
          </text:list>
          <draw:enhanced-geometry svg:viewBox="0 0 21600 21600" draw:type="mso-spt202" draw:enhanced-path="M 0 0 L 21600 0 21600 21600 0 21600 0 0 Z N"/>
        </draw:custom-shape>
        <draw:custom-shape draw:style-name="gr24" draw:text-style-name="P2" draw:layer="layout" svg:width="1.058cm" svg:height="0.593cm" svg:x="3.175cm" svg:y="7.197cm">
          <text:list text:style-name="L2">
            <text:list-header>
              <text:p text:style-name="P9"><text:span text:style-name="T5">5/5</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5.927cm" svg:y="7.832cm">
          <text:list text:style-name="L2">
            <text:list-header>
              <text:p text:style-name="P6"><text:span text:style-name="T5">0/10</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8.255cm" svg:y="6.562cm">
          <text:list text:style-name="L2">
            <text:list-header>
              <text:p text:style-name="P6"><text:span text:style-name="T5">0/8</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5.503cm" svg:y="6.562cm">
          <text:list text:style-name="L2">
            <text:list-header>
              <text:p text:style-name="P6"><text:span text:style-name="T5">0/1</text:span></text:p>
            </text:list-header>
          </text:list>
          <draw:enhanced-geometry svg:viewBox="0 0 21600 21600" draw:type="mso-spt202" draw:enhanced-path="M 0 0 L 21600 0 21600 21600 0 21600 0 0 Z N"/>
        </draw:custom-shape>
        <draw:custom-shape draw:style-name="gr28" draw:text-style-name="P2" draw:layer="layout" svg:width="1.482cm" svg:height="0.853cm" svg:x="1.905cm" svg:y="8.255cm">
          <text:list text:style-name="L2">
            <text:list-header>
              <text:p text:style-name="P6"><text:span text:style-name="T5">5/5</text:span></text:p>
            </text:list-header>
          </text:list>
          <draw:enhanced-geometry svg:viewBox="0 0 21600 21600" draw:type="mso-spt202" draw:enhanced-path="M 0 0 L 21600 0 21600 21600 0 21600 0 0 Z N"/>
        </draw:custom-shape>
        <draw:custom-shape draw:style-name="gr28" draw:text-style-name="P2" draw:layer="layout" svg:width="1.482cm" svg:height="0.853cm" svg:x="5.08cm" svg:y="9.313cm">
          <text:list text:style-name="L2">
            <text:list-header>
              <text:p text:style-name="P6"><text:span text:style-name="T5">5/8</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4.445cm" svg:y="10.372cm">
          <text:list text:style-name="L2">
            <text:list-header>
              <text:p text:style-name="P6"><text:span text:style-name="T5">0/9</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6.985cm" svg:y="11.218cm">
          <text:list text:style-name="L2">
            <text:list-header>
              <text:p text:style-name="P6"><text:span text:style-name="T5">0/7</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9.525cm" svg:y="9.102cm">
          <text:list text:style-name="L2">
            <text:list-header>
              <text:p text:style-name="P6"><text:span text:style-name="T5">0/6</text:span></text:p>
            </text:list-header>
          </text:list>
          <draw:enhanced-geometry svg:viewBox="0 0 21600 21600" draw:type="mso-spt202" draw:enhanced-path="M 0 0 L 21600 0 21600 21600 0 21600 0 0 Z N"/>
        </draw:custom-shape>
        <draw:custom-shape draw:style-name="gr24" draw:text-style-name="P2" draw:layer="layout" svg:width="1.27cm" svg:height="0.593cm" svg:x="7.832cm" svg:y="7.832cm">
          <text:list text:style-name="L2">
            <text:list-header>
              <text:p text:style-name="P9"><text:span text:style-name="T5">10/10</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7.408cm" svg:y="9.525cm">
          <text:list text:style-name="L2">
            <text:list-header>
              <text:p text:style-name="P6"><text:span text:style-name="T5">0/4</text:span></text:p>
            </text:list-header>
          </text:list>
          <draw:enhanced-geometry svg:viewBox="0 0 21600 21600" draw:type="mso-spt202" draw:enhanced-path="M 0 0 L 21600 0 21600 21600 0 21600 0 0 Z N"/>
        </draw:custom-shape>
        <draw:custom-shape draw:style-name="gr2" draw:text-style-name="P2" draw:id="id613" draw:layer="layout" svg:width="0.846cm" svg:height="0.937cm" svg:x="23.072cm" svg:y="7.532cm">
          <text:list text:style-name="L2">
            <text:list-header>
              <text:p text:style-name="P4"><text:span text:style-name="T2">t</text:span></text:p>
            </text:list-header>
          </text:list>
          <draw:enhanced-geometry svg:viewBox="0 0 21600 21600" draw:type="mso-spt202" draw:enhanced-path="M 0 0 L 21600 0 21600 21600 0 21600 0 0 Z N"/>
        </draw:custom-shape>
        <draw:custom-shape draw:style-name="gr2" draw:text-style-name="P2" draw:id="id614" draw:layer="layout" svg:width="1.481cm" svg:height="1.03cm" svg:x="19.262cm" svg:y="8.378cm">
          <text:list text:style-name="L2">
            <text:list-header>
              <text:p text:style-name="P4"><text:span text:style-name="T2">v</text:span><text:span text:style-name="T3">5</text:span></text:p>
            </text:list-header>
          </text:list>
          <draw:enhanced-geometry svg:viewBox="0 0 21600 21600" draw:type="mso-spt202" draw:enhanced-path="M 0 0 L 21600 0 21600 21600 0 21600 0 0 Z N"/>
        </draw:custom-shape>
        <draw:custom-shape draw:style-name="gr2" draw:text-style-name="P2" draw:id="id615" draw:layer="layout" svg:width="0.847cm" svg:height="0.937cm" svg:x="13.97cm" svg:y="7.32cm">
          <text:list text:style-name="L2">
            <text:list-header>
              <text:p text:style-name="P4"><text:span text:style-name="T2">s</text:span></text:p>
            </text:list-header>
          </text:list>
          <draw:enhanced-geometry svg:viewBox="0 0 21600 21600" draw:type="mso-spt202" draw:enhanced-path="M 0 0 L 21600 0 21600 21600 0 21600 0 0 Z N"/>
        </draw:custom-shape>
        <draw:custom-shape draw:style-name="gr2" draw:text-style-name="P2" draw:id="id616" draw:layer="layout" svg:width="1.482cm" svg:height="0.853cm" svg:x="14.605cm" svg:y="6.35cm">
          <text:list text:style-name="L2">
            <text:list-header>
              <text:p text:style-name="P6"><text:span text:style-name="T5">16</text:span></text:p>
            </text:list-header>
          </text:list>
          <draw:enhanced-geometry svg:viewBox="0 0 21600 21600" draw:type="mso-spt202" draw:enhanced-path="M 0 0 L 21600 0 21600 21600 0 21600 0 0 Z N"/>
        </draw:custom-shape>
        <draw:custom-shape draw:style-name="gr2" draw:text-style-name="P2" draw:id="id617" draw:layer="layout" svg:width="1.481cm" svg:height="1.03cm" svg:x="15.452cm" svg:y="5.292cm">
          <text:list text:style-name="L2">
            <text:list-header>
              <text:p text:style-name="P4"><text:span text:style-name="T2">v</text:span><text:span text:style-name="T3">1</text:span></text:p>
            </text:list-header>
          </text:list>
          <draw:enhanced-geometry svg:viewBox="0 0 21600 21600" draw:type="mso-spt202" draw:enhanced-path="M 0 0 L 21600 0 21600 21600 0 21600 0 0 Z N"/>
        </draw:custom-shape>
        <draw:custom-shape draw:style-name="gr3" draw:text-style-name="P2" draw:id="id217" draw:layer="layout" svg:width="0.423cm" svg:height="0.383cm" svg:x="14.605cm" svg:y="7.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18" draw:layer="layout" svg:width="0.424cm" svg:height="0.384cm" svg:x="16.298cm" svg:y="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19" draw:layer="layout" svg:width="0.423cm" svg:height="0.384cm" svg:x="18.627cm" svg:y="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20" draw:layer="layout" svg:width="0.423cm" svg:height="0.384cm" svg:x="20.955cm" svg:y="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22" draw:layer="layout" svg:width="0.424cm" svg:height="0.384cm" svg:x="16.298cm" svg:y="9.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23" draw:layer="layout" svg:width="0.424cm" svg:height="0.384cm" svg:x="19.473cm" svg:y="9.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21" draw:layer="layout" svg:width="0.424cm" svg:height="0.383cm" svg:x="22.648cm" svg:y="7.8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24" draw:layer="layout" svg:width="0.423cm" svg:height="0.384cm" svg:x="18.627cm" svg:y="11.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25" draw:layer="layout" svg:width="0.423cm" svg:height="0.384cm" svg:x="20.955cm" svg:y="11.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5" draw:id="id618" draw:layer="layout" draw:type="line" svg:x1="14.816cm" svg:y1="7.66cm" svg:x2="16.298cm" svg:y2="6.33cm" draw:start-shape="id217" draw:start-glue-point="4" draw:end-shape="id218" draw:end-glue-point="6" svg:d="m14816 7660 1482-1330">
          <text:p/>
        </draw:connector>
        <draw:connector draw:style-name="gr4" draw:text-style-name="P5" draw:id="id619" draw:layer="layout" draw:type="line" svg:x1="16.722cm" svg:y1="6.33cm" svg:x2="18.627cm" svg:y2="6.33cm" draw:start-shape="id218" draw:start-glue-point="10" draw:end-shape="id219" draw:end-glue-point="6" svg:d="m16722 6330h1905">
          <text:p/>
        </draw:connector>
        <draw:connector draw:style-name="gr4" draw:text-style-name="P5" draw:id="id620" draw:layer="layout" draw:type="line" svg:x1="19.05cm" svg:y1="6.33cm" svg:x2="20.955cm" svg:y2="6.33cm" draw:start-shape="id219" draw:start-glue-point="10" draw:end-shape="id220" draw:end-glue-point="6" svg:d="m19050 6330h1905">
          <text:p/>
        </draw:connector>
        <draw:connector draw:style-name="gr4" draw:text-style-name="P5" draw:id="id621" draw:layer="layout" draw:type="line" svg:x1="21.316cm" svg:y1="6.466cm" svg:x2="22.71cm" svg:y2="7.888cm" draw:start-shape="id220" draw:start-glue-point="9" draw:end-shape="id221" draw:end-glue-point="5" svg:d="m21316 6466 1394 1422">
          <text:p/>
        </draw:connector>
        <draw:connector draw:style-name="gr25" draw:text-style-name="P5" draw:id="id622" draw:layer="layout" draw:type="line" svg:x1="14.966cm" svg:y1="7.987cm" svg:x2="16.36cm" svg:y2="9.409cm" draw:start-shape="id217" draw:start-glue-point="9" draw:end-shape="id222" draw:end-glue-point="5" svg:d="m14966 7987 1394 1422">
          <text:p/>
        </draw:connector>
        <draw:connector draw:style-name="gr25" draw:text-style-name="P5" draw:id="id623" draw:layer="layout" draw:type="line" svg:x1="15.028cm" svg:y1="7.851cm" svg:x2="19.535cm" svg:y2="9.409cm" draw:start-shape="id217" draw:start-glue-point="10" draw:end-shape="id223" draw:end-glue-point="5" svg:d="m15028 7851 4507 1558">
          <text:p/>
        </draw:connector>
        <draw:connector draw:style-name="gr4" draw:text-style-name="P5" draw:id="id624" draw:layer="layout" draw:type="line" svg:x1="16.66cm" svg:y1="9.409cm" svg:x2="19.535cm" svg:y2="9.409cm" draw:start-shape="id222" draw:start-glue-point="11" draw:end-shape="id223" draw:end-glue-point="5" svg:d="m16660 9409h2875">
          <text:p/>
        </draw:connector>
        <draw:connector draw:style-name="gr4" draw:text-style-name="P5" draw:id="id625" draw:layer="layout" draw:type="line" svg:x1="16.51cm" svg:y1="6.522cm" svg:x2="19.535cm" svg:y2="9.409cm" draw:start-shape="id218" draw:start-glue-point="8" draw:end-shape="id223" draw:end-glue-point="5" svg:d="m16510 6522 3025 2887">
          <text:p/>
        </draw:connector>
        <draw:connector draw:style-name="gr4" draw:text-style-name="P5" draw:id="id626" draw:layer="layout" draw:type="line" svg:x1="16.66cm" svg:y1="9.681cm" svg:x2="18.689cm" svg:y2="11.314cm" draw:start-shape="id222" draw:start-glue-point="9" draw:end-shape="id224" draw:end-glue-point="5" svg:d="m16660 9681 2029 1633">
          <text:p/>
        </draw:connector>
        <draw:connector draw:style-name="gr4" draw:text-style-name="P5" draw:id="id627" draw:layer="layout" draw:type="line" svg:x1="19.05cm" svg:y1="11.45cm" svg:x2="20.955cm" svg:y2="11.45cm" draw:start-shape="id224" draw:start-glue-point="10" draw:end-shape="id225" draw:end-glue-point="6" svg:d="m19050 11450h1905">
          <text:p/>
        </draw:connector>
        <draw:connector draw:style-name="gr4" draw:text-style-name="P5" draw:id="id628" draw:layer="layout" draw:type="line" svg:x1="19.535cm" svg:y1="9.409cm" svg:x2="21.017cm" svg:y2="11.314cm" draw:start-shape="id223" draw:start-glue-point="5" draw:end-shape="id225" draw:end-glue-point="5" svg:d="m19535 9409 1482 1905">
          <text:p/>
        </draw:connector>
        <draw:connector draw:style-name="gr4" draw:text-style-name="P5" draw:id="id629" draw:layer="layout" draw:type="line" svg:x1="21.166cm" svg:y1="11.642cm" svg:x2="22.71cm" svg:y2="8.159cm" draw:start-shape="id225" draw:start-glue-point="8" draw:end-shape="id221" draw:end-glue-point="7" svg:d="m21166 11642 1544-3483">
          <text:p/>
        </draw:connector>
        <draw:connector draw:style-name="gr4" draw:text-style-name="P5" draw:id="id630" draw:layer="layout" draw:type="line" svg:x1="18.689cm" svg:y1="6.466cm" svg:x2="16.66cm" svg:y2="9.409cm" draw:start-shape="id219" draw:start-glue-point="7" draw:end-shape="id222" draw:end-glue-point="11" svg:d="m18689 6466-2029 2943">
          <text:p/>
        </draw:connector>
        <draw:connector draw:style-name="gr25" draw:text-style-name="P5" draw:id="id631" draw:layer="layout" draw:type="curve" svg:x1="16.51cm" svg:y1="6.138cm" svg:x2="22.86cm" svg:y2="7.832cm" draw:start-shape="id218" draw:start-glue-point="4" draw:end-shape="id221" draw:end-glue-point="4" svg:d="m16510 6138c0-19 6350-866 6350 1694">
          <text:p/>
        </draw:connector>
        <draw:custom-shape draw:style-name="gr2" draw:text-style-name="P2" draw:id="id632" draw:layer="layout" svg:width="1.482cm" svg:height="1.03cm" svg:x="18.415cm" svg:y="5.292cm">
          <text:list text:style-name="L2">
            <text:list-header>
              <text:p text:style-name="P4"><text:span text:style-name="T2">v</text:span><text:span text:style-name="T3">2</text:span></text:p>
            </text:list-header>
          </text:list>
          <draw:enhanced-geometry svg:viewBox="0 0 21600 21600" draw:type="mso-spt202" draw:enhanced-path="M 0 0 L 21600 0 21600 21600 0 21600 0 0 Z N"/>
        </draw:custom-shape>
        <draw:custom-shape draw:style-name="gr2" draw:text-style-name="P2" draw:id="id633" draw:layer="layout" svg:width="1.482cm" svg:height="1.03cm" svg:x="20.743cm" svg:y="5.292cm">
          <text:list text:style-name="L2">
            <text:list-header>
              <text:p text:style-name="P4"><text:span text:style-name="T2">v</text:span><text:span text:style-name="T3">3</text:span></text:p>
            </text:list-header>
          </text:list>
          <draw:enhanced-geometry svg:viewBox="0 0 21600 21600" draw:type="mso-spt202" draw:enhanced-path="M 0 0 L 21600 0 21600 21600 0 21600 0 0 Z N"/>
        </draw:custom-shape>
        <draw:custom-shape draw:style-name="gr2" draw:text-style-name="P2" draw:id="id634" draw:layer="layout" svg:width="1.482cm" svg:height="1.03cm" svg:x="18.203cm" svg:y="11.342cm">
          <text:list text:style-name="L2">
            <text:list-header>
              <text:p text:style-name="P4"><text:span text:style-name="T2">v</text:span><text:span text:style-name="T3">6</text:span></text:p>
            </text:list-header>
          </text:list>
          <draw:enhanced-geometry svg:viewBox="0 0 21600 21600" draw:type="mso-spt202" draw:enhanced-path="M 0 0 L 21600 0 21600 21600 0 21600 0 0 Z N"/>
        </draw:custom-shape>
        <draw:custom-shape draw:style-name="gr2" draw:text-style-name="P2" draw:id="id635" draw:layer="layout" svg:width="1.481cm" svg:height="1.03cm" svg:x="20.532cm" svg:y="11.342cm">
          <text:list text:style-name="L2">
            <text:list-header>
              <text:p text:style-name="P4"><text:span text:style-name="T2">v</text:span><text:span text:style-name="T3">7</text:span></text:p>
            </text:list-header>
          </text:list>
          <draw:enhanced-geometry svg:viewBox="0 0 21600 21600" draw:type="mso-spt202" draw:enhanced-path="M 0 0 L 21600 0 21600 21600 0 21600 0 0 Z N"/>
        </draw:custom-shape>
        <draw:custom-shape draw:style-name="gr2" draw:text-style-name="P2" draw:id="id636" draw:layer="layout" svg:width="1.482cm" svg:height="0.853cm" svg:x="17.145cm" svg:y="5.503cm">
          <text:list text:style-name="L2">
            <text:list-header>
              <text:p text:style-name="P6"><text:span text:style-name="T5">11</text:span></text:p>
            </text:list-header>
          </text:list>
          <draw:enhanced-geometry svg:viewBox="0 0 21600 21600" draw:type="mso-spt202" draw:enhanced-path="M 0 0 L 21600 0 21600 21600 0 21600 0 0 Z N"/>
        </draw:custom-shape>
        <draw:custom-shape draw:style-name="gr2" draw:text-style-name="P2" draw:id="id637" draw:layer="layout" svg:width="1.482cm" svg:height="0.853cm" svg:x="19.473cm" svg:y="5.503cm">
          <text:list text:style-name="L2">
            <text:list-header>
              <text:p text:style-name="P6"><text:span text:style-name="T5">14</text:span></text:p>
            </text:list-header>
          </text:list>
          <draw:enhanced-geometry svg:viewBox="0 0 21600 21600" draw:type="mso-spt202" draw:enhanced-path="M 0 0 L 21600 0 21600 21600 0 21600 0 0 Z N"/>
        </draw:custom-shape>
        <draw:custom-shape draw:style-name="gr2" draw:text-style-name="P2" draw:id="id638" draw:layer="layout" svg:width="1.482cm" svg:height="0.853cm" svg:x="22.013cm" svg:y="5.08cm">
          <text:list text:style-name="L2">
            <text:list-header>
              <text:p text:style-name="P6"><text:span text:style-name="T5">9</text:span></text:p>
            </text:list-header>
          </text:list>
          <draw:enhanced-geometry svg:viewBox="0 0 21600 21600" draw:type="mso-spt202" draw:enhanced-path="M 0 0 L 21600 0 21600 21600 0 21600 0 0 Z N"/>
        </draw:custom-shape>
        <draw:custom-shape draw:style-name="gr2" draw:text-style-name="P2" draw:id="id639" draw:layer="layout" svg:width="1.481cm" svg:height="0.853cm" svg:x="16.087cm" svg:y="7.62cm">
          <text:list text:style-name="L2">
            <text:list-header>
              <text:p text:style-name="P6"><text:span text:style-name="T5">5</text:span></text:p>
            </text:list-header>
          </text:list>
          <draw:enhanced-geometry svg:viewBox="0 0 21600 21600" draw:type="mso-spt202" draw:enhanced-path="M 0 0 L 21600 0 21600 21600 0 21600 0 0 Z N"/>
        </draw:custom-shape>
        <draw:custom-shape draw:style-name="gr2" draw:text-style-name="P2" draw:id="id640" draw:layer="layout" svg:width="1.482cm" svg:height="0.853cm" svg:x="18.415cm" svg:y="7.832cm">
          <text:list text:style-name="L2">
            <text:list-header>
              <text:p text:style-name="P6"><text:span text:style-name="T5">10</text:span></text:p>
            </text:list-header>
          </text:list>
          <draw:enhanced-geometry svg:viewBox="0 0 21600 21600" draw:type="mso-spt202" draw:enhanced-path="M 0 0 L 21600 0 21600 21600 0 21600 0 0 Z N"/>
        </draw:custom-shape>
        <draw:custom-shape draw:style-name="gr2" draw:text-style-name="P2" draw:id="id641" draw:layer="layout" svg:width="1.482cm" svg:height="0.853cm" svg:x="20.955cm" svg:y="6.773cm">
          <text:list text:style-name="L2">
            <text:list-header>
              <text:p text:style-name="P6"><text:span text:style-name="T5">0/8</text:span></text:p>
            </text:list-header>
          </text:list>
          <draw:enhanced-geometry svg:viewBox="0 0 21600 21600" draw:type="mso-spt202" draw:enhanced-path="M 0 0 L 21600 0 21600 21600 0 21600 0 0 Z N"/>
        </draw:custom-shape>
        <draw:custom-shape draw:style-name="gr2" draw:text-style-name="P2" draw:id="id642" draw:layer="layout" svg:width="1.482cm" svg:height="0.853cm" svg:x="18.203cm" svg:y="6.773cm">
          <text:list text:style-name="L2">
            <text:list-header>
              <text:p text:style-name="P6"><text:span text:style-name="T5">1</text:span></text:p>
            </text:list-header>
          </text:list>
          <draw:enhanced-geometry svg:viewBox="0 0 21600 21600" draw:type="mso-spt202" draw:enhanced-path="M 0 0 L 21600 0 21600 21600 0 21600 0 0 Z N"/>
        </draw:custom-shape>
        <draw:custom-shape draw:style-name="gr2" draw:text-style-name="P2" draw:id="id643" draw:layer="layout" svg:width="1.481cm" svg:height="0.853cm" svg:x="14.817cm" svg:y="8.678cm">
          <text:list text:style-name="L2">
            <text:list-header>
              <text:p text:style-name="P6"><text:span text:style-name="T5">5</text:span></text:p>
            </text:list-header>
          </text:list>
          <draw:enhanced-geometry svg:viewBox="0 0 21600 21600" draw:type="mso-spt202" draw:enhanced-path="M 0 0 L 21600 0 21600 21600 0 21600 0 0 Z N"/>
        </draw:custom-shape>
        <draw:custom-shape draw:style-name="gr2" draw:text-style-name="P2" draw:id="id644" draw:layer="layout" svg:width="1.482cm" svg:height="0.853cm" svg:x="17.568cm" svg:y="9.525cm">
          <text:list text:style-name="L2">
            <text:list-header>
              <text:p text:style-name="P6"><text:span text:style-name="T5">5</text:span></text:p>
            </text:list-header>
          </text:list>
          <draw:enhanced-geometry svg:viewBox="0 0 21600 21600" draw:type="mso-spt202" draw:enhanced-path="M 0 0 L 21600 0 21600 21600 0 21600 0 0 Z N"/>
        </draw:custom-shape>
        <draw:custom-shape draw:style-name="gr2" draw:text-style-name="P2" draw:id="id645" draw:layer="layout" svg:width="1.482cm" svg:height="0.853cm" svg:x="17.145cm" svg:y="10.583cm">
          <text:list text:style-name="L2">
            <text:list-header>
              <text:p text:style-name="P6"><text:span text:style-name="T5">9</text:span></text:p>
            </text:list-header>
          </text:list>
          <draw:enhanced-geometry svg:viewBox="0 0 21600 21600" draw:type="mso-spt202" draw:enhanced-path="M 0 0 L 21600 0 21600 21600 0 21600 0 0 Z N"/>
        </draw:custom-shape>
        <draw:custom-shape draw:style-name="gr2" draw:text-style-name="P2" draw:id="id646" draw:layer="layout" svg:width="1.482cm" svg:height="0.853cm" svg:x="19.685cm" svg:y="11.43cm">
          <text:list text:style-name="L2">
            <text:list-header>
              <text:p text:style-name="P6"><text:span text:style-name="T5">7</text:span></text:p>
            </text:list-header>
          </text:list>
          <draw:enhanced-geometry svg:viewBox="0 0 21600 21600" draw:type="mso-spt202" draw:enhanced-path="M 0 0 L 21600 0 21600 21600 0 21600 0 0 Z N"/>
        </draw:custom-shape>
        <draw:custom-shape draw:style-name="gr2" draw:text-style-name="P2" draw:id="id647" draw:layer="layout" svg:width="1.482cm" svg:height="0.853cm" svg:x="22.225cm" svg:y="9.313cm">
          <text:list text:style-name="L2">
            <text:list-header>
              <text:p text:style-name="P6"><text:span text:style-name="T5">6</text:span></text:p>
            </text:list-header>
          </text:list>
          <draw:enhanced-geometry svg:viewBox="0 0 21600 21600" draw:type="mso-spt202" draw:enhanced-path="M 0 0 L 21600 0 21600 21600 0 21600 0 0 Z N"/>
        </draw:custom-shape>
        <draw:custom-shape draw:style-name="gr2" draw:text-style-name="P2" draw:id="id648" draw:layer="layout" svg:width="1.482cm" svg:height="0.853cm" svg:x="20.108cm" svg:y="9.737cm">
          <text:list text:style-name="L2">
            <text:list-header>
              <text:p text:style-name="P6"><text:span text:style-name="T5">4</text:span></text:p>
            </text:list-header>
          </text:list>
          <draw:enhanced-geometry svg:viewBox="0 0 21600 21600" draw:type="mso-spt202" draw:enhanced-path="M 0 0 L 21600 0 21600 21600 0 21600 0 0 Z N"/>
        </draw:custom-shape>
        <draw:connector draw:style-name="gr26" draw:text-style-name="P5" draw:id="id649" draw:layer="layout" draw:type="line" svg:x1="16.51cm" svg:y1="6.522cm" svg:x2="15.028cm" svg:y2="7.851cm" draw:start-shape="id218" draw:start-glue-point="8" draw:end-shape="id217" draw:end-glue-point="10" svg:d="m16510 6522-1482 1329">
          <text:p/>
        </draw:connector>
        <draw:custom-shape draw:style-name="gr2" draw:text-style-name="P2" draw:id="id650" draw:layer="layout" svg:width="1.482cm" svg:height="0.853cm" svg:x="15.875cm" svg:y="6.773cm">
          <text:list text:style-name="L2">
            <text:list-header>
              <text:p text:style-name="P6"><text:span text:style-name="T5">9</text:span></text:p>
            </text:list-header>
          </text:list>
          <draw:enhanced-geometry svg:viewBox="0 0 21600 21600" draw:type="mso-spt202" draw:enhanced-path="M 0 0 L 21600 0 21600 21600 0 21600 0 0 Z N"/>
        </draw:custom-shape>
        <draw:connector draw:style-name="gr26" draw:text-style-name="P5" draw:id="id651" draw:layer="layout" draw:type="line" svg:x1="22.71cm" svg:y1="8.159cm" svg:x2="19.897cm" svg:y2="9.545cm" draw:start-shape="id221" draw:start-glue-point="7" draw:end-shape="id223" draw:end-glue-point="10" svg:d="m22710 8159-2813 1386">
          <text:p/>
        </draw:connector>
        <draw:custom-shape draw:style-name="gr2" draw:text-style-name="P2" draw:id="id652" draw:layer="layout" svg:width="1.482cm" svg:height="0.853cm" svg:x="20.955cm" svg:y="8.89cm">
          <text:list text:style-name="L2">
            <text:list-header>
              <text:p text:style-name="P6"><text:span text:style-name="T5">10</text:span></text:p>
            </text:list-header>
          </text:list>
          <draw:enhanced-geometry svg:viewBox="0 0 21600 21600" draw:type="mso-spt202" draw:enhanced-path="M 0 0 L 21600 0 21600 21600 0 21600 0 0 Z N"/>
        </draw:custom-shape>
        <draw:connector draw:style-name="gr26" draw:text-style-name="P5" draw:id="id653" draw:layer="layout" draw:type="line" svg:x1="19.473cm" svg:y1="9.545cm" svg:x2="16.722cm" svg:y2="9.545cm" draw:start-shape="id223" draw:start-glue-point="6" draw:end-shape="id222" draw:end-glue-point="10" svg:d="m19473 9545h-2751">
          <text:p/>
        </draw:connector>
        <draw:custom-shape draw:style-name="gr2" draw:text-style-name="P2" draw:id="id654" draw:layer="layout" svg:width="1.482cm" svg:height="0.853cm" svg:x="17.145cm" svg:y="8.678cm">
          <text:list text:style-name="L2">
            <text:list-header>
              <text:p text:style-name="P6"><text:span text:style-name="T5">3</text:span></text:p>
            </text:list-header>
          </text:list>
          <draw:enhanced-geometry svg:viewBox="0 0 21600 21600" draw:type="mso-spt202" draw:enhanced-path="M 0 0 L 21600 0 21600 21600 0 21600 0 0 Z N"/>
        </draw:custom-shape>
        <draw:custom-shape draw:style-name="gr2" draw:text-style-name="P2" draw:id="id682" draw:layer="layout" svg:width="1.481cm" svg:height="0.853cm" svg:x="12.277cm" svg:y="13.97cm">
          <text:list text:style-name="L2">
            <text:list-header>
              <text:p text:style-name="P6"><text:span text:style-name="T5">1</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612" smil:attributeName="visibility" smil:to="visible"/>
                  <anim:transitionFilter smil:dur="0.5s" smil:targetElement="id612" smil:type="dissolve"/>
                </anim:par>
                <anim:par smil:begin="0s" smil:fill="hold" presentation:node-type="with-previous" presentation:group-id="0" presentation:preset-class="entrance" presentation:preset-id="ooo-entrance-dissolve-in">
                  <anim:set smil:begin="0s" smil:dur="0.001s" smil:fill="hold" smil:targetElement="id613" smil:attributeName="visibility" smil:to="visible"/>
                  <anim:transitionFilter smil:dur="0.5s" smil:targetElement="id613" smil:type="dissolve"/>
                </anim:par>
                <anim:par smil:begin="0s" smil:fill="hold" presentation:node-type="with-previous" presentation:group-id="0" presentation:preset-class="entrance" presentation:preset-id="ooo-entrance-dissolve-in">
                  <anim:set smil:begin="0s" smil:dur="0.001s" smil:fill="hold" smil:targetElement="id614" smil:attributeName="visibility" smil:to="visible"/>
                  <anim:transitionFilter smil:dur="0.5s" smil:targetElement="id614" smil:type="dissolve"/>
                </anim:par>
                <anim:par smil:begin="0s" smil:fill="hold" presentation:node-type="with-previous" presentation:group-id="0" presentation:preset-class="entrance" presentation:preset-id="ooo-entrance-dissolve-in">
                  <anim:set smil:begin="0s" smil:dur="0.001s" smil:fill="hold" smil:targetElement="id615" smil:attributeName="visibility" smil:to="visible"/>
                  <anim:transitionFilter smil:dur="0.5s" smil:targetElement="id615" smil:type="dissolve"/>
                </anim:par>
                <anim:par smil:begin="0s" smil:fill="hold" presentation:node-type="with-previous" presentation:group-id="0" presentation:preset-class="entrance" presentation:preset-id="ooo-entrance-dissolve-in">
                  <anim:set smil:begin="0s" smil:dur="0.001s" smil:fill="hold" smil:targetElement="id616" smil:attributeName="visibility" smil:to="visible"/>
                  <anim:transitionFilter smil:dur="0.5s" smil:targetElement="id616" smil:type="dissolve"/>
                </anim:par>
                <anim:par smil:begin="0s" smil:fill="hold" presentation:node-type="with-previous" presentation:group-id="0" presentation:preset-class="entrance" presentation:preset-id="ooo-entrance-dissolve-in">
                  <anim:set smil:begin="0s" smil:dur="0.001s" smil:fill="hold" smil:targetElement="id617" smil:attributeName="visibility" smil:to="visible"/>
                  <anim:transitionFilter smil:dur="0.5s" smil:targetElement="id617" smil:type="dissolve"/>
                </anim:par>
                <anim:par smil:begin="0s" smil:fill="hold" presentation:node-type="with-previous" presentation:preset-class="entrance" presentation:preset-id="ooo-entrance-dissolve-in">
                  <anim:set smil:begin="0s" smil:dur="0.001s" smil:fill="hold" smil:targetElement="id217" smil:attributeName="visibility" smil:to="visible"/>
                  <anim:transitionFilter smil:dur="0.5s" smil:targetElement="id217" smil:type="dissolve"/>
                </anim:par>
                <anim:par smil:begin="0s" smil:fill="hold" presentation:node-type="with-previous" presentation:preset-class="entrance" presentation:preset-id="ooo-entrance-dissolve-in">
                  <anim:set smil:begin="0s" smil:dur="0.001s" smil:fill="hold" smil:targetElement="id218" smil:attributeName="visibility" smil:to="visible"/>
                  <anim:transitionFilter smil:dur="0.5s" smil:targetElement="id218" smil:type="dissolve"/>
                </anim:par>
                <anim:par smil:begin="0s" smil:fill="hold" presentation:node-type="with-previous" presentation:preset-class="entrance" presentation:preset-id="ooo-entrance-dissolve-in">
                  <anim:set smil:begin="0s" smil:dur="0.001s" smil:fill="hold" smil:targetElement="id219" smil:attributeName="visibility" smil:to="visible"/>
                  <anim:transitionFilter smil:dur="0.5s" smil:targetElement="id219" smil:type="dissolve"/>
                </anim:par>
                <anim:par smil:begin="0s" smil:fill="hold" presentation:node-type="with-previous" presentation:preset-class="entrance" presentation:preset-id="ooo-entrance-dissolve-in">
                  <anim:set smil:begin="0s" smil:dur="0.001s" smil:fill="hold" smil:targetElement="id220" smil:attributeName="visibility" smil:to="visible"/>
                  <anim:transitionFilter smil:dur="0.5s" smil:targetElement="id220" smil:type="dissolve"/>
                </anim:par>
                <anim:par smil:begin="0s" smil:fill="hold" presentation:node-type="with-previous" presentation:preset-class="entrance" presentation:preset-id="ooo-entrance-dissolve-in">
                  <anim:set smil:begin="0s" smil:dur="0.001s" smil:fill="hold" smil:targetElement="id222" smil:attributeName="visibility" smil:to="visible"/>
                  <anim:transitionFilter smil:dur="0.5s" smil:targetElement="id222" smil:type="dissolve"/>
                </anim:par>
                <anim:par smil:begin="0s" smil:fill="hold" presentation:node-type="with-previous" presentation:preset-class="entrance" presentation:preset-id="ooo-entrance-dissolve-in">
                  <anim:set smil:begin="0s" smil:dur="0.001s" smil:fill="hold" smil:targetElement="id223" smil:attributeName="visibility" smil:to="visible"/>
                  <anim:transitionFilter smil:dur="0.5s" smil:targetElement="id223" smil:type="dissolve"/>
                </anim:par>
                <anim:par smil:begin="0s" smil:fill="hold" presentation:node-type="with-previous" presentation:preset-class="entrance" presentation:preset-id="ooo-entrance-dissolve-in">
                  <anim:set smil:begin="0s" smil:dur="0.001s" smil:fill="hold" smil:targetElement="id221" smil:attributeName="visibility" smil:to="visible"/>
                  <anim:transitionFilter smil:dur="0.5s" smil:targetElement="id221" smil:type="dissolve"/>
                </anim:par>
                <anim:par smil:begin="0s" smil:fill="hold" presentation:node-type="with-previous" presentation:preset-class="entrance" presentation:preset-id="ooo-entrance-dissolve-in">
                  <anim:set smil:begin="0s" smil:dur="0.001s" smil:fill="hold" smil:targetElement="id224" smil:attributeName="visibility" smil:to="visible"/>
                  <anim:transitionFilter smil:dur="0.5s" smil:targetElement="id224" smil:type="dissolve"/>
                </anim:par>
                <anim:par smil:begin="0s" smil:fill="hold" presentation:node-type="with-previous" presentation:preset-class="entrance" presentation:preset-id="ooo-entrance-dissolve-in">
                  <anim:set smil:begin="0s" smil:dur="0.001s" smil:fill="hold" smil:targetElement="id225" smil:attributeName="visibility" smil:to="visible"/>
                  <anim:transitionFilter smil:dur="0.5s" smil:targetElement="id225" smil:type="dissolve"/>
                </anim:par>
                <anim:par smil:begin="0s" smil:fill="hold" presentation:node-type="with-previous" presentation:preset-class="entrance" presentation:preset-id="ooo-entrance-dissolve-in">
                  <anim:set smil:begin="0s" smil:dur="0.001s" smil:fill="hold" smil:targetElement="id618" smil:attributeName="visibility" smil:to="visible"/>
                  <anim:transitionFilter smil:dur="0.5s" smil:targetElement="id618" smil:type="dissolve"/>
                </anim:par>
                <anim:par smil:begin="0s" smil:fill="hold" presentation:node-type="with-previous" presentation:preset-class="entrance" presentation:preset-id="ooo-entrance-dissolve-in">
                  <anim:set smil:begin="0s" smil:dur="0.001s" smil:fill="hold" smil:targetElement="id619" smil:attributeName="visibility" smil:to="visible"/>
                  <anim:transitionFilter smil:dur="0.5s" smil:targetElement="id619" smil:type="dissolve"/>
                </anim:par>
                <anim:par smil:begin="0s" smil:fill="hold" presentation:node-type="with-previous" presentation:preset-class="entrance" presentation:preset-id="ooo-entrance-dissolve-in">
                  <anim:set smil:begin="0s" smil:dur="0.001s" smil:fill="hold" smil:targetElement="id620" smil:attributeName="visibility" smil:to="visible"/>
                  <anim:transitionFilter smil:dur="0.5s" smil:targetElement="id620" smil:type="dissolve"/>
                </anim:par>
                <anim:par smil:begin="0s" smil:fill="hold" presentation:node-type="with-previous" presentation:preset-class="entrance" presentation:preset-id="ooo-entrance-dissolve-in">
                  <anim:set smil:begin="0s" smil:dur="0.001s" smil:fill="hold" smil:targetElement="id621" smil:attributeName="visibility" smil:to="visible"/>
                  <anim:transitionFilter smil:dur="0.5s" smil:targetElement="id621" smil:type="dissolve"/>
                </anim:par>
                <anim:par smil:begin="0s" smil:fill="hold" presentation:node-type="with-previous" presentation:preset-class="entrance" presentation:preset-id="ooo-entrance-dissolve-in">
                  <anim:set smil:begin="0s" smil:dur="0.001s" smil:fill="hold" smil:targetElement="id622" smil:attributeName="visibility" smil:to="visible"/>
                  <anim:transitionFilter smil:dur="0.5s" smil:targetElement="id622" smil:type="dissolve"/>
                </anim:par>
                <anim:par smil:begin="0s" smil:fill="hold" presentation:node-type="with-previous" presentation:preset-class="entrance" presentation:preset-id="ooo-entrance-dissolve-in">
                  <anim:set smil:begin="0s" smil:dur="0.001s" smil:fill="hold" smil:targetElement="id623" smil:attributeName="visibility" smil:to="visible"/>
                  <anim:transitionFilter smil:dur="0.5s" smil:targetElement="id623" smil:type="dissolve"/>
                </anim:par>
                <anim:par smil:begin="0s" smil:fill="hold" presentation:node-type="with-previous" presentation:preset-class="entrance" presentation:preset-id="ooo-entrance-dissolve-in">
                  <anim:set smil:begin="0s" smil:dur="0.001s" smil:fill="hold" smil:targetElement="id624" smil:attributeName="visibility" smil:to="visible"/>
                  <anim:transitionFilter smil:dur="0.5s" smil:targetElement="id624" smil:type="dissolve"/>
                </anim:par>
                <anim:par smil:begin="0s" smil:fill="hold" presentation:node-type="with-previous" presentation:preset-class="entrance" presentation:preset-id="ooo-entrance-dissolve-in">
                  <anim:set smil:begin="0s" smil:dur="0.001s" smil:fill="hold" smil:targetElement="id625" smil:attributeName="visibility" smil:to="visible"/>
                  <anim:transitionFilter smil:dur="0.5s" smil:targetElement="id625" smil:type="dissolve"/>
                </anim:par>
                <anim:par smil:begin="0s" smil:fill="hold" presentation:node-type="with-previous" presentation:preset-class="entrance" presentation:preset-id="ooo-entrance-dissolve-in">
                  <anim:set smil:begin="0s" smil:dur="0.001s" smil:fill="hold" smil:targetElement="id626" smil:attributeName="visibility" smil:to="visible"/>
                  <anim:transitionFilter smil:dur="0.5s" smil:targetElement="id626" smil:type="dissolve"/>
                </anim:par>
                <anim:par smil:begin="0s" smil:fill="hold" presentation:node-type="with-previous" presentation:preset-class="entrance" presentation:preset-id="ooo-entrance-dissolve-in">
                  <anim:set smil:begin="0s" smil:dur="0.001s" smil:fill="hold" smil:targetElement="id627" smil:attributeName="visibility" smil:to="visible"/>
                  <anim:transitionFilter smil:dur="0.5s" smil:targetElement="id627" smil:type="dissolve"/>
                </anim:par>
                <anim:par smil:begin="0s" smil:fill="hold" presentation:node-type="with-previous" presentation:preset-class="entrance" presentation:preset-id="ooo-entrance-dissolve-in">
                  <anim:set smil:begin="0s" smil:dur="0.001s" smil:fill="hold" smil:targetElement="id628" smil:attributeName="visibility" smil:to="visible"/>
                  <anim:transitionFilter smil:dur="0.5s" smil:targetElement="id628" smil:type="dissolve"/>
                </anim:par>
                <anim:par smil:begin="0s" smil:fill="hold" presentation:node-type="with-previous" presentation:preset-class="entrance" presentation:preset-id="ooo-entrance-dissolve-in">
                  <anim:set smil:begin="0s" smil:dur="0.001s" smil:fill="hold" smil:targetElement="id629" smil:attributeName="visibility" smil:to="visible"/>
                  <anim:transitionFilter smil:dur="0.5s" smil:targetElement="id629" smil:type="dissolve"/>
                </anim:par>
                <anim:par smil:begin="0s" smil:fill="hold" presentation:node-type="with-previous" presentation:preset-class="entrance" presentation:preset-id="ooo-entrance-dissolve-in">
                  <anim:set smil:begin="0s" smil:dur="0.001s" smil:fill="hold" smil:targetElement="id630" smil:attributeName="visibility" smil:to="visible"/>
                  <anim:transitionFilter smil:dur="0.5s" smil:targetElement="id630" smil:type="dissolve"/>
                </anim:par>
                <anim:par smil:begin="0s" smil:fill="hold" presentation:node-type="with-previous" presentation:preset-class="entrance" presentation:preset-id="ooo-entrance-dissolve-in">
                  <anim:set smil:begin="0s" smil:dur="0.001s" smil:fill="hold" smil:targetElement="id631" smil:attributeName="visibility" smil:to="visible"/>
                  <anim:transitionFilter smil:dur="0.5s" smil:targetElement="id631" smil:type="dissolve"/>
                </anim:par>
                <anim:par smil:begin="0s" smil:fill="hold" presentation:node-type="with-previous" presentation:group-id="0" presentation:preset-class="entrance" presentation:preset-id="ooo-entrance-dissolve-in">
                  <anim:set smil:begin="0s" smil:dur="0.001s" smil:fill="hold" smil:targetElement="id632" smil:attributeName="visibility" smil:to="visible"/>
                  <anim:transitionFilter smil:dur="0.5s" smil:targetElement="id632" smil:type="dissolve"/>
                </anim:par>
                <anim:par smil:begin="0s" smil:fill="hold" presentation:node-type="with-previous" presentation:group-id="0" presentation:preset-class="entrance" presentation:preset-id="ooo-entrance-dissolve-in">
                  <anim:set smil:begin="0s" smil:dur="0.001s" smil:fill="hold" smil:targetElement="id633" smil:attributeName="visibility" smil:to="visible"/>
                  <anim:transitionFilter smil:dur="0.5s" smil:targetElement="id633" smil:type="dissolve"/>
                </anim:par>
                <anim:par smil:begin="0s" smil:fill="hold" presentation:node-type="with-previous" presentation:group-id="0" presentation:preset-class="entrance" presentation:preset-id="ooo-entrance-dissolve-in">
                  <anim:set smil:begin="0s" smil:dur="0.001s" smil:fill="hold" smil:targetElement="id634" smil:attributeName="visibility" smil:to="visible"/>
                  <anim:transitionFilter smil:dur="0.5s" smil:targetElement="id634" smil:type="dissolve"/>
                </anim:par>
                <anim:par smil:begin="0s" smil:fill="hold" presentation:node-type="with-previous" presentation:group-id="0" presentation:preset-class="entrance" presentation:preset-id="ooo-entrance-dissolve-in">
                  <anim:set smil:begin="0s" smil:dur="0.001s" smil:fill="hold" smil:targetElement="id635" smil:attributeName="visibility" smil:to="visible"/>
                  <anim:transitionFilter smil:dur="0.5s" smil:targetElement="id635" smil:type="dissolve"/>
                </anim:par>
                <anim:par smil:begin="0s" smil:fill="hold" presentation:node-type="with-previous" presentation:group-id="0" presentation:preset-class="entrance" presentation:preset-id="ooo-entrance-dissolve-in">
                  <anim:set smil:begin="0s" smil:dur="0.001s" smil:fill="hold" smil:targetElement="id636" smil:attributeName="visibility" smil:to="visible"/>
                  <anim:transitionFilter smil:dur="0.5s" smil:targetElement="id636" smil:type="dissolve"/>
                </anim:par>
                <anim:par smil:begin="0s" smil:fill="hold" presentation:node-type="with-previous" presentation:group-id="0" presentation:preset-class="entrance" presentation:preset-id="ooo-entrance-dissolve-in">
                  <anim:set smil:begin="0s" smil:dur="0.001s" smil:fill="hold" smil:targetElement="id637" smil:attributeName="visibility" smil:to="visible"/>
                  <anim:transitionFilter smil:dur="0.5s" smil:targetElement="id637" smil:type="dissolve"/>
                </anim:par>
                <anim:par smil:begin="0s" smil:fill="hold" presentation:node-type="with-previous" presentation:group-id="0" presentation:preset-class="entrance" presentation:preset-id="ooo-entrance-dissolve-in">
                  <anim:set smil:begin="0s" smil:dur="0.001s" smil:fill="hold" smil:targetElement="id638" smil:attributeName="visibility" smil:to="visible"/>
                  <anim:transitionFilter smil:dur="0.5s" smil:targetElement="id638" smil:type="dissolve"/>
                </anim:par>
                <anim:par smil:begin="0s" smil:fill="hold" presentation:node-type="with-previous" presentation:group-id="0" presentation:preset-class="entrance" presentation:preset-id="ooo-entrance-dissolve-in">
                  <anim:set smil:begin="0s" smil:dur="0.001s" smil:fill="hold" smil:targetElement="id639" smil:attributeName="visibility" smil:to="visible"/>
                  <anim:transitionFilter smil:dur="0.5s" smil:targetElement="id639" smil:type="dissolve"/>
                </anim:par>
                <anim:par smil:begin="0s" smil:fill="hold" presentation:node-type="with-previous" presentation:group-id="0" presentation:preset-class="entrance" presentation:preset-id="ooo-entrance-dissolve-in">
                  <anim:set smil:begin="0s" smil:dur="0.001s" smil:fill="hold" smil:targetElement="id640" smil:attributeName="visibility" smil:to="visible"/>
                  <anim:transitionFilter smil:dur="0.5s" smil:targetElement="id640" smil:type="dissolve"/>
                </anim:par>
                <anim:par smil:begin="0s" smil:fill="hold" presentation:node-type="with-previous" presentation:group-id="0" presentation:preset-class="entrance" presentation:preset-id="ooo-entrance-dissolve-in">
                  <anim:set smil:begin="0s" smil:dur="0.001s" smil:fill="hold" smil:targetElement="id641" smil:attributeName="visibility" smil:to="visible"/>
                  <anim:transitionFilter smil:dur="0.5s" smil:targetElement="id641" smil:type="dissolve"/>
                </anim:par>
                <anim:par smil:begin="0s" smil:fill="hold" presentation:node-type="with-previous" presentation:group-id="0" presentation:preset-class="entrance" presentation:preset-id="ooo-entrance-dissolve-in">
                  <anim:set smil:begin="0s" smil:dur="0.001s" smil:fill="hold" smil:targetElement="id642" smil:attributeName="visibility" smil:to="visible"/>
                  <anim:transitionFilter smil:dur="0.5s" smil:targetElement="id642" smil:type="dissolve"/>
                </anim:par>
                <anim:par smil:begin="0s" smil:fill="hold" presentation:node-type="with-previous" presentation:group-id="0" presentation:preset-class="entrance" presentation:preset-id="ooo-entrance-dissolve-in">
                  <anim:set smil:begin="0s" smil:dur="0.001s" smil:fill="hold" smil:targetElement="id643" smil:attributeName="visibility" smil:to="visible"/>
                  <anim:transitionFilter smil:dur="0.5s" smil:targetElement="id643" smil:type="dissolve"/>
                </anim:par>
                <anim:par smil:begin="0s" smil:fill="hold" presentation:node-type="with-previous" presentation:group-id="0" presentation:preset-class="entrance" presentation:preset-id="ooo-entrance-dissolve-in">
                  <anim:set smil:begin="0s" smil:dur="0.001s" smil:fill="hold" smil:targetElement="id644" smil:attributeName="visibility" smil:to="visible"/>
                  <anim:transitionFilter smil:dur="0.5s" smil:targetElement="id644" smil:type="dissolve"/>
                </anim:par>
                <anim:par smil:begin="0s" smil:fill="hold" presentation:node-type="with-previous" presentation:group-id="0" presentation:preset-class="entrance" presentation:preset-id="ooo-entrance-dissolve-in">
                  <anim:set smil:begin="0s" smil:dur="0.001s" smil:fill="hold" smil:targetElement="id645" smil:attributeName="visibility" smil:to="visible"/>
                  <anim:transitionFilter smil:dur="0.5s" smil:targetElement="id645" smil:type="dissolve"/>
                </anim:par>
                <anim:par smil:begin="0s" smil:fill="hold" presentation:node-type="with-previous" presentation:group-id="0" presentation:preset-class="entrance" presentation:preset-id="ooo-entrance-dissolve-in">
                  <anim:set smil:begin="0s" smil:dur="0.001s" smil:fill="hold" smil:targetElement="id646" smil:attributeName="visibility" smil:to="visible"/>
                  <anim:transitionFilter smil:dur="0.5s" smil:targetElement="id646" smil:type="dissolve"/>
                </anim:par>
                <anim:par smil:begin="0s" smil:fill="hold" presentation:node-type="with-previous" presentation:group-id="0" presentation:preset-class="entrance" presentation:preset-id="ooo-entrance-dissolve-in">
                  <anim:set smil:begin="0s" smil:dur="0.001s" smil:fill="hold" smil:targetElement="id647" smil:attributeName="visibility" smil:to="visible"/>
                  <anim:transitionFilter smil:dur="0.5s" smil:targetElement="id647" smil:type="dissolve"/>
                </anim:par>
                <anim:par smil:begin="0s" smil:fill="hold" presentation:node-type="with-previous" presentation:group-id="0" presentation:preset-class="entrance" presentation:preset-id="ooo-entrance-dissolve-in">
                  <anim:set smil:begin="0s" smil:dur="0.001s" smil:fill="hold" smil:targetElement="id648" smil:attributeName="visibility" smil:to="visible"/>
                  <anim:transitionFilter smil:dur="0.5s" smil:targetElement="id648" smil:type="dissolve"/>
                </anim:par>
                <anim:par smil:begin="0s" smil:fill="hold" presentation:node-type="with-previous" presentation:preset-class="entrance" presentation:preset-id="ooo-entrance-dissolve-in">
                  <anim:set smil:begin="0s" smil:dur="0.001s" smil:fill="hold" smil:targetElement="id649" smil:attributeName="visibility" smil:to="visible"/>
                  <anim:transitionFilter smil:dur="0.5s" smil:targetElement="id649" smil:type="dissolve"/>
                </anim:par>
                <anim:par smil:begin="0s" smil:fill="hold" presentation:node-type="with-previous" presentation:group-id="0" presentation:preset-class="entrance" presentation:preset-id="ooo-entrance-dissolve-in">
                  <anim:set smil:begin="0s" smil:dur="0.001s" smil:fill="hold" smil:targetElement="id650" smil:attributeName="visibility" smil:to="visible"/>
                  <anim:transitionFilter smil:dur="0.5s" smil:targetElement="id650" smil:type="dissolve"/>
                </anim:par>
                <anim:par smil:begin="0s" smil:fill="hold" presentation:node-type="with-previous" presentation:preset-class="entrance" presentation:preset-id="ooo-entrance-dissolve-in">
                  <anim:set smil:begin="0s" smil:dur="0.001s" smil:fill="hold" smil:targetElement="id651" smil:attributeName="visibility" smil:to="visible"/>
                  <anim:transitionFilter smil:dur="0.5s" smil:targetElement="id651" smil:type="dissolve"/>
                </anim:par>
                <anim:par smil:begin="0s" smil:fill="hold" presentation:node-type="with-previous" presentation:group-id="0" presentation:preset-class="entrance" presentation:preset-id="ooo-entrance-dissolve-in">
                  <anim:set smil:begin="0s" smil:dur="0.001s" smil:fill="hold" smil:targetElement="id652" smil:attributeName="visibility" smil:to="visible"/>
                  <anim:transitionFilter smil:dur="0.5s" smil:targetElement="id652" smil:type="dissolve"/>
                </anim:par>
                <anim:par smil:begin="0s" smil:fill="hold" presentation:node-type="with-previous" presentation:preset-class="entrance" presentation:preset-id="ooo-entrance-dissolve-in">
                  <anim:set smil:begin="0s" smil:dur="0.001s" smil:fill="hold" smil:targetElement="id653" smil:attributeName="visibility" smil:to="visible"/>
                  <anim:transitionFilter smil:dur="0.5s" smil:targetElement="id653" smil:type="dissolve"/>
                </anim:par>
                <anim:par smil:begin="0s" smil:fill="hold" presentation:node-type="with-previous" presentation:group-id="0" presentation:preset-class="entrance" presentation:preset-id="ooo-entrance-dissolve-in">
                  <anim:set smil:begin="0s" smil:dur="0.001s" smil:fill="hold" smil:targetElement="id654" smil:attributeName="visibility" smil:to="visible"/>
                  <anim:transitionFilter smil:dur="0.5s" smil:targetElement="id654"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655" smil:attributeName="visibility" smil:to="visible"/>
                  <anim:transitionFilter smil:dur="0.5s" smil:targetElement="id655" smil:type="dissolve"/>
                </anim:par>
                <anim:par smil:begin="0s" smil:fill="hold" presentation:node-type="with-previous" presentation:group-id="0" presentation:preset-class="entrance" presentation:preset-id="ooo-entrance-dissolve-in">
                  <anim:set smil:begin="0s" smil:dur="0.001s" smil:fill="hold" smil:targetElement="id656" smil:attributeName="visibility" smil:to="visible"/>
                  <anim:transitionFilter smil:dur="0.5s" smil:targetElement="id656" smil:type="dissolve"/>
                </anim:par>
                <anim:par smil:begin="0s" smil:fill="hold" presentation:node-type="with-previous" presentation:preset-class="entrance" presentation:preset-id="ooo-entrance-dissolve-in">
                  <anim:set smil:begin="0s" smil:dur="0.001s" smil:fill="hold" smil:targetElement="id198" smil:attributeName="visibility" smil:to="visible"/>
                  <anim:transitionFilter smil:dur="0.5s" smil:targetElement="id198" smil:type="dissolve"/>
                </anim:par>
                <anim:par smil:begin="0s" smil:fill="hold" presentation:node-type="with-previous" presentation:preset-class="entrance" presentation:preset-id="ooo-entrance-dissolve-in">
                  <anim:set smil:begin="0s" smil:dur="0.001s" smil:fill="hold" smil:targetElement="id199" smil:attributeName="visibility" smil:to="visible"/>
                  <anim:transitionFilter smil:dur="0.5s" smil:targetElement="id199" smil:type="dissolve"/>
                </anim:par>
                <anim:par smil:begin="0s" smil:fill="hold" presentation:node-type="with-previous" presentation:preset-class="entrance" presentation:preset-id="ooo-entrance-dissolve-in">
                  <anim:set smil:begin="0s" smil:dur="0.001s" smil:fill="hold" smil:targetElement="id200" smil:attributeName="visibility" smil:to="visible"/>
                  <anim:transitionFilter smil:dur="0.5s" smil:targetElement="id200" smil:type="dissolve"/>
                </anim:par>
                <anim:par smil:begin="0s" smil:fill="hold" presentation:node-type="with-previous" presentation:preset-class="entrance" presentation:preset-id="ooo-entrance-dissolve-in">
                  <anim:set smil:begin="0s" smil:dur="0.001s" smil:fill="hold" smil:targetElement="id204" smil:attributeName="visibility" smil:to="visible"/>
                  <anim:transitionFilter smil:dur="0.5s" smil:targetElement="id204" smil:type="dissolve"/>
                </anim:par>
                <anim:par smil:begin="0s" smil:fill="hold" presentation:node-type="with-previous" presentation:preset-class="entrance" presentation:preset-id="ooo-entrance-dissolve-in">
                  <anim:set smil:begin="0s" smil:dur="0.001s" smil:fill="hold" smil:targetElement="id202" smil:attributeName="visibility" smil:to="visible"/>
                  <anim:transitionFilter smil:dur="0.5s" smil:targetElement="id202" smil:type="dissolve"/>
                </anim:par>
                <anim:par smil:begin="0s" smil:fill="hold" presentation:node-type="with-previous" presentation:preset-class="entrance" presentation:preset-id="ooo-entrance-dissolve-in">
                  <anim:set smil:begin="0s" smil:dur="0.001s" smil:fill="hold" smil:targetElement="id201" smil:attributeName="visibility" smil:to="visible"/>
                  <anim:transitionFilter smil:dur="0.5s" smil:targetElement="id201" smil:type="dissolve"/>
                </anim:par>
                <anim:par smil:begin="0s" smil:fill="hold" presentation:node-type="with-previous" presentation:preset-class="entrance" presentation:preset-id="ooo-entrance-dissolve-in">
                  <anim:set smil:begin="0s" smil:dur="0.001s" smil:fill="hold" smil:targetElement="id203" smil:attributeName="visibility" smil:to="visible"/>
                  <anim:transitionFilter smil:dur="0.5s" smil:targetElement="id203" smil:type="dissolve"/>
                </anim:par>
                <anim:par smil:begin="0s" smil:fill="hold" presentation:node-type="with-previous" presentation:preset-class="entrance" presentation:preset-id="ooo-entrance-dissolve-in">
                  <anim:set smil:begin="0s" smil:dur="0.001s" smil:fill="hold" smil:targetElement="id205" smil:attributeName="visibility" smil:to="visible"/>
                  <anim:transitionFilter smil:dur="0.5s" smil:targetElement="id205" smil:type="dissolve"/>
                </anim:par>
                <anim:par smil:begin="0s" smil:fill="hold" presentation:node-type="with-previous" presentation:preset-class="entrance" presentation:preset-id="ooo-entrance-dissolve-in">
                  <anim:set smil:begin="0s" smil:dur="0.001s" smil:fill="hold" smil:targetElement="id657" smil:attributeName="visibility" smil:to="visible"/>
                  <anim:transitionFilter smil:dur="0.5s" smil:targetElement="id657" smil:type="dissolve"/>
                </anim:par>
                <anim:par smil:begin="0s" smil:fill="hold" presentation:node-type="with-previous" presentation:preset-class="entrance" presentation:preset-id="ooo-entrance-dissolve-in">
                  <anim:set smil:begin="0s" smil:dur="0.001s" smil:fill="hold" smil:targetElement="id658" smil:attributeName="visibility" smil:to="visible"/>
                  <anim:transitionFilter smil:dur="0.5s" smil:targetElement="id658" smil:type="dissolve"/>
                </anim:par>
                <anim:par smil:begin="0s" smil:fill="hold" presentation:node-type="with-previous" presentation:preset-class="entrance" presentation:preset-id="ooo-entrance-dissolve-in">
                  <anim:set smil:begin="0s" smil:dur="0.001s" smil:fill="hold" smil:targetElement="id659" smil:attributeName="visibility" smil:to="visible"/>
                  <anim:transitionFilter smil:dur="0.5s" smil:targetElement="id659" smil:type="dissolve"/>
                </anim:par>
                <anim:par smil:begin="0s" smil:fill="hold" presentation:node-type="with-previous" presentation:preset-class="entrance" presentation:preset-id="ooo-entrance-dissolve-in">
                  <anim:set smil:begin="0s" smil:dur="0.001s" smil:fill="hold" smil:targetElement="id660" smil:attributeName="visibility" smil:to="visible"/>
                  <anim:transitionFilter smil:dur="0.5s" smil:targetElement="id660" smil:type="dissolve"/>
                </anim:par>
                <anim:par smil:begin="0s" smil:fill="hold" presentation:node-type="with-previous" presentation:preset-class="entrance" presentation:preset-id="ooo-entrance-dissolve-in">
                  <anim:set smil:begin="0s" smil:dur="0.001s" smil:fill="hold" smil:targetElement="id661" smil:attributeName="visibility" smil:to="visible"/>
                  <anim:transitionFilter smil:dur="0.5s" smil:targetElement="id661" smil:type="dissolve"/>
                </anim:par>
                <anim:par smil:begin="0s" smil:fill="hold" presentation:node-type="with-previous" presentation:preset-class="entrance" presentation:preset-id="ooo-entrance-dissolve-in">
                  <anim:set smil:begin="0s" smil:dur="0.001s" smil:fill="hold" smil:targetElement="id662" smil:attributeName="visibility" smil:to="visible"/>
                  <anim:transitionFilter smil:dur="0.5s" smil:targetElement="id662" smil:type="dissolve"/>
                </anim:par>
                <anim:par smil:begin="0s" smil:fill="hold" presentation:node-type="with-previous" presentation:preset-class="entrance" presentation:preset-id="ooo-entrance-dissolve-in">
                  <anim:set smil:begin="0s" smil:dur="0.001s" smil:fill="hold" smil:targetElement="id663" smil:attributeName="visibility" smil:to="visible"/>
                  <anim:transitionFilter smil:dur="0.5s" smil:targetElement="id663" smil:type="dissolve"/>
                </anim:par>
                <anim:par smil:begin="0s" smil:fill="hold" presentation:node-type="with-previous" presentation:preset-class="entrance" presentation:preset-id="ooo-entrance-dissolve-in">
                  <anim:set smil:begin="0s" smil:dur="0.001s" smil:fill="hold" smil:targetElement="id664" smil:attributeName="visibility" smil:to="visible"/>
                  <anim:transitionFilter smil:dur="0.5s" smil:targetElement="id664" smil:type="dissolve"/>
                </anim:par>
                <anim:par smil:begin="0s" smil:fill="hold" presentation:node-type="with-previous" presentation:group-id="0" presentation:preset-class="entrance" presentation:preset-id="ooo-entrance-dissolve-in">
                  <anim:set smil:begin="0s" smil:dur="0.001s" smil:fill="hold" smil:targetElement="id665" smil:attributeName="visibility" smil:to="visible"/>
                  <anim:transitionFilter smil:dur="0.5s" smil:targetElement="id665" smil:type="dissolve"/>
                </anim:par>
                <anim:par smil:begin="0s" smil:fill="hold" presentation:node-type="with-previous" presentation:group-id="0" presentation:preset-class="entrance" presentation:preset-id="ooo-entrance-dissolve-in">
                  <anim:set smil:begin="0s" smil:dur="0.001s" smil:fill="hold" smil:targetElement="id666" smil:attributeName="visibility" smil:to="visible"/>
                  <anim:transitionFilter smil:dur="0.5s" smil:targetElement="id666" smil:type="dissolve"/>
                </anim:par>
                <anim:par smil:begin="0s" smil:fill="hold" presentation:node-type="with-previous" presentation:group-id="0" presentation:preset-class="entrance" presentation:preset-id="ooo-entrance-dissolve-in">
                  <anim:set smil:begin="0s" smil:dur="0.001s" smil:fill="hold" smil:targetElement="id667" smil:attributeName="visibility" smil:to="visible"/>
                  <anim:transitionFilter smil:dur="0.5s" smil:targetElement="id667" smil:type="dissolve"/>
                </anim:par>
                <anim:par smil:begin="0s" smil:fill="hold" presentation:node-type="with-previous" presentation:group-id="0" presentation:preset-class="entrance" presentation:preset-id="ooo-entrance-dissolve-in">
                  <anim:set smil:begin="0s" smil:dur="0.001s" smil:fill="hold" smil:targetElement="id668" smil:attributeName="visibility" smil:to="visible"/>
                  <anim:transitionFilter smil:dur="0.5s" smil:targetElement="id668" smil:type="dissolve"/>
                </anim:par>
                <anim:par smil:begin="0s" smil:fill="hold" presentation:node-type="with-previous" presentation:group-id="0" presentation:preset-class="entrance" presentation:preset-id="ooo-entrance-dissolve-in">
                  <anim:set smil:begin="0s" smil:dur="0.001s" smil:fill="hold" smil:targetElement="id669" smil:attributeName="visibility" smil:to="visible"/>
                  <anim:transitionFilter smil:dur="0.5s" smil:targetElement="id669" smil:type="dissolve"/>
                </anim:par>
                <anim:par smil:begin="0s" smil:fill="hold" presentation:node-type="with-previous" presentation:group-id="0" presentation:preset-class="entrance" presentation:preset-id="ooo-entrance-dissolve-in">
                  <anim:set smil:begin="0s" smil:dur="0.001s" smil:fill="hold" smil:targetElement="id670" smil:attributeName="visibility" smil:to="visible"/>
                  <anim:transitionFilter smil:dur="0.5s" smil:targetElement="id670" smil:type="dissolve"/>
                </anim:par>
                <anim:par smil:begin="0s" smil:fill="hold" presentation:node-type="with-previous" presentation:group-id="0" presentation:preset-class="entrance" presentation:preset-id="ooo-entrance-dissolve-in">
                  <anim:set smil:begin="0s" smil:dur="0.001s" smil:fill="hold" smil:targetElement="id671" smil:attributeName="visibility" smil:to="visible"/>
                  <anim:transitionFilter smil:dur="0.5s" smil:targetElement="id671" smil:type="dissolve"/>
                </anim:par>
                <anim:par smil:begin="0s" smil:fill="hold" presentation:node-type="with-previous" presentation:group-id="0" presentation:preset-class="entrance" presentation:preset-id="ooo-entrance-dissolve-in">
                  <anim:set smil:begin="0s" smil:dur="0.001s" smil:fill="hold" smil:targetElement="id672" smil:attributeName="visibility" smil:to="visible"/>
                  <anim:transitionFilter smil:dur="0.5s" smil:targetElement="id672" smil:type="dissolve"/>
                </anim:par>
                <anim:par smil:begin="0s" smil:fill="hold" presentation:node-type="with-previous" presentation:group-id="0" presentation:preset-class="entrance" presentation:preset-id="ooo-entrance-dissolve-in">
                  <anim:set smil:begin="0s" smil:dur="0.001s" smil:fill="hold" smil:targetElement="id673" smil:attributeName="visibility" smil:to="visible"/>
                  <anim:transitionFilter smil:dur="0.5s" smil:targetElement="id673" smil:type="dissolve"/>
                </anim:par>
                <anim:par smil:begin="0s" smil:fill="hold" presentation:node-type="with-previous" presentation:group-id="0" presentation:preset-class="entrance" presentation:preset-id="ooo-entrance-dissolve-in">
                  <anim:set smil:begin="0s" smil:dur="0.001s" smil:fill="hold" smil:targetElement="id206" smil:attributeName="visibility" smil:to="visible"/>
                  <anim:transitionFilter smil:dur="0.5s" smil:targetElement="id206" smil:type="dissolve"/>
                </anim:par>
                <anim:par smil:begin="0s" smil:fill="hold" presentation:node-type="with-previous" presentation:group-id="0" presentation:preset-class="entrance" presentation:preset-id="ooo-entrance-dissolve-in">
                  <anim:set smil:begin="0s" smil:dur="0.001s" smil:fill="hold" smil:targetElement="id674" smil:attributeName="visibility" smil:to="visible"/>
                  <anim:transitionFilter smil:dur="0.5s" smil:targetElement="id674" smil:type="dissolve"/>
                </anim:par>
                <anim:par smil:begin="0s" smil:fill="hold" presentation:node-type="with-previous" presentation:group-id="0" presentation:preset-class="entrance" presentation:preset-id="ooo-entrance-dissolve-in">
                  <anim:set smil:begin="0s" smil:dur="0.001s" smil:fill="hold" smil:targetElement="id675" smil:attributeName="visibility" smil:to="visible"/>
                  <anim:transitionFilter smil:dur="0.5s" smil:targetElement="id675" smil:type="dissolve"/>
                </anim:par>
                <anim:par smil:begin="0s" smil:fill="hold" presentation:node-type="with-previous" presentation:group-id="0" presentation:preset-class="entrance" presentation:preset-id="ooo-entrance-dissolve-in">
                  <anim:set smil:begin="0s" smil:dur="0.001s" smil:fill="hold" smil:targetElement="id676" smil:attributeName="visibility" smil:to="visible"/>
                  <anim:transitionFilter smil:dur="0.5s" smil:targetElement="id676" smil:type="dissolve"/>
                </anim:par>
                <anim:par smil:begin="0s" smil:fill="hold" presentation:node-type="with-previous" presentation:group-id="0" presentation:preset-class="entrance" presentation:preset-id="ooo-entrance-dissolve-in">
                  <anim:set smil:begin="0s" smil:dur="0.001s" smil:fill="hold" smil:targetElement="id677" smil:attributeName="visibility" smil:to="visible"/>
                  <anim:transitionFilter smil:dur="0.5s" smil:targetElement="id677" smil:type="dissolve"/>
                </anim:par>
                <anim:par smil:begin="0s" smil:fill="hold" presentation:node-type="with-previous" presentation:group-id="0" presentation:preset-class="entrance" presentation:preset-id="ooo-entrance-dissolve-in">
                  <anim:set smil:begin="0s" smil:dur="0.001s" smil:fill="hold" smil:targetElement="id678" smil:attributeName="visibility" smil:to="visible"/>
                  <anim:transitionFilter smil:dur="0.5s" smil:targetElement="id678" smil:type="dissolve"/>
                </anim:par>
                <anim:par smil:begin="0s" smil:fill="hold" presentation:node-type="with-previous" presentation:group-id="0" presentation:preset-class="entrance" presentation:preset-id="ooo-entrance-dissolve-in">
                  <anim:set smil:begin="0s" smil:dur="0.001s" smil:fill="hold" smil:targetElement="id679" smil:attributeName="visibility" smil:to="visible"/>
                  <anim:transitionFilter smil:dur="0.5s" smil:targetElement="id679" smil:type="dissolve"/>
                </anim:par>
                <anim:par smil:begin="0s" smil:fill="hold" presentation:node-type="with-previous" presentation:preset-class="entrance" presentation:preset-id="ooo-entrance-dissolve-in">
                  <anim:set smil:begin="0s" smil:dur="0.001s" smil:fill="hold" smil:targetElement="id207" smil:attributeName="visibility" smil:to="visible"/>
                  <anim:transitionFilter smil:dur="0.5s" smil:targetElement="id207" smil:type="dissolve"/>
                </anim:par>
                <anim:par smil:begin="0s" smil:fill="hold" presentation:node-type="with-previous" presentation:preset-class="entrance" presentation:preset-id="ooo-entrance-dissolve-in">
                  <anim:set smil:begin="0s" smil:dur="0.001s" smil:fill="hold" smil:targetElement="id680" smil:attributeName="visibility" smil:to="visible"/>
                  <anim:transitionFilter smil:dur="0.5s" smil:targetElement="id680" smil:type="dissolve"/>
                </anim:par>
                <anim:par smil:begin="0s" smil:fill="hold" presentation:node-type="with-previous" presentation:preset-class="entrance" presentation:preset-id="ooo-entrance-dissolve-in">
                  <anim:set smil:begin="0s" smil:dur="0.001s" smil:fill="hold" smil:targetElement="id681" smil:attributeName="visibility" smil:to="visible"/>
                  <anim:transitionFilter smil:dur="0.5s" smil:targetElement="id681" smil:type="dissolve"/>
                </anim:par>
                <anim:par smil:begin="0s" smil:fill="hold" presentation:node-type="with-previous" presentation:group-id="0" presentation:preset-class="entrance" presentation:preset-id="ooo-entrance-dissolve-in">
                  <anim:set smil:begin="0s" smil:dur="0.001s" smil:fill="hold" smil:targetElement="id682" smil:attributeName="visibility" smil:to="visible"/>
                  <anim:transitionFilter smil:dur="0.5s" smil:targetElement="id682" smil:type="dissolve"/>
                </anim:par>
              </anim:par>
            </anim:par>
          </anim:seq>
        </anim:par>
        <presentation:notes draw:style-name="dp2">
          <draw:page-thumbnail draw:style-name="gr1" draw:layer="layout" svg:width="7.142cm" svg:height="9.524cm" svg:x="5.953cm" svg:y="1.93cm" draw:page-number="17" presentation:class="page"/>
          <draw:frame presentation:style-name="pr3" draw:layer="layout" svg:width="15.239cm" svg:height="11.43cm" svg:x="1.905cm" svg:y="12.064cm" presentation:class="notes" presentation:placeholder="true">
            <draw:text-box/>
          </draw:frame>
        </presentation:notes>
      </draw:page>
      <draw:page draw:name="page18" draw:style-name="dp1" draw:master-page-name="Výchozí" presentation:presentation-page-layout-name="AL2T1">
        <office:forms form:automatic-focus="false" form:apply-design-mode="false"/>
        <draw:custom-shape draw:style-name="gr2" draw:text-style-name="P2" draw:layer="layout" svg:width="1.482cm" svg:height="0.853cm" svg:x="14.393cm" svg:y="17.357cm">
          <text:list text:style-name="L2">
            <text:list-header>
              <text:p text:style-name="P6"><text:span text:style-name="T5">0/6</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6.722cm" svg:y="17.357cm">
          <text:list text:style-name="L2">
            <text:list-header>
              <text:p text:style-name="P4"><text:span text:style-name="T2">v</text:span><text:span text:style-name="T3">6</text:span></text:p>
            </text:list-header>
          </text:list>
          <draw:enhanced-geometry svg:viewBox="0 0 21600 21600" draw:type="mso-spt202" draw:enhanced-path="M 0 0 L 21600 0 21600 21600 0 21600 0 0 Z N"/>
        </draw:custom-shape>
        <draw:frame presentation:style-name="pr4" draw:text-style-name="P2" draw:layer="layout" svg:width="22.86cm" svg:height="3.176cm" svg:x="1.27cm" svg:y="0.762cm" presentation:class="title" presentation:user-transformed="true">
          <draw:text-box>
            <text:list text:style-name="L1">
              <text:list-header>
                <text:p text:style-name="P1">Computing a blocking flow in <text:span text:style-name="T13">L</text:span><text:span text:style-name="T14">f</text:span></text:p>
              </text:list-header>
            </text:list>
          </draw:text-box>
        </draw:frame>
        <draw:custom-shape draw:style-name="gr3" draw:text-style-name="P2" draw:id="id226" draw:layer="layout" svg:width="0.423cm" svg:height="0.384cm" svg:x="5.927cm" svg:y="15.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27" draw:layer="layout" svg:width="0.424cm" svg:height="0.384cm" svg:x="8.678cm" svg:y="13.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28" draw:layer="layout" svg:width="0.423cm" svg:height="0.384cm" svg:x="11.43cm" svg:y="13.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32" draw:layer="layout" svg:width="0.424cm" svg:height="0.384cm" svg:x="16.298cm" svg:y="15.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30" draw:layer="layout" svg:width="0.424cm" svg:height="0.384cm" svg:x="13.758cm" svg:y="15.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29" draw:layer="layout" svg:width="0.423cm" svg:height="0.384cm" svg:x="11.43cm" svg:y="15.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31" draw:layer="layout" svg:width="0.424cm" svg:height="0.384cm" svg:x="13.758cm" svg:y="13.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33" draw:layer="layout" svg:width="0.424cm" svg:height="0.384cm" svg:x="16.298cm" svg:y="1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5" draw:id="id686" draw:layer="layout" draw:type="line" svg:x1="6.288cm" svg:y1="15.759cm" svg:x2="8.74cm" svg:y2="13.914cm" draw:start-shape="id226" draw:start-glue-point="11" draw:end-shape="id227" draw:end-glue-point="7" svg:d="m6288 15759 2452-1845">
          <text:p/>
        </draw:connector>
        <draw:connector draw:style-name="gr4" draw:text-style-name="P5" draw:layer="layout" draw:type="line" svg:x1="9.102cm" svg:y1="13.778cm" svg:x2="11.43cm" svg:y2="13.778cm" draw:start-shape="id227" draw:start-glue-point="10" draw:end-shape="id228" draw:end-glue-point="6" svg:d="m9102 13778h2328">
          <text:p/>
        </draw:connector>
        <draw:connector draw:style-name="gr4" draw:text-style-name="P5" draw:layer="layout" draw:type="line" svg:x1="11.853cm" svg:y1="15.895cm" svg:x2="13.758cm" svg:y2="15.895cm" draw:start-shape="id229" draw:start-glue-point="10" draw:end-shape="id230" draw:end-glue-point="6" svg:d="m11853 15895h1905">
          <text:p/>
        </draw:connector>
        <draw:connector draw:style-name="gr4" draw:text-style-name="P5" draw:layer="layout" draw:type="line" svg:x1="14.12cm" svg:y1="13.914cm" svg:x2="16.36cm" svg:y2="15.719cm" draw:start-shape="id231" draw:start-glue-point="9" draw:end-shape="id232" draw:end-glue-point="5" svg:d="m14120 13914 2240 1805">
          <text:p/>
        </draw:connector>
        <draw:connector draw:style-name="gr4" draw:text-style-name="P5" draw:layer="layout" draw:type="line" svg:x1="11.853cm" svg:y1="13.778cm" svg:x2="13.758cm" svg:y2="13.778cm" draw:start-shape="id228" draw:start-glue-point="10" draw:end-shape="id231" draw:end-glue-point="6" svg:d="m11853 13778h1905">
          <text:p/>
        </draw:connector>
        <draw:connector draw:style-name="gr4" draw:text-style-name="P5" draw:layer="layout" draw:type="line" svg:x1="14.12cm" svg:y1="16.031cm" svg:x2="16.36cm" svg:y2="17.836cm" draw:start-shape="id230" draw:start-glue-point="9" draw:end-shape="id233" draw:end-glue-point="5" svg:d="m14120 16031 2240 1805">
          <text:p/>
        </draw:connector>
        <draw:connector draw:style-name="gr4" draw:text-style-name="P5" draw:layer="layout" draw:type="line" svg:x1="11.791cm" svg:y1="13.914cm" svg:x2="13.758cm" svg:y2="15.666cm" draw:start-shape="id228" draw:start-glue-point="9" draw:end-shape="id234" draw:end-glue-point="1" svg:d="m11791 13914 1967 1752">
          <text:p/>
        </draw:connector>
        <draw:connector draw:style-name="gr4" draw:text-style-name="P5" draw:id="id685" draw:layer="layout" draw:type="line" svg:x1="9.04cm" svg:y1="13.914cm" svg:x2="11.641cm" svg:y2="15.703cm" draw:start-shape="id227" draw:start-glue-point="9" draw:end-shape="id229" draw:end-glue-point="4" svg:d="m9040 13914 2601 1789">
          <text:p/>
        </draw:connector>
        <draw:custom-shape draw:style-name="gr2" draw:text-style-name="P2" draw:layer="layout" svg:width="0.846cm" svg:height="0.937cm" svg:x="5.292cm" svg:y="15.363cm">
          <text:list text:style-name="L2">
            <text:list-header>
              <text:p text:style-name="P4"><text:span text:style-name="T2">s</text:span></text:p>
            </text:list-header>
          </text:list>
          <draw:enhanced-geometry svg:viewBox="0 0 21600 21600" draw:type="mso-spt202" draw:enhanced-path="M 0 0 L 21600 0 21600 21600 0 21600 0 0 Z N"/>
        </draw:custom-shape>
        <draw:custom-shape draw:style-name="gr2" draw:text-style-name="P2" draw:layer="layout" svg:width="0.847cm" svg:height="0.937cm" svg:x="16.51cm" svg:y="15.363cm">
          <text:list text:style-name="L2">
            <text:list-header>
              <text:p text:style-name="P4"><text:span text:style-name="T2">t</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3.547cm" svg:y="14.605cm">
          <text:list text:style-name="L2">
            <text:list-header>
              <text:p text:style-name="P4"><text:span text:style-name="T2">v</text:span><text:span text:style-name="T3">4</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11.218cm" svg:y="14.605cm">
          <text:list text:style-name="L2">
            <text:list-header>
              <text:p text:style-name="P4"><text:span text:style-name="T2">v</text:span><text:span text:style-name="T3">5</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3.547cm" svg:y="16.722cm">
          <text:list text:style-name="L2">
            <text:list-header>
              <text:p text:style-name="P4"><text:span text:style-name="T2">v</text:span><text:span text:style-name="T3">7</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6.138cm" svg:y="14.393cm">
          <text:list text:style-name="L2">
            <text:list-header>
              <text:p text:style-name="P6"><text:span text:style-name="T5">0/16</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9.737cm" svg:y="13.123cm">
          <text:list text:style-name="L2">
            <text:list-header>
              <text:p text:style-name="P6"><text:span text:style-name="T5">0/11</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8.89cm" svg:y="14.393cm">
          <text:list text:style-name="L2">
            <text:list-header>
              <text:p text:style-name="P6"><text:span text:style-name="T5">0/10</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15.028cm" svg:y="13.97cm">
          <text:list text:style-name="L2">
            <text:list-header>
              <text:p text:style-name="P6"><text:span text:style-name="T5">0/8</text:span></text:p>
            </text:list-header>
          </text:list>
          <draw:enhanced-geometry svg:viewBox="0 0 21600 21600" draw:type="mso-spt202" draw:enhanced-path="M 0 0 L 21600 0 21600 21600 0 21600 0 0 Z N"/>
        </draw:custom-shape>
        <draw:custom-shape draw:style-name="gr2" draw:text-style-name="P2" draw:id="id234" draw:layer="layout" svg:width="1.481cm" svg:height="0.853cm" svg:x="12.277cm" svg:y="15.24cm">
          <text:list text:style-name="L2">
            <text:list-header>
              <text:p text:style-name="P6"><text:span text:style-name="T5">0/5</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11.43cm" svg:y="16.51cm">
          <text:list text:style-name="L2">
            <text:list-header>
              <text:p text:style-name="P6"><text:span text:style-name="T5">0/4</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14.393cm" svg:y="15.875cm">
          <text:list text:style-name="L2">
            <text:list-header>
              <text:p text:style-name="P6"><text:span text:style-name="T5">0/9</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8.467cm" svg:y="12.612cm">
          <text:list text:style-name="L2">
            <text:list-header>
              <text:p text:style-name="P4"><text:span text:style-name="T2">v</text:span><text:span text:style-name="T3">1</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11.218cm" svg:y="12.612cm">
          <text:list text:style-name="L2">
            <text:list-header>
              <text:p text:style-name="P4"><text:span text:style-name="T2">v</text:span><text:span text:style-name="T3">2</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3.547cm" svg:y="12.7cm">
          <text:list text:style-name="L2">
            <text:list-header>
              <text:p text:style-name="P4"><text:span text:style-name="T2">v</text:span><text:span text:style-name="T3">3</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12.277cm" svg:y="13.123cm">
          <text:list text:style-name="L2">
            <text:list-header>
              <text:p text:style-name="P6"><text:span text:style-name="T5">0/14</text:span></text:p>
            </text:list-header>
          </text:list>
          <draw:enhanced-geometry svg:viewBox="0 0 21600 21600" draw:type="mso-spt202" draw:enhanced-path="M 0 0 L 21600 0 21600 21600 0 21600 0 0 Z N"/>
        </draw:custom-shape>
        <draw:custom-shape draw:style-name="gr3" draw:text-style-name="P2" draw:id="id235" draw:layer="layout" svg:width="0.424cm" svg:height="0.384cm" svg:x="13.758cm" svg:y="1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5" draw:id="id684" draw:layer="layout" draw:type="line" svg:x1="11.791cm" svg:y1="16.031cm" svg:x2="13.82cm" svg:y2="17.836cm" draw:start-shape="id229" draw:start-glue-point="9" draw:end-shape="id235" draw:end-glue-point="5" svg:d="m11791 16031 2029 1805">
          <text:p/>
        </draw:connector>
        <draw:connector draw:style-name="gr4" draw:text-style-name="P5" draw:id="id683" draw:layer="layout" draw:type="line" svg:x1="14.12cm" svg:y1="17.836cm" svg:x2="16.36cm" svg:y2="15.991cm" draw:start-shape="id235" draw:start-glue-point="11" draw:end-shape="id232" draw:end-glue-point="7" svg:d="m14120 17836 2240-1845">
          <text:p/>
        </draw:connector>
        <draw:custom-shape draw:style-name="gr2" draw:text-style-name="P2" draw:layer="layout" svg:width="1.481cm" svg:height="0.853cm" svg:x="12.277cm" svg:y="13.97cm">
          <text:list text:style-name="L2">
            <text:list-header>
              <text:p text:style-name="P6"><text:span text:style-name="T5">0/1</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mphasis" presentation:preset-id="ooo-emphasis-line-color" presentation:preset-sub-type="2">
                  <anim:animateColor smil:dur="0.5s" smil:fill="hold" smil:targetElement="id683" smil:attributeName="stroke-color" smil:to="#ff3300" anim:color-interpolation="rgb" anim:color-interpolation-direction="clockwise"/>
                  <anim:set smil:dur="0.5s" smil:fill="hold" smil:targetElement="id683" smil:attributeName="stroke" smil:to="solid"/>
                </anim:par>
              </anim:par>
              <anim:par smil:begin="0.5s" smil:fill="hold">
                <anim:par smil:begin="0s" smil:fill="hold" presentation:node-type="after-previous" presentation:preset-class="emphasis" presentation:preset-id="ooo-emphasis-line-color" presentation:preset-sub-type="2">
                  <anim:animateColor smil:dur="0.5s" smil:fill="hold" smil:targetElement="id684" smil:attributeName="stroke-color" smil:to="#ff3300" anim:color-interpolation="rgb" anim:color-interpolation-direction="clockwise"/>
                  <anim:set smil:dur="0.5s" smil:fill="hold" smil:targetElement="id684" smil:attributeName="stroke" smil:to="solid"/>
                </anim:par>
              </anim:par>
              <anim:par smil:begin="1s" smil:fill="hold">
                <anim:par smil:begin="0s" smil:fill="hold" presentation:node-type="after-previous" presentation:preset-class="emphasis" presentation:preset-id="ooo-emphasis-line-color" presentation:preset-sub-type="2">
                  <anim:animateColor smil:dur="0.5s" smil:fill="hold" smil:targetElement="id685" smil:attributeName="stroke-color" smil:to="#ff3300" anim:color-interpolation="rgb" anim:color-interpolation-direction="clockwise"/>
                  <anim:set smil:dur="0.5s" smil:fill="hold" smil:targetElement="id685" smil:attributeName="stroke" smil:to="solid"/>
                </anim:par>
              </anim:par>
              <anim:par smil:begin="1.5s" smil:fill="hold">
                <anim:par smil:begin="0s" smil:fill="hold" presentation:node-type="after-previous" presentation:preset-class="emphasis" presentation:preset-id="ooo-emphasis-line-color" presentation:preset-sub-type="2">
                  <anim:animateColor smil:dur="0.5s" smil:fill="hold" smil:targetElement="id686" smil:attributeName="stroke-color" smil:to="#ff3300" anim:color-interpolation="rgb" anim:color-interpolation-direction="clockwise"/>
                  <anim:set smil:dur="0.5s" smil:fill="hold" smil:targetElement="id686" smil:attributeName="stroke" smil:to="solid"/>
                </anim:par>
              </anim:par>
            </anim:par>
          </anim:seq>
        </anim:par>
        <presentation:notes draw:style-name="dp2">
          <draw:page-thumbnail draw:style-name="gr1" draw:layer="layout" svg:width="7.142cm" svg:height="9.524cm" svg:x="5.953cm" svg:y="1.93cm" draw:page-number="18" presentation:class="page"/>
          <draw:frame presentation:style-name="pr3" draw:layer="layout" svg:width="15.239cm" svg:height="11.43cm" svg:x="1.905cm" svg:y="12.064cm" presentation:class="notes" presentation:placeholder="true">
            <draw:text-box/>
          </draw:frame>
        </presentation:notes>
      </draw:page>
      <draw:page draw:name="page19" draw:style-name="dp1" draw:master-page-name="Výchozí" presentation:presentation-page-layout-name="AL2T1">
        <office:forms form:automatic-focus="false" form:apply-design-mode="false"/>
        <draw:custom-shape draw:style-name="gr2" draw:text-style-name="P2" draw:layer="layout" svg:width="1.482cm" svg:height="0.853cm" svg:x="14.393cm" svg:y="17.357cm">
          <text:list text:style-name="L2">
            <text:list-header>
              <text:p text:style-name="P6"><text:span text:style-name="T5">4/6</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6.722cm" svg:y="17.357cm">
          <text:list text:style-name="L2">
            <text:list-header>
              <text:p text:style-name="P4"><text:span text:style-name="T2">v</text:span><text:span text:style-name="T3">6</text:span></text:p>
            </text:list-header>
          </text:list>
          <draw:enhanced-geometry svg:viewBox="0 0 21600 21600" draw:type="mso-spt202" draw:enhanced-path="M 0 0 L 21600 0 21600 21600 0 21600 0 0 Z N"/>
        </draw:custom-shape>
        <draw:frame presentation:style-name="pr4" draw:text-style-name="P2" draw:layer="layout" svg:width="22.86cm" svg:height="3.176cm" svg:x="1.27cm" svg:y="0.762cm" presentation:class="title" presentation:user-transformed="true">
          <draw:text-box>
            <text:list text:style-name="L1">
              <text:list-header>
                <text:p text:style-name="P1">Computing a blocking flow in <text:span text:style-name="T13">L</text:span><text:span text:style-name="T14">f</text:span></text:p>
              </text:list-header>
            </text:list>
          </draw:text-box>
        </draw:frame>
        <draw:custom-shape draw:style-name="gr3" draw:text-style-name="P2" draw:id="id236" draw:layer="layout" svg:width="0.423cm" svg:height="0.384cm" svg:x="5.927cm" svg:y="15.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37" draw:layer="layout" svg:width="0.424cm" svg:height="0.384cm" svg:x="8.678cm" svg:y="13.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38" draw:layer="layout" svg:width="0.423cm" svg:height="0.384cm" svg:x="11.43cm" svg:y="13.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42" draw:layer="layout" svg:width="0.424cm" svg:height="0.384cm" svg:x="16.298cm" svg:y="15.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40" draw:layer="layout" svg:width="0.424cm" svg:height="0.384cm" svg:x="13.758cm" svg:y="15.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39" draw:layer="layout" svg:width="0.423cm" svg:height="0.384cm" svg:x="11.43cm" svg:y="15.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41" draw:layer="layout" svg:width="0.424cm" svg:height="0.384cm" svg:x="13.758cm" svg:y="13.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43" draw:layer="layout" svg:width="0.424cm" svg:height="0.384cm" svg:x="16.298cm" svg:y="1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5" draw:layer="layout" draw:type="line" svg:x1="6.288cm" svg:y1="15.759cm" svg:x2="8.74cm" svg:y2="13.914cm" draw:start-shape="id236" draw:start-glue-point="11" draw:end-shape="id237" draw:end-glue-point="7" svg:d="m6288 15759 2452-1845">
          <text:p/>
        </draw:connector>
        <draw:connector draw:style-name="gr4" draw:text-style-name="P5" draw:layer="layout" draw:type="line" svg:x1="9.102cm" svg:y1="13.778cm" svg:x2="11.43cm" svg:y2="13.778cm" draw:start-shape="id237" draw:start-glue-point="10" draw:end-shape="id238" draw:end-glue-point="6" svg:d="m9102 13778h2328">
          <text:p/>
        </draw:connector>
        <draw:connector draw:style-name="gr4" draw:text-style-name="P5" draw:layer="layout" draw:type="line" svg:x1="11.853cm" svg:y1="15.895cm" svg:x2="13.758cm" svg:y2="15.895cm" draw:start-shape="id239" draw:start-glue-point="10" draw:end-shape="id240" draw:end-glue-point="6" svg:d="m11853 15895h1905">
          <text:p/>
        </draw:connector>
        <draw:connector draw:style-name="gr4" draw:text-style-name="P5" draw:layer="layout" draw:type="line" svg:x1="14.12cm" svg:y1="13.914cm" svg:x2="16.36cm" svg:y2="15.719cm" draw:start-shape="id241" draw:start-glue-point="9" draw:end-shape="id242" draw:end-glue-point="5" svg:d="m14120 13914 2240 1805">
          <text:p/>
        </draw:connector>
        <draw:connector draw:style-name="gr4" draw:text-style-name="P5" draw:layer="layout" draw:type="line" svg:x1="11.853cm" svg:y1="13.778cm" svg:x2="13.758cm" svg:y2="13.778cm" draw:start-shape="id238" draw:start-glue-point="10" draw:end-shape="id241" draw:end-glue-point="6" svg:d="m11853 13778h1905">
          <text:p/>
        </draw:connector>
        <draw:connector draw:style-name="gr4" draw:text-style-name="P5" draw:layer="layout" draw:type="line" svg:x1="14.12cm" svg:y1="16.031cm" svg:x2="16.36cm" svg:y2="17.836cm" draw:start-shape="id240" draw:start-glue-point="9" draw:end-shape="id243" draw:end-glue-point="5" svg:d="m14120 16031 2240 1805">
          <text:p/>
        </draw:connector>
        <draw:connector draw:style-name="gr4" draw:text-style-name="P5" draw:layer="layout" draw:type="line" svg:x1="11.791cm" svg:y1="13.914cm" svg:x2="13.758cm" svg:y2="15.666cm" draw:start-shape="id238" draw:start-glue-point="9" draw:end-shape="id244" draw:end-glue-point="1" svg:d="m11791 13914 1967 1752">
          <text:p/>
        </draw:connector>
        <draw:connector draw:style-name="gr10" draw:text-style-name="P5" draw:layer="layout" draw:type="line" svg:x1="9.04cm" svg:y1="13.914cm" svg:x2="11.641cm" svg:y2="15.703cm" draw:start-shape="id237" draw:start-glue-point="9" draw:end-shape="id239" draw:end-glue-point="4" svg:d="m9040 13914 2601 1789">
          <text:p/>
        </draw:connector>
        <draw:custom-shape draw:style-name="gr2" draw:text-style-name="P2" draw:layer="layout" svg:width="0.846cm" svg:height="0.937cm" svg:x="5.292cm" svg:y="15.363cm">
          <text:list text:style-name="L2">
            <text:list-header>
              <text:p text:style-name="P4"><text:span text:style-name="T2">s</text:span></text:p>
            </text:list-header>
          </text:list>
          <draw:enhanced-geometry svg:viewBox="0 0 21600 21600" draw:type="mso-spt202" draw:enhanced-path="M 0 0 L 21600 0 21600 21600 0 21600 0 0 Z N"/>
        </draw:custom-shape>
        <draw:custom-shape draw:style-name="gr2" draw:text-style-name="P2" draw:layer="layout" svg:width="0.847cm" svg:height="0.937cm" svg:x="16.51cm" svg:y="15.363cm">
          <text:list text:style-name="L2">
            <text:list-header>
              <text:p text:style-name="P4"><text:span text:style-name="T2">t</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3.547cm" svg:y="14.605cm">
          <text:list text:style-name="L2">
            <text:list-header>
              <text:p text:style-name="P4"><text:span text:style-name="T2">v</text:span><text:span text:style-name="T3">4</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11.218cm" svg:y="14.605cm">
          <text:list text:style-name="L2">
            <text:list-header>
              <text:p text:style-name="P4"><text:span text:style-name="T2">v</text:span><text:span text:style-name="T3">5</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3.547cm" svg:y="16.722cm">
          <text:list text:style-name="L2">
            <text:list-header>
              <text:p text:style-name="P4"><text:span text:style-name="T2">v</text:span><text:span text:style-name="T3">7</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6.138cm" svg:y="14.393cm">
          <text:list text:style-name="L2">
            <text:list-header>
              <text:p text:style-name="P6"><text:span text:style-name="T5">4/16</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9.737cm" svg:y="13.123cm">
          <text:list text:style-name="L2">
            <text:list-header>
              <text:p text:style-name="P6"><text:span text:style-name="T5">0/11</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8.89cm" svg:y="14.393cm">
          <text:list text:style-name="L2">
            <text:list-header>
              <text:p text:style-name="P6"><text:span text:style-name="T5">4/10</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15.028cm" svg:y="13.97cm">
          <text:list text:style-name="L2">
            <text:list-header>
              <text:p text:style-name="P6"><text:span text:style-name="T5">0/8</text:span></text:p>
            </text:list-header>
          </text:list>
          <draw:enhanced-geometry svg:viewBox="0 0 21600 21600" draw:type="mso-spt202" draw:enhanced-path="M 0 0 L 21600 0 21600 21600 0 21600 0 0 Z N"/>
        </draw:custom-shape>
        <draw:custom-shape draw:style-name="gr2" draw:text-style-name="P2" draw:id="id244" draw:layer="layout" svg:width="1.481cm" svg:height="0.853cm" svg:x="12.277cm" svg:y="15.24cm">
          <text:list text:style-name="L2">
            <text:list-header>
              <text:p text:style-name="P6"><text:span text:style-name="T5">0/5</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11.43cm" svg:y="16.51cm">
          <text:list text:style-name="L2">
            <text:list-header>
              <text:p text:style-name="P6"><text:span text:style-name="T5">4/4</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14.393cm" svg:y="15.875cm">
          <text:list text:style-name="L2">
            <text:list-header>
              <text:p text:style-name="P6"><text:span text:style-name="T5">0/9</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8.467cm" svg:y="12.612cm">
          <text:list text:style-name="L2">
            <text:list-header>
              <text:p text:style-name="P4"><text:span text:style-name="T2">v</text:span><text:span text:style-name="T3">1</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11.218cm" svg:y="12.612cm">
          <text:list text:style-name="L2">
            <text:list-header>
              <text:p text:style-name="P4"><text:span text:style-name="T2">v</text:span><text:span text:style-name="T3">2</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3.547cm" svg:y="12.7cm">
          <text:list text:style-name="L2">
            <text:list-header>
              <text:p text:style-name="P4"><text:span text:style-name="T2">v</text:span><text:span text:style-name="T3">3</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12.277cm" svg:y="13.123cm">
          <text:list text:style-name="L2">
            <text:list-header>
              <text:p text:style-name="P6"><text:span text:style-name="T5">0/14</text:span></text:p>
            </text:list-header>
          </text:list>
          <draw:enhanced-geometry svg:viewBox="0 0 21600 21600" draw:type="mso-spt202" draw:enhanced-path="M 0 0 L 21600 0 21600 21600 0 21600 0 0 Z N"/>
        </draw:custom-shape>
        <draw:custom-shape draw:style-name="gr3" draw:text-style-name="P2" draw:id="id245" draw:layer="layout" svg:width="0.424cm" svg:height="0.384cm" svg:x="13.758cm" svg:y="1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5" draw:id="id687" draw:layer="layout" draw:type="line" svg:x1="11.791cm" svg:y1="16.031cm" svg:x2="13.82cm" svg:y2="17.836cm" draw:start-shape="id239" draw:start-glue-point="9" draw:end-shape="id245" draw:end-glue-point="5" svg:d="m11791 16031 2029 1805">
          <text:p/>
        </draw:connector>
        <draw:connector draw:style-name="gr10" draw:text-style-name="P5" draw:id="id688" draw:layer="layout" draw:type="line" svg:x1="14.12cm" svg:y1="17.836cm" svg:x2="16.36cm" svg:y2="15.991cm" draw:start-shape="id245" draw:start-glue-point="11" draw:end-shape="id242" draw:end-glue-point="7" svg:d="m14120 17836 2240-1845">
          <text:p/>
        </draw:connector>
        <draw:custom-shape draw:style-name="gr2" draw:text-style-name="P2" draw:layer="layout" svg:width="1.481cm" svg:height="0.853cm" svg:x="12.277cm" svg:y="13.97cm">
          <text:list text:style-name="L2">
            <text:list-header>
              <text:p text:style-name="P6"><text:span text:style-name="T5">0/1</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presentation:node-type="on-click" presentation:preset-class="emphasis" presentation:preset-id="ooo-emphasis-transparency">
                  <anim:set smil:dur="indefinite" smil:targetElement="id687" smil:attributeName="opacity" smil:to="0.25"/>
                </anim:par>
              </anim:par>
              <anim:par smil:begin="0s" smil:fill="hold">
                <anim:par smil:begin="0.5s" presentation:node-type="after-previous" presentation:preset-class="emphasis" presentation:preset-id="ooo-emphasis-transparency">
                  <anim:set smil:dur="indefinite" smil:targetElement="id688" smil:attributeName="opacity" smil:to="0.25"/>
                </anim:par>
              </anim:par>
            </anim:par>
          </anim:seq>
        </anim:par>
        <presentation:notes draw:style-name="dp2">
          <draw:page-thumbnail draw:style-name="gr1" draw:layer="layout" svg:width="7.142cm" svg:height="9.524cm" svg:x="5.953cm" svg:y="1.93cm" draw:page-number="19" presentation:class="page"/>
          <draw:frame presentation:style-name="pr3" draw:layer="layout" svg:width="15.239cm" svg:height="11.43cm" svg:x="1.905cm" svg:y="12.064cm" presentation:class="notes" presentation:placeholder="true">
            <draw:text-box/>
          </draw:frame>
        </presentation:notes>
      </draw:page>
      <draw:page draw:name="page20" draw:style-name="dp1" draw:master-page-name="Výchozí" presentation:presentation-page-layout-name="AL2T1">
        <office:forms form:automatic-focus="false" form:apply-design-mode="false"/>
        <draw:custom-shape draw:style-name="gr2" draw:text-style-name="P2" draw:layer="layout" svg:width="1.482cm" svg:height="0.853cm" svg:x="14.393cm" svg:y="17.357cm">
          <text:list text:style-name="L2">
            <text:list-header>
              <text:p text:style-name="P6"><text:span text:style-name="T5">4/6</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6.722cm" svg:y="17.357cm">
          <text:list text:style-name="L2">
            <text:list-header>
              <text:p text:style-name="P4"><text:span text:style-name="T2">v</text:span><text:span text:style-name="T3">6</text:span></text:p>
            </text:list-header>
          </text:list>
          <draw:enhanced-geometry svg:viewBox="0 0 21600 21600" draw:type="mso-spt202" draw:enhanced-path="M 0 0 L 21600 0 21600 21600 0 21600 0 0 Z N"/>
        </draw:custom-shape>
        <draw:frame presentation:style-name="pr4" draw:text-style-name="P2" draw:layer="layout" svg:width="22.86cm" svg:height="3.176cm" svg:x="1.27cm" svg:y="0.762cm" presentation:class="title" presentation:user-transformed="true">
          <draw:text-box>
            <text:list text:style-name="L1">
              <text:list-header>
                <text:p text:style-name="P1">Computing a blocking flow in <text:span text:style-name="T13">L</text:span><text:span text:style-name="T14">f</text:span></text:p>
              </text:list-header>
            </text:list>
          </draw:text-box>
        </draw:frame>
        <draw:custom-shape draw:style-name="gr3" draw:text-style-name="P2" draw:id="id246" draw:layer="layout" svg:width="0.423cm" svg:height="0.384cm" svg:x="5.927cm" svg:y="15.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47" draw:layer="layout" svg:width="0.424cm" svg:height="0.384cm" svg:x="8.678cm" svg:y="13.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48" draw:layer="layout" svg:width="0.423cm" svg:height="0.384cm" svg:x="11.43cm" svg:y="13.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52" draw:layer="layout" svg:width="0.424cm" svg:height="0.384cm" svg:x="16.298cm" svg:y="15.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50" draw:layer="layout" svg:width="0.424cm" svg:height="0.384cm" svg:x="13.758cm" svg:y="15.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49" draw:layer="layout" svg:width="0.423cm" svg:height="0.384cm" svg:x="11.43cm" svg:y="15.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51" draw:layer="layout" svg:width="0.424cm" svg:height="0.384cm" svg:x="13.758cm" svg:y="13.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53" draw:layer="layout" svg:width="0.424cm" svg:height="0.384cm" svg:x="16.298cm" svg:y="1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5" draw:id="id692" draw:layer="layout" draw:type="line" svg:x1="6.288cm" svg:y1="15.759cm" svg:x2="8.74cm" svg:y2="13.914cm" draw:start-shape="id246" draw:start-glue-point="11" draw:end-shape="id247" draw:end-glue-point="7" svg:d="m6288 15759 2452-1845">
          <text:p/>
        </draw:connector>
        <draw:connector draw:style-name="gr4" draw:text-style-name="P5" draw:id="id691" draw:layer="layout" draw:type="line" svg:x1="9.102cm" svg:y1="13.778cm" svg:x2="11.43cm" svg:y2="13.778cm" draw:start-shape="id247" draw:start-glue-point="10" draw:end-shape="id248" draw:end-glue-point="6" svg:d="m9102 13778h2328">
          <text:p/>
        </draw:connector>
        <draw:connector draw:style-name="gr4" draw:text-style-name="P5" draw:layer="layout" draw:type="line" svg:x1="11.853cm" svg:y1="15.895cm" svg:x2="13.758cm" svg:y2="15.895cm" draw:start-shape="id249" draw:start-glue-point="10" draw:end-shape="id250" draw:end-glue-point="6" svg:d="m11853 15895h1905">
          <text:p/>
        </draw:connector>
        <draw:connector draw:style-name="gr4" draw:text-style-name="P5" draw:id="id689" draw:layer="layout" draw:type="line" svg:x1="14.12cm" svg:y1="13.914cm" svg:x2="16.36cm" svg:y2="15.719cm" draw:start-shape="id251" draw:start-glue-point="9" draw:end-shape="id252" draw:end-glue-point="5" svg:d="m14120 13914 2240 1805">
          <text:p/>
        </draw:connector>
        <draw:connector draw:style-name="gr4" draw:text-style-name="P5" draw:id="id690" draw:layer="layout" draw:type="line" svg:x1="11.853cm" svg:y1="13.778cm" svg:x2="13.758cm" svg:y2="13.778cm" draw:start-shape="id248" draw:start-glue-point="10" draw:end-shape="id251" draw:end-glue-point="6" svg:d="m11853 13778h1905">
          <text:p/>
        </draw:connector>
        <draw:connector draw:style-name="gr4" draw:text-style-name="P5" draw:layer="layout" draw:type="line" svg:x1="14.12cm" svg:y1="16.031cm" svg:x2="16.36cm" svg:y2="17.836cm" draw:start-shape="id250" draw:start-glue-point="9" draw:end-shape="id253" draw:end-glue-point="5" svg:d="m14120 16031 2240 1805">
          <text:p/>
        </draw:connector>
        <draw:connector draw:style-name="gr4" draw:text-style-name="P5" draw:layer="layout" draw:type="line" svg:x1="11.791cm" svg:y1="13.914cm" svg:x2="13.758cm" svg:y2="15.666cm" draw:start-shape="id248" draw:start-glue-point="9" draw:end-shape="id254" draw:end-glue-point="1" svg:d="m11791 13914 1967 1752">
          <text:p/>
        </draw:connector>
        <draw:connector draw:style-name="gr4" draw:text-style-name="P5" draw:layer="layout" draw:type="line" svg:x1="9.04cm" svg:y1="13.914cm" svg:x2="11.641cm" svg:y2="15.703cm" draw:start-shape="id247" draw:start-glue-point="9" draw:end-shape="id249" draw:end-glue-point="4" svg:d="m9040 13914 2601 1789">
          <text:p/>
        </draw:connector>
        <draw:custom-shape draw:style-name="gr2" draw:text-style-name="P2" draw:layer="layout" svg:width="0.846cm" svg:height="0.937cm" svg:x="5.292cm" svg:y="15.363cm">
          <text:list text:style-name="L2">
            <text:list-header>
              <text:p text:style-name="P4"><text:span text:style-name="T2">s</text:span></text:p>
            </text:list-header>
          </text:list>
          <draw:enhanced-geometry svg:viewBox="0 0 21600 21600" draw:type="mso-spt202" draw:enhanced-path="M 0 0 L 21600 0 21600 21600 0 21600 0 0 Z N"/>
        </draw:custom-shape>
        <draw:custom-shape draw:style-name="gr2" draw:text-style-name="P2" draw:layer="layout" svg:width="0.847cm" svg:height="0.937cm" svg:x="16.51cm" svg:y="15.363cm">
          <text:list text:style-name="L2">
            <text:list-header>
              <text:p text:style-name="P4"><text:span text:style-name="T2">t</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3.547cm" svg:y="14.605cm">
          <text:list text:style-name="L2">
            <text:list-header>
              <text:p text:style-name="P4"><text:span text:style-name="T2">v</text:span><text:span text:style-name="T3">4</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11.218cm" svg:y="14.605cm">
          <text:list text:style-name="L2">
            <text:list-header>
              <text:p text:style-name="P4"><text:span text:style-name="T2">v</text:span><text:span text:style-name="T3">5</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3.547cm" svg:y="16.722cm">
          <text:list text:style-name="L2">
            <text:list-header>
              <text:p text:style-name="P4"><text:span text:style-name="T2">v</text:span><text:span text:style-name="T3">7</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6.138cm" svg:y="14.393cm">
          <text:list text:style-name="L2">
            <text:list-header>
              <text:p text:style-name="P6"><text:span text:style-name="T5">4/16</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9.737cm" svg:y="13.123cm">
          <text:list text:style-name="L2">
            <text:list-header>
              <text:p text:style-name="P6"><text:span text:style-name="T5">0/11</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8.89cm" svg:y="14.393cm">
          <text:list text:style-name="L2">
            <text:list-header>
              <text:p text:style-name="P6"><text:span text:style-name="T5">4/10</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15.028cm" svg:y="13.97cm">
          <text:list text:style-name="L2">
            <text:list-header>
              <text:p text:style-name="P6"><text:span text:style-name="T5">0/8</text:span></text:p>
            </text:list-header>
          </text:list>
          <draw:enhanced-geometry svg:viewBox="0 0 21600 21600" draw:type="mso-spt202" draw:enhanced-path="M 0 0 L 21600 0 21600 21600 0 21600 0 0 Z N"/>
        </draw:custom-shape>
        <draw:custom-shape draw:style-name="gr2" draw:text-style-name="P2" draw:id="id254" draw:layer="layout" svg:width="1.481cm" svg:height="0.853cm" svg:x="12.277cm" svg:y="15.24cm">
          <text:list text:style-name="L2">
            <text:list-header>
              <text:p text:style-name="P6"><text:span text:style-name="T5">0/5</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11.43cm" svg:y="16.51cm">
          <text:list text:style-name="L2">
            <text:list-header>
              <text:p text:style-name="P6"><text:span text:style-name="T5">4/4</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14.393cm" svg:y="15.875cm">
          <text:list text:style-name="L2">
            <text:list-header>
              <text:p text:style-name="P6"><text:span text:style-name="T5">0/9</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8.467cm" svg:y="12.612cm">
          <text:list text:style-name="L2">
            <text:list-header>
              <text:p text:style-name="P4"><text:span text:style-name="T2">v</text:span><text:span text:style-name="T3">1</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11.218cm" svg:y="12.612cm">
          <text:list text:style-name="L2">
            <text:list-header>
              <text:p text:style-name="P4"><text:span text:style-name="T2">v</text:span><text:span text:style-name="T3">2</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3.547cm" svg:y="12.7cm">
          <text:list text:style-name="L2">
            <text:list-header>
              <text:p text:style-name="P4"><text:span text:style-name="T2">v</text:span><text:span text:style-name="T3">3</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12.277cm" svg:y="13.123cm">
          <text:list text:style-name="L2">
            <text:list-header>
              <text:p text:style-name="P6"><text:span text:style-name="T5">0/14</text:span></text:p>
            </text:list-header>
          </text:list>
          <draw:enhanced-geometry svg:viewBox="0 0 21600 21600" draw:type="mso-spt202" draw:enhanced-path="M 0 0 L 21600 0 21600 21600 0 21600 0 0 Z N"/>
        </draw:custom-shape>
        <draw:custom-shape draw:style-name="gr3" draw:text-style-name="P2" draw:id="id255" draw:layer="layout" svg:width="0.424cm" svg:height="0.384cm" svg:x="13.758cm" svg:y="1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text-style-name="P5" draw:layer="layout" draw:type="line" svg:x1="11.791cm" svg:y1="16.031cm" svg:x2="13.82cm" svg:y2="17.836cm" draw:start-shape="id249" draw:start-glue-point="9" draw:end-shape="id255" draw:end-glue-point="5" svg:d="m11791 16031 2029 1805">
          <text:p/>
        </draw:connector>
        <draw:connector draw:style-name="gr14" draw:text-style-name="P5" draw:layer="layout" draw:type="line" svg:x1="14.12cm" svg:y1="17.836cm" svg:x2="16.36cm" svg:y2="15.991cm" draw:start-shape="id255" draw:start-glue-point="11" draw:end-shape="id252" draw:end-glue-point="7" svg:d="m14120 17836 2240-1845">
          <text:p/>
        </draw:connector>
        <draw:custom-shape draw:style-name="gr2" draw:text-style-name="P2" draw:layer="layout" svg:width="1.481cm" svg:height="0.853cm" svg:x="12.277cm" svg:y="13.97cm">
          <text:list text:style-name="L2">
            <text:list-header>
              <text:p text:style-name="P6"><text:span text:style-name="T5">0/1</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after-previous" presentation:preset-class="emphasis" presentation:preset-id="ooo-emphasis-line-color" presentation:preset-sub-type="2">
                  <anim:animateColor smil:dur="0.5s" smil:fill="hold" smil:targetElement="id689" smil:attributeName="stroke-color" smil:to="#ff3300" anim:color-interpolation="rgb" anim:color-interpolation-direction="clockwise"/>
                  <anim:set smil:dur="0.5s" smil:fill="hold" smil:targetElement="id689" smil:attributeName="stroke" smil:to="solid"/>
                </anim:par>
              </anim:par>
              <anim:par smil:begin="0.5s" smil:fill="hold">
                <anim:par smil:begin="0s" smil:fill="hold" presentation:node-type="after-previous" presentation:preset-class="emphasis" presentation:preset-id="ooo-emphasis-line-color" presentation:preset-sub-type="2">
                  <anim:animateColor smil:dur="0.5s" smil:fill="hold" smil:targetElement="id690" smil:attributeName="stroke-color" smil:to="#ff3300" anim:color-interpolation="rgb" anim:color-interpolation-direction="clockwise"/>
                  <anim:set smil:dur="0.5s" smil:fill="hold" smil:targetElement="id690" smil:attributeName="stroke" smil:to="solid"/>
                </anim:par>
              </anim:par>
              <anim:par smil:begin="1s" smil:fill="hold">
                <anim:par smil:begin="0s" smil:fill="hold" presentation:node-type="after-previous" presentation:preset-class="emphasis" presentation:preset-id="ooo-emphasis-line-color" presentation:preset-sub-type="2">
                  <anim:animateColor smil:dur="0.5s" smil:fill="hold" smil:targetElement="id691" smil:attributeName="stroke-color" smil:to="#ff3300" anim:color-interpolation="rgb" anim:color-interpolation-direction="clockwise"/>
                  <anim:set smil:dur="0.5s" smil:fill="hold" smil:targetElement="id691" smil:attributeName="stroke" smil:to="solid"/>
                </anim:par>
              </anim:par>
              <anim:par smil:begin="1.5s" smil:fill="hold">
                <anim:par smil:begin="0s" smil:fill="hold" presentation:node-type="after-previous" presentation:preset-class="emphasis" presentation:preset-id="ooo-emphasis-line-color" presentation:preset-sub-type="2">
                  <anim:animateColor smil:dur="0.5s" smil:fill="hold" smil:targetElement="id692" smil:attributeName="stroke-color" smil:to="#ff3300" anim:color-interpolation="rgb" anim:color-interpolation-direction="clockwise"/>
                  <anim:set smil:dur="0.5s" smil:fill="hold" smil:targetElement="id692" smil:attributeName="stroke" smil:to="solid"/>
                </anim:par>
              </anim:par>
            </anim:par>
          </anim:seq>
        </anim:par>
        <presentation:notes draw:style-name="dp2">
          <draw:page-thumbnail draw:style-name="gr1" draw:layer="layout" svg:width="7.142cm" svg:height="9.524cm" svg:x="5.953cm" svg:y="1.93cm" draw:page-number="20" presentation:class="page"/>
          <draw:frame presentation:style-name="pr3" draw:layer="layout" svg:width="15.239cm" svg:height="11.43cm" svg:x="1.905cm" svg:y="12.064cm" presentation:class="notes" presentation:placeholder="true">
            <draw:text-box/>
          </draw:frame>
        </presentation:notes>
      </draw:page>
      <draw:page draw:name="page21" draw:style-name="dp1" draw:master-page-name="Výchozí" presentation:presentation-page-layout-name="AL2T1">
        <office:forms form:automatic-focus="false" form:apply-design-mode="false"/>
        <draw:custom-shape draw:style-name="gr2" draw:text-style-name="P2" draw:layer="layout" svg:width="1.482cm" svg:height="0.853cm" svg:x="14.393cm" svg:y="17.357cm">
          <text:list text:style-name="L2">
            <text:list-header>
              <text:p text:style-name="P6"><text:span text:style-name="T5">4/6</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6.722cm" svg:y="17.357cm">
          <text:list text:style-name="L2">
            <text:list-header>
              <text:p text:style-name="P4"><text:span text:style-name="T2">v</text:span><text:span text:style-name="T3">6</text:span></text:p>
            </text:list-header>
          </text:list>
          <draw:enhanced-geometry svg:viewBox="0 0 21600 21600" draw:type="mso-spt202" draw:enhanced-path="M 0 0 L 21600 0 21600 21600 0 21600 0 0 Z N"/>
        </draw:custom-shape>
        <draw:frame presentation:style-name="pr4" draw:text-style-name="P2" draw:layer="layout" svg:width="22.86cm" svg:height="3.176cm" svg:x="1.27cm" svg:y="0.762cm" presentation:class="title" presentation:user-transformed="true">
          <draw:text-box>
            <text:list text:style-name="L1">
              <text:list-header>
                <text:p text:style-name="P1">Computing a blocking flow in <text:span text:style-name="T13">L</text:span><text:span text:style-name="T14">f</text:span></text:p>
              </text:list-header>
            </text:list>
          </draw:text-box>
        </draw:frame>
        <draw:custom-shape draw:style-name="gr3" draw:text-style-name="P2" draw:id="id256" draw:layer="layout" svg:width="0.423cm" svg:height="0.384cm" svg:x="5.927cm" svg:y="15.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57" draw:layer="layout" svg:width="0.424cm" svg:height="0.384cm" svg:x="8.678cm" svg:y="13.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58" draw:layer="layout" svg:width="0.423cm" svg:height="0.384cm" svg:x="11.43cm" svg:y="13.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62" draw:layer="layout" svg:width="0.424cm" svg:height="0.384cm" svg:x="16.298cm" svg:y="15.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60" draw:layer="layout" svg:width="0.424cm" svg:height="0.384cm" svg:x="13.758cm" svg:y="15.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59" draw:layer="layout" svg:width="0.423cm" svg:height="0.384cm" svg:x="11.43cm" svg:y="15.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61" draw:layer="layout" svg:width="0.424cm" svg:height="0.384cm" svg:x="13.758cm" svg:y="13.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63" draw:layer="layout" svg:width="0.424cm" svg:height="0.384cm" svg:x="16.298cm" svg:y="1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5" draw:layer="layout" draw:type="line" svg:x1="6.288cm" svg:y1="15.759cm" svg:x2="8.74cm" svg:y2="13.914cm" draw:start-shape="id256" draw:start-glue-point="11" draw:end-shape="id257" draw:end-glue-point="7" svg:d="m6288 15759 2452-1845">
          <text:p/>
        </draw:connector>
        <draw:connector draw:style-name="gr10" draw:text-style-name="P5" draw:layer="layout" draw:type="line" svg:x1="9.102cm" svg:y1="13.778cm" svg:x2="11.43cm" svg:y2="13.778cm" draw:start-shape="id257" draw:start-glue-point="10" draw:end-shape="id258" draw:end-glue-point="6" svg:d="m9102 13778h2328">
          <text:p/>
        </draw:connector>
        <draw:connector draw:style-name="gr4" draw:text-style-name="P5" draw:layer="layout" draw:type="line" svg:x1="11.853cm" svg:y1="15.895cm" svg:x2="13.758cm" svg:y2="15.895cm" draw:start-shape="id259" draw:start-glue-point="10" draw:end-shape="id260" draw:end-glue-point="6" svg:d="m11853 15895h1905">
          <text:p/>
        </draw:connector>
        <draw:connector draw:style-name="gr10" draw:text-style-name="P5" draw:id="id693" draw:layer="layout" draw:type="line" svg:x1="14.12cm" svg:y1="13.914cm" svg:x2="16.36cm" svg:y2="15.719cm" draw:start-shape="id261" draw:start-glue-point="9" draw:end-shape="id262" draw:end-glue-point="5" svg:d="m14120 13914 2240 1805">
          <text:p/>
        </draw:connector>
        <draw:connector draw:style-name="gr10" draw:text-style-name="P5" draw:layer="layout" draw:type="line" svg:x1="11.853cm" svg:y1="13.778cm" svg:x2="13.758cm" svg:y2="13.778cm" draw:start-shape="id258" draw:start-glue-point="10" draw:end-shape="id261" draw:end-glue-point="6" svg:d="m11853 13778h1905">
          <text:p/>
        </draw:connector>
        <draw:connector draw:style-name="gr4" draw:text-style-name="P5" draw:layer="layout" draw:type="line" svg:x1="14.12cm" svg:y1="16.031cm" svg:x2="16.36cm" svg:y2="17.836cm" draw:start-shape="id260" draw:start-glue-point="9" draw:end-shape="id263" draw:end-glue-point="5" svg:d="m14120 16031 2240 1805">
          <text:p/>
        </draw:connector>
        <draw:connector draw:style-name="gr4" draw:text-style-name="P5" draw:layer="layout" draw:type="line" svg:x1="11.791cm" svg:y1="13.914cm" svg:x2="13.758cm" svg:y2="15.666cm" draw:start-shape="id258" draw:start-glue-point="9" draw:end-shape="id264" draw:end-glue-point="1" svg:d="m11791 13914 1967 1752">
          <text:p/>
        </draw:connector>
        <draw:connector draw:style-name="gr4" draw:text-style-name="P5" draw:layer="layout" draw:type="line" svg:x1="9.04cm" svg:y1="13.914cm" svg:x2="11.641cm" svg:y2="15.703cm" draw:start-shape="id257" draw:start-glue-point="9" draw:end-shape="id259" draw:end-glue-point="4" svg:d="m9040 13914 2601 1789">
          <text:p/>
        </draw:connector>
        <draw:custom-shape draw:style-name="gr2" draw:text-style-name="P2" draw:layer="layout" svg:width="0.846cm" svg:height="0.937cm" svg:x="5.292cm" svg:y="15.363cm">
          <text:list text:style-name="L2">
            <text:list-header>
              <text:p text:style-name="P4"><text:span text:style-name="T2">s</text:span></text:p>
            </text:list-header>
          </text:list>
          <draw:enhanced-geometry svg:viewBox="0 0 21600 21600" draw:type="mso-spt202" draw:enhanced-path="M 0 0 L 21600 0 21600 21600 0 21600 0 0 Z N"/>
        </draw:custom-shape>
        <draw:custom-shape draw:style-name="gr2" draw:text-style-name="P2" draw:layer="layout" svg:width="0.847cm" svg:height="0.937cm" svg:x="16.51cm" svg:y="15.363cm">
          <text:list text:style-name="L2">
            <text:list-header>
              <text:p text:style-name="P4"><text:span text:style-name="T2">t</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3.547cm" svg:y="14.605cm">
          <text:list text:style-name="L2">
            <text:list-header>
              <text:p text:style-name="P4"><text:span text:style-name="T2">v</text:span><text:span text:style-name="T3">4</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11.218cm" svg:y="14.605cm">
          <text:list text:style-name="L2">
            <text:list-header>
              <text:p text:style-name="P4"><text:span text:style-name="T2">v</text:span><text:span text:style-name="T3">5</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3.547cm" svg:y="16.722cm">
          <text:list text:style-name="L2">
            <text:list-header>
              <text:p text:style-name="P4"><text:span text:style-name="T2">v</text:span><text:span text:style-name="T3">7</text:span></text:p>
            </text:list-header>
          </text:list>
          <draw:enhanced-geometry svg:viewBox="0 0 21600 21600" draw:type="mso-spt202" draw:enhanced-path="M 0 0 L 21600 0 21600 21600 0 21600 0 0 Z N"/>
        </draw:custom-shape>
        <draw:custom-shape draw:style-name="gr2" draw:text-style-name="P2" draw:layer="layout" svg:width="1.905cm" svg:height="0.853cm" svg:x="5.715cm" svg:y="14.393cm">
          <text:list text:style-name="L2">
            <text:list-header>
              <text:p text:style-name="P6"><text:span text:style-name="T5">12/16</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9.737cm" svg:y="13.123cm">
          <text:list text:style-name="L2">
            <text:list-header>
              <text:p text:style-name="P6"><text:span text:style-name="T5">8/11</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8.89cm" svg:y="14.393cm">
          <text:list text:style-name="L2">
            <text:list-header>
              <text:p text:style-name="P6"><text:span text:style-name="T5">4/10</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15.028cm" svg:y="13.97cm">
          <text:list text:style-name="L2">
            <text:list-header>
              <text:p text:style-name="P6"><text:span text:style-name="T5">8/8</text:span></text:p>
            </text:list-header>
          </text:list>
          <draw:enhanced-geometry svg:viewBox="0 0 21600 21600" draw:type="mso-spt202" draw:enhanced-path="M 0 0 L 21600 0 21600 21600 0 21600 0 0 Z N"/>
        </draw:custom-shape>
        <draw:custom-shape draw:style-name="gr2" draw:text-style-name="P2" draw:id="id264" draw:layer="layout" svg:width="1.481cm" svg:height="0.853cm" svg:x="12.277cm" svg:y="15.24cm">
          <text:list text:style-name="L2">
            <text:list-header>
              <text:p text:style-name="P6"><text:span text:style-name="T5">0/5</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11.43cm" svg:y="16.51cm">
          <text:list text:style-name="L2">
            <text:list-header>
              <text:p text:style-name="P6"><text:span text:style-name="T5">4/4</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14.393cm" svg:y="15.875cm">
          <text:list text:style-name="L2">
            <text:list-header>
              <text:p text:style-name="P6"><text:span text:style-name="T5">0/9</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8.467cm" svg:y="12.612cm">
          <text:list text:style-name="L2">
            <text:list-header>
              <text:p text:style-name="P4"><text:span text:style-name="T2">v</text:span><text:span text:style-name="T3">1</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11.218cm" svg:y="12.612cm">
          <text:list text:style-name="L2">
            <text:list-header>
              <text:p text:style-name="P4"><text:span text:style-name="T2">v</text:span><text:span text:style-name="T3">2</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3.547cm" svg:y="12.7cm">
          <text:list text:style-name="L2">
            <text:list-header>
              <text:p text:style-name="P4"><text:span text:style-name="T2">v</text:span><text:span text:style-name="T3">3</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12.277cm" svg:y="13.123cm">
          <text:list text:style-name="L2">
            <text:list-header>
              <text:p text:style-name="P6"><text:span text:style-name="T5">8/14</text:span></text:p>
            </text:list-header>
          </text:list>
          <draw:enhanced-geometry svg:viewBox="0 0 21600 21600" draw:type="mso-spt202" draw:enhanced-path="M 0 0 L 21600 0 21600 21600 0 21600 0 0 Z N"/>
        </draw:custom-shape>
        <draw:custom-shape draw:style-name="gr3" draw:text-style-name="P2" draw:id="id265" draw:layer="layout" svg:width="0.424cm" svg:height="0.384cm" svg:x="13.758cm" svg:y="1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text-style-name="P5" draw:layer="layout" draw:type="line" svg:x1="11.791cm" svg:y1="16.031cm" svg:x2="13.82cm" svg:y2="17.836cm" draw:start-shape="id259" draw:start-glue-point="9" draw:end-shape="id265" draw:end-glue-point="5" svg:d="m11791 16031 2029 1805">
          <text:p/>
        </draw:connector>
        <draw:connector draw:style-name="gr14" draw:text-style-name="P5" draw:layer="layout" draw:type="line" svg:x1="14.12cm" svg:y1="17.836cm" svg:x2="16.36cm" svg:y2="15.991cm" draw:start-shape="id265" draw:start-glue-point="11" draw:end-shape="id262" draw:end-glue-point="7" svg:d="m14120 17836 2240-1845">
          <text:p/>
        </draw:connector>
        <draw:custom-shape draw:style-name="gr2" draw:text-style-name="P2" draw:layer="layout" svg:width="1.481cm" svg:height="0.853cm" svg:x="12.277cm" svg:y="13.97cm">
          <text:list text:style-name="L2">
            <text:list-header>
              <text:p text:style-name="P6"><text:span text:style-name="T5">0/1</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presentation:node-type="on-click" presentation:preset-class="emphasis" presentation:preset-id="ooo-emphasis-transparency">
                  <anim:set smil:dur="indefinite" smil:targetElement="id693" smil:attributeName="opacity" smil:to="0.25"/>
                </anim:par>
              </anim:par>
            </anim:par>
          </anim:seq>
        </anim:par>
        <presentation:notes draw:style-name="dp2">
          <draw:page-thumbnail draw:style-name="gr1" draw:layer="layout" svg:width="7.142cm" svg:height="9.524cm" svg:x="5.953cm" svg:y="1.93cm" draw:page-number="21" presentation:class="page"/>
          <draw:frame presentation:style-name="pr3" draw:layer="layout" svg:width="15.239cm" svg:height="11.43cm" svg:x="1.905cm" svg:y="12.064cm" presentation:class="notes" presentation:placeholder="true">
            <draw:text-box/>
          </draw:frame>
        </presentation:notes>
      </draw:page>
      <draw:page draw:name="page22" draw:style-name="dp1" draw:master-page-name="Výchozí" presentation:presentation-page-layout-name="AL2T1">
        <office:forms form:automatic-focus="false" form:apply-design-mode="false"/>
        <draw:custom-shape draw:style-name="gr2" draw:text-style-name="P2" draw:layer="layout" svg:width="1.482cm" svg:height="0.853cm" svg:x="14.393cm" svg:y="17.357cm">
          <text:list text:style-name="L2">
            <text:list-header>
              <text:p text:style-name="P6"><text:span text:style-name="T5">4/6</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6.722cm" svg:y="17.357cm">
          <text:list text:style-name="L2">
            <text:list-header>
              <text:p text:style-name="P4"><text:span text:style-name="T2">v</text:span><text:span text:style-name="T3">6</text:span></text:p>
            </text:list-header>
          </text:list>
          <draw:enhanced-geometry svg:viewBox="0 0 21600 21600" draw:type="mso-spt202" draw:enhanced-path="M 0 0 L 21600 0 21600 21600 0 21600 0 0 Z N"/>
        </draw:custom-shape>
        <draw:frame presentation:style-name="pr4" draw:text-style-name="P2" draw:layer="layout" svg:width="22.86cm" svg:height="3.176cm" svg:x="1.27cm" svg:y="0.762cm" presentation:class="title" presentation:user-transformed="true">
          <draw:text-box>
            <text:list text:style-name="L1">
              <text:list-header>
                <text:p text:style-name="P1">Adding the blocking flow to <text:span text:style-name="T7">f</text:span></text:p>
              </text:list-header>
            </text:list>
          </draw:text-box>
        </draw:frame>
        <draw:custom-shape draw:style-name="gr3" draw:text-style-name="P2" draw:id="id266" draw:layer="layout" svg:width="0.423cm" svg:height="0.384cm" svg:x="5.927cm" svg:y="15.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67" draw:layer="layout" svg:width="0.424cm" svg:height="0.384cm" svg:x="8.678cm" svg:y="13.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68" draw:layer="layout" svg:width="0.423cm" svg:height="0.384cm" svg:x="11.43cm" svg:y="13.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72" draw:layer="layout" svg:width="0.424cm" svg:height="0.384cm" svg:x="16.298cm" svg:y="15.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70" draw:layer="layout" svg:width="0.424cm" svg:height="0.384cm" svg:x="13.758cm" svg:y="15.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69" draw:layer="layout" svg:width="0.423cm" svg:height="0.384cm" svg:x="11.43cm" svg:y="15.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71" draw:layer="layout" svg:width="0.424cm" svg:height="0.384cm" svg:x="13.758cm" svg:y="13.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73" draw:layer="layout" svg:width="0.424cm" svg:height="0.384cm" svg:x="16.298cm" svg:y="1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5" draw:layer="layout" draw:type="line" svg:x1="6.288cm" svg:y1="15.759cm" svg:x2="8.74cm" svg:y2="13.914cm" draw:start-shape="id266" draw:start-glue-point="11" draw:end-shape="id267" draw:end-glue-point="7" svg:d="m6288 15759 2452-1845">
          <text:p/>
        </draw:connector>
        <draw:connector draw:style-name="gr4" draw:text-style-name="P5" draw:layer="layout" draw:type="line" svg:x1="9.102cm" svg:y1="13.778cm" svg:x2="11.43cm" svg:y2="13.778cm" draw:start-shape="id267" draw:start-glue-point="10" draw:end-shape="id268" draw:end-glue-point="6" svg:d="m9102 13778h2328">
          <text:p/>
        </draw:connector>
        <draw:connector draw:style-name="gr4" draw:text-style-name="P5" draw:layer="layout" draw:type="line" svg:x1="11.853cm" svg:y1="15.895cm" svg:x2="13.758cm" svg:y2="15.895cm" draw:start-shape="id269" draw:start-glue-point="10" draw:end-shape="id270" draw:end-glue-point="6" svg:d="m11853 15895h1905">
          <text:p/>
        </draw:connector>
        <draw:connector draw:style-name="gr4" draw:text-style-name="P5" draw:layer="layout" draw:type="line" svg:x1="14.12cm" svg:y1="13.914cm" svg:x2="16.36cm" svg:y2="15.719cm" draw:start-shape="id271" draw:start-glue-point="9" draw:end-shape="id272" draw:end-glue-point="5" svg:d="m14120 13914 2240 1805">
          <text:p/>
        </draw:connector>
        <draw:connector draw:style-name="gr4" draw:text-style-name="P5" draw:layer="layout" draw:type="line" svg:x1="11.853cm" svg:y1="13.778cm" svg:x2="13.758cm" svg:y2="13.778cm" draw:start-shape="id268" draw:start-glue-point="10" draw:end-shape="id271" draw:end-glue-point="6" svg:d="m11853 13778h1905">
          <text:p/>
        </draw:connector>
        <draw:connector draw:style-name="gr4" draw:text-style-name="P5" draw:layer="layout" draw:type="line" svg:x1="14.12cm" svg:y1="16.031cm" svg:x2="16.36cm" svg:y2="17.836cm" draw:start-shape="id270" draw:start-glue-point="9" draw:end-shape="id273" draw:end-glue-point="5" svg:d="m14120 16031 2240 1805">
          <text:p/>
        </draw:connector>
        <draw:connector draw:style-name="gr4" draw:text-style-name="P5" draw:layer="layout" draw:type="line" svg:x1="11.791cm" svg:y1="13.914cm" svg:x2="13.758cm" svg:y2="15.666cm" draw:start-shape="id268" draw:start-glue-point="9" draw:end-shape="id274" draw:end-glue-point="1" svg:d="m11791 13914 1967 1752">
          <text:p/>
        </draw:connector>
        <draw:connector draw:style-name="gr4" draw:text-style-name="P5" draw:layer="layout" draw:type="line" svg:x1="9.04cm" svg:y1="13.914cm" svg:x2="11.641cm" svg:y2="15.703cm" draw:start-shape="id267" draw:start-glue-point="9" draw:end-shape="id269" draw:end-glue-point="4" svg:d="m9040 13914 2601 1789">
          <text:p/>
        </draw:connector>
        <draw:custom-shape draw:style-name="gr2" draw:text-style-name="P2" draw:layer="layout" svg:width="0.846cm" svg:height="0.937cm" svg:x="5.292cm" svg:y="15.363cm">
          <text:list text:style-name="L2">
            <text:list-header>
              <text:p text:style-name="P4"><text:span text:style-name="T2">s</text:span></text:p>
            </text:list-header>
          </text:list>
          <draw:enhanced-geometry svg:viewBox="0 0 21600 21600" draw:type="mso-spt202" draw:enhanced-path="M 0 0 L 21600 0 21600 21600 0 21600 0 0 Z N"/>
        </draw:custom-shape>
        <draw:custom-shape draw:style-name="gr2" draw:text-style-name="P2" draw:layer="layout" svg:width="0.847cm" svg:height="0.937cm" svg:x="16.51cm" svg:y="15.363cm">
          <text:list text:style-name="L2">
            <text:list-header>
              <text:p text:style-name="P4"><text:span text:style-name="T2">t</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3.547cm" svg:y="14.605cm">
          <text:list text:style-name="L2">
            <text:list-header>
              <text:p text:style-name="P4"><text:span text:style-name="T2">v</text:span><text:span text:style-name="T3">4</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11.218cm" svg:y="14.605cm">
          <text:list text:style-name="L2">
            <text:list-header>
              <text:p text:style-name="P4"><text:span text:style-name="T2">v</text:span><text:span text:style-name="T3">5</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3.547cm" svg:y="16.722cm">
          <text:list text:style-name="L2">
            <text:list-header>
              <text:p text:style-name="P4"><text:span text:style-name="T2">v</text:span><text:span text:style-name="T3">7</text:span></text:p>
            </text:list-header>
          </text:list>
          <draw:enhanced-geometry svg:viewBox="0 0 21600 21600" draw:type="mso-spt202" draw:enhanced-path="M 0 0 L 21600 0 21600 21600 0 21600 0 0 Z N"/>
        </draw:custom-shape>
        <draw:custom-shape draw:style-name="gr2" draw:text-style-name="P2" draw:layer="layout" svg:width="1.905cm" svg:height="0.853cm" svg:x="5.715cm" svg:y="14.393cm">
          <text:list text:style-name="L2">
            <text:list-header>
              <text:p text:style-name="P6"><text:span text:style-name="T5">12/16</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9.737cm" svg:y="13.123cm">
          <text:list text:style-name="L2">
            <text:list-header>
              <text:p text:style-name="P6"><text:span text:style-name="T5">8/11</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8.89cm" svg:y="14.393cm">
          <text:list text:style-name="L2">
            <text:list-header>
              <text:p text:style-name="P6"><text:span text:style-name="T5">4/10</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15.028cm" svg:y="13.97cm">
          <text:list text:style-name="L2">
            <text:list-header>
              <text:p text:style-name="P6"><text:span text:style-name="T5">8/8</text:span></text:p>
            </text:list-header>
          </text:list>
          <draw:enhanced-geometry svg:viewBox="0 0 21600 21600" draw:type="mso-spt202" draw:enhanced-path="M 0 0 L 21600 0 21600 21600 0 21600 0 0 Z N"/>
        </draw:custom-shape>
        <draw:custom-shape draw:style-name="gr2" draw:text-style-name="P2" draw:id="id274" draw:layer="layout" svg:width="1.481cm" svg:height="0.853cm" svg:x="12.277cm" svg:y="15.24cm">
          <text:list text:style-name="L2">
            <text:list-header>
              <text:p text:style-name="P6"><text:span text:style-name="T5">0/5</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11.43cm" svg:y="16.51cm">
          <text:list text:style-name="L2">
            <text:list-header>
              <text:p text:style-name="P6"><text:span text:style-name="T5">4/4</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14.393cm" svg:y="15.875cm">
          <text:list text:style-name="L2">
            <text:list-header>
              <text:p text:style-name="P6"><text:span text:style-name="T5">0/9</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8.467cm" svg:y="12.612cm">
          <text:list text:style-name="L2">
            <text:list-header>
              <text:p text:style-name="P4"><text:span text:style-name="T2">v</text:span><text:span text:style-name="T3">1</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11.218cm" svg:y="12.612cm">
          <text:list text:style-name="L2">
            <text:list-header>
              <text:p text:style-name="P4"><text:span text:style-name="T2">v</text:span><text:span text:style-name="T3">2</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3.547cm" svg:y="12.7cm">
          <text:list text:style-name="L2">
            <text:list-header>
              <text:p text:style-name="P4"><text:span text:style-name="T2">v</text:span><text:span text:style-name="T3">3</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12.277cm" svg:y="13.123cm">
          <text:list text:style-name="L2">
            <text:list-header>
              <text:p text:style-name="P6"><text:span text:style-name="T5">8/14</text:span></text:p>
            </text:list-header>
          </text:list>
          <draw:enhanced-geometry svg:viewBox="0 0 21600 21600" draw:type="mso-spt202" draw:enhanced-path="M 0 0 L 21600 0 21600 21600 0 21600 0 0 Z N"/>
        </draw:custom-shape>
        <draw:custom-shape draw:style-name="gr3" draw:text-style-name="P2" draw:id="id275" draw:layer="layout" svg:width="0.424cm" svg:height="0.384cm" svg:x="13.758cm" svg:y="1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5" draw:layer="layout" draw:type="line" svg:x1="11.791cm" svg:y1="16.031cm" svg:x2="13.82cm" svg:y2="17.836cm" draw:start-shape="id269" draw:start-glue-point="9" draw:end-shape="id275" draw:end-glue-point="5" svg:d="m11791 16031 2029 1805">
          <text:p/>
        </draw:connector>
        <draw:connector draw:style-name="gr4" draw:text-style-name="P5" draw:layer="layout" draw:type="line" svg:x1="14.12cm" svg:y1="17.836cm" svg:x2="16.36cm" svg:y2="15.991cm" draw:start-shape="id275" draw:start-glue-point="11" draw:end-shape="id272" draw:end-glue-point="7" svg:d="m14120 17836 2240-1845">
          <text:p/>
        </draw:connector>
        <draw:custom-shape draw:style-name="gr2" draw:text-style-name="P2" draw:layer="layout" svg:width="1.481cm" svg:height="0.853cm" svg:x="12.277cm" svg:y="13.97cm">
          <text:list text:style-name="L2">
            <text:list-header>
              <text:p text:style-name="P6"><text:span text:style-name="T5">0/1</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2.752cm" svg:y="5.08cm">
          <text:list text:style-name="L2">
            <text:list-header>
              <text:p text:style-name="P4"><text:span text:style-name="T2">v</text:span><text:span text:style-name="T3">1</text:span></text:p>
            </text:list-header>
          </text:list>
          <draw:enhanced-geometry svg:viewBox="0 0 21600 21600" draw:type="mso-spt202" draw:enhanced-path="M 0 0 L 21600 0 21600 21600 0 21600 0 0 Z N"/>
        </draw:custom-shape>
        <draw:custom-shape draw:style-name="gr3" draw:text-style-name="P2" draw:id="id276" draw:layer="layout" svg:width="0.423cm" svg:height="0.384cm" svg:x="1.905cm" svg:y="7.4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77" draw:layer="layout" svg:width="0.424cm" svg:height="0.383cm" svg:x="3.598cm" svg:y="5.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78" draw:layer="layout" svg:width="0.423cm" svg:height="0.383cm" svg:x="5.927cm" svg:y="5.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79" draw:layer="layout" svg:width="0.423cm" svg:height="0.383cm" svg:x="8.255cm" svg:y="5.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81" draw:layer="layout" svg:width="0.424cm" svg:height="0.384cm" svg:x="3.598cm" svg:y="9.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82" draw:layer="layout" svg:width="0.424cm" svg:height="0.384cm" svg:x="6.773cm" svg:y="9.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80" draw:layer="layout" svg:width="0.424cm" svg:height="0.384cm" svg:x="9.948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83" draw:layer="layout" svg:width="0.423cm" svg:height="0.384cm" svg:x="5.927cm" svg:y="1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84" draw:layer="layout" svg:width="0.423cm" svg:height="0.384cm" svg:x="8.255cm" svg:y="1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5" draw:layer="layout" draw:type="line" svg:x1="2.266cm" svg:y1="7.504cm" svg:x2="3.66cm" svg:y2="6.254cm" draw:start-shape="id276" draw:start-glue-point="11" draw:end-shape="id277" draw:end-glue-point="7" svg:d="m2266 7504 1394-1250">
          <text:p/>
        </draw:connector>
        <draw:connector draw:style-name="gr4" draw:text-style-name="P5" draw:layer="layout" draw:type="line" svg:x1="4.022cm" svg:y1="6.118cm" svg:x2="5.927cm" svg:y2="6.118cm" draw:start-shape="id277" draw:start-glue-point="10" draw:end-shape="id278" draw:end-glue-point="6" svg:d="m4022 6118h1905">
          <text:p/>
        </draw:connector>
        <draw:connector draw:style-name="gr4" draw:text-style-name="P5" draw:layer="layout" draw:type="line" svg:x1="6.35cm" svg:y1="6.118cm" svg:x2="8.255cm" svg:y2="6.118cm" draw:start-shape="id278" draw:start-glue-point="10" draw:end-shape="id279" draw:end-glue-point="6" svg:d="m6350 6118h1905">
          <text:p/>
        </draw:connector>
        <draw:connector draw:style-name="gr4" draw:text-style-name="P5" draw:layer="layout" draw:type="line" svg:x1="8.616cm" svg:y1="6.254cm" svg:x2="10.01cm" svg:y2="7.676cm" draw:start-shape="id279" draw:start-glue-point="9" draw:end-shape="id280" draw:end-glue-point="5" svg:d="m8616 6254 1394 1422">
          <text:p/>
        </draw:connector>
        <draw:connector draw:style-name="gr4" draw:text-style-name="P5" draw:layer="layout" draw:type="line" svg:x1="2.266cm" svg:y1="7.776cm" svg:x2="3.66cm" svg:y2="9.197cm" draw:start-shape="id276" draw:start-glue-point="9" draw:end-shape="id281" draw:end-glue-point="5" svg:d="m2266 7776 1394 1421">
          <text:p/>
        </draw:connector>
        <draw:connector draw:style-name="gr4" draw:text-style-name="P5" draw:layer="layout" draw:type="line" svg:x1="1.967cm" svg:y1="7.504cm" svg:x2="6.835cm" svg:y2="9.197cm" draw:start-shape="id276" draw:start-glue-point="5" draw:end-shape="id282" draw:end-glue-point="5" svg:d="m1967 7504 4868 1693">
          <text:p/>
        </draw:connector>
        <draw:connector draw:style-name="gr4" draw:text-style-name="P5" draw:layer="layout" draw:type="line" svg:x1="3.598cm" svg:y1="9.333cm" svg:x2="6.773cm" svg:y2="9.333cm" draw:start-shape="id281" draw:start-glue-point="6" draw:end-shape="id282" draw:end-glue-point="6" svg:d="m3598 9333h3175">
          <text:p/>
        </draw:connector>
        <draw:connector draw:style-name="gr4" draw:text-style-name="P5" draw:layer="layout" draw:type="line" svg:x1="3.81cm" svg:y1="6.31cm" svg:x2="6.835cm" svg:y2="9.197cm" draw:start-shape="id277" draw:start-glue-point="8" draw:end-shape="id282" draw:end-glue-point="5" svg:d="m3810 6310 3025 2887">
          <text:p/>
        </draw:connector>
        <draw:connector draw:style-name="gr4" draw:text-style-name="P5" draw:layer="layout" draw:type="line" svg:x1="3.96cm" svg:y1="9.469cm" svg:x2="5.989cm" svg:y2="11.102cm" draw:start-shape="id281" draw:start-glue-point="9" draw:end-shape="id283" draw:end-glue-point="5" svg:d="m3960 9469 2029 1633">
          <text:p/>
        </draw:connector>
        <draw:connector draw:style-name="gr4" draw:text-style-name="P5" draw:layer="layout" draw:type="line" svg:x1="6.35cm" svg:y1="11.238cm" svg:x2="8.255cm" svg:y2="11.238cm" draw:start-shape="id283" draw:start-glue-point="10" draw:end-shape="id284" draw:end-glue-point="6" svg:d="m6350 11238h1905">
          <text:p/>
        </draw:connector>
        <draw:connector draw:style-name="gr4" draw:text-style-name="P5" draw:layer="layout" draw:type="line" svg:x1="6.835cm" svg:y1="9.197cm" svg:x2="8.317cm" svg:y2="11.102cm" draw:start-shape="id282" draw:start-glue-point="5" draw:end-shape="id284" draw:end-glue-point="5" svg:d="m6835 9197 1482 1905">
          <text:p/>
        </draw:connector>
        <draw:connector draw:style-name="gr4" draw:text-style-name="P5" draw:layer="layout" draw:type="line" svg:x1="8.466cm" svg:y1="11.43cm" svg:x2="10.01cm" svg:y2="7.948cm" draw:start-shape="id284" draw:start-glue-point="8" draw:end-shape="id280" draw:end-glue-point="7" svg:d="m8466 11430 1544-3482">
          <text:p/>
        </draw:connector>
        <draw:connector draw:style-name="gr4" draw:text-style-name="P5" draw:layer="layout" draw:type="line" svg:x1="6.835cm" svg:y1="9.469cm" svg:x2="9.948cm" svg:y2="7.812cm" draw:start-shape="id282" draw:start-glue-point="7" draw:end-shape="id280" draw:end-glue-point="6" svg:d="m6835 9469 3113-1657">
          <text:p/>
        </draw:connector>
        <draw:connector draw:style-name="gr4" draw:text-style-name="P5" draw:layer="layout" draw:type="line" svg:x1="5.989cm" svg:y1="6.254cm" svg:x2="3.96cm" svg:y2="9.197cm" draw:start-shape="id278" draw:start-glue-point="7" draw:end-shape="id281" draw:end-glue-point="11" svg:d="m5989 6254-2029 2943">
          <text:p/>
        </draw:connector>
        <draw:connector draw:style-name="gr4" draw:text-style-name="P5" draw:layer="layout" draw:type="curve" svg:x1="3.81cm" svg:y1="5.927cm" svg:x2="10.16cm" svg:y2="7.62cm" draw:start-shape="id277" draw:start-glue-point="4" draw:end-shape="id280" draw:end-glue-point="4" svg:d="m3810 5927c0-21 6350-867 6350 1693">
          <text:p/>
        </draw:connector>
        <draw:custom-shape draw:style-name="gr2" draw:text-style-name="P2" draw:layer="layout" svg:width="0.847cm" svg:height="0.937cm" svg:x="1.27cm" svg:y="7.108cm">
          <text:list text:style-name="L2">
            <text:list-header>
              <text:p text:style-name="P4"><text:span text:style-name="T2">s</text:span></text:p>
            </text:list-header>
          </text:list>
          <draw:enhanced-geometry svg:viewBox="0 0 21600 21600" draw:type="mso-spt202" draw:enhanced-path="M 0 0 L 21600 0 21600 21600 0 21600 0 0 Z N"/>
        </draw:custom-shape>
        <draw:custom-shape draw:style-name="gr2" draw:text-style-name="P2" draw:layer="layout" svg:width="0.846cm" svg:height="0.937cm" svg:x="10.372cm" svg:y="7.32cm">
          <text:list text:style-name="L2">
            <text:list-header>
              <text:p text:style-name="P4"><text:span text:style-name="T2">t</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5.715cm" svg:y="5.08cm">
          <text:list text:style-name="L2">
            <text:list-header>
              <text:p text:style-name="P4"><text:span text:style-name="T2">v</text:span><text:span text:style-name="T3">2</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8.043cm" svg:y="5.08cm">
          <text:list text:style-name="L2">
            <text:list-header>
              <text:p text:style-name="P4"><text:span text:style-name="T2">v</text:span><text:span text:style-name="T3">3</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2.963cm" svg:y="9.225cm">
          <text:list text:style-name="L2">
            <text:list-header>
              <text:p text:style-name="P4"><text:span text:style-name="T2">v</text:span><text:span text:style-name="T3">4</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6.562cm" svg:y="8.167cm">
          <text:list text:style-name="L2">
            <text:list-header>
              <text:p text:style-name="P4"><text:span text:style-name="T2">v</text:span><text:span text:style-name="T3">5</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5.503cm" svg:y="11.13cm">
          <text:list text:style-name="L2">
            <text:list-header>
              <text:p text:style-name="P4"><text:span text:style-name="T2">v</text:span><text:span text:style-name="T3">6</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7.832cm" svg:y="11.13cm">
          <text:list text:style-name="L2">
            <text:list-header>
              <text:p text:style-name="P4"><text:span text:style-name="T2">v</text:span><text:span text:style-name="T3">7</text:span></text:p>
            </text:list-header>
          </text:list>
          <draw:enhanced-geometry svg:viewBox="0 0 21600 21600" draw:type="mso-spt202" draw:enhanced-path="M 0 0 L 21600 0 21600 21600 0 21600 0 0 Z N"/>
        </draw:custom-shape>
        <draw:custom-shape draw:style-name="gr24" draw:text-style-name="P2" draw:layer="layout" svg:width="1.058cm" svg:height="0.593cm" svg:x="1.905cm" svg:y="6.138cm">
          <text:list text:style-name="L2">
            <text:list-header>
              <text:p text:style-name="P9"><text:span text:style-name="T5">9/25</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4.445cm" svg:y="5.292cm">
          <text:list text:style-name="L2">
            <text:list-header>
              <text:p text:style-name="P6"><text:span text:style-name="T5">0/11</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6.773cm" svg:y="5.292cm">
          <text:list text:style-name="L2">
            <text:list-header>
              <text:p text:style-name="P6"><text:span text:style-name="T5">0/14</text:span></text:p>
            </text:list-header>
          </text:list>
          <draw:enhanced-geometry svg:viewBox="0 0 21600 21600" draw:type="mso-spt202" draw:enhanced-path="M 0 0 L 21600 0 21600 21600 0 21600 0 0 Z N"/>
        </draw:custom-shape>
        <draw:custom-shape draw:style-name="gr24" draw:text-style-name="P2" draw:layer="layout" svg:width="1.059cm" svg:height="0.593cm" svg:x="9.313cm" svg:y="4.868cm">
          <text:list text:style-name="L2">
            <text:list-header>
              <text:p text:style-name="P9"><text:span text:style-name="T5">9/9</text:span></text:p>
            </text:list-header>
          </text:list>
          <draw:enhanced-geometry svg:viewBox="0 0 21600 21600" draw:type="mso-spt202" draw:enhanced-path="M 0 0 L 21600 0 21600 21600 0 21600 0 0 Z N"/>
        </draw:custom-shape>
        <draw:custom-shape draw:style-name="gr24" draw:text-style-name="P2" draw:layer="layout" svg:width="1.058cm" svg:height="0.593cm" svg:x="3.175cm" svg:y="7.197cm">
          <text:list text:style-name="L2">
            <text:list-header>
              <text:p text:style-name="P9"><text:span text:style-name="T5">5/5</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5.927cm" svg:y="7.832cm">
          <text:list text:style-name="L2">
            <text:list-header>
              <text:p text:style-name="P6"><text:span text:style-name="T5">0/10</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8.255cm" svg:y="6.562cm">
          <text:list text:style-name="L2">
            <text:list-header>
              <text:p text:style-name="P6"><text:span text:style-name="T5">0/8</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5.503cm" svg:y="6.35cm">
          <text:list text:style-name="L2">
            <text:list-header>
              <text:p text:style-name="P6"><text:span text:style-name="T5">0/1</text:span></text:p>
            </text:list-header>
          </text:list>
          <draw:enhanced-geometry svg:viewBox="0 0 21600 21600" draw:type="mso-spt202" draw:enhanced-path="M 0 0 L 21600 0 21600 21600 0 21600 0 0 Z N"/>
        </draw:custom-shape>
        <draw:custom-shape draw:style-name="gr28" draw:text-style-name="P2" draw:layer="layout" svg:width="1.482cm" svg:height="0.853cm" svg:x="1.905cm" svg:y="8.255cm">
          <text:list text:style-name="L2">
            <text:list-header>
              <text:p text:style-name="P6"><text:span text:style-name="T5">5/5</text:span></text:p>
            </text:list-header>
          </text:list>
          <draw:enhanced-geometry svg:viewBox="0 0 21600 21600" draw:type="mso-spt202" draw:enhanced-path="M 0 0 L 21600 0 21600 21600 0 21600 0 0 Z N"/>
        </draw:custom-shape>
        <draw:custom-shape draw:style-name="gr28" draw:text-style-name="P2" draw:layer="layout" svg:width="1.482cm" svg:height="0.853cm" svg:x="5.08cm" svg:y="9.313cm">
          <text:list text:style-name="L2">
            <text:list-header>
              <text:p text:style-name="P6"><text:span text:style-name="T5">5/8</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4.445cm" svg:y="10.372cm">
          <text:list text:style-name="L2">
            <text:list-header>
              <text:p text:style-name="P6"><text:span text:style-name="T5">0/9</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6.985cm" svg:y="11.218cm">
          <text:list text:style-name="L2">
            <text:list-header>
              <text:p text:style-name="P6"><text:span text:style-name="T5">0/7</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9.525cm" svg:y="9.102cm">
          <text:list text:style-name="L2">
            <text:list-header>
              <text:p text:style-name="P6"><text:span text:style-name="T5">0/6</text:span></text:p>
            </text:list-header>
          </text:list>
          <draw:enhanced-geometry svg:viewBox="0 0 21600 21600" draw:type="mso-spt202" draw:enhanced-path="M 0 0 L 21600 0 21600 21600 0 21600 0 0 Z N"/>
        </draw:custom-shape>
        <draw:custom-shape draw:style-name="gr24" draw:text-style-name="P2" draw:layer="layout" svg:width="1.27cm" svg:height="0.593cm" svg:x="7.832cm" svg:y="7.832cm">
          <text:list text:style-name="L2">
            <text:list-header>
              <text:p text:style-name="P9"><text:span text:style-name="T5">10/10</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7.408cm" svg:y="9.525cm">
          <text:list text:style-name="L2">
            <text:list-header>
              <text:p text:style-name="P6"><text:span text:style-name="T5">0/4</text:span></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22" presentation:class="page"/>
          <draw:frame presentation:style-name="pr3" draw:layer="layout" svg:width="15.239cm" svg:height="11.43cm" svg:x="1.905cm" svg:y="12.064cm" presentation:class="notes" presentation:placeholder="true">
            <draw:text-box/>
          </draw:frame>
        </presentation:notes>
      </draw:page>
      <draw:page draw:name="page23" draw:style-name="dp1" draw:master-page-name="Výchozí" presentation:presentation-page-layout-name="AL2T1">
        <office:forms form:automatic-focus="false" form:apply-design-mode="false"/>
        <draw:custom-shape draw:style-name="gr2" draw:text-style-name="P2" draw:layer="layout" svg:width="1.482cm" svg:height="0.853cm" svg:x="14.393cm" svg:y="17.357cm">
          <text:list text:style-name="L2">
            <text:list-header>
              <text:p text:style-name="P6"><text:span text:style-name="T5">4/6</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6.722cm" svg:y="17.357cm">
          <text:list text:style-name="L2">
            <text:list-header>
              <text:p text:style-name="P4"><text:span text:style-name="T2">v</text:span><text:span text:style-name="T3">6</text:span></text:p>
            </text:list-header>
          </text:list>
          <draw:enhanced-geometry svg:viewBox="0 0 21600 21600" draw:type="mso-spt202" draw:enhanced-path="M 0 0 L 21600 0 21600 21600 0 21600 0 0 Z N"/>
        </draw:custom-shape>
        <draw:frame presentation:style-name="pr4" draw:text-style-name="P2" draw:layer="layout" svg:width="22.86cm" svg:height="3.176cm" svg:x="1.27cm" svg:y="0.762cm" presentation:class="title" presentation:user-transformed="true">
          <draw:text-box>
            <text:list text:style-name="L1">
              <text:list-header>
                <text:p text:style-name="P1">Adding the blocking flow to <text:span text:style-name="T7">f</text:span></text:p>
              </text:list-header>
            </text:list>
          </draw:text-box>
        </draw:frame>
        <draw:custom-shape draw:style-name="gr3" draw:text-style-name="P2" draw:id="id285" draw:layer="layout" svg:width="0.423cm" svg:height="0.384cm" svg:x="5.927cm" svg:y="15.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86" draw:layer="layout" svg:width="0.424cm" svg:height="0.384cm" svg:x="8.678cm" svg:y="13.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87" draw:layer="layout" svg:width="0.423cm" svg:height="0.384cm" svg:x="11.43cm" svg:y="13.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91" draw:layer="layout" svg:width="0.424cm" svg:height="0.384cm" svg:x="16.298cm" svg:y="15.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89" draw:layer="layout" svg:width="0.424cm" svg:height="0.384cm" svg:x="13.758cm" svg:y="15.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88" draw:layer="layout" svg:width="0.423cm" svg:height="0.384cm" svg:x="11.43cm" svg:y="15.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90" draw:layer="layout" svg:width="0.424cm" svg:height="0.384cm" svg:x="13.758cm" svg:y="13.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92" draw:layer="layout" svg:width="0.424cm" svg:height="0.384cm" svg:x="16.298cm" svg:y="1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5" draw:layer="layout" draw:type="line" svg:x1="6.288cm" svg:y1="15.759cm" svg:x2="8.74cm" svg:y2="13.914cm" draw:start-shape="id285" draw:start-glue-point="11" draw:end-shape="id286" draw:end-glue-point="7" svg:d="m6288 15759 2452-1845">
          <text:p/>
        </draw:connector>
        <draw:connector draw:style-name="gr4" draw:text-style-name="P5" draw:layer="layout" draw:type="line" svg:x1="9.102cm" svg:y1="13.778cm" svg:x2="11.43cm" svg:y2="13.778cm" draw:start-shape="id286" draw:start-glue-point="10" draw:end-shape="id287" draw:end-glue-point="6" svg:d="m9102 13778h2328">
          <text:p/>
        </draw:connector>
        <draw:connector draw:style-name="gr4" draw:text-style-name="P5" draw:layer="layout" draw:type="line" svg:x1="11.853cm" svg:y1="15.895cm" svg:x2="13.758cm" svg:y2="15.895cm" draw:start-shape="id288" draw:start-glue-point="10" draw:end-shape="id289" draw:end-glue-point="6" svg:d="m11853 15895h1905">
          <text:p/>
        </draw:connector>
        <draw:connector draw:style-name="gr4" draw:text-style-name="P5" draw:layer="layout" draw:type="line" svg:x1="14.12cm" svg:y1="13.914cm" svg:x2="16.36cm" svg:y2="15.719cm" draw:start-shape="id290" draw:start-glue-point="9" draw:end-shape="id291" draw:end-glue-point="5" svg:d="m14120 13914 2240 1805">
          <text:p/>
        </draw:connector>
        <draw:connector draw:style-name="gr4" draw:text-style-name="P5" draw:layer="layout" draw:type="line" svg:x1="11.853cm" svg:y1="13.778cm" svg:x2="13.758cm" svg:y2="13.778cm" draw:start-shape="id287" draw:start-glue-point="10" draw:end-shape="id290" draw:end-glue-point="6" svg:d="m11853 13778h1905">
          <text:p/>
        </draw:connector>
        <draw:connector draw:style-name="gr4" draw:text-style-name="P5" draw:layer="layout" draw:type="line" svg:x1="14.12cm" svg:y1="16.031cm" svg:x2="16.36cm" svg:y2="17.836cm" draw:start-shape="id289" draw:start-glue-point="9" draw:end-shape="id292" draw:end-glue-point="5" svg:d="m14120 16031 2240 1805">
          <text:p/>
        </draw:connector>
        <draw:connector draw:style-name="gr4" draw:text-style-name="P5" draw:layer="layout" draw:type="line" svg:x1="11.791cm" svg:y1="13.914cm" svg:x2="13.758cm" svg:y2="15.666cm" draw:start-shape="id287" draw:start-glue-point="9" draw:end-shape="id293" draw:end-glue-point="1" svg:d="m11791 13914 1967 1752">
          <text:p/>
        </draw:connector>
        <draw:connector draw:style-name="gr4" draw:text-style-name="P5" draw:layer="layout" draw:type="line" svg:x1="9.04cm" svg:y1="13.914cm" svg:x2="11.641cm" svg:y2="15.703cm" draw:start-shape="id286" draw:start-glue-point="9" draw:end-shape="id288" draw:end-glue-point="4" svg:d="m9040 13914 2601 1789">
          <text:p/>
        </draw:connector>
        <draw:custom-shape draw:style-name="gr2" draw:text-style-name="P2" draw:layer="layout" svg:width="0.846cm" svg:height="0.937cm" svg:x="5.292cm" svg:y="15.363cm">
          <text:list text:style-name="L2">
            <text:list-header>
              <text:p text:style-name="P4"><text:span text:style-name="T2">s</text:span></text:p>
            </text:list-header>
          </text:list>
          <draw:enhanced-geometry svg:viewBox="0 0 21600 21600" draw:type="mso-spt202" draw:enhanced-path="M 0 0 L 21600 0 21600 21600 0 21600 0 0 Z N"/>
        </draw:custom-shape>
        <draw:custom-shape draw:style-name="gr2" draw:text-style-name="P2" draw:layer="layout" svg:width="0.847cm" svg:height="0.937cm" svg:x="16.51cm" svg:y="15.363cm">
          <text:list text:style-name="L2">
            <text:list-header>
              <text:p text:style-name="P4"><text:span text:style-name="T2">t</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3.547cm" svg:y="14.605cm">
          <text:list text:style-name="L2">
            <text:list-header>
              <text:p text:style-name="P4"><text:span text:style-name="T2">v</text:span><text:span text:style-name="T3">4</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11.218cm" svg:y="14.605cm">
          <text:list text:style-name="L2">
            <text:list-header>
              <text:p text:style-name="P4"><text:span text:style-name="T2">v</text:span><text:span text:style-name="T3">5</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3.547cm" svg:y="16.722cm">
          <text:list text:style-name="L2">
            <text:list-header>
              <text:p text:style-name="P4"><text:span text:style-name="T2">v</text:span><text:span text:style-name="T3">7</text:span></text:p>
            </text:list-header>
          </text:list>
          <draw:enhanced-geometry svg:viewBox="0 0 21600 21600" draw:type="mso-spt202" draw:enhanced-path="M 0 0 L 21600 0 21600 21600 0 21600 0 0 Z N"/>
        </draw:custom-shape>
        <draw:custom-shape draw:style-name="gr2" draw:text-style-name="P2" draw:layer="layout" svg:width="1.905cm" svg:height="0.853cm" svg:x="5.715cm" svg:y="14.393cm">
          <text:list text:style-name="L2">
            <text:list-header>
              <text:p text:style-name="P6"><text:span text:style-name="T5">12/16</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9.737cm" svg:y="13.123cm">
          <text:list text:style-name="L2">
            <text:list-header>
              <text:p text:style-name="P6"><text:span text:style-name="T5">8/11</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8.89cm" svg:y="14.393cm">
          <text:list text:style-name="L2">
            <text:list-header>
              <text:p text:style-name="P6"><text:span text:style-name="T5">4/10</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15.028cm" svg:y="13.97cm">
          <text:list text:style-name="L2">
            <text:list-header>
              <text:p text:style-name="P6"><text:span text:style-name="T5">8/8</text:span></text:p>
            </text:list-header>
          </text:list>
          <draw:enhanced-geometry svg:viewBox="0 0 21600 21600" draw:type="mso-spt202" draw:enhanced-path="M 0 0 L 21600 0 21600 21600 0 21600 0 0 Z N"/>
        </draw:custom-shape>
        <draw:custom-shape draw:style-name="gr2" draw:text-style-name="P2" draw:id="id293" draw:layer="layout" svg:width="1.481cm" svg:height="0.853cm" svg:x="12.277cm" svg:y="15.24cm">
          <text:list text:style-name="L2">
            <text:list-header>
              <text:p text:style-name="P6"><text:span text:style-name="T5">0/5</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11.43cm" svg:y="16.51cm">
          <text:list text:style-name="L2">
            <text:list-header>
              <text:p text:style-name="P6"><text:span text:style-name="T5">4/4</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14.393cm" svg:y="15.875cm">
          <text:list text:style-name="L2">
            <text:list-header>
              <text:p text:style-name="P6"><text:span text:style-name="T5">0/9</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8.467cm" svg:y="12.612cm">
          <text:list text:style-name="L2">
            <text:list-header>
              <text:p text:style-name="P4"><text:span text:style-name="T2">v</text:span><text:span text:style-name="T3">1</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11.218cm" svg:y="12.612cm">
          <text:list text:style-name="L2">
            <text:list-header>
              <text:p text:style-name="P4"><text:span text:style-name="T2">v</text:span><text:span text:style-name="T3">2</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3.547cm" svg:y="12.7cm">
          <text:list text:style-name="L2">
            <text:list-header>
              <text:p text:style-name="P4"><text:span text:style-name="T2">v</text:span><text:span text:style-name="T3">3</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12.277cm" svg:y="13.123cm">
          <text:list text:style-name="L2">
            <text:list-header>
              <text:p text:style-name="P6"><text:span text:style-name="T5">8/14</text:span></text:p>
            </text:list-header>
          </text:list>
          <draw:enhanced-geometry svg:viewBox="0 0 21600 21600" draw:type="mso-spt202" draw:enhanced-path="M 0 0 L 21600 0 21600 21600 0 21600 0 0 Z N"/>
        </draw:custom-shape>
        <draw:custom-shape draw:style-name="gr3" draw:text-style-name="P2" draw:id="id294" draw:layer="layout" svg:width="0.424cm" svg:height="0.384cm" svg:x="13.758cm" svg:y="1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5" draw:layer="layout" draw:type="line" svg:x1="11.791cm" svg:y1="16.031cm" svg:x2="13.82cm" svg:y2="17.836cm" draw:start-shape="id288" draw:start-glue-point="9" draw:end-shape="id294" draw:end-glue-point="5" svg:d="m11791 16031 2029 1805">
          <text:p/>
        </draw:connector>
        <draw:connector draw:style-name="gr4" draw:text-style-name="P5" draw:layer="layout" draw:type="line" svg:x1="14.12cm" svg:y1="17.836cm" svg:x2="16.36cm" svg:y2="15.991cm" draw:start-shape="id294" draw:start-glue-point="11" draw:end-shape="id291" draw:end-glue-point="7" svg:d="m14120 17836 2240-1845">
          <text:p/>
        </draw:connector>
        <draw:custom-shape draw:style-name="gr2" draw:text-style-name="P2" draw:layer="layout" svg:width="1.481cm" svg:height="0.853cm" svg:x="12.277cm" svg:y="13.97cm">
          <text:list text:style-name="L2">
            <text:list-header>
              <text:p text:style-name="P6"><text:span text:style-name="T5">0/1</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2.752cm" svg:y="5.08cm">
          <text:list text:style-name="L2">
            <text:list-header>
              <text:p text:style-name="P4"><text:span text:style-name="T2">v</text:span><text:span text:style-name="T3">1</text:span></text:p>
            </text:list-header>
          </text:list>
          <draw:enhanced-geometry svg:viewBox="0 0 21600 21600" draw:type="mso-spt202" draw:enhanced-path="M 0 0 L 21600 0 21600 21600 0 21600 0 0 Z N"/>
        </draw:custom-shape>
        <draw:custom-shape draw:style-name="gr3" draw:text-style-name="P2" draw:id="id295" draw:layer="layout" svg:width="0.423cm" svg:height="0.384cm" svg:x="1.905cm" svg:y="7.4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96" draw:layer="layout" svg:width="0.424cm" svg:height="0.383cm" svg:x="3.598cm" svg:y="5.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97" draw:layer="layout" svg:width="0.423cm" svg:height="0.383cm" svg:x="5.927cm" svg:y="5.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98" draw:layer="layout" svg:width="0.423cm" svg:height="0.383cm" svg:x="8.255cm" svg:y="5.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00" draw:layer="layout" svg:width="0.424cm" svg:height="0.384cm" svg:x="3.598cm" svg:y="9.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01" draw:layer="layout" svg:width="0.424cm" svg:height="0.384cm" svg:x="6.773cm" svg:y="9.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299" draw:layer="layout" svg:width="0.424cm" svg:height="0.384cm" svg:x="9.948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02" draw:layer="layout" svg:width="0.423cm" svg:height="0.384cm" svg:x="5.927cm" svg:y="1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03" draw:layer="layout" svg:width="0.423cm" svg:height="0.384cm" svg:x="8.255cm" svg:y="1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5" draw:layer="layout" draw:type="line" svg:x1="2.266cm" svg:y1="7.504cm" svg:x2="3.66cm" svg:y2="6.254cm" draw:start-shape="id295" draw:start-glue-point="11" draw:end-shape="id296" draw:end-glue-point="7" svg:d="m2266 7504 1394-1250">
          <text:p/>
        </draw:connector>
        <draw:connector draw:style-name="gr4" draw:text-style-name="P5" draw:layer="layout" draw:type="line" svg:x1="4.022cm" svg:y1="6.118cm" svg:x2="5.927cm" svg:y2="6.118cm" draw:start-shape="id296" draw:start-glue-point="10" draw:end-shape="id297" draw:end-glue-point="6" svg:d="m4022 6118h1905">
          <text:p/>
        </draw:connector>
        <draw:connector draw:style-name="gr4" draw:text-style-name="P5" draw:layer="layout" draw:type="line" svg:x1="6.35cm" svg:y1="6.118cm" svg:x2="8.255cm" svg:y2="6.118cm" draw:start-shape="id297" draw:start-glue-point="10" draw:end-shape="id298" draw:end-glue-point="6" svg:d="m6350 6118h1905">
          <text:p/>
        </draw:connector>
        <draw:connector draw:style-name="gr4" draw:text-style-name="P5" draw:layer="layout" draw:type="line" svg:x1="8.616cm" svg:y1="6.254cm" svg:x2="10.01cm" svg:y2="7.676cm" draw:start-shape="id298" draw:start-glue-point="9" draw:end-shape="id299" draw:end-glue-point="5" svg:d="m8616 6254 1394 1422">
          <text:p/>
        </draw:connector>
        <draw:connector draw:style-name="gr4" draw:text-style-name="P5" draw:layer="layout" draw:type="line" svg:x1="2.266cm" svg:y1="7.776cm" svg:x2="3.66cm" svg:y2="9.197cm" draw:start-shape="id295" draw:start-glue-point="9" draw:end-shape="id300" draw:end-glue-point="5" svg:d="m2266 7776 1394 1421">
          <text:p/>
        </draw:connector>
        <draw:connector draw:style-name="gr4" draw:text-style-name="P5" draw:layer="layout" draw:type="line" svg:x1="1.967cm" svg:y1="7.504cm" svg:x2="6.835cm" svg:y2="9.197cm" draw:start-shape="id295" draw:start-glue-point="5" draw:end-shape="id301" draw:end-glue-point="5" svg:d="m1967 7504 4868 1693">
          <text:p/>
        </draw:connector>
        <draw:connector draw:style-name="gr4" draw:text-style-name="P5" draw:layer="layout" draw:type="line" svg:x1="3.598cm" svg:y1="9.333cm" svg:x2="6.773cm" svg:y2="9.333cm" draw:start-shape="id300" draw:start-glue-point="6" draw:end-shape="id301" draw:end-glue-point="6" svg:d="m3598 9333h3175">
          <text:p/>
        </draw:connector>
        <draw:connector draw:style-name="gr4" draw:text-style-name="P5" draw:layer="layout" draw:type="line" svg:x1="3.81cm" svg:y1="6.31cm" svg:x2="6.835cm" svg:y2="9.197cm" draw:start-shape="id296" draw:start-glue-point="8" draw:end-shape="id301" draw:end-glue-point="5" svg:d="m3810 6310 3025 2887">
          <text:p/>
        </draw:connector>
        <draw:connector draw:style-name="gr4" draw:text-style-name="P5" draw:layer="layout" draw:type="line" svg:x1="3.96cm" svg:y1="9.469cm" svg:x2="5.989cm" svg:y2="11.102cm" draw:start-shape="id300" draw:start-glue-point="9" draw:end-shape="id302" draw:end-glue-point="5" svg:d="m3960 9469 2029 1633">
          <text:p/>
        </draw:connector>
        <draw:connector draw:style-name="gr4" draw:text-style-name="P5" draw:layer="layout" draw:type="line" svg:x1="6.35cm" svg:y1="11.238cm" svg:x2="8.255cm" svg:y2="11.238cm" draw:start-shape="id302" draw:start-glue-point="10" draw:end-shape="id303" draw:end-glue-point="6" svg:d="m6350 11238h1905">
          <text:p/>
        </draw:connector>
        <draw:connector draw:style-name="gr4" draw:text-style-name="P5" draw:layer="layout" draw:type="line" svg:x1="6.835cm" svg:y1="9.197cm" svg:x2="8.317cm" svg:y2="11.102cm" draw:start-shape="id301" draw:start-glue-point="5" draw:end-shape="id303" draw:end-glue-point="5" svg:d="m6835 9197 1482 1905">
          <text:p/>
        </draw:connector>
        <draw:connector draw:style-name="gr4" draw:text-style-name="P5" draw:layer="layout" draw:type="line" svg:x1="8.466cm" svg:y1="11.43cm" svg:x2="10.01cm" svg:y2="7.948cm" draw:start-shape="id303" draw:start-glue-point="8" draw:end-shape="id299" draw:end-glue-point="7" svg:d="m8466 11430 1544-3482">
          <text:p/>
        </draw:connector>
        <draw:connector draw:style-name="gr4" draw:text-style-name="P5" draw:layer="layout" draw:type="line" svg:x1="6.835cm" svg:y1="9.469cm" svg:x2="9.948cm" svg:y2="7.812cm" draw:start-shape="id301" draw:start-glue-point="7" draw:end-shape="id299" draw:end-glue-point="6" svg:d="m6835 9469 3113-1657">
          <text:p/>
        </draw:connector>
        <draw:connector draw:style-name="gr4" draw:text-style-name="P5" draw:layer="layout" draw:type="line" svg:x1="5.989cm" svg:y1="6.254cm" svg:x2="3.96cm" svg:y2="9.197cm" draw:start-shape="id297" draw:start-glue-point="7" draw:end-shape="id300" draw:end-glue-point="11" svg:d="m5989 6254-2029 2943">
          <text:p/>
        </draw:connector>
        <draw:connector draw:style-name="gr4" draw:text-style-name="P5" draw:layer="layout" draw:type="curve" svg:x1="3.81cm" svg:y1="5.927cm" svg:x2="10.16cm" svg:y2="7.62cm" draw:start-shape="id296" draw:start-glue-point="4" draw:end-shape="id299" draw:end-glue-point="4" svg:d="m3810 5927c0-21 6350-867 6350 1693">
          <text:p/>
        </draw:connector>
        <draw:custom-shape draw:style-name="gr2" draw:text-style-name="P2" draw:layer="layout" svg:width="0.847cm" svg:height="0.937cm" svg:x="1.27cm" svg:y="7.108cm">
          <text:list text:style-name="L2">
            <text:list-header>
              <text:p text:style-name="P4"><text:span text:style-name="T2">s</text:span></text:p>
            </text:list-header>
          </text:list>
          <draw:enhanced-geometry svg:viewBox="0 0 21600 21600" draw:type="mso-spt202" draw:enhanced-path="M 0 0 L 21600 0 21600 21600 0 21600 0 0 Z N"/>
        </draw:custom-shape>
        <draw:custom-shape draw:style-name="gr2" draw:text-style-name="P2" draw:layer="layout" svg:width="0.846cm" svg:height="0.937cm" svg:x="10.372cm" svg:y="7.32cm">
          <text:list text:style-name="L2">
            <text:list-header>
              <text:p text:style-name="P4"><text:span text:style-name="T2">t</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5.715cm" svg:y="5.08cm">
          <text:list text:style-name="L2">
            <text:list-header>
              <text:p text:style-name="P4"><text:span text:style-name="T2">v</text:span><text:span text:style-name="T3">2</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8.043cm" svg:y="5.08cm">
          <text:list text:style-name="L2">
            <text:list-header>
              <text:p text:style-name="P4"><text:span text:style-name="T2">v</text:span><text:span text:style-name="T3">3</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2.963cm" svg:y="9.225cm">
          <text:list text:style-name="L2">
            <text:list-header>
              <text:p text:style-name="P4"><text:span text:style-name="T2">v</text:span><text:span text:style-name="T3">4</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6.562cm" svg:y="8.167cm">
          <text:list text:style-name="L2">
            <text:list-header>
              <text:p text:style-name="P4"><text:span text:style-name="T2">v</text:span><text:span text:style-name="T3">5</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5.503cm" svg:y="11.13cm">
          <text:list text:style-name="L2">
            <text:list-header>
              <text:p text:style-name="P4"><text:span text:style-name="T2">v</text:span><text:span text:style-name="T3">6</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7.832cm" svg:y="11.13cm">
          <text:list text:style-name="L2">
            <text:list-header>
              <text:p text:style-name="P4"><text:span text:style-name="T2">v</text:span><text:span text:style-name="T3">7</text:span></text:p>
            </text:list-header>
          </text:list>
          <draw:enhanced-geometry svg:viewBox="0 0 21600 21600" draw:type="mso-spt202" draw:enhanced-path="M 0 0 L 21600 0 21600 21600 0 21600 0 0 Z N"/>
        </draw:custom-shape>
        <draw:custom-shape draw:style-name="gr23" draw:text-style-name="P2" draw:layer="layout" svg:width="1.481cm" svg:height="0.593cm" svg:x="1.482cm" svg:y="6.138cm">
          <text:list text:style-name="L2">
            <text:list-header>
              <text:p text:style-name="P9"><text:span text:style-name="T5">21/25</text:span></text:p>
            </text:list-header>
          </text:list>
          <draw:enhanced-geometry svg:viewBox="0 0 21600 21600" draw:type="mso-spt202" draw:enhanced-path="M 0 0 L 21600 0 21600 21600 0 21600 0 0 Z N"/>
        </draw:custom-shape>
        <draw:custom-shape draw:style-name="gr27" draw:text-style-name="P2" draw:layer="layout" svg:width="1.482cm" svg:height="0.853cm" svg:x="4.445cm" svg:y="5.292cm">
          <text:list text:style-name="L2">
            <text:list-header>
              <text:p text:style-name="P6"><text:span text:style-name="T5">8/11</text:span></text:p>
            </text:list-header>
          </text:list>
          <draw:enhanced-geometry svg:viewBox="0 0 21600 21600" draw:type="mso-spt202" draw:enhanced-path="M 0 0 L 21600 0 21600 21600 0 21600 0 0 Z N"/>
        </draw:custom-shape>
        <draw:custom-shape draw:style-name="gr27" draw:text-style-name="P2" draw:layer="layout" svg:width="1.482cm" svg:height="0.853cm" svg:x="6.773cm" svg:y="5.292cm">
          <text:list text:style-name="L2">
            <text:list-header>
              <text:p text:style-name="P6"><text:span text:style-name="T5">8/14</text:span></text:p>
            </text:list-header>
          </text:list>
          <draw:enhanced-geometry svg:viewBox="0 0 21600 21600" draw:type="mso-spt202" draw:enhanced-path="M 0 0 L 21600 0 21600 21600 0 21600 0 0 Z N"/>
        </draw:custom-shape>
        <draw:custom-shape draw:style-name="gr24" draw:text-style-name="P2" draw:layer="layout" svg:width="1.059cm" svg:height="0.593cm" svg:x="9.313cm" svg:y="4.868cm">
          <text:list text:style-name="L2">
            <text:list-header>
              <text:p text:style-name="P9"><text:span text:style-name="T5">9/9</text:span></text:p>
            </text:list-header>
          </text:list>
          <draw:enhanced-geometry svg:viewBox="0 0 21600 21600" draw:type="mso-spt202" draw:enhanced-path="M 0 0 L 21600 0 21600 21600 0 21600 0 0 Z N"/>
        </draw:custom-shape>
        <draw:custom-shape draw:style-name="gr24" draw:text-style-name="P2" draw:layer="layout" svg:width="1.058cm" svg:height="0.593cm" svg:x="3.175cm" svg:y="7.197cm">
          <text:list text:style-name="L2">
            <text:list-header>
              <text:p text:style-name="P9"><text:span text:style-name="T5">5/5</text:span></text:p>
            </text:list-header>
          </text:list>
          <draw:enhanced-geometry svg:viewBox="0 0 21600 21600" draw:type="mso-spt202" draw:enhanced-path="M 0 0 L 21600 0 21600 21600 0 21600 0 0 Z N"/>
        </draw:custom-shape>
        <draw:custom-shape draw:style-name="gr27" draw:text-style-name="P2" draw:layer="layout" svg:width="1.482cm" svg:height="0.853cm" svg:x="5.715cm" svg:y="7.62cm">
          <text:list text:style-name="L2">
            <text:list-header>
              <text:p text:style-name="P6"><text:span text:style-name="T5">4/10</text:span></text:p>
            </text:list-header>
          </text:list>
          <draw:enhanced-geometry svg:viewBox="0 0 21600 21600" draw:type="mso-spt202" draw:enhanced-path="M 0 0 L 21600 0 21600 21600 0 21600 0 0 Z N"/>
        </draw:custom-shape>
        <draw:custom-shape draw:style-name="gr27" draw:text-style-name="P2" draw:layer="layout" svg:width="1.482cm" svg:height="0.853cm" svg:x="8.255cm" svg:y="6.562cm">
          <text:list text:style-name="L2">
            <text:list-header>
              <text:p text:style-name="P6"><text:span text:style-name="T5">8/8</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5.503cm" svg:y="6.35cm">
          <text:list text:style-name="L2">
            <text:list-header>
              <text:p text:style-name="P6"><text:span text:style-name="T5">0/1</text:span></text:p>
            </text:list-header>
          </text:list>
          <draw:enhanced-geometry svg:viewBox="0 0 21600 21600" draw:type="mso-spt202" draw:enhanced-path="M 0 0 L 21600 0 21600 21600 0 21600 0 0 Z N"/>
        </draw:custom-shape>
        <draw:custom-shape draw:style-name="gr28" draw:text-style-name="P2" draw:layer="layout" svg:width="1.482cm" svg:height="0.853cm" svg:x="1.905cm" svg:y="8.255cm">
          <text:list text:style-name="L2">
            <text:list-header>
              <text:p text:style-name="P6"><text:span text:style-name="T5">5/5</text:span></text:p>
            </text:list-header>
          </text:list>
          <draw:enhanced-geometry svg:viewBox="0 0 21600 21600" draw:type="mso-spt202" draw:enhanced-path="M 0 0 L 21600 0 21600 21600 0 21600 0 0 Z N"/>
        </draw:custom-shape>
        <draw:custom-shape draw:style-name="gr28" draw:text-style-name="P2" draw:layer="layout" svg:width="1.482cm" svg:height="0.853cm" svg:x="5.08cm" svg:y="9.313cm">
          <text:list text:style-name="L2">
            <text:list-header>
              <text:p text:style-name="P6"><text:span text:style-name="T5">5/8</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4.445cm" svg:y="10.372cm">
          <text:list text:style-name="L2">
            <text:list-header>
              <text:p text:style-name="P6"><text:span text:style-name="T5">0/9</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6.985cm" svg:y="11.218cm">
          <text:list text:style-name="L2">
            <text:list-header>
              <text:p text:style-name="P6"><text:span text:style-name="T5">0/7</text:span></text:p>
            </text:list-header>
          </text:list>
          <draw:enhanced-geometry svg:viewBox="0 0 21600 21600" draw:type="mso-spt202" draw:enhanced-path="M 0 0 L 21600 0 21600 21600 0 21600 0 0 Z N"/>
        </draw:custom-shape>
        <draw:custom-shape draw:style-name="gr27" draw:text-style-name="P2" draw:layer="layout" svg:width="1.482cm" svg:height="0.853cm" svg:x="9.525cm" svg:y="9.102cm">
          <text:list text:style-name="L2">
            <text:list-header>
              <text:p text:style-name="P6"><text:span text:style-name="T5">4/6</text:span></text:p>
            </text:list-header>
          </text:list>
          <draw:enhanced-geometry svg:viewBox="0 0 21600 21600" draw:type="mso-spt202" draw:enhanced-path="M 0 0 L 21600 0 21600 21600 0 21600 0 0 Z N"/>
        </draw:custom-shape>
        <draw:custom-shape draw:style-name="gr24" draw:text-style-name="P2" draw:layer="layout" svg:width="1.27cm" svg:height="0.593cm" svg:x="7.832cm" svg:y="7.832cm">
          <text:list text:style-name="L2">
            <text:list-header>
              <text:p text:style-name="P9"><text:span text:style-name="T5">10/10</text:span></text:p>
            </text:list-header>
          </text:list>
          <draw:enhanced-geometry svg:viewBox="0 0 21600 21600" draw:type="mso-spt202" draw:enhanced-path="M 0 0 L 21600 0 21600 21600 0 21600 0 0 Z N"/>
        </draw:custom-shape>
        <draw:custom-shape draw:style-name="gr27" draw:text-style-name="P2" draw:layer="layout" svg:width="1.482cm" svg:height="0.853cm" svg:x="7.408cm" svg:y="9.525cm">
          <text:list text:style-name="L2">
            <text:list-header>
              <text:p text:style-name="P6"><text:span text:style-name="T5">4/4</text:span></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23" presentation:class="page"/>
          <draw:frame presentation:style-name="pr3" draw:layer="layout" svg:width="15.239cm" svg:height="11.43cm" svg:x="1.905cm" svg:y="12.064cm" presentation:class="notes" presentation:placeholder="true">
            <draw:text-box/>
          </draw:frame>
        </presentation:notes>
      </draw:page>
      <draw:page draw:name="page24" draw:style-name="dp1" draw:master-page-name="Výchozí" presentation:presentation-page-layout-name="AL2T1">
        <office:forms form:automatic-focus="false" form:apply-design-mode="false"/>
        <draw:custom-shape draw:style-name="gr2" draw:text-style-name="P2" draw:id="id745" draw:layer="layout" svg:width="1.481cm" svg:height="0.853cm" svg:x="17.357cm" svg:y="15.24cm">
          <text:list text:style-name="L2">
            <text:list-header>
              <text:p text:style-name="P6"><text:span text:style-name="T5">7</text:span></text:p>
            </text:list-header>
          </text:list>
          <draw:enhanced-geometry svg:viewBox="0 0 21600 21600" draw:type="mso-spt202" draw:enhanced-path="M 0 0 L 21600 0 21600 21600 0 21600 0 0 Z N"/>
        </draw:custom-shape>
        <draw:custom-shape draw:style-name="gr2" draw:text-style-name="P2" draw:id="id746" draw:layer="layout" svg:width="1.481cm" svg:height="1.03cm" svg:x="16.087cm" svg:y="14.728cm">
          <text:list text:style-name="L2">
            <text:list-header>
              <text:p text:style-name="P4"><text:span text:style-name="T2">v</text:span><text:span text:style-name="T3">6</text:span></text:p>
            </text:list-header>
          </text:list>
          <draw:enhanced-geometry svg:viewBox="0 0 21600 21600" draw:type="mso-spt202" draw:enhanced-path="M 0 0 L 21600 0 21600 21600 0 21600 0 0 Z N"/>
        </draw:custom-shape>
        <draw:frame presentation:style-name="pr4" draw:text-style-name="P2" draw:layer="layout" svg:width="22.86cm" svg:height="3.176cm" svg:x="1.27cm" svg:y="0.762cm" presentation:class="title" presentation:user-transformed="true">
          <draw:text-box>
            <text:list text:style-name="L1">
              <text:list-header>
                <text:p text:style-name="P1"><text:span text:style-name="T11">Constructing </text:span><text:span text:style-name="T9">N</text:span><text:span text:style-name="T10">f</text:span><text:span text:style-name="T11"> and </text:span><text:span text:style-name="T9">L</text:span><text:span text:style-name="T10">f</text:span></text:p>
              </text:list-header>
            </text:list>
          </draw:text-box>
        </draw:frame>
        <draw:custom-shape draw:style-name="gr3" draw:text-style-name="P2" draw:id="id304" draw:layer="layout" svg:width="0.423cm" svg:height="0.384cm" svg:x="5.927cm" svg:y="15.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05" draw:layer="layout" svg:width="0.424cm" svg:height="0.384cm" svg:x="8.678cm" svg:y="13.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06" draw:layer="layout" svg:width="0.423cm" svg:height="0.384cm" svg:x="11.43cm" svg:y="13.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10" draw:layer="layout" svg:width="0.423cm" svg:height="0.384cm" svg:x="20.955cm" svg:y="15.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08" draw:layer="layout" svg:width="0.424cm" svg:height="0.384cm" svg:x="13.758cm" svg:y="15.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07" draw:layer="layout" svg:width="0.423cm" svg:height="0.384cm" svg:x="11.43cm" svg:y="15.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11" draw:layer="layout" svg:width="0.424cm" svg:height="0.384cm" svg:x="13.758cm" svg:y="13.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12" draw:layer="layout" svg:width="0.424cm" svg:height="0.384cm" svg:x="16.298cm" svg:y="15.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5" draw:id="id747" draw:layer="layout" draw:type="line" svg:x1="6.288cm" svg:y1="15.759cm" svg:x2="8.74cm" svg:y2="13.914cm" draw:start-shape="id304" draw:start-glue-point="11" draw:end-shape="id305" draw:end-glue-point="7" svg:d="m6288 15759 2452-1845">
          <text:p/>
        </draw:connector>
        <draw:connector draw:style-name="gr4" draw:text-style-name="P5" draw:id="id748" draw:layer="layout" draw:type="line" svg:x1="9.102cm" svg:y1="13.778cm" svg:x2="11.43cm" svg:y2="13.778cm" draw:start-shape="id305" draw:start-glue-point="10" draw:end-shape="id306" draw:end-glue-point="6" svg:d="m9102 13778h2328">
          <text:p/>
        </draw:connector>
        <draw:connector draw:style-name="gr4" draw:text-style-name="P5" draw:id="id749" draw:layer="layout" draw:type="line" svg:x1="11.853cm" svg:y1="15.895cm" svg:x2="13.758cm" svg:y2="15.895cm" draw:start-shape="id307" draw:start-glue-point="10" draw:end-shape="id308" draw:end-glue-point="6" svg:d="m11853 15895h1905">
          <text:p/>
        </draw:connector>
        <draw:connector draw:style-name="gr4" draw:text-style-name="P5" draw:id="id750" draw:layer="layout" draw:type="line" svg:x1="19.262cm" svg:y1="15.895cm" svg:x2="20.955cm" svg:y2="15.895cm" draw:start-shape="id309" draw:start-glue-point="10" draw:end-shape="id310" draw:end-glue-point="6" svg:d="m19262 15895h1693">
          <text:p/>
        </draw:connector>
        <draw:connector draw:style-name="gr4" draw:text-style-name="P5" draw:id="id751" draw:layer="layout" draw:type="line" svg:x1="11.853cm" svg:y1="13.778cm" svg:x2="13.758cm" svg:y2="13.778cm" draw:start-shape="id306" draw:start-glue-point="10" draw:end-shape="id311" draw:end-glue-point="6" svg:d="m11853 13778h1905">
          <text:p/>
        </draw:connector>
        <draw:connector draw:style-name="gr4" draw:text-style-name="P5" draw:id="id752" draw:layer="layout" draw:type="line" svg:x1="14.182cm" svg:y1="15.895cm" svg:x2="16.298cm" svg:y2="15.895cm" draw:start-shape="id308" draw:start-glue-point="10" draw:end-shape="id312" draw:end-glue-point="6" svg:d="m14182 15895h2116">
          <text:p/>
        </draw:connector>
        <draw:connector draw:style-name="gr4" draw:text-style-name="P5" draw:id="id753" draw:layer="layout" draw:type="line" svg:x1="11.791cm" svg:y1="13.914cm" svg:x2="13.758cm" svg:y2="15.666cm" draw:start-shape="id306" draw:start-glue-point="9" draw:end-shape="id313" draw:end-glue-point="1" svg:d="m11791 13914 1967 1752">
          <text:p/>
        </draw:connector>
        <draw:connector draw:style-name="gr4" draw:text-style-name="P5" draw:id="id754" draw:layer="layout" draw:type="line" svg:x1="9.04cm" svg:y1="13.914cm" svg:x2="11.641cm" svg:y2="15.703cm" draw:start-shape="id305" draw:start-glue-point="9" draw:end-shape="id307" draw:end-glue-point="4" svg:d="m9040 13914 2601 1789">
          <text:p/>
        </draw:connector>
        <draw:custom-shape draw:style-name="gr2" draw:text-style-name="P2" draw:id="id755" draw:layer="layout" svg:width="0.846cm" svg:height="0.937cm" svg:x="5.292cm" svg:y="15.363cm">
          <text:list text:style-name="L2">
            <text:list-header>
              <text:p text:style-name="P4"><text:span text:style-name="T2">s</text:span></text:p>
            </text:list-header>
          </text:list>
          <draw:enhanced-geometry svg:viewBox="0 0 21600 21600" draw:type="mso-spt202" draw:enhanced-path="M 0 0 L 21600 0 21600 21600 0 21600 0 0 Z N"/>
        </draw:custom-shape>
        <draw:custom-shape draw:style-name="gr2" draw:text-style-name="P2" draw:id="id756" draw:layer="layout" svg:width="0.847cm" svg:height="0.937cm" svg:x="21.378cm" svg:y="15.363cm">
          <text:list text:style-name="L2">
            <text:list-header>
              <text:p text:style-name="P4"><text:span text:style-name="T2">t</text:span></text:p>
            </text:list-header>
          </text:list>
          <draw:enhanced-geometry svg:viewBox="0 0 21600 21600" draw:type="mso-spt202" draw:enhanced-path="M 0 0 L 21600 0 21600 21600 0 21600 0 0 Z N"/>
        </draw:custom-shape>
        <draw:custom-shape draw:style-name="gr2" draw:text-style-name="P2" draw:id="id757" draw:layer="layout" svg:width="1.481cm" svg:height="1.03cm" svg:x="13.547cm" svg:y="14.605cm">
          <text:list text:style-name="L2">
            <text:list-header>
              <text:p text:style-name="P4"><text:span text:style-name="T2">v</text:span><text:span text:style-name="T3">4</text:span></text:p>
            </text:list-header>
          </text:list>
          <draw:enhanced-geometry svg:viewBox="0 0 21600 21600" draw:type="mso-spt202" draw:enhanced-path="M 0 0 L 21600 0 21600 21600 0 21600 0 0 Z N"/>
        </draw:custom-shape>
        <draw:custom-shape draw:style-name="gr2" draw:text-style-name="P2" draw:id="id758" draw:layer="layout" svg:width="1.482cm" svg:height="1.03cm" svg:x="11.218cm" svg:y="14.605cm">
          <text:list text:style-name="L2">
            <text:list-header>
              <text:p text:style-name="P4"><text:span text:style-name="T2">v</text:span><text:span text:style-name="T3">5</text:span></text:p>
            </text:list-header>
          </text:list>
          <draw:enhanced-geometry svg:viewBox="0 0 21600 21600" draw:type="mso-spt202" draw:enhanced-path="M 0 0 L 21600 0 21600 21600 0 21600 0 0 Z N"/>
        </draw:custom-shape>
        <draw:custom-shape draw:style-name="gr2" draw:text-style-name="P2" draw:id="id759" draw:layer="layout" svg:width="1.481cm" svg:height="1.03cm" svg:x="18.627cm" svg:y="14.728cm">
          <text:list text:style-name="L2">
            <text:list-header>
              <text:p text:style-name="P4"><text:span text:style-name="T2">v</text:span><text:span text:style-name="T3">7</text:span></text:p>
            </text:list-header>
          </text:list>
          <draw:enhanced-geometry svg:viewBox="0 0 21600 21600" draw:type="mso-spt202" draw:enhanced-path="M 0 0 L 21600 0 21600 21600 0 21600 0 0 Z N"/>
        </draw:custom-shape>
        <draw:custom-shape draw:style-name="gr2" draw:text-style-name="P2" draw:id="id760" draw:layer="layout" svg:width="1.905cm" svg:height="0.853cm" svg:x="6.562cm" svg:y="14.393cm">
          <text:list text:style-name="L2">
            <text:list-header>
              <text:p text:style-name="P6"><text:span text:style-name="T5">4</text:span></text:p>
            </text:list-header>
          </text:list>
          <draw:enhanced-geometry svg:viewBox="0 0 21600 21600" draw:type="mso-spt202" draw:enhanced-path="M 0 0 L 21600 0 21600 21600 0 21600 0 0 Z N"/>
        </draw:custom-shape>
        <draw:custom-shape draw:style-name="gr2" draw:text-style-name="P2" draw:id="id761" draw:layer="layout" svg:width="1.481cm" svg:height="0.853cm" svg:x="9.737cm" svg:y="13.123cm">
          <text:list text:style-name="L2">
            <text:list-header>
              <text:p text:style-name="P6"><text:span text:style-name="T5">3</text:span></text:p>
            </text:list-header>
          </text:list>
          <draw:enhanced-geometry svg:viewBox="0 0 21600 21600" draw:type="mso-spt202" draw:enhanced-path="M 0 0 L 21600 0 21600 21600 0 21600 0 0 Z N"/>
        </draw:custom-shape>
        <draw:custom-shape draw:style-name="gr2" draw:text-style-name="P2" draw:id="id762" draw:layer="layout" svg:width="1.481cm" svg:height="0.853cm" svg:x="9.102cm" svg:y="14.182cm">
          <text:list text:style-name="L2">
            <text:list-header>
              <text:p text:style-name="P6"><text:span text:style-name="T5">6</text:span></text:p>
            </text:list-header>
          </text:list>
          <draw:enhanced-geometry svg:viewBox="0 0 21600 21600" draw:type="mso-spt202" draw:enhanced-path="M 0 0 L 21600 0 21600 21600 0 21600 0 0 Z N"/>
        </draw:custom-shape>
        <draw:custom-shape draw:style-name="gr2" draw:text-style-name="P2" draw:id="id763" draw:layer="layout" svg:width="1.482cm" svg:height="0.853cm" svg:x="19.685cm" svg:y="15.24cm">
          <text:list text:style-name="L2">
            <text:list-header>
              <text:p text:style-name="P6"><text:span text:style-name="T5">2</text:span></text:p>
            </text:list-header>
          </text:list>
          <draw:enhanced-geometry svg:viewBox="0 0 21600 21600" draw:type="mso-spt202" draw:enhanced-path="M 0 0 L 21600 0 21600 21600 0 21600 0 0 Z N"/>
        </draw:custom-shape>
        <draw:custom-shape draw:style-name="gr2" draw:text-style-name="P2" draw:id="id313" draw:layer="layout" svg:width="1.481cm" svg:height="0.853cm" svg:x="12.277cm" svg:y="15.24cm">
          <text:list text:style-name="L2">
            <text:list-header>
              <text:p text:style-name="P6"><text:span text:style-name="T5">5</text:span></text:p>
            </text:list-header>
          </text:list>
          <draw:enhanced-geometry svg:viewBox="0 0 21600 21600" draw:type="mso-spt202" draw:enhanced-path="M 0 0 L 21600 0 21600 21600 0 21600 0 0 Z N"/>
        </draw:custom-shape>
        <draw:custom-shape draw:style-name="gr2" draw:text-style-name="P2" draw:id="id764" draw:layer="layout" svg:width="1.482cm" svg:height="0.853cm" svg:x="14.605cm" svg:y="15.24cm">
          <text:list text:style-name="L2">
            <text:list-header>
              <text:p text:style-name="P6"><text:span text:style-name="T5">9</text:span></text:p>
            </text:list-header>
          </text:list>
          <draw:enhanced-geometry svg:viewBox="0 0 21600 21600" draw:type="mso-spt202" draw:enhanced-path="M 0 0 L 21600 0 21600 21600 0 21600 0 0 Z N"/>
        </draw:custom-shape>
        <draw:custom-shape draw:style-name="gr2" draw:text-style-name="P2" draw:id="id765" draw:layer="layout" svg:width="1.481cm" svg:height="1.03cm" svg:x="8.467cm" svg:y="12.612cm">
          <text:list text:style-name="L2">
            <text:list-header>
              <text:p text:style-name="P4"><text:span text:style-name="T2">v</text:span><text:span text:style-name="T3">1</text:span></text:p>
            </text:list-header>
          </text:list>
          <draw:enhanced-geometry svg:viewBox="0 0 21600 21600" draw:type="mso-spt202" draw:enhanced-path="M 0 0 L 21600 0 21600 21600 0 21600 0 0 Z N"/>
        </draw:custom-shape>
        <draw:custom-shape draw:style-name="gr2" draw:text-style-name="P2" draw:id="id766" draw:layer="layout" svg:width="1.482cm" svg:height="1.03cm" svg:x="11.218cm" svg:y="12.612cm">
          <text:list text:style-name="L2">
            <text:list-header>
              <text:p text:style-name="P4"><text:span text:style-name="T2">v</text:span><text:span text:style-name="T3">2</text:span></text:p>
            </text:list-header>
          </text:list>
          <draw:enhanced-geometry svg:viewBox="0 0 21600 21600" draw:type="mso-spt202" draw:enhanced-path="M 0 0 L 21600 0 21600 21600 0 21600 0 0 Z N"/>
        </draw:custom-shape>
        <draw:custom-shape draw:style-name="gr2" draw:text-style-name="P2" draw:id="id767" draw:layer="layout" svg:width="1.481cm" svg:height="1.03cm" svg:x="13.547cm" svg:y="12.7cm">
          <text:list text:style-name="L2">
            <text:list-header>
              <text:p text:style-name="P4"><text:span text:style-name="T2">v</text:span><text:span text:style-name="T3">3</text:span></text:p>
            </text:list-header>
          </text:list>
          <draw:enhanced-geometry svg:viewBox="0 0 21600 21600" draw:type="mso-spt202" draw:enhanced-path="M 0 0 L 21600 0 21600 21600 0 21600 0 0 Z N"/>
        </draw:custom-shape>
        <draw:custom-shape draw:style-name="gr2" draw:text-style-name="P2" draw:id="id768" draw:layer="layout" svg:width="1.481cm" svg:height="0.853cm" svg:x="12.277cm" svg:y="13.123cm">
          <text:list text:style-name="L2">
            <text:list-header>
              <text:p text:style-name="P6"><text:span text:style-name="T5">6</text:span></text:p>
            </text:list-header>
          </text:list>
          <draw:enhanced-geometry svg:viewBox="0 0 21600 21600" draw:type="mso-spt202" draw:enhanced-path="M 0 0 L 21600 0 21600 21600 0 21600 0 0 Z N"/>
        </draw:custom-shape>
        <draw:custom-shape draw:style-name="gr3" draw:text-style-name="P2" draw:id="id309" draw:layer="layout" svg:width="0.424cm" svg:height="0.384cm" svg:x="18.838cm" svg:y="15.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5" draw:id="id769" draw:layer="layout" draw:type="line" svg:x1="16.722cm" svg:y1="15.895cm" svg:x2="18.838cm" svg:y2="15.895cm" draw:start-shape="id312" draw:start-glue-point="10" draw:end-shape="id309" draw:end-glue-point="6" svg:d="m16722 15895h2116">
          <text:p/>
        </draw:connector>
        <draw:custom-shape draw:style-name="gr2" draw:text-style-name="P2" draw:id="id770" draw:layer="layout" svg:width="1.481cm" svg:height="0.853cm" svg:x="12.277cm" svg:y="13.97cm">
          <text:list text:style-name="L2">
            <text:list-header>
              <text:p text:style-name="P6"><text:span text:style-name="T5">1</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2.752cm" svg:y="5.08cm">
          <text:list text:style-name="L2">
            <text:list-header>
              <text:p text:style-name="P4"><text:span text:style-name="T2">v</text:span><text:span text:style-name="T3">1</text:span></text:p>
            </text:list-header>
          </text:list>
          <draw:enhanced-geometry svg:viewBox="0 0 21600 21600" draw:type="mso-spt202" draw:enhanced-path="M 0 0 L 21600 0 21600 21600 0 21600 0 0 Z N"/>
        </draw:custom-shape>
        <draw:custom-shape draw:style-name="gr3" draw:text-style-name="P2" draw:id="id314" draw:layer="layout" svg:width="0.423cm" svg:height="0.384cm" svg:x="1.905cm" svg:y="7.4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15" draw:layer="layout" svg:width="0.424cm" svg:height="0.383cm" svg:x="3.598cm" svg:y="5.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16" draw:layer="layout" svg:width="0.423cm" svg:height="0.383cm" svg:x="5.927cm" svg:y="5.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17" draw:layer="layout" svg:width="0.423cm" svg:height="0.383cm" svg:x="8.255cm" svg:y="5.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19" draw:layer="layout" svg:width="0.424cm" svg:height="0.384cm" svg:x="3.598cm" svg:y="9.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20" draw:layer="layout" svg:width="0.424cm" svg:height="0.384cm" svg:x="6.773cm" svg:y="9.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18" draw:layer="layout" svg:width="0.424cm" svg:height="0.384cm" svg:x="9.948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21" draw:layer="layout" svg:width="0.423cm" svg:height="0.384cm" svg:x="5.927cm" svg:y="1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22" draw:layer="layout" svg:width="0.423cm" svg:height="0.384cm" svg:x="8.255cm" svg:y="1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5" draw:layer="layout" draw:type="line" svg:x1="2.266cm" svg:y1="7.504cm" svg:x2="3.66cm" svg:y2="6.254cm" draw:start-shape="id314" draw:start-glue-point="11" draw:end-shape="id315" draw:end-glue-point="7" svg:d="m2266 7504 1394-1250">
          <text:p/>
        </draw:connector>
        <draw:connector draw:style-name="gr4" draw:text-style-name="P5" draw:layer="layout" draw:type="line" svg:x1="4.022cm" svg:y1="6.118cm" svg:x2="5.927cm" svg:y2="6.118cm" draw:start-shape="id315" draw:start-glue-point="10" draw:end-shape="id316" draw:end-glue-point="6" svg:d="m4022 6118h1905">
          <text:p/>
        </draw:connector>
        <draw:connector draw:style-name="gr4" draw:text-style-name="P5" draw:layer="layout" draw:type="line" svg:x1="6.35cm" svg:y1="6.118cm" svg:x2="8.255cm" svg:y2="6.118cm" draw:start-shape="id316" draw:start-glue-point="10" draw:end-shape="id317" draw:end-glue-point="6" svg:d="m6350 6118h1905">
          <text:p/>
        </draw:connector>
        <draw:connector draw:style-name="gr4" draw:text-style-name="P5" draw:layer="layout" draw:type="line" svg:x1="8.616cm" svg:y1="6.254cm" svg:x2="10.01cm" svg:y2="7.676cm" draw:start-shape="id317" draw:start-glue-point="9" draw:end-shape="id318" draw:end-glue-point="5" svg:d="m8616 6254 1394 1422">
          <text:p/>
        </draw:connector>
        <draw:connector draw:style-name="gr4" draw:text-style-name="P5" draw:layer="layout" draw:type="line" svg:x1="2.266cm" svg:y1="7.776cm" svg:x2="3.66cm" svg:y2="9.197cm" draw:start-shape="id314" draw:start-glue-point="9" draw:end-shape="id319" draw:end-glue-point="5" svg:d="m2266 7776 1394 1421">
          <text:p/>
        </draw:connector>
        <draw:connector draw:style-name="gr4" draw:text-style-name="P5" draw:layer="layout" draw:type="line" svg:x1="1.967cm" svg:y1="7.504cm" svg:x2="6.835cm" svg:y2="9.197cm" draw:start-shape="id314" draw:start-glue-point="5" draw:end-shape="id320" draw:end-glue-point="5" svg:d="m1967 7504 4868 1693">
          <text:p/>
        </draw:connector>
        <draw:connector draw:style-name="gr4" draw:text-style-name="P5" draw:layer="layout" draw:type="line" svg:x1="3.598cm" svg:y1="9.333cm" svg:x2="6.773cm" svg:y2="9.333cm" draw:start-shape="id319" draw:start-glue-point="6" draw:end-shape="id320" draw:end-glue-point="6" svg:d="m3598 9333h3175">
          <text:p/>
        </draw:connector>
        <draw:connector draw:style-name="gr4" draw:text-style-name="P5" draw:layer="layout" draw:type="line" svg:x1="3.81cm" svg:y1="6.31cm" svg:x2="6.835cm" svg:y2="9.197cm" draw:start-shape="id315" draw:start-glue-point="8" draw:end-shape="id320" draw:end-glue-point="5" svg:d="m3810 6310 3025 2887">
          <text:p/>
        </draw:connector>
        <draw:connector draw:style-name="gr4" draw:text-style-name="P5" draw:layer="layout" draw:type="line" svg:x1="3.96cm" svg:y1="9.469cm" svg:x2="5.989cm" svg:y2="11.102cm" draw:start-shape="id319" draw:start-glue-point="9" draw:end-shape="id321" draw:end-glue-point="5" svg:d="m3960 9469 2029 1633">
          <text:p/>
        </draw:connector>
        <draw:connector draw:style-name="gr4" draw:text-style-name="P5" draw:layer="layout" draw:type="line" svg:x1="6.35cm" svg:y1="11.238cm" svg:x2="8.255cm" svg:y2="11.238cm" draw:start-shape="id321" draw:start-glue-point="10" draw:end-shape="id322" draw:end-glue-point="6" svg:d="m6350 11238h1905">
          <text:p/>
        </draw:connector>
        <draw:connector draw:style-name="gr4" draw:text-style-name="P5" draw:layer="layout" draw:type="line" svg:x1="6.835cm" svg:y1="9.197cm" svg:x2="8.317cm" svg:y2="11.102cm" draw:start-shape="id320" draw:start-glue-point="5" draw:end-shape="id322" draw:end-glue-point="5" svg:d="m6835 9197 1482 1905">
          <text:p/>
        </draw:connector>
        <draw:connector draw:style-name="gr4" draw:text-style-name="P5" draw:layer="layout" draw:type="line" svg:x1="8.466cm" svg:y1="11.43cm" svg:x2="10.01cm" svg:y2="7.948cm" draw:start-shape="id322" draw:start-glue-point="8" draw:end-shape="id318" draw:end-glue-point="7" svg:d="m8466 11430 1544-3482">
          <text:p/>
        </draw:connector>
        <draw:connector draw:style-name="gr4" draw:text-style-name="P5" draw:layer="layout" draw:type="line" svg:x1="6.835cm" svg:y1="9.469cm" svg:x2="9.948cm" svg:y2="7.812cm" draw:start-shape="id320" draw:start-glue-point="7" draw:end-shape="id318" draw:end-glue-point="6" svg:d="m6835 9469 3113-1657">
          <text:p/>
        </draw:connector>
        <draw:connector draw:style-name="gr4" draw:text-style-name="P5" draw:layer="layout" draw:type="line" svg:x1="5.989cm" svg:y1="6.254cm" svg:x2="3.96cm" svg:y2="9.197cm" draw:start-shape="id316" draw:start-glue-point="7" draw:end-shape="id319" draw:end-glue-point="11" svg:d="m5989 6254-2029 2943">
          <text:p/>
        </draw:connector>
        <draw:connector draw:style-name="gr4" draw:text-style-name="P5" draw:layer="layout" draw:type="curve" svg:x1="3.81cm" svg:y1="5.927cm" svg:x2="10.16cm" svg:y2="7.62cm" draw:start-shape="id315" draw:start-glue-point="4" draw:end-shape="id318" draw:end-glue-point="4" svg:d="m3810 5927c0-21 6350-867 6350 1693">
          <text:p/>
        </draw:connector>
        <draw:custom-shape draw:style-name="gr2" draw:text-style-name="P2" draw:layer="layout" svg:width="0.847cm" svg:height="0.937cm" svg:x="1.27cm" svg:y="7.108cm">
          <text:list text:style-name="L2">
            <text:list-header>
              <text:p text:style-name="P4"><text:span text:style-name="T2">s</text:span></text:p>
            </text:list-header>
          </text:list>
          <draw:enhanced-geometry svg:viewBox="0 0 21600 21600" draw:type="mso-spt202" draw:enhanced-path="M 0 0 L 21600 0 21600 21600 0 21600 0 0 Z N"/>
        </draw:custom-shape>
        <draw:custom-shape draw:style-name="gr2" draw:text-style-name="P2" draw:layer="layout" svg:width="0.846cm" svg:height="0.937cm" svg:x="10.372cm" svg:y="7.32cm">
          <text:list text:style-name="L2">
            <text:list-header>
              <text:p text:style-name="P4"><text:span text:style-name="T2">t</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5.715cm" svg:y="5.08cm">
          <text:list text:style-name="L2">
            <text:list-header>
              <text:p text:style-name="P4"><text:span text:style-name="T2">v</text:span><text:span text:style-name="T3">2</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8.043cm" svg:y="5.08cm">
          <text:list text:style-name="L2">
            <text:list-header>
              <text:p text:style-name="P4"><text:span text:style-name="T2">v</text:span><text:span text:style-name="T3">3</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2.963cm" svg:y="9.225cm">
          <text:list text:style-name="L2">
            <text:list-header>
              <text:p text:style-name="P4"><text:span text:style-name="T2">v</text:span><text:span text:style-name="T3">4</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6.562cm" svg:y="8.167cm">
          <text:list text:style-name="L2">
            <text:list-header>
              <text:p text:style-name="P4"><text:span text:style-name="T2">v</text:span><text:span text:style-name="T3">5</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5.503cm" svg:y="11.13cm">
          <text:list text:style-name="L2">
            <text:list-header>
              <text:p text:style-name="P4"><text:span text:style-name="T2">v</text:span><text:span text:style-name="T3">6</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7.832cm" svg:y="11.13cm">
          <text:list text:style-name="L2">
            <text:list-header>
              <text:p text:style-name="P4"><text:span text:style-name="T2">v</text:span><text:span text:style-name="T3">7</text:span></text:p>
            </text:list-header>
          </text:list>
          <draw:enhanced-geometry svg:viewBox="0 0 21600 21600" draw:type="mso-spt202" draw:enhanced-path="M 0 0 L 21600 0 21600 21600 0 21600 0 0 Z N"/>
        </draw:custom-shape>
        <draw:custom-shape draw:style-name="gr24" draw:text-style-name="P2" draw:layer="layout" svg:width="1.481cm" svg:height="0.593cm" svg:x="1.482cm" svg:y="6.138cm">
          <text:list text:style-name="L2">
            <text:list-header>
              <text:p text:style-name="P9"><text:span text:style-name="T5">21/25</text:span></text:p>
            </text:list-header>
          </text:list>
          <draw:enhanced-geometry svg:viewBox="0 0 21600 21600" draw:type="mso-spt202" draw:enhanced-path="M 0 0 L 21600 0 21600 21600 0 21600 0 0 Z N"/>
        </draw:custom-shape>
        <draw:custom-shape draw:style-name="gr28" draw:text-style-name="P2" draw:layer="layout" svg:width="1.482cm" svg:height="0.853cm" svg:x="4.445cm" svg:y="5.292cm">
          <text:list text:style-name="L2">
            <text:list-header>
              <text:p text:style-name="P6"><text:span text:style-name="T5">8/11</text:span></text:p>
            </text:list-header>
          </text:list>
          <draw:enhanced-geometry svg:viewBox="0 0 21600 21600" draw:type="mso-spt202" draw:enhanced-path="M 0 0 L 21600 0 21600 21600 0 21600 0 0 Z N"/>
        </draw:custom-shape>
        <draw:custom-shape draw:style-name="gr28" draw:text-style-name="P2" draw:layer="layout" svg:width="1.482cm" svg:height="0.853cm" svg:x="6.773cm" svg:y="5.292cm">
          <text:list text:style-name="L2">
            <text:list-header>
              <text:p text:style-name="P6"><text:span text:style-name="T5">8/14</text:span></text:p>
            </text:list-header>
          </text:list>
          <draw:enhanced-geometry svg:viewBox="0 0 21600 21600" draw:type="mso-spt202" draw:enhanced-path="M 0 0 L 21600 0 21600 21600 0 21600 0 0 Z N"/>
        </draw:custom-shape>
        <draw:custom-shape draw:style-name="gr24" draw:text-style-name="P2" draw:layer="layout" svg:width="1.059cm" svg:height="0.593cm" svg:x="9.313cm" svg:y="4.868cm">
          <text:list text:style-name="L2">
            <text:list-header>
              <text:p text:style-name="P9"><text:span text:style-name="T5">9/9</text:span></text:p>
            </text:list-header>
          </text:list>
          <draw:enhanced-geometry svg:viewBox="0 0 21600 21600" draw:type="mso-spt202" draw:enhanced-path="M 0 0 L 21600 0 21600 21600 0 21600 0 0 Z N"/>
        </draw:custom-shape>
        <draw:custom-shape draw:style-name="gr24" draw:text-style-name="P2" draw:layer="layout" svg:width="1.058cm" svg:height="0.593cm" svg:x="3.175cm" svg:y="7.197cm">
          <text:list text:style-name="L2">
            <text:list-header>
              <text:p text:style-name="P9"><text:span text:style-name="T5">5/5</text:span></text:p>
            </text:list-header>
          </text:list>
          <draw:enhanced-geometry svg:viewBox="0 0 21600 21600" draw:type="mso-spt202" draw:enhanced-path="M 0 0 L 21600 0 21600 21600 0 21600 0 0 Z N"/>
        </draw:custom-shape>
        <draw:custom-shape draw:style-name="gr28" draw:text-style-name="P2" draw:layer="layout" svg:width="1.482cm" svg:height="0.853cm" svg:x="5.715cm" svg:y="7.832cm">
          <text:list text:style-name="L2">
            <text:list-header>
              <text:p text:style-name="P6"><text:span text:style-name="T5">4/10</text:span></text:p>
            </text:list-header>
          </text:list>
          <draw:enhanced-geometry svg:viewBox="0 0 21600 21600" draw:type="mso-spt202" draw:enhanced-path="M 0 0 L 21600 0 21600 21600 0 21600 0 0 Z N"/>
        </draw:custom-shape>
        <draw:custom-shape draw:style-name="gr28" draw:text-style-name="P2" draw:layer="layout" svg:width="1.482cm" svg:height="0.853cm" svg:x="8.255cm" svg:y="6.562cm">
          <text:list text:style-name="L2">
            <text:list-header>
              <text:p text:style-name="P6"><text:span text:style-name="T5">8/8</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5.292cm" svg:y="6.562cm">
          <text:list text:style-name="L2">
            <text:list-header>
              <text:p text:style-name="P6"><text:span text:style-name="T5">0/1</text:span></text:p>
            </text:list-header>
          </text:list>
          <draw:enhanced-geometry svg:viewBox="0 0 21600 21600" draw:type="mso-spt202" draw:enhanced-path="M 0 0 L 21600 0 21600 21600 0 21600 0 0 Z N"/>
        </draw:custom-shape>
        <draw:custom-shape draw:style-name="gr28" draw:text-style-name="P2" draw:layer="layout" svg:width="1.482cm" svg:height="0.853cm" svg:x="1.905cm" svg:y="8.255cm">
          <text:list text:style-name="L2">
            <text:list-header>
              <text:p text:style-name="P6"><text:span text:style-name="T5">5/5</text:span></text:p>
            </text:list-header>
          </text:list>
          <draw:enhanced-geometry svg:viewBox="0 0 21600 21600" draw:type="mso-spt202" draw:enhanced-path="M 0 0 L 21600 0 21600 21600 0 21600 0 0 Z N"/>
        </draw:custom-shape>
        <draw:custom-shape draw:style-name="gr28" draw:text-style-name="P2" draw:layer="layout" svg:width="1.482cm" svg:height="0.853cm" svg:x="5.08cm" svg:y="9.313cm">
          <text:list text:style-name="L2">
            <text:list-header>
              <text:p text:style-name="P6"><text:span text:style-name="T5">5/8</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4.445cm" svg:y="10.372cm">
          <text:list text:style-name="L2">
            <text:list-header>
              <text:p text:style-name="P6"><text:span text:style-name="T5">0/9</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6.985cm" svg:y="11.218cm">
          <text:list text:style-name="L2">
            <text:list-header>
              <text:p text:style-name="P6"><text:span text:style-name="T5">0/7</text:span></text:p>
            </text:list-header>
          </text:list>
          <draw:enhanced-geometry svg:viewBox="0 0 21600 21600" draw:type="mso-spt202" draw:enhanced-path="M 0 0 L 21600 0 21600 21600 0 21600 0 0 Z N"/>
        </draw:custom-shape>
        <draw:custom-shape draw:style-name="gr28" draw:text-style-name="P2" draw:layer="layout" svg:width="1.482cm" svg:height="0.853cm" svg:x="9.525cm" svg:y="9.102cm">
          <text:list text:style-name="L2">
            <text:list-header>
              <text:p text:style-name="P6"><text:span text:style-name="T5">4/6</text:span></text:p>
            </text:list-header>
          </text:list>
          <draw:enhanced-geometry svg:viewBox="0 0 21600 21600" draw:type="mso-spt202" draw:enhanced-path="M 0 0 L 21600 0 21600 21600 0 21600 0 0 Z N"/>
        </draw:custom-shape>
        <draw:custom-shape draw:style-name="gr24" draw:text-style-name="P2" draw:layer="layout" svg:width="1.27cm" svg:height="0.593cm" svg:x="7.832cm" svg:y="7.832cm">
          <text:list text:style-name="L2">
            <text:list-header>
              <text:p text:style-name="P9"><text:span text:style-name="T5">10/10</text:span></text:p>
            </text:list-header>
          </text:list>
          <draw:enhanced-geometry svg:viewBox="0 0 21600 21600" draw:type="mso-spt202" draw:enhanced-path="M 0 0 L 21600 0 21600 21600 0 21600 0 0 Z N"/>
        </draw:custom-shape>
        <draw:custom-shape draw:style-name="gr28" draw:text-style-name="P2" draw:layer="layout" svg:width="1.482cm" svg:height="0.853cm" svg:x="7.408cm" svg:y="9.525cm">
          <text:list text:style-name="L2">
            <text:list-header>
              <text:p text:style-name="P6"><text:span text:style-name="T5">4/4</text:span></text:p>
            </text:list-header>
          </text:list>
          <draw:enhanced-geometry svg:viewBox="0 0 21600 21600" draw:type="mso-spt202" draw:enhanced-path="M 0 0 L 21600 0 21600 21600 0 21600 0 0 Z N"/>
        </draw:custom-shape>
        <draw:custom-shape draw:style-name="gr2" draw:text-style-name="P2" draw:id="id694" draw:layer="layout" svg:width="1.482cm" svg:height="1.03cm" svg:x="15.663cm" svg:y="9.437cm">
          <text:list text:style-name="L2">
            <text:list-header>
              <text:p text:style-name="P4"><text:span text:style-name="T2">v</text:span><text:span text:style-name="T3">4</text:span></text:p>
            </text:list-header>
          </text:list>
          <draw:enhanced-geometry svg:viewBox="0 0 21600 21600" draw:type="mso-spt202" draw:enhanced-path="M 0 0 L 21600 0 21600 21600 0 21600 0 0 Z N"/>
        </draw:custom-shape>
        <draw:custom-shape draw:style-name="gr2" draw:text-style-name="P2" draw:id="id695" draw:layer="layout" svg:width="0.846cm" svg:height="0.937cm" svg:x="23.072cm" svg:y="7.532cm">
          <text:list text:style-name="L2">
            <text:list-header>
              <text:p text:style-name="P4"><text:span text:style-name="T2">t</text:span></text:p>
            </text:list-header>
          </text:list>
          <draw:enhanced-geometry svg:viewBox="0 0 21600 21600" draw:type="mso-spt202" draw:enhanced-path="M 0 0 L 21600 0 21600 21600 0 21600 0 0 Z N"/>
        </draw:custom-shape>
        <draw:custom-shape draw:style-name="gr2" draw:text-style-name="P2" draw:id="id696" draw:layer="layout" svg:width="1.481cm" svg:height="1.03cm" svg:x="19.262cm" svg:y="8.378cm">
          <text:list text:style-name="L2">
            <text:list-header>
              <text:p text:style-name="P4"><text:span text:style-name="T2">v</text:span><text:span text:style-name="T3">5</text:span></text:p>
            </text:list-header>
          </text:list>
          <draw:enhanced-geometry svg:viewBox="0 0 21600 21600" draw:type="mso-spt202" draw:enhanced-path="M 0 0 L 21600 0 21600 21600 0 21600 0 0 Z N"/>
        </draw:custom-shape>
        <draw:custom-shape draw:style-name="gr2" draw:text-style-name="P2" draw:id="id697" draw:layer="layout" svg:width="0.847cm" svg:height="0.937cm" svg:x="13.97cm" svg:y="7.32cm">
          <text:list text:style-name="L2">
            <text:list-header>
              <text:p text:style-name="P4"><text:span text:style-name="T2">s</text:span></text:p>
            </text:list-header>
          </text:list>
          <draw:enhanced-geometry svg:viewBox="0 0 21600 21600" draw:type="mso-spt202" draw:enhanced-path="M 0 0 L 21600 0 21600 21600 0 21600 0 0 Z N"/>
        </draw:custom-shape>
        <draw:custom-shape draw:style-name="gr2" draw:text-style-name="P2" draw:id="id698" draw:layer="layout" svg:width="1.482cm" svg:height="0.853cm" svg:x="14.605cm" svg:y="6.35cm">
          <text:list text:style-name="L2">
            <text:list-header>
              <text:p text:style-name="P6"><text:span text:style-name="T5">4</text:span></text:p>
            </text:list-header>
          </text:list>
          <draw:enhanced-geometry svg:viewBox="0 0 21600 21600" draw:type="mso-spt202" draw:enhanced-path="M 0 0 L 21600 0 21600 21600 0 21600 0 0 Z N"/>
        </draw:custom-shape>
        <draw:custom-shape draw:style-name="gr2" draw:text-style-name="P2" draw:id="id699" draw:layer="layout" svg:width="1.481cm" svg:height="1.03cm" svg:x="15.452cm" svg:y="5.292cm">
          <text:list text:style-name="L2">
            <text:list-header>
              <text:p text:style-name="P4"><text:span text:style-name="T2">v</text:span><text:span text:style-name="T3">1</text:span></text:p>
            </text:list-header>
          </text:list>
          <draw:enhanced-geometry svg:viewBox="0 0 21600 21600" draw:type="mso-spt202" draw:enhanced-path="M 0 0 L 21600 0 21600 21600 0 21600 0 0 Z N"/>
        </draw:custom-shape>
        <draw:custom-shape draw:style-name="gr3" draw:text-style-name="P2" draw:id="id323" draw:layer="layout" svg:width="0.423cm" svg:height="0.383cm" svg:x="14.605cm" svg:y="7.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24" draw:layer="layout" svg:width="0.424cm" svg:height="0.384cm" svg:x="16.298cm" svg:y="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28" draw:layer="layout" svg:width="0.424cm" svg:height="0.384cm" svg:x="16.298cm" svg:y="9.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29" draw:layer="layout" svg:width="0.424cm" svg:height="0.384cm" svg:x="19.473cm" svg:y="9.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27" draw:layer="layout" svg:width="0.424cm" svg:height="0.383cm" svg:x="22.648cm" svg:y="7.8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30" draw:layer="layout" svg:width="0.423cm" svg:height="0.384cm" svg:x="18.627cm" svg:y="11.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31" draw:layer="layout" svg:width="0.423cm" svg:height="0.384cm" svg:x="20.955cm" svg:y="11.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5" draw:id="id700" draw:layer="layout" draw:type="line" svg:x1="14.816cm" svg:y1="7.66cm" svg:x2="16.298cm" svg:y2="6.33cm" draw:start-shape="id323" draw:start-glue-point="4" draw:end-shape="id324" draw:end-glue-point="6" svg:d="m14816 7660 1482-1330">
          <text:p/>
        </draw:connector>
        <draw:connector draw:style-name="gr4" draw:text-style-name="P5" draw:id="id701" draw:layer="layout" draw:type="line" svg:x1="16.66cm" svg:y1="6.194cm" svg:x2="18.689cm" svg:y2="6.194cm" draw:start-shape="id324" draw:start-glue-point="11" draw:end-shape="id325" draw:end-glue-point="5" svg:d="m16660 6194h2029">
          <text:p/>
        </draw:connector>
        <draw:connector draw:style-name="gr4" draw:text-style-name="P5" draw:id="id702" draw:layer="layout" draw:type="line" svg:x1="18.988cm" svg:y1="6.194cm" svg:x2="21.017cm" svg:y2="6.194cm" draw:start-shape="id325" draw:start-glue-point="11" draw:end-shape="id326" draw:end-glue-point="5" svg:d="m18988 6194h2029">
          <text:p/>
        </draw:connector>
        <draw:connector draw:style-name="gr25" draw:text-style-name="P5" draw:id="id703" draw:layer="layout" draw:type="line" svg:x1="21.316cm" svg:y1="6.466cm" svg:x2="22.71cm" svg:y2="7.888cm" draw:start-shape="id326" draw:start-glue-point="9" draw:end-shape="id327" draw:end-glue-point="5" svg:d="m21316 6466 1394 1422">
          <text:p/>
        </draw:connector>
        <draw:connector draw:style-name="gr25" draw:text-style-name="P5" draw:id="id704" draw:layer="layout" draw:type="line" svg:x1="14.966cm" svg:y1="7.987cm" svg:x2="16.36cm" svg:y2="9.409cm" draw:start-shape="id323" draw:start-glue-point="9" draw:end-shape="id328" draw:end-glue-point="5" svg:d="m14966 7987 1394 1422">
          <text:p/>
        </draw:connector>
        <draw:connector draw:style-name="gr25" draw:text-style-name="P5" draw:id="id705" draw:layer="layout" draw:type="line" svg:x1="15.028cm" svg:y1="7.851cm" svg:x2="19.535cm" svg:y2="9.409cm" draw:start-shape="id323" draw:start-glue-point="10" draw:end-shape="id329" draw:end-glue-point="5" svg:d="m15028 7851 4507 1558">
          <text:p/>
        </draw:connector>
        <draw:connector draw:style-name="gr4" draw:text-style-name="P5" draw:id="id706" draw:layer="layout" draw:type="line" svg:x1="16.66cm" svg:y1="9.409cm" svg:x2="19.535cm" svg:y2="9.409cm" draw:start-shape="id328" draw:start-glue-point="11" draw:end-shape="id329" draw:end-glue-point="5" svg:d="m16660 9409h2875">
          <text:p/>
        </draw:connector>
        <draw:connector draw:style-name="gr4" draw:text-style-name="P5" draw:id="id707" draw:layer="layout" draw:type="line" svg:x1="16.66cm" svg:y1="6.466cm" svg:x2="19.685cm" svg:y2="9.353cm" draw:start-shape="id324" draw:start-glue-point="9" draw:end-shape="id329" draw:end-glue-point="4" svg:d="m16660 6466 3025 2887">
          <text:p/>
        </draw:connector>
        <draw:connector draw:style-name="gr4" draw:text-style-name="P5" draw:id="id708" draw:layer="layout" draw:type="line" svg:x1="16.66cm" svg:y1="9.681cm" svg:x2="18.689cm" svg:y2="11.314cm" draw:start-shape="id328" draw:start-glue-point="9" draw:end-shape="id330" draw:end-glue-point="5" svg:d="m16660 9681 2029 1633">
          <text:p/>
        </draw:connector>
        <draw:connector draw:style-name="gr4" draw:text-style-name="P5" draw:id="id709" draw:layer="layout" draw:type="line" svg:x1="19.05cm" svg:y1="11.45cm" svg:x2="20.955cm" svg:y2="11.45cm" draw:start-shape="id330" draw:start-glue-point="10" draw:end-shape="id331" draw:end-glue-point="6" svg:d="m19050 11450h1905">
          <text:p/>
        </draw:connector>
        <draw:connector draw:style-name="gr25" draw:text-style-name="P5" draw:id="id710" draw:layer="layout" draw:type="line" svg:x1="19.685cm" svg:y1="9.737cm" svg:x2="21.017cm" svg:y2="11.314cm" draw:start-shape="id329" draw:start-glue-point="8" draw:end-shape="id331" draw:end-glue-point="5" svg:d="m19685 9737 1332 1577">
          <text:p/>
        </draw:connector>
        <draw:connector draw:style-name="gr4" draw:text-style-name="P5" draw:id="id711" draw:layer="layout" draw:type="line" svg:x1="21.166cm" svg:y1="11.258cm" svg:x2="22.71cm" svg:y2="8.159cm" draw:start-shape="id331" draw:start-glue-point="4" draw:end-shape="id327" draw:end-glue-point="7" svg:d="m21166 11258 1544-3099">
          <text:p/>
        </draw:connector>
        <draw:connector draw:style-name="gr4" draw:text-style-name="P5" draw:id="id712" draw:layer="layout" draw:type="line" svg:x1="18.689cm" svg:y1="6.466cm" svg:x2="16.66cm" svg:y2="9.409cm" draw:start-shape="id325" draw:start-glue-point="7" draw:end-shape="id328" draw:end-glue-point="11" svg:d="m18689 6466-2029 2943">
          <text:p/>
        </draw:connector>
        <draw:connector draw:style-name="gr25" draw:text-style-name="P5" draw:id="id713" draw:layer="layout" draw:type="curve" svg:x1="16.51cm" svg:y1="6.138cm" svg:x2="22.86cm" svg:y2="7.832cm" draw:start-shape="id324" draw:start-glue-point="4" draw:end-shape="id327" draw:end-glue-point="4" svg:d="m16510 6138c0-19 6350-866 6350 1694">
          <text:p/>
        </draw:connector>
        <draw:custom-shape draw:style-name="gr2" draw:text-style-name="P2" draw:id="id714" draw:layer="layout" svg:width="1.482cm" svg:height="1.03cm" svg:x="18.415cm" svg:y="5.292cm">
          <text:list text:style-name="L2">
            <text:list-header>
              <text:p text:style-name="P4"><text:span text:style-name="T2">v</text:span><text:span text:style-name="T3">2</text:span></text:p>
            </text:list-header>
          </text:list>
          <draw:enhanced-geometry svg:viewBox="0 0 21600 21600" draw:type="mso-spt202" draw:enhanced-path="M 0 0 L 21600 0 21600 21600 0 21600 0 0 Z N"/>
        </draw:custom-shape>
        <draw:custom-shape draw:style-name="gr2" draw:text-style-name="P2" draw:id="id715" draw:layer="layout" svg:width="1.482cm" svg:height="1.03cm" svg:x="20.743cm" svg:y="5.292cm">
          <text:list text:style-name="L2">
            <text:list-header>
              <text:p text:style-name="P4"><text:span text:style-name="T2">v</text:span><text:span text:style-name="T3">3</text:span></text:p>
            </text:list-header>
          </text:list>
          <draw:enhanced-geometry svg:viewBox="0 0 21600 21600" draw:type="mso-spt202" draw:enhanced-path="M 0 0 L 21600 0 21600 21600 0 21600 0 0 Z N"/>
        </draw:custom-shape>
        <draw:custom-shape draw:style-name="gr2" draw:text-style-name="P2" draw:id="id716" draw:layer="layout" svg:width="1.482cm" svg:height="1.03cm" svg:x="18.203cm" svg:y="11.342cm">
          <text:list text:style-name="L2">
            <text:list-header>
              <text:p text:style-name="P4"><text:span text:style-name="T2">v</text:span><text:span text:style-name="T3">6</text:span></text:p>
            </text:list-header>
          </text:list>
          <draw:enhanced-geometry svg:viewBox="0 0 21600 21600" draw:type="mso-spt202" draw:enhanced-path="M 0 0 L 21600 0 21600 21600 0 21600 0 0 Z N"/>
        </draw:custom-shape>
        <draw:custom-shape draw:style-name="gr2" draw:text-style-name="P2" draw:id="id717" draw:layer="layout" svg:width="1.481cm" svg:height="1.03cm" svg:x="20.532cm" svg:y="11.342cm">
          <text:list text:style-name="L2">
            <text:list-header>
              <text:p text:style-name="P4"><text:span text:style-name="T2">v</text:span><text:span text:style-name="T3">7</text:span></text:p>
            </text:list-header>
          </text:list>
          <draw:enhanced-geometry svg:viewBox="0 0 21600 21600" draw:type="mso-spt202" draw:enhanced-path="M 0 0 L 21600 0 21600 21600 0 21600 0 0 Z N"/>
        </draw:custom-shape>
        <draw:custom-shape draw:style-name="gr2" draw:text-style-name="P2" draw:id="id718" draw:layer="layout" svg:width="1.482cm" svg:height="0.853cm" svg:x="17.145cm" svg:y="5.292cm">
          <text:list text:style-name="L2">
            <text:list-header>
              <text:p text:style-name="P6"><text:span text:style-name="T5">3</text:span></text:p>
            </text:list-header>
          </text:list>
          <draw:enhanced-geometry svg:viewBox="0 0 21600 21600" draw:type="mso-spt202" draw:enhanced-path="M 0 0 L 21600 0 21600 21600 0 21600 0 0 Z N"/>
        </draw:custom-shape>
        <draw:custom-shape draw:style-name="gr2" draw:text-style-name="P2" draw:id="id719" draw:layer="layout" svg:width="1.482cm" svg:height="0.853cm" svg:x="19.473cm" svg:y="5.292cm">
          <text:list text:style-name="L2">
            <text:list-header>
              <text:p text:style-name="P6"><text:span text:style-name="T5">6</text:span></text:p>
            </text:list-header>
          </text:list>
          <draw:enhanced-geometry svg:viewBox="0 0 21600 21600" draw:type="mso-spt202" draw:enhanced-path="M 0 0 L 21600 0 21600 21600 0 21600 0 0 Z N"/>
        </draw:custom-shape>
        <draw:custom-shape draw:style-name="gr2" draw:text-style-name="P2" draw:id="id720" draw:layer="layout" svg:width="1.482cm" svg:height="0.853cm" svg:x="22.013cm" svg:y="5.08cm">
          <text:list text:style-name="L2">
            <text:list-header>
              <text:p text:style-name="P6"><text:span text:style-name="T5">9</text:span></text:p>
            </text:list-header>
          </text:list>
          <draw:enhanced-geometry svg:viewBox="0 0 21600 21600" draw:type="mso-spt202" draw:enhanced-path="M 0 0 L 21600 0 21600 21600 0 21600 0 0 Z N"/>
        </draw:custom-shape>
        <draw:custom-shape draw:style-name="gr2" draw:text-style-name="P2" draw:id="id721" draw:layer="layout" svg:width="1.481cm" svg:height="0.853cm" svg:x="16.087cm" svg:y="7.62cm">
          <text:list text:style-name="L2">
            <text:list-header>
              <text:p text:style-name="P6"><text:span text:style-name="T5">5</text:span></text:p>
            </text:list-header>
          </text:list>
          <draw:enhanced-geometry svg:viewBox="0 0 21600 21600" draw:type="mso-spt202" draw:enhanced-path="M 0 0 L 21600 0 21600 21600 0 21600 0 0 Z N"/>
        </draw:custom-shape>
        <draw:custom-shape draw:style-name="gr2" draw:text-style-name="P2" draw:id="id722" draw:layer="layout" svg:width="1.482cm" svg:height="0.853cm" svg:x="18.415cm" svg:y="7.832cm">
          <text:list text:style-name="L2">
            <text:list-header>
              <text:p text:style-name="P6"><text:span text:style-name="T5">6</text:span></text:p>
            </text:list-header>
          </text:list>
          <draw:enhanced-geometry svg:viewBox="0 0 21600 21600" draw:type="mso-spt202" draw:enhanced-path="M 0 0 L 21600 0 21600 21600 0 21600 0 0 Z N"/>
        </draw:custom-shape>
        <draw:custom-shape draw:style-name="gr2" draw:text-style-name="P2" draw:id="id723" draw:layer="layout" svg:width="1.481cm" svg:height="0.853cm" svg:x="21.167cm" svg:y="6.773cm">
          <text:list text:style-name="L2">
            <text:list-header>
              <text:p text:style-name="P6"><text:span text:style-name="T5">8</text:span></text:p>
            </text:list-header>
          </text:list>
          <draw:enhanced-geometry svg:viewBox="0 0 21600 21600" draw:type="mso-spt202" draw:enhanced-path="M 0 0 L 21600 0 21600 21600 0 21600 0 0 Z N"/>
        </draw:custom-shape>
        <draw:custom-shape draw:style-name="gr2" draw:text-style-name="P2" draw:id="id724" draw:layer="layout" svg:width="1.482cm" svg:height="0.853cm" svg:x="18.203cm" svg:y="6.773cm">
          <text:list text:style-name="L2">
            <text:list-header>
              <text:p text:style-name="P6"><text:span text:style-name="T5">1</text:span></text:p>
            </text:list-header>
          </text:list>
          <draw:enhanced-geometry svg:viewBox="0 0 21600 21600" draw:type="mso-spt202" draw:enhanced-path="M 0 0 L 21600 0 21600 21600 0 21600 0 0 Z N"/>
        </draw:custom-shape>
        <draw:custom-shape draw:style-name="gr2" draw:text-style-name="P2" draw:id="id725" draw:layer="layout" svg:width="1.481cm" svg:height="0.853cm" svg:x="14.817cm" svg:y="8.678cm">
          <text:list text:style-name="L2">
            <text:list-header>
              <text:p text:style-name="P6"><text:span text:style-name="T5">5</text:span></text:p>
            </text:list-header>
          </text:list>
          <draw:enhanced-geometry svg:viewBox="0 0 21600 21600" draw:type="mso-spt202" draw:enhanced-path="M 0 0 L 21600 0 21600 21600 0 21600 0 0 Z N"/>
        </draw:custom-shape>
        <draw:custom-shape draw:style-name="gr2" draw:text-style-name="P2" draw:id="id726" draw:layer="layout" svg:width="1.482cm" svg:height="0.853cm" svg:x="17.568cm" svg:y="9.525cm">
          <text:list text:style-name="L2">
            <text:list-header>
              <text:p text:style-name="P6"><text:span text:style-name="T5">5</text:span></text:p>
            </text:list-header>
          </text:list>
          <draw:enhanced-geometry svg:viewBox="0 0 21600 21600" draw:type="mso-spt202" draw:enhanced-path="M 0 0 L 21600 0 21600 21600 0 21600 0 0 Z N"/>
        </draw:custom-shape>
        <draw:custom-shape draw:style-name="gr2" draw:text-style-name="P2" draw:id="id727" draw:layer="layout" svg:width="1.482cm" svg:height="0.853cm" svg:x="17.145cm" svg:y="10.583cm">
          <text:list text:style-name="L2">
            <text:list-header>
              <text:p text:style-name="P6"><text:span text:style-name="T5">9</text:span></text:p>
            </text:list-header>
          </text:list>
          <draw:enhanced-geometry svg:viewBox="0 0 21600 21600" draw:type="mso-spt202" draw:enhanced-path="M 0 0 L 21600 0 21600 21600 0 21600 0 0 Z N"/>
        </draw:custom-shape>
        <draw:custom-shape draw:style-name="gr2" draw:text-style-name="P2" draw:id="id728" draw:layer="layout" svg:width="1.482cm" svg:height="0.853cm" svg:x="19.685cm" svg:y="11.43cm">
          <text:list text:style-name="L2">
            <text:list-header>
              <text:p text:style-name="P6"><text:span text:style-name="T5">7</text:span></text:p>
            </text:list-header>
          </text:list>
          <draw:enhanced-geometry svg:viewBox="0 0 21600 21600" draw:type="mso-spt202" draw:enhanced-path="M 0 0 L 21600 0 21600 21600 0 21600 0 0 Z N"/>
        </draw:custom-shape>
        <draw:custom-shape draw:style-name="gr2" draw:text-style-name="P2" draw:id="id729" draw:layer="layout" svg:width="1.481cm" svg:height="0.853cm" svg:x="21.802cm" svg:y="9.525cm">
          <text:list text:style-name="L2">
            <text:list-header>
              <text:p text:style-name="P6"><text:span text:style-name="T5">4</text:span></text:p>
            </text:list-header>
          </text:list>
          <draw:enhanced-geometry svg:viewBox="0 0 21600 21600" draw:type="mso-spt202" draw:enhanced-path="M 0 0 L 21600 0 21600 21600 0 21600 0 0 Z N"/>
        </draw:custom-shape>
        <draw:custom-shape draw:style-name="gr2" draw:text-style-name="P2" draw:id="id730" draw:layer="layout" svg:width="1.482cm" svg:height="0.853cm" svg:x="20.108cm" svg:y="9.737cm">
          <text:list text:style-name="L2">
            <text:list-header>
              <text:p text:style-name="P6"><text:span text:style-name="T5">4</text:span></text:p>
            </text:list-header>
          </text:list>
          <draw:enhanced-geometry svg:viewBox="0 0 21600 21600" draw:type="mso-spt202" draw:enhanced-path="M 0 0 L 21600 0 21600 21600 0 21600 0 0 Z N"/>
        </draw:custom-shape>
        <draw:connector draw:style-name="gr26" draw:text-style-name="P5" draw:id="id731" draw:layer="layout" draw:type="line" svg:x1="16.51cm" svg:y1="6.522cm" svg:x2="15.028cm" svg:y2="7.851cm" draw:start-shape="id324" draw:start-glue-point="8" draw:end-shape="id323" draw:end-glue-point="10" svg:d="m16510 6522-1482 1329">
          <text:p/>
        </draw:connector>
        <draw:custom-shape draw:style-name="gr2" draw:text-style-name="P2" draw:id="id732" draw:layer="layout" svg:width="1.481cm" svg:height="0.853cm" svg:x="15.452cm" svg:y="6.985cm">
          <text:list text:style-name="L2">
            <text:list-header>
              <text:p text:style-name="P6"><text:span text:style-name="T5">21</text:span></text:p>
            </text:list-header>
          </text:list>
          <draw:enhanced-geometry svg:viewBox="0 0 21600 21600" draw:type="mso-spt202" draw:enhanced-path="M 0 0 L 21600 0 21600 21600 0 21600 0 0 Z N"/>
        </draw:custom-shape>
        <draw:connector draw:style-name="gr26" draw:text-style-name="P5" draw:id="id733" draw:layer="layout" draw:type="line" svg:x1="22.71cm" svg:y1="8.159cm" svg:x2="19.897cm" svg:y2="9.545cm" draw:start-shape="id327" draw:start-glue-point="7" draw:end-shape="id329" draw:end-glue-point="10" svg:d="m22710 8159-2813 1386">
          <text:p/>
        </draw:connector>
        <draw:custom-shape draw:style-name="gr2" draw:text-style-name="P2" draw:id="id734" draw:layer="layout" svg:width="1.481cm" svg:height="0.853cm" svg:x="20.532cm" svg:y="8.255cm">
          <text:list text:style-name="L2">
            <text:list-header>
              <text:p text:style-name="P6"><text:span text:style-name="T5">10</text:span></text:p>
            </text:list-header>
          </text:list>
          <draw:enhanced-geometry svg:viewBox="0 0 21600 21600" draw:type="mso-spt202" draw:enhanced-path="M 0 0 L 21600 0 21600 21600 0 21600 0 0 Z N"/>
        </draw:custom-shape>
        <draw:connector draw:style-name="gr26" draw:text-style-name="P5" draw:id="id735" draw:layer="layout" draw:type="line" svg:x1="19.473cm" svg:y1="9.545cm" svg:x2="16.722cm" svg:y2="9.545cm" draw:start-shape="id329" draw:start-glue-point="6" draw:end-shape="id328" draw:end-glue-point="10" svg:d="m19473 9545h-2751">
          <text:p/>
        </draw:connector>
        <draw:custom-shape draw:style-name="gr2" draw:text-style-name="P2" draw:id="id736" draw:layer="layout" svg:width="1.482cm" svg:height="0.853cm" svg:x="17.145cm" svg:y="8.678cm">
          <text:list text:style-name="L2">
            <text:list-header>
              <text:p text:style-name="P6"><text:span text:style-name="T5">3</text:span></text:p>
            </text:list-header>
          </text:list>
          <draw:enhanced-geometry svg:viewBox="0 0 21600 21600" draw:type="mso-spt202" draw:enhanced-path="M 0 0 L 21600 0 21600 21600 0 21600 0 0 Z N"/>
        </draw:custom-shape>
        <draw:custom-shape draw:style-name="gr3" draw:text-style-name="P2" draw:id="id325" draw:layer="layout" svg:width="0.423cm" svg:height="0.384cm" svg:x="18.627cm" svg:y="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6" draw:text-style-name="P5" draw:id="id737" draw:layer="layout" draw:type="line" svg:x1="18.627cm" svg:y1="6.33cm" svg:x2="16.722cm" svg:y2="6.33cm" draw:start-shape="id325" draw:start-glue-point="6" draw:end-shape="id324" draw:end-glue-point="10" svg:d="m18627 6330h-1905">
          <text:p/>
        </draw:connector>
        <draw:custom-shape draw:style-name="gr2" draw:text-style-name="P2" draw:id="id738" draw:layer="layout" svg:width="1.481cm" svg:height="0.853cm" svg:x="17.357cm" svg:y="6.138cm">
          <text:list text:style-name="L2">
            <text:list-header>
              <text:p text:style-name="P6"><text:span text:style-name="T5">8</text:span></text:p>
            </text:list-header>
          </text:list>
          <draw:enhanced-geometry svg:viewBox="0 0 21600 21600" draw:type="mso-spt202" draw:enhanced-path="M 0 0 L 21600 0 21600 21600 0 21600 0 0 Z N"/>
        </draw:custom-shape>
        <draw:custom-shape draw:style-name="gr3" draw:text-style-name="P2" draw:id="id326" draw:layer="layout" svg:width="0.423cm" svg:height="0.384cm" svg:x="20.955cm" svg:y="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6" draw:text-style-name="P5" draw:id="id739" draw:layer="layout" draw:type="line" svg:x1="20.955cm" svg:y1="6.33cm" svg:x2="19.05cm" svg:y2="6.33cm" draw:start-shape="id326" draw:start-glue-point="6" draw:end-shape="id325" draw:end-glue-point="10" svg:d="m20955 6330h-1905">
          <text:p/>
        </draw:connector>
        <draw:custom-shape draw:style-name="gr2" draw:text-style-name="P2" draw:id="id740" draw:layer="layout" svg:width="1.482cm" svg:height="0.853cm" svg:x="19.685cm" svg:y="6.138cm">
          <text:list text:style-name="L2">
            <text:list-header>
              <text:p text:style-name="P6"><text:span text:style-name="T5">8</text:span></text:p>
            </text:list-header>
          </text:list>
          <draw:enhanced-geometry svg:viewBox="0 0 21600 21600" draw:type="mso-spt202" draw:enhanced-path="M 0 0 L 21600 0 21600 21600 0 21600 0 0 Z N"/>
        </draw:custom-shape>
        <draw:connector draw:style-name="gr26" draw:text-style-name="P5" draw:id="id741" draw:layer="layout" draw:type="line" svg:x1="19.535cm" svg:y1="9.409cm" svg:x2="16.51cm" svg:y2="6.522cm" draw:start-shape="id329" draw:start-glue-point="5" draw:end-shape="id324" draw:end-glue-point="8" svg:d="m19535 9409-3025-2887">
          <text:p/>
        </draw:connector>
        <draw:custom-shape draw:style-name="gr2" draw:text-style-name="P2" draw:id="id742" draw:layer="layout" svg:width="1.481cm" svg:height="0.853cm" svg:x="16.722cm" svg:y="6.985cm">
          <text:list text:style-name="L2">
            <text:list-header>
              <text:p text:style-name="P6"><text:span text:style-name="T5">4</text:span></text:p>
            </text:list-header>
          </text:list>
          <draw:enhanced-geometry svg:viewBox="0 0 21600 21600" draw:type="mso-spt202" draw:enhanced-path="M 0 0 L 21600 0 21600 21600 0 21600 0 0 Z N"/>
        </draw:custom-shape>
        <draw:connector draw:style-name="gr26" draw:text-style-name="P5" draw:id="id743" draw:layer="layout" draw:type="line" svg:x1="22.86cm" svg:y1="8.215cm" svg:x2="21.316cm" svg:y2="11.314cm" draw:start-shape="id327" draw:start-glue-point="8" draw:end-shape="id331" draw:end-glue-point="11" svg:d="m22860 8215-1544 3099">
          <text:p/>
        </draw:connector>
        <draw:custom-shape draw:style-name="gr2" draw:text-style-name="P2" draw:id="id744" draw:layer="layout" svg:width="1.481cm" svg:height="0.853cm" svg:x="21.167cm" svg:y="9.525cm">
          <text:list text:style-name="L2">
            <text:list-header>
              <text:p text:style-name="P6"><text:span text:style-name="T5">2</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694" smil:attributeName="visibility" smil:to="visible"/>
                  <anim:transitionFilter smil:dur="0.5s" smil:targetElement="id694" smil:type="dissolve"/>
                </anim:par>
                <anim:par smil:begin="0s" smil:fill="hold" presentation:node-type="with-previous" presentation:group-id="0" presentation:preset-class="entrance" presentation:preset-id="ooo-entrance-dissolve-in">
                  <anim:set smil:begin="0s" smil:dur="0.001s" smil:fill="hold" smil:targetElement="id695" smil:attributeName="visibility" smil:to="visible"/>
                  <anim:transitionFilter smil:dur="0.5s" smil:targetElement="id695" smil:type="dissolve"/>
                </anim:par>
                <anim:par smil:begin="0s" smil:fill="hold" presentation:node-type="with-previous" presentation:group-id="0" presentation:preset-class="entrance" presentation:preset-id="ooo-entrance-dissolve-in">
                  <anim:set smil:begin="0s" smil:dur="0.001s" smil:fill="hold" smil:targetElement="id696" smil:attributeName="visibility" smil:to="visible"/>
                  <anim:transitionFilter smil:dur="0.5s" smil:targetElement="id696" smil:type="dissolve"/>
                </anim:par>
                <anim:par smil:begin="0s" smil:fill="hold" presentation:node-type="with-previous" presentation:group-id="0" presentation:preset-class="entrance" presentation:preset-id="ooo-entrance-dissolve-in">
                  <anim:set smil:begin="0s" smil:dur="0.001s" smil:fill="hold" smil:targetElement="id697" smil:attributeName="visibility" smil:to="visible"/>
                  <anim:transitionFilter smil:dur="0.5s" smil:targetElement="id697" smil:type="dissolve"/>
                </anim:par>
                <anim:par smil:begin="0s" smil:fill="hold" presentation:node-type="with-previous" presentation:group-id="0" presentation:preset-class="entrance" presentation:preset-id="ooo-entrance-dissolve-in">
                  <anim:set smil:begin="0s" smil:dur="0.001s" smil:fill="hold" smil:targetElement="id698" smil:attributeName="visibility" smil:to="visible"/>
                  <anim:transitionFilter smil:dur="0.5s" smil:targetElement="id698" smil:type="dissolve"/>
                </anim:par>
                <anim:par smil:begin="0s" smil:fill="hold" presentation:node-type="with-previous" presentation:group-id="0" presentation:preset-class="entrance" presentation:preset-id="ooo-entrance-dissolve-in">
                  <anim:set smil:begin="0s" smil:dur="0.001s" smil:fill="hold" smil:targetElement="id699" smil:attributeName="visibility" smil:to="visible"/>
                  <anim:transitionFilter smil:dur="0.5s" smil:targetElement="id699" smil:type="dissolve"/>
                </anim:par>
                <anim:par smil:begin="0s" smil:fill="hold" presentation:node-type="with-previous" presentation:preset-class="entrance" presentation:preset-id="ooo-entrance-dissolve-in">
                  <anim:set smil:begin="0s" smil:dur="0.001s" smil:fill="hold" smil:targetElement="id323" smil:attributeName="visibility" smil:to="visible"/>
                  <anim:transitionFilter smil:dur="0.5s" smil:targetElement="id323" smil:type="dissolve"/>
                </anim:par>
                <anim:par smil:begin="0s" smil:fill="hold" presentation:node-type="with-previous" presentation:preset-class="entrance" presentation:preset-id="ooo-entrance-dissolve-in">
                  <anim:set smil:begin="0s" smil:dur="0.001s" smil:fill="hold" smil:targetElement="id324" smil:attributeName="visibility" smil:to="visible"/>
                  <anim:transitionFilter smil:dur="0.5s" smil:targetElement="id324" smil:type="dissolve"/>
                </anim:par>
                <anim:par smil:begin="0s" smil:fill="hold" presentation:node-type="with-previous" presentation:preset-class="entrance" presentation:preset-id="ooo-entrance-dissolve-in">
                  <anim:set smil:begin="0s" smil:dur="0.001s" smil:fill="hold" smil:targetElement="id328" smil:attributeName="visibility" smil:to="visible"/>
                  <anim:transitionFilter smil:dur="0.5s" smil:targetElement="id328" smil:type="dissolve"/>
                </anim:par>
                <anim:par smil:begin="0s" smil:fill="hold" presentation:node-type="with-previous" presentation:preset-class="entrance" presentation:preset-id="ooo-entrance-dissolve-in">
                  <anim:set smil:begin="0s" smil:dur="0.001s" smil:fill="hold" smil:targetElement="id329" smil:attributeName="visibility" smil:to="visible"/>
                  <anim:transitionFilter smil:dur="0.5s" smil:targetElement="id329" smil:type="dissolve"/>
                </anim:par>
                <anim:par smil:begin="0s" smil:fill="hold" presentation:node-type="with-previous" presentation:preset-class="entrance" presentation:preset-id="ooo-entrance-dissolve-in">
                  <anim:set smil:begin="0s" smil:dur="0.001s" smil:fill="hold" smil:targetElement="id327" smil:attributeName="visibility" smil:to="visible"/>
                  <anim:transitionFilter smil:dur="0.5s" smil:targetElement="id327" smil:type="dissolve"/>
                </anim:par>
                <anim:par smil:begin="0s" smil:fill="hold" presentation:node-type="with-previous" presentation:preset-class="entrance" presentation:preset-id="ooo-entrance-dissolve-in">
                  <anim:set smil:begin="0s" smil:dur="0.001s" smil:fill="hold" smil:targetElement="id330" smil:attributeName="visibility" smil:to="visible"/>
                  <anim:transitionFilter smil:dur="0.5s" smil:targetElement="id330" smil:type="dissolve"/>
                </anim:par>
                <anim:par smil:begin="0s" smil:fill="hold" presentation:node-type="with-previous" presentation:preset-class="entrance" presentation:preset-id="ooo-entrance-dissolve-in">
                  <anim:set smil:begin="0s" smil:dur="0.001s" smil:fill="hold" smil:targetElement="id331" smil:attributeName="visibility" smil:to="visible"/>
                  <anim:transitionFilter smil:dur="0.5s" smil:targetElement="id331" smil:type="dissolve"/>
                </anim:par>
                <anim:par smil:begin="0s" smil:fill="hold" presentation:node-type="with-previous" presentation:preset-class="entrance" presentation:preset-id="ooo-entrance-dissolve-in">
                  <anim:set smil:begin="0s" smil:dur="0.001s" smil:fill="hold" smil:targetElement="id700" smil:attributeName="visibility" smil:to="visible"/>
                  <anim:transitionFilter smil:dur="0.5s" smil:targetElement="id700" smil:type="dissolve"/>
                </anim:par>
                <anim:par smil:begin="0s" smil:fill="hold" presentation:node-type="with-previous" presentation:preset-class="entrance" presentation:preset-id="ooo-entrance-dissolve-in">
                  <anim:set smil:begin="0s" smil:dur="0.001s" smil:fill="hold" smil:targetElement="id701" smil:attributeName="visibility" smil:to="visible"/>
                  <anim:transitionFilter smil:dur="0.5s" smil:targetElement="id701" smil:type="dissolve"/>
                </anim:par>
                <anim:par smil:begin="0s" smil:fill="hold" presentation:node-type="with-previous" presentation:preset-class="entrance" presentation:preset-id="ooo-entrance-dissolve-in">
                  <anim:set smil:begin="0s" smil:dur="0.001s" smil:fill="hold" smil:targetElement="id702" smil:attributeName="visibility" smil:to="visible"/>
                  <anim:transitionFilter smil:dur="0.5s" smil:targetElement="id702" smil:type="dissolve"/>
                </anim:par>
                <anim:par smil:begin="0s" smil:fill="hold" presentation:node-type="with-previous" presentation:preset-class="entrance" presentation:preset-id="ooo-entrance-dissolve-in">
                  <anim:set smil:begin="0s" smil:dur="0.001s" smil:fill="hold" smil:targetElement="id703" smil:attributeName="visibility" smil:to="visible"/>
                  <anim:transitionFilter smil:dur="0.5s" smil:targetElement="id703" smil:type="dissolve"/>
                </anim:par>
                <anim:par smil:begin="0s" smil:fill="hold" presentation:node-type="with-previous" presentation:preset-class="entrance" presentation:preset-id="ooo-entrance-dissolve-in">
                  <anim:set smil:begin="0s" smil:dur="0.001s" smil:fill="hold" smil:targetElement="id704" smil:attributeName="visibility" smil:to="visible"/>
                  <anim:transitionFilter smil:dur="0.5s" smil:targetElement="id704" smil:type="dissolve"/>
                </anim:par>
                <anim:par smil:begin="0s" smil:fill="hold" presentation:node-type="with-previous" presentation:preset-class="entrance" presentation:preset-id="ooo-entrance-dissolve-in">
                  <anim:set smil:begin="0s" smil:dur="0.001s" smil:fill="hold" smil:targetElement="id705" smil:attributeName="visibility" smil:to="visible"/>
                  <anim:transitionFilter smil:dur="0.5s" smil:targetElement="id705" smil:type="dissolve"/>
                </anim:par>
                <anim:par smil:begin="0s" smil:fill="hold" presentation:node-type="with-previous" presentation:preset-class="entrance" presentation:preset-id="ooo-entrance-dissolve-in">
                  <anim:set smil:begin="0s" smil:dur="0.001s" smil:fill="hold" smil:targetElement="id706" smil:attributeName="visibility" smil:to="visible"/>
                  <anim:transitionFilter smil:dur="0.5s" smil:targetElement="id706" smil:type="dissolve"/>
                </anim:par>
                <anim:par smil:begin="0s" smil:fill="hold" presentation:node-type="with-previous" presentation:preset-class="entrance" presentation:preset-id="ooo-entrance-dissolve-in">
                  <anim:set smil:begin="0s" smil:dur="0.001s" smil:fill="hold" smil:targetElement="id707" smil:attributeName="visibility" smil:to="visible"/>
                  <anim:transitionFilter smil:dur="0.5s" smil:targetElement="id707" smil:type="dissolve"/>
                </anim:par>
                <anim:par smil:begin="0s" smil:fill="hold" presentation:node-type="with-previous" presentation:preset-class="entrance" presentation:preset-id="ooo-entrance-dissolve-in">
                  <anim:set smil:begin="0s" smil:dur="0.001s" smil:fill="hold" smil:targetElement="id708" smil:attributeName="visibility" smil:to="visible"/>
                  <anim:transitionFilter smil:dur="0.5s" smil:targetElement="id708" smil:type="dissolve"/>
                </anim:par>
                <anim:par smil:begin="0s" smil:fill="hold" presentation:node-type="with-previous" presentation:preset-class="entrance" presentation:preset-id="ooo-entrance-dissolve-in">
                  <anim:set smil:begin="0s" smil:dur="0.001s" smil:fill="hold" smil:targetElement="id709" smil:attributeName="visibility" smil:to="visible"/>
                  <anim:transitionFilter smil:dur="0.5s" smil:targetElement="id709" smil:type="dissolve"/>
                </anim:par>
                <anim:par smil:begin="0s" smil:fill="hold" presentation:node-type="with-previous" presentation:preset-class="entrance" presentation:preset-id="ooo-entrance-dissolve-in">
                  <anim:set smil:begin="0s" smil:dur="0.001s" smil:fill="hold" smil:targetElement="id710" smil:attributeName="visibility" smil:to="visible"/>
                  <anim:transitionFilter smil:dur="0.5s" smil:targetElement="id710" smil:type="dissolve"/>
                </anim:par>
                <anim:par smil:begin="0s" smil:fill="hold" presentation:node-type="with-previous" presentation:preset-class="entrance" presentation:preset-id="ooo-entrance-dissolve-in">
                  <anim:set smil:begin="0s" smil:dur="0.001s" smil:fill="hold" smil:targetElement="id711" smil:attributeName="visibility" smil:to="visible"/>
                  <anim:transitionFilter smil:dur="0.5s" smil:targetElement="id711" smil:type="dissolve"/>
                </anim:par>
                <anim:par smil:begin="0s" smil:fill="hold" presentation:node-type="with-previous" presentation:preset-class="entrance" presentation:preset-id="ooo-entrance-dissolve-in">
                  <anim:set smil:begin="0s" smil:dur="0.001s" smil:fill="hold" smil:targetElement="id712" smil:attributeName="visibility" smil:to="visible"/>
                  <anim:transitionFilter smil:dur="0.5s" smil:targetElement="id712" smil:type="dissolve"/>
                </anim:par>
                <anim:par smil:begin="0s" smil:fill="hold" presentation:node-type="with-previous" presentation:preset-class="entrance" presentation:preset-id="ooo-entrance-dissolve-in">
                  <anim:set smil:begin="0s" smil:dur="0.001s" smil:fill="hold" smil:targetElement="id713" smil:attributeName="visibility" smil:to="visible"/>
                  <anim:transitionFilter smil:dur="0.5s" smil:targetElement="id713" smil:type="dissolve"/>
                </anim:par>
                <anim:par smil:begin="0s" smil:fill="hold" presentation:node-type="with-previous" presentation:group-id="0" presentation:preset-class="entrance" presentation:preset-id="ooo-entrance-dissolve-in">
                  <anim:set smil:begin="0s" smil:dur="0.001s" smil:fill="hold" smil:targetElement="id714" smil:attributeName="visibility" smil:to="visible"/>
                  <anim:transitionFilter smil:dur="0.5s" smil:targetElement="id714" smil:type="dissolve"/>
                </anim:par>
                <anim:par smil:begin="0s" smil:fill="hold" presentation:node-type="with-previous" presentation:group-id="0" presentation:preset-class="entrance" presentation:preset-id="ooo-entrance-dissolve-in">
                  <anim:set smil:begin="0s" smil:dur="0.001s" smil:fill="hold" smil:targetElement="id715" smil:attributeName="visibility" smil:to="visible"/>
                  <anim:transitionFilter smil:dur="0.5s" smil:targetElement="id715" smil:type="dissolve"/>
                </anim:par>
                <anim:par smil:begin="0s" smil:fill="hold" presentation:node-type="with-previous" presentation:group-id="0" presentation:preset-class="entrance" presentation:preset-id="ooo-entrance-dissolve-in">
                  <anim:set smil:begin="0s" smil:dur="0.001s" smil:fill="hold" smil:targetElement="id716" smil:attributeName="visibility" smil:to="visible"/>
                  <anim:transitionFilter smil:dur="0.5s" smil:targetElement="id716" smil:type="dissolve"/>
                </anim:par>
                <anim:par smil:begin="0s" smil:fill="hold" presentation:node-type="with-previous" presentation:group-id="0" presentation:preset-class="entrance" presentation:preset-id="ooo-entrance-dissolve-in">
                  <anim:set smil:begin="0s" smil:dur="0.001s" smil:fill="hold" smil:targetElement="id717" smil:attributeName="visibility" smil:to="visible"/>
                  <anim:transitionFilter smil:dur="0.5s" smil:targetElement="id717" smil:type="dissolve"/>
                </anim:par>
                <anim:par smil:begin="0s" smil:fill="hold" presentation:node-type="with-previous" presentation:group-id="0" presentation:preset-class="entrance" presentation:preset-id="ooo-entrance-dissolve-in">
                  <anim:set smil:begin="0s" smil:dur="0.001s" smil:fill="hold" smil:targetElement="id718" smil:attributeName="visibility" smil:to="visible"/>
                  <anim:transitionFilter smil:dur="0.5s" smil:targetElement="id718" smil:type="dissolve"/>
                </anim:par>
                <anim:par smil:begin="0s" smil:fill="hold" presentation:node-type="with-previous" presentation:group-id="0" presentation:preset-class="entrance" presentation:preset-id="ooo-entrance-dissolve-in">
                  <anim:set smil:begin="0s" smil:dur="0.001s" smil:fill="hold" smil:targetElement="id719" smil:attributeName="visibility" smil:to="visible"/>
                  <anim:transitionFilter smil:dur="0.5s" smil:targetElement="id719" smil:type="dissolve"/>
                </anim:par>
                <anim:par smil:begin="0s" smil:fill="hold" presentation:node-type="with-previous" presentation:group-id="0" presentation:preset-class="entrance" presentation:preset-id="ooo-entrance-dissolve-in">
                  <anim:set smil:begin="0s" smil:dur="0.001s" smil:fill="hold" smil:targetElement="id720" smil:attributeName="visibility" smil:to="visible"/>
                  <anim:transitionFilter smil:dur="0.5s" smil:targetElement="id720" smil:type="dissolve"/>
                </anim:par>
                <anim:par smil:begin="0s" smil:fill="hold" presentation:node-type="with-previous" presentation:group-id="0" presentation:preset-class="entrance" presentation:preset-id="ooo-entrance-dissolve-in">
                  <anim:set smil:begin="0s" smil:dur="0.001s" smil:fill="hold" smil:targetElement="id721" smil:attributeName="visibility" smil:to="visible"/>
                  <anim:transitionFilter smil:dur="0.5s" smil:targetElement="id721" smil:type="dissolve"/>
                </anim:par>
                <anim:par smil:begin="0s" smil:fill="hold" presentation:node-type="with-previous" presentation:group-id="0" presentation:preset-class="entrance" presentation:preset-id="ooo-entrance-dissolve-in">
                  <anim:set smil:begin="0s" smil:dur="0.001s" smil:fill="hold" smil:targetElement="id722" smil:attributeName="visibility" smil:to="visible"/>
                  <anim:transitionFilter smil:dur="0.5s" smil:targetElement="id722" smil:type="dissolve"/>
                </anim:par>
                <anim:par smil:begin="0s" smil:fill="hold" presentation:node-type="with-previous" presentation:group-id="0" presentation:preset-class="entrance" presentation:preset-id="ooo-entrance-dissolve-in">
                  <anim:set smil:begin="0s" smil:dur="0.001s" smil:fill="hold" smil:targetElement="id723" smil:attributeName="visibility" smil:to="visible"/>
                  <anim:transitionFilter smil:dur="0.5s" smil:targetElement="id723" smil:type="dissolve"/>
                </anim:par>
                <anim:par smil:begin="0s" smil:fill="hold" presentation:node-type="with-previous" presentation:group-id="0" presentation:preset-class="entrance" presentation:preset-id="ooo-entrance-dissolve-in">
                  <anim:set smil:begin="0s" smil:dur="0.001s" smil:fill="hold" smil:targetElement="id724" smil:attributeName="visibility" smil:to="visible"/>
                  <anim:transitionFilter smil:dur="0.5s" smil:targetElement="id724" smil:type="dissolve"/>
                </anim:par>
                <anim:par smil:begin="0s" smil:fill="hold" presentation:node-type="with-previous" presentation:group-id="0" presentation:preset-class="entrance" presentation:preset-id="ooo-entrance-dissolve-in">
                  <anim:set smil:begin="0s" smil:dur="0.001s" smil:fill="hold" smil:targetElement="id725" smil:attributeName="visibility" smil:to="visible"/>
                  <anim:transitionFilter smil:dur="0.5s" smil:targetElement="id725" smil:type="dissolve"/>
                </anim:par>
                <anim:par smil:begin="0s" smil:fill="hold" presentation:node-type="with-previous" presentation:group-id="0" presentation:preset-class="entrance" presentation:preset-id="ooo-entrance-dissolve-in">
                  <anim:set smil:begin="0s" smil:dur="0.001s" smil:fill="hold" smil:targetElement="id726" smil:attributeName="visibility" smil:to="visible"/>
                  <anim:transitionFilter smil:dur="0.5s" smil:targetElement="id726" smil:type="dissolve"/>
                </anim:par>
                <anim:par smil:begin="0s" smil:fill="hold" presentation:node-type="with-previous" presentation:group-id="0" presentation:preset-class="entrance" presentation:preset-id="ooo-entrance-dissolve-in">
                  <anim:set smil:begin="0s" smil:dur="0.001s" smil:fill="hold" smil:targetElement="id727" smil:attributeName="visibility" smil:to="visible"/>
                  <anim:transitionFilter smil:dur="0.5s" smil:targetElement="id727" smil:type="dissolve"/>
                </anim:par>
                <anim:par smil:begin="0s" smil:fill="hold" presentation:node-type="with-previous" presentation:group-id="0" presentation:preset-class="entrance" presentation:preset-id="ooo-entrance-dissolve-in">
                  <anim:set smil:begin="0s" smil:dur="0.001s" smil:fill="hold" smil:targetElement="id728" smil:attributeName="visibility" smil:to="visible"/>
                  <anim:transitionFilter smil:dur="0.5s" smil:targetElement="id728" smil:type="dissolve"/>
                </anim:par>
                <anim:par smil:begin="0s" smil:fill="hold" presentation:node-type="with-previous" presentation:group-id="0" presentation:preset-class="entrance" presentation:preset-id="ooo-entrance-dissolve-in">
                  <anim:set smil:begin="0s" smil:dur="0.001s" smil:fill="hold" smil:targetElement="id729" smil:attributeName="visibility" smil:to="visible"/>
                  <anim:transitionFilter smil:dur="0.5s" smil:targetElement="id729" smil:type="dissolve"/>
                </anim:par>
                <anim:par smil:begin="0s" smil:fill="hold" presentation:node-type="with-previous" presentation:group-id="0" presentation:preset-class="entrance" presentation:preset-id="ooo-entrance-dissolve-in">
                  <anim:set smil:begin="0s" smil:dur="0.001s" smil:fill="hold" smil:targetElement="id730" smil:attributeName="visibility" smil:to="visible"/>
                  <anim:transitionFilter smil:dur="0.5s" smil:targetElement="id730" smil:type="dissolve"/>
                </anim:par>
                <anim:par smil:begin="0s" smil:fill="hold" presentation:node-type="with-previous" presentation:preset-class="entrance" presentation:preset-id="ooo-entrance-dissolve-in">
                  <anim:set smil:begin="0s" smil:dur="0.001s" smil:fill="hold" smil:targetElement="id731" smil:attributeName="visibility" smil:to="visible"/>
                  <anim:transitionFilter smil:dur="0.5s" smil:targetElement="id731" smil:type="dissolve"/>
                </anim:par>
                <anim:par smil:begin="0s" smil:fill="hold" presentation:node-type="with-previous" presentation:group-id="0" presentation:preset-class="entrance" presentation:preset-id="ooo-entrance-dissolve-in">
                  <anim:set smil:begin="0s" smil:dur="0.001s" smil:fill="hold" smil:targetElement="id732" smil:attributeName="visibility" smil:to="visible"/>
                  <anim:transitionFilter smil:dur="0.5s" smil:targetElement="id732" smil:type="dissolve"/>
                </anim:par>
                <anim:par smil:begin="0s" smil:fill="hold" presentation:node-type="with-previous" presentation:preset-class="entrance" presentation:preset-id="ooo-entrance-dissolve-in">
                  <anim:set smil:begin="0s" smil:dur="0.001s" smil:fill="hold" smil:targetElement="id733" smil:attributeName="visibility" smil:to="visible"/>
                  <anim:transitionFilter smil:dur="0.5s" smil:targetElement="id733" smil:type="dissolve"/>
                </anim:par>
                <anim:par smil:begin="0s" smil:fill="hold" presentation:node-type="with-previous" presentation:group-id="0" presentation:preset-class="entrance" presentation:preset-id="ooo-entrance-dissolve-in">
                  <anim:set smil:begin="0s" smil:dur="0.001s" smil:fill="hold" smil:targetElement="id734" smil:attributeName="visibility" smil:to="visible"/>
                  <anim:transitionFilter smil:dur="0.5s" smil:targetElement="id734" smil:type="dissolve"/>
                </anim:par>
                <anim:par smil:begin="0s" smil:fill="hold" presentation:node-type="with-previous" presentation:preset-class="entrance" presentation:preset-id="ooo-entrance-dissolve-in">
                  <anim:set smil:begin="0s" smil:dur="0.001s" smil:fill="hold" smil:targetElement="id735" smil:attributeName="visibility" smil:to="visible"/>
                  <anim:transitionFilter smil:dur="0.5s" smil:targetElement="id735" smil:type="dissolve"/>
                </anim:par>
                <anim:par smil:begin="0s" smil:fill="hold" presentation:node-type="with-previous" presentation:group-id="0" presentation:preset-class="entrance" presentation:preset-id="ooo-entrance-dissolve-in">
                  <anim:set smil:begin="0s" smil:dur="0.001s" smil:fill="hold" smil:targetElement="id736" smil:attributeName="visibility" smil:to="visible"/>
                  <anim:transitionFilter smil:dur="0.5s" smil:targetElement="id736" smil:type="dissolve"/>
                </anim:par>
                <anim:par smil:begin="0s" smil:fill="hold" presentation:node-type="with-previous" presentation:preset-class="entrance" presentation:preset-id="ooo-entrance-dissolve-in">
                  <anim:set smil:begin="0s" smil:dur="0.001s" smil:fill="hold" smil:targetElement="id325" smil:attributeName="visibility" smil:to="visible"/>
                  <anim:transitionFilter smil:dur="0.5s" smil:targetElement="id325" smil:type="dissolve"/>
                </anim:par>
                <anim:par smil:begin="0s" smil:fill="hold" presentation:node-type="with-previous" presentation:preset-class="entrance" presentation:preset-id="ooo-entrance-dissolve-in">
                  <anim:set smil:begin="0s" smil:dur="0.001s" smil:fill="hold" smil:targetElement="id737" smil:attributeName="visibility" smil:to="visible"/>
                  <anim:transitionFilter smil:dur="0.5s" smil:targetElement="id737" smil:type="dissolve"/>
                </anim:par>
                <anim:par smil:begin="0s" smil:fill="hold" presentation:node-type="with-previous" presentation:group-id="0" presentation:preset-class="entrance" presentation:preset-id="ooo-entrance-dissolve-in">
                  <anim:set smil:begin="0s" smil:dur="0.001s" smil:fill="hold" smil:targetElement="id738" smil:attributeName="visibility" smil:to="visible"/>
                  <anim:transitionFilter smil:dur="0.5s" smil:targetElement="id738" smil:type="dissolve"/>
                </anim:par>
                <anim:par smil:begin="0s" smil:fill="hold" presentation:node-type="with-previous" presentation:preset-class="entrance" presentation:preset-id="ooo-entrance-dissolve-in">
                  <anim:set smil:begin="0s" smil:dur="0.001s" smil:fill="hold" smil:targetElement="id326" smil:attributeName="visibility" smil:to="visible"/>
                  <anim:transitionFilter smil:dur="0.5s" smil:targetElement="id326" smil:type="dissolve"/>
                </anim:par>
                <anim:par smil:begin="0s" smil:fill="hold" presentation:node-type="with-previous" presentation:preset-class="entrance" presentation:preset-id="ooo-entrance-dissolve-in">
                  <anim:set smil:begin="0s" smil:dur="0.001s" smil:fill="hold" smil:targetElement="id739" smil:attributeName="visibility" smil:to="visible"/>
                  <anim:transitionFilter smil:dur="0.5s" smil:targetElement="id739" smil:type="dissolve"/>
                </anim:par>
                <anim:par smil:begin="0s" smil:fill="hold" presentation:node-type="with-previous" presentation:group-id="0" presentation:preset-class="entrance" presentation:preset-id="ooo-entrance-dissolve-in">
                  <anim:set smil:begin="0s" smil:dur="0.001s" smil:fill="hold" smil:targetElement="id740" smil:attributeName="visibility" smil:to="visible"/>
                  <anim:transitionFilter smil:dur="0.5s" smil:targetElement="id740" smil:type="dissolve"/>
                </anim:par>
                <anim:par smil:begin="0s" smil:fill="hold" presentation:node-type="with-previous" presentation:preset-class="entrance" presentation:preset-id="ooo-entrance-dissolve-in">
                  <anim:set smil:begin="0s" smil:dur="0.001s" smil:fill="hold" smil:targetElement="id741" smil:attributeName="visibility" smil:to="visible"/>
                  <anim:transitionFilter smil:dur="0.5s" smil:targetElement="id741" smil:type="dissolve"/>
                </anim:par>
                <anim:par smil:begin="0s" smil:fill="hold" presentation:node-type="with-previous" presentation:group-id="0" presentation:preset-class="entrance" presentation:preset-id="ooo-entrance-dissolve-in">
                  <anim:set smil:begin="0s" smil:dur="0.001s" smil:fill="hold" smil:targetElement="id742" smil:attributeName="visibility" smil:to="visible"/>
                  <anim:transitionFilter smil:dur="0.5s" smil:targetElement="id742" smil:type="dissolve"/>
                </anim:par>
                <anim:par smil:begin="0s" smil:fill="hold" presentation:node-type="with-previous" presentation:preset-class="entrance" presentation:preset-id="ooo-entrance-dissolve-in">
                  <anim:set smil:begin="0s" smil:dur="0.001s" smil:fill="hold" smil:targetElement="id743" smil:attributeName="visibility" smil:to="visible"/>
                  <anim:transitionFilter smil:dur="0.5s" smil:targetElement="id743" smil:type="dissolve"/>
                </anim:par>
                <anim:par smil:begin="0s" smil:fill="hold" presentation:node-type="with-previous" presentation:group-id="0" presentation:preset-class="entrance" presentation:preset-id="ooo-entrance-dissolve-in">
                  <anim:set smil:begin="0s" smil:dur="0.001s" smil:fill="hold" smil:targetElement="id744" smil:attributeName="visibility" smil:to="visible"/>
                  <anim:transitionFilter smil:dur="0.5s" smil:targetElement="id744"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745" smil:attributeName="visibility" smil:to="visible"/>
                  <anim:transitionFilter smil:dur="0.5s" smil:targetElement="id745" smil:type="dissolve"/>
                </anim:par>
                <anim:par smil:begin="0s" smil:fill="hold" presentation:node-type="with-previous" presentation:group-id="0" presentation:preset-class="entrance" presentation:preset-id="ooo-entrance-dissolve-in">
                  <anim:set smil:begin="0s" smil:dur="0.001s" smil:fill="hold" smil:targetElement="id746" smil:attributeName="visibility" smil:to="visible"/>
                  <anim:transitionFilter smil:dur="0.5s" smil:targetElement="id746" smil:type="dissolve"/>
                </anim:par>
                <anim:par smil:begin="0s" smil:fill="hold" presentation:node-type="with-previous" presentation:preset-class="entrance" presentation:preset-id="ooo-entrance-dissolve-in">
                  <anim:set smil:begin="0s" smil:dur="0.001s" smil:fill="hold" smil:targetElement="id304" smil:attributeName="visibility" smil:to="visible"/>
                  <anim:transitionFilter smil:dur="0.5s" smil:targetElement="id304" smil:type="dissolve"/>
                </anim:par>
                <anim:par smil:begin="0s" smil:fill="hold" presentation:node-type="with-previous" presentation:preset-class="entrance" presentation:preset-id="ooo-entrance-dissolve-in">
                  <anim:set smil:begin="0s" smil:dur="0.001s" smil:fill="hold" smil:targetElement="id305" smil:attributeName="visibility" smil:to="visible"/>
                  <anim:transitionFilter smil:dur="0.5s" smil:targetElement="id305" smil:type="dissolve"/>
                </anim:par>
                <anim:par smil:begin="0s" smil:fill="hold" presentation:node-type="with-previous" presentation:preset-class="entrance" presentation:preset-id="ooo-entrance-dissolve-in">
                  <anim:set smil:begin="0s" smil:dur="0.001s" smil:fill="hold" smil:targetElement="id306" smil:attributeName="visibility" smil:to="visible"/>
                  <anim:transitionFilter smil:dur="0.5s" smil:targetElement="id306" smil:type="dissolve"/>
                </anim:par>
                <anim:par smil:begin="0s" smil:fill="hold" presentation:node-type="with-previous" presentation:preset-class="entrance" presentation:preset-id="ooo-entrance-dissolve-in">
                  <anim:set smil:begin="0s" smil:dur="0.001s" smil:fill="hold" smil:targetElement="id310" smil:attributeName="visibility" smil:to="visible"/>
                  <anim:transitionFilter smil:dur="0.5s" smil:targetElement="id310" smil:type="dissolve"/>
                </anim:par>
                <anim:par smil:begin="0s" smil:fill="hold" presentation:node-type="with-previous" presentation:preset-class="entrance" presentation:preset-id="ooo-entrance-dissolve-in">
                  <anim:set smil:begin="0s" smil:dur="0.001s" smil:fill="hold" smil:targetElement="id308" smil:attributeName="visibility" smil:to="visible"/>
                  <anim:transitionFilter smil:dur="0.5s" smil:targetElement="id308" smil:type="dissolve"/>
                </anim:par>
                <anim:par smil:begin="0s" smil:fill="hold" presentation:node-type="with-previous" presentation:preset-class="entrance" presentation:preset-id="ooo-entrance-dissolve-in">
                  <anim:set smil:begin="0s" smil:dur="0.001s" smil:fill="hold" smil:targetElement="id307" smil:attributeName="visibility" smil:to="visible"/>
                  <anim:transitionFilter smil:dur="0.5s" smil:targetElement="id307" smil:type="dissolve"/>
                </anim:par>
                <anim:par smil:begin="0s" smil:fill="hold" presentation:node-type="with-previous" presentation:preset-class="entrance" presentation:preset-id="ooo-entrance-dissolve-in">
                  <anim:set smil:begin="0s" smil:dur="0.001s" smil:fill="hold" smil:targetElement="id311" smil:attributeName="visibility" smil:to="visible"/>
                  <anim:transitionFilter smil:dur="0.5s" smil:targetElement="id311" smil:type="dissolve"/>
                </anim:par>
                <anim:par smil:begin="0s" smil:fill="hold" presentation:node-type="with-previous" presentation:preset-class="entrance" presentation:preset-id="ooo-entrance-dissolve-in">
                  <anim:set smil:begin="0s" smil:dur="0.001s" smil:fill="hold" smil:targetElement="id312" smil:attributeName="visibility" smil:to="visible"/>
                  <anim:transitionFilter smil:dur="0.5s" smil:targetElement="id312" smil:type="dissolve"/>
                </anim:par>
                <anim:par smil:begin="0s" smil:fill="hold" presentation:node-type="with-previous" presentation:preset-class="entrance" presentation:preset-id="ooo-entrance-dissolve-in">
                  <anim:set smil:begin="0s" smil:dur="0.001s" smil:fill="hold" smil:targetElement="id747" smil:attributeName="visibility" smil:to="visible"/>
                  <anim:transitionFilter smil:dur="0.5s" smil:targetElement="id747" smil:type="dissolve"/>
                </anim:par>
                <anim:par smil:begin="0s" smil:fill="hold" presentation:node-type="with-previous" presentation:preset-class="entrance" presentation:preset-id="ooo-entrance-dissolve-in">
                  <anim:set smil:begin="0s" smil:dur="0.001s" smil:fill="hold" smil:targetElement="id748" smil:attributeName="visibility" smil:to="visible"/>
                  <anim:transitionFilter smil:dur="0.5s" smil:targetElement="id748" smil:type="dissolve"/>
                </anim:par>
                <anim:par smil:begin="0s" smil:fill="hold" presentation:node-type="with-previous" presentation:preset-class="entrance" presentation:preset-id="ooo-entrance-dissolve-in">
                  <anim:set smil:begin="0s" smil:dur="0.001s" smil:fill="hold" smil:targetElement="id749" smil:attributeName="visibility" smil:to="visible"/>
                  <anim:transitionFilter smil:dur="0.5s" smil:targetElement="id749" smil:type="dissolve"/>
                </anim:par>
                <anim:par smil:begin="0s" smil:fill="hold" presentation:node-type="with-previous" presentation:preset-class="entrance" presentation:preset-id="ooo-entrance-dissolve-in">
                  <anim:set smil:begin="0s" smil:dur="0.001s" smil:fill="hold" smil:targetElement="id750" smil:attributeName="visibility" smil:to="visible"/>
                  <anim:transitionFilter smil:dur="0.5s" smil:targetElement="id750" smil:type="dissolve"/>
                </anim:par>
                <anim:par smil:begin="0s" smil:fill="hold" presentation:node-type="with-previous" presentation:preset-class="entrance" presentation:preset-id="ooo-entrance-dissolve-in">
                  <anim:set smil:begin="0s" smil:dur="0.001s" smil:fill="hold" smil:targetElement="id751" smil:attributeName="visibility" smil:to="visible"/>
                  <anim:transitionFilter smil:dur="0.5s" smil:targetElement="id751" smil:type="dissolve"/>
                </anim:par>
                <anim:par smil:begin="0s" smil:fill="hold" presentation:node-type="with-previous" presentation:preset-class="entrance" presentation:preset-id="ooo-entrance-dissolve-in">
                  <anim:set smil:begin="0s" smil:dur="0.001s" smil:fill="hold" smil:targetElement="id752" smil:attributeName="visibility" smil:to="visible"/>
                  <anim:transitionFilter smil:dur="0.5s" smil:targetElement="id752" smil:type="dissolve"/>
                </anim:par>
                <anim:par smil:begin="0s" smil:fill="hold" presentation:node-type="with-previous" presentation:preset-class="entrance" presentation:preset-id="ooo-entrance-dissolve-in">
                  <anim:set smil:begin="0s" smil:dur="0.001s" smil:fill="hold" smil:targetElement="id753" smil:attributeName="visibility" smil:to="visible"/>
                  <anim:transitionFilter smil:dur="0.5s" smil:targetElement="id753" smil:type="dissolve"/>
                </anim:par>
                <anim:par smil:begin="0s" smil:fill="hold" presentation:node-type="with-previous" presentation:preset-class="entrance" presentation:preset-id="ooo-entrance-dissolve-in">
                  <anim:set smil:begin="0s" smil:dur="0.001s" smil:fill="hold" smil:targetElement="id754" smil:attributeName="visibility" smil:to="visible"/>
                  <anim:transitionFilter smil:dur="0.5s" smil:targetElement="id754" smil:type="dissolve"/>
                </anim:par>
                <anim:par smil:begin="0s" smil:fill="hold" presentation:node-type="with-previous" presentation:group-id="0" presentation:preset-class="entrance" presentation:preset-id="ooo-entrance-dissolve-in">
                  <anim:set smil:begin="0s" smil:dur="0.001s" smil:fill="hold" smil:targetElement="id755" smil:attributeName="visibility" smil:to="visible"/>
                  <anim:transitionFilter smil:dur="0.5s" smil:targetElement="id755" smil:type="dissolve"/>
                </anim:par>
                <anim:par smil:begin="0s" smil:fill="hold" presentation:node-type="with-previous" presentation:group-id="0" presentation:preset-class="entrance" presentation:preset-id="ooo-entrance-dissolve-in">
                  <anim:set smil:begin="0s" smil:dur="0.001s" smil:fill="hold" smil:targetElement="id756" smil:attributeName="visibility" smil:to="visible"/>
                  <anim:transitionFilter smil:dur="0.5s" smil:targetElement="id756" smil:type="dissolve"/>
                </anim:par>
                <anim:par smil:begin="0s" smil:fill="hold" presentation:node-type="with-previous" presentation:group-id="0" presentation:preset-class="entrance" presentation:preset-id="ooo-entrance-dissolve-in">
                  <anim:set smil:begin="0s" smil:dur="0.001s" smil:fill="hold" smil:targetElement="id757" smil:attributeName="visibility" smil:to="visible"/>
                  <anim:transitionFilter smil:dur="0.5s" smil:targetElement="id757" smil:type="dissolve"/>
                </anim:par>
                <anim:par smil:begin="0s" smil:fill="hold" presentation:node-type="with-previous" presentation:group-id="0" presentation:preset-class="entrance" presentation:preset-id="ooo-entrance-dissolve-in">
                  <anim:set smil:begin="0s" smil:dur="0.001s" smil:fill="hold" smil:targetElement="id758" smil:attributeName="visibility" smil:to="visible"/>
                  <anim:transitionFilter smil:dur="0.5s" smil:targetElement="id758" smil:type="dissolve"/>
                </anim:par>
                <anim:par smil:begin="0s" smil:fill="hold" presentation:node-type="with-previous" presentation:group-id="0" presentation:preset-class="entrance" presentation:preset-id="ooo-entrance-dissolve-in">
                  <anim:set smil:begin="0s" smil:dur="0.001s" smil:fill="hold" smil:targetElement="id759" smil:attributeName="visibility" smil:to="visible"/>
                  <anim:transitionFilter smil:dur="0.5s" smil:targetElement="id759" smil:type="dissolve"/>
                </anim:par>
                <anim:par smil:begin="0s" smil:fill="hold" presentation:node-type="with-previous" presentation:group-id="0" presentation:preset-class="entrance" presentation:preset-id="ooo-entrance-dissolve-in">
                  <anim:set smil:begin="0s" smil:dur="0.001s" smil:fill="hold" smil:targetElement="id760" smil:attributeName="visibility" smil:to="visible"/>
                  <anim:transitionFilter smil:dur="0.5s" smil:targetElement="id760" smil:type="dissolve"/>
                </anim:par>
                <anim:par smil:begin="0s" smil:fill="hold" presentation:node-type="with-previous" presentation:group-id="0" presentation:preset-class="entrance" presentation:preset-id="ooo-entrance-dissolve-in">
                  <anim:set smil:begin="0s" smil:dur="0.001s" smil:fill="hold" smil:targetElement="id761" smil:attributeName="visibility" smil:to="visible"/>
                  <anim:transitionFilter smil:dur="0.5s" smil:targetElement="id761" smil:type="dissolve"/>
                </anim:par>
                <anim:par smil:begin="0s" smil:fill="hold" presentation:node-type="with-previous" presentation:group-id="0" presentation:preset-class="entrance" presentation:preset-id="ooo-entrance-dissolve-in">
                  <anim:set smil:begin="0s" smil:dur="0.001s" smil:fill="hold" smil:targetElement="id762" smil:attributeName="visibility" smil:to="visible"/>
                  <anim:transitionFilter smil:dur="0.5s" smil:targetElement="id762" smil:type="dissolve"/>
                </anim:par>
                <anim:par smil:begin="0s" smil:fill="hold" presentation:node-type="with-previous" presentation:group-id="0" presentation:preset-class="entrance" presentation:preset-id="ooo-entrance-dissolve-in">
                  <anim:set smil:begin="0s" smil:dur="0.001s" smil:fill="hold" smil:targetElement="id763" smil:attributeName="visibility" smil:to="visible"/>
                  <anim:transitionFilter smil:dur="0.5s" smil:targetElement="id763" smil:type="dissolve"/>
                </anim:par>
                <anim:par smil:begin="0s" smil:fill="hold" presentation:node-type="with-previous" presentation:group-id="0" presentation:preset-class="entrance" presentation:preset-id="ooo-entrance-dissolve-in">
                  <anim:set smil:begin="0s" smil:dur="0.001s" smil:fill="hold" smil:targetElement="id313" smil:attributeName="visibility" smil:to="visible"/>
                  <anim:transitionFilter smil:dur="0.5s" smil:targetElement="id313" smil:type="dissolve"/>
                </anim:par>
                <anim:par smil:begin="0s" smil:fill="hold" presentation:node-type="with-previous" presentation:group-id="0" presentation:preset-class="entrance" presentation:preset-id="ooo-entrance-dissolve-in">
                  <anim:set smil:begin="0s" smil:dur="0.001s" smil:fill="hold" smil:targetElement="id764" smil:attributeName="visibility" smil:to="visible"/>
                  <anim:transitionFilter smil:dur="0.5s" smil:targetElement="id764" smil:type="dissolve"/>
                </anim:par>
                <anim:par smil:begin="0s" smil:fill="hold" presentation:node-type="with-previous" presentation:group-id="0" presentation:preset-class="entrance" presentation:preset-id="ooo-entrance-dissolve-in">
                  <anim:set smil:begin="0s" smil:dur="0.001s" smil:fill="hold" smil:targetElement="id765" smil:attributeName="visibility" smil:to="visible"/>
                  <anim:transitionFilter smil:dur="0.5s" smil:targetElement="id765" smil:type="dissolve"/>
                </anim:par>
                <anim:par smil:begin="0s" smil:fill="hold" presentation:node-type="with-previous" presentation:group-id="0" presentation:preset-class="entrance" presentation:preset-id="ooo-entrance-dissolve-in">
                  <anim:set smil:begin="0s" smil:dur="0.001s" smil:fill="hold" smil:targetElement="id766" smil:attributeName="visibility" smil:to="visible"/>
                  <anim:transitionFilter smil:dur="0.5s" smil:targetElement="id766" smil:type="dissolve"/>
                </anim:par>
                <anim:par smil:begin="0s" smil:fill="hold" presentation:node-type="with-previous" presentation:group-id="0" presentation:preset-class="entrance" presentation:preset-id="ooo-entrance-dissolve-in">
                  <anim:set smil:begin="0s" smil:dur="0.001s" smil:fill="hold" smil:targetElement="id767" smil:attributeName="visibility" smil:to="visible"/>
                  <anim:transitionFilter smil:dur="0.5s" smil:targetElement="id767" smil:type="dissolve"/>
                </anim:par>
                <anim:par smil:begin="0s" smil:fill="hold" presentation:node-type="with-previous" presentation:group-id="0" presentation:preset-class="entrance" presentation:preset-id="ooo-entrance-dissolve-in">
                  <anim:set smil:begin="0s" smil:dur="0.001s" smil:fill="hold" smil:targetElement="id768" smil:attributeName="visibility" smil:to="visible"/>
                  <anim:transitionFilter smil:dur="0.5s" smil:targetElement="id768" smil:type="dissolve"/>
                </anim:par>
                <anim:par smil:begin="0s" smil:fill="hold" presentation:node-type="with-previous" presentation:preset-class="entrance" presentation:preset-id="ooo-entrance-dissolve-in">
                  <anim:set smil:begin="0s" smil:dur="0.001s" smil:fill="hold" smil:targetElement="id309" smil:attributeName="visibility" smil:to="visible"/>
                  <anim:transitionFilter smil:dur="0.5s" smil:targetElement="id309" smil:type="dissolve"/>
                </anim:par>
                <anim:par smil:begin="0s" smil:fill="hold" presentation:node-type="with-previous" presentation:preset-class="entrance" presentation:preset-id="ooo-entrance-dissolve-in">
                  <anim:set smil:begin="0s" smil:dur="0.001s" smil:fill="hold" smil:targetElement="id769" smil:attributeName="visibility" smil:to="visible"/>
                  <anim:transitionFilter smil:dur="0.5s" smil:targetElement="id769" smil:type="dissolve"/>
                </anim:par>
                <anim:par smil:begin="0s" smil:fill="hold" presentation:node-type="with-previous" presentation:group-id="0" presentation:preset-class="entrance" presentation:preset-id="ooo-entrance-dissolve-in">
                  <anim:set smil:begin="0s" smil:dur="0.001s" smil:fill="hold" smil:targetElement="id770" smil:attributeName="visibility" smil:to="visible"/>
                  <anim:transitionFilter smil:dur="0.5s" smil:targetElement="id770" smil:type="dissolve"/>
                </anim:par>
              </anim:par>
            </anim:par>
          </anim:seq>
        </anim:par>
        <presentation:notes draw:style-name="dp2">
          <draw:page-thumbnail draw:style-name="gr1" draw:layer="layout" svg:width="7.142cm" svg:height="9.524cm" svg:x="5.953cm" svg:y="1.93cm" draw:page-number="24" presentation:class="page"/>
          <draw:frame presentation:style-name="pr3" draw:layer="layout" svg:width="15.239cm" svg:height="11.43cm" svg:x="1.905cm" svg:y="12.064cm" presentation:class="notes" presentation:placeholder="true">
            <draw:text-box/>
          </draw:frame>
        </presentation:notes>
      </draw:page>
      <draw:page draw:name="page25" draw:style-name="dp1" draw:master-page-name="Výchozí" presentation:presentation-page-layout-name="AL2T1">
        <office:forms form:automatic-focus="false" form:apply-design-mode="false"/>
        <draw:custom-shape draw:style-name="gr2" draw:text-style-name="P2" draw:layer="layout" svg:width="1.481cm" svg:height="0.853cm" svg:x="17.357cm" svg:y="15.24cm">
          <text:list text:style-name="L2">
            <text:list-header>
              <text:p text:style-name="P6"><text:span text:style-name="T5">0/7</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6.087cm" svg:y="14.728cm">
          <text:list text:style-name="L2">
            <text:list-header>
              <text:p text:style-name="P4"><text:span text:style-name="T2">v</text:span><text:span text:style-name="T3">6</text:span></text:p>
            </text:list-header>
          </text:list>
          <draw:enhanced-geometry svg:viewBox="0 0 21600 21600" draw:type="mso-spt202" draw:enhanced-path="M 0 0 L 21600 0 21600 21600 0 21600 0 0 Z N"/>
        </draw:custom-shape>
        <draw:frame presentation:style-name="pr4" draw:text-style-name="P2" draw:layer="layout" svg:width="22.86cm" svg:height="3.176cm" svg:x="1.27cm" svg:y="0.762cm" presentation:class="title" presentation:user-transformed="true">
          <draw:text-box>
            <text:list text:style-name="L1">
              <text:list-header>
                <text:p text:style-name="P1">Computing a blocking flow in <text:span text:style-name="T13">L</text:span><text:span text:style-name="T14">f</text:span></text:p>
              </text:list-header>
            </text:list>
          </draw:text-box>
        </draw:frame>
        <draw:custom-shape draw:style-name="gr3" draw:text-style-name="P2" draw:id="id332" draw:layer="layout" svg:width="0.423cm" svg:height="0.384cm" svg:x="5.927cm" svg:y="15.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33" draw:layer="layout" svg:width="0.424cm" svg:height="0.384cm" svg:x="8.678cm" svg:y="13.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34" draw:layer="layout" svg:width="0.423cm" svg:height="0.384cm" svg:x="11.43cm" svg:y="13.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38" draw:layer="layout" svg:width="0.423cm" svg:height="0.384cm" svg:x="20.955cm" svg:y="15.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36" draw:layer="layout" svg:width="0.424cm" svg:height="0.384cm" svg:x="13.758cm" svg:y="15.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35" draw:layer="layout" svg:width="0.423cm" svg:height="0.384cm" svg:x="11.43cm" svg:y="15.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39" draw:layer="layout" svg:width="0.424cm" svg:height="0.384cm" svg:x="13.758cm" svg:y="13.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40" draw:layer="layout" svg:width="0.424cm" svg:height="0.384cm" svg:x="16.298cm" svg:y="15.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5" draw:id="id776" draw:layer="layout" draw:type="line" svg:x1="6.288cm" svg:y1="15.759cm" svg:x2="8.74cm" svg:y2="13.914cm" draw:start-shape="id332" draw:start-glue-point="11" draw:end-shape="id333" draw:end-glue-point="7" svg:d="m6288 15759 2452-1845">
          <text:p/>
        </draw:connector>
        <draw:connector draw:style-name="gr4" draw:text-style-name="P5" draw:layer="layout" draw:type="line" svg:x1="9.102cm" svg:y1="13.778cm" svg:x2="11.43cm" svg:y2="13.778cm" draw:start-shape="id333" draw:start-glue-point="10" draw:end-shape="id334" draw:end-glue-point="6" svg:d="m9102 13778h2328">
          <text:p/>
        </draw:connector>
        <draw:connector draw:style-name="gr4" draw:text-style-name="P5" draw:id="id774" draw:layer="layout" draw:type="line" svg:x1="11.853cm" svg:y1="15.895cm" svg:x2="13.758cm" svg:y2="15.895cm" draw:start-shape="id335" draw:start-glue-point="10" draw:end-shape="id336" draw:end-glue-point="6" svg:d="m11853 15895h1905">
          <text:p/>
        </draw:connector>
        <draw:connector draw:style-name="gr4" draw:text-style-name="P5" draw:id="id771" draw:layer="layout" draw:type="line" svg:x1="19.262cm" svg:y1="15.895cm" svg:x2="20.955cm" svg:y2="15.895cm" draw:start-shape="id337" draw:start-glue-point="10" draw:end-shape="id338" draw:end-glue-point="6" svg:d="m19262 15895h1693">
          <text:p/>
        </draw:connector>
        <draw:connector draw:style-name="gr4" draw:text-style-name="P5" draw:layer="layout" draw:type="line" svg:x1="11.853cm" svg:y1="13.778cm" svg:x2="13.758cm" svg:y2="13.778cm" draw:start-shape="id334" draw:start-glue-point="10" draw:end-shape="id339" draw:end-glue-point="6" svg:d="m11853 13778h1905">
          <text:p/>
        </draw:connector>
        <draw:connector draw:style-name="gr4" draw:text-style-name="P5" draw:id="id773" draw:layer="layout" draw:type="line" svg:x1="14.182cm" svg:y1="15.895cm" svg:x2="16.298cm" svg:y2="15.895cm" draw:start-shape="id336" draw:start-glue-point="10" draw:end-shape="id340" draw:end-glue-point="6" svg:d="m14182 15895h2116">
          <text:p/>
        </draw:connector>
        <draw:connector draw:style-name="gr4" draw:text-style-name="P5" draw:layer="layout" draw:type="line" svg:x1="11.791cm" svg:y1="13.914cm" svg:x2="13.758cm" svg:y2="15.666cm" draw:start-shape="id334" draw:start-glue-point="9" draw:end-shape="id341" draw:end-glue-point="1" svg:d="m11791 13914 1967 1752">
          <text:p/>
        </draw:connector>
        <draw:connector draw:style-name="gr4" draw:text-style-name="P5" draw:id="id775" draw:layer="layout" draw:type="line" svg:x1="9.04cm" svg:y1="13.914cm" svg:x2="11.641cm" svg:y2="15.703cm" draw:start-shape="id333" draw:start-glue-point="9" draw:end-shape="id335" draw:end-glue-point="4" svg:d="m9040 13914 2601 1789">
          <text:p/>
        </draw:connector>
        <draw:custom-shape draw:style-name="gr2" draw:text-style-name="P2" draw:layer="layout" svg:width="0.846cm" svg:height="0.937cm" svg:x="5.292cm" svg:y="15.363cm">
          <text:list text:style-name="L2">
            <text:list-header>
              <text:p text:style-name="P4"><text:span text:style-name="T2">s</text:span></text:p>
            </text:list-header>
          </text:list>
          <draw:enhanced-geometry svg:viewBox="0 0 21600 21600" draw:type="mso-spt202" draw:enhanced-path="M 0 0 L 21600 0 21600 21600 0 21600 0 0 Z N"/>
        </draw:custom-shape>
        <draw:custom-shape draw:style-name="gr2" draw:text-style-name="P2" draw:layer="layout" svg:width="0.847cm" svg:height="0.937cm" svg:x="21.378cm" svg:y="15.363cm">
          <text:list text:style-name="L2">
            <text:list-header>
              <text:p text:style-name="P4"><text:span text:style-name="T2">t</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3.547cm" svg:y="14.605cm">
          <text:list text:style-name="L2">
            <text:list-header>
              <text:p text:style-name="P4"><text:span text:style-name="T2">v</text:span><text:span text:style-name="T3">4</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11.218cm" svg:y="14.605cm">
          <text:list text:style-name="L2">
            <text:list-header>
              <text:p text:style-name="P4"><text:span text:style-name="T2">v</text:span><text:span text:style-name="T3">5</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8.627cm" svg:y="14.728cm">
          <text:list text:style-name="L2">
            <text:list-header>
              <text:p text:style-name="P4"><text:span text:style-name="T2">v</text:span><text:span text:style-name="T3">7</text:span></text:p>
            </text:list-header>
          </text:list>
          <draw:enhanced-geometry svg:viewBox="0 0 21600 21600" draw:type="mso-spt202" draw:enhanced-path="M 0 0 L 21600 0 21600 21600 0 21600 0 0 Z N"/>
        </draw:custom-shape>
        <draw:custom-shape draw:style-name="gr2" draw:text-style-name="P2" draw:layer="layout" svg:width="1.905cm" svg:height="0.853cm" svg:x="6.35cm" svg:y="14.393cm">
          <text:list text:style-name="L2">
            <text:list-header>
              <text:p text:style-name="P6"><text:span text:style-name="T5">0/4</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9.737cm" svg:y="13.123cm">
          <text:list text:style-name="L2">
            <text:list-header>
              <text:p text:style-name="P6"><text:span text:style-name="T5">0/3</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9.102cm" svg:y="14.393cm">
          <text:list text:style-name="L2">
            <text:list-header>
              <text:p text:style-name="P6"><text:span text:style-name="T5">0/6</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19.685cm" svg:y="15.24cm">
          <text:list text:style-name="L2">
            <text:list-header>
              <text:p text:style-name="P6"><text:span text:style-name="T5">0/2</text:span></text:p>
            </text:list-header>
          </text:list>
          <draw:enhanced-geometry svg:viewBox="0 0 21600 21600" draw:type="mso-spt202" draw:enhanced-path="M 0 0 L 21600 0 21600 21600 0 21600 0 0 Z N"/>
        </draw:custom-shape>
        <draw:custom-shape draw:style-name="gr2" draw:text-style-name="P2" draw:id="id341" draw:layer="layout" svg:width="1.481cm" svg:height="0.853cm" svg:x="12.277cm" svg:y="15.24cm">
          <text:list text:style-name="L2">
            <text:list-header>
              <text:p text:style-name="P6"><text:span text:style-name="T5">0/5</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14.605cm" svg:y="15.24cm">
          <text:list text:style-name="L2">
            <text:list-header>
              <text:p text:style-name="P6"><text:span text:style-name="T5">0/9</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8.467cm" svg:y="12.612cm">
          <text:list text:style-name="L2">
            <text:list-header>
              <text:p text:style-name="P4"><text:span text:style-name="T2">v</text:span><text:span text:style-name="T3">1</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11.218cm" svg:y="12.612cm">
          <text:list text:style-name="L2">
            <text:list-header>
              <text:p text:style-name="P4"><text:span text:style-name="T2">v</text:span><text:span text:style-name="T3">2</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3.547cm" svg:y="12.7cm">
          <text:list text:style-name="L2">
            <text:list-header>
              <text:p text:style-name="P4"><text:span text:style-name="T2">v</text:span><text:span text:style-name="T3">3</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12.277cm" svg:y="13.123cm">
          <text:list text:style-name="L2">
            <text:list-header>
              <text:p text:style-name="P6"><text:span text:style-name="T5">0/6</text:span></text:p>
            </text:list-header>
          </text:list>
          <draw:enhanced-geometry svg:viewBox="0 0 21600 21600" draw:type="mso-spt202" draw:enhanced-path="M 0 0 L 21600 0 21600 21600 0 21600 0 0 Z N"/>
        </draw:custom-shape>
        <draw:custom-shape draw:style-name="gr3" draw:text-style-name="P2" draw:id="id337" draw:layer="layout" svg:width="0.424cm" svg:height="0.384cm" svg:x="18.838cm" svg:y="15.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5" draw:id="id772" draw:layer="layout" draw:type="line" svg:x1="16.722cm" svg:y1="15.895cm" svg:x2="18.838cm" svg:y2="15.895cm" draw:start-shape="id340" draw:start-glue-point="10" draw:end-shape="id337" draw:end-glue-point="6" svg:d="m16722 15895h2116">
          <text:p/>
        </draw:connector>
        <draw:custom-shape draw:style-name="gr2" draw:text-style-name="P2" draw:layer="layout" svg:width="1.481cm" svg:height="0.853cm" svg:x="12.277cm" svg:y="13.97cm">
          <text:list text:style-name="L2">
            <text:list-header>
              <text:p text:style-name="P6"><text:span text:style-name="T5">0/1</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mphasis" presentation:preset-id="ooo-emphasis-line-color" presentation:preset-sub-type="2">
                  <anim:animateColor smil:dur="0.5s" smil:fill="hold" smil:targetElement="id771" smil:attributeName="stroke-color" smil:to="#ff3300" anim:color-interpolation="rgb" anim:color-interpolation-direction="clockwise"/>
                  <anim:set smil:dur="0.5s" smil:fill="hold" smil:targetElement="id771" smil:attributeName="stroke" smil:to="solid"/>
                </anim:par>
              </anim:par>
              <anim:par smil:begin="0.5s" smil:fill="hold">
                <anim:par smil:begin="0s" smil:fill="hold" presentation:node-type="after-previous" presentation:preset-class="emphasis" presentation:preset-id="ooo-emphasis-line-color" presentation:preset-sub-type="2">
                  <anim:animateColor smil:dur="0.5s" smil:fill="hold" smil:targetElement="id772" smil:attributeName="stroke-color" smil:to="#ff3300" anim:color-interpolation="rgb" anim:color-interpolation-direction="clockwise"/>
                  <anim:set smil:dur="0.5s" smil:fill="hold" smil:targetElement="id772" smil:attributeName="stroke" smil:to="solid"/>
                </anim:par>
              </anim:par>
              <anim:par smil:begin="1s" smil:fill="hold">
                <anim:par smil:begin="0s" smil:fill="hold" presentation:node-type="after-previous" presentation:preset-class="emphasis" presentation:preset-id="ooo-emphasis-line-color" presentation:preset-sub-type="2">
                  <anim:animateColor smil:dur="0.5s" smil:fill="hold" smil:targetElement="id773" smil:attributeName="stroke-color" smil:to="#ff3300" anim:color-interpolation="rgb" anim:color-interpolation-direction="clockwise"/>
                  <anim:set smil:dur="0.5s" smil:fill="hold" smil:targetElement="id773" smil:attributeName="stroke" smil:to="solid"/>
                </anim:par>
              </anim:par>
              <anim:par smil:begin="1.5s" smil:fill="hold">
                <anim:par smil:begin="0s" smil:fill="hold" presentation:node-type="after-previous" presentation:preset-class="emphasis" presentation:preset-id="ooo-emphasis-line-color" presentation:preset-sub-type="2">
                  <anim:animateColor smil:dur="0.5s" smil:fill="hold" smil:targetElement="id774" smil:attributeName="stroke-color" smil:to="#ff3300" anim:color-interpolation="rgb" anim:color-interpolation-direction="clockwise"/>
                  <anim:set smil:dur="0.5s" smil:fill="hold" smil:targetElement="id774" smil:attributeName="stroke" smil:to="solid"/>
                </anim:par>
              </anim:par>
              <anim:par smil:begin="2s" smil:fill="hold">
                <anim:par smil:begin="0s" smil:fill="hold" presentation:node-type="after-previous" presentation:preset-class="emphasis" presentation:preset-id="ooo-emphasis-line-color" presentation:preset-sub-type="2">
                  <anim:animateColor smil:dur="0.5s" smil:fill="hold" smil:targetElement="id775" smil:attributeName="stroke-color" smil:to="#ff3300" anim:color-interpolation="rgb" anim:color-interpolation-direction="clockwise"/>
                  <anim:set smil:dur="0.5s" smil:fill="hold" smil:targetElement="id775" smil:attributeName="stroke" smil:to="solid"/>
                </anim:par>
              </anim:par>
              <anim:par smil:begin="2.5s" smil:fill="hold">
                <anim:par smil:begin="0s" smil:fill="hold" presentation:node-type="after-previous" presentation:preset-class="emphasis" presentation:preset-id="ooo-emphasis-line-color" presentation:preset-sub-type="2">
                  <anim:animateColor smil:dur="0.5s" smil:fill="hold" smil:targetElement="id776" smil:attributeName="stroke-color" smil:to="#ff3300" anim:color-interpolation="rgb" anim:color-interpolation-direction="clockwise"/>
                  <anim:set smil:dur="0.5s" smil:fill="hold" smil:targetElement="id776" smil:attributeName="stroke" smil:to="solid"/>
                </anim:par>
              </anim:par>
            </anim:par>
          </anim:seq>
        </anim:par>
        <presentation:notes draw:style-name="dp2">
          <draw:page-thumbnail draw:style-name="gr1" draw:layer="layout" svg:width="7.142cm" svg:height="9.524cm" svg:x="5.953cm" svg:y="1.93cm" draw:page-number="25" presentation:class="page"/>
          <draw:frame presentation:style-name="pr3" draw:layer="layout" svg:width="15.239cm" svg:height="11.43cm" svg:x="1.905cm" svg:y="12.064cm" presentation:class="notes" presentation:placeholder="true">
            <draw:text-box/>
          </draw:frame>
        </presentation:notes>
      </draw:page>
      <draw:page draw:name="page26" draw:style-name="dp1" draw:master-page-name="Výchozí" presentation:presentation-page-layout-name="AL2T1">
        <office:forms form:automatic-focus="false" form:apply-design-mode="false"/>
        <draw:custom-shape draw:style-name="gr2" draw:text-style-name="P2" draw:layer="layout" svg:width="1.481cm" svg:height="0.853cm" svg:x="17.357cm" svg:y="15.24cm">
          <text:list text:style-name="L2">
            <text:list-header>
              <text:p text:style-name="P6"><text:span text:style-name="T5">2/7</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6.087cm" svg:y="14.728cm">
          <text:list text:style-name="L2">
            <text:list-header>
              <text:p text:style-name="P4"><text:span text:style-name="T2">v</text:span><text:span text:style-name="T3">6</text:span></text:p>
            </text:list-header>
          </text:list>
          <draw:enhanced-geometry svg:viewBox="0 0 21600 21600" draw:type="mso-spt202" draw:enhanced-path="M 0 0 L 21600 0 21600 21600 0 21600 0 0 Z N"/>
        </draw:custom-shape>
        <draw:frame presentation:style-name="pr4" draw:text-style-name="P2" draw:layer="layout" svg:width="22.86cm" svg:height="3.176cm" svg:x="1.27cm" svg:y="0.762cm" presentation:class="title" presentation:user-transformed="true">
          <draw:text-box>
            <text:list text:style-name="L1">
              <text:list-header>
                <text:p text:style-name="P1">Computing a blocking flow in <text:span text:style-name="T13">L</text:span><text:span text:style-name="T14">f</text:span></text:p>
              </text:list-header>
            </text:list>
          </draw:text-box>
        </draw:frame>
        <draw:custom-shape draw:style-name="gr3" draw:text-style-name="P2" draw:id="id342" draw:layer="layout" svg:width="0.423cm" svg:height="0.384cm" svg:x="5.927cm" svg:y="15.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43" draw:layer="layout" svg:width="0.424cm" svg:height="0.384cm" svg:x="8.678cm" svg:y="13.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44" draw:layer="layout" svg:width="0.423cm" svg:height="0.384cm" svg:x="11.43cm" svg:y="13.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48" draw:layer="layout" svg:width="0.423cm" svg:height="0.384cm" svg:x="20.955cm" svg:y="15.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46" draw:layer="layout" svg:width="0.424cm" svg:height="0.384cm" svg:x="13.758cm" svg:y="15.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45" draw:layer="layout" svg:width="0.423cm" svg:height="0.384cm" svg:x="11.43cm" svg:y="15.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49" draw:layer="layout" svg:width="0.424cm" svg:height="0.384cm" svg:x="13.758cm" svg:y="13.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50" draw:layer="layout" svg:width="0.424cm" svg:height="0.384cm" svg:x="16.298cm" svg:y="15.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5" draw:layer="layout" draw:type="line" svg:x1="6.288cm" svg:y1="15.759cm" svg:x2="8.74cm" svg:y2="13.914cm" draw:start-shape="id342" draw:start-glue-point="11" draw:end-shape="id343" draw:end-glue-point="7" svg:d="m6288 15759 2452-1845">
          <text:p/>
        </draw:connector>
        <draw:connector draw:style-name="gr4" draw:text-style-name="P5" draw:layer="layout" draw:type="line" svg:x1="9.102cm" svg:y1="13.778cm" svg:x2="11.43cm" svg:y2="13.778cm" draw:start-shape="id343" draw:start-glue-point="10" draw:end-shape="id344" draw:end-glue-point="6" svg:d="m9102 13778h2328">
          <text:p/>
        </draw:connector>
        <draw:connector draw:style-name="gr10" draw:text-style-name="P5" draw:layer="layout" draw:type="line" svg:x1="11.853cm" svg:y1="15.895cm" svg:x2="13.758cm" svg:y2="15.895cm" draw:start-shape="id345" draw:start-glue-point="10" draw:end-shape="id346" draw:end-glue-point="6" svg:d="m11853 15895h1905">
          <text:p/>
        </draw:connector>
        <draw:connector draw:style-name="gr10" draw:text-style-name="P5" draw:id="id777" draw:layer="layout" draw:type="line" svg:x1="19.262cm" svg:y1="15.895cm" svg:x2="20.955cm" svg:y2="15.895cm" draw:start-shape="id347" draw:start-glue-point="10" draw:end-shape="id348" draw:end-glue-point="6" svg:d="m19262 15895h1693">
          <text:p/>
        </draw:connector>
        <draw:connector draw:style-name="gr4" draw:text-style-name="P5" draw:layer="layout" draw:type="line" svg:x1="11.853cm" svg:y1="13.778cm" svg:x2="13.758cm" svg:y2="13.778cm" draw:start-shape="id344" draw:start-glue-point="10" draw:end-shape="id349" draw:end-glue-point="6" svg:d="m11853 13778h1905">
          <text:p/>
        </draw:connector>
        <draw:connector draw:style-name="gr10" draw:text-style-name="P5" draw:layer="layout" draw:type="line" svg:x1="14.182cm" svg:y1="15.895cm" svg:x2="16.298cm" svg:y2="15.895cm" draw:start-shape="id346" draw:start-glue-point="10" draw:end-shape="id350" draw:end-glue-point="6" svg:d="m14182 15895h2116">
          <text:p/>
        </draw:connector>
        <draw:connector draw:style-name="gr4" draw:text-style-name="P5" draw:layer="layout" draw:type="line" svg:x1="11.791cm" svg:y1="13.914cm" svg:x2="13.758cm" svg:y2="15.666cm" draw:start-shape="id344" draw:start-glue-point="9" draw:end-shape="id351" draw:end-glue-point="1" svg:d="m11791 13914 1967 1752">
          <text:p/>
        </draw:connector>
        <draw:connector draw:style-name="gr10" draw:text-style-name="P5" draw:layer="layout" draw:type="line" svg:x1="9.04cm" svg:y1="13.914cm" svg:x2="11.641cm" svg:y2="15.703cm" draw:start-shape="id343" draw:start-glue-point="9" draw:end-shape="id345" draw:end-glue-point="4" svg:d="m9040 13914 2601 1789">
          <text:p/>
        </draw:connector>
        <draw:custom-shape draw:style-name="gr2" draw:text-style-name="P2" draw:layer="layout" svg:width="0.846cm" svg:height="0.937cm" svg:x="5.292cm" svg:y="15.363cm">
          <text:list text:style-name="L2">
            <text:list-header>
              <text:p text:style-name="P4"><text:span text:style-name="T2">s</text:span></text:p>
            </text:list-header>
          </text:list>
          <draw:enhanced-geometry svg:viewBox="0 0 21600 21600" draw:type="mso-spt202" draw:enhanced-path="M 0 0 L 21600 0 21600 21600 0 21600 0 0 Z N"/>
        </draw:custom-shape>
        <draw:custom-shape draw:style-name="gr2" draw:text-style-name="P2" draw:layer="layout" svg:width="0.847cm" svg:height="0.937cm" svg:x="21.378cm" svg:y="15.363cm">
          <text:list text:style-name="L2">
            <text:list-header>
              <text:p text:style-name="P4"><text:span text:style-name="T2">t</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3.547cm" svg:y="14.605cm">
          <text:list text:style-name="L2">
            <text:list-header>
              <text:p text:style-name="P4"><text:span text:style-name="T2">v</text:span><text:span text:style-name="T3">4</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11.218cm" svg:y="14.605cm">
          <text:list text:style-name="L2">
            <text:list-header>
              <text:p text:style-name="P4"><text:span text:style-name="T2">v</text:span><text:span text:style-name="T3">5</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8.627cm" svg:y="14.728cm">
          <text:list text:style-name="L2">
            <text:list-header>
              <text:p text:style-name="P4"><text:span text:style-name="T2">v</text:span><text:span text:style-name="T3">7</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6.35cm" svg:y="14.393cm">
          <text:list text:style-name="L2">
            <text:list-header>
              <text:p text:style-name="P6"><text:span text:style-name="T5">2/4</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9.737cm" svg:y="13.123cm">
          <text:list text:style-name="L2">
            <text:list-header>
              <text:p text:style-name="P6"><text:span text:style-name="T5">0/3</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9.102cm" svg:y="14.393cm">
          <text:list text:style-name="L2">
            <text:list-header>
              <text:p text:style-name="P6"><text:span text:style-name="T5">2/6</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19.685cm" svg:y="15.24cm">
          <text:list text:style-name="L2">
            <text:list-header>
              <text:p text:style-name="P6"><text:span text:style-name="T5">2/2</text:span></text:p>
            </text:list-header>
          </text:list>
          <draw:enhanced-geometry svg:viewBox="0 0 21600 21600" draw:type="mso-spt202" draw:enhanced-path="M 0 0 L 21600 0 21600 21600 0 21600 0 0 Z N"/>
        </draw:custom-shape>
        <draw:custom-shape draw:style-name="gr2" draw:text-style-name="P2" draw:id="id351" draw:layer="layout" svg:width="1.481cm" svg:height="0.853cm" svg:x="12.277cm" svg:y="15.24cm">
          <text:list text:style-name="L2">
            <text:list-header>
              <text:p text:style-name="P6"><text:span text:style-name="T5">2/5</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14.605cm" svg:y="15.24cm">
          <text:list text:style-name="L2">
            <text:list-header>
              <text:p text:style-name="P6"><text:span text:style-name="T5">2/9</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8.467cm" svg:y="12.612cm">
          <text:list text:style-name="L2">
            <text:list-header>
              <text:p text:style-name="P4"><text:span text:style-name="T2">v</text:span><text:span text:style-name="T3">1</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11.218cm" svg:y="12.612cm">
          <text:list text:style-name="L2">
            <text:list-header>
              <text:p text:style-name="P4"><text:span text:style-name="T2">v</text:span><text:span text:style-name="T3">2</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3.547cm" svg:y="12.7cm">
          <text:list text:style-name="L2">
            <text:list-header>
              <text:p text:style-name="P4"><text:span text:style-name="T2">v</text:span><text:span text:style-name="T3">3</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12.277cm" svg:y="13.123cm">
          <text:list text:style-name="L2">
            <text:list-header>
              <text:p text:style-name="P6"><text:span text:style-name="T5">0/6</text:span></text:p>
            </text:list-header>
          </text:list>
          <draw:enhanced-geometry svg:viewBox="0 0 21600 21600" draw:type="mso-spt202" draw:enhanced-path="M 0 0 L 21600 0 21600 21600 0 21600 0 0 Z N"/>
        </draw:custom-shape>
        <draw:custom-shape draw:style-name="gr3" draw:text-style-name="P2" draw:id="id347" draw:layer="layout" svg:width="0.424cm" svg:height="0.384cm" svg:x="18.838cm" svg:y="15.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5" draw:layer="layout" draw:type="line" svg:x1="16.722cm" svg:y1="15.895cm" svg:x2="18.838cm" svg:y2="15.895cm" draw:start-shape="id350" draw:start-glue-point="10" draw:end-shape="id347" draw:end-glue-point="6" svg:d="m16722 15895h2116">
          <text:p/>
        </draw:connector>
        <draw:custom-shape draw:style-name="gr2" draw:text-style-name="P2" draw:layer="layout" svg:width="1.481cm" svg:height="0.853cm" svg:x="12.277cm" svg:y="13.97cm">
          <text:list text:style-name="L2">
            <text:list-header>
              <text:p text:style-name="P6"><text:span text:style-name="T5">0/1</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presentation:node-type="on-click" presentation:preset-class="emphasis" presentation:preset-id="ooo-emphasis-transparency">
                  <anim:set smil:dur="indefinite" smil:targetElement="id777" smil:attributeName="opacity" smil:to="0.25"/>
                </anim:par>
              </anim:par>
            </anim:par>
          </anim:seq>
        </anim:par>
        <presentation:notes draw:style-name="dp2">
          <draw:page-thumbnail draw:style-name="gr1" draw:layer="layout" svg:width="7.142cm" svg:height="9.524cm" svg:x="5.953cm" svg:y="1.93cm" draw:page-number="26" presentation:class="page"/>
          <draw:frame presentation:style-name="pr3" draw:layer="layout" svg:width="15.239cm" svg:height="11.43cm" svg:x="1.905cm" svg:y="12.064cm" presentation:class="notes" presentation:placeholder="true">
            <draw:text-box/>
          </draw:frame>
        </presentation:notes>
      </draw:page>
      <draw:page draw:name="page27" draw:style-name="dp1" draw:master-page-name="Výchozí" presentation:presentation-page-layout-name="AL2T1">
        <office:forms form:automatic-focus="false" form:apply-design-mode="false"/>
        <draw:custom-shape draw:style-name="gr2" draw:text-style-name="P2" draw:layer="layout" svg:width="1.481cm" svg:height="0.853cm" svg:x="17.357cm" svg:y="15.24cm">
          <text:list text:style-name="L2">
            <text:list-header>
              <text:p text:style-name="P6"><text:span text:style-name="T5">2/7</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6.087cm" svg:y="14.728cm">
          <text:list text:style-name="L2">
            <text:list-header>
              <text:p text:style-name="P4"><text:span text:style-name="T2">v</text:span><text:span text:style-name="T3">6</text:span></text:p>
            </text:list-header>
          </text:list>
          <draw:enhanced-geometry svg:viewBox="0 0 21600 21600" draw:type="mso-spt202" draw:enhanced-path="M 0 0 L 21600 0 21600 21600 0 21600 0 0 Z N"/>
        </draw:custom-shape>
        <draw:frame presentation:style-name="pr4" draw:text-style-name="P2" draw:layer="layout" svg:width="22.86cm" svg:height="3.176cm" svg:x="1.27cm" svg:y="0.762cm" presentation:class="title" presentation:user-transformed="true">
          <draw:text-box>
            <text:list text:style-name="L1">
              <text:list-header>
                <text:p text:style-name="P1">Adding the blocking flow to <text:span text:style-name="T7">f</text:span></text:p>
              </text:list-header>
            </text:list>
          </draw:text-box>
        </draw:frame>
        <draw:custom-shape draw:style-name="gr3" draw:text-style-name="P2" draw:id="id352" draw:layer="layout" svg:width="0.423cm" svg:height="0.384cm" svg:x="5.927cm" svg:y="15.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53" draw:layer="layout" svg:width="0.424cm" svg:height="0.384cm" svg:x="8.678cm" svg:y="13.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54" draw:layer="layout" svg:width="0.423cm" svg:height="0.384cm" svg:x="11.43cm" svg:y="13.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58" draw:layer="layout" svg:width="0.423cm" svg:height="0.384cm" svg:x="20.955cm" svg:y="15.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56" draw:layer="layout" svg:width="0.424cm" svg:height="0.384cm" svg:x="13.758cm" svg:y="15.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55" draw:layer="layout" svg:width="0.423cm" svg:height="0.384cm" svg:x="11.43cm" svg:y="15.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59" draw:layer="layout" svg:width="0.424cm" svg:height="0.384cm" svg:x="13.758cm" svg:y="13.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60" draw:layer="layout" svg:width="0.424cm" svg:height="0.384cm" svg:x="16.298cm" svg:y="15.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5" draw:layer="layout" draw:type="line" svg:x1="6.288cm" svg:y1="15.759cm" svg:x2="8.74cm" svg:y2="13.914cm" draw:start-shape="id352" draw:start-glue-point="11" draw:end-shape="id353" draw:end-glue-point="7" svg:d="m6288 15759 2452-1845">
          <text:p/>
        </draw:connector>
        <draw:connector draw:style-name="gr4" draw:text-style-name="P5" draw:layer="layout" draw:type="line" svg:x1="9.102cm" svg:y1="13.778cm" svg:x2="11.43cm" svg:y2="13.778cm" draw:start-shape="id353" draw:start-glue-point="10" draw:end-shape="id354" draw:end-glue-point="6" svg:d="m9102 13778h2328">
          <text:p/>
        </draw:connector>
        <draw:connector draw:style-name="gr4" draw:text-style-name="P5" draw:layer="layout" draw:type="line" svg:x1="11.853cm" svg:y1="15.895cm" svg:x2="13.758cm" svg:y2="15.895cm" draw:start-shape="id355" draw:start-glue-point="10" draw:end-shape="id356" draw:end-glue-point="6" svg:d="m11853 15895h1905">
          <text:p/>
        </draw:connector>
        <draw:connector draw:style-name="gr4" draw:text-style-name="P5" draw:layer="layout" draw:type="line" svg:x1="19.262cm" svg:y1="15.895cm" svg:x2="20.955cm" svg:y2="15.895cm" draw:start-shape="id357" draw:start-glue-point="10" draw:end-shape="id358" draw:end-glue-point="6" svg:d="m19262 15895h1693">
          <text:p/>
        </draw:connector>
        <draw:connector draw:style-name="gr4" draw:text-style-name="P5" draw:layer="layout" draw:type="line" svg:x1="11.853cm" svg:y1="13.778cm" svg:x2="13.758cm" svg:y2="13.778cm" draw:start-shape="id354" draw:start-glue-point="10" draw:end-shape="id359" draw:end-glue-point="6" svg:d="m11853 13778h1905">
          <text:p/>
        </draw:connector>
        <draw:connector draw:style-name="gr4" draw:text-style-name="P5" draw:layer="layout" draw:type="line" svg:x1="14.182cm" svg:y1="15.895cm" svg:x2="16.298cm" svg:y2="15.895cm" draw:start-shape="id356" draw:start-glue-point="10" draw:end-shape="id360" draw:end-glue-point="6" svg:d="m14182 15895h2116">
          <text:p/>
        </draw:connector>
        <draw:connector draw:style-name="gr4" draw:text-style-name="P5" draw:layer="layout" draw:type="line" svg:x1="11.791cm" svg:y1="13.914cm" svg:x2="13.758cm" svg:y2="15.666cm" draw:start-shape="id354" draw:start-glue-point="9" draw:end-shape="id361" draw:end-glue-point="1" svg:d="m11791 13914 1967 1752">
          <text:p/>
        </draw:connector>
        <draw:connector draw:style-name="gr4" draw:text-style-name="P5" draw:layer="layout" draw:type="line" svg:x1="9.04cm" svg:y1="13.914cm" svg:x2="11.641cm" svg:y2="15.703cm" draw:start-shape="id353" draw:start-glue-point="9" draw:end-shape="id355" draw:end-glue-point="4" svg:d="m9040 13914 2601 1789">
          <text:p/>
        </draw:connector>
        <draw:custom-shape draw:style-name="gr2" draw:text-style-name="P2" draw:layer="layout" svg:width="0.846cm" svg:height="0.937cm" svg:x="5.292cm" svg:y="15.363cm">
          <text:list text:style-name="L2">
            <text:list-header>
              <text:p text:style-name="P4"><text:span text:style-name="T2">s</text:span></text:p>
            </text:list-header>
          </text:list>
          <draw:enhanced-geometry svg:viewBox="0 0 21600 21600" draw:type="mso-spt202" draw:enhanced-path="M 0 0 L 21600 0 21600 21600 0 21600 0 0 Z N"/>
        </draw:custom-shape>
        <draw:custom-shape draw:style-name="gr2" draw:text-style-name="P2" draw:layer="layout" svg:width="0.847cm" svg:height="0.937cm" svg:x="21.378cm" svg:y="15.363cm">
          <text:list text:style-name="L2">
            <text:list-header>
              <text:p text:style-name="P4"><text:span text:style-name="T2">t</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3.547cm" svg:y="14.605cm">
          <text:list text:style-name="L2">
            <text:list-header>
              <text:p text:style-name="P4"><text:span text:style-name="T2">v</text:span><text:span text:style-name="T3">4</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11.218cm" svg:y="14.605cm">
          <text:list text:style-name="L2">
            <text:list-header>
              <text:p text:style-name="P4"><text:span text:style-name="T2">v</text:span><text:span text:style-name="T3">5</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8.627cm" svg:y="14.728cm">
          <text:list text:style-name="L2">
            <text:list-header>
              <text:p text:style-name="P4"><text:span text:style-name="T2">v</text:span><text:span text:style-name="T3">7</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6.35cm" svg:y="14.393cm">
          <text:list text:style-name="L2">
            <text:list-header>
              <text:p text:style-name="P6"><text:span text:style-name="T5">2/4</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9.737cm" svg:y="13.123cm">
          <text:list text:style-name="L2">
            <text:list-header>
              <text:p text:style-name="P6"><text:span text:style-name="T5">0/3</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9.102cm" svg:y="14.393cm">
          <text:list text:style-name="L2">
            <text:list-header>
              <text:p text:style-name="P6"><text:span text:style-name="T5">2/6</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19.685cm" svg:y="15.24cm">
          <text:list text:style-name="L2">
            <text:list-header>
              <text:p text:style-name="P6"><text:span text:style-name="T5">2/2</text:span></text:p>
            </text:list-header>
          </text:list>
          <draw:enhanced-geometry svg:viewBox="0 0 21600 21600" draw:type="mso-spt202" draw:enhanced-path="M 0 0 L 21600 0 21600 21600 0 21600 0 0 Z N"/>
        </draw:custom-shape>
        <draw:custom-shape draw:style-name="gr2" draw:text-style-name="P2" draw:id="id361" draw:layer="layout" svg:width="1.481cm" svg:height="0.853cm" svg:x="12.277cm" svg:y="15.24cm">
          <text:list text:style-name="L2">
            <text:list-header>
              <text:p text:style-name="P6"><text:span text:style-name="T5">2/5</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14.605cm" svg:y="15.24cm">
          <text:list text:style-name="L2">
            <text:list-header>
              <text:p text:style-name="P6"><text:span text:style-name="T5">2/9</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8.467cm" svg:y="12.612cm">
          <text:list text:style-name="L2">
            <text:list-header>
              <text:p text:style-name="P4"><text:span text:style-name="T2">v</text:span><text:span text:style-name="T3">1</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11.218cm" svg:y="12.612cm">
          <text:list text:style-name="L2">
            <text:list-header>
              <text:p text:style-name="P4"><text:span text:style-name="T2">v</text:span><text:span text:style-name="T3">2</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3.547cm" svg:y="12.7cm">
          <text:list text:style-name="L2">
            <text:list-header>
              <text:p text:style-name="P4"><text:span text:style-name="T2">v</text:span><text:span text:style-name="T3">3</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12.277cm" svg:y="13.123cm">
          <text:list text:style-name="L2">
            <text:list-header>
              <text:p text:style-name="P6"><text:span text:style-name="T5">0/6</text:span></text:p>
            </text:list-header>
          </text:list>
          <draw:enhanced-geometry svg:viewBox="0 0 21600 21600" draw:type="mso-spt202" draw:enhanced-path="M 0 0 L 21600 0 21600 21600 0 21600 0 0 Z N"/>
        </draw:custom-shape>
        <draw:custom-shape draw:style-name="gr3" draw:text-style-name="P2" draw:id="id357" draw:layer="layout" svg:width="0.424cm" svg:height="0.384cm" svg:x="18.838cm" svg:y="15.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5" draw:layer="layout" draw:type="line" svg:x1="16.722cm" svg:y1="15.895cm" svg:x2="18.838cm" svg:y2="15.895cm" draw:start-shape="id360" draw:start-glue-point="10" draw:end-shape="id357" draw:end-glue-point="6" svg:d="m16722 15895h2116">
          <text:p/>
        </draw:connector>
        <draw:custom-shape draw:style-name="gr2" draw:text-style-name="P2" draw:layer="layout" svg:width="1.481cm" svg:height="0.853cm" svg:x="12.277cm" svg:y="13.97cm">
          <text:list text:style-name="L2">
            <text:list-header>
              <text:p text:style-name="P6"><text:span text:style-name="T5">0/1</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2.752cm" svg:y="5.08cm">
          <text:list text:style-name="L2">
            <text:list-header>
              <text:p text:style-name="P4"><text:span text:style-name="T2">v</text:span><text:span text:style-name="T3">1</text:span></text:p>
            </text:list-header>
          </text:list>
          <draw:enhanced-geometry svg:viewBox="0 0 21600 21600" draw:type="mso-spt202" draw:enhanced-path="M 0 0 L 21600 0 21600 21600 0 21600 0 0 Z N"/>
        </draw:custom-shape>
        <draw:custom-shape draw:style-name="gr3" draw:text-style-name="P2" draw:id="id362" draw:layer="layout" svg:width="0.423cm" svg:height="0.384cm" svg:x="1.905cm" svg:y="7.4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63" draw:layer="layout" svg:width="0.424cm" svg:height="0.383cm" svg:x="3.598cm" svg:y="5.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64" draw:layer="layout" svg:width="0.423cm" svg:height="0.383cm" svg:x="5.927cm" svg:y="5.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65" draw:layer="layout" svg:width="0.423cm" svg:height="0.383cm" svg:x="8.255cm" svg:y="5.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67" draw:layer="layout" svg:width="0.424cm" svg:height="0.384cm" svg:x="3.598cm" svg:y="9.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68" draw:layer="layout" svg:width="0.424cm" svg:height="0.384cm" svg:x="6.773cm" svg:y="9.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66" draw:layer="layout" svg:width="0.424cm" svg:height="0.384cm" svg:x="9.948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69" draw:layer="layout" svg:width="0.423cm" svg:height="0.384cm" svg:x="5.927cm" svg:y="1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70" draw:layer="layout" svg:width="0.423cm" svg:height="0.384cm" svg:x="8.255cm" svg:y="1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5" draw:layer="layout" draw:type="line" svg:x1="2.266cm" svg:y1="7.504cm" svg:x2="3.66cm" svg:y2="6.254cm" draw:start-shape="id362" draw:start-glue-point="11" draw:end-shape="id363" draw:end-glue-point="7" svg:d="m2266 7504 1394-1250">
          <text:p/>
        </draw:connector>
        <draw:connector draw:style-name="gr4" draw:text-style-name="P5" draw:layer="layout" draw:type="line" svg:x1="4.022cm" svg:y1="6.118cm" svg:x2="5.927cm" svg:y2="6.118cm" draw:start-shape="id363" draw:start-glue-point="10" draw:end-shape="id364" draw:end-glue-point="6" svg:d="m4022 6118h1905">
          <text:p/>
        </draw:connector>
        <draw:connector draw:style-name="gr4" draw:text-style-name="P5" draw:layer="layout" draw:type="line" svg:x1="6.35cm" svg:y1="6.118cm" svg:x2="8.255cm" svg:y2="6.118cm" draw:start-shape="id364" draw:start-glue-point="10" draw:end-shape="id365" draw:end-glue-point="6" svg:d="m6350 6118h1905">
          <text:p/>
        </draw:connector>
        <draw:connector draw:style-name="gr4" draw:text-style-name="P5" draw:layer="layout" draw:type="line" svg:x1="8.616cm" svg:y1="6.254cm" svg:x2="10.01cm" svg:y2="7.676cm" draw:start-shape="id365" draw:start-glue-point="9" draw:end-shape="id366" draw:end-glue-point="5" svg:d="m8616 6254 1394 1422">
          <text:p/>
        </draw:connector>
        <draw:connector draw:style-name="gr4" draw:text-style-name="P5" draw:layer="layout" draw:type="line" svg:x1="2.266cm" svg:y1="7.776cm" svg:x2="3.66cm" svg:y2="9.197cm" draw:start-shape="id362" draw:start-glue-point="9" draw:end-shape="id367" draw:end-glue-point="5" svg:d="m2266 7776 1394 1421">
          <text:p/>
        </draw:connector>
        <draw:connector draw:style-name="gr4" draw:text-style-name="P5" draw:layer="layout" draw:type="line" svg:x1="1.967cm" svg:y1="7.504cm" svg:x2="6.835cm" svg:y2="9.197cm" draw:start-shape="id362" draw:start-glue-point="5" draw:end-shape="id368" draw:end-glue-point="5" svg:d="m1967 7504 4868 1693">
          <text:p/>
        </draw:connector>
        <draw:connector draw:style-name="gr4" draw:text-style-name="P5" draw:layer="layout" draw:type="line" svg:x1="3.598cm" svg:y1="9.333cm" svg:x2="6.773cm" svg:y2="9.333cm" draw:start-shape="id367" draw:start-glue-point="6" draw:end-shape="id368" draw:end-glue-point="6" svg:d="m3598 9333h3175">
          <text:p/>
        </draw:connector>
        <draw:connector draw:style-name="gr4" draw:text-style-name="P5" draw:layer="layout" draw:type="line" svg:x1="3.81cm" svg:y1="6.31cm" svg:x2="6.835cm" svg:y2="9.197cm" draw:start-shape="id363" draw:start-glue-point="8" draw:end-shape="id368" draw:end-glue-point="5" svg:d="m3810 6310 3025 2887">
          <text:p/>
        </draw:connector>
        <draw:connector draw:style-name="gr4" draw:text-style-name="P5" draw:layer="layout" draw:type="line" svg:x1="3.96cm" svg:y1="9.469cm" svg:x2="5.989cm" svg:y2="11.102cm" draw:start-shape="id367" draw:start-glue-point="9" draw:end-shape="id369" draw:end-glue-point="5" svg:d="m3960 9469 2029 1633">
          <text:p/>
        </draw:connector>
        <draw:connector draw:style-name="gr4" draw:text-style-name="P5" draw:layer="layout" draw:type="line" svg:x1="6.35cm" svg:y1="11.238cm" svg:x2="8.255cm" svg:y2="11.238cm" draw:start-shape="id369" draw:start-glue-point="10" draw:end-shape="id370" draw:end-glue-point="6" svg:d="m6350 11238h1905">
          <text:p/>
        </draw:connector>
        <draw:connector draw:style-name="gr4" draw:text-style-name="P5" draw:layer="layout" draw:type="line" svg:x1="6.835cm" svg:y1="9.197cm" svg:x2="8.317cm" svg:y2="11.102cm" draw:start-shape="id368" draw:start-glue-point="5" draw:end-shape="id370" draw:end-glue-point="5" svg:d="m6835 9197 1482 1905">
          <text:p/>
        </draw:connector>
        <draw:connector draw:style-name="gr4" draw:text-style-name="P5" draw:layer="layout" draw:type="line" svg:x1="8.466cm" svg:y1="11.43cm" svg:x2="10.01cm" svg:y2="7.948cm" draw:start-shape="id370" draw:start-glue-point="8" draw:end-shape="id366" draw:end-glue-point="7" svg:d="m8466 11430 1544-3482">
          <text:p/>
        </draw:connector>
        <draw:connector draw:style-name="gr4" draw:text-style-name="P5" draw:layer="layout" draw:type="line" svg:x1="6.835cm" svg:y1="9.469cm" svg:x2="9.948cm" svg:y2="7.812cm" draw:start-shape="id368" draw:start-glue-point="7" draw:end-shape="id366" draw:end-glue-point="6" svg:d="m6835 9469 3113-1657">
          <text:p/>
        </draw:connector>
        <draw:connector draw:style-name="gr4" draw:text-style-name="P5" draw:layer="layout" draw:type="line" svg:x1="5.989cm" svg:y1="6.254cm" svg:x2="3.96cm" svg:y2="9.197cm" draw:start-shape="id364" draw:start-glue-point="7" draw:end-shape="id367" draw:end-glue-point="11" svg:d="m5989 6254-2029 2943">
          <text:p/>
        </draw:connector>
        <draw:connector draw:style-name="gr4" draw:text-style-name="P5" draw:layer="layout" draw:type="curve" svg:x1="3.81cm" svg:y1="5.927cm" svg:x2="10.16cm" svg:y2="7.62cm" draw:start-shape="id363" draw:start-glue-point="4" draw:end-shape="id366" draw:end-glue-point="4" svg:d="m3810 5927c0-21 6350-867 6350 1693">
          <text:p/>
        </draw:connector>
        <draw:custom-shape draw:style-name="gr2" draw:text-style-name="P2" draw:layer="layout" svg:width="0.847cm" svg:height="0.937cm" svg:x="1.27cm" svg:y="7.108cm">
          <text:list text:style-name="L2">
            <text:list-header>
              <text:p text:style-name="P4"><text:span text:style-name="T2">s</text:span></text:p>
            </text:list-header>
          </text:list>
          <draw:enhanced-geometry svg:viewBox="0 0 21600 21600" draw:type="mso-spt202" draw:enhanced-path="M 0 0 L 21600 0 21600 21600 0 21600 0 0 Z N"/>
        </draw:custom-shape>
        <draw:custom-shape draw:style-name="gr2" draw:text-style-name="P2" draw:layer="layout" svg:width="0.846cm" svg:height="0.937cm" svg:x="10.372cm" svg:y="7.32cm">
          <text:list text:style-name="L2">
            <text:list-header>
              <text:p text:style-name="P4"><text:span text:style-name="T2">t</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5.715cm" svg:y="5.08cm">
          <text:list text:style-name="L2">
            <text:list-header>
              <text:p text:style-name="P4"><text:span text:style-name="T2">v</text:span><text:span text:style-name="T3">2</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8.043cm" svg:y="5.08cm">
          <text:list text:style-name="L2">
            <text:list-header>
              <text:p text:style-name="P4"><text:span text:style-name="T2">v</text:span><text:span text:style-name="T3">3</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2.963cm" svg:y="9.225cm">
          <text:list text:style-name="L2">
            <text:list-header>
              <text:p text:style-name="P4"><text:span text:style-name="T2">v</text:span><text:span text:style-name="T3">4</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6.562cm" svg:y="8.167cm">
          <text:list text:style-name="L2">
            <text:list-header>
              <text:p text:style-name="P4"><text:span text:style-name="T2">v</text:span><text:span text:style-name="T3">5</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5.503cm" svg:y="11.13cm">
          <text:list text:style-name="L2">
            <text:list-header>
              <text:p text:style-name="P4"><text:span text:style-name="T2">v</text:span><text:span text:style-name="T3">6</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7.832cm" svg:y="11.13cm">
          <text:list text:style-name="L2">
            <text:list-header>
              <text:p text:style-name="P4"><text:span text:style-name="T2">v</text:span><text:span text:style-name="T3">7</text:span></text:p>
            </text:list-header>
          </text:list>
          <draw:enhanced-geometry svg:viewBox="0 0 21600 21600" draw:type="mso-spt202" draw:enhanced-path="M 0 0 L 21600 0 21600 21600 0 21600 0 0 Z N"/>
        </draw:custom-shape>
        <draw:custom-shape draw:style-name="gr24" draw:text-style-name="P2" draw:layer="layout" svg:width="1.481cm" svg:height="0.593cm" svg:x="1.482cm" svg:y="6.138cm">
          <text:list text:style-name="L2">
            <text:list-header>
              <text:p text:style-name="P9"><text:span text:style-name="T5">21/25</text:span></text:p>
            </text:list-header>
          </text:list>
          <draw:enhanced-geometry svg:viewBox="0 0 21600 21600" draw:type="mso-spt202" draw:enhanced-path="M 0 0 L 21600 0 21600 21600 0 21600 0 0 Z N"/>
        </draw:custom-shape>
        <draw:custom-shape draw:style-name="gr28" draw:text-style-name="P2" draw:layer="layout" svg:width="1.482cm" svg:height="0.853cm" svg:x="4.445cm" svg:y="5.292cm">
          <text:list text:style-name="L2">
            <text:list-header>
              <text:p text:style-name="P6"><text:span text:style-name="T5">8/11</text:span></text:p>
            </text:list-header>
          </text:list>
          <draw:enhanced-geometry svg:viewBox="0 0 21600 21600" draw:type="mso-spt202" draw:enhanced-path="M 0 0 L 21600 0 21600 21600 0 21600 0 0 Z N"/>
        </draw:custom-shape>
        <draw:custom-shape draw:style-name="gr28" draw:text-style-name="P2" draw:layer="layout" svg:width="1.482cm" svg:height="0.853cm" svg:x="6.773cm" svg:y="5.292cm">
          <text:list text:style-name="L2">
            <text:list-header>
              <text:p text:style-name="P6"><text:span text:style-name="T5">8/14</text:span></text:p>
            </text:list-header>
          </text:list>
          <draw:enhanced-geometry svg:viewBox="0 0 21600 21600" draw:type="mso-spt202" draw:enhanced-path="M 0 0 L 21600 0 21600 21600 0 21600 0 0 Z N"/>
        </draw:custom-shape>
        <draw:custom-shape draw:style-name="gr24" draw:text-style-name="P2" draw:layer="layout" svg:width="1.059cm" svg:height="0.593cm" svg:x="9.313cm" svg:y="4.868cm">
          <text:list text:style-name="L2">
            <text:list-header>
              <text:p text:style-name="P9"><text:span text:style-name="T5">9/9</text:span></text:p>
            </text:list-header>
          </text:list>
          <draw:enhanced-geometry svg:viewBox="0 0 21600 21600" draw:type="mso-spt202" draw:enhanced-path="M 0 0 L 21600 0 21600 21600 0 21600 0 0 Z N"/>
        </draw:custom-shape>
        <draw:custom-shape draw:style-name="gr24" draw:text-style-name="P2" draw:layer="layout" svg:width="1.058cm" svg:height="0.593cm" svg:x="3.175cm" svg:y="7.197cm">
          <text:list text:style-name="L2">
            <text:list-header>
              <text:p text:style-name="P9"><text:span text:style-name="T5">5/5</text:span></text:p>
            </text:list-header>
          </text:list>
          <draw:enhanced-geometry svg:viewBox="0 0 21600 21600" draw:type="mso-spt202" draw:enhanced-path="M 0 0 L 21600 0 21600 21600 0 21600 0 0 Z N"/>
        </draw:custom-shape>
        <draw:custom-shape draw:style-name="gr28" draw:text-style-name="P2" draw:layer="layout" svg:width="1.481cm" svg:height="0.853cm" svg:x="5.927cm" svg:y="7.832cm">
          <text:list text:style-name="L2">
            <text:list-header>
              <text:p text:style-name="P6"><text:span text:style-name="T5">4/10</text:span></text:p>
            </text:list-header>
          </text:list>
          <draw:enhanced-geometry svg:viewBox="0 0 21600 21600" draw:type="mso-spt202" draw:enhanced-path="M 0 0 L 21600 0 21600 21600 0 21600 0 0 Z N"/>
        </draw:custom-shape>
        <draw:custom-shape draw:style-name="gr28" draw:text-style-name="P2" draw:layer="layout" svg:width="1.482cm" svg:height="0.853cm" svg:x="8.255cm" svg:y="6.562cm">
          <text:list text:style-name="L2">
            <text:list-header>
              <text:p text:style-name="P6"><text:span text:style-name="T5">8/8</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5.503cm" svg:y="6.562cm">
          <text:list text:style-name="L2">
            <text:list-header>
              <text:p text:style-name="P6"><text:span text:style-name="T5">0/1</text:span></text:p>
            </text:list-header>
          </text:list>
          <draw:enhanced-geometry svg:viewBox="0 0 21600 21600" draw:type="mso-spt202" draw:enhanced-path="M 0 0 L 21600 0 21600 21600 0 21600 0 0 Z N"/>
        </draw:custom-shape>
        <draw:custom-shape draw:style-name="gr28" draw:text-style-name="P2" draw:layer="layout" svg:width="1.482cm" svg:height="0.853cm" svg:x="1.905cm" svg:y="8.255cm">
          <text:list text:style-name="L2">
            <text:list-header>
              <text:p text:style-name="P6"><text:span text:style-name="T5">5/5</text:span></text:p>
            </text:list-header>
          </text:list>
          <draw:enhanced-geometry svg:viewBox="0 0 21600 21600" draw:type="mso-spt202" draw:enhanced-path="M 0 0 L 21600 0 21600 21600 0 21600 0 0 Z N"/>
        </draw:custom-shape>
        <draw:custom-shape draw:style-name="gr28" draw:text-style-name="P2" draw:layer="layout" svg:width="1.482cm" svg:height="0.853cm" svg:x="5.08cm" svg:y="9.313cm">
          <text:list text:style-name="L2">
            <text:list-header>
              <text:p text:style-name="P6"><text:span text:style-name="T5">5/8</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4.445cm" svg:y="10.372cm">
          <text:list text:style-name="L2">
            <text:list-header>
              <text:p text:style-name="P6"><text:span text:style-name="T5">0/9</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6.985cm" svg:y="11.218cm">
          <text:list text:style-name="L2">
            <text:list-header>
              <text:p text:style-name="P6"><text:span text:style-name="T5">0/7</text:span></text:p>
            </text:list-header>
          </text:list>
          <draw:enhanced-geometry svg:viewBox="0 0 21600 21600" draw:type="mso-spt202" draw:enhanced-path="M 0 0 L 21600 0 21600 21600 0 21600 0 0 Z N"/>
        </draw:custom-shape>
        <draw:custom-shape draw:style-name="gr28" draw:text-style-name="P2" draw:layer="layout" svg:width="1.482cm" svg:height="0.853cm" svg:x="9.525cm" svg:y="9.102cm">
          <text:list text:style-name="L2">
            <text:list-header>
              <text:p text:style-name="P6"><text:span text:style-name="T5">4/6</text:span></text:p>
            </text:list-header>
          </text:list>
          <draw:enhanced-geometry svg:viewBox="0 0 21600 21600" draw:type="mso-spt202" draw:enhanced-path="M 0 0 L 21600 0 21600 21600 0 21600 0 0 Z N"/>
        </draw:custom-shape>
        <draw:custom-shape draw:style-name="gr24" draw:text-style-name="P2" draw:layer="layout" svg:width="1.27cm" svg:height="0.593cm" svg:x="7.832cm" svg:y="7.832cm">
          <text:list text:style-name="L2">
            <text:list-header>
              <text:p text:style-name="P9"><text:span text:style-name="T5">10/10</text:span></text:p>
            </text:list-header>
          </text:list>
          <draw:enhanced-geometry svg:viewBox="0 0 21600 21600" draw:type="mso-spt202" draw:enhanced-path="M 0 0 L 21600 0 21600 21600 0 21600 0 0 Z N"/>
        </draw:custom-shape>
        <draw:custom-shape draw:style-name="gr28" draw:text-style-name="P2" draw:layer="layout" svg:width="1.482cm" svg:height="0.853cm" svg:x="7.408cm" svg:y="9.525cm">
          <text:list text:style-name="L2">
            <text:list-header>
              <text:p text:style-name="P6"><text:span text:style-name="T5">4/4</text:span></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27" presentation:class="page"/>
          <draw:frame presentation:style-name="pr3" draw:layer="layout" svg:width="15.239cm" svg:height="11.43cm" svg:x="1.905cm" svg:y="12.064cm" presentation:class="notes" presentation:placeholder="true">
            <draw:text-box/>
          </draw:frame>
        </presentation:notes>
      </draw:page>
      <draw:page draw:name="page28" draw:style-name="dp1" draw:master-page-name="Výchozí" presentation:presentation-page-layout-name="AL2T1">
        <office:forms form:automatic-focus="false" form:apply-design-mode="false"/>
        <draw:custom-shape draw:style-name="gr2" draw:text-style-name="P2" draw:layer="layout" svg:width="1.481cm" svg:height="0.853cm" svg:x="17.357cm" svg:y="15.24cm">
          <text:list text:style-name="L2">
            <text:list-header>
              <text:p text:style-name="P6"><text:span text:style-name="T5">2/7</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6.087cm" svg:y="14.728cm">
          <text:list text:style-name="L2">
            <text:list-header>
              <text:p text:style-name="P4"><text:span text:style-name="T2">v</text:span><text:span text:style-name="T3">6</text:span></text:p>
            </text:list-header>
          </text:list>
          <draw:enhanced-geometry svg:viewBox="0 0 21600 21600" draw:type="mso-spt202" draw:enhanced-path="M 0 0 L 21600 0 21600 21600 0 21600 0 0 Z N"/>
        </draw:custom-shape>
        <draw:frame presentation:style-name="pr4" draw:text-style-name="P2" draw:layer="layout" svg:width="22.86cm" svg:height="3.176cm" svg:x="1.27cm" svg:y="0.762cm" presentation:class="title" presentation:user-transformed="true">
          <draw:text-box>
            <text:list text:style-name="L1">
              <text:list-header>
                <text:p text:style-name="P1">Adding the blocking flow to <text:span text:style-name="T7">f</text:span></text:p>
              </text:list-header>
            </text:list>
          </draw:text-box>
        </draw:frame>
        <draw:custom-shape draw:style-name="gr3" draw:text-style-name="P2" draw:id="id371" draw:layer="layout" svg:width="0.423cm" svg:height="0.384cm" svg:x="5.927cm" svg:y="15.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72" draw:layer="layout" svg:width="0.424cm" svg:height="0.384cm" svg:x="8.678cm" svg:y="13.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73" draw:layer="layout" svg:width="0.423cm" svg:height="0.384cm" svg:x="11.43cm" svg:y="13.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77" draw:layer="layout" svg:width="0.423cm" svg:height="0.384cm" svg:x="20.955cm" svg:y="15.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75" draw:layer="layout" svg:width="0.424cm" svg:height="0.384cm" svg:x="13.758cm" svg:y="15.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74" draw:layer="layout" svg:width="0.423cm" svg:height="0.384cm" svg:x="11.43cm" svg:y="15.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78" draw:layer="layout" svg:width="0.424cm" svg:height="0.384cm" svg:x="13.758cm" svg:y="13.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79" draw:layer="layout" svg:width="0.424cm" svg:height="0.384cm" svg:x="16.298cm" svg:y="15.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5" draw:layer="layout" draw:type="line" svg:x1="6.288cm" svg:y1="15.759cm" svg:x2="8.74cm" svg:y2="13.914cm" draw:start-shape="id371" draw:start-glue-point="11" draw:end-shape="id372" draw:end-glue-point="7" svg:d="m6288 15759 2452-1845">
          <text:p/>
        </draw:connector>
        <draw:connector draw:style-name="gr4" draw:text-style-name="P5" draw:layer="layout" draw:type="line" svg:x1="9.102cm" svg:y1="13.778cm" svg:x2="11.43cm" svg:y2="13.778cm" draw:start-shape="id372" draw:start-glue-point="10" draw:end-shape="id373" draw:end-glue-point="6" svg:d="m9102 13778h2328">
          <text:p/>
        </draw:connector>
        <draw:connector draw:style-name="gr4" draw:text-style-name="P5" draw:layer="layout" draw:type="line" svg:x1="11.853cm" svg:y1="15.895cm" svg:x2="13.758cm" svg:y2="15.895cm" draw:start-shape="id374" draw:start-glue-point="10" draw:end-shape="id375" draw:end-glue-point="6" svg:d="m11853 15895h1905">
          <text:p/>
        </draw:connector>
        <draw:connector draw:style-name="gr4" draw:text-style-name="P5" draw:layer="layout" draw:type="line" svg:x1="19.262cm" svg:y1="15.895cm" svg:x2="20.955cm" svg:y2="15.895cm" draw:start-shape="id376" draw:start-glue-point="10" draw:end-shape="id377" draw:end-glue-point="6" svg:d="m19262 15895h1693">
          <text:p/>
        </draw:connector>
        <draw:connector draw:style-name="gr4" draw:text-style-name="P5" draw:layer="layout" draw:type="line" svg:x1="11.853cm" svg:y1="13.778cm" svg:x2="13.758cm" svg:y2="13.778cm" draw:start-shape="id373" draw:start-glue-point="10" draw:end-shape="id378" draw:end-glue-point="6" svg:d="m11853 13778h1905">
          <text:p/>
        </draw:connector>
        <draw:connector draw:style-name="gr4" draw:text-style-name="P5" draw:layer="layout" draw:type="line" svg:x1="14.182cm" svg:y1="15.895cm" svg:x2="16.298cm" svg:y2="15.895cm" draw:start-shape="id375" draw:start-glue-point="10" draw:end-shape="id379" draw:end-glue-point="6" svg:d="m14182 15895h2116">
          <text:p/>
        </draw:connector>
        <draw:connector draw:style-name="gr4" draw:text-style-name="P5" draw:layer="layout" draw:type="line" svg:x1="11.791cm" svg:y1="13.914cm" svg:x2="13.758cm" svg:y2="15.666cm" draw:start-shape="id373" draw:start-glue-point="9" draw:end-shape="id380" draw:end-glue-point="1" svg:d="m11791 13914 1967 1752">
          <text:p/>
        </draw:connector>
        <draw:connector draw:style-name="gr4" draw:text-style-name="P5" draw:layer="layout" draw:type="line" svg:x1="9.04cm" svg:y1="13.914cm" svg:x2="11.641cm" svg:y2="15.703cm" draw:start-shape="id372" draw:start-glue-point="9" draw:end-shape="id374" draw:end-glue-point="4" svg:d="m9040 13914 2601 1789">
          <text:p/>
        </draw:connector>
        <draw:custom-shape draw:style-name="gr2" draw:text-style-name="P2" draw:layer="layout" svg:width="0.846cm" svg:height="0.937cm" svg:x="5.292cm" svg:y="15.363cm">
          <text:list text:style-name="L2">
            <text:list-header>
              <text:p text:style-name="P4"><text:span text:style-name="T2">s</text:span></text:p>
            </text:list-header>
          </text:list>
          <draw:enhanced-geometry svg:viewBox="0 0 21600 21600" draw:type="mso-spt202" draw:enhanced-path="M 0 0 L 21600 0 21600 21600 0 21600 0 0 Z N"/>
        </draw:custom-shape>
        <draw:custom-shape draw:style-name="gr2" draw:text-style-name="P2" draw:layer="layout" svg:width="0.847cm" svg:height="0.937cm" svg:x="21.378cm" svg:y="15.363cm">
          <text:list text:style-name="L2">
            <text:list-header>
              <text:p text:style-name="P4"><text:span text:style-name="T2">t</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3.547cm" svg:y="14.605cm">
          <text:list text:style-name="L2">
            <text:list-header>
              <text:p text:style-name="P4"><text:span text:style-name="T2">v</text:span><text:span text:style-name="T3">4</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11.218cm" svg:y="14.605cm">
          <text:list text:style-name="L2">
            <text:list-header>
              <text:p text:style-name="P4"><text:span text:style-name="T2">v</text:span><text:span text:style-name="T3">5</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8.627cm" svg:y="14.728cm">
          <text:list text:style-name="L2">
            <text:list-header>
              <text:p text:style-name="P4"><text:span text:style-name="T2">v</text:span><text:span text:style-name="T3">7</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6.35cm" svg:y="14.393cm">
          <text:list text:style-name="L2">
            <text:list-header>
              <text:p text:style-name="P6"><text:span text:style-name="T5">2/2</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9.737cm" svg:y="13.123cm">
          <text:list text:style-name="L2">
            <text:list-header>
              <text:p text:style-name="P6"><text:span text:style-name="T5">0/3</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9.102cm" svg:y="14.393cm">
          <text:list text:style-name="L2">
            <text:list-header>
              <text:p text:style-name="P6"><text:span text:style-name="T5">2/6</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19.685cm" svg:y="15.24cm">
          <text:list text:style-name="L2">
            <text:list-header>
              <text:p text:style-name="P6"><text:span text:style-name="T5">2/2</text:span></text:p>
            </text:list-header>
          </text:list>
          <draw:enhanced-geometry svg:viewBox="0 0 21600 21600" draw:type="mso-spt202" draw:enhanced-path="M 0 0 L 21600 0 21600 21600 0 21600 0 0 Z N"/>
        </draw:custom-shape>
        <draw:custom-shape draw:style-name="gr2" draw:text-style-name="P2" draw:id="id380" draw:layer="layout" svg:width="1.481cm" svg:height="0.853cm" svg:x="12.277cm" svg:y="15.24cm">
          <text:list text:style-name="L2">
            <text:list-header>
              <text:p text:style-name="P6"><text:span text:style-name="T5">2/5</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14.605cm" svg:y="15.24cm">
          <text:list text:style-name="L2">
            <text:list-header>
              <text:p text:style-name="P6"><text:span text:style-name="T5">2/9</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8.467cm" svg:y="12.612cm">
          <text:list text:style-name="L2">
            <text:list-header>
              <text:p text:style-name="P4"><text:span text:style-name="T2">v</text:span><text:span text:style-name="T3">1</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11.218cm" svg:y="12.612cm">
          <text:list text:style-name="L2">
            <text:list-header>
              <text:p text:style-name="P4"><text:span text:style-name="T2">v</text:span><text:span text:style-name="T3">2</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13.547cm" svg:y="12.7cm">
          <text:list text:style-name="L2">
            <text:list-header>
              <text:p text:style-name="P4"><text:span text:style-name="T2">v</text:span><text:span text:style-name="T3">3</text:span></text:p>
            </text:list-header>
          </text:list>
          <draw:enhanced-geometry svg:viewBox="0 0 21600 21600" draw:type="mso-spt202" draw:enhanced-path="M 0 0 L 21600 0 21600 21600 0 21600 0 0 Z N"/>
        </draw:custom-shape>
        <draw:custom-shape draw:style-name="gr2" draw:text-style-name="P2" draw:layer="layout" svg:width="1.481cm" svg:height="0.853cm" svg:x="12.277cm" svg:y="13.123cm">
          <text:list text:style-name="L2">
            <text:list-header>
              <text:p text:style-name="P6"><text:span text:style-name="T5">0/6</text:span></text:p>
            </text:list-header>
          </text:list>
          <draw:enhanced-geometry svg:viewBox="0 0 21600 21600" draw:type="mso-spt202" draw:enhanced-path="M 0 0 L 21600 0 21600 21600 0 21600 0 0 Z N"/>
        </draw:custom-shape>
        <draw:custom-shape draw:style-name="gr3" draw:text-style-name="P2" draw:id="id376" draw:layer="layout" svg:width="0.424cm" svg:height="0.384cm" svg:x="18.838cm" svg:y="15.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5" draw:layer="layout" draw:type="line" svg:x1="16.722cm" svg:y1="15.895cm" svg:x2="18.838cm" svg:y2="15.895cm" draw:start-shape="id379" draw:start-glue-point="10" draw:end-shape="id376" draw:end-glue-point="6" svg:d="m16722 15895h2116">
          <text:p/>
        </draw:connector>
        <draw:custom-shape draw:style-name="gr2" draw:text-style-name="P2" draw:layer="layout" svg:width="1.481cm" svg:height="0.853cm" svg:x="12.277cm" svg:y="13.97cm">
          <text:list text:style-name="L2">
            <text:list-header>
              <text:p text:style-name="P6"><text:span text:style-name="T5">0/1</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2.752cm" svg:y="5.08cm">
          <text:list text:style-name="L2">
            <text:list-header>
              <text:p text:style-name="P4"><text:span text:style-name="T2">v</text:span><text:span text:style-name="T3">1</text:span></text:p>
            </text:list-header>
          </text:list>
          <draw:enhanced-geometry svg:viewBox="0 0 21600 21600" draw:type="mso-spt202" draw:enhanced-path="M 0 0 L 21600 0 21600 21600 0 21600 0 0 Z N"/>
        </draw:custom-shape>
        <draw:custom-shape draw:style-name="gr3" draw:text-style-name="P2" draw:id="id381" draw:layer="layout" svg:width="0.423cm" svg:height="0.384cm" svg:x="1.905cm" svg:y="7.4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82" draw:layer="layout" svg:width="0.424cm" svg:height="0.383cm" svg:x="3.598cm" svg:y="5.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83" draw:layer="layout" svg:width="0.423cm" svg:height="0.383cm" svg:x="5.927cm" svg:y="5.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84" draw:layer="layout" svg:width="0.423cm" svg:height="0.383cm" svg:x="8.255cm" svg:y="5.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86" draw:layer="layout" svg:width="0.424cm" svg:height="0.384cm" svg:x="3.598cm" svg:y="9.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87" draw:layer="layout" svg:width="0.424cm" svg:height="0.384cm" svg:x="6.773cm" svg:y="9.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85" draw:layer="layout" svg:width="0.424cm" svg:height="0.384cm" svg:x="9.948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88" draw:layer="layout" svg:width="0.423cm" svg:height="0.384cm" svg:x="5.927cm" svg:y="1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89" draw:layer="layout" svg:width="0.423cm" svg:height="0.384cm" svg:x="8.255cm" svg:y="1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5" draw:layer="layout" draw:type="line" svg:x1="2.266cm" svg:y1="7.504cm" svg:x2="3.66cm" svg:y2="6.254cm" draw:start-shape="id381" draw:start-glue-point="11" draw:end-shape="id382" draw:end-glue-point="7" svg:d="m2266 7504 1394-1250">
          <text:p/>
        </draw:connector>
        <draw:connector draw:style-name="gr4" draw:text-style-name="P5" draw:layer="layout" draw:type="line" svg:x1="4.022cm" svg:y1="6.118cm" svg:x2="5.927cm" svg:y2="6.118cm" draw:start-shape="id382" draw:start-glue-point="10" draw:end-shape="id383" draw:end-glue-point="6" svg:d="m4022 6118h1905">
          <text:p/>
        </draw:connector>
        <draw:connector draw:style-name="gr4" draw:text-style-name="P5" draw:layer="layout" draw:type="line" svg:x1="6.35cm" svg:y1="6.118cm" svg:x2="8.255cm" svg:y2="6.118cm" draw:start-shape="id383" draw:start-glue-point="10" draw:end-shape="id384" draw:end-glue-point="6" svg:d="m6350 6118h1905">
          <text:p/>
        </draw:connector>
        <draw:connector draw:style-name="gr4" draw:text-style-name="P5" draw:layer="layout" draw:type="line" svg:x1="8.616cm" svg:y1="6.254cm" svg:x2="10.01cm" svg:y2="7.676cm" draw:start-shape="id384" draw:start-glue-point="9" draw:end-shape="id385" draw:end-glue-point="5" svg:d="m8616 6254 1394 1422">
          <text:p/>
        </draw:connector>
        <draw:connector draw:style-name="gr4" draw:text-style-name="P5" draw:layer="layout" draw:type="line" svg:x1="2.266cm" svg:y1="7.776cm" svg:x2="3.66cm" svg:y2="9.197cm" draw:start-shape="id381" draw:start-glue-point="9" draw:end-shape="id386" draw:end-glue-point="5" svg:d="m2266 7776 1394 1421">
          <text:p/>
        </draw:connector>
        <draw:connector draw:style-name="gr4" draw:text-style-name="P5" draw:layer="layout" draw:type="line" svg:x1="1.967cm" svg:y1="7.504cm" svg:x2="6.835cm" svg:y2="9.197cm" draw:start-shape="id381" draw:start-glue-point="5" draw:end-shape="id387" draw:end-glue-point="5" svg:d="m1967 7504 4868 1693">
          <text:p/>
        </draw:connector>
        <draw:connector draw:style-name="gr4" draw:text-style-name="P5" draw:layer="layout" draw:type="line" svg:x1="3.598cm" svg:y1="9.333cm" svg:x2="6.773cm" svg:y2="9.333cm" draw:start-shape="id386" draw:start-glue-point="6" draw:end-shape="id387" draw:end-glue-point="6" svg:d="m3598 9333h3175">
          <text:p/>
        </draw:connector>
        <draw:connector draw:style-name="gr4" draw:text-style-name="P5" draw:layer="layout" draw:type="line" svg:x1="3.81cm" svg:y1="6.31cm" svg:x2="6.835cm" svg:y2="9.197cm" draw:start-shape="id382" draw:start-glue-point="8" draw:end-shape="id387" draw:end-glue-point="5" svg:d="m3810 6310 3025 2887">
          <text:p/>
        </draw:connector>
        <draw:connector draw:style-name="gr4" draw:text-style-name="P5" draw:layer="layout" draw:type="line" svg:x1="3.96cm" svg:y1="9.469cm" svg:x2="5.989cm" svg:y2="11.102cm" draw:start-shape="id386" draw:start-glue-point="9" draw:end-shape="id388" draw:end-glue-point="5" svg:d="m3960 9469 2029 1633">
          <text:p/>
        </draw:connector>
        <draw:connector draw:style-name="gr4" draw:text-style-name="P5" draw:layer="layout" draw:type="line" svg:x1="6.35cm" svg:y1="11.238cm" svg:x2="8.255cm" svg:y2="11.238cm" draw:start-shape="id388" draw:start-glue-point="10" draw:end-shape="id389" draw:end-glue-point="6" svg:d="m6350 11238h1905">
          <text:p/>
        </draw:connector>
        <draw:connector draw:style-name="gr4" draw:text-style-name="P5" draw:layer="layout" draw:type="line" svg:x1="6.835cm" svg:y1="9.197cm" svg:x2="8.317cm" svg:y2="11.102cm" draw:start-shape="id387" draw:start-glue-point="5" draw:end-shape="id389" draw:end-glue-point="5" svg:d="m6835 9197 1482 1905">
          <text:p/>
        </draw:connector>
        <draw:connector draw:style-name="gr4" draw:text-style-name="P5" draw:layer="layout" draw:type="line" svg:x1="8.466cm" svg:y1="11.43cm" svg:x2="10.01cm" svg:y2="7.948cm" draw:start-shape="id389" draw:start-glue-point="8" draw:end-shape="id385" draw:end-glue-point="7" svg:d="m8466 11430 1544-3482">
          <text:p/>
        </draw:connector>
        <draw:connector draw:style-name="gr4" draw:text-style-name="P5" draw:layer="layout" draw:type="line" svg:x1="6.835cm" svg:y1="9.469cm" svg:x2="9.948cm" svg:y2="7.812cm" draw:start-shape="id387" draw:start-glue-point="7" draw:end-shape="id385" draw:end-glue-point="6" svg:d="m6835 9469 3113-1657">
          <text:p/>
        </draw:connector>
        <draw:connector draw:style-name="gr4" draw:text-style-name="P5" draw:layer="layout" draw:type="line" svg:x1="5.989cm" svg:y1="6.254cm" svg:x2="3.96cm" svg:y2="9.197cm" draw:start-shape="id383" draw:start-glue-point="7" draw:end-shape="id386" draw:end-glue-point="11" svg:d="m5989 6254-2029 2943">
          <text:p/>
        </draw:connector>
        <draw:connector draw:style-name="gr4" draw:text-style-name="P5" draw:layer="layout" draw:type="curve" svg:x1="3.81cm" svg:y1="5.927cm" svg:x2="10.16cm" svg:y2="7.62cm" draw:start-shape="id382" draw:start-glue-point="4" draw:end-shape="id385" draw:end-glue-point="4" svg:d="m3810 5927c0-21 6350-867 6350 1693">
          <text:p/>
        </draw:connector>
        <draw:custom-shape draw:style-name="gr2" draw:text-style-name="P2" draw:layer="layout" svg:width="0.847cm" svg:height="0.937cm" svg:x="1.27cm" svg:y="7.108cm">
          <text:list text:style-name="L2">
            <text:list-header>
              <text:p text:style-name="P4"><text:span text:style-name="T2">s</text:span></text:p>
            </text:list-header>
          </text:list>
          <draw:enhanced-geometry svg:viewBox="0 0 21600 21600" draw:type="mso-spt202" draw:enhanced-path="M 0 0 L 21600 0 21600 21600 0 21600 0 0 Z N"/>
        </draw:custom-shape>
        <draw:custom-shape draw:style-name="gr2" draw:text-style-name="P2" draw:layer="layout" svg:width="0.846cm" svg:height="0.937cm" svg:x="10.372cm" svg:y="7.32cm">
          <text:list text:style-name="L2">
            <text:list-header>
              <text:p text:style-name="P4"><text:span text:style-name="T2">t</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5.715cm" svg:y="5.08cm">
          <text:list text:style-name="L2">
            <text:list-header>
              <text:p text:style-name="P4"><text:span text:style-name="T2">v</text:span><text:span text:style-name="T3">2</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8.043cm" svg:y="5.08cm">
          <text:list text:style-name="L2">
            <text:list-header>
              <text:p text:style-name="P4"><text:span text:style-name="T2">v</text:span><text:span text:style-name="T3">3</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2.963cm" svg:y="9.225cm">
          <text:list text:style-name="L2">
            <text:list-header>
              <text:p text:style-name="P4"><text:span text:style-name="T2">v</text:span><text:span text:style-name="T3">4</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6.562cm" svg:y="8.167cm">
          <text:list text:style-name="L2">
            <text:list-header>
              <text:p text:style-name="P4"><text:span text:style-name="T2">v</text:span><text:span text:style-name="T3">5</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5.503cm" svg:y="11.13cm">
          <text:list text:style-name="L2">
            <text:list-header>
              <text:p text:style-name="P4"><text:span text:style-name="T2">v</text:span><text:span text:style-name="T3">6</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7.832cm" svg:y="11.13cm">
          <text:list text:style-name="L2">
            <text:list-header>
              <text:p text:style-name="P4"><text:span text:style-name="T2">v</text:span><text:span text:style-name="T3">7</text:span></text:p>
            </text:list-header>
          </text:list>
          <draw:enhanced-geometry svg:viewBox="0 0 21600 21600" draw:type="mso-spt202" draw:enhanced-path="M 0 0 L 21600 0 21600 21600 0 21600 0 0 Z N"/>
        </draw:custom-shape>
        <draw:custom-shape draw:style-name="gr23" draw:text-style-name="P2" draw:layer="layout" svg:width="1.481cm" svg:height="0.593cm" svg:x="1.482cm" svg:y="6.138cm">
          <text:list text:style-name="L2">
            <text:list-header>
              <text:p text:style-name="P9"><text:span text:style-name="T5">23/25</text:span></text:p>
            </text:list-header>
          </text:list>
          <draw:enhanced-geometry svg:viewBox="0 0 21600 21600" draw:type="mso-spt202" draw:enhanced-path="M 0 0 L 21600 0 21600 21600 0 21600 0 0 Z N"/>
        </draw:custom-shape>
        <draw:custom-shape draw:style-name="gr28" draw:text-style-name="P2" draw:layer="layout" svg:width="1.482cm" svg:height="0.853cm" svg:x="4.445cm" svg:y="5.292cm">
          <text:list text:style-name="L2">
            <text:list-header>
              <text:p text:style-name="P6"><text:span text:style-name="T5">8/11</text:span></text:p>
            </text:list-header>
          </text:list>
          <draw:enhanced-geometry svg:viewBox="0 0 21600 21600" draw:type="mso-spt202" draw:enhanced-path="M 0 0 L 21600 0 21600 21600 0 21600 0 0 Z N"/>
        </draw:custom-shape>
        <draw:custom-shape draw:style-name="gr28" draw:text-style-name="P2" draw:layer="layout" svg:width="1.482cm" svg:height="0.853cm" svg:x="6.773cm" svg:y="5.292cm">
          <text:list text:style-name="L2">
            <text:list-header>
              <text:p text:style-name="P6"><text:span text:style-name="T5">8/14</text:span></text:p>
            </text:list-header>
          </text:list>
          <draw:enhanced-geometry svg:viewBox="0 0 21600 21600" draw:type="mso-spt202" draw:enhanced-path="M 0 0 L 21600 0 21600 21600 0 21600 0 0 Z N"/>
        </draw:custom-shape>
        <draw:custom-shape draw:style-name="gr24" draw:text-style-name="P2" draw:layer="layout" svg:width="1.059cm" svg:height="0.593cm" svg:x="9.313cm" svg:y="4.868cm">
          <text:list text:style-name="L2">
            <text:list-header>
              <text:p text:style-name="P9"><text:span text:style-name="T5">9/9</text:span></text:p>
            </text:list-header>
          </text:list>
          <draw:enhanced-geometry svg:viewBox="0 0 21600 21600" draw:type="mso-spt202" draw:enhanced-path="M 0 0 L 21600 0 21600 21600 0 21600 0 0 Z N"/>
        </draw:custom-shape>
        <draw:custom-shape draw:style-name="gr24" draw:text-style-name="P2" draw:layer="layout" svg:width="1.058cm" svg:height="0.593cm" svg:x="3.175cm" svg:y="7.197cm">
          <text:list text:style-name="L2">
            <text:list-header>
              <text:p text:style-name="P9"><text:span text:style-name="T5">5/5</text:span></text:p>
            </text:list-header>
          </text:list>
          <draw:enhanced-geometry svg:viewBox="0 0 21600 21600" draw:type="mso-spt202" draw:enhanced-path="M 0 0 L 21600 0 21600 21600 0 21600 0 0 Z N"/>
        </draw:custom-shape>
        <draw:custom-shape draw:style-name="gr27" draw:text-style-name="P2" draw:layer="layout" svg:width="1.481cm" svg:height="0.853cm" svg:x="5.927cm" svg:y="7.62cm">
          <text:list text:style-name="L2">
            <text:list-header>
              <text:p text:style-name="P6"><text:span text:style-name="T5">6/10</text:span></text:p>
            </text:list-header>
          </text:list>
          <draw:enhanced-geometry svg:viewBox="0 0 21600 21600" draw:type="mso-spt202" draw:enhanced-path="M 0 0 L 21600 0 21600 21600 0 21600 0 0 Z N"/>
        </draw:custom-shape>
        <draw:custom-shape draw:style-name="gr28" draw:text-style-name="P2" draw:layer="layout" svg:width="1.482cm" svg:height="0.853cm" svg:x="8.255cm" svg:y="6.562cm">
          <text:list text:style-name="L2">
            <text:list-header>
              <text:p text:style-name="P6"><text:span text:style-name="T5">8/8</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5.503cm" svg:y="6.35cm">
          <text:list text:style-name="L2">
            <text:list-header>
              <text:p text:style-name="P6"><text:span text:style-name="T5">0/1</text:span></text:p>
            </text:list-header>
          </text:list>
          <draw:enhanced-geometry svg:viewBox="0 0 21600 21600" draw:type="mso-spt202" draw:enhanced-path="M 0 0 L 21600 0 21600 21600 0 21600 0 0 Z N"/>
        </draw:custom-shape>
        <draw:custom-shape draw:style-name="gr28" draw:text-style-name="P2" draw:layer="layout" svg:width="1.482cm" svg:height="0.853cm" svg:x="1.905cm" svg:y="8.255cm">
          <text:list text:style-name="L2">
            <text:list-header>
              <text:p text:style-name="P6"><text:span text:style-name="T5">5/5</text:span></text:p>
            </text:list-header>
          </text:list>
          <draw:enhanced-geometry svg:viewBox="0 0 21600 21600" draw:type="mso-spt202" draw:enhanced-path="M 0 0 L 21600 0 21600 21600 0 21600 0 0 Z N"/>
        </draw:custom-shape>
        <draw:custom-shape draw:style-name="gr27" draw:text-style-name="P2" draw:layer="layout" svg:width="1.482cm" svg:height="0.853cm" svg:x="5.08cm" svg:y="9.313cm">
          <text:list text:style-name="L2">
            <text:list-header>
              <text:p text:style-name="P6"><text:span text:style-name="T5">3/8</text:span></text:p>
            </text:list-header>
          </text:list>
          <draw:enhanced-geometry svg:viewBox="0 0 21600 21600" draw:type="mso-spt202" draw:enhanced-path="M 0 0 L 21600 0 21600 21600 0 21600 0 0 Z N"/>
        </draw:custom-shape>
        <draw:custom-shape draw:style-name="gr27" draw:text-style-name="P2" draw:layer="layout" svg:width="1.482cm" svg:height="0.853cm" svg:x="4.445cm" svg:y="10.372cm">
          <text:list text:style-name="L2">
            <text:list-header>
              <text:p text:style-name="P6"><text:span text:style-name="T5">2/9</text:span></text:p>
            </text:list-header>
          </text:list>
          <draw:enhanced-geometry svg:viewBox="0 0 21600 21600" draw:type="mso-spt202" draw:enhanced-path="M 0 0 L 21600 0 21600 21600 0 21600 0 0 Z N"/>
        </draw:custom-shape>
        <draw:custom-shape draw:style-name="gr27" draw:text-style-name="P2" draw:layer="layout" svg:width="1.482cm" svg:height="0.853cm" svg:x="6.985cm" svg:y="11.218cm">
          <text:list text:style-name="L2">
            <text:list-header>
              <text:p text:style-name="P6"><text:span text:style-name="T5">2/7</text:span></text:p>
            </text:list-header>
          </text:list>
          <draw:enhanced-geometry svg:viewBox="0 0 21600 21600" draw:type="mso-spt202" draw:enhanced-path="M 0 0 L 21600 0 21600 21600 0 21600 0 0 Z N"/>
        </draw:custom-shape>
        <draw:custom-shape draw:style-name="gr27" draw:text-style-name="P2" draw:layer="layout" svg:width="1.482cm" svg:height="0.853cm" svg:x="9.525cm" svg:y="9.102cm">
          <text:list text:style-name="L2">
            <text:list-header>
              <text:p text:style-name="P6"><text:span text:style-name="T5">6/6</text:span></text:p>
            </text:list-header>
          </text:list>
          <draw:enhanced-geometry svg:viewBox="0 0 21600 21600" draw:type="mso-spt202" draw:enhanced-path="M 0 0 L 21600 0 21600 21600 0 21600 0 0 Z N"/>
        </draw:custom-shape>
        <draw:custom-shape draw:style-name="gr24" draw:text-style-name="P2" draw:layer="layout" svg:width="1.27cm" svg:height="0.593cm" svg:x="7.832cm" svg:y="7.832cm">
          <text:list text:style-name="L2">
            <text:list-header>
              <text:p text:style-name="P9"><text:span text:style-name="T5">10/10</text:span></text:p>
            </text:list-header>
          </text:list>
          <draw:enhanced-geometry svg:viewBox="0 0 21600 21600" draw:type="mso-spt202" draw:enhanced-path="M 0 0 L 21600 0 21600 21600 0 21600 0 0 Z N"/>
        </draw:custom-shape>
        <draw:custom-shape draw:style-name="gr28" draw:text-style-name="P2" draw:layer="layout" svg:width="1.482cm" svg:height="0.853cm" svg:x="7.408cm" svg:y="9.525cm">
          <text:list text:style-name="L2">
            <text:list-header>
              <text:p text:style-name="P6"><text:span text:style-name="T5">4/4</text:span></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28" presentation:class="page"/>
          <draw:frame presentation:style-name="pr3" draw:layer="layout" svg:width="15.239cm" svg:height="11.43cm" svg:x="1.905cm" svg:y="12.064cm" presentation:class="notes" presentation:placeholder="true">
            <draw:text-box/>
          </draw:frame>
        </presentation:notes>
      </draw:page>
      <draw:page draw:name="page29" draw:style-name="dp1" draw:master-page-name="Výchozí" presentation:presentation-page-layout-name="AL2T1">
        <office:forms form:automatic-focus="false" form:apply-design-mode="false"/>
        <draw:custom-shape draw:style-name="gr2" draw:text-style-name="P2" draw:id="id778" draw:layer="layout" svg:width="1.481cm" svg:height="1.03cm" svg:x="20.532cm" svg:y="11.342cm">
          <text:list text:style-name="L2">
            <text:list-header>
              <text:p text:style-name="P4"><text:span text:style-name="T2">v</text:span><text:span text:style-name="T3">7</text:span></text:p>
            </text:list-header>
          </text:list>
          <draw:enhanced-geometry svg:viewBox="0 0 21600 21600" draw:type="mso-spt202" draw:enhanced-path="M 0 0 L 21600 0 21600 21600 0 21600 0 0 Z N"/>
        </draw:custom-shape>
        <draw:custom-shape draw:style-name="gr2" draw:text-style-name="P2" draw:id="id779" draw:layer="layout" svg:width="1.482cm" svg:height="1.03cm" svg:x="18.203cm" svg:y="11.43cm">
          <text:list text:style-name="L2">
            <text:list-header>
              <text:p text:style-name="P4"><text:span text:style-name="T2">v</text:span><text:span text:style-name="T3">6</text:span></text:p>
            </text:list-header>
          </text:list>
          <draw:enhanced-geometry svg:viewBox="0 0 21600 21600" draw:type="mso-spt202" draw:enhanced-path="M 0 0 L 21600 0 21600 21600 0 21600 0 0 Z N"/>
        </draw:custom-shape>
        <draw:frame presentation:style-name="pr4" draw:text-style-name="P2" draw:layer="layout" svg:width="22.86cm" svg:height="3.88cm" svg:x="1.27cm" svg:y="0.41cm" presentation:class="title" presentation:user-transformed="true">
          <draw:text-box>
            <text:list text:style-name="L1">
              <text:list-header>
                <text:p text:style-name="P1"><text:span text:style-name="T15">Termination:</text:span><text:span text:style-name="T15"><text:line-break/></text:span><text:span text:style-name="T15">no path from </text:span><text:span text:style-name="T16">s</text:span><text:span text:style-name="T15"> to </text:span><text:span text:style-name="T16">t</text:span><text:span text:style-name="T15"> in </text:span><text:span text:style-name="T16">N</text:span><text:span text:style-name="T17">f</text:span></text:p>
              </text:list-header>
            </text:list>
          </draw:text-box>
        </draw:frame>
        <draw:custom-shape draw:style-name="gr2" draw:text-style-name="P2" draw:layer="layout" svg:width="1.481cm" svg:height="1.03cm" svg:x="2.752cm" svg:y="5.08cm">
          <text:list text:style-name="L2">
            <text:list-header>
              <text:p text:style-name="P4"><text:span text:style-name="T2">v</text:span><text:span text:style-name="T3">1</text:span></text:p>
            </text:list-header>
          </text:list>
          <draw:enhanced-geometry svg:viewBox="0 0 21600 21600" draw:type="mso-spt202" draw:enhanced-path="M 0 0 L 21600 0 21600 21600 0 21600 0 0 Z N"/>
        </draw:custom-shape>
        <draw:custom-shape draw:style-name="gr3" draw:text-style-name="P2" draw:id="id390" draw:layer="layout" svg:width="0.423cm" svg:height="0.384cm" svg:x="1.905cm" svg:y="7.4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91" draw:layer="layout" svg:width="0.424cm" svg:height="0.383cm" svg:x="3.598cm" svg:y="5.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92" draw:layer="layout" svg:width="0.423cm" svg:height="0.383cm" svg:x="5.927cm" svg:y="5.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93" draw:layer="layout" svg:width="0.423cm" svg:height="0.383cm" svg:x="8.255cm" svg:y="5.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95" draw:layer="layout" svg:width="0.424cm" svg:height="0.384cm" svg:x="3.598cm" svg:y="9.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96" draw:layer="layout" svg:width="0.424cm" svg:height="0.384cm" svg:x="6.773cm" svg:y="9.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94" draw:layer="layout" svg:width="0.424cm" svg:height="0.384cm" svg:x="9.948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97" draw:layer="layout" svg:width="0.423cm" svg:height="0.384cm" svg:x="5.927cm" svg:y="1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398" draw:layer="layout" svg:width="0.423cm" svg:height="0.384cm" svg:x="8.255cm" svg:y="1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5" draw:layer="layout" draw:type="line" svg:x1="2.266cm" svg:y1="7.504cm" svg:x2="3.66cm" svg:y2="6.254cm" draw:start-shape="id390" draw:start-glue-point="11" draw:end-shape="id391" draw:end-glue-point="7" svg:d="m2266 7504 1394-1250">
          <text:p/>
        </draw:connector>
        <draw:connector draw:style-name="gr4" draw:text-style-name="P5" draw:layer="layout" draw:type="line" svg:x1="4.022cm" svg:y1="6.118cm" svg:x2="5.927cm" svg:y2="6.118cm" draw:start-shape="id391" draw:start-glue-point="10" draw:end-shape="id392" draw:end-glue-point="6" svg:d="m4022 6118h1905">
          <text:p/>
        </draw:connector>
        <draw:connector draw:style-name="gr4" draw:text-style-name="P5" draw:layer="layout" draw:type="line" svg:x1="6.35cm" svg:y1="6.118cm" svg:x2="8.255cm" svg:y2="6.118cm" draw:start-shape="id392" draw:start-glue-point="10" draw:end-shape="id393" draw:end-glue-point="6" svg:d="m6350 6118h1905">
          <text:p/>
        </draw:connector>
        <draw:connector draw:style-name="gr4" draw:text-style-name="P5" draw:layer="layout" draw:type="line" svg:x1="8.616cm" svg:y1="6.254cm" svg:x2="10.01cm" svg:y2="7.676cm" draw:start-shape="id393" draw:start-glue-point="9" draw:end-shape="id394" draw:end-glue-point="5" svg:d="m8616 6254 1394 1422">
          <text:p/>
        </draw:connector>
        <draw:connector draw:style-name="gr4" draw:text-style-name="P5" draw:layer="layout" draw:type="line" svg:x1="2.266cm" svg:y1="7.776cm" svg:x2="3.66cm" svg:y2="9.197cm" draw:start-shape="id390" draw:start-glue-point="9" draw:end-shape="id395" draw:end-glue-point="5" svg:d="m2266 7776 1394 1421">
          <text:p/>
        </draw:connector>
        <draw:connector draw:style-name="gr4" draw:text-style-name="P5" draw:layer="layout" draw:type="line" svg:x1="1.967cm" svg:y1="7.504cm" svg:x2="6.835cm" svg:y2="9.197cm" draw:start-shape="id390" draw:start-glue-point="5" draw:end-shape="id396" draw:end-glue-point="5" svg:d="m1967 7504 4868 1693">
          <text:p/>
        </draw:connector>
        <draw:connector draw:style-name="gr4" draw:text-style-name="P5" draw:layer="layout" draw:type="line" svg:x1="3.598cm" svg:y1="9.333cm" svg:x2="6.773cm" svg:y2="9.333cm" draw:start-shape="id395" draw:start-glue-point="6" draw:end-shape="id396" draw:end-glue-point="6" svg:d="m3598 9333h3175">
          <text:p/>
        </draw:connector>
        <draw:connector draw:style-name="gr4" draw:text-style-name="P5" draw:layer="layout" draw:type="line" svg:x1="3.81cm" svg:y1="6.31cm" svg:x2="6.835cm" svg:y2="9.197cm" draw:start-shape="id391" draw:start-glue-point="8" draw:end-shape="id396" draw:end-glue-point="5" svg:d="m3810 6310 3025 2887">
          <text:p/>
        </draw:connector>
        <draw:connector draw:style-name="gr4" draw:text-style-name="P5" draw:layer="layout" draw:type="line" svg:x1="3.96cm" svg:y1="9.469cm" svg:x2="5.989cm" svg:y2="11.102cm" draw:start-shape="id395" draw:start-glue-point="9" draw:end-shape="id397" draw:end-glue-point="5" svg:d="m3960 9469 2029 1633">
          <text:p/>
        </draw:connector>
        <draw:connector draw:style-name="gr4" draw:text-style-name="P5" draw:layer="layout" draw:type="line" svg:x1="6.35cm" svg:y1="11.238cm" svg:x2="8.255cm" svg:y2="11.238cm" draw:start-shape="id397" draw:start-glue-point="10" draw:end-shape="id398" draw:end-glue-point="6" svg:d="m6350 11238h1905">
          <text:p/>
        </draw:connector>
        <draw:connector draw:style-name="gr4" draw:text-style-name="P5" draw:layer="layout" draw:type="line" svg:x1="6.835cm" svg:y1="9.197cm" svg:x2="8.317cm" svg:y2="11.102cm" draw:start-shape="id396" draw:start-glue-point="5" draw:end-shape="id398" draw:end-glue-point="5" svg:d="m6835 9197 1482 1905">
          <text:p/>
        </draw:connector>
        <draw:connector draw:style-name="gr4" draw:text-style-name="P5" draw:layer="layout" draw:type="line" svg:x1="8.466cm" svg:y1="11.43cm" svg:x2="10.01cm" svg:y2="7.948cm" draw:start-shape="id398" draw:start-glue-point="8" draw:end-shape="id394" draw:end-glue-point="7" svg:d="m8466 11430 1544-3482">
          <text:p/>
        </draw:connector>
        <draw:connector draw:style-name="gr4" draw:text-style-name="P5" draw:layer="layout" draw:type="line" svg:x1="6.835cm" svg:y1="9.469cm" svg:x2="9.948cm" svg:y2="7.812cm" draw:start-shape="id396" draw:start-glue-point="7" draw:end-shape="id394" draw:end-glue-point="6" svg:d="m6835 9469 3113-1657">
          <text:p/>
        </draw:connector>
        <draw:connector draw:style-name="gr4" draw:text-style-name="P5" draw:layer="layout" draw:type="line" svg:x1="5.989cm" svg:y1="6.254cm" svg:x2="3.96cm" svg:y2="9.197cm" draw:start-shape="id392" draw:start-glue-point="7" draw:end-shape="id395" draw:end-glue-point="11" svg:d="m5989 6254-2029 2943">
          <text:p/>
        </draw:connector>
        <draw:connector draw:style-name="gr4" draw:text-style-name="P5" draw:layer="layout" draw:type="curve" svg:x1="3.81cm" svg:y1="5.927cm" svg:x2="10.16cm" svg:y2="7.62cm" draw:start-shape="id391" draw:start-glue-point="4" draw:end-shape="id394" draw:end-glue-point="4" svg:d="m3810 5927c0-21 6350-867 6350 1693">
          <text:p/>
        </draw:connector>
        <draw:custom-shape draw:style-name="gr2" draw:text-style-name="P2" draw:layer="layout" svg:width="0.847cm" svg:height="0.937cm" svg:x="1.27cm" svg:y="7.108cm">
          <text:list text:style-name="L2">
            <text:list-header>
              <text:p text:style-name="P4"><text:span text:style-name="T2">s</text:span></text:p>
            </text:list-header>
          </text:list>
          <draw:enhanced-geometry svg:viewBox="0 0 21600 21600" draw:type="mso-spt202" draw:enhanced-path="M 0 0 L 21600 0 21600 21600 0 21600 0 0 Z N"/>
        </draw:custom-shape>
        <draw:custom-shape draw:style-name="gr2" draw:text-style-name="P2" draw:layer="layout" svg:width="0.846cm" svg:height="0.937cm" svg:x="10.372cm" svg:y="7.32cm">
          <text:list text:style-name="L2">
            <text:list-header>
              <text:p text:style-name="P4"><text:span text:style-name="T2">t</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5.715cm" svg:y="5.08cm">
          <text:list text:style-name="L2">
            <text:list-header>
              <text:p text:style-name="P4"><text:span text:style-name="T2">v</text:span><text:span text:style-name="T3">2</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8.043cm" svg:y="5.08cm">
          <text:list text:style-name="L2">
            <text:list-header>
              <text:p text:style-name="P4"><text:span text:style-name="T2">v</text:span><text:span text:style-name="T3">3</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2.963cm" svg:y="9.225cm">
          <text:list text:style-name="L2">
            <text:list-header>
              <text:p text:style-name="P4"><text:span text:style-name="T2">v</text:span><text:span text:style-name="T3">4</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6.562cm" svg:y="8.167cm">
          <text:list text:style-name="L2">
            <text:list-header>
              <text:p text:style-name="P4"><text:span text:style-name="T2">v</text:span><text:span text:style-name="T3">5</text:span></text:p>
            </text:list-header>
          </text:list>
          <draw:enhanced-geometry svg:viewBox="0 0 21600 21600" draw:type="mso-spt202" draw:enhanced-path="M 0 0 L 21600 0 21600 21600 0 21600 0 0 Z N"/>
        </draw:custom-shape>
        <draw:custom-shape draw:style-name="gr2" draw:text-style-name="P2" draw:layer="layout" svg:width="1.482cm" svg:height="1.03cm" svg:x="5.503cm" svg:y="11.13cm">
          <text:list text:style-name="L2">
            <text:list-header>
              <text:p text:style-name="P4"><text:span text:style-name="T2">v</text:span><text:span text:style-name="T3">6</text:span></text:p>
            </text:list-header>
          </text:list>
          <draw:enhanced-geometry svg:viewBox="0 0 21600 21600" draw:type="mso-spt202" draw:enhanced-path="M 0 0 L 21600 0 21600 21600 0 21600 0 0 Z N"/>
        </draw:custom-shape>
        <draw:custom-shape draw:style-name="gr2" draw:text-style-name="P2" draw:layer="layout" svg:width="1.481cm" svg:height="1.03cm" svg:x="7.832cm" svg:y="11.13cm">
          <text:list text:style-name="L2">
            <text:list-header>
              <text:p text:style-name="P4"><text:span text:style-name="T2">v</text:span><text:span text:style-name="T3">7</text:span></text:p>
            </text:list-header>
          </text:list>
          <draw:enhanced-geometry svg:viewBox="0 0 21600 21600" draw:type="mso-spt202" draw:enhanced-path="M 0 0 L 21600 0 21600 21600 0 21600 0 0 Z N"/>
        </draw:custom-shape>
        <draw:custom-shape draw:style-name="gr24" draw:text-style-name="P2" draw:layer="layout" svg:width="1.481cm" svg:height="0.593cm" svg:x="1.482cm" svg:y="6.138cm">
          <text:list text:style-name="L2">
            <text:list-header>
              <text:p text:style-name="P9"><text:span text:style-name="T5">23/25</text:span></text:p>
            </text:list-header>
          </text:list>
          <draw:enhanced-geometry svg:viewBox="0 0 21600 21600" draw:type="mso-spt202" draw:enhanced-path="M 0 0 L 21600 0 21600 21600 0 21600 0 0 Z N"/>
        </draw:custom-shape>
        <draw:custom-shape draw:style-name="gr28" draw:text-style-name="P2" draw:layer="layout" svg:width="1.482cm" svg:height="0.853cm" svg:x="4.445cm" svg:y="5.292cm">
          <text:list text:style-name="L2">
            <text:list-header>
              <text:p text:style-name="P6"><text:span text:style-name="T5">8/11</text:span></text:p>
            </text:list-header>
          </text:list>
          <draw:enhanced-geometry svg:viewBox="0 0 21600 21600" draw:type="mso-spt202" draw:enhanced-path="M 0 0 L 21600 0 21600 21600 0 21600 0 0 Z N"/>
        </draw:custom-shape>
        <draw:custom-shape draw:style-name="gr28" draw:text-style-name="P2" draw:layer="layout" svg:width="1.482cm" svg:height="0.853cm" svg:x="6.773cm" svg:y="5.292cm">
          <text:list text:style-name="L2">
            <text:list-header>
              <text:p text:style-name="P6"><text:span text:style-name="T5">8/14</text:span></text:p>
            </text:list-header>
          </text:list>
          <draw:enhanced-geometry svg:viewBox="0 0 21600 21600" draw:type="mso-spt202" draw:enhanced-path="M 0 0 L 21600 0 21600 21600 0 21600 0 0 Z N"/>
        </draw:custom-shape>
        <draw:custom-shape draw:style-name="gr24" draw:text-style-name="P2" draw:layer="layout" svg:width="1.059cm" svg:height="0.593cm" svg:x="9.313cm" svg:y="4.868cm">
          <text:list text:style-name="L2">
            <text:list-header>
              <text:p text:style-name="P9"><text:span text:style-name="T5">9/9</text:span></text:p>
            </text:list-header>
          </text:list>
          <draw:enhanced-geometry svg:viewBox="0 0 21600 21600" draw:type="mso-spt202" draw:enhanced-path="M 0 0 L 21600 0 21600 21600 0 21600 0 0 Z N"/>
        </draw:custom-shape>
        <draw:custom-shape draw:style-name="gr24" draw:text-style-name="P2" draw:layer="layout" svg:width="1.058cm" svg:height="0.593cm" svg:x="3.175cm" svg:y="7.197cm">
          <text:list text:style-name="L2">
            <text:list-header>
              <text:p text:style-name="P9"><text:span text:style-name="T5">5/5</text:span></text:p>
            </text:list-header>
          </text:list>
          <draw:enhanced-geometry svg:viewBox="0 0 21600 21600" draw:type="mso-spt202" draw:enhanced-path="M 0 0 L 21600 0 21600 21600 0 21600 0 0 Z N"/>
        </draw:custom-shape>
        <draw:custom-shape draw:style-name="gr28" draw:text-style-name="P2" draw:layer="layout" svg:width="1.481cm" svg:height="0.853cm" svg:x="5.927cm" svg:y="7.62cm">
          <text:list text:style-name="L2">
            <text:list-header>
              <text:p text:style-name="P6"><text:span text:style-name="T5">6/10</text:span></text:p>
            </text:list-header>
          </text:list>
          <draw:enhanced-geometry svg:viewBox="0 0 21600 21600" draw:type="mso-spt202" draw:enhanced-path="M 0 0 L 21600 0 21600 21600 0 21600 0 0 Z N"/>
        </draw:custom-shape>
        <draw:custom-shape draw:style-name="gr28" draw:text-style-name="P2" draw:layer="layout" svg:width="1.482cm" svg:height="0.853cm" svg:x="8.255cm" svg:y="6.562cm">
          <text:list text:style-name="L2">
            <text:list-header>
              <text:p text:style-name="P6"><text:span text:style-name="T5">8/8</text:span></text:p>
            </text:list-header>
          </text:list>
          <draw:enhanced-geometry svg:viewBox="0 0 21600 21600" draw:type="mso-spt202" draw:enhanced-path="M 0 0 L 21600 0 21600 21600 0 21600 0 0 Z N"/>
        </draw:custom-shape>
        <draw:custom-shape draw:style-name="gr2" draw:text-style-name="P2" draw:layer="layout" svg:width="1.482cm" svg:height="0.853cm" svg:x="5.503cm" svg:y="6.35cm">
          <text:list text:style-name="L2">
            <text:list-header>
              <text:p text:style-name="P6"><text:span text:style-name="T5">0/1</text:span></text:p>
            </text:list-header>
          </text:list>
          <draw:enhanced-geometry svg:viewBox="0 0 21600 21600" draw:type="mso-spt202" draw:enhanced-path="M 0 0 L 21600 0 21600 21600 0 21600 0 0 Z N"/>
        </draw:custom-shape>
        <draw:custom-shape draw:style-name="gr28" draw:text-style-name="P2" draw:layer="layout" svg:width="1.482cm" svg:height="0.853cm" svg:x="1.905cm" svg:y="8.255cm">
          <text:list text:style-name="L2">
            <text:list-header>
              <text:p text:style-name="P6"><text:span text:style-name="T5">5/5</text:span></text:p>
            </text:list-header>
          </text:list>
          <draw:enhanced-geometry svg:viewBox="0 0 21600 21600" draw:type="mso-spt202" draw:enhanced-path="M 0 0 L 21600 0 21600 21600 0 21600 0 0 Z N"/>
        </draw:custom-shape>
        <draw:custom-shape draw:style-name="gr28" draw:text-style-name="P2" draw:layer="layout" svg:width="1.482cm" svg:height="0.853cm" svg:x="5.08cm" svg:y="9.313cm">
          <text:list text:style-name="L2">
            <text:list-header>
              <text:p text:style-name="P6"><text:span text:style-name="T5">3/8</text:span></text:p>
            </text:list-header>
          </text:list>
          <draw:enhanced-geometry svg:viewBox="0 0 21600 21600" draw:type="mso-spt202" draw:enhanced-path="M 0 0 L 21600 0 21600 21600 0 21600 0 0 Z N"/>
        </draw:custom-shape>
        <draw:custom-shape draw:style-name="gr28" draw:text-style-name="P2" draw:layer="layout" svg:width="1.482cm" svg:height="0.853cm" svg:x="4.445cm" svg:y="10.372cm">
          <text:list text:style-name="L2">
            <text:list-header>
              <text:p text:style-name="P6"><text:span text:style-name="T5">2/9</text:span></text:p>
            </text:list-header>
          </text:list>
          <draw:enhanced-geometry svg:viewBox="0 0 21600 21600" draw:type="mso-spt202" draw:enhanced-path="M 0 0 L 21600 0 21600 21600 0 21600 0 0 Z N"/>
        </draw:custom-shape>
        <draw:custom-shape draw:style-name="gr28" draw:text-style-name="P2" draw:layer="layout" svg:width="1.482cm" svg:height="0.853cm" svg:x="6.985cm" svg:y="11.218cm">
          <text:list text:style-name="L2">
            <text:list-header>
              <text:p text:style-name="P6"><text:span text:style-name="T5">2/7</text:span></text:p>
            </text:list-header>
          </text:list>
          <draw:enhanced-geometry svg:viewBox="0 0 21600 21600" draw:type="mso-spt202" draw:enhanced-path="M 0 0 L 21600 0 21600 21600 0 21600 0 0 Z N"/>
        </draw:custom-shape>
        <draw:custom-shape draw:style-name="gr28" draw:text-style-name="P2" draw:layer="layout" svg:width="1.482cm" svg:height="0.853cm" svg:x="9.525cm" svg:y="9.102cm">
          <text:list text:style-name="L2">
            <text:list-header>
              <text:p text:style-name="P6"><text:span text:style-name="T5">6/6</text:span></text:p>
            </text:list-header>
          </text:list>
          <draw:enhanced-geometry svg:viewBox="0 0 21600 21600" draw:type="mso-spt202" draw:enhanced-path="M 0 0 L 21600 0 21600 21600 0 21600 0 0 Z N"/>
        </draw:custom-shape>
        <draw:custom-shape draw:style-name="gr24" draw:text-style-name="P2" draw:layer="layout" svg:width="1.27cm" svg:height="0.593cm" svg:x="7.832cm" svg:y="7.832cm">
          <text:list text:style-name="L2">
            <text:list-header>
              <text:p text:style-name="P9"><text:span text:style-name="T5">10/10</text:span></text:p>
            </text:list-header>
          </text:list>
          <draw:enhanced-geometry svg:viewBox="0 0 21600 21600" draw:type="mso-spt202" draw:enhanced-path="M 0 0 L 21600 0 21600 21600 0 21600 0 0 Z N"/>
        </draw:custom-shape>
        <draw:custom-shape draw:style-name="gr28" draw:text-style-name="P2" draw:layer="layout" svg:width="1.482cm" svg:height="0.853cm" svg:x="7.408cm" svg:y="9.525cm">
          <text:list text:style-name="L2">
            <text:list-header>
              <text:p text:style-name="P6"><text:span text:style-name="T5">4/4</text:span></text:p>
            </text:list-header>
          </text:list>
          <draw:enhanced-geometry svg:viewBox="0 0 21600 21600" draw:type="mso-spt202" draw:enhanced-path="M 0 0 L 21600 0 21600 21600 0 21600 0 0 Z N"/>
        </draw:custom-shape>
        <draw:custom-shape draw:style-name="gr2" draw:text-style-name="P2" draw:id="id780" draw:layer="layout" svg:width="1.482cm" svg:height="1.03cm" svg:x="15.663cm" svg:y="9.437cm">
          <text:list text:style-name="L2">
            <text:list-header>
              <text:p text:style-name="P4"><text:span text:style-name="T2">v</text:span><text:span text:style-name="T3">4</text:span></text:p>
            </text:list-header>
          </text:list>
          <draw:enhanced-geometry svg:viewBox="0 0 21600 21600" draw:type="mso-spt202" draw:enhanced-path="M 0 0 L 21600 0 21600 21600 0 21600 0 0 Z N"/>
        </draw:custom-shape>
        <draw:custom-shape draw:style-name="gr2" draw:text-style-name="P2" draw:id="id781" draw:layer="layout" svg:width="0.846cm" svg:height="0.937cm" svg:x="23.072cm" svg:y="7.532cm">
          <text:list text:style-name="L2">
            <text:list-header>
              <text:p text:style-name="P4"><text:span text:style-name="T2">t</text:span></text:p>
            </text:list-header>
          </text:list>
          <draw:enhanced-geometry svg:viewBox="0 0 21600 21600" draw:type="mso-spt202" draw:enhanced-path="M 0 0 L 21600 0 21600 21600 0 21600 0 0 Z N"/>
        </draw:custom-shape>
        <draw:custom-shape draw:style-name="gr2" draw:text-style-name="P2" draw:id="id782" draw:layer="layout" svg:width="1.481cm" svg:height="1.03cm" svg:x="19.262cm" svg:y="8.378cm">
          <text:list text:style-name="L2">
            <text:list-header>
              <text:p text:style-name="P4"><text:span text:style-name="T2">v</text:span><text:span text:style-name="T3">5</text:span></text:p>
            </text:list-header>
          </text:list>
          <draw:enhanced-geometry svg:viewBox="0 0 21600 21600" draw:type="mso-spt202" draw:enhanced-path="M 0 0 L 21600 0 21600 21600 0 21600 0 0 Z N"/>
        </draw:custom-shape>
        <draw:custom-shape draw:style-name="gr2" draw:text-style-name="P2" draw:id="id783" draw:layer="layout" svg:width="0.847cm" svg:height="0.937cm" svg:x="13.97cm" svg:y="7.32cm">
          <text:list text:style-name="L2">
            <text:list-header>
              <text:p text:style-name="P4"><text:span text:style-name="T2">s</text:span></text:p>
            </text:list-header>
          </text:list>
          <draw:enhanced-geometry svg:viewBox="0 0 21600 21600" draw:type="mso-spt202" draw:enhanced-path="M 0 0 L 21600 0 21600 21600 0 21600 0 0 Z N"/>
        </draw:custom-shape>
        <draw:custom-shape draw:style-name="gr2" draw:text-style-name="P2" draw:id="id784" draw:layer="layout" svg:width="1.482cm" svg:height="0.853cm" svg:x="14.605cm" svg:y="6.35cm">
          <text:list text:style-name="L2">
            <text:list-header>
              <text:p text:style-name="P6"><text:span text:style-name="T5">2</text:span></text:p>
            </text:list-header>
          </text:list>
          <draw:enhanced-geometry svg:viewBox="0 0 21600 21600" draw:type="mso-spt202" draw:enhanced-path="M 0 0 L 21600 0 21600 21600 0 21600 0 0 Z N"/>
        </draw:custom-shape>
        <draw:custom-shape draw:style-name="gr2" draw:text-style-name="P2" draw:id="id785" draw:layer="layout" svg:width="1.481cm" svg:height="1.03cm" svg:x="15.452cm" svg:y="5.292cm">
          <text:list text:style-name="L2">
            <text:list-header>
              <text:p text:style-name="P4"><text:span text:style-name="T2">v</text:span><text:span text:style-name="T3">1</text:span></text:p>
            </text:list-header>
          </text:list>
          <draw:enhanced-geometry svg:viewBox="0 0 21600 21600" draw:type="mso-spt202" draw:enhanced-path="M 0 0 L 21600 0 21600 21600 0 21600 0 0 Z N"/>
        </draw:custom-shape>
        <draw:custom-shape draw:style-name="gr3" draw:text-style-name="P2" draw:id="id399" draw:layer="layout" svg:width="0.423cm" svg:height="0.383cm" svg:x="14.605cm" svg:y="7.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400" draw:layer="layout" svg:width="0.424cm" svg:height="0.384cm" svg:x="16.298cm" svg:y="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405" draw:layer="layout" svg:width="0.424cm" svg:height="0.384cm" svg:x="19.473cm" svg:y="9.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403" draw:layer="layout" svg:width="0.424cm" svg:height="0.383cm" svg:x="22.648cm" svg:y="7.8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5" draw:id="id786" draw:layer="layout" draw:type="line" svg:x1="14.816cm" svg:y1="7.66cm" svg:x2="16.298cm" svg:y2="6.33cm" draw:start-shape="id399" draw:start-glue-point="4" draw:end-shape="id400" draw:end-glue-point="6" svg:d="m14816 7660 1482-1330">
          <text:p/>
        </draw:connector>
        <draw:connector draw:style-name="gr4" draw:text-style-name="P5" draw:id="id787" draw:layer="layout" draw:type="line" svg:x1="16.66cm" svg:y1="6.194cm" svg:x2="18.689cm" svg:y2="6.194cm" draw:start-shape="id400" draw:start-glue-point="11" draw:end-shape="id401" draw:end-glue-point="5" svg:d="m16660 6194h2029">
          <text:p/>
        </draw:connector>
        <draw:connector draw:style-name="gr4" draw:text-style-name="P5" draw:id="id788" draw:layer="layout" draw:type="line" svg:x1="18.988cm" svg:y1="6.194cm" svg:x2="21.017cm" svg:y2="6.194cm" draw:start-shape="id401" draw:start-glue-point="11" draw:end-shape="id402" draw:end-glue-point="5" svg:d="m18988 6194h2029">
          <text:p/>
        </draw:connector>
        <draw:connector draw:style-name="gr25" draw:text-style-name="P5" draw:id="id789" draw:layer="layout" draw:type="line" svg:x1="21.316cm" svg:y1="6.466cm" svg:x2="22.71cm" svg:y2="7.888cm" draw:start-shape="id402" draw:start-glue-point="9" draw:end-shape="id403" draw:end-glue-point="5" svg:d="m21316 6466 1394 1422">
          <text:p/>
        </draw:connector>
        <draw:connector draw:style-name="gr25" draw:text-style-name="P5" draw:id="id790" draw:layer="layout" draw:type="line" svg:x1="14.966cm" svg:y1="7.987cm" svg:x2="16.36cm" svg:y2="9.409cm" draw:start-shape="id399" draw:start-glue-point="9" draw:end-shape="id404" draw:end-glue-point="5" svg:d="m14966 7987 1394 1422">
          <text:p/>
        </draw:connector>
        <draw:connector draw:style-name="gr25" draw:text-style-name="P5" draw:id="id791" draw:layer="layout" draw:type="line" svg:x1="15.028cm" svg:y1="7.851cm" svg:x2="19.535cm" svg:y2="9.409cm" draw:start-shape="id399" draw:start-glue-point="10" draw:end-shape="id405" draw:end-glue-point="5" svg:d="m15028 7851 4507 1558">
          <text:p/>
        </draw:connector>
        <draw:connector draw:style-name="gr4" draw:text-style-name="P5" draw:id="id792" draw:layer="layout" draw:type="line" svg:x1="16.66cm" svg:y1="9.409cm" svg:x2="19.535cm" svg:y2="9.409cm" draw:start-shape="id404" draw:start-glue-point="11" draw:end-shape="id405" draw:end-glue-point="5" svg:d="m16660 9409h2875">
          <text:p/>
        </draw:connector>
        <draw:connector draw:style-name="gr4" draw:text-style-name="P5" draw:id="id793" draw:layer="layout" draw:type="line" svg:x1="16.66cm" svg:y1="6.466cm" svg:x2="19.685cm" svg:y2="9.353cm" draw:start-shape="id400" draw:start-glue-point="9" draw:end-shape="id405" draw:end-glue-point="4" svg:d="m16660 6466 3025 2887">
          <text:p/>
        </draw:connector>
        <draw:connector draw:style-name="gr4" draw:text-style-name="P5" draw:id="id794" draw:layer="layout" draw:type="line" svg:x1="16.722cm" svg:y1="9.545cm" svg:x2="18.838cm" svg:y2="11.258cm" draw:start-shape="id404" draw:start-glue-point="10" draw:end-shape="id406" draw:end-glue-point="4" svg:d="m16722 9545 2116 1713">
          <text:p/>
        </draw:connector>
        <draw:connector draw:style-name="gr4" draw:text-style-name="P5" draw:id="id795" draw:layer="layout" draw:type="line" svg:x1="18.988cm" svg:y1="11.314cm" svg:x2="21.017cm" svg:y2="11.314cm" draw:start-shape="id406" draw:start-glue-point="11" draw:end-shape="id407" draw:end-glue-point="5" svg:d="m18988 11314h2029">
          <text:p/>
        </draw:connector>
        <draw:connector draw:style-name="gr25" draw:text-style-name="P5" draw:id="id796" draw:layer="layout" draw:type="line" svg:x1="19.685cm" svg:y1="9.737cm" svg:x2="21.017cm" svg:y2="11.314cm" draw:start-shape="id405" draw:start-glue-point="8" draw:end-shape="id407" draw:end-glue-point="5" svg:d="m19685 9737 1332 1577">
          <text:p/>
        </draw:connector>
        <draw:connector draw:style-name="gr4" draw:text-style-name="P5" draw:id="id797" draw:layer="layout" draw:type="line" svg:x1="18.689cm" svg:y1="6.466cm" svg:x2="16.66cm" svg:y2="9.409cm" draw:start-shape="id401" draw:start-glue-point="7" draw:end-shape="id404" draw:end-glue-point="11" svg:d="m18689 6466-2029 2943">
          <text:p/>
        </draw:connector>
        <draw:connector draw:style-name="gr25" draw:text-style-name="P5" draw:id="id798" draw:layer="layout" draw:type="curve" svg:x1="16.51cm" svg:y1="6.138cm" svg:x2="22.86cm" svg:y2="7.832cm" draw:start-shape="id400" draw:start-glue-point="4" draw:end-shape="id403" draw:end-glue-point="4" svg:d="m16510 6138c0-19 6350-866 6350 1694">
          <text:p/>
        </draw:connector>
        <draw:custom-shape draw:style-name="gr2" draw:text-style-name="P2" draw:id="id799" draw:layer="layout" svg:width="1.482cm" svg:height="1.03cm" svg:x="18.415cm" svg:y="5.292cm">
          <text:list text:style-name="L2">
            <text:list-header>
              <text:p text:style-name="P4"><text:span text:style-name="T2">v</text:span><text:span text:style-name="T3">2</text:span></text:p>
            </text:list-header>
          </text:list>
          <draw:enhanced-geometry svg:viewBox="0 0 21600 21600" draw:type="mso-spt202" draw:enhanced-path="M 0 0 L 21600 0 21600 21600 0 21600 0 0 Z N"/>
        </draw:custom-shape>
        <draw:custom-shape draw:style-name="gr2" draw:text-style-name="P2" draw:id="id800" draw:layer="layout" svg:width="1.482cm" svg:height="1.03cm" svg:x="20.743cm" svg:y="5.292cm">
          <text:list text:style-name="L2">
            <text:list-header>
              <text:p text:style-name="P4"><text:span text:style-name="T2">v</text:span><text:span text:style-name="T3">3</text:span></text:p>
            </text:list-header>
          </text:list>
          <draw:enhanced-geometry svg:viewBox="0 0 21600 21600" draw:type="mso-spt202" draw:enhanced-path="M 0 0 L 21600 0 21600 21600 0 21600 0 0 Z N"/>
        </draw:custom-shape>
        <draw:custom-shape draw:style-name="gr2" draw:text-style-name="P2" draw:id="id801" draw:layer="layout" svg:width="1.482cm" svg:height="0.853cm" svg:x="17.145cm" svg:y="5.292cm">
          <text:list text:style-name="L2">
            <text:list-header>
              <text:p text:style-name="P6"><text:span text:style-name="T5">3</text:span></text:p>
            </text:list-header>
          </text:list>
          <draw:enhanced-geometry svg:viewBox="0 0 21600 21600" draw:type="mso-spt202" draw:enhanced-path="M 0 0 L 21600 0 21600 21600 0 21600 0 0 Z N"/>
        </draw:custom-shape>
        <draw:custom-shape draw:style-name="gr2" draw:text-style-name="P2" draw:id="id802" draw:layer="layout" svg:width="1.482cm" svg:height="0.853cm" svg:x="19.473cm" svg:y="5.292cm">
          <text:list text:style-name="L2">
            <text:list-header>
              <text:p text:style-name="P6"><text:span text:style-name="T5">6</text:span></text:p>
            </text:list-header>
          </text:list>
          <draw:enhanced-geometry svg:viewBox="0 0 21600 21600" draw:type="mso-spt202" draw:enhanced-path="M 0 0 L 21600 0 21600 21600 0 21600 0 0 Z N"/>
        </draw:custom-shape>
        <draw:custom-shape draw:style-name="gr2" draw:text-style-name="P2" draw:id="id803" draw:layer="layout" svg:width="1.482cm" svg:height="0.853cm" svg:x="22.013cm" svg:y="5.08cm">
          <text:list text:style-name="L2">
            <text:list-header>
              <text:p text:style-name="P6"><text:span text:style-name="T5">9</text:span></text:p>
            </text:list-header>
          </text:list>
          <draw:enhanced-geometry svg:viewBox="0 0 21600 21600" draw:type="mso-spt202" draw:enhanced-path="M 0 0 L 21600 0 21600 21600 0 21600 0 0 Z N"/>
        </draw:custom-shape>
        <draw:custom-shape draw:style-name="gr2" draw:text-style-name="P2" draw:id="id804" draw:layer="layout" svg:width="1.481cm" svg:height="0.853cm" svg:x="16.087cm" svg:y="7.62cm">
          <text:list text:style-name="L2">
            <text:list-header>
              <text:p text:style-name="P6"><text:span text:style-name="T5">5</text:span></text:p>
            </text:list-header>
          </text:list>
          <draw:enhanced-geometry svg:viewBox="0 0 21600 21600" draw:type="mso-spt202" draw:enhanced-path="M 0 0 L 21600 0 21600 21600 0 21600 0 0 Z N"/>
        </draw:custom-shape>
        <draw:custom-shape draw:style-name="gr2" draw:text-style-name="P2" draw:id="id805" draw:layer="layout" svg:width="1.482cm" svg:height="0.853cm" svg:x="18.415cm" svg:y="7.832cm">
          <text:list text:style-name="L2">
            <text:list-header>
              <text:p text:style-name="P6"><text:span text:style-name="T5">6</text:span></text:p>
            </text:list-header>
          </text:list>
          <draw:enhanced-geometry svg:viewBox="0 0 21600 21600" draw:type="mso-spt202" draw:enhanced-path="M 0 0 L 21600 0 21600 21600 0 21600 0 0 Z N"/>
        </draw:custom-shape>
        <draw:custom-shape draw:style-name="gr2" draw:text-style-name="P2" draw:id="id806" draw:layer="layout" svg:width="1.481cm" svg:height="0.853cm" svg:x="21.167cm" svg:y="6.773cm">
          <text:list text:style-name="L2">
            <text:list-header>
              <text:p text:style-name="P6"><text:span text:style-name="T5">8</text:span></text:p>
            </text:list-header>
          </text:list>
          <draw:enhanced-geometry svg:viewBox="0 0 21600 21600" draw:type="mso-spt202" draw:enhanced-path="M 0 0 L 21600 0 21600 21600 0 21600 0 0 Z N"/>
        </draw:custom-shape>
        <draw:custom-shape draw:style-name="gr2" draw:text-style-name="P2" draw:id="id807" draw:layer="layout" svg:width="1.482cm" svg:height="0.853cm" svg:x="18.203cm" svg:y="6.773cm">
          <text:list text:style-name="L2">
            <text:list-header>
              <text:p text:style-name="P6"><text:span text:style-name="T5">1</text:span></text:p>
            </text:list-header>
          </text:list>
          <draw:enhanced-geometry svg:viewBox="0 0 21600 21600" draw:type="mso-spt202" draw:enhanced-path="M 0 0 L 21600 0 21600 21600 0 21600 0 0 Z N"/>
        </draw:custom-shape>
        <draw:custom-shape draw:style-name="gr2" draw:text-style-name="P2" draw:id="id808" draw:layer="layout" svg:width="1.481cm" svg:height="0.853cm" svg:x="14.817cm" svg:y="8.678cm">
          <text:list text:style-name="L2">
            <text:list-header>
              <text:p text:style-name="P6"><text:span text:style-name="T5">5</text:span></text:p>
            </text:list-header>
          </text:list>
          <draw:enhanced-geometry svg:viewBox="0 0 21600 21600" draw:type="mso-spt202" draw:enhanced-path="M 0 0 L 21600 0 21600 21600 0 21600 0 0 Z N"/>
        </draw:custom-shape>
        <draw:custom-shape draw:style-name="gr2" draw:text-style-name="P2" draw:id="id809" draw:layer="layout" svg:width="1.482cm" svg:height="0.853cm" svg:x="17.78cm" svg:y="9.313cm">
          <text:list text:style-name="L2">
            <text:list-header>
              <text:p text:style-name="P6"><text:span text:style-name="T5">3</text:span></text:p>
            </text:list-header>
          </text:list>
          <draw:enhanced-geometry svg:viewBox="0 0 21600 21600" draw:type="mso-spt202" draw:enhanced-path="M 0 0 L 21600 0 21600 21600 0 21600 0 0 Z N"/>
        </draw:custom-shape>
        <draw:custom-shape draw:style-name="gr2" draw:text-style-name="P2" draw:id="id810" draw:layer="layout" svg:width="1.481cm" svg:height="0.853cm" svg:x="17.992cm" svg:y="10.16cm">
          <text:list text:style-name="L2">
            <text:list-header>
              <text:p text:style-name="P6"><text:span text:style-name="T5">7</text:span></text:p>
            </text:list-header>
          </text:list>
          <draw:enhanced-geometry svg:viewBox="0 0 21600 21600" draw:type="mso-spt202" draw:enhanced-path="M 0 0 L 21600 0 21600 21600 0 21600 0 0 Z N"/>
        </draw:custom-shape>
        <draw:custom-shape draw:style-name="gr2" draw:text-style-name="P2" draw:id="id811" draw:layer="layout" svg:width="1.482cm" svg:height="0.853cm" svg:x="19.473cm" svg:y="10.583cm">
          <text:list text:style-name="L2">
            <text:list-header>
              <text:p text:style-name="P6"><text:span text:style-name="T5">5</text:span></text:p>
            </text:list-header>
          </text:list>
          <draw:enhanced-geometry svg:viewBox="0 0 21600 21600" draw:type="mso-spt202" draw:enhanced-path="M 0 0 L 21600 0 21600 21600 0 21600 0 0 Z N"/>
        </draw:custom-shape>
        <draw:custom-shape draw:style-name="gr2" draw:text-style-name="P2" draw:id="id812" draw:layer="layout" svg:width="1.482cm" svg:height="0.853cm" svg:x="22.013cm" svg:y="9.525cm">
          <text:list text:style-name="L2">
            <text:list-header>
              <text:p text:style-name="P6"><text:span text:style-name="T5">6</text:span></text:p>
            </text:list-header>
          </text:list>
          <draw:enhanced-geometry svg:viewBox="0 0 21600 21600" draw:type="mso-spt202" draw:enhanced-path="M 0 0 L 21600 0 21600 21600 0 21600 0 0 Z N"/>
        </draw:custom-shape>
        <draw:custom-shape draw:style-name="gr2" draw:text-style-name="P2" draw:id="id813" draw:layer="layout" svg:width="1.482cm" svg:height="0.853cm" svg:x="20.108cm" svg:y="9.737cm">
          <text:list text:style-name="L2">
            <text:list-header>
              <text:p text:style-name="P6"><text:span text:style-name="T5">4</text:span></text:p>
            </text:list-header>
          </text:list>
          <draw:enhanced-geometry svg:viewBox="0 0 21600 21600" draw:type="mso-spt202" draw:enhanced-path="M 0 0 L 21600 0 21600 21600 0 21600 0 0 Z N"/>
        </draw:custom-shape>
        <draw:connector draw:style-name="gr26" draw:text-style-name="P5" draw:id="id814" draw:layer="layout" draw:type="line" svg:x1="16.51cm" svg:y1="6.522cm" svg:x2="15.028cm" svg:y2="7.851cm" draw:start-shape="id400" draw:start-glue-point="8" draw:end-shape="id399" draw:end-glue-point="10" svg:d="m16510 6522-1482 1329">
          <text:p/>
        </draw:connector>
        <draw:custom-shape draw:style-name="gr2" draw:text-style-name="P2" draw:id="id815" draw:layer="layout" svg:width="1.481cm" svg:height="0.853cm" svg:x="15.452cm" svg:y="6.985cm">
          <text:list text:style-name="L2">
            <text:list-header>
              <text:p text:style-name="P6"><text:span text:style-name="T5">23</text:span></text:p>
            </text:list-header>
          </text:list>
          <draw:enhanced-geometry svg:viewBox="0 0 21600 21600" draw:type="mso-spt202" draw:enhanced-path="M 0 0 L 21600 0 21600 21600 0 21600 0 0 Z N"/>
        </draw:custom-shape>
        <draw:connector draw:style-name="gr26" draw:text-style-name="P5" draw:id="id816" draw:layer="layout" draw:type="line" svg:x1="22.71cm" svg:y1="8.159cm" svg:x2="19.897cm" svg:y2="9.545cm" draw:start-shape="id403" draw:start-glue-point="7" draw:end-shape="id405" draw:end-glue-point="10" svg:d="m22710 8159-2813 1386">
          <text:p/>
        </draw:connector>
        <draw:custom-shape draw:style-name="gr2" draw:text-style-name="P2" draw:id="id817" draw:layer="layout" svg:width="1.481cm" svg:height="0.853cm" svg:x="20.532cm" svg:y="8.255cm">
          <text:list text:style-name="L2">
            <text:list-header>
              <text:p text:style-name="P6"><text:span text:style-name="T5">10</text:span></text:p>
            </text:list-header>
          </text:list>
          <draw:enhanced-geometry svg:viewBox="0 0 21600 21600" draw:type="mso-spt202" draw:enhanced-path="M 0 0 L 21600 0 21600 21600 0 21600 0 0 Z N"/>
        </draw:custom-shape>
        <draw:connector draw:style-name="gr26" draw:text-style-name="P5" draw:id="id818" draw:layer="layout" draw:type="line" svg:x1="19.473cm" svg:y1="9.545cm" svg:x2="16.722cm" svg:y2="9.545cm" draw:start-shape="id405" draw:start-glue-point="6" draw:end-shape="id404" draw:end-glue-point="10" svg:d="m19473 9545h-2751">
          <text:p/>
        </draw:connector>
        <draw:custom-shape draw:style-name="gr2" draw:text-style-name="P2" draw:id="id819" draw:layer="layout" svg:width="1.482cm" svg:height="0.853cm" svg:x="17.145cm" svg:y="8.678cm">
          <text:list text:style-name="L2">
            <text:list-header>
              <text:p text:style-name="P6"><text:span text:style-name="T5">5</text:span></text:p>
            </text:list-header>
          </text:list>
          <draw:enhanced-geometry svg:viewBox="0 0 21600 21600" draw:type="mso-spt202" draw:enhanced-path="M 0 0 L 21600 0 21600 21600 0 21600 0 0 Z N"/>
        </draw:custom-shape>
        <draw:custom-shape draw:style-name="gr3" draw:text-style-name="P2" draw:id="id401" draw:layer="layout" svg:width="0.423cm" svg:height="0.384cm" svg:x="18.627cm" svg:y="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6" draw:text-style-name="P5" draw:id="id820" draw:layer="layout" draw:type="line" svg:x1="18.627cm" svg:y1="6.33cm" svg:x2="16.722cm" svg:y2="6.33cm" draw:start-shape="id401" draw:start-glue-point="6" draw:end-shape="id400" draw:end-glue-point="10" svg:d="m18627 6330h-1905">
          <text:p/>
        </draw:connector>
        <draw:custom-shape draw:style-name="gr2" draw:text-style-name="P2" draw:id="id821" draw:layer="layout" svg:width="1.481cm" svg:height="0.853cm" svg:x="17.357cm" svg:y="6.138cm">
          <text:list text:style-name="L2">
            <text:list-header>
              <text:p text:style-name="P6"><text:span text:style-name="T5">8</text:span></text:p>
            </text:list-header>
          </text:list>
          <draw:enhanced-geometry svg:viewBox="0 0 21600 21600" draw:type="mso-spt202" draw:enhanced-path="M 0 0 L 21600 0 21600 21600 0 21600 0 0 Z N"/>
        </draw:custom-shape>
        <draw:custom-shape draw:style-name="gr3" draw:text-style-name="P2" draw:id="id402" draw:layer="layout" svg:width="0.423cm" svg:height="0.384cm" svg:x="20.955cm" svg:y="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6" draw:text-style-name="P5" draw:id="id822" draw:layer="layout" draw:type="line" svg:x1="20.955cm" svg:y1="6.33cm" svg:x2="19.05cm" svg:y2="6.33cm" draw:start-shape="id402" draw:start-glue-point="6" draw:end-shape="id401" draw:end-glue-point="10" svg:d="m20955 6330h-1905">
          <text:p/>
        </draw:connector>
        <draw:custom-shape draw:style-name="gr2" draw:text-style-name="P2" draw:id="id823" draw:layer="layout" svg:width="1.482cm" svg:height="0.853cm" svg:x="19.685cm" svg:y="6.138cm">
          <text:list text:style-name="L2">
            <text:list-header>
              <text:p text:style-name="P6"><text:span text:style-name="T5">8</text:span></text:p>
            </text:list-header>
          </text:list>
          <draw:enhanced-geometry svg:viewBox="0 0 21600 21600" draw:type="mso-spt202" draw:enhanced-path="M 0 0 L 21600 0 21600 21600 0 21600 0 0 Z N"/>
        </draw:custom-shape>
        <draw:connector draw:style-name="gr26" draw:text-style-name="P5" draw:id="id824" draw:layer="layout" draw:type="line" svg:x1="19.535cm" svg:y1="9.409cm" svg:x2="16.51cm" svg:y2="6.522cm" draw:start-shape="id405" draw:start-glue-point="5" draw:end-shape="id400" draw:end-glue-point="8" svg:d="m19535 9409-3025-2887">
          <text:p/>
        </draw:connector>
        <draw:custom-shape draw:style-name="gr2" draw:text-style-name="P2" draw:id="id825" draw:layer="layout" svg:width="1.481cm" svg:height="0.853cm" svg:x="16.722cm" svg:y="6.985cm">
          <text:list text:style-name="L2">
            <text:list-header>
              <text:p text:style-name="P6"><text:span text:style-name="T5">4</text:span></text:p>
            </text:list-header>
          </text:list>
          <draw:enhanced-geometry svg:viewBox="0 0 21600 21600" draw:type="mso-spt202" draw:enhanced-path="M 0 0 L 21600 0 21600 21600 0 21600 0 0 Z N"/>
        </draw:custom-shape>
        <draw:connector draw:style-name="gr26" draw:text-style-name="P5" draw:id="id826" draw:layer="layout" draw:type="line" svg:x1="22.86cm" svg:y1="8.215cm" svg:x2="21.316cm" svg:y2="11.314cm" draw:start-shape="id403" draw:start-glue-point="8" draw:end-shape="id407" draw:end-glue-point="11" svg:d="m22860 8215-1544 3099">
          <text:p/>
        </draw:connector>
        <draw:custom-shape draw:style-name="gr3" draw:text-style-name="P2" draw:id="id404" draw:layer="layout" svg:width="0.424cm" svg:height="0.384cm" svg:x="16.298cm" svg:y="9.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6" draw:text-style-name="P5" draw:id="id827" draw:layer="layout" draw:type="line" svg:x1="18.689cm" svg:y1="11.314cm" svg:x2="16.66cm" svg:y2="9.681cm" draw:start-shape="id406" draw:start-glue-point="5" draw:end-shape="id404" draw:end-glue-point="9" svg:d="m18689 11314-2029-1633">
          <text:p/>
        </draw:connector>
        <draw:custom-shape draw:style-name="gr2" draw:text-style-name="P2" draw:id="id828" draw:layer="layout" svg:width="1.482cm" svg:height="0.853cm" svg:x="17.145cm" svg:y="10.583cm">
          <text:list text:style-name="L2">
            <text:list-header>
              <text:p text:style-name="P6"><text:span text:style-name="T5">2</text:span></text:p>
            </text:list-header>
          </text:list>
          <draw:enhanced-geometry svg:viewBox="0 0 21600 21600" draw:type="mso-spt202" draw:enhanced-path="M 0 0 L 21600 0 21600 21600 0 21600 0 0 Z N"/>
        </draw:custom-shape>
        <draw:custom-shape draw:style-name="gr3" draw:text-style-name="P2" draw:id="id407" draw:layer="layout" svg:width="0.423cm" svg:height="0.384cm" svg:x="20.955cm" svg:y="11.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id="id406" draw:layer="layout" svg:width="0.423cm" svg:height="0.384cm" svg:x="18.627cm" svg:y="11.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6" draw:text-style-name="P5" draw:id="id829" draw:layer="layout" draw:type="line" svg:x1="20.955cm" svg:y1="11.45cm" svg:x2="19.05cm" svg:y2="11.45cm" draw:start-shape="id407" draw:start-glue-point="6" draw:end-shape="id406" draw:end-glue-point="10" svg:d="m20955 11450h-1905">
          <text:p/>
        </draw:connector>
        <draw:custom-shape draw:style-name="gr2" draw:text-style-name="P2" draw:id="id830" draw:layer="layout" svg:width="1.481cm" svg:height="0.853cm" svg:x="19.897cm" svg:y="11.43cm">
          <text:list text:style-name="L2">
            <text:list-header>
              <text:p text:style-name="P6"><text:span text:style-name="T5">2</text:span></text:p>
            </text:list-header>
          </text:list>
          <draw:enhanced-geometry svg:viewBox="0 0 21600 21600" draw:type="mso-spt202" draw:enhanced-path="M 0 0 L 21600 0 21600 21600 0 21600 0 0 Z N"/>
        </draw:custom-shape>
        <draw:custom-shape draw:style-name="gr29" draw:text-style-name="P2" draw:id="id831" draw:layer="layout" svg:width="6.35cm" svg:height="2.328cm" svg:x="8.678cm" svg:y="14.817cm">
          <text:list text:style-name="L2">
            <text:list-header>
              <text:p text:style-name="P7"><text:span text:style-name="T6">The flow </text:span><text:span text:style-name="T7">f</text:span><text:span text:style-name="T6"> is maximal!</text:span></text:p>
            </text:list-header>
          </text:list>
          <draw:enhanced-geometry svg:viewBox="0 0 21600 21600" draw:text-areas="3000 3320 17110 17330" draw:type="cloud-callout" draw:modifiers="-2940 -1914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778" smil:attributeName="visibility" smil:to="visible"/>
                  <anim:transitionFilter smil:dur="0.5s" smil:targetElement="id778" smil:type="dissolve"/>
                </anim:par>
                <anim:par smil:begin="0s" smil:fill="hold" presentation:node-type="with-previous" presentation:group-id="0" presentation:preset-class="entrance" presentation:preset-id="ooo-entrance-dissolve-in">
                  <anim:set smil:begin="0s" smil:dur="0.001s" smil:fill="hold" smil:targetElement="id779" smil:attributeName="visibility" smil:to="visible"/>
                  <anim:transitionFilter smil:dur="0.5s" smil:targetElement="id779" smil:type="dissolve"/>
                </anim:par>
                <anim:par smil:begin="0s" smil:fill="hold" presentation:node-type="with-previous" presentation:group-id="0" presentation:preset-class="entrance" presentation:preset-id="ooo-entrance-dissolve-in">
                  <anim:set smil:begin="0s" smil:dur="0.001s" smil:fill="hold" smil:targetElement="id780" smil:attributeName="visibility" smil:to="visible"/>
                  <anim:transitionFilter smil:dur="0.5s" smil:targetElement="id780" smil:type="dissolve"/>
                </anim:par>
                <anim:par smil:begin="0s" smil:fill="hold" presentation:node-type="with-previous" presentation:group-id="0" presentation:preset-class="entrance" presentation:preset-id="ooo-entrance-dissolve-in">
                  <anim:set smil:begin="0s" smil:dur="0.001s" smil:fill="hold" smil:targetElement="id781" smil:attributeName="visibility" smil:to="visible"/>
                  <anim:transitionFilter smil:dur="0.5s" smil:targetElement="id781" smil:type="dissolve"/>
                </anim:par>
                <anim:par smil:begin="0s" smil:fill="hold" presentation:node-type="with-previous" presentation:group-id="0" presentation:preset-class="entrance" presentation:preset-id="ooo-entrance-dissolve-in">
                  <anim:set smil:begin="0s" smil:dur="0.001s" smil:fill="hold" smil:targetElement="id782" smil:attributeName="visibility" smil:to="visible"/>
                  <anim:transitionFilter smil:dur="0.5s" smil:targetElement="id782" smil:type="dissolve"/>
                </anim:par>
                <anim:par smil:begin="0s" smil:fill="hold" presentation:node-type="with-previous" presentation:group-id="0" presentation:preset-class="entrance" presentation:preset-id="ooo-entrance-dissolve-in">
                  <anim:set smil:begin="0s" smil:dur="0.001s" smil:fill="hold" smil:targetElement="id783" smil:attributeName="visibility" smil:to="visible"/>
                  <anim:transitionFilter smil:dur="0.5s" smil:targetElement="id783" smil:type="dissolve"/>
                </anim:par>
                <anim:par smil:begin="0s" smil:fill="hold" presentation:node-type="with-previous" presentation:group-id="0" presentation:preset-class="entrance" presentation:preset-id="ooo-entrance-dissolve-in">
                  <anim:set smil:begin="0s" smil:dur="0.001s" smil:fill="hold" smil:targetElement="id784" smil:attributeName="visibility" smil:to="visible"/>
                  <anim:transitionFilter smil:dur="0.5s" smil:targetElement="id784" smil:type="dissolve"/>
                </anim:par>
                <anim:par smil:begin="0s" smil:fill="hold" presentation:node-type="with-previous" presentation:group-id="0" presentation:preset-class="entrance" presentation:preset-id="ooo-entrance-dissolve-in">
                  <anim:set smil:begin="0s" smil:dur="0.001s" smil:fill="hold" smil:targetElement="id785" smil:attributeName="visibility" smil:to="visible"/>
                  <anim:transitionFilter smil:dur="0.5s" smil:targetElement="id785" smil:type="dissolve"/>
                </anim:par>
                <anim:par smil:begin="0s" smil:fill="hold" presentation:node-type="with-previous" presentation:preset-class="entrance" presentation:preset-id="ooo-entrance-dissolve-in">
                  <anim:set smil:begin="0s" smil:dur="0.001s" smil:fill="hold" smil:targetElement="id399" smil:attributeName="visibility" smil:to="visible"/>
                  <anim:transitionFilter smil:dur="0.5s" smil:targetElement="id399" smil:type="dissolve"/>
                </anim:par>
                <anim:par smil:begin="0s" smil:fill="hold" presentation:node-type="with-previous" presentation:preset-class="entrance" presentation:preset-id="ooo-entrance-dissolve-in">
                  <anim:set smil:begin="0s" smil:dur="0.001s" smil:fill="hold" smil:targetElement="id400" smil:attributeName="visibility" smil:to="visible"/>
                  <anim:transitionFilter smil:dur="0.5s" smil:targetElement="id400" smil:type="dissolve"/>
                </anim:par>
                <anim:par smil:begin="0s" smil:fill="hold" presentation:node-type="with-previous" presentation:preset-class="entrance" presentation:preset-id="ooo-entrance-dissolve-in">
                  <anim:set smil:begin="0s" smil:dur="0.001s" smil:fill="hold" smil:targetElement="id405" smil:attributeName="visibility" smil:to="visible"/>
                  <anim:transitionFilter smil:dur="0.5s" smil:targetElement="id405" smil:type="dissolve"/>
                </anim:par>
                <anim:par smil:begin="0s" smil:fill="hold" presentation:node-type="with-previous" presentation:preset-class="entrance" presentation:preset-id="ooo-entrance-dissolve-in">
                  <anim:set smil:begin="0s" smil:dur="0.001s" smil:fill="hold" smil:targetElement="id403" smil:attributeName="visibility" smil:to="visible"/>
                  <anim:transitionFilter smil:dur="0.5s" smil:targetElement="id403" smil:type="dissolve"/>
                </anim:par>
                <anim:par smil:begin="0s" smil:fill="hold" presentation:node-type="with-previous" presentation:preset-class="entrance" presentation:preset-id="ooo-entrance-dissolve-in">
                  <anim:set smil:begin="0s" smil:dur="0.001s" smil:fill="hold" smil:targetElement="id786" smil:attributeName="visibility" smil:to="visible"/>
                  <anim:transitionFilter smil:dur="0.5s" smil:targetElement="id786" smil:type="dissolve"/>
                </anim:par>
                <anim:par smil:begin="0s" smil:fill="hold" presentation:node-type="with-previous" presentation:preset-class="entrance" presentation:preset-id="ooo-entrance-dissolve-in">
                  <anim:set smil:begin="0s" smil:dur="0.001s" smil:fill="hold" smil:targetElement="id787" smil:attributeName="visibility" smil:to="visible"/>
                  <anim:transitionFilter smil:dur="0.5s" smil:targetElement="id787" smil:type="dissolve"/>
                </anim:par>
                <anim:par smil:begin="0s" smil:fill="hold" presentation:node-type="with-previous" presentation:preset-class="entrance" presentation:preset-id="ooo-entrance-dissolve-in">
                  <anim:set smil:begin="0s" smil:dur="0.001s" smil:fill="hold" smil:targetElement="id788" smil:attributeName="visibility" smil:to="visible"/>
                  <anim:transitionFilter smil:dur="0.5s" smil:targetElement="id788" smil:type="dissolve"/>
                </anim:par>
                <anim:par smil:begin="0s" smil:fill="hold" presentation:node-type="with-previous" presentation:preset-class="entrance" presentation:preset-id="ooo-entrance-dissolve-in">
                  <anim:set smil:begin="0s" smil:dur="0.001s" smil:fill="hold" smil:targetElement="id789" smil:attributeName="visibility" smil:to="visible"/>
                  <anim:transitionFilter smil:dur="0.5s" smil:targetElement="id789" smil:type="dissolve"/>
                </anim:par>
                <anim:par smil:begin="0s" smil:fill="hold" presentation:node-type="with-previous" presentation:preset-class="entrance" presentation:preset-id="ooo-entrance-dissolve-in">
                  <anim:set smil:begin="0s" smil:dur="0.001s" smil:fill="hold" smil:targetElement="id790" smil:attributeName="visibility" smil:to="visible"/>
                  <anim:transitionFilter smil:dur="0.5s" smil:targetElement="id790" smil:type="dissolve"/>
                </anim:par>
                <anim:par smil:begin="0s" smil:fill="hold" presentation:node-type="with-previous" presentation:preset-class="entrance" presentation:preset-id="ooo-entrance-dissolve-in">
                  <anim:set smil:begin="0s" smil:dur="0.001s" smil:fill="hold" smil:targetElement="id791" smil:attributeName="visibility" smil:to="visible"/>
                  <anim:transitionFilter smil:dur="0.5s" smil:targetElement="id791" smil:type="dissolve"/>
                </anim:par>
                <anim:par smil:begin="0s" smil:fill="hold" presentation:node-type="with-previous" presentation:preset-class="entrance" presentation:preset-id="ooo-entrance-dissolve-in">
                  <anim:set smil:begin="0s" smil:dur="0.001s" smil:fill="hold" smil:targetElement="id792" smil:attributeName="visibility" smil:to="visible"/>
                  <anim:transitionFilter smil:dur="0.5s" smil:targetElement="id792" smil:type="dissolve"/>
                </anim:par>
                <anim:par smil:begin="0s" smil:fill="hold" presentation:node-type="with-previous" presentation:preset-class="entrance" presentation:preset-id="ooo-entrance-dissolve-in">
                  <anim:set smil:begin="0s" smil:dur="0.001s" smil:fill="hold" smil:targetElement="id793" smil:attributeName="visibility" smil:to="visible"/>
                  <anim:transitionFilter smil:dur="0.5s" smil:targetElement="id793" smil:type="dissolve"/>
                </anim:par>
                <anim:par smil:begin="0s" smil:fill="hold" presentation:node-type="with-previous" presentation:preset-class="entrance" presentation:preset-id="ooo-entrance-dissolve-in">
                  <anim:set smil:begin="0s" smil:dur="0.001s" smil:fill="hold" smil:targetElement="id794" smil:attributeName="visibility" smil:to="visible"/>
                  <anim:transitionFilter smil:dur="0.5s" smil:targetElement="id794" smil:type="dissolve"/>
                </anim:par>
                <anim:par smil:begin="0s" smil:fill="hold" presentation:node-type="with-previous" presentation:preset-class="entrance" presentation:preset-id="ooo-entrance-dissolve-in">
                  <anim:set smil:begin="0s" smil:dur="0.001s" smil:fill="hold" smil:targetElement="id795" smil:attributeName="visibility" smil:to="visible"/>
                  <anim:transitionFilter smil:dur="0.5s" smil:targetElement="id795" smil:type="dissolve"/>
                </anim:par>
                <anim:par smil:begin="0s" smil:fill="hold" presentation:node-type="with-previous" presentation:preset-class="entrance" presentation:preset-id="ooo-entrance-dissolve-in">
                  <anim:set smil:begin="0s" smil:dur="0.001s" smil:fill="hold" smil:targetElement="id796" smil:attributeName="visibility" smil:to="visible"/>
                  <anim:transitionFilter smil:dur="0.5s" smil:targetElement="id796" smil:type="dissolve"/>
                </anim:par>
                <anim:par smil:begin="0s" smil:fill="hold" presentation:node-type="with-previous" presentation:preset-class="entrance" presentation:preset-id="ooo-entrance-dissolve-in">
                  <anim:set smil:begin="0s" smil:dur="0.001s" smil:fill="hold" smil:targetElement="id797" smil:attributeName="visibility" smil:to="visible"/>
                  <anim:transitionFilter smil:dur="0.5s" smil:targetElement="id797" smil:type="dissolve"/>
                </anim:par>
                <anim:par smil:begin="0s" smil:fill="hold" presentation:node-type="with-previous" presentation:preset-class="entrance" presentation:preset-id="ooo-entrance-dissolve-in">
                  <anim:set smil:begin="0s" smil:dur="0.001s" smil:fill="hold" smil:targetElement="id798" smil:attributeName="visibility" smil:to="visible"/>
                  <anim:transitionFilter smil:dur="0.5s" smil:targetElement="id798" smil:type="dissolve"/>
                </anim:par>
                <anim:par smil:begin="0s" smil:fill="hold" presentation:node-type="with-previous" presentation:group-id="0" presentation:preset-class="entrance" presentation:preset-id="ooo-entrance-dissolve-in">
                  <anim:set smil:begin="0s" smil:dur="0.001s" smil:fill="hold" smil:targetElement="id799" smil:attributeName="visibility" smil:to="visible"/>
                  <anim:transitionFilter smil:dur="0.5s" smil:targetElement="id799" smil:type="dissolve"/>
                </anim:par>
                <anim:par smil:begin="0s" smil:fill="hold" presentation:node-type="with-previous" presentation:group-id="0" presentation:preset-class="entrance" presentation:preset-id="ooo-entrance-dissolve-in">
                  <anim:set smil:begin="0s" smil:dur="0.001s" smil:fill="hold" smil:targetElement="id800" smil:attributeName="visibility" smil:to="visible"/>
                  <anim:transitionFilter smil:dur="0.5s" smil:targetElement="id800" smil:type="dissolve"/>
                </anim:par>
                <anim:par smil:begin="0s" smil:fill="hold" presentation:node-type="with-previous" presentation:group-id="0" presentation:preset-class="entrance" presentation:preset-id="ooo-entrance-dissolve-in">
                  <anim:set smil:begin="0s" smil:dur="0.001s" smil:fill="hold" smil:targetElement="id801" smil:attributeName="visibility" smil:to="visible"/>
                  <anim:transitionFilter smil:dur="0.5s" smil:targetElement="id801" smil:type="dissolve"/>
                </anim:par>
                <anim:par smil:begin="0s" smil:fill="hold" presentation:node-type="with-previous" presentation:group-id="0" presentation:preset-class="entrance" presentation:preset-id="ooo-entrance-dissolve-in">
                  <anim:set smil:begin="0s" smil:dur="0.001s" smil:fill="hold" smil:targetElement="id802" smil:attributeName="visibility" smil:to="visible"/>
                  <anim:transitionFilter smil:dur="0.5s" smil:targetElement="id802" smil:type="dissolve"/>
                </anim:par>
                <anim:par smil:begin="0s" smil:fill="hold" presentation:node-type="with-previous" presentation:group-id="0" presentation:preset-class="entrance" presentation:preset-id="ooo-entrance-dissolve-in">
                  <anim:set smil:begin="0s" smil:dur="0.001s" smil:fill="hold" smil:targetElement="id803" smil:attributeName="visibility" smil:to="visible"/>
                  <anim:transitionFilter smil:dur="0.5s" smil:targetElement="id803" smil:type="dissolve"/>
                </anim:par>
                <anim:par smil:begin="0s" smil:fill="hold" presentation:node-type="with-previous" presentation:group-id="0" presentation:preset-class="entrance" presentation:preset-id="ooo-entrance-dissolve-in">
                  <anim:set smil:begin="0s" smil:dur="0.001s" smil:fill="hold" smil:targetElement="id804" smil:attributeName="visibility" smil:to="visible"/>
                  <anim:transitionFilter smil:dur="0.5s" smil:targetElement="id804" smil:type="dissolve"/>
                </anim:par>
                <anim:par smil:begin="0s" smil:fill="hold" presentation:node-type="with-previous" presentation:group-id="0" presentation:preset-class="entrance" presentation:preset-id="ooo-entrance-dissolve-in">
                  <anim:set smil:begin="0s" smil:dur="0.001s" smil:fill="hold" smil:targetElement="id805" smil:attributeName="visibility" smil:to="visible"/>
                  <anim:transitionFilter smil:dur="0.5s" smil:targetElement="id805" smil:type="dissolve"/>
                </anim:par>
                <anim:par smil:begin="0s" smil:fill="hold" presentation:node-type="with-previous" presentation:group-id="0" presentation:preset-class="entrance" presentation:preset-id="ooo-entrance-dissolve-in">
                  <anim:set smil:begin="0s" smil:dur="0.001s" smil:fill="hold" smil:targetElement="id806" smil:attributeName="visibility" smil:to="visible"/>
                  <anim:transitionFilter smil:dur="0.5s" smil:targetElement="id806" smil:type="dissolve"/>
                </anim:par>
                <anim:par smil:begin="0s" smil:fill="hold" presentation:node-type="with-previous" presentation:group-id="0" presentation:preset-class="entrance" presentation:preset-id="ooo-entrance-dissolve-in">
                  <anim:set smil:begin="0s" smil:dur="0.001s" smil:fill="hold" smil:targetElement="id807" smil:attributeName="visibility" smil:to="visible"/>
                  <anim:transitionFilter smil:dur="0.5s" smil:targetElement="id807" smil:type="dissolve"/>
                </anim:par>
                <anim:par smil:begin="0s" smil:fill="hold" presentation:node-type="with-previous" presentation:group-id="0" presentation:preset-class="entrance" presentation:preset-id="ooo-entrance-dissolve-in">
                  <anim:set smil:begin="0s" smil:dur="0.001s" smil:fill="hold" smil:targetElement="id808" smil:attributeName="visibility" smil:to="visible"/>
                  <anim:transitionFilter smil:dur="0.5s" smil:targetElement="id808" smil:type="dissolve"/>
                </anim:par>
                <anim:par smil:begin="0s" smil:fill="hold" presentation:node-type="with-previous" presentation:group-id="0" presentation:preset-class="entrance" presentation:preset-id="ooo-entrance-dissolve-in">
                  <anim:set smil:begin="0s" smil:dur="0.001s" smil:fill="hold" smil:targetElement="id809" smil:attributeName="visibility" smil:to="visible"/>
                  <anim:transitionFilter smil:dur="0.5s" smil:targetElement="id809" smil:type="dissolve"/>
                </anim:par>
                <anim:par smil:begin="0s" smil:fill="hold" presentation:node-type="with-previous" presentation:group-id="0" presentation:preset-class="entrance" presentation:preset-id="ooo-entrance-dissolve-in">
                  <anim:set smil:begin="0s" smil:dur="0.001s" smil:fill="hold" smil:targetElement="id810" smil:attributeName="visibility" smil:to="visible"/>
                  <anim:transitionFilter smil:dur="0.5s" smil:targetElement="id810" smil:type="dissolve"/>
                </anim:par>
                <anim:par smil:begin="0s" smil:fill="hold" presentation:node-type="with-previous" presentation:group-id="0" presentation:preset-class="entrance" presentation:preset-id="ooo-entrance-dissolve-in">
                  <anim:set smil:begin="0s" smil:dur="0.001s" smil:fill="hold" smil:targetElement="id811" smil:attributeName="visibility" smil:to="visible"/>
                  <anim:transitionFilter smil:dur="0.5s" smil:targetElement="id811" smil:type="dissolve"/>
                </anim:par>
                <anim:par smil:begin="0s" smil:fill="hold" presentation:node-type="with-previous" presentation:group-id="0" presentation:preset-class="entrance" presentation:preset-id="ooo-entrance-dissolve-in">
                  <anim:set smil:begin="0s" smil:dur="0.001s" smil:fill="hold" smil:targetElement="id812" smil:attributeName="visibility" smil:to="visible"/>
                  <anim:transitionFilter smil:dur="0.5s" smil:targetElement="id812" smil:type="dissolve"/>
                </anim:par>
                <anim:par smil:begin="0s" smil:fill="hold" presentation:node-type="with-previous" presentation:group-id="0" presentation:preset-class="entrance" presentation:preset-id="ooo-entrance-dissolve-in">
                  <anim:set smil:begin="0s" smil:dur="0.001s" smil:fill="hold" smil:targetElement="id813" smil:attributeName="visibility" smil:to="visible"/>
                  <anim:transitionFilter smil:dur="0.5s" smil:targetElement="id813" smil:type="dissolve"/>
                </anim:par>
                <anim:par smil:begin="0s" smil:fill="hold" presentation:node-type="with-previous" presentation:preset-class="entrance" presentation:preset-id="ooo-entrance-dissolve-in">
                  <anim:set smil:begin="0s" smil:dur="0.001s" smil:fill="hold" smil:targetElement="id814" smil:attributeName="visibility" smil:to="visible"/>
                  <anim:transitionFilter smil:dur="0.5s" smil:targetElement="id814" smil:type="dissolve"/>
                </anim:par>
                <anim:par smil:begin="0s" smil:fill="hold" presentation:node-type="with-previous" presentation:group-id="0" presentation:preset-class="entrance" presentation:preset-id="ooo-entrance-dissolve-in">
                  <anim:set smil:begin="0s" smil:dur="0.001s" smil:fill="hold" smil:targetElement="id815" smil:attributeName="visibility" smil:to="visible"/>
                  <anim:transitionFilter smil:dur="0.5s" smil:targetElement="id815" smil:type="dissolve"/>
                </anim:par>
                <anim:par smil:begin="0s" smil:fill="hold" presentation:node-type="with-previous" presentation:preset-class="entrance" presentation:preset-id="ooo-entrance-dissolve-in">
                  <anim:set smil:begin="0s" smil:dur="0.001s" smil:fill="hold" smil:targetElement="id816" smil:attributeName="visibility" smil:to="visible"/>
                  <anim:transitionFilter smil:dur="0.5s" smil:targetElement="id816" smil:type="dissolve"/>
                </anim:par>
                <anim:par smil:begin="0s" smil:fill="hold" presentation:node-type="with-previous" presentation:group-id="0" presentation:preset-class="entrance" presentation:preset-id="ooo-entrance-dissolve-in">
                  <anim:set smil:begin="0s" smil:dur="0.001s" smil:fill="hold" smil:targetElement="id817" smil:attributeName="visibility" smil:to="visible"/>
                  <anim:transitionFilter smil:dur="0.5s" smil:targetElement="id817" smil:type="dissolve"/>
                </anim:par>
                <anim:par smil:begin="0s" smil:fill="hold" presentation:node-type="with-previous" presentation:preset-class="entrance" presentation:preset-id="ooo-entrance-dissolve-in">
                  <anim:set smil:begin="0s" smil:dur="0.001s" smil:fill="hold" smil:targetElement="id818" smil:attributeName="visibility" smil:to="visible"/>
                  <anim:transitionFilter smil:dur="0.5s" smil:targetElement="id818" smil:type="dissolve"/>
                </anim:par>
                <anim:par smil:begin="0s" smil:fill="hold" presentation:node-type="with-previous" presentation:group-id="0" presentation:preset-class="entrance" presentation:preset-id="ooo-entrance-dissolve-in">
                  <anim:set smil:begin="0s" smil:dur="0.001s" smil:fill="hold" smil:targetElement="id819" smil:attributeName="visibility" smil:to="visible"/>
                  <anim:transitionFilter smil:dur="0.5s" smil:targetElement="id819" smil:type="dissolve"/>
                </anim:par>
                <anim:par smil:begin="0s" smil:fill="hold" presentation:node-type="with-previous" presentation:preset-class="entrance" presentation:preset-id="ooo-entrance-dissolve-in">
                  <anim:set smil:begin="0s" smil:dur="0.001s" smil:fill="hold" smil:targetElement="id401" smil:attributeName="visibility" smil:to="visible"/>
                  <anim:transitionFilter smil:dur="0.5s" smil:targetElement="id401" smil:type="dissolve"/>
                </anim:par>
                <anim:par smil:begin="0s" smil:fill="hold" presentation:node-type="with-previous" presentation:preset-class="entrance" presentation:preset-id="ooo-entrance-dissolve-in">
                  <anim:set smil:begin="0s" smil:dur="0.001s" smil:fill="hold" smil:targetElement="id820" smil:attributeName="visibility" smil:to="visible"/>
                  <anim:transitionFilter smil:dur="0.5s" smil:targetElement="id820" smil:type="dissolve"/>
                </anim:par>
                <anim:par smil:begin="0s" smil:fill="hold" presentation:node-type="with-previous" presentation:group-id="0" presentation:preset-class="entrance" presentation:preset-id="ooo-entrance-dissolve-in">
                  <anim:set smil:begin="0s" smil:dur="0.001s" smil:fill="hold" smil:targetElement="id821" smil:attributeName="visibility" smil:to="visible"/>
                  <anim:transitionFilter smil:dur="0.5s" smil:targetElement="id821" smil:type="dissolve"/>
                </anim:par>
                <anim:par smil:begin="0s" smil:fill="hold" presentation:node-type="with-previous" presentation:preset-class="entrance" presentation:preset-id="ooo-entrance-dissolve-in">
                  <anim:set smil:begin="0s" smil:dur="0.001s" smil:fill="hold" smil:targetElement="id402" smil:attributeName="visibility" smil:to="visible"/>
                  <anim:transitionFilter smil:dur="0.5s" smil:targetElement="id402" smil:type="dissolve"/>
                </anim:par>
                <anim:par smil:begin="0s" smil:fill="hold" presentation:node-type="with-previous" presentation:preset-class="entrance" presentation:preset-id="ooo-entrance-dissolve-in">
                  <anim:set smil:begin="0s" smil:dur="0.001s" smil:fill="hold" smil:targetElement="id822" smil:attributeName="visibility" smil:to="visible"/>
                  <anim:transitionFilter smil:dur="0.5s" smil:targetElement="id822" smil:type="dissolve"/>
                </anim:par>
                <anim:par smil:begin="0s" smil:fill="hold" presentation:node-type="with-previous" presentation:group-id="0" presentation:preset-class="entrance" presentation:preset-id="ooo-entrance-dissolve-in">
                  <anim:set smil:begin="0s" smil:dur="0.001s" smil:fill="hold" smil:targetElement="id823" smil:attributeName="visibility" smil:to="visible"/>
                  <anim:transitionFilter smil:dur="0.5s" smil:targetElement="id823" smil:type="dissolve"/>
                </anim:par>
                <anim:par smil:begin="0s" smil:fill="hold" presentation:node-type="with-previous" presentation:preset-class="entrance" presentation:preset-id="ooo-entrance-dissolve-in">
                  <anim:set smil:begin="0s" smil:dur="0.001s" smil:fill="hold" smil:targetElement="id824" smil:attributeName="visibility" smil:to="visible"/>
                  <anim:transitionFilter smil:dur="0.5s" smil:targetElement="id824" smil:type="dissolve"/>
                </anim:par>
                <anim:par smil:begin="0s" smil:fill="hold" presentation:node-type="with-previous" presentation:group-id="0" presentation:preset-class="entrance" presentation:preset-id="ooo-entrance-dissolve-in">
                  <anim:set smil:begin="0s" smil:dur="0.001s" smil:fill="hold" smil:targetElement="id825" smil:attributeName="visibility" smil:to="visible"/>
                  <anim:transitionFilter smil:dur="0.5s" smil:targetElement="id825" smil:type="dissolve"/>
                </anim:par>
                <anim:par smil:begin="0s" smil:fill="hold" presentation:node-type="with-previous" presentation:preset-class="entrance" presentation:preset-id="ooo-entrance-dissolve-in">
                  <anim:set smil:begin="0s" smil:dur="0.001s" smil:fill="hold" smil:targetElement="id826" smil:attributeName="visibility" smil:to="visible"/>
                  <anim:transitionFilter smil:dur="0.5s" smil:targetElement="id826" smil:type="dissolve"/>
                </anim:par>
                <anim:par smil:begin="0s" smil:fill="hold" presentation:node-type="with-previous" presentation:preset-class="entrance" presentation:preset-id="ooo-entrance-dissolve-in">
                  <anim:set smil:begin="0s" smil:dur="0.001s" smil:fill="hold" smil:targetElement="id404" smil:attributeName="visibility" smil:to="visible"/>
                  <anim:transitionFilter smil:dur="0.5s" smil:targetElement="id404" smil:type="dissolve"/>
                </anim:par>
                <anim:par smil:begin="0s" smil:fill="hold" presentation:node-type="with-previous" presentation:preset-class="entrance" presentation:preset-id="ooo-entrance-dissolve-in">
                  <anim:set smil:begin="0s" smil:dur="0.001s" smil:fill="hold" smil:targetElement="id827" smil:attributeName="visibility" smil:to="visible"/>
                  <anim:transitionFilter smil:dur="0.5s" smil:targetElement="id827" smil:type="dissolve"/>
                </anim:par>
                <anim:par smil:begin="0s" smil:fill="hold" presentation:node-type="with-previous" presentation:group-id="0" presentation:preset-class="entrance" presentation:preset-id="ooo-entrance-dissolve-in">
                  <anim:set smil:begin="0s" smil:dur="0.001s" smil:fill="hold" smil:targetElement="id828" smil:attributeName="visibility" smil:to="visible"/>
                  <anim:transitionFilter smil:dur="0.5s" smil:targetElement="id828" smil:type="dissolve"/>
                </anim:par>
                <anim:par smil:begin="0s" smil:fill="hold" presentation:node-type="with-previous" presentation:preset-class="entrance" presentation:preset-id="ooo-entrance-dissolve-in">
                  <anim:set smil:begin="0s" smil:dur="0.001s" smil:fill="hold" smil:targetElement="id407" smil:attributeName="visibility" smil:to="visible"/>
                  <anim:transitionFilter smil:dur="0.5s" smil:targetElement="id407" smil:type="dissolve"/>
                </anim:par>
                <anim:par smil:begin="0s" smil:fill="hold" presentation:node-type="with-previous" presentation:preset-class="entrance" presentation:preset-id="ooo-entrance-dissolve-in">
                  <anim:set smil:begin="0s" smil:dur="0.001s" smil:fill="hold" smil:targetElement="id406" smil:attributeName="visibility" smil:to="visible"/>
                  <anim:transitionFilter smil:dur="0.5s" smil:targetElement="id406" smil:type="dissolve"/>
                </anim:par>
                <anim:par smil:begin="0s" smil:fill="hold" presentation:node-type="with-previous" presentation:preset-class="entrance" presentation:preset-id="ooo-entrance-dissolve-in">
                  <anim:set smil:begin="0s" smil:dur="0.001s" smil:fill="hold" smil:targetElement="id829" smil:attributeName="visibility" smil:to="visible"/>
                  <anim:transitionFilter smil:dur="0.5s" smil:targetElement="id829" smil:type="dissolve"/>
                </anim:par>
                <anim:par smil:begin="0s" smil:fill="hold" presentation:node-type="with-previous" presentation:group-id="0" presentation:preset-class="entrance" presentation:preset-id="ooo-entrance-dissolve-in">
                  <anim:set smil:begin="0s" smil:dur="0.001s" smil:fill="hold" smil:targetElement="id830" smil:attributeName="visibility" smil:to="visible"/>
                  <anim:transitionFilter smil:dur="0.5s" smil:targetElement="id830"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831" smil:attributeName="visibility" smil:to="visible"/>
                  <anim:transitionFilter smil:dur="0.5s" smil:targetElement="id831" smil:type="dissolve"/>
                </anim:par>
              </anim:par>
            </anim:par>
          </anim:seq>
        </anim:par>
        <presentation:notes draw:style-name="dp2">
          <draw:page-thumbnail draw:style-name="gr1" draw:layer="layout" svg:width="7.142cm" svg:height="9.524cm" svg:x="5.953cm" svg:y="1.93cm" draw:page-number="29" presentation:class="page"/>
          <draw:frame presentation:style-name="pr3" draw:layer="layout" svg:width="15.239cm" svg:height="11.43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draw:marker draw:name="msArrowEnd_20_5" draw:display-name="msArrowEnd 5" svg:viewBox="0 0 210 210" svg:d="m105 0 105 210h-21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cs" fo:country="CZ"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Výchozí-background" style:family="presentation">
      <style:graphic-properties draw:stroke="none" draw:fill="solid" draw:fill-color="#ffffff" draw:textarea-horizontal-align="center" draw:textarea-vertical-align="middle"/>
      <style:paragraph-properties fo:text-align="center"/>
    </style:style>
    <style:style style:name="Výchozí-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text:list-style style:name="Výchozí-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font-relief="none"/>
    </style:style>
    <style:style style:name="Výchozí-notes" style:family="presentation">
      <style:graphic-properties draw:stroke="none" draw:fill="none">
        <text:list-style style:name="Výchozí-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Výchozí-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Výchozí-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Arial" style:font-family-generic-asian="swiss" style:font-pitch-asian="variable" style:font-size-asian="32pt" style:font-style-asian="normal" style:font-weight-asian="normal" style:font-family-complex="Arial"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Výchozí-outline2" style:family="presentation" style:parent-style-name="Výchozí-outline1">
      <style:graphic-properties>
        <text:list-style style:name="Výchozí-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family-asian="Arial" style:font-family-generic-asian="swiss" style:font-pitch-asian="variable" style:font-size-asian="28pt" style:font-style-asian="normal" style:font-weight-asian="normal" style:font-family-complex="Arial" style:font-family-generic-complex="swiss" style:font-pitch-complex="variable" style:font-size-complex="28pt" style:font-style-complex="normal" style:font-weight-complex="normal" style:font-relief="none"/>
    </style:style>
    <style:style style:name="Výchozí-outline3" style:family="presentation" style:parent-style-name="Výchozí-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family-asian="Arial" style:font-family-generic-asian="swiss" style:font-pitch-asian="variable" style:font-size-asian="24pt" style:font-style-asian="normal" style:font-weight-asian="normal" style:font-family-complex="Arial" style:font-family-generic-complex="swiss" style:font-pitch-complex="variable" style:font-size-complex="24pt" style:font-style-complex="normal" style:font-weight-complex="normal" style:font-relief="none"/>
    </style:style>
    <style:style style:name="Výchozí-outline4" style:family="presentation" style:parent-style-name="Výchozí-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Výchozí-outline5" style:family="presentation" style:parent-style-name="Výchozí-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Výchozí-outline6" style:family="presentation" style:parent-style-name="Výchozí-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Výchozí-outline7" style:family="presentation" style:parent-style-name="Výchozí-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Výchozí-outline8" style:family="presentation" style:parent-style-name="Výchozí-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Výchozí-outline9" style:family="presentation" style:parent-style-name="Výchozí-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Výchozí-subtitle" style:family="presentation">
      <style:graphic-properties draw:stroke="none" draw:fill="none" draw:textarea-vertical-align="middle">
        <text:list-style style:name="Výchozí-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Arial" style:font-family-generic-asian="swiss" style:font-pitch-asian="variable" style:font-size-asian="32pt" style:font-style-asian="normal" style:font-weight-asian="normal" style:font-family-complex="Arial"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Výchozí-title" style:family="presentation">
      <style:graphic-properties draw:stroke="none" draw:fill="none" draw:textarea-horizontal-align="justify" draw:textarea-vertical-align="middle" fo:padding-top="0.13cm" fo:padding-bottom="0.13cm" fo:padding-left="0.25cm" fo:padding-right="0.25cm">
        <text:list-style style:name="Výchozí-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44pt" fo:font-style="normal" fo:text-shadow="none" style:text-underline-style="none" fo:font-weight="normal" style:font-family-asian="Arial" style:font-family-generic-asian="swiss" style:font-pitch-asian="variable" style:font-size-asian="44pt" style:font-style-asian="normal" style:font-weight-asian="normal" style:font-family-complex="Arial" style:font-family-generic-complex="swis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Výchozí-backgroundobjects">
      <style:graphic-properties draw:stroke="none" draw:fill="none" draw:fill-color="#bbe0e3" draw:auto-grow-height="false" draw:auto-grow-width="false" fo:min-height="1.325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language="en" fo:country="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number="2"/>
      <draw:page-thumbnail draw:layer="backgroundobjects" svg:width="8.024cm" svg:height="6.017cm" svg:x="1cm" svg:y="16.976cm" draw:page-number="3"/>
      <draw:page-thumbnail draw:layer="backgroundobjects" svg:width="8.024cm" svg:height="6.017cm" svg:x="10.025cm" svg:y="2.404cm" draw:page-number="4"/>
      <draw:page-thumbnail draw:layer="backgroundobjects" svg:width="8.024cm" svg:height="6.017cm" svg:x="10.025cm" svg:y="9.69cm" draw:page-number="5"/>
      <draw:page-thumbnail draw:layer="backgroundobjects" svg:width="8.024cm" svg:height="6.017cm" svg:x="10.025cm" svg:y="16.976cm" draw:page-number="6"/>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číslo&gt;</text:page-number></text:p>
        </draw:text-box>
      </draw:frame>
    </style:handout-master>
    <style:master-page style:name="Výchozí" style:page-layout-name="PM1" draw:style-name="Mdp1">
      <draw:frame presentation:style-name="Výchozí-title" draw:layer="backgroundobjects" svg:width="22.86cm" svg:height="3.985cm" svg:x="1.27cm" svg:y="0.358cm" presentation:class="title" presentation:placeholder="true">
        <draw:text-box/>
      </draw:frame>
      <draw:frame presentation:style-name="Výchozí-outline1" draw:layer="backgroundobjects" svg:width="22.86cm" svg:height="12.572cm" svg:x="1.27cm" svg:y="4.445cm" presentation:class="outline" presentation:placeholder="true">
        <draw:text-box/>
      </draw:frame>
      <draw:frame presentation:style-name="Mpr1" draw:layer="backgroundobjects" svg:width="5.927cm" svg:height="1.324cm" svg:x="1.269cm" svg:y="17.347cm" presentation:class="date-time">
        <draw:text-box>
          <text:list text:style-name="ML1">
            <text:list-header>
              <text:p><presentation:date-time/></text:p>
            </text:list-header>
          </text:list>
        </draw:text-box>
      </draw:frame>
      <draw:frame presentation:style-name="Mpr1" draw:layer="backgroundobjects" svg:width="8.044cm" svg:height="1.324cm" svg:x="8.678cm" svg:y="17.347cm" presentation:class="footer">
        <draw:text-box>
          <text:list text:style-name="ML1">
            <text:list-header>
              <text:p><text:span text:style-name="MT1"><presentation:footer/></text:span></text:p>
            </text:list-header>
          </text:list>
        </draw:text-box>
      </draw:frame>
      <draw:frame presentation:style-name="Mpr1" draw:layer="backgroundobjects" svg:width="5.927cm" svg:height="1.324cm" svg:x="18.202cm" svg:y="17.347cm" presentation:class="page-number">
        <draw:text-box>
          <text:list text:style-name="ML1">
            <text:list-header>
              <text:p><text:page-number>&lt;číslo&gt;</text:page-number></text:p>
            </text:list-header>
          </text:list>
        </draw:text-box>
      </draw:frame>
      <presentation:notes style:page-layout-name="PM0">
        <draw:page-thumbnail presentation:style-name="Výchozí-title" draw:layer="backgroundobjects" svg:width="0cm" svg:height="0cm" svg:x="0cm" svg:y="1.93cm" presentation:class="page"/>
        <draw:frame presentation:style-name="Výchozí-notes" draw:layer="backgroundobjects" svg:width="15.239cm" svg:height="11.429cm" svg:x="1.905cm" svg:y="12.064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title>The Dinitz Algorithm</dc:title>
    <meta:keyword>Dinitz</meta:keyword>
    <meta:keyword>Dinic</meta:keyword>
    <meta:keyword>flow networks</meta:keyword>
    <meta:keyword>maximum flow</meta:keyword>
    <meta:keyword>algorithms</meta:keyword>
    <meta:initial-creator>Shay Zakov</meta:initial-creator>
    <meta:creation-date>2008-07-18T15:26:32</meta:creation-date>
    <dc:creator>Shaya</dc:creator>
    <dc:date>2008-07-19T12:25:31</dc:date>
    <meta:editing-cycles>13</meta:editing-cycles>
    <meta:editing-duration>PT20H58M58S</meta:editing-duration>
    <meta:document-statistic meta:object-count="1976"/>
    <meta:generator>OpenOffice.org/3.2$Linux OpenOffice.org_project/320m12$Build-9483</meta:generator>
  </office:meta>
</office:document-meta>
</file>